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7570000000000006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1.2730000000000001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2.9290000000000003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3.274000000000000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2.9290000000000003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74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2.7910000000000004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3.136000000000000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3.3430000000000004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3.688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3.3430000000000004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3.68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7220000000000004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1.2730000000000001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2.9290000000000003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3.274000000000000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2.9290000000000003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74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2.7910000000000004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3.136000000000000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3.3430000000000004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3.688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3.3430000000000004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3.68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base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blocks-strips-typed/instances/instance-22.lp</text:p>
          </table:table-cell>
          <table:table-cell office:value-type="float" office:value="3.67"/>
          <table:table-cell office:value-type="float" office:value="3.166"/>
          <table:table-cell office:value-type="float" office:value="4504.0"/>
          <table:table-cell office:value-type="float" office:value="2454.0"/>
          <table:table-cell office:value-type="float" office:value="81.0"/>
          <table:table-cell office:value-type="float" office:value="0.0"/>
          <table:table-cell office:value-type="float" office:value="7.26"/>
          <table:table-cell office:value-type="float" office:value="6.874"/>
          <table:table-cell office:value-type="float" office:value="29700.0"/>
          <table:table-cell office:value-type="float" office:value="4844.0"/>
          <table:table-cell office:value-type="float" office:value="101.0"/>
          <table:table-cell office:value-type="float" office:value="0.0"/>
          <table:table-cell office:value-type="float" office:value="4.43"/>
          <table:table-cell office:value-type="float" office:value="3.678"/>
          <table:table-cell office:value-type="float" office:value="4456.0"/>
          <table:table-cell office:value-type="float" office:value="2805.0"/>
          <table:table-cell office:value-type="float" office:value="97.0"/>
          <table:table-cell office:value-type="float" office:value="659.0"/>
          <table:table-cell office:value-type="float" office:value="47.22"/>
          <table:table-cell office:value-type="float" office:value="5.425"/>
          <table:table-cell office:value-type="float" office:value="17219.0"/>
          <table:table-cell office:value-type="float" office:value="4405.0"/>
          <table:table-cell office:value-type="float" office:value="259.0"/>
          <table:table-cell office:value-type="float" office:value="104.0"/>
          <table:table-cell office:value-type="float" office:value="4.18"/>
          <table:table-cell office:value-type="float" office:value="3.556"/>
          <table:table-cell office:value-type="float" office:value="4468.0"/>
          <table:table-cell office:value-type="float" office:value="2801.0"/>
          <table:table-cell office:value-type="float" office:value="88.0"/>
          <table:table-cell office:value-type="float" office:value="502.0"/>
          <table:table-cell office:value-type="float" office:value="6.08"/>
          <table:table-cell office:value-type="float" office:value="5.737"/>
          <table:table-cell office:value-type="float" office:value="20860.0"/>
          <table:table-cell office:value-type="float" office:value="4743.0"/>
          <table:table-cell office:value-type="float" office:value="102.0"/>
          <table:table-cell office:value-type="float" office:value="117.0"/>
          <table:table-cell office:value-type="float" office:value="3.68"/>
          <table:table-cell office:value-type="float" office:value="3.203"/>
          <table:table-cell office:value-type="float" office:value="4510.0"/>
          <table:table-cell office:value-type="float" office:value="2840.0"/>
          <table:table-cell office:value-type="float" office:value="81.0"/>
          <table:table-cell office:value-type="float" office:value="302.0"/>
          <table:table-cell office:value-type="float" office:value="5.57"/>
          <table:table-cell office:value-type="float" office:value="5.258"/>
          <table:table-cell office:value-type="float" office:value="20336.0"/>
          <table:table-cell office:value-type="float" office:value="4741.0"/>
          <table:table-cell office:value-type="float" office:value="101.0"/>
          <table:table-cell office:value-type="float" office:value="66.0"/>
          <table:table-cell office:value-type="float" office:value="3.58"/>
          <table:table-cell office:value-type="float" office:value="3.124"/>
          <table:table-cell office:value-type="float" office:value="3791.0"/>
          <table:table-cell office:value-type="float" office:value="2240.0"/>
          <table:table-cell office:value-type="float" office:value="81.0"/>
          <table:table-cell office:value-type="float" office:value="203.0"/>
          <table:table-cell office:value-type="float" office:value="6.17"/>
          <table:table-cell office:value-type="float" office:value="5.861"/>
          <table:table-cell office:value-type="float" office:value="23127.0"/>
          <table:table-cell office:value-type="float" office:value="5515.0"/>
          <table:table-cell office:value-type="float" office:value="102.0"/>
          <table:table-cell office:value-type="float" office:value="58.0"/>
          <table:table-cell office:value-type="float" office:value="3.86"/>
          <table:table-cell office:value-type="float" office:value="3.302"/>
          <table:table-cell office:value-type="float" office:value="3731.0"/>
          <table:table-cell office:value-type="float" office:value="2427.0"/>
          <table:table-cell office:value-type="float" office:value="81.0"/>
          <table:table-cell office:value-type="float" office:value="359.0"/>
          <table:table-cell office:value-type="float" office:value="5.8"/>
          <table:table-cell office:value-type="float" office:value="5.474"/>
          <table:table-cell office:value-type="float" office:value="21660.0"/>
          <table:table-cell office:value-type="float" office:value="4656.0"/>
          <table:table-cell office:value-type="float" office:value="101.0"/>
          <table:table-cell office:value-type="float" office:value="75.0"/>
          <table:table-cell table:formula="of:=MIN([.$B3];[.$H3];[.$N3];[.$T3];[.$Z3];[.$AF3];[.$AL3];[.$AR3];[.$AX3];[.$BD3];[.$BJ3];[.$BP3])" office:value-type="float"/>
          <table:table-cell table:formula="of:=MIN([.$C3];[.$I3];[.$O3];[.$U3];[.$AA3];[.$AG3];[.$AM3];[.$AS3];[.$AY3];[.$BE3];[.$BK3];[.$BQ3])" office:value-type="float"/>
          <table:table-cell table:formula="of:=MIN([.$D3];[.$J3];[.$P3];[.$V3];[.$AB3];[.$AH3];[.$AN3];[.$AT3];[.$AZ3];[.$BF3];[.$BL3];[.$BR3])" office:value-type="float"/>
          <table:table-cell table:formula="of:=MIN([.$E3];[.$K3];[.$Q3];[.$W3];[.$AC3];[.$AI3];[.$AO3];[.$AU3];[.$BA3];[.$BG3];[.$BM3];[.$BS3])" office:value-type="float"/>
          <table:table-cell table:formula="of:=MIN([.$F3];[.$L3];[.$R3];[.$X3];[.$AD3];[.$AJ3];[.$AP3];[.$AV3];[.$BB3];[.$BH3];[.$BN3];[.$BT3])" office:value-type="float"/>
          <table:table-cell table:formula="of:=MIN([.$G3];[.$M3];[.$S3];[.$Y3];[.$AE3];[.$AK3];[.$AQ3];[.$AW3];[.$BC3];[.$BI3];[.$BO3];[.$BU3])" office:value-type="float"/>
          <table:table-cell table:formula="of:=MEDIAN([.$B3];[.$H3];[.$N3];[.$T3];[.$Z3];[.$AF3];[.$AL3];[.$AR3];[.$AX3];[.$BD3];[.$BJ3];[.$BP3])" office:value-type="float"/>
          <table:table-cell table:formula="of:=MEDIAN([.$C3];[.$I3];[.$O3];[.$U3];[.$AA3];[.$AG3];[.$AM3];[.$AS3];[.$AY3];[.$BE3];[.$BK3];[.$BQ3])" office:value-type="float"/>
          <table:table-cell table:formula="of:=MEDIAN([.$D3];[.$J3];[.$P3];[.$V3];[.$AB3];[.$AH3];[.$AN3];[.$AT3];[.$AZ3];[.$BF3];[.$BL3];[.$BR3])" office:value-type="float"/>
          <table:table-cell table:formula="of:=MEDIAN([.$E3];[.$K3];[.$Q3];[.$W3];[.$AC3];[.$AI3];[.$AO3];[.$AU3];[.$BA3];[.$BG3];[.$BM3];[.$BS3])" office:value-type="float"/>
          <table:table-cell table:formula="of:=MEDIAN([.$F3];[.$L3];[.$R3];[.$X3];[.$AD3];[.$AJ3];[.$AP3];[.$AV3];[.$BB3];[.$BH3];[.$BN3];[.$BT3])" office:value-type="float"/>
          <table:table-cell table:formula="of:=MEDIAN([.$G3];[.$M3];[.$S3];[.$Y3];[.$AE3];[.$AK3];[.$AQ3];[.$AW3];[.$BC3];[.$BI3];[.$BO3];[.$BU3])" office:value-type="float"/>
          <table:table-cell table:formula="of:=MAX([.$B3];[.$H3];[.$N3];[.$T3];[.$Z3];[.$AF3];[.$AL3];[.$AR3];[.$AX3];[.$BD3];[.$BJ3];[.$BP3])" office:value-type="float"/>
          <table:table-cell table:formula="of:=MAX([.$C3];[.$I3];[.$O3];[.$U3];[.$AA3];[.$AG3];[.$AM3];[.$AS3];[.$AY3];[.$BE3];[.$BK3];[.$BQ3])" office:value-type="float"/>
          <table:table-cell table:formula="of:=MAX([.$D3];[.$J3];[.$P3];[.$V3];[.$AB3];[.$AH3];[.$AN3];[.$AT3];[.$AZ3];[.$BF3];[.$BL3];[.$BR3])" office:value-type="float"/>
          <table:table-cell table:formula="of:=MAX([.$E3];[.$K3];[.$Q3];[.$W3];[.$AC3];[.$AI3];[.$AO3];[.$AU3];[.$BA3];[.$BG3];[.$BM3];[.$BS3])" office:value-type="float"/>
          <table:table-cell table:formula="of:=MAX([.$F3];[.$L3];[.$R3];[.$X3];[.$AD3];[.$AJ3];[.$AP3];[.$AV3];[.$BB3];[.$BH3];[.$BN3];[.$BT3])" office:value-type="float"/>
          <table:table-cell table:formula="of:=MAX([.$G3];[.$M3];[.$S3];[.$Y3];[.$AE3];[.$AK3];[.$AQ3];[.$AW3];[.$BC3];[.$BI3];[.$BO3];[.$BU3])" office:value-type="float"/>
        </table:table-row>
        <table:table-row table:style-name="ro1">
          <table:table-cell office:value-type="string">
            <text:p>blocks-strips-typed/instances/instance-24.lp</text:p>
          </table:table-cell>
          <table:table-cell office:value-type="float" office:value="3.05"/>
          <table:table-cell office:value-type="float" office:value="2.664"/>
          <table:table-cell office:value-type="float" office:value="2052.0"/>
          <table:table-cell office:value-type="float" office:value="1001.0"/>
          <table:table-cell office:value-type="float" office:value="74.0"/>
          <table:table-cell office:value-type="float" office:value="0.0"/>
          <table:table-cell office:value-type="float" office:value="3.31"/>
          <table:table-cell office:value-type="float" office:value="3.002"/>
          <table:table-cell office:value-type="float" office:value="9807.0"/>
          <table:table-cell office:value-type="float" office:value="769.0"/>
          <table:table-cell office:value-type="float" office:value="77.0"/>
          <table:table-cell office:value-type="float" office:value="0.0"/>
          <table:table-cell office:value-type="float" office:value="2.93"/>
          <table:table-cell office:value-type="float" office:value="2.592"/>
          <table:table-cell office:value-type="float" office:value="1251.0"/>
          <table:table-cell office:value-type="float" office:value="506.0"/>
          <table:table-cell office:value-type="float" office:value="75.0"/>
          <table:table-cell office:value-type="float" office:value="118.0"/>
          <table:table-cell office:value-type="float" office:value="21.25"/>
          <table:table-cell office:value-type="float" office:value="2.987"/>
          <table:table-cell office:value-type="float" office:value="3010.0"/>
          <table:table-cell office:value-type="float" office:value="651.0"/>
          <table:table-cell office:value-type="float" office:value="156.0"/>
          <table:table-cell office:value-type="float" office:value="85.0"/>
          <table:table-cell office:value-type="float" office:value="2.95"/>
          <table:table-cell office:value-type="float" office:value="2.605"/>
          <table:table-cell office:value-type="float" office:value="1251.0"/>
          <table:table-cell office:value-type="float" office:value="506.0"/>
          <table:table-cell office:value-type="float" office:value="71.0"/>
          <table:table-cell office:value-type="float" office:value="118.0"/>
          <table:table-cell office:value-type="float" office:value="3.08"/>
          <table:table-cell office:value-type="float" office:value="2.793"/>
          <table:table-cell office:value-type="float" office:value="2968.0"/>
          <table:table-cell office:value-type="float" office:value="617.0"/>
          <table:table-cell office:value-type="float" office:value="77.0"/>
          <table:table-cell office:value-type="float" office:value="81.0"/>
          <table:table-cell office:value-type="float" office:value="2.76"/>
          <table:table-cell office:value-type="float" office:value="2.455"/>
          <table:table-cell office:value-type="float" office:value="1251.0"/>
          <table:table-cell office:value-type="float" office:value="506.0"/>
          <table:table-cell office:value-type="float" office:value="71.0"/>
          <table:table-cell office:value-type="float" office:value="118.0"/>
          <table:table-cell office:value-type="float" office:value="3.02"/>
          <table:table-cell office:value-type="float" office:value="2.712"/>
          <table:table-cell office:value-type="float" office:value="2973.0"/>
          <table:table-cell office:value-type="float" office:value="617.0"/>
          <table:table-cell office:value-type="float" office:value="74.0"/>
          <table:table-cell office:value-type="float" office:value="70.0"/>
          <table:table-cell office:value-type="float" office:value="2.86"/>
          <table:table-cell office:value-type="float" office:value="2.551"/>
          <table:table-cell office:value-type="float" office:value="1293.0"/>
          <table:table-cell office:value-type="float" office:value="535.0"/>
          <table:table-cell office:value-type="float" office:value="70.0"/>
          <table:table-cell office:value-type="float" office:value="82.0"/>
          <table:table-cell office:value-type="float" office:value="3.34"/>
          <table:table-cell office:value-type="float" office:value="2.923"/>
          <table:table-cell office:value-type="float" office:value="3436.0"/>
          <table:table-cell office:value-type="float" office:value="634.0"/>
          <table:table-cell office:value-type="float" office:value="73.0"/>
          <table:table-cell office:value-type="float" office:value="56.0"/>
          <table:table-cell office:value-type="float" office:value="2.92"/>
          <table:table-cell office:value-type="float" office:value="2.6"/>
          <table:table-cell office:value-type="float" office:value="1251.0"/>
          <table:table-cell office:value-type="float" office:value="506.0"/>
          <table:table-cell office:value-type="float" office:value="75.0"/>
          <table:table-cell office:value-type="float" office:value="114.0"/>
          <table:table-cell office:value-type="float" office:value="3.08"/>
          <table:table-cell office:value-type="float" office:value="2.787"/>
          <table:table-cell office:value-type="float" office:value="2968.0"/>
          <table:table-cell office:value-type="float" office:value="617.0"/>
          <table:table-cell office:value-type="float" office:value="77.0"/>
          <table:table-cell office:value-type="float" office:value="75.0"/>
          <table:table-cell table:formula="of:=MIN([.$B4];[.$H4];[.$N4];[.$T4];[.$Z4];[.$AF4];[.$AL4];[.$AR4];[.$AX4];[.$BD4];[.$BJ4];[.$BP4])" office:value-type="float"/>
          <table:table-cell table:formula="of:=MIN([.$C4];[.$I4];[.$O4];[.$U4];[.$AA4];[.$AG4];[.$AM4];[.$AS4];[.$AY4];[.$BE4];[.$BK4];[.$BQ4])" office:value-type="float"/>
          <table:table-cell table:formula="of:=MIN([.$D4];[.$J4];[.$P4];[.$V4];[.$AB4];[.$AH4];[.$AN4];[.$AT4];[.$AZ4];[.$BF4];[.$BL4];[.$BR4])" office:value-type="float"/>
          <table:table-cell table:formula="of:=MIN([.$E4];[.$K4];[.$Q4];[.$W4];[.$AC4];[.$AI4];[.$AO4];[.$AU4];[.$BA4];[.$BG4];[.$BM4];[.$BS4])" office:value-type="float"/>
          <table:table-cell table:formula="of:=MIN([.$F4];[.$L4];[.$R4];[.$X4];[.$AD4];[.$AJ4];[.$AP4];[.$AV4];[.$BB4];[.$BH4];[.$BN4];[.$BT4])" office:value-type="float"/>
          <table:table-cell table:formula="of:=MIN([.$G4];[.$M4];[.$S4];[.$Y4];[.$AE4];[.$AK4];[.$AQ4];[.$AW4];[.$BC4];[.$BI4];[.$BO4];[.$BU4])" office:value-type="float"/>
          <table:table-cell table:formula="of:=MEDIAN([.$B4];[.$H4];[.$N4];[.$T4];[.$Z4];[.$AF4];[.$AL4];[.$AR4];[.$AX4];[.$BD4];[.$BJ4];[.$BP4])" office:value-type="float"/>
          <table:table-cell table:formula="of:=MEDIAN([.$C4];[.$I4];[.$O4];[.$U4];[.$AA4];[.$AG4];[.$AM4];[.$AS4];[.$AY4];[.$BE4];[.$BK4];[.$BQ4])" office:value-type="float"/>
          <table:table-cell table:formula="of:=MEDIAN([.$D4];[.$J4];[.$P4];[.$V4];[.$AB4];[.$AH4];[.$AN4];[.$AT4];[.$AZ4];[.$BF4];[.$BL4];[.$BR4])" office:value-type="float"/>
          <table:table-cell table:formula="of:=MEDIAN([.$E4];[.$K4];[.$Q4];[.$W4];[.$AC4];[.$AI4];[.$AO4];[.$AU4];[.$BA4];[.$BG4];[.$BM4];[.$BS4])" office:value-type="float"/>
          <table:table-cell table:formula="of:=MEDIAN([.$F4];[.$L4];[.$R4];[.$X4];[.$AD4];[.$AJ4];[.$AP4];[.$AV4];[.$BB4];[.$BH4];[.$BN4];[.$BT4])" office:value-type="float"/>
          <table:table-cell table:formula="of:=MEDIAN([.$G4];[.$M4];[.$S4];[.$Y4];[.$AE4];[.$AK4];[.$AQ4];[.$AW4];[.$BC4];[.$BI4];[.$BO4];[.$BU4])" office:value-type="float"/>
          <table:table-cell table:formula="of:=MAX([.$B4];[.$H4];[.$N4];[.$T4];[.$Z4];[.$AF4];[.$AL4];[.$AR4];[.$AX4];[.$BD4];[.$BJ4];[.$BP4])" office:value-type="float"/>
          <table:table-cell table:formula="of:=MAX([.$C4];[.$I4];[.$O4];[.$U4];[.$AA4];[.$AG4];[.$AM4];[.$AS4];[.$AY4];[.$BE4];[.$BK4];[.$BQ4])" office:value-type="float"/>
          <table:table-cell table:formula="of:=MAX([.$D4];[.$J4];[.$P4];[.$V4];[.$AB4];[.$AH4];[.$AN4];[.$AT4];[.$AZ4];[.$BF4];[.$BL4];[.$BR4])" office:value-type="float"/>
          <table:table-cell table:formula="of:=MAX([.$E4];[.$K4];[.$Q4];[.$W4];[.$AC4];[.$AI4];[.$AO4];[.$AU4];[.$BA4];[.$BG4];[.$BM4];[.$BS4])" office:value-type="float"/>
          <table:table-cell table:formula="of:=MAX([.$F4];[.$L4];[.$R4];[.$X4];[.$AD4];[.$AJ4];[.$AP4];[.$AV4];[.$BB4];[.$BH4];[.$BN4];[.$BT4])" office:value-type="float"/>
          <table:table-cell table:formula="of:=MAX([.$G4];[.$M4];[.$S4];[.$Y4];[.$AE4];[.$AK4];[.$AQ4];[.$AW4];[.$BC4];[.$BI4];[.$BO4];[.$BU4])" office:value-type="float"/>
        </table:table-row>
        <table:table-row table:style-name="ro1">
          <table:table-cell office:value-type="string">
            <text:p>blocks-strips-typed/instances/instance-25.lp</text:p>
          </table:table-cell>
          <table:table-cell office:value-type="float" office:value="3.83"/>
          <table:table-cell office:value-type="float" office:value="3.369"/>
          <table:table-cell office:value-type="float" office:value="2720.0"/>
          <table:table-cell office:value-type="float" office:value="1226.0"/>
          <table:table-cell office:value-type="float" office:value="92.0"/>
          <table:table-cell office:value-type="float" office:value="0.0"/>
          <table:table-cell office:value-type="float" office:value="4.11"/>
          <table:table-cell office:value-type="float" office:value="3.772"/>
          <table:table-cell office:value-type="float" office:value="8973.0"/>
          <table:table-cell office:value-type="float" office:value="713.0"/>
          <table:table-cell office:value-type="float" office:value="94.0"/>
          <table:table-cell office:value-type="float" office:value="0.0"/>
          <table:table-cell office:value-type="float" office:value="4.15"/>
          <table:table-cell office:value-type="float" office:value="3.691"/>
          <table:table-cell office:value-type="float" office:value="2886.0"/>
          <table:table-cell office:value-type="float" office:value="1720.0"/>
          <table:table-cell office:value-type="float" office:value="95.0"/>
          <table:table-cell office:value-type="float" office:value="299.0"/>
          <table:table-cell office:value-type="float" office:value="24.72"/>
          <table:table-cell office:value-type="float" office:value="3.534"/>
          <table:table-cell office:value-type="float" office:value="2492.0"/>
          <table:table-cell office:value-type="float" office:value="511.0"/>
          <table:table-cell office:value-type="float" office:value="186.0"/>
          <table:table-cell office:value-type="float" office:value="72.0"/>
          <table:table-cell office:value-type="float" office:value="4.54"/>
          <table:table-cell office:value-type="float" office:value="4.055"/>
          <table:table-cell office:value-type="float" office:value="2886.0"/>
          <table:table-cell office:value-type="float" office:value="1720.0"/>
          <table:table-cell office:value-type="float" office:value="96.0"/>
          <table:table-cell office:value-type="float" office:value="299.0"/>
          <table:table-cell office:value-type="float" office:value="3.75"/>
          <table:table-cell office:value-type="float" office:value="3.419"/>
          <table:table-cell office:value-type="float" office:value="5577.0"/>
          <table:table-cell office:value-type="float" office:value="527.0"/>
          <table:table-cell office:value-type="float" office:value="91.0"/>
          <table:table-cell office:value-type="float" office:value="62.0"/>
          <table:table-cell office:value-type="float" office:value="4.09"/>
          <table:table-cell office:value-type="float" office:value="3.566"/>
          <table:table-cell office:value-type="float" office:value="2575.0"/>
          <table:table-cell office:value-type="float" office:value="1413.0"/>
          <table:table-cell office:value-type="float" office:value="94.0"/>
          <table:table-cell office:value-type="float" office:value="222.0"/>
          <table:table-cell office:value-type="float" office:value="3.66"/>
          <table:table-cell office:value-type="float" office:value="3.339"/>
          <table:table-cell office:value-type="float" office:value="5577.0"/>
          <table:table-cell office:value-type="float" office:value="527.0"/>
          <table:table-cell office:value-type="float" office:value="89.0"/>
          <table:table-cell office:value-type="float" office:value="62.0"/>
          <table:table-cell office:value-type="float" office:value="4.08"/>
          <table:table-cell office:value-type="float" office:value="3.595"/>
          <table:table-cell office:value-type="float" office:value="2538.0"/>
          <table:table-cell office:value-type="float" office:value="1367.0"/>
          <table:table-cell office:value-type="float" office:value="92.0"/>
          <table:table-cell office:value-type="float" office:value="193.0"/>
          <table:table-cell office:value-type="float" office:value="3.8"/>
          <table:table-cell office:value-type="float" office:value="3.483"/>
          <table:table-cell office:value-type="float" office:value="7094.0"/>
          <table:table-cell office:value-type="float" office:value="578.0"/>
          <table:table-cell office:value-type="float" office:value="92.0"/>
          <table:table-cell office:value-type="float" office:value="41.0"/>
          <table:table-cell office:value-type="float" office:value="4.03"/>
          <table:table-cell office:value-type="float" office:value="3.518"/>
          <table:table-cell office:value-type="float" office:value="2223.0"/>
          <table:table-cell office:value-type="float" office:value="1183.0"/>
          <table:table-cell office:value-type="float" office:value="94.0"/>
          <table:table-cell office:value-type="float" office:value="290.0"/>
          <table:table-cell office:value-type="float" office:value="3.66"/>
          <table:table-cell office:value-type="float" office:value="3.34"/>
          <table:table-cell office:value-type="float" office:value="5577.0"/>
          <table:table-cell office:value-type="float" office:value="527.0"/>
          <table:table-cell office:value-type="float" office:value="89.0"/>
          <table:table-cell office:value-type="float" office:value="54.0"/>
          <table:table-cell table:formula="of:=MIN([.$B5];[.$H5];[.$N5];[.$T5];[.$Z5];[.$AF5];[.$AL5];[.$AR5];[.$AX5];[.$BD5];[.$BJ5];[.$BP5])" office:value-type="float"/>
          <table:table-cell table:formula="of:=MIN([.$C5];[.$I5];[.$O5];[.$U5];[.$AA5];[.$AG5];[.$AM5];[.$AS5];[.$AY5];[.$BE5];[.$BK5];[.$BQ5])" office:value-type="float"/>
          <table:table-cell table:formula="of:=MIN([.$D5];[.$J5];[.$P5];[.$V5];[.$AB5];[.$AH5];[.$AN5];[.$AT5];[.$AZ5];[.$BF5];[.$BL5];[.$BR5])" office:value-type="float"/>
          <table:table-cell table:formula="of:=MIN([.$E5];[.$K5];[.$Q5];[.$W5];[.$AC5];[.$AI5];[.$AO5];[.$AU5];[.$BA5];[.$BG5];[.$BM5];[.$BS5])" office:value-type="float"/>
          <table:table-cell table:formula="of:=MIN([.$F5];[.$L5];[.$R5];[.$X5];[.$AD5];[.$AJ5];[.$AP5];[.$AV5];[.$BB5];[.$BH5];[.$BN5];[.$BT5])" office:value-type="float"/>
          <table:table-cell table:formula="of:=MIN([.$G5];[.$M5];[.$S5];[.$Y5];[.$AE5];[.$AK5];[.$AQ5];[.$AW5];[.$BC5];[.$BI5];[.$BO5];[.$BU5])" office:value-type="float"/>
          <table:table-cell table:formula="of:=MEDIAN([.$B5];[.$H5];[.$N5];[.$T5];[.$Z5];[.$AF5];[.$AL5];[.$AR5];[.$AX5];[.$BD5];[.$BJ5];[.$BP5])" office:value-type="float"/>
          <table:table-cell table:formula="of:=MEDIAN([.$C5];[.$I5];[.$O5];[.$U5];[.$AA5];[.$AG5];[.$AM5];[.$AS5];[.$AY5];[.$BE5];[.$BK5];[.$BQ5])" office:value-type="float"/>
          <table:table-cell table:formula="of:=MEDIAN([.$D5];[.$J5];[.$P5];[.$V5];[.$AB5];[.$AH5];[.$AN5];[.$AT5];[.$AZ5];[.$BF5];[.$BL5];[.$BR5])" office:value-type="float"/>
          <table:table-cell table:formula="of:=MEDIAN([.$E5];[.$K5];[.$Q5];[.$W5];[.$AC5];[.$AI5];[.$AO5];[.$AU5];[.$BA5];[.$BG5];[.$BM5];[.$BS5])" office:value-type="float"/>
          <table:table-cell table:formula="of:=MEDIAN([.$F5];[.$L5];[.$R5];[.$X5];[.$AD5];[.$AJ5];[.$AP5];[.$AV5];[.$BB5];[.$BH5];[.$BN5];[.$BT5])" office:value-type="float"/>
          <table:table-cell table:formula="of:=MEDIAN([.$G5];[.$M5];[.$S5];[.$Y5];[.$AE5];[.$AK5];[.$AQ5];[.$AW5];[.$BC5];[.$BI5];[.$BO5];[.$BU5])" office:value-type="float"/>
          <table:table-cell table:formula="of:=MAX([.$B5];[.$H5];[.$N5];[.$T5];[.$Z5];[.$AF5];[.$AL5];[.$AR5];[.$AX5];[.$BD5];[.$BJ5];[.$BP5])" office:value-type="float"/>
          <table:table-cell table:formula="of:=MAX([.$C5];[.$I5];[.$O5];[.$U5];[.$AA5];[.$AG5];[.$AM5];[.$AS5];[.$AY5];[.$BE5];[.$BK5];[.$BQ5])" office:value-type="float"/>
          <table:table-cell table:formula="of:=MAX([.$D5];[.$J5];[.$P5];[.$V5];[.$AB5];[.$AH5];[.$AN5];[.$AT5];[.$AZ5];[.$BF5];[.$BL5];[.$BR5])" office:value-type="float"/>
          <table:table-cell table:formula="of:=MAX([.$E5];[.$K5];[.$Q5];[.$W5];[.$AC5];[.$AI5];[.$AO5];[.$AU5];[.$BA5];[.$BG5];[.$BM5];[.$BS5])" office:value-type="float"/>
          <table:table-cell table:formula="of:=MAX([.$F5];[.$L5];[.$R5];[.$X5];[.$AD5];[.$AJ5];[.$AP5];[.$AV5];[.$BB5];[.$BH5];[.$BN5];[.$BT5])" office:value-type="float"/>
          <table:table-cell table:formula="of:=MAX([.$G5];[.$M5];[.$S5];[.$Y5];[.$AE5];[.$AK5];[.$AQ5];[.$AW5];[.$BC5];[.$BI5];[.$BO5];[.$BU5])" office:value-type="float"/>
        </table:table-row>
        <table:table-row table:style-name="ro1">
          <table:table-cell office:value-type="string">
            <text:p>blocks-strips-typed/instances/instance-26.lp</text:p>
          </table:table-cell>
          <table:table-cell office:value-type="float" office:value="3.64"/>
          <table:table-cell office:value-type="float" office:value="3.223"/>
          <table:table-cell office:value-type="float" office:value="1946.0"/>
          <table:table-cell office:value-type="float" office:value="846.0"/>
          <table:table-cell office:value-type="float" office:value="88.0"/>
          <table:table-cell office:value-type="float" office:value="0.0"/>
          <table:table-cell office:value-type="float" office:value="3.83"/>
          <table:table-cell office:value-type="float" office:value="3.512"/>
          <table:table-cell office:value-type="float" office:value="9180.0"/>
          <table:table-cell office:value-type="float" office:value="472.0"/>
          <table:table-cell office:value-type="float" office:value="91.0"/>
          <table:table-cell office:value-type="float" office:value="0.0"/>
          <table:table-cell office:value-type="float" office:value="3.82"/>
          <table:table-cell office:value-type="float" office:value="3.384"/>
          <table:table-cell office:value-type="float" office:value="1477.0"/>
          <table:table-cell office:value-type="float" office:value="791.0"/>
          <table:table-cell office:value-type="float" office:value="93.0"/>
          <table:table-cell office:value-type="float" office:value="205.0"/>
          <table:table-cell office:value-type="float" office:value="18.38"/>
          <table:table-cell office:value-type="float" office:value="3.331"/>
          <table:table-cell office:value-type="float" office:value="6404.0"/>
          <table:table-cell office:value-type="float" office:value="371.0"/>
          <table:table-cell office:value-type="float" office:value="141.0"/>
          <table:table-cell office:value-type="float" office:value="57.0"/>
          <table:table-cell office:value-type="float" office:value="3.67"/>
          <table:table-cell office:value-type="float" office:value="3.25"/>
          <table:table-cell office:value-type="float" office:value="1477.0"/>
          <table:table-cell office:value-type="float" office:value="791.0"/>
          <table:table-cell office:value-type="float" office:value="92.0"/>
          <table:table-cell office:value-type="float" office:value="205.0"/>
          <table:table-cell office:value-type="float" office:value="3.79"/>
          <table:table-cell office:value-type="float" office:value="3.47"/>
          <table:table-cell office:value-type="float" office:value="6000.0"/>
          <table:table-cell office:value-type="float" office:value="412.0"/>
          <table:table-cell office:value-type="float" office:value="92.0"/>
          <table:table-cell office:value-type="float" office:value="52.0"/>
          <table:table-cell office:value-type="float" office:value="3.73"/>
          <table:table-cell office:value-type="float" office:value="3.306"/>
          <table:table-cell office:value-type="float" office:value="1419.0"/>
          <table:table-cell office:value-type="float" office:value="735.0"/>
          <table:table-cell office:value-type="float" office:value="92.0"/>
          <table:table-cell office:value-type="float" office:value="190.0"/>
          <table:table-cell office:value-type="float" office:value="3.62"/>
          <table:table-cell office:value-type="float" office:value="3.292"/>
          <table:table-cell office:value-type="float" office:value="6000.0"/>
          <table:table-cell office:value-type="float" office:value="412.0"/>
          <table:table-cell office:value-type="float" office:value="91.0"/>
          <table:table-cell office:value-type="float" office:value="52.0"/>
          <table:table-cell office:value-type="float" office:value="3.65"/>
          <table:table-cell office:value-type="float" office:value="3.221"/>
          <table:table-cell office:value-type="float" office:value="1356.0"/>
          <table:table-cell office:value-type="float" office:value="764.0"/>
          <table:table-cell office:value-type="float" office:value="88.0"/>
          <table:table-cell office:value-type="float" office:value="174.0"/>
          <table:table-cell office:value-type="float" office:value="3.55"/>
          <table:table-cell office:value-type="float" office:value="3.218"/>
          <table:table-cell office:value-type="float" office:value="5043.0"/>
          <table:table-cell office:value-type="float" office:value="395.0"/>
          <table:table-cell office:value-type="float" office:value="92.0"/>
          <table:table-cell office:value-type="float" office:value="37.0"/>
          <table:table-cell office:value-type="float" office:value="3.7"/>
          <table:table-cell office:value-type="float" office:value="3.273"/>
          <table:table-cell office:value-type="float" office:value="1432.0"/>
          <table:table-cell office:value-type="float" office:value="788.0"/>
          <table:table-cell office:value-type="float" office:value="92.0"/>
          <table:table-cell office:value-type="float" office:value="198.0"/>
          <table:table-cell office:value-type="float" office:value="3.63"/>
          <table:table-cell office:value-type="float" office:value="3.317"/>
          <table:table-cell office:value-type="float" office:value="6000.0"/>
          <table:table-cell office:value-type="float" office:value="412.0"/>
          <table:table-cell office:value-type="float" office:value="93.0"/>
          <table:table-cell office:value-type="float" office:value="51.0"/>
          <table:table-cell table:formula="of:=MIN([.$B6];[.$H6];[.$N6];[.$T6];[.$Z6];[.$AF6];[.$AL6];[.$AR6];[.$AX6];[.$BD6];[.$BJ6];[.$BP6])" office:value-type="float"/>
          <table:table-cell table:formula="of:=MIN([.$C6];[.$I6];[.$O6];[.$U6];[.$AA6];[.$AG6];[.$AM6];[.$AS6];[.$AY6];[.$BE6];[.$BK6];[.$BQ6])" office:value-type="float"/>
          <table:table-cell table:formula="of:=MIN([.$D6];[.$J6];[.$P6];[.$V6];[.$AB6];[.$AH6];[.$AN6];[.$AT6];[.$AZ6];[.$BF6];[.$BL6];[.$BR6])" office:value-type="float"/>
          <table:table-cell table:formula="of:=MIN([.$E6];[.$K6];[.$Q6];[.$W6];[.$AC6];[.$AI6];[.$AO6];[.$AU6];[.$BA6];[.$BG6];[.$BM6];[.$BS6])" office:value-type="float"/>
          <table:table-cell table:formula="of:=MIN([.$F6];[.$L6];[.$R6];[.$X6];[.$AD6];[.$AJ6];[.$AP6];[.$AV6];[.$BB6];[.$BH6];[.$BN6];[.$BT6])" office:value-type="float"/>
          <table:table-cell table:formula="of:=MIN([.$G6];[.$M6];[.$S6];[.$Y6];[.$AE6];[.$AK6];[.$AQ6];[.$AW6];[.$BC6];[.$BI6];[.$BO6];[.$BU6])" office:value-type="float"/>
          <table:table-cell table:formula="of:=MEDIAN([.$B6];[.$H6];[.$N6];[.$T6];[.$Z6];[.$AF6];[.$AL6];[.$AR6];[.$AX6];[.$BD6];[.$BJ6];[.$BP6])" office:value-type="float"/>
          <table:table-cell table:formula="of:=MEDIAN([.$C6];[.$I6];[.$O6];[.$U6];[.$AA6];[.$AG6];[.$AM6];[.$AS6];[.$AY6];[.$BE6];[.$BK6];[.$BQ6])" office:value-type="float"/>
          <table:table-cell table:formula="of:=MEDIAN([.$D6];[.$J6];[.$P6];[.$V6];[.$AB6];[.$AH6];[.$AN6];[.$AT6];[.$AZ6];[.$BF6];[.$BL6];[.$BR6])" office:value-type="float"/>
          <table:table-cell table:formula="of:=MEDIAN([.$E6];[.$K6];[.$Q6];[.$W6];[.$AC6];[.$AI6];[.$AO6];[.$AU6];[.$BA6];[.$BG6];[.$BM6];[.$BS6])" office:value-type="float"/>
          <table:table-cell table:formula="of:=MEDIAN([.$F6];[.$L6];[.$R6];[.$X6];[.$AD6];[.$AJ6];[.$AP6];[.$AV6];[.$BB6];[.$BH6];[.$BN6];[.$BT6])" office:value-type="float"/>
          <table:table-cell table:formula="of:=MEDIAN([.$G6];[.$M6];[.$S6];[.$Y6];[.$AE6];[.$AK6];[.$AQ6];[.$AW6];[.$BC6];[.$BI6];[.$BO6];[.$BU6])" office:value-type="float"/>
          <table:table-cell table:formula="of:=MAX([.$B6];[.$H6];[.$N6];[.$T6];[.$Z6];[.$AF6];[.$AL6];[.$AR6];[.$AX6];[.$BD6];[.$BJ6];[.$BP6])" office:value-type="float"/>
          <table:table-cell table:formula="of:=MAX([.$C6];[.$I6];[.$O6];[.$U6];[.$AA6];[.$AG6];[.$AM6];[.$AS6];[.$AY6];[.$BE6];[.$BK6];[.$BQ6])" office:value-type="float"/>
          <table:table-cell table:formula="of:=MAX([.$D6];[.$J6];[.$P6];[.$V6];[.$AB6];[.$AH6];[.$AN6];[.$AT6];[.$AZ6];[.$BF6];[.$BL6];[.$BR6])" office:value-type="float"/>
          <table:table-cell table:formula="of:=MAX([.$E6];[.$K6];[.$Q6];[.$W6];[.$AC6];[.$AI6];[.$AO6];[.$AU6];[.$BA6];[.$BG6];[.$BM6];[.$BS6])" office:value-type="float"/>
          <table:table-cell table:formula="of:=MAX([.$F6];[.$L6];[.$R6];[.$X6];[.$AD6];[.$AJ6];[.$AP6];[.$AV6];[.$BB6];[.$BH6];[.$BN6];[.$BT6])" office:value-type="float"/>
          <table:table-cell table:formula="of:=MAX([.$G6];[.$M6];[.$S6];[.$Y6];[.$AE6];[.$AK6];[.$AQ6];[.$AW6];[.$BC6];[.$BI6];[.$BO6];[.$BU6])" office:value-type="float"/>
        </table:table-row>
        <table:table-row table:style-name="ro1">
          <table:table-cell office:value-type="string">
            <text:p>blocks-strips-typed/instances/instance-27.lp</text:p>
          </table:table-cell>
          <table:table-cell office:value-type="float" office:value="5.49"/>
          <table:table-cell office:value-type="float" office:value="4.895"/>
          <table:table-cell office:value-type="float" office:value="12134.0"/>
          <table:table-cell office:value-type="float" office:value="2031.0"/>
          <table:table-cell office:value-type="float" office:value="117.0"/>
          <table:table-cell office:value-type="float" office:value="0.0"/>
          <table:table-cell office:value-type="float" office:value="6.29"/>
          <table:table-cell office:value-type="float" office:value="5.85"/>
          <table:table-cell office:value-type="float" office:value="29515.0"/>
          <table:table-cell office:value-type="float" office:value="1700.0"/>
          <table:table-cell office:value-type="float" office:value="129.0"/>
          <table:table-cell office:value-type="float" office:value="0.0"/>
          <table:table-cell office:value-type="float" office:value="5.64"/>
          <table:table-cell office:value-type="float" office:value="5.038"/>
          <table:table-cell office:value-type="float" office:value="7263.0"/>
          <table:table-cell office:value-type="float" office:value="1763.0"/>
          <table:table-cell office:value-type="float" office:value="124.0"/>
          <table:table-cell office:value-type="float" office:value="340.0"/>
          <table:table-cell office:value-type="float" office:value="48.72"/>
          <table:table-cell office:value-type="float" office:value="5.429"/>
          <table:table-cell office:value-type="float" office:value="20216.0"/>
          <table:table-cell office:value-type="float" office:value="1171.0"/>
          <table:table-cell office:value-type="float" office:value="330.0"/>
          <table:table-cell office:value-type="float" office:value="90.0"/>
          <table:table-cell office:value-type="float" office:value="5.8"/>
          <table:table-cell office:value-type="float" office:value="5.185"/>
          <table:table-cell office:value-type="float" office:value="7263.0"/>
          <table:table-cell office:value-type="float" office:value="1763.0"/>
          <table:table-cell office:value-type="float" office:value="121.0"/>
          <table:table-cell office:value-type="float" office:value="323.0"/>
          <table:table-cell office:value-type="float" office:value="5.35"/>
          <table:table-cell office:value-type="float" office:value="4.911"/>
          <table:table-cell office:value-type="float" office:value="11443.0"/>
          <table:table-cell office:value-type="float" office:value="817.0"/>
          <table:table-cell office:value-type="float" office:value="117.0"/>
          <table:table-cell office:value-type="float" office:value="68.0"/>
          <table:table-cell office:value-type="float" office:value="5.03"/>
          <table:table-cell office:value-type="float" office:value="4.53"/>
          <table:table-cell office:value-type="float" office:value="7262.0"/>
          <table:table-cell office:value-type="float" office:value="1750.0"/>
          <table:table-cell office:value-type="float" office:value="119.0"/>
          <table:table-cell office:value-type="float" office:value="189.0"/>
          <table:table-cell office:value-type="float" office:value="5.05"/>
          <table:table-cell office:value-type="float" office:value="4.62"/>
          <table:table-cell office:value-type="float" office:value="11807.0"/>
          <table:table-cell office:value-type="float" office:value="820.0"/>
          <table:table-cell office:value-type="float" office:value="118.0"/>
          <table:table-cell office:value-type="float" office:value="57.0"/>
          <table:table-cell office:value-type="float" office:value="5.15"/>
          <table:table-cell office:value-type="float" office:value="4.605"/>
          <table:table-cell office:value-type="float" office:value="6392.0"/>
          <table:table-cell office:value-type="float" office:value="1719.0"/>
          <table:table-cell office:value-type="float" office:value="116.0"/>
          <table:table-cell office:value-type="float" office:value="163.0"/>
          <table:table-cell office:value-type="float" office:value="5.28"/>
          <table:table-cell office:value-type="float" office:value="4.848"/>
          <table:table-cell office:value-type="float" office:value="13031.0"/>
          <table:table-cell office:value-type="float" office:value="826.0"/>
          <table:table-cell office:value-type="float" office:value="117.0"/>
          <table:table-cell office:value-type="float" office:value="61.0"/>
          <table:table-cell office:value-type="float" office:value="5.63"/>
          <table:table-cell office:value-type="float" office:value="5.084"/>
          <table:table-cell office:value-type="float" office:value="7276.0"/>
          <table:table-cell office:value-type="float" office:value="1754.0"/>
          <table:table-cell office:value-type="float" office:value="120.0"/>
          <table:table-cell office:value-type="float" office:value="240.0"/>
          <table:table-cell office:value-type="float" office:value="5.33"/>
          <table:table-cell office:value-type="float" office:value="4.899"/>
          <table:table-cell office:value-type="float" office:value="13070.0"/>
          <table:table-cell office:value-type="float" office:value="826.0"/>
          <table:table-cell office:value-type="float" office:value="118.0"/>
          <table:table-cell office:value-type="float" office:value="66.0"/>
          <table:table-cell table:formula="of:=MIN([.$B7];[.$H7];[.$N7];[.$T7];[.$Z7];[.$AF7];[.$AL7];[.$AR7];[.$AX7];[.$BD7];[.$BJ7];[.$BP7])" office:value-type="float"/>
          <table:table-cell table:formula="of:=MIN([.$C7];[.$I7];[.$O7];[.$U7];[.$AA7];[.$AG7];[.$AM7];[.$AS7];[.$AY7];[.$BE7];[.$BK7];[.$BQ7])" office:value-type="float"/>
          <table:table-cell table:formula="of:=MIN([.$D7];[.$J7];[.$P7];[.$V7];[.$AB7];[.$AH7];[.$AN7];[.$AT7];[.$AZ7];[.$BF7];[.$BL7];[.$BR7])" office:value-type="float"/>
          <table:table-cell table:formula="of:=MIN([.$E7];[.$K7];[.$Q7];[.$W7];[.$AC7];[.$AI7];[.$AO7];[.$AU7];[.$BA7];[.$BG7];[.$BM7];[.$BS7])" office:value-type="float"/>
          <table:table-cell table:formula="of:=MIN([.$F7];[.$L7];[.$R7];[.$X7];[.$AD7];[.$AJ7];[.$AP7];[.$AV7];[.$BB7];[.$BH7];[.$BN7];[.$BT7])" office:value-type="float"/>
          <table:table-cell table:formula="of:=MIN([.$G7];[.$M7];[.$S7];[.$Y7];[.$AE7];[.$AK7];[.$AQ7];[.$AW7];[.$BC7];[.$BI7];[.$BO7];[.$BU7])" office:value-type="float"/>
          <table:table-cell table:formula="of:=MEDIAN([.$B7];[.$H7];[.$N7];[.$T7];[.$Z7];[.$AF7];[.$AL7];[.$AR7];[.$AX7];[.$BD7];[.$BJ7];[.$BP7])" office:value-type="float"/>
          <table:table-cell table:formula="of:=MEDIAN([.$C7];[.$I7];[.$O7];[.$U7];[.$AA7];[.$AG7];[.$AM7];[.$AS7];[.$AY7];[.$BE7];[.$BK7];[.$BQ7])" office:value-type="float"/>
          <table:table-cell table:formula="of:=MEDIAN([.$D7];[.$J7];[.$P7];[.$V7];[.$AB7];[.$AH7];[.$AN7];[.$AT7];[.$AZ7];[.$BF7];[.$BL7];[.$BR7])" office:value-type="float"/>
          <table:table-cell table:formula="of:=MEDIAN([.$E7];[.$K7];[.$Q7];[.$W7];[.$AC7];[.$AI7];[.$AO7];[.$AU7];[.$BA7];[.$BG7];[.$BM7];[.$BS7])" office:value-type="float"/>
          <table:table-cell table:formula="of:=MEDIAN([.$F7];[.$L7];[.$R7];[.$X7];[.$AD7];[.$AJ7];[.$AP7];[.$AV7];[.$BB7];[.$BH7];[.$BN7];[.$BT7])" office:value-type="float"/>
          <table:table-cell table:formula="of:=MEDIAN([.$G7];[.$M7];[.$S7];[.$Y7];[.$AE7];[.$AK7];[.$AQ7];[.$AW7];[.$BC7];[.$BI7];[.$BO7];[.$BU7])" office:value-type="float"/>
          <table:table-cell table:formula="of:=MAX([.$B7];[.$H7];[.$N7];[.$T7];[.$Z7];[.$AF7];[.$AL7];[.$AR7];[.$AX7];[.$BD7];[.$BJ7];[.$BP7])" office:value-type="float"/>
          <table:table-cell table:formula="of:=MAX([.$C7];[.$I7];[.$O7];[.$U7];[.$AA7];[.$AG7];[.$AM7];[.$AS7];[.$AY7];[.$BE7];[.$BK7];[.$BQ7])" office:value-type="float"/>
          <table:table-cell table:formula="of:=MAX([.$D7];[.$J7];[.$P7];[.$V7];[.$AB7];[.$AH7];[.$AN7];[.$AT7];[.$AZ7];[.$BF7];[.$BL7];[.$BR7])" office:value-type="float"/>
          <table:table-cell table:formula="of:=MAX([.$E7];[.$K7];[.$Q7];[.$W7];[.$AC7];[.$AI7];[.$AO7];[.$AU7];[.$BA7];[.$BG7];[.$BM7];[.$BS7])" office:value-type="float"/>
          <table:table-cell table:formula="of:=MAX([.$F7];[.$L7];[.$R7];[.$X7];[.$AD7];[.$AJ7];[.$AP7];[.$AV7];[.$BB7];[.$BH7];[.$BN7];[.$BT7])" office:value-type="float"/>
          <table:table-cell table:formula="of:=MAX([.$G7];[.$M7];[.$S7];[.$Y7];[.$AE7];[.$AK7];[.$AQ7];[.$AW7];[.$BC7];[.$BI7];[.$BO7];[.$BU7])" office:value-type="float"/>
        </table:table-row>
        <table:table-row table:style-name="ro1">
          <table:table-cell office:value-type="string">
            <text:p>blocks-strips-typed/instances/instance-28.lp</text:p>
          </table:table-cell>
          <table:table-cell office:value-type="float" office:value="5.52"/>
          <table:table-cell office:value-type="float" office:value="4.953"/>
          <table:table-cell office:value-type="float" office:value="9990.0"/>
          <table:table-cell office:value-type="float" office:value="1466.0"/>
          <table:table-cell office:value-type="float" office:value="115.0"/>
          <table:table-cell office:value-type="float" office:value="0.0"/>
          <table:table-cell office:value-type="float" office:value="4.76"/>
          <table:table-cell office:value-type="float" office:value="4.308"/>
          <table:table-cell office:value-type="float" office:value="8088.0"/>
          <table:table-cell office:value-type="float" office:value="420.0"/>
          <table:table-cell office:value-type="float" office:value="111.0"/>
          <table:table-cell office:value-type="float" office:value="0.0"/>
          <table:table-cell office:value-type="float" office:value="5.25"/>
          <table:table-cell office:value-type="float" office:value="4.658"/>
          <table:table-cell office:value-type="float" office:value="7239.0"/>
          <table:table-cell office:value-type="float" office:value="1267.0"/>
          <table:table-cell office:value-type="float" office:value="118.0"/>
          <table:table-cell office:value-type="float" office:value="256.0"/>
          <table:table-cell office:value-type="float" office:value="16.39"/>
          <table:table-cell office:value-type="float" office:value="4.326"/>
          <table:table-cell office:value-type="float" office:value="9004.0"/>
          <table:table-cell office:value-type="float" office:value="402.0"/>
          <table:table-cell office:value-type="float" office:value="155.0"/>
          <table:table-cell office:value-type="float" office:value="58.0"/>
          <table:table-cell office:value-type="float" office:value="5.54"/>
          <table:table-cell office:value-type="float" office:value="4.919"/>
          <table:table-cell office:value-type="float" office:value="7239.0"/>
          <table:table-cell office:value-type="float" office:value="1267.0"/>
          <table:table-cell office:value-type="float" office:value="117.0"/>
          <table:table-cell office:value-type="float" office:value="256.0"/>
          <table:table-cell office:value-type="float" office:value="4.93"/>
          <table:table-cell office:value-type="float" office:value="4.477"/>
          <table:table-cell office:value-type="float" office:value="10887.0"/>
          <table:table-cell office:value-type="float" office:value="446.0"/>
          <table:table-cell office:value-type="float" office:value="112.0"/>
          <table:table-cell office:value-type="float" office:value="55.0"/>
          <table:table-cell office:value-type="float" office:value="4.96"/>
          <table:table-cell office:value-type="float" office:value="4.449"/>
          <table:table-cell office:value-type="float" office:value="5001.0"/>
          <table:table-cell office:value-type="float" office:value="1124.0"/>
          <table:table-cell office:value-type="float" office:value="116.0"/>
          <table:table-cell office:value-type="float" office:value="178.0"/>
          <table:table-cell office:value-type="float" office:value="4.77"/>
          <table:table-cell office:value-type="float" office:value="4.34"/>
          <table:table-cell office:value-type="float" office:value="10887.0"/>
          <table:table-cell office:value-type="float" office:value="446.0"/>
          <table:table-cell office:value-type="float" office:value="112.0"/>
          <table:table-cell office:value-type="float" office:value="55.0"/>
          <table:table-cell office:value-type="float" office:value="5.13"/>
          <table:table-cell office:value-type="float" office:value="4.603"/>
          <table:table-cell office:value-type="float" office:value="4670.0"/>
          <table:table-cell office:value-type="float" office:value="1162.0"/>
          <table:table-cell office:value-type="float" office:value="114.0"/>
          <table:table-cell office:value-type="float" office:value="183.0"/>
          <table:table-cell office:value-type="float" office:value="4.9"/>
          <table:table-cell office:value-type="float" office:value="4.454"/>
          <table:table-cell office:value-type="float" office:value="10887.0"/>
          <table:table-cell office:value-type="float" office:value="446.0"/>
          <table:table-cell office:value-type="float" office:value="112.0"/>
          <table:table-cell office:value-type="float" office:value="52.0"/>
          <table:table-cell office:value-type="float" office:value="5.39"/>
          <table:table-cell office:value-type="float" office:value="4.813"/>
          <table:table-cell office:value-type="float" office:value="9689.0"/>
          <table:table-cell office:value-type="float" office:value="1345.0"/>
          <table:table-cell office:value-type="float" office:value="116.0"/>
          <table:table-cell office:value-type="float" office:value="229.0"/>
          <table:table-cell office:value-type="float" office:value="4.79"/>
          <table:table-cell office:value-type="float" office:value="4.253"/>
          <table:table-cell office:value-type="float" office:value="10887.0"/>
          <table:table-cell office:value-type="float" office:value="446.0"/>
          <table:table-cell office:value-type="float" office:value="112.0"/>
          <table:table-cell office:value-type="float" office:value="55.0"/>
          <table:table-cell table:formula="of:=MIN([.$B8];[.$H8];[.$N8];[.$T8];[.$Z8];[.$AF8];[.$AL8];[.$AR8];[.$AX8];[.$BD8];[.$BJ8];[.$BP8])" office:value-type="float"/>
          <table:table-cell table:formula="of:=MIN([.$C8];[.$I8];[.$O8];[.$U8];[.$AA8];[.$AG8];[.$AM8];[.$AS8];[.$AY8];[.$BE8];[.$BK8];[.$BQ8])" office:value-type="float"/>
          <table:table-cell table:formula="of:=MIN([.$D8];[.$J8];[.$P8];[.$V8];[.$AB8];[.$AH8];[.$AN8];[.$AT8];[.$AZ8];[.$BF8];[.$BL8];[.$BR8])" office:value-type="float"/>
          <table:table-cell table:formula="of:=MIN([.$E8];[.$K8];[.$Q8];[.$W8];[.$AC8];[.$AI8];[.$AO8];[.$AU8];[.$BA8];[.$BG8];[.$BM8];[.$BS8])" office:value-type="float"/>
          <table:table-cell table:formula="of:=MIN([.$F8];[.$L8];[.$R8];[.$X8];[.$AD8];[.$AJ8];[.$AP8];[.$AV8];[.$BB8];[.$BH8];[.$BN8];[.$BT8])" office:value-type="float"/>
          <table:table-cell table:formula="of:=MIN([.$G8];[.$M8];[.$S8];[.$Y8];[.$AE8];[.$AK8];[.$AQ8];[.$AW8];[.$BC8];[.$BI8];[.$BO8];[.$BU8])" office:value-type="float"/>
          <table:table-cell table:formula="of:=MEDIAN([.$B8];[.$H8];[.$N8];[.$T8];[.$Z8];[.$AF8];[.$AL8];[.$AR8];[.$AX8];[.$BD8];[.$BJ8];[.$BP8])" office:value-type="float"/>
          <table:table-cell table:formula="of:=MEDIAN([.$C8];[.$I8];[.$O8];[.$U8];[.$AA8];[.$AG8];[.$AM8];[.$AS8];[.$AY8];[.$BE8];[.$BK8];[.$BQ8])" office:value-type="float"/>
          <table:table-cell table:formula="of:=MEDIAN([.$D8];[.$J8];[.$P8];[.$V8];[.$AB8];[.$AH8];[.$AN8];[.$AT8];[.$AZ8];[.$BF8];[.$BL8];[.$BR8])" office:value-type="float"/>
          <table:table-cell table:formula="of:=MEDIAN([.$E8];[.$K8];[.$Q8];[.$W8];[.$AC8];[.$AI8];[.$AO8];[.$AU8];[.$BA8];[.$BG8];[.$BM8];[.$BS8])" office:value-type="float"/>
          <table:table-cell table:formula="of:=MEDIAN([.$F8];[.$L8];[.$R8];[.$X8];[.$AD8];[.$AJ8];[.$AP8];[.$AV8];[.$BB8];[.$BH8];[.$BN8];[.$BT8])" office:value-type="float"/>
          <table:table-cell table:formula="of:=MEDIAN([.$G8];[.$M8];[.$S8];[.$Y8];[.$AE8];[.$AK8];[.$AQ8];[.$AW8];[.$BC8];[.$BI8];[.$BO8];[.$BU8])" office:value-type="float"/>
          <table:table-cell table:formula="of:=MAX([.$B8];[.$H8];[.$N8];[.$T8];[.$Z8];[.$AF8];[.$AL8];[.$AR8];[.$AX8];[.$BD8];[.$BJ8];[.$BP8])" office:value-type="float"/>
          <table:table-cell table:formula="of:=MAX([.$C8];[.$I8];[.$O8];[.$U8];[.$AA8];[.$AG8];[.$AM8];[.$AS8];[.$AY8];[.$BE8];[.$BK8];[.$BQ8])" office:value-type="float"/>
          <table:table-cell table:formula="of:=MAX([.$D8];[.$J8];[.$P8];[.$V8];[.$AB8];[.$AH8];[.$AN8];[.$AT8];[.$AZ8];[.$BF8];[.$BL8];[.$BR8])" office:value-type="float"/>
          <table:table-cell table:formula="of:=MAX([.$E8];[.$K8];[.$Q8];[.$W8];[.$AC8];[.$AI8];[.$AO8];[.$AU8];[.$BA8];[.$BG8];[.$BM8];[.$BS8])" office:value-type="float"/>
          <table:table-cell table:formula="of:=MAX([.$F8];[.$L8];[.$R8];[.$X8];[.$AD8];[.$AJ8];[.$AP8];[.$AV8];[.$BB8];[.$BH8];[.$BN8];[.$BT8])" office:value-type="float"/>
          <table:table-cell table:formula="of:=MAX([.$G8];[.$M8];[.$S8];[.$Y8];[.$AE8];[.$AK8];[.$AQ8];[.$AW8];[.$BC8];[.$BI8];[.$BO8];[.$BU8])" office:value-type="float"/>
        </table:table-row>
        <table:table-row table:style-name="ro1">
          <table:table-cell office:value-type="string">
            <text:p>blocks-strips-typed/instances/instance-29.lp</text:p>
          </table:table-cell>
          <table:table-cell office:value-type="float" office:value="4.92"/>
          <table:table-cell office:value-type="float" office:value="4.474"/>
          <table:table-cell office:value-type="float" office:value="13982.0"/>
          <table:table-cell office:value-type="float" office:value="636.0"/>
          <table:table-cell office:value-type="float" office:value="118.0"/>
          <table:table-cell office:value-type="float" office:value="0.0"/>
          <table:table-cell office:value-type="float" office:value="4.86"/>
          <table:table-cell office:value-type="float" office:value="4.471"/>
          <table:table-cell office:value-type="float" office:value="2719.0"/>
          <table:table-cell office:value-type="float" office:value="285.0"/>
          <table:table-cell office:value-type="float" office:value="120.0"/>
          <table:table-cell office:value-type="float" office:value="0.0"/>
          <table:table-cell office:value-type="float" office:value="5.03"/>
          <table:table-cell office:value-type="float" office:value="4.606"/>
          <table:table-cell office:value-type="float" office:value="3083.0"/>
          <table:table-cell office:value-type="float" office:value="699.0"/>
          <table:table-cell office:value-type="float" office:value="118.0"/>
          <table:table-cell office:value-type="float" office:value="76.0"/>
          <table:table-cell office:value-type="float" office:value="6.96"/>
          <table:table-cell office:value-type="float" office:value="4.368"/>
          <table:table-cell office:value-type="float" office:value="1043.0"/>
          <table:table-cell office:value-type="float" office:value="166.0"/>
          <table:table-cell office:value-type="float" office:value="120.0"/>
          <table:table-cell office:value-type="float" office:value="43.0"/>
          <table:table-cell office:value-type="float" office:value="4.85"/>
          <table:table-cell office:value-type="float" office:value="4.446"/>
          <table:table-cell office:value-type="float" office:value="3083.0"/>
          <table:table-cell office:value-type="float" office:value="699.0"/>
          <table:table-cell office:value-type="float" office:value="118.0"/>
          <table:table-cell office:value-type="float" office:value="76.0"/>
          <table:table-cell office:value-type="float" office:value="5.22"/>
          <table:table-cell office:value-type="float" office:value="4.842"/>
          <table:table-cell office:value-type="float" office:value="803.0"/>
          <table:table-cell office:value-type="float" office:value="96.0"/>
          <table:table-cell office:value-type="float" office:value="116.0"/>
          <table:table-cell office:value-type="float" office:value="32.0"/>
          <table:table-cell office:value-type="float" office:value="4.93"/>
          <table:table-cell office:value-type="float" office:value="4.528"/>
          <table:table-cell office:value-type="float" office:value="3083.0"/>
          <table:table-cell office:value-type="float" office:value="699.0"/>
          <table:table-cell office:value-type="float" office:value="117.0"/>
          <table:table-cell office:value-type="float" office:value="76.0"/>
          <table:table-cell office:value-type="float" office:value="4.66"/>
          <table:table-cell office:value-type="float" office:value="4.296"/>
          <table:table-cell office:value-type="float" office:value="803.0"/>
          <table:table-cell office:value-type="float" office:value="96.0"/>
          <table:table-cell office:value-type="float" office:value="115.0"/>
          <table:table-cell office:value-type="float" office:value="32.0"/>
          <table:table-cell office:value-type="float" office:value="4.85"/>
          <table:table-cell office:value-type="float" office:value="4.442"/>
          <table:table-cell office:value-type="float" office:value="2318.0"/>
          <table:table-cell office:value-type="float" office:value="546.0"/>
          <table:table-cell office:value-type="float" office:value="117.0"/>
          <table:table-cell office:value-type="float" office:value="63.0"/>
          <table:table-cell office:value-type="float" office:value="4.64"/>
          <table:table-cell office:value-type="float" office:value="4.272"/>
          <table:table-cell office:value-type="float" office:value="782.0"/>
          <table:table-cell office:value-type="float" office:value="95.0"/>
          <table:table-cell office:value-type="float" office:value="117.0"/>
          <table:table-cell office:value-type="float" office:value="28.0"/>
          <table:table-cell office:value-type="float" office:value="4.93"/>
          <table:table-cell office:value-type="float" office:value="4.501"/>
          <table:table-cell office:value-type="float" office:value="2522.0"/>
          <table:table-cell office:value-type="float" office:value="612.0"/>
          <table:table-cell office:value-type="float" office:value="116.0"/>
          <table:table-cell office:value-type="float" office:value="64.0"/>
          <table:table-cell office:value-type="float" office:value="4.68"/>
          <table:table-cell office:value-type="float" office:value="4.299"/>
          <table:table-cell office:value-type="float" office:value="803.0"/>
          <table:table-cell office:value-type="float" office:value="96.0"/>
          <table:table-cell office:value-type="float" office:value="114.0"/>
          <table:table-cell office:value-type="float" office:value="32.0"/>
          <table:table-cell table:formula="of:=MIN([.$B9];[.$H9];[.$N9];[.$T9];[.$Z9];[.$AF9];[.$AL9];[.$AR9];[.$AX9];[.$BD9];[.$BJ9];[.$BP9])" office:value-type="float"/>
          <table:table-cell table:formula="of:=MIN([.$C9];[.$I9];[.$O9];[.$U9];[.$AA9];[.$AG9];[.$AM9];[.$AS9];[.$AY9];[.$BE9];[.$BK9];[.$BQ9])" office:value-type="float"/>
          <table:table-cell table:formula="of:=MIN([.$D9];[.$J9];[.$P9];[.$V9];[.$AB9];[.$AH9];[.$AN9];[.$AT9];[.$AZ9];[.$BF9];[.$BL9];[.$BR9])" office:value-type="float"/>
          <table:table-cell table:formula="of:=MIN([.$E9];[.$K9];[.$Q9];[.$W9];[.$AC9];[.$AI9];[.$AO9];[.$AU9];[.$BA9];[.$BG9];[.$BM9];[.$BS9])" office:value-type="float"/>
          <table:table-cell table:formula="of:=MIN([.$F9];[.$L9];[.$R9];[.$X9];[.$AD9];[.$AJ9];[.$AP9];[.$AV9];[.$BB9];[.$BH9];[.$BN9];[.$BT9])" office:value-type="float"/>
          <table:table-cell table:formula="of:=MIN([.$G9];[.$M9];[.$S9];[.$Y9];[.$AE9];[.$AK9];[.$AQ9];[.$AW9];[.$BC9];[.$BI9];[.$BO9];[.$BU9])" office:value-type="float"/>
          <table:table-cell table:formula="of:=MEDIAN([.$B9];[.$H9];[.$N9];[.$T9];[.$Z9];[.$AF9];[.$AL9];[.$AR9];[.$AX9];[.$BD9];[.$BJ9];[.$BP9])" office:value-type="float"/>
          <table:table-cell table:formula="of:=MEDIAN([.$C9];[.$I9];[.$O9];[.$U9];[.$AA9];[.$AG9];[.$AM9];[.$AS9];[.$AY9];[.$BE9];[.$BK9];[.$BQ9])" office:value-type="float"/>
          <table:table-cell table:formula="of:=MEDIAN([.$D9];[.$J9];[.$P9];[.$V9];[.$AB9];[.$AH9];[.$AN9];[.$AT9];[.$AZ9];[.$BF9];[.$BL9];[.$BR9])" office:value-type="float"/>
          <table:table-cell table:formula="of:=MEDIAN([.$E9];[.$K9];[.$Q9];[.$W9];[.$AC9];[.$AI9];[.$AO9];[.$AU9];[.$BA9];[.$BG9];[.$BM9];[.$BS9])" office:value-type="float"/>
          <table:table-cell table:formula="of:=MEDIAN([.$F9];[.$L9];[.$R9];[.$X9];[.$AD9];[.$AJ9];[.$AP9];[.$AV9];[.$BB9];[.$BH9];[.$BN9];[.$BT9])" office:value-type="float"/>
          <table:table-cell table:formula="of:=MEDIAN([.$G9];[.$M9];[.$S9];[.$Y9];[.$AE9];[.$AK9];[.$AQ9];[.$AW9];[.$BC9];[.$BI9];[.$BO9];[.$BU9])" office:value-type="float"/>
          <table:table-cell table:formula="of:=MAX([.$B9];[.$H9];[.$N9];[.$T9];[.$Z9];[.$AF9];[.$AL9];[.$AR9];[.$AX9];[.$BD9];[.$BJ9];[.$BP9])" office:value-type="float"/>
          <table:table-cell table:formula="of:=MAX([.$C9];[.$I9];[.$O9];[.$U9];[.$AA9];[.$AG9];[.$AM9];[.$AS9];[.$AY9];[.$BE9];[.$BK9];[.$BQ9])" office:value-type="float"/>
          <table:table-cell table:formula="of:=MAX([.$D9];[.$J9];[.$P9];[.$V9];[.$AB9];[.$AH9];[.$AN9];[.$AT9];[.$AZ9];[.$BF9];[.$BL9];[.$BR9])" office:value-type="float"/>
          <table:table-cell table:formula="of:=MAX([.$E9];[.$K9];[.$Q9];[.$W9];[.$AC9];[.$AI9];[.$AO9];[.$AU9];[.$BA9];[.$BG9];[.$BM9];[.$BS9])" office:value-type="float"/>
          <table:table-cell table:formula="of:=MAX([.$F9];[.$L9];[.$R9];[.$X9];[.$AD9];[.$AJ9];[.$AP9];[.$AV9];[.$BB9];[.$BH9];[.$BN9];[.$BT9])" office:value-type="float"/>
          <table:table-cell table:formula="of:=MAX([.$G9];[.$M9];[.$S9];[.$Y9];[.$AE9];[.$AK9];[.$AQ9];[.$AW9];[.$BC9];[.$BI9];[.$BO9];[.$BU9])" office:value-type="float"/>
        </table:table-row>
        <table:table-row table:style-name="ro1">
          <table:table-cell office:value-type="string">
            <text:p>blocks-strips-typed/instances/instance-30.lp</text:p>
          </table:table-cell>
          <table:table-cell office:value-type="float" office:value="6.02"/>
          <table:table-cell office:value-type="float" office:value="5.433"/>
          <table:table-cell office:value-type="float" office:value="21409.0"/>
          <table:table-cell office:value-type="float" office:value="2245.0"/>
          <table:table-cell office:value-type="float" office:value="126.0"/>
          <table:table-cell office:value-type="float" office:value="0.0"/>
          <table:table-cell office:value-type="float" office:value="5.42"/>
          <table:table-cell office:value-type="float" office:value="4.985"/>
          <table:table-cell office:value-type="float" office:value="6774.0"/>
          <table:table-cell office:value-type="float" office:value="989.0"/>
          <table:table-cell office:value-type="float" office:value="119.0"/>
          <table:table-cell office:value-type="float" office:value="0.0"/>
          <table:table-cell office:value-type="float" office:value="5.45"/>
          <table:table-cell office:value-type="float" office:value="4.894"/>
          <table:table-cell office:value-type="float" office:value="7961.0"/>
          <table:table-cell office:value-type="float" office:value="1228.0"/>
          <table:table-cell office:value-type="float" office:value="123.0"/>
          <table:table-cell office:value-type="float" office:value="209.0"/>
          <table:table-cell office:value-type="float" office:value="8.52"/>
          <table:table-cell office:value-type="float" office:value="4.924"/>
          <table:table-cell office:value-type="float" office:value="3928.0"/>
          <table:table-cell office:value-type="float" office:value="797.0"/>
          <table:table-cell office:value-type="float" office:value="151.0"/>
          <table:table-cell office:value-type="float" office:value="79.0"/>
          <table:table-cell office:value-type="float" office:value="5.52"/>
          <table:table-cell office:value-type="float" office:value="4.962"/>
          <table:table-cell office:value-type="float" office:value="7961.0"/>
          <table:table-cell office:value-type="float" office:value="1228.0"/>
          <table:table-cell office:value-type="float" office:value="123.0"/>
          <table:table-cell office:value-type="float" office:value="209.0"/>
          <table:table-cell office:value-type="float" office:value="5.62"/>
          <table:table-cell office:value-type="float" office:value="5.228"/>
          <table:table-cell office:value-type="float" office:value="4631.0"/>
          <table:table-cell office:value-type="float" office:value="1014.0"/>
          <table:table-cell office:value-type="float" office:value="121.0"/>
          <table:table-cell office:value-type="float" office:value="78.0"/>
          <table:table-cell office:value-type="float" office:value="5.84"/>
          <table:table-cell office:value-type="float" office:value="5.208"/>
          <table:table-cell office:value-type="float" office:value="7514.0"/>
          <table:table-cell office:value-type="float" office:value="1377.0"/>
          <table:table-cell office:value-type="float" office:value="123.0"/>
          <table:table-cell office:value-type="float" office:value="187.0"/>
          <table:table-cell office:value-type="float" office:value="5.28"/>
          <table:table-cell office:value-type="float" office:value="4.894"/>
          <table:table-cell office:value-type="float" office:value="4708.0"/>
          <table:table-cell office:value-type="float" office:value="1019.0"/>
          <table:table-cell office:value-type="float" office:value="121.0"/>
          <table:table-cell office:value-type="float" office:value="72.0"/>
          <table:table-cell office:value-type="float" office:value="5.44"/>
          <table:table-cell office:value-type="float" office:value="4.907"/>
          <table:table-cell office:value-type="float" office:value="7043.0"/>
          <table:table-cell office:value-type="float" office:value="1202.0"/>
          <table:table-cell office:value-type="float" office:value="120.0"/>
          <table:table-cell office:value-type="float" office:value="129.0"/>
          <table:table-cell office:value-type="float" office:value="5.15"/>
          <table:table-cell office:value-type="float" office:value="4.745"/>
          <table:table-cell office:value-type="float" office:value="3809.0"/>
          <table:table-cell office:value-type="float" office:value="812.0"/>
          <table:table-cell office:value-type="float" office:value="122.0"/>
          <table:table-cell office:value-type="float" office:value="61.0"/>
          <table:table-cell office:value-type="float" office:value="5.52"/>
          <table:table-cell office:value-type="float" office:value="4.949"/>
          <table:table-cell office:value-type="float" office:value="5447.0"/>
          <table:table-cell office:value-type="float" office:value="1177.0"/>
          <table:table-cell office:value-type="float" office:value="121.0"/>
          <table:table-cell office:value-type="float" office:value="226.0"/>
          <table:table-cell office:value-type="float" office:value="5.42"/>
          <table:table-cell office:value-type="float" office:value="5.04"/>
          <table:table-cell office:value-type="float" office:value="4344.0"/>
          <table:table-cell office:value-type="float" office:value="934.0"/>
          <table:table-cell office:value-type="float" office:value="123.0"/>
          <table:table-cell office:value-type="float" office:value="79.0"/>
          <table:table-cell table:formula="of:=MIN([.$B10];[.$H10];[.$N10];[.$T10];[.$Z10];[.$AF10];[.$AL10];[.$AR10];[.$AX10];[.$BD10];[.$BJ10];[.$BP10])" office:value-type="float"/>
          <table:table-cell table:formula="of:=MIN([.$C10];[.$I10];[.$O10];[.$U10];[.$AA10];[.$AG10];[.$AM10];[.$AS10];[.$AY10];[.$BE10];[.$BK10];[.$BQ10])" office:value-type="float"/>
          <table:table-cell table:formula="of:=MIN([.$D10];[.$J10];[.$P10];[.$V10];[.$AB10];[.$AH10];[.$AN10];[.$AT10];[.$AZ10];[.$BF10];[.$BL10];[.$BR10])" office:value-type="float"/>
          <table:table-cell table:formula="of:=MIN([.$E10];[.$K10];[.$Q10];[.$W10];[.$AC10];[.$AI10];[.$AO10];[.$AU10];[.$BA10];[.$BG10];[.$BM10];[.$BS10])" office:value-type="float"/>
          <table:table-cell table:formula="of:=MIN([.$F10];[.$L10];[.$R10];[.$X10];[.$AD10];[.$AJ10];[.$AP10];[.$AV10];[.$BB10];[.$BH10];[.$BN10];[.$BT10])" office:value-type="float"/>
          <table:table-cell table:formula="of:=MIN([.$G10];[.$M10];[.$S10];[.$Y10];[.$AE10];[.$AK10];[.$AQ10];[.$AW10];[.$BC10];[.$BI10];[.$BO10];[.$BU10])" office:value-type="float"/>
          <table:table-cell table:formula="of:=MEDIAN([.$B10];[.$H10];[.$N10];[.$T10];[.$Z10];[.$AF10];[.$AL10];[.$AR10];[.$AX10];[.$BD10];[.$BJ10];[.$BP10])" office:value-type="float"/>
          <table:table-cell table:formula="of:=MEDIAN([.$C10];[.$I10];[.$O10];[.$U10];[.$AA10];[.$AG10];[.$AM10];[.$AS10];[.$AY10];[.$BE10];[.$BK10];[.$BQ10])" office:value-type="float"/>
          <table:table-cell table:formula="of:=MEDIAN([.$D10];[.$J10];[.$P10];[.$V10];[.$AB10];[.$AH10];[.$AN10];[.$AT10];[.$AZ10];[.$BF10];[.$BL10];[.$BR10])" office:value-type="float"/>
          <table:table-cell table:formula="of:=MEDIAN([.$E10];[.$K10];[.$Q10];[.$W10];[.$AC10];[.$AI10];[.$AO10];[.$AU10];[.$BA10];[.$BG10];[.$BM10];[.$BS10])" office:value-type="float"/>
          <table:table-cell table:formula="of:=MEDIAN([.$F10];[.$L10];[.$R10];[.$X10];[.$AD10];[.$AJ10];[.$AP10];[.$AV10];[.$BB10];[.$BH10];[.$BN10];[.$BT10])" office:value-type="float"/>
          <table:table-cell table:formula="of:=MEDIAN([.$G10];[.$M10];[.$S10];[.$Y10];[.$AE10];[.$AK10];[.$AQ10];[.$AW10];[.$BC10];[.$BI10];[.$BO10];[.$BU10])" office:value-type="float"/>
          <table:table-cell table:formula="of:=MAX([.$B10];[.$H10];[.$N10];[.$T10];[.$Z10];[.$AF10];[.$AL10];[.$AR10];[.$AX10];[.$BD10];[.$BJ10];[.$BP10])" office:value-type="float"/>
          <table:table-cell table:formula="of:=MAX([.$C10];[.$I10];[.$O10];[.$U10];[.$AA10];[.$AG10];[.$AM10];[.$AS10];[.$AY10];[.$BE10];[.$BK10];[.$BQ10])" office:value-type="float"/>
          <table:table-cell table:formula="of:=MAX([.$D10];[.$J10];[.$P10];[.$V10];[.$AB10];[.$AH10];[.$AN10];[.$AT10];[.$AZ10];[.$BF10];[.$BL10];[.$BR10])" office:value-type="float"/>
          <table:table-cell table:formula="of:=MAX([.$E10];[.$K10];[.$Q10];[.$W10];[.$AC10];[.$AI10];[.$AO10];[.$AU10];[.$BA10];[.$BG10];[.$BM10];[.$BS10])" office:value-type="float"/>
          <table:table-cell table:formula="of:=MAX([.$F10];[.$L10];[.$R10];[.$X10];[.$AD10];[.$AJ10];[.$AP10];[.$AV10];[.$BB10];[.$BH10];[.$BN10];[.$BT10])" office:value-type="float"/>
          <table:table-cell table:formula="of:=MAX([.$G10];[.$M10];[.$S10];[.$Y10];[.$AE10];[.$AK10];[.$AQ10];[.$AW10];[.$BC10];[.$BI10];[.$BO10];[.$BU10])" office:value-type="float"/>
        </table:table-row>
        <table:table-row table:style-name="ro1">
          <table:table-cell office:value-type="string">
            <text:p>blocks-strips-typed/instances/instance-31.lp</text:p>
          </table:table-cell>
          <table:table-cell office:value-type="float" office:value="5.79"/>
          <table:table-cell office:value-type="float" office:value="5.364"/>
          <table:table-cell office:value-type="float" office:value="22457.0"/>
          <table:table-cell office:value-type="float" office:value="498.0"/>
          <table:table-cell office:value-type="float" office:value="144.0"/>
          <table:table-cell office:value-type="float" office:value="0.0"/>
          <table:table-cell office:value-type="float" office:value="5.63"/>
          <table:table-cell office:value-type="float" office:value="5.229"/>
          <table:table-cell office:value-type="float" office:value="598.0"/>
          <table:table-cell office:value-type="float" office:value="53.0"/>
          <table:table-cell office:value-type="float" office:value="145.0"/>
          <table:table-cell office:value-type="float" office:value="0.0"/>
          <table:table-cell office:value-type="float" office:value="5.62"/>
          <table:table-cell office:value-type="float" office:value="5.184"/>
          <table:table-cell office:value-type="float" office:value="3181.0"/>
          <table:table-cell office:value-type="float" office:value="181.0"/>
          <table:table-cell office:value-type="float" office:value="145.0"/>
          <table:table-cell office:value-type="float" office:value="44.0"/>
          <table:table-cell office:value-type="float" office:value="5.85"/>
          <table:table-cell office:value-type="float" office:value="5.306"/>
          <table:table-cell office:value-type="float" office:value="545.0"/>
          <table:table-cell office:value-type="float" office:value="51.0"/>
          <table:table-cell office:value-type="float" office:value="146.0"/>
          <table:table-cell office:value-type="float" office:value="20.0"/>
          <table:table-cell office:value-type="float" office:value="5.85"/>
          <table:table-cell office:value-type="float" office:value="5.426"/>
          <table:table-cell office:value-type="float" office:value="3181.0"/>
          <table:table-cell office:value-type="float" office:value="181.0"/>
          <table:table-cell office:value-type="float" office:value="145.0"/>
          <table:table-cell office:value-type="float" office:value="44.0"/>
          <table:table-cell office:value-type="float" office:value="5.8"/>
          <table:table-cell office:value-type="float" office:value="5.204"/>
          <table:table-cell office:value-type="float" office:value="400.0"/>
          <table:table-cell office:value-type="float" office:value="45.0"/>
          <table:table-cell office:value-type="float" office:value="145.0"/>
          <table:table-cell office:value-type="float" office:value="23.0"/>
          <table:table-cell office:value-type="float" office:value="6.07"/>
          <table:table-cell office:value-type="float" office:value="5.554"/>
          <table:table-cell office:value-type="float" office:value="3181.0"/>
          <table:table-cell office:value-type="float" office:value="181.0"/>
          <table:table-cell office:value-type="float" office:value="145.0"/>
          <table:table-cell office:value-type="float" office:value="44.0"/>
          <table:table-cell office:value-type="float" office:value="5.93"/>
          <table:table-cell office:value-type="float" office:value="5.452"/>
          <table:table-cell office:value-type="float" office:value="400.0"/>
          <table:table-cell office:value-type="float" office:value="45.0"/>
          <table:table-cell office:value-type="float" office:value="140.0"/>
          <table:table-cell office:value-type="float" office:value="23.0"/>
          <table:table-cell office:value-type="float" office:value="5.63"/>
          <table:table-cell office:value-type="float" office:value="5.207"/>
          <table:table-cell office:value-type="float" office:value="3034.0"/>
          <table:table-cell office:value-type="float" office:value="152.0"/>
          <table:table-cell office:value-type="float" office:value="141.0"/>
          <table:table-cell office:value-type="float" office:value="32.0"/>
          <table:table-cell office:value-type="float" office:value="5.64"/>
          <table:table-cell office:value-type="float" office:value="5.231"/>
          <table:table-cell office:value-type="float" office:value="400.0"/>
          <table:table-cell office:value-type="float" office:value="45.0"/>
          <table:table-cell office:value-type="float" office:value="145.0"/>
          <table:table-cell office:value-type="float" office:value="22.0"/>
          <table:table-cell office:value-type="float" office:value="5.64"/>
          <table:table-cell office:value-type="float" office:value="5.218"/>
          <table:table-cell office:value-type="float" office:value="3055.0"/>
          <table:table-cell office:value-type="float" office:value="154.0"/>
          <table:table-cell office:value-type="float" office:value="144.0"/>
          <table:table-cell office:value-type="float" office:value="39.0"/>
          <table:table-cell office:value-type="float" office:value="5.62"/>
          <table:table-cell office:value-type="float" office:value="5.197"/>
          <table:table-cell office:value-type="float" office:value="400.0"/>
          <table:table-cell office:value-type="float" office:value="45.0"/>
          <table:table-cell office:value-type="float" office:value="138.0"/>
          <table:table-cell office:value-type="float" office:value="23.0"/>
          <table:table-cell table:formula="of:=MIN([.$B11];[.$H11];[.$N11];[.$T11];[.$Z11];[.$AF11];[.$AL11];[.$AR11];[.$AX11];[.$BD11];[.$BJ11];[.$BP11])" office:value-type="float"/>
          <table:table-cell table:formula="of:=MIN([.$C11];[.$I11];[.$O11];[.$U11];[.$AA11];[.$AG11];[.$AM11];[.$AS11];[.$AY11];[.$BE11];[.$BK11];[.$BQ11])" office:value-type="float"/>
          <table:table-cell table:formula="of:=MIN([.$D11];[.$J11];[.$P11];[.$V11];[.$AB11];[.$AH11];[.$AN11];[.$AT11];[.$AZ11];[.$BF11];[.$BL11];[.$BR11])" office:value-type="float"/>
          <table:table-cell table:formula="of:=MIN([.$E11];[.$K11];[.$Q11];[.$W11];[.$AC11];[.$AI11];[.$AO11];[.$AU11];[.$BA11];[.$BG11];[.$BM11];[.$BS11])" office:value-type="float"/>
          <table:table-cell table:formula="of:=MIN([.$F11];[.$L11];[.$R11];[.$X11];[.$AD11];[.$AJ11];[.$AP11];[.$AV11];[.$BB11];[.$BH11];[.$BN11];[.$BT11])" office:value-type="float"/>
          <table:table-cell table:formula="of:=MIN([.$G11];[.$M11];[.$S11];[.$Y11];[.$AE11];[.$AK11];[.$AQ11];[.$AW11];[.$BC11];[.$BI11];[.$BO11];[.$BU11])" office:value-type="float"/>
          <table:table-cell table:formula="of:=MEDIAN([.$B11];[.$H11];[.$N11];[.$T11];[.$Z11];[.$AF11];[.$AL11];[.$AR11];[.$AX11];[.$BD11];[.$BJ11];[.$BP11])" office:value-type="float"/>
          <table:table-cell table:formula="of:=MEDIAN([.$C11];[.$I11];[.$O11];[.$U11];[.$AA11];[.$AG11];[.$AM11];[.$AS11];[.$AY11];[.$BE11];[.$BK11];[.$BQ11])" office:value-type="float"/>
          <table:table-cell table:formula="of:=MEDIAN([.$D11];[.$J11];[.$P11];[.$V11];[.$AB11];[.$AH11];[.$AN11];[.$AT11];[.$AZ11];[.$BF11];[.$BL11];[.$BR11])" office:value-type="float"/>
          <table:table-cell table:formula="of:=MEDIAN([.$E11];[.$K11];[.$Q11];[.$W11];[.$AC11];[.$AI11];[.$AO11];[.$AU11];[.$BA11];[.$BG11];[.$BM11];[.$BS11])" office:value-type="float"/>
          <table:table-cell table:formula="of:=MEDIAN([.$F11];[.$L11];[.$R11];[.$X11];[.$AD11];[.$AJ11];[.$AP11];[.$AV11];[.$BB11];[.$BH11];[.$BN11];[.$BT11])" office:value-type="float"/>
          <table:table-cell table:formula="of:=MEDIAN([.$G11];[.$M11];[.$S11];[.$Y11];[.$AE11];[.$AK11];[.$AQ11];[.$AW11];[.$BC11];[.$BI11];[.$BO11];[.$BU11])" office:value-type="float"/>
          <table:table-cell table:formula="of:=MAX([.$B11];[.$H11];[.$N11];[.$T11];[.$Z11];[.$AF11];[.$AL11];[.$AR11];[.$AX11];[.$BD11];[.$BJ11];[.$BP11])" office:value-type="float"/>
          <table:table-cell table:formula="of:=MAX([.$C11];[.$I11];[.$O11];[.$U11];[.$AA11];[.$AG11];[.$AM11];[.$AS11];[.$AY11];[.$BE11];[.$BK11];[.$BQ11])" office:value-type="float"/>
          <table:table-cell table:formula="of:=MAX([.$D11];[.$J11];[.$P11];[.$V11];[.$AB11];[.$AH11];[.$AN11];[.$AT11];[.$AZ11];[.$BF11];[.$BL11];[.$BR11])" office:value-type="float"/>
          <table:table-cell table:formula="of:=MAX([.$E11];[.$K11];[.$Q11];[.$W11];[.$AC11];[.$AI11];[.$AO11];[.$AU11];[.$BA11];[.$BG11];[.$BM11];[.$BS11])" office:value-type="float"/>
          <table:table-cell table:formula="of:=MAX([.$F11];[.$L11];[.$R11];[.$X11];[.$AD11];[.$AJ11];[.$AP11];[.$AV11];[.$BB11];[.$BH11];[.$BN11];[.$BT11])" office:value-type="float"/>
          <table:table-cell table:formula="of:=MAX([.$G11];[.$M11];[.$S11];[.$Y11];[.$AE11];[.$AK11];[.$AQ11];[.$AW11];[.$BC11];[.$BI11];[.$BO11];[.$BU11])" office:value-type="float"/>
        </table:table-row>
        <table:table-row table:style-name="ro1">
          <table:table-cell office:value-type="string">
            <text:p>blocks-strips-typed/instances/instance-32.lp</text:p>
          </table:table-cell>
          <table:table-cell office:value-type="float" office:value="10.97"/>
          <table:table-cell office:value-type="float" office:value="9.894"/>
          <table:table-cell office:value-type="float" office:value="22999.0"/>
          <table:table-cell office:value-type="float" office:value="4590.0"/>
          <table:table-cell office:value-type="float" office:value="200.0"/>
          <table:table-cell office:value-type="float" office:value="0.0"/>
          <table:table-cell office:value-type="float" office:value="7.19"/>
          <table:table-cell office:value-type="float" office:value="6.516"/>
          <table:table-cell office:value-type="float" office:value="16244.0"/>
          <table:table-cell office:value-type="float" office:value="343.0"/>
          <table:table-cell office:value-type="float" office:value="169.0"/>
          <table:table-cell office:value-type="float" office:value="0.0"/>
          <table:table-cell office:value-type="float" office:value="11.85"/>
          <table:table-cell office:value-type="float" office:value="10.726"/>
          <table:table-cell office:value-type="float" office:value="39772.0"/>
          <table:table-cell office:value-type="float" office:value="4520.0"/>
          <table:table-cell office:value-type="float" office:value="216.0"/>
          <table:table-cell office:value-type="float" office:value="690.0"/>
          <table:table-cell office:value-type="float" office:value="11.94"/>
          <table:table-cell office:value-type="float" office:value="6.991"/>
          <table:table-cell office:value-type="float" office:value="13298.0"/>
          <table:table-cell office:value-type="float" office:value="412.0"/>
          <table:table-cell office:value-type="float" office:value="176.0"/>
          <table:table-cell office:value-type="float" office:value="63.0"/>
          <table:table-cell office:value-type="float" office:value="10.06"/>
          <table:table-cell office:value-type="float" office:value="9.114"/>
          <table:table-cell office:value-type="float" office:value="39843.0"/>
          <table:table-cell office:value-type="float" office:value="4546.0"/>
          <table:table-cell office:value-type="float" office:value="203.0"/>
          <table:table-cell office:value-type="float" office:value="443.0"/>
          <table:table-cell office:value-type="float" office:value="7.33"/>
          <table:table-cell office:value-type="float" office:value="6.669"/>
          <table:table-cell office:value-type="float" office:value="14084.0"/>
          <table:table-cell office:value-type="float" office:value="414.0"/>
          <table:table-cell office:value-type="float" office:value="171.0"/>
          <table:table-cell office:value-type="float" office:value="54.0"/>
          <table:table-cell office:value-type="float" office:value="9.85"/>
          <table:table-cell office:value-type="float" office:value="8.97"/>
          <table:table-cell office:value-type="float" office:value="40180.0"/>
          <table:table-cell office:value-type="float" office:value="4562.0"/>
          <table:table-cell office:value-type="float" office:value="196.0"/>
          <table:table-cell office:value-type="float" office:value="256.0"/>
          <table:table-cell office:value-type="float" office:value="7.21"/>
          <table:table-cell office:value-type="float" office:value="6.49"/>
          <table:table-cell office:value-type="float" office:value="14084.0"/>
          <table:table-cell office:value-type="float" office:value="414.0"/>
          <table:table-cell office:value-type="float" office:value="169.0"/>
          <table:table-cell office:value-type="float" office:value="54.0"/>
          <table:table-cell office:value-type="float" office:value="10.14"/>
          <table:table-cell office:value-type="float" office:value="9.359"/>
          <table:table-cell office:value-type="float" office:value="54516.0"/>
          <table:table-cell office:value-type="float" office:value="6020.0"/>
          <table:table-cell office:value-type="float" office:value="204.0"/>
          <table:table-cell office:value-type="float" office:value="142.0"/>
          <table:table-cell office:value-type="float" office:value="7.3"/>
          <table:table-cell office:value-type="float" office:value="6.633"/>
          <table:table-cell office:value-type="float" office:value="12196.0"/>
          <table:table-cell office:value-type="float" office:value="412.0"/>
          <table:table-cell office:value-type="float" office:value="168.0"/>
          <table:table-cell office:value-type="float" office:value="49.0"/>
          <table:table-cell office:value-type="float" office:value="10.16"/>
          <table:table-cell office:value-type="float" office:value="9.339"/>
          <table:table-cell office:value-type="float" office:value="50516.0"/>
          <table:table-cell office:value-type="float" office:value="5149.0"/>
          <table:table-cell office:value-type="float" office:value="208.0"/>
          <table:table-cell office:value-type="float" office:value="260.0"/>
          <table:table-cell office:value-type="float" office:value="7.7"/>
          <table:table-cell office:value-type="float" office:value="6.913"/>
          <table:table-cell office:value-type="float" office:value="14084.0"/>
          <table:table-cell office:value-type="float" office:value="414.0"/>
          <table:table-cell office:value-type="float" office:value="169.0"/>
          <table:table-cell office:value-type="float" office:value="54.0"/>
          <table:table-cell table:formula="of:=MIN([.$B12];[.$H12];[.$N12];[.$T12];[.$Z12];[.$AF12];[.$AL12];[.$AR12];[.$AX12];[.$BD12];[.$BJ12];[.$BP12])" office:value-type="float"/>
          <table:table-cell table:formula="of:=MIN([.$C12];[.$I12];[.$O12];[.$U12];[.$AA12];[.$AG12];[.$AM12];[.$AS12];[.$AY12];[.$BE12];[.$BK12];[.$BQ12])" office:value-type="float"/>
          <table:table-cell table:formula="of:=MIN([.$D12];[.$J12];[.$P12];[.$V12];[.$AB12];[.$AH12];[.$AN12];[.$AT12];[.$AZ12];[.$BF12];[.$BL12];[.$BR12])" office:value-type="float"/>
          <table:table-cell table:formula="of:=MIN([.$E12];[.$K12];[.$Q12];[.$W12];[.$AC12];[.$AI12];[.$AO12];[.$AU12];[.$BA12];[.$BG12];[.$BM12];[.$BS12])" office:value-type="float"/>
          <table:table-cell table:formula="of:=MIN([.$F12];[.$L12];[.$R12];[.$X12];[.$AD12];[.$AJ12];[.$AP12];[.$AV12];[.$BB12];[.$BH12];[.$BN12];[.$BT12])" office:value-type="float"/>
          <table:table-cell table:formula="of:=MIN([.$G12];[.$M12];[.$S12];[.$Y12];[.$AE12];[.$AK12];[.$AQ12];[.$AW12];[.$BC12];[.$BI12];[.$BO12];[.$BU12])" office:value-type="float"/>
          <table:table-cell table:formula="of:=MEDIAN([.$B12];[.$H12];[.$N12];[.$T12];[.$Z12];[.$AF12];[.$AL12];[.$AR12];[.$AX12];[.$BD12];[.$BJ12];[.$BP12])" office:value-type="float"/>
          <table:table-cell table:formula="of:=MEDIAN([.$C12];[.$I12];[.$O12];[.$U12];[.$AA12];[.$AG12];[.$AM12];[.$AS12];[.$AY12];[.$BE12];[.$BK12];[.$BQ12])" office:value-type="float"/>
          <table:table-cell table:formula="of:=MEDIAN([.$D12];[.$J12];[.$P12];[.$V12];[.$AB12];[.$AH12];[.$AN12];[.$AT12];[.$AZ12];[.$BF12];[.$BL12];[.$BR12])" office:value-type="float"/>
          <table:table-cell table:formula="of:=MEDIAN([.$E12];[.$K12];[.$Q12];[.$W12];[.$AC12];[.$AI12];[.$AO12];[.$AU12];[.$BA12];[.$BG12];[.$BM12];[.$BS12])" office:value-type="float"/>
          <table:table-cell table:formula="of:=MEDIAN([.$F12];[.$L12];[.$R12];[.$X12];[.$AD12];[.$AJ12];[.$AP12];[.$AV12];[.$BB12];[.$BH12];[.$BN12];[.$BT12])" office:value-type="float"/>
          <table:table-cell table:formula="of:=MEDIAN([.$G12];[.$M12];[.$S12];[.$Y12];[.$AE12];[.$AK12];[.$AQ12];[.$AW12];[.$BC12];[.$BI12];[.$BO12];[.$BU12])" office:value-type="float"/>
          <table:table-cell table:formula="of:=MAX([.$B12];[.$H12];[.$N12];[.$T12];[.$Z12];[.$AF12];[.$AL12];[.$AR12];[.$AX12];[.$BD12];[.$BJ12];[.$BP12])" office:value-type="float"/>
          <table:table-cell table:formula="of:=MAX([.$C12];[.$I12];[.$O12];[.$U12];[.$AA12];[.$AG12];[.$AM12];[.$AS12];[.$AY12];[.$BE12];[.$BK12];[.$BQ12])" office:value-type="float"/>
          <table:table-cell table:formula="of:=MAX([.$D12];[.$J12];[.$P12];[.$V12];[.$AB12];[.$AH12];[.$AN12];[.$AT12];[.$AZ12];[.$BF12];[.$BL12];[.$BR12])" office:value-type="float"/>
          <table:table-cell table:formula="of:=MAX([.$E12];[.$K12];[.$Q12];[.$W12];[.$AC12];[.$AI12];[.$AO12];[.$AU12];[.$BA12];[.$BG12];[.$BM12];[.$BS12])" office:value-type="float"/>
          <table:table-cell table:formula="of:=MAX([.$F12];[.$L12];[.$R12];[.$X12];[.$AD12];[.$AJ12];[.$AP12];[.$AV12];[.$BB12];[.$BH12];[.$BN12];[.$BT12])" office:value-type="float"/>
          <table:table-cell table:formula="of:=MAX([.$G12];[.$M12];[.$S12];[.$Y12];[.$AE12];[.$AK12];[.$AQ12];[.$AW12];[.$BC12];[.$BI12];[.$BO12];[.$BU12])" office:value-type="float"/>
        </table:table-row>
        <table:table-row table:style-name="ro1">
          <table:table-cell office:value-type="string">
            <text:p>blocks-strips-typed/instances/instance-33.lp</text:p>
          </table:table-cell>
          <table:table-cell office:value-type="float" office:value="12.81"/>
          <table:table-cell office:value-type="float" office:value="11.632"/>
          <table:table-cell office:value-type="float" office:value="73289.0"/>
          <table:table-cell office:value-type="float" office:value="5549.0"/>
          <table:table-cell office:value-type="float" office:value="218.0"/>
          <table:table-cell office:value-type="float" office:value="0.0"/>
          <table:table-cell office:value-type="float" office:value="18.51"/>
          <table:table-cell office:value-type="float" office:value="17.754"/>
          <table:table-cell office:value-type="float" office:value="39063.0"/>
          <table:table-cell office:value-type="float" office:value="4237.0"/>
          <table:table-cell office:value-type="float" office:value="281.0"/>
          <table:table-cell office:value-type="float" office:value="0.0"/>
          <table:table-cell office:value-type="float" office:value="16.32"/>
          <table:table-cell office:value-type="float" office:value="15.102"/>
          <table:table-cell office:value-type="float" office:value="39038.0"/>
          <table:table-cell office:value-type="float" office:value="5110.0"/>
          <table:table-cell office:value-type="float" office:value="256.0"/>
          <table:table-cell office:value-type="float" office:value="704.0"/>
          <table:table-cell office:value-type="float" office:value="86.97"/>
          <table:table-cell office:value-type="float" office:value="17.878"/>
          <table:table-cell office:value-type="float" office:value="49353.0"/>
          <table:table-cell office:value-type="float" office:value="6724.0"/>
          <table:table-cell office:value-type="float" office:value="680.0"/>
          <table:table-cell office:value-type="float" office:value="113.0"/>
          <table:table-cell office:value-type="float" office:value="12.87"/>
          <table:table-cell office:value-type="float" office:value="11.922"/>
          <table:table-cell office:value-type="float" office:value="39084.0"/>
          <table:table-cell office:value-type="float" office:value="5211.0"/>
          <table:table-cell office:value-type="float" office:value="242.0"/>
          <table:table-cell office:value-type="float" office:value="398.0"/>
          <table:table-cell office:value-type="float" office:value="18.42"/>
          <table:table-cell office:value-type="float" office:value="17.634"/>
          <table:table-cell office:value-type="float" office:value="55524.0"/>
          <table:table-cell office:value-type="float" office:value="5463.0"/>
          <table:table-cell office:value-type="float" office:value="284.0"/>
          <table:table-cell office:value-type="float" office:value="141.0"/>
          <table:table-cell office:value-type="float" office:value="11.7"/>
          <table:table-cell office:value-type="float" office:value="10.914"/>
          <table:table-cell office:value-type="float" office:value="35613.0"/>
          <table:table-cell office:value-type="float" office:value="4746.0"/>
          <table:table-cell office:value-type="float" office:value="239.0"/>
          <table:table-cell office:value-type="float" office:value="226.0"/>
          <table:table-cell office:value-type="float" office:value="16.47"/>
          <table:table-cell office:value-type="float" office:value="15.73"/>
          <table:table-cell office:value-type="float" office:value="55403.0"/>
          <table:table-cell office:value-type="float" office:value="5463.0"/>
          <table:table-cell office:value-type="float" office:value="287.0"/>
          <table:table-cell office:value-type="float" office:value="111.0"/>
          <table:table-cell office:value-type="float" office:value="11.58"/>
          <table:table-cell office:value-type="float" office:value="10.7"/>
          <table:table-cell office:value-type="float" office:value="58813.0"/>
          <table:table-cell office:value-type="float" office:value="5586.0"/>
          <table:table-cell office:value-type="float" office:value="238.0"/>
          <table:table-cell office:value-type="float" office:value="176.0"/>
          <table:table-cell office:value-type="float" office:value="26.68"/>
          <table:table-cell office:value-type="float" office:value="25.938"/>
          <table:table-cell office:value-type="float" office:value="96011.0"/>
          <table:table-cell office:value-type="float" office:value="10635.0"/>
          <table:table-cell office:value-type="float" office:value="328.0"/>
          <table:table-cell office:value-type="float" office:value="75.0"/>
          <table:table-cell office:value-type="float" office:value="11.55"/>
          <table:table-cell office:value-type="float" office:value="10.676"/>
          <table:table-cell office:value-type="float" office:value="43516.0"/>
          <table:table-cell office:value-type="float" office:value="4164.0"/>
          <table:table-cell office:value-type="float" office:value="242.0"/>
          <table:table-cell office:value-type="float" office:value="295.0"/>
          <table:table-cell office:value-type="float" office:value="16.82"/>
          <table:table-cell office:value-type="float" office:value="16.105"/>
          <table:table-cell office:value-type="float" office:value="55570.0"/>
          <table:table-cell office:value-type="float" office:value="5466.0"/>
          <table:table-cell office:value-type="float" office:value="287.0"/>
          <table:table-cell office:value-type="float" office:value="113.0"/>
          <table:table-cell table:formula="of:=MIN([.$B13];[.$H13];[.$N13];[.$T13];[.$Z13];[.$AF13];[.$AL13];[.$AR13];[.$AX13];[.$BD13];[.$BJ13];[.$BP13])" office:value-type="float"/>
          <table:table-cell table:formula="of:=MIN([.$C13];[.$I13];[.$O13];[.$U13];[.$AA13];[.$AG13];[.$AM13];[.$AS13];[.$AY13];[.$BE13];[.$BK13];[.$BQ13])" office:value-type="float"/>
          <table:table-cell table:formula="of:=MIN([.$D13];[.$J13];[.$P13];[.$V13];[.$AB13];[.$AH13];[.$AN13];[.$AT13];[.$AZ13];[.$BF13];[.$BL13];[.$BR13])" office:value-type="float"/>
          <table:table-cell table:formula="of:=MIN([.$E13];[.$K13];[.$Q13];[.$W13];[.$AC13];[.$AI13];[.$AO13];[.$AU13];[.$BA13];[.$BG13];[.$BM13];[.$BS13])" office:value-type="float"/>
          <table:table-cell table:formula="of:=MIN([.$F13];[.$L13];[.$R13];[.$X13];[.$AD13];[.$AJ13];[.$AP13];[.$AV13];[.$BB13];[.$BH13];[.$BN13];[.$BT13])" office:value-type="float"/>
          <table:table-cell table:formula="of:=MIN([.$G13];[.$M13];[.$S13];[.$Y13];[.$AE13];[.$AK13];[.$AQ13];[.$AW13];[.$BC13];[.$BI13];[.$BO13];[.$BU13])" office:value-type="float"/>
          <table:table-cell table:formula="of:=MEDIAN([.$B13];[.$H13];[.$N13];[.$T13];[.$Z13];[.$AF13];[.$AL13];[.$AR13];[.$AX13];[.$BD13];[.$BJ13];[.$BP13])" office:value-type="float"/>
          <table:table-cell table:formula="of:=MEDIAN([.$C13];[.$I13];[.$O13];[.$U13];[.$AA13];[.$AG13];[.$AM13];[.$AS13];[.$AY13];[.$BE13];[.$BK13];[.$BQ13])" office:value-type="float"/>
          <table:table-cell table:formula="of:=MEDIAN([.$D13];[.$J13];[.$P13];[.$V13];[.$AB13];[.$AH13];[.$AN13];[.$AT13];[.$AZ13];[.$BF13];[.$BL13];[.$BR13])" office:value-type="float"/>
          <table:table-cell table:formula="of:=MEDIAN([.$E13];[.$K13];[.$Q13];[.$W13];[.$AC13];[.$AI13];[.$AO13];[.$AU13];[.$BA13];[.$BG13];[.$BM13];[.$BS13])" office:value-type="float"/>
          <table:table-cell table:formula="of:=MEDIAN([.$F13];[.$L13];[.$R13];[.$X13];[.$AD13];[.$AJ13];[.$AP13];[.$AV13];[.$BB13];[.$BH13];[.$BN13];[.$BT13])" office:value-type="float"/>
          <table:table-cell table:formula="of:=MEDIAN([.$G13];[.$M13];[.$S13];[.$Y13];[.$AE13];[.$AK13];[.$AQ13];[.$AW13];[.$BC13];[.$BI13];[.$BO13];[.$BU13])" office:value-type="float"/>
          <table:table-cell table:formula="of:=MAX([.$B13];[.$H13];[.$N13];[.$T13];[.$Z13];[.$AF13];[.$AL13];[.$AR13];[.$AX13];[.$BD13];[.$BJ13];[.$BP13])" office:value-type="float"/>
          <table:table-cell table:formula="of:=MAX([.$C13];[.$I13];[.$O13];[.$U13];[.$AA13];[.$AG13];[.$AM13];[.$AS13];[.$AY13];[.$BE13];[.$BK13];[.$BQ13])" office:value-type="float"/>
          <table:table-cell table:formula="of:=MAX([.$D13];[.$J13];[.$P13];[.$V13];[.$AB13];[.$AH13];[.$AN13];[.$AT13];[.$AZ13];[.$BF13];[.$BL13];[.$BR13])" office:value-type="float"/>
          <table:table-cell table:formula="of:=MAX([.$E13];[.$K13];[.$Q13];[.$W13];[.$AC13];[.$AI13];[.$AO13];[.$AU13];[.$BA13];[.$BG13];[.$BM13];[.$BS13])" office:value-type="float"/>
          <table:table-cell table:formula="of:=MAX([.$F13];[.$L13];[.$R13];[.$X13];[.$AD13];[.$AJ13];[.$AP13];[.$AV13];[.$BB13];[.$BH13];[.$BN13];[.$BT13])" office:value-type="float"/>
          <table:table-cell table:formula="of:=MAX([.$G13];[.$M13];[.$S13];[.$Y13];[.$AE13];[.$AK13];[.$AQ13];[.$AW13];[.$BC13];[.$BI13];[.$BO13];[.$BU13])" office:value-type="float"/>
        </table:table-row>
        <table:table-row table:style-name="ro1">
          <table:table-cell office:value-type="string">
            <text:p>blocks-strips-typed/instances/instance-34.lp</text:p>
          </table:table-cell>
          <table:table-cell office:value-type="float" office:value="17.94"/>
          <table:table-cell office:value-type="float" office:value="16.737"/>
          <table:table-cell office:value-type="float" office:value="83821.0"/>
          <table:table-cell office:value-type="float" office:value="7327.0"/>
          <table:table-cell office:value-type="float" office:value="262.0"/>
          <table:table-cell office:value-type="float" office:value="0.0"/>
          <table:table-cell office:value-type="float" office:value="9.3"/>
          <table:table-cell office:value-type="float" office:value="8.58"/>
          <table:table-cell office:value-type="float" office:value="33005.0"/>
          <table:table-cell office:value-type="float" office:value="1199.0"/>
          <table:table-cell office:value-type="float" office:value="201.0"/>
          <table:table-cell office:value-type="float" office:value="0.0"/>
          <table:table-cell office:value-type="float" office:value="15.82"/>
          <table:table-cell office:value-type="float" office:value="14.387"/>
          <table:table-cell office:value-type="float" office:value="24839.0"/>
          <table:table-cell office:value-type="float" office:value="5290.0"/>
          <table:table-cell office:value-type="float" office:value="270.0"/>
          <table:table-cell office:value-type="float" office:value="972.0"/>
          <table:table-cell office:value-type="float" office:value="58.53"/>
          <table:table-cell office:value-type="float" office:value="10.639"/>
          <table:table-cell office:value-type="float" office:value="27151.0"/>
          <table:table-cell office:value-type="float" office:value="2353.0"/>
          <table:table-cell office:value-type="float" office:value="442.0"/>
          <table:table-cell office:value-type="float" office:value="100.0"/>
          <table:table-cell office:value-type="float" office:value="12.72"/>
          <table:table-cell office:value-type="float" office:value="11.742"/>
          <table:table-cell office:value-type="float" office:value="26122.0"/>
          <table:table-cell office:value-type="float" office:value="5541.0"/>
          <table:table-cell office:value-type="float" office:value="245.0"/>
          <table:table-cell office:value-type="float" office:value="488.0"/>
          <table:table-cell office:value-type="float" office:value="8.91"/>
          <table:table-cell office:value-type="float" office:value="8.202"/>
          <table:table-cell office:value-type="float" office:value="25556.0"/>
          <table:table-cell office:value-type="float" office:value="627.0"/>
          <table:table-cell office:value-type="float" office:value="200.0"/>
          <table:table-cell office:value-type="float" office:value="50.0"/>
          <table:table-cell office:value-type="float" office:value="11.98"/>
          <table:table-cell office:value-type="float" office:value="11.184"/>
          <table:table-cell office:value-type="float" office:value="25543.0"/>
          <table:table-cell office:value-type="float" office:value="5314.0"/>
          <table:table-cell office:value-type="float" office:value="238.0"/>
          <table:table-cell office:value-type="float" office:value="225.0"/>
          <table:table-cell office:value-type="float" office:value="8.83"/>
          <table:table-cell office:value-type="float" office:value="8.13"/>
          <table:table-cell office:value-type="float" office:value="25556.0"/>
          <table:table-cell office:value-type="float" office:value="627.0"/>
          <table:table-cell office:value-type="float" office:value="197.0"/>
          <table:table-cell office:value-type="float" office:value="50.0"/>
          <table:table-cell office:value-type="float" office:value="12.46"/>
          <table:table-cell office:value-type="float" office:value="11.548"/>
          <table:table-cell office:value-type="float" office:value="42571.0"/>
          <table:table-cell office:value-type="float" office:value="5699.0"/>
          <table:table-cell office:value-type="float" office:value="229.0"/>
          <table:table-cell office:value-type="float" office:value="180.0"/>
          <table:table-cell office:value-type="float" office:value="8.98"/>
          <table:table-cell office:value-type="float" office:value="8.257"/>
          <table:table-cell office:value-type="float" office:value="23248.0"/>
          <table:table-cell office:value-type="float" office:value="1142.0"/>
          <table:table-cell office:value-type="float" office:value="198.0"/>
          <table:table-cell office:value-type="float" office:value="53.0"/>
          <table:table-cell office:value-type="float" office:value="13.63"/>
          <table:table-cell office:value-type="float" office:value="12.641"/>
          <table:table-cell office:value-type="float" office:value="50832.0"/>
          <table:table-cell office:value-type="float" office:value="6544.0"/>
          <table:table-cell office:value-type="float" office:value="271.0"/>
          <table:table-cell office:value-type="float" office:value="321.0"/>
          <table:table-cell office:value-type="float" office:value="8.76"/>
          <table:table-cell office:value-type="float" office:value="8.024"/>
          <table:table-cell office:value-type="float" office:value="26649.0"/>
          <table:table-cell office:value-type="float" office:value="604.0"/>
          <table:table-cell office:value-type="float" office:value="196.0"/>
          <table:table-cell office:value-type="float" office:value="50.0"/>
          <table:table-cell table:formula="of:=MIN([.$B14];[.$H14];[.$N14];[.$T14];[.$Z14];[.$AF14];[.$AL14];[.$AR14];[.$AX14];[.$BD14];[.$BJ14];[.$BP14])" office:value-type="float"/>
          <table:table-cell table:formula="of:=MIN([.$C14];[.$I14];[.$O14];[.$U14];[.$AA14];[.$AG14];[.$AM14];[.$AS14];[.$AY14];[.$BE14];[.$BK14];[.$BQ14])" office:value-type="float"/>
          <table:table-cell table:formula="of:=MIN([.$D14];[.$J14];[.$P14];[.$V14];[.$AB14];[.$AH14];[.$AN14];[.$AT14];[.$AZ14];[.$BF14];[.$BL14];[.$BR14])" office:value-type="float"/>
          <table:table-cell table:formula="of:=MIN([.$E14];[.$K14];[.$Q14];[.$W14];[.$AC14];[.$AI14];[.$AO14];[.$AU14];[.$BA14];[.$BG14];[.$BM14];[.$BS14])" office:value-type="float"/>
          <table:table-cell table:formula="of:=MIN([.$F14];[.$L14];[.$R14];[.$X14];[.$AD14];[.$AJ14];[.$AP14];[.$AV14];[.$BB14];[.$BH14];[.$BN14];[.$BT14])" office:value-type="float"/>
          <table:table-cell table:formula="of:=MIN([.$G14];[.$M14];[.$S14];[.$Y14];[.$AE14];[.$AK14];[.$AQ14];[.$AW14];[.$BC14];[.$BI14];[.$BO14];[.$BU14])" office:value-type="float"/>
          <table:table-cell table:formula="of:=MEDIAN([.$B14];[.$H14];[.$N14];[.$T14];[.$Z14];[.$AF14];[.$AL14];[.$AR14];[.$AX14];[.$BD14];[.$BJ14];[.$BP14])" office:value-type="float"/>
          <table:table-cell table:formula="of:=MEDIAN([.$C14];[.$I14];[.$O14];[.$U14];[.$AA14];[.$AG14];[.$AM14];[.$AS14];[.$AY14];[.$BE14];[.$BK14];[.$BQ14])" office:value-type="float"/>
          <table:table-cell table:formula="of:=MEDIAN([.$D14];[.$J14];[.$P14];[.$V14];[.$AB14];[.$AH14];[.$AN14];[.$AT14];[.$AZ14];[.$BF14];[.$BL14];[.$BR14])" office:value-type="float"/>
          <table:table-cell table:formula="of:=MEDIAN([.$E14];[.$K14];[.$Q14];[.$W14];[.$AC14];[.$AI14];[.$AO14];[.$AU14];[.$BA14];[.$BG14];[.$BM14];[.$BS14])" office:value-type="float"/>
          <table:table-cell table:formula="of:=MEDIAN([.$F14];[.$L14];[.$R14];[.$X14];[.$AD14];[.$AJ14];[.$AP14];[.$AV14];[.$BB14];[.$BH14];[.$BN14];[.$BT14])" office:value-type="float"/>
          <table:table-cell table:formula="of:=MEDIAN([.$G14];[.$M14];[.$S14];[.$Y14];[.$AE14];[.$AK14];[.$AQ14];[.$AW14];[.$BC14];[.$BI14];[.$BO14];[.$BU14])" office:value-type="float"/>
          <table:table-cell table:formula="of:=MAX([.$B14];[.$H14];[.$N14];[.$T14];[.$Z14];[.$AF14];[.$AL14];[.$AR14];[.$AX14];[.$BD14];[.$BJ14];[.$BP14])" office:value-type="float"/>
          <table:table-cell table:formula="of:=MAX([.$C14];[.$I14];[.$O14];[.$U14];[.$AA14];[.$AG14];[.$AM14];[.$AS14];[.$AY14];[.$BE14];[.$BK14];[.$BQ14])" office:value-type="float"/>
          <table:table-cell table:formula="of:=MAX([.$D14];[.$J14];[.$P14];[.$V14];[.$AB14];[.$AH14];[.$AN14];[.$AT14];[.$AZ14];[.$BF14];[.$BL14];[.$BR14])" office:value-type="float"/>
          <table:table-cell table:formula="of:=MAX([.$E14];[.$K14];[.$Q14];[.$W14];[.$AC14];[.$AI14];[.$AO14];[.$AU14];[.$BA14];[.$BG14];[.$BM14];[.$BS14])" office:value-type="float"/>
          <table:table-cell table:formula="of:=MAX([.$F14];[.$L14];[.$R14];[.$X14];[.$AD14];[.$AJ14];[.$AP14];[.$AV14];[.$BB14];[.$BH14];[.$BN14];[.$BT14])" office:value-type="float"/>
          <table:table-cell table:formula="of:=MAX([.$G14];[.$M14];[.$S14];[.$Y14];[.$AE14];[.$AK14];[.$AQ14];[.$AW14];[.$BC14];[.$BI14];[.$BO14];[.$BU14])" office:value-type="float"/>
        </table:table-row>
        <table:table-row table:style-name="ro1">
          <table:table-cell office:value-type="string">
            <text:p>blocks-strips-typed/instances/instance-35.lp</text:p>
          </table:table-cell>
          <table:table-cell office:value-type="float" office:value="12.12"/>
          <table:table-cell office:value-type="float" office:value="10.981"/>
          <table:table-cell office:value-type="float" office:value="62601.0"/>
          <table:table-cell office:value-type="float" office:value="3840.0"/>
          <table:table-cell office:value-type="float" office:value="219.0"/>
          <table:table-cell office:value-type="float" office:value="0.0"/>
          <table:table-cell office:value-type="float" office:value="11.62"/>
          <table:table-cell office:value-type="float" office:value="10.812"/>
          <table:table-cell office:value-type="float" office:value="17929.0"/>
          <table:table-cell office:value-type="float" office:value="2315.0"/>
          <table:table-cell office:value-type="float" office:value="209.0"/>
          <table:table-cell office:value-type="float" office:value="0.0"/>
          <table:table-cell office:value-type="float" office:value="10.88"/>
          <table:table-cell office:value-type="float" office:value="9.887"/>
          <table:table-cell office:value-type="float" office:value="16802.0"/>
          <table:table-cell office:value-type="float" office:value="2030.0"/>
          <table:table-cell office:value-type="float" office:value="223.0"/>
          <table:table-cell office:value-type="float" office:value="360.0"/>
          <table:table-cell office:value-type="float" office:value="28.39"/>
          <table:table-cell office:value-type="float" office:value="9.649"/>
          <table:table-cell office:value-type="float" office:value="5234.0"/>
          <table:table-cell office:value-type="float" office:value="1509.0"/>
          <table:table-cell office:value-type="float" office:value="287.0"/>
          <table:table-cell office:value-type="float" office:value="135.0"/>
          <table:table-cell office:value-type="float" office:value="10.93"/>
          <table:table-cell office:value-type="float" office:value="9.939"/>
          <table:table-cell office:value-type="float" office:value="16802.0"/>
          <table:table-cell office:value-type="float" office:value="2030.0"/>
          <table:table-cell office:value-type="float" office:value="215.0"/>
          <table:table-cell office:value-type="float" office:value="360.0"/>
          <table:table-cell office:value-type="float" office:value="11.38"/>
          <table:table-cell office:value-type="float" office:value="10.581"/>
          <table:table-cell office:value-type="float" office:value="10894.0"/>
          <table:table-cell office:value-type="float" office:value="2364.0"/>
          <table:table-cell office:value-type="float" office:value="215.0"/>
          <table:table-cell office:value-type="float" office:value="191.0"/>
          <table:table-cell office:value-type="float" office:value="10.28"/>
          <table:table-cell office:value-type="float" office:value="9.431"/>
          <table:table-cell office:value-type="float" office:value="24550.0"/>
          <table:table-cell office:value-type="float" office:value="2126.0"/>
          <table:table-cell office:value-type="float" office:value="210.0"/>
          <table:table-cell office:value-type="float" office:value="232.0"/>
          <table:table-cell office:value-type="float" office:value="10.58"/>
          <table:table-cell office:value-type="float" office:value="9.837"/>
          <table:table-cell office:value-type="float" office:value="10268.0"/>
          <table:table-cell office:value-type="float" office:value="2053.0"/>
          <table:table-cell office:value-type="float" office:value="220.0"/>
          <table:table-cell office:value-type="float" office:value="122.0"/>
          <table:table-cell office:value-type="float" office:value="10.12"/>
          <table:table-cell office:value-type="float" office:value="9.267"/>
          <table:table-cell office:value-type="float" office:value="23224.0"/>
          <table:table-cell office:value-type="float" office:value="1900.0"/>
          <table:table-cell office:value-type="float" office:value="209.0"/>
          <table:table-cell office:value-type="float" office:value="136.0"/>
          <table:table-cell office:value-type="float" office:value="10.58"/>
          <table:table-cell office:value-type="float" office:value="9.866"/>
          <table:table-cell office:value-type="float" office:value="6665.0"/>
          <table:table-cell office:value-type="float" office:value="2003.0"/>
          <table:table-cell office:value-type="float" office:value="217.0"/>
          <table:table-cell office:value-type="float" office:value="83.0"/>
          <table:table-cell office:value-type="float" office:value="10.21"/>
          <table:table-cell office:value-type="float" office:value="9.34"/>
          <table:table-cell office:value-type="float" office:value="13965.0"/>
          <table:table-cell office:value-type="float" office:value="1698.0"/>
          <table:table-cell office:value-type="float" office:value="206.0"/>
          <table:table-cell office:value-type="float" office:value="234.0"/>
          <table:table-cell office:value-type="float" office:value="10.86"/>
          <table:table-cell office:value-type="float" office:value="10.12"/>
          <table:table-cell office:value-type="float" office:value="10714.0"/>
          <table:table-cell office:value-type="float" office:value="2208.0"/>
          <table:table-cell office:value-type="float" office:value="213.0"/>
          <table:table-cell office:value-type="float" office:value="143.0"/>
          <table:table-cell table:formula="of:=MIN([.$B15];[.$H15];[.$N15];[.$T15];[.$Z15];[.$AF15];[.$AL15];[.$AR15];[.$AX15];[.$BD15];[.$BJ15];[.$BP15])" office:value-type="float"/>
          <table:table-cell table:formula="of:=MIN([.$C15];[.$I15];[.$O15];[.$U15];[.$AA15];[.$AG15];[.$AM15];[.$AS15];[.$AY15];[.$BE15];[.$BK15];[.$BQ15])" office:value-type="float"/>
          <table:table-cell table:formula="of:=MIN([.$D15];[.$J15];[.$P15];[.$V15];[.$AB15];[.$AH15];[.$AN15];[.$AT15];[.$AZ15];[.$BF15];[.$BL15];[.$BR15])" office:value-type="float"/>
          <table:table-cell table:formula="of:=MIN([.$E15];[.$K15];[.$Q15];[.$W15];[.$AC15];[.$AI15];[.$AO15];[.$AU15];[.$BA15];[.$BG15];[.$BM15];[.$BS15])" office:value-type="float"/>
          <table:table-cell table:formula="of:=MIN([.$F15];[.$L15];[.$R15];[.$X15];[.$AD15];[.$AJ15];[.$AP15];[.$AV15];[.$BB15];[.$BH15];[.$BN15];[.$BT15])" office:value-type="float"/>
          <table:table-cell table:formula="of:=MIN([.$G15];[.$M15];[.$S15];[.$Y15];[.$AE15];[.$AK15];[.$AQ15];[.$AW15];[.$BC15];[.$BI15];[.$BO15];[.$BU15])" office:value-type="float"/>
          <table:table-cell table:formula="of:=MEDIAN([.$B15];[.$H15];[.$N15];[.$T15];[.$Z15];[.$AF15];[.$AL15];[.$AR15];[.$AX15];[.$BD15];[.$BJ15];[.$BP15])" office:value-type="float"/>
          <table:table-cell table:formula="of:=MEDIAN([.$C15];[.$I15];[.$O15];[.$U15];[.$AA15];[.$AG15];[.$AM15];[.$AS15];[.$AY15];[.$BE15];[.$BK15];[.$BQ15])" office:value-type="float"/>
          <table:table-cell table:formula="of:=MEDIAN([.$D15];[.$J15];[.$P15];[.$V15];[.$AB15];[.$AH15];[.$AN15];[.$AT15];[.$AZ15];[.$BF15];[.$BL15];[.$BR15])" office:value-type="float"/>
          <table:table-cell table:formula="of:=MEDIAN([.$E15];[.$K15];[.$Q15];[.$W15];[.$AC15];[.$AI15];[.$AO15];[.$AU15];[.$BA15];[.$BG15];[.$BM15];[.$BS15])" office:value-type="float"/>
          <table:table-cell table:formula="of:=MEDIAN([.$F15];[.$L15];[.$R15];[.$X15];[.$AD15];[.$AJ15];[.$AP15];[.$AV15];[.$BB15];[.$BH15];[.$BN15];[.$BT15])" office:value-type="float"/>
          <table:table-cell table:formula="of:=MEDIAN([.$G15];[.$M15];[.$S15];[.$Y15];[.$AE15];[.$AK15];[.$AQ15];[.$AW15];[.$BC15];[.$BI15];[.$BO15];[.$BU15])" office:value-type="float"/>
          <table:table-cell table:formula="of:=MAX([.$B15];[.$H15];[.$N15];[.$T15];[.$Z15];[.$AF15];[.$AL15];[.$AR15];[.$AX15];[.$BD15];[.$BJ15];[.$BP15])" office:value-type="float"/>
          <table:table-cell table:formula="of:=MAX([.$C15];[.$I15];[.$O15];[.$U15];[.$AA15];[.$AG15];[.$AM15];[.$AS15];[.$AY15];[.$BE15];[.$BK15];[.$BQ15])" office:value-type="float"/>
          <table:table-cell table:formula="of:=MAX([.$D15];[.$J15];[.$P15];[.$V15];[.$AB15];[.$AH15];[.$AN15];[.$AT15];[.$AZ15];[.$BF15];[.$BL15];[.$BR15])" office:value-type="float"/>
          <table:table-cell table:formula="of:=MAX([.$E15];[.$K15];[.$Q15];[.$W15];[.$AC15];[.$AI15];[.$AO15];[.$AU15];[.$BA15];[.$BG15];[.$BM15];[.$BS15])" office:value-type="float"/>
          <table:table-cell table:formula="of:=MAX([.$F15];[.$L15];[.$R15];[.$X15];[.$AD15];[.$AJ15];[.$AP15];[.$AV15];[.$BB15];[.$BH15];[.$BN15];[.$BT15])" office:value-type="float"/>
          <table:table-cell table:formula="of:=MAX([.$G15];[.$M15];[.$S15];[.$Y15];[.$AE15];[.$AK15];[.$AQ15];[.$AW15];[.$BC15];[.$BI15];[.$BO15];[.$BU15])" office:value-type="float"/>
        </table:table-row>
        <table:table-row table:style-name="ro1">
          <table:table-cell office:value-type="string">
            <text:p>blocks-strips-typed/instances/instance-36.lp</text:p>
          </table:table-cell>
          <table:table-cell office:value-type="float" office:value="12.91"/>
          <table:table-cell office:value-type="float" office:value="11.981"/>
          <table:table-cell office:value-type="float" office:value="66947.0"/>
          <table:table-cell office:value-type="float" office:value="3636.0"/>
          <table:table-cell office:value-type="float" office:value="236.0"/>
          <table:table-cell office:value-type="float" office:value="0.0"/>
          <table:table-cell office:value-type="float" office:value="10.49"/>
          <table:table-cell office:value-type="float" office:value="9.614"/>
          <table:table-cell office:value-type="float" office:value="14090.0"/>
          <table:table-cell office:value-type="float" office:value="655.0"/>
          <table:table-cell office:value-type="float" office:value="221.0"/>
          <table:table-cell office:value-type="float" office:value="0.0"/>
          <table:table-cell office:value-type="float" office:value="11.8"/>
          <table:table-cell office:value-type="float" office:value="10.759"/>
          <table:table-cell office:value-type="float" office:value="27821.0"/>
          <table:table-cell office:value-type="float" office:value="2151.0"/>
          <table:table-cell office:value-type="float" office:value="233.0"/>
          <table:table-cell office:value-type="float" office:value="334.0"/>
          <table:table-cell office:value-type="float" office:value="15.25"/>
          <table:table-cell office:value-type="float" office:value="9.104"/>
          <table:table-cell office:value-type="float" office:value="2413.0"/>
          <table:table-cell office:value-type="float" office:value="258.0"/>
          <table:table-cell office:value-type="float" office:value="225.0"/>
          <table:table-cell office:value-type="float" office:value="55.0"/>
          <table:table-cell office:value-type="float" office:value="12.0"/>
          <table:table-cell office:value-type="float" office:value="10.937"/>
          <table:table-cell office:value-type="float" office:value="27821.0"/>
          <table:table-cell office:value-type="float" office:value="2151.0"/>
          <table:table-cell office:value-type="float" office:value="234.0"/>
          <table:table-cell office:value-type="float" office:value="334.0"/>
          <table:table-cell office:value-type="float" office:value="10.55"/>
          <table:table-cell office:value-type="float" office:value="9.78"/>
          <table:table-cell office:value-type="float" office:value="2978.0"/>
          <table:table-cell office:value-type="float" office:value="277.0"/>
          <table:table-cell office:value-type="float" office:value="219.0"/>
          <table:table-cell office:value-type="float" office:value="58.0"/>
          <table:table-cell office:value-type="float" office:value="11.78"/>
          <table:table-cell office:value-type="float" office:value="10.848"/>
          <table:table-cell office:value-type="float" office:value="29432.0"/>
          <table:table-cell office:value-type="float" office:value="2349.0"/>
          <table:table-cell office:value-type="float" office:value="230.0"/>
          <table:table-cell office:value-type="float" office:value="198.0"/>
          <table:table-cell office:value-type="float" office:value="9.92"/>
          <table:table-cell office:value-type="float" office:value="9.132"/>
          <table:table-cell office:value-type="float" office:value="2978.0"/>
          <table:table-cell office:value-type="float" office:value="277.0"/>
          <table:table-cell office:value-type="float" office:value="223.0"/>
          <table:table-cell office:value-type="float" office:value="58.0"/>
          <table:table-cell office:value-type="float" office:value="10.49"/>
          <table:table-cell office:value-type="float" office:value="9.622"/>
          <table:table-cell office:value-type="float" office:value="11687.0"/>
          <table:table-cell office:value-type="float" office:value="1083.0"/>
          <table:table-cell office:value-type="float" office:value="219.0"/>
          <table:table-cell office:value-type="float" office:value="90.0"/>
          <table:table-cell office:value-type="float" office:value="10.1"/>
          <table:table-cell office:value-type="float" office:value="9.287"/>
          <table:table-cell office:value-type="float" office:value="3707.0"/>
          <table:table-cell office:value-type="float" office:value="302.0"/>
          <table:table-cell office:value-type="float" office:value="222.0"/>
          <table:table-cell office:value-type="float" office:value="52.0"/>
          <table:table-cell office:value-type="float" office:value="11.49"/>
          <table:table-cell office:value-type="float" office:value="10.509"/>
          <table:table-cell office:value-type="float" office:value="39586.0"/>
          <table:table-cell office:value-type="float" office:value="2434.0"/>
          <table:table-cell office:value-type="float" office:value="226.0"/>
          <table:table-cell office:value-type="float" office:value="192.0"/>
          <table:table-cell office:value-type="float" office:value="9.98"/>
          <table:table-cell office:value-type="float" office:value="9.186"/>
          <table:table-cell office:value-type="float" office:value="2978.0"/>
          <table:table-cell office:value-type="float" office:value="277.0"/>
          <table:table-cell office:value-type="float" office:value="221.0"/>
          <table:table-cell office:value-type="float" office:value="58.0"/>
          <table:table-cell table:formula="of:=MIN([.$B16];[.$H16];[.$N16];[.$T16];[.$Z16];[.$AF16];[.$AL16];[.$AR16];[.$AX16];[.$BD16];[.$BJ16];[.$BP16])" office:value-type="float"/>
          <table:table-cell table:formula="of:=MIN([.$C16];[.$I16];[.$O16];[.$U16];[.$AA16];[.$AG16];[.$AM16];[.$AS16];[.$AY16];[.$BE16];[.$BK16];[.$BQ16])" office:value-type="float"/>
          <table:table-cell table:formula="of:=MIN([.$D16];[.$J16];[.$P16];[.$V16];[.$AB16];[.$AH16];[.$AN16];[.$AT16];[.$AZ16];[.$BF16];[.$BL16];[.$BR16])" office:value-type="float"/>
          <table:table-cell table:formula="of:=MIN([.$E16];[.$K16];[.$Q16];[.$W16];[.$AC16];[.$AI16];[.$AO16];[.$AU16];[.$BA16];[.$BG16];[.$BM16];[.$BS16])" office:value-type="float"/>
          <table:table-cell table:formula="of:=MIN([.$F16];[.$L16];[.$R16];[.$X16];[.$AD16];[.$AJ16];[.$AP16];[.$AV16];[.$BB16];[.$BH16];[.$BN16];[.$BT16])" office:value-type="float"/>
          <table:table-cell table:formula="of:=MIN([.$G16];[.$M16];[.$S16];[.$Y16];[.$AE16];[.$AK16];[.$AQ16];[.$AW16];[.$BC16];[.$BI16];[.$BO16];[.$BU16])" office:value-type="float"/>
          <table:table-cell table:formula="of:=MEDIAN([.$B16];[.$H16];[.$N16];[.$T16];[.$Z16];[.$AF16];[.$AL16];[.$AR16];[.$AX16];[.$BD16];[.$BJ16];[.$BP16])" office:value-type="float"/>
          <table:table-cell table:formula="of:=MEDIAN([.$C16];[.$I16];[.$O16];[.$U16];[.$AA16];[.$AG16];[.$AM16];[.$AS16];[.$AY16];[.$BE16];[.$BK16];[.$BQ16])" office:value-type="float"/>
          <table:table-cell table:formula="of:=MEDIAN([.$D16];[.$J16];[.$P16];[.$V16];[.$AB16];[.$AH16];[.$AN16];[.$AT16];[.$AZ16];[.$BF16];[.$BL16];[.$BR16])" office:value-type="float"/>
          <table:table-cell table:formula="of:=MEDIAN([.$E16];[.$K16];[.$Q16];[.$W16];[.$AC16];[.$AI16];[.$AO16];[.$AU16];[.$BA16];[.$BG16];[.$BM16];[.$BS16])" office:value-type="float"/>
          <table:table-cell table:formula="of:=MEDIAN([.$F16];[.$L16];[.$R16];[.$X16];[.$AD16];[.$AJ16];[.$AP16];[.$AV16];[.$BB16];[.$BH16];[.$BN16];[.$BT16])" office:value-type="float"/>
          <table:table-cell table:formula="of:=MEDIAN([.$G16];[.$M16];[.$S16];[.$Y16];[.$AE16];[.$AK16];[.$AQ16];[.$AW16];[.$BC16];[.$BI16];[.$BO16];[.$BU16])" office:value-type="float"/>
          <table:table-cell table:formula="of:=MAX([.$B16];[.$H16];[.$N16];[.$T16];[.$Z16];[.$AF16];[.$AL16];[.$AR16];[.$AX16];[.$BD16];[.$BJ16];[.$BP16])" office:value-type="float"/>
          <table:table-cell table:formula="of:=MAX([.$C16];[.$I16];[.$O16];[.$U16];[.$AA16];[.$AG16];[.$AM16];[.$AS16];[.$AY16];[.$BE16];[.$BK16];[.$BQ16])" office:value-type="float"/>
          <table:table-cell table:formula="of:=MAX([.$D16];[.$J16];[.$P16];[.$V16];[.$AB16];[.$AH16];[.$AN16];[.$AT16];[.$AZ16];[.$BF16];[.$BL16];[.$BR16])" office:value-type="float"/>
          <table:table-cell table:formula="of:=MAX([.$E16];[.$K16];[.$Q16];[.$W16];[.$AC16];[.$AI16];[.$AO16];[.$AU16];[.$BA16];[.$BG16];[.$BM16];[.$BS16])" office:value-type="float"/>
          <table:table-cell table:formula="of:=MAX([.$F16];[.$L16];[.$R16];[.$X16];[.$AD16];[.$AJ16];[.$AP16];[.$AV16];[.$BB16];[.$BH16];[.$BN16];[.$BT16])" office:value-type="float"/>
          <table:table-cell table:formula="of:=MAX([.$G16];[.$M16];[.$S16];[.$Y16];[.$AE16];[.$AK16];[.$AQ16];[.$AW16];[.$BC16];[.$BI16];[.$BO16];[.$BU16])" office:value-type="float"/>
        </table:table-row>
        <table:table-row table:style-name="ro1">
          <table:table-cell office:value-type="string">
            <text:p>blocks-strips-typed/instances/instance-37.lp</text:p>
          </table:table-cell>
          <table:table-cell office:value-type="float" office:value="14.63"/>
          <table:table-cell office:value-type="float" office:value="13.497"/>
          <table:table-cell office:value-type="float" office:value="94953.0"/>
          <table:table-cell office:value-type="float" office:value="3515.0"/>
          <table:table-cell office:value-type="float" office:value="283.0"/>
          <table:table-cell office:value-type="float" office:value="0.0"/>
          <table:table-cell office:value-type="float" office:value="12.35"/>
          <table:table-cell office:value-type="float" office:value="11.439"/>
          <table:table-cell office:value-type="float" office:value="3121.0"/>
          <table:table-cell office:value-type="float" office:value="332.0"/>
          <table:table-cell office:value-type="float" office:value="275.0"/>
          <table:table-cell office:value-type="float" office:value="0.0"/>
          <table:table-cell office:value-type="float" office:value="13.63"/>
          <table:table-cell office:value-type="float" office:value="12.502"/>
          <table:table-cell office:value-type="float" office:value="22316.0"/>
          <table:table-cell office:value-type="float" office:value="2067.0"/>
          <table:table-cell office:value-type="float" office:value="286.0"/>
          <table:table-cell office:value-type="float" office:value="270.0"/>
          <table:table-cell office:value-type="float" office:value="18.63"/>
          <table:table-cell office:value-type="float" office:value="11.816"/>
          <table:table-cell office:value-type="float" office:value="3439.0"/>
          <table:table-cell office:value-type="float" office:value="328.0"/>
          <table:table-cell office:value-type="float" office:value="320.0"/>
          <table:table-cell office:value-type="float" office:value="81.0"/>
          <table:table-cell office:value-type="float" office:value="13.98"/>
          <table:table-cell office:value-type="float" office:value="12.85"/>
          <table:table-cell office:value-type="float" office:value="22316.0"/>
          <table:table-cell office:value-type="float" office:value="2067.0"/>
          <table:table-cell office:value-type="float" office:value="286.0"/>
          <table:table-cell office:value-type="float" office:value="270.0"/>
          <table:table-cell office:value-type="float" office:value="12.18"/>
          <table:table-cell office:value-type="float" office:value="11.298"/>
          <table:table-cell office:value-type="float" office:value="1260.0"/>
          <table:table-cell office:value-type="float" office:value="224.0"/>
          <table:table-cell office:value-type="float" office:value="277.0"/>
          <table:table-cell office:value-type="float" office:value="58.0"/>
          <table:table-cell office:value-type="float" office:value="12.69"/>
          <table:table-cell office:value-type="float" office:value="11.674"/>
          <table:table-cell office:value-type="float" office:value="16574.0"/>
          <table:table-cell office:value-type="float" office:value="1707.0"/>
          <table:table-cell office:value-type="float" office:value="276.0"/>
          <table:table-cell office:value-type="float" office:value="173.0"/>
          <table:table-cell office:value-type="float" office:value="12.4"/>
          <table:table-cell office:value-type="float" office:value="11.423"/>
          <table:table-cell office:value-type="float" office:value="1260.0"/>
          <table:table-cell office:value-type="float" office:value="224.0"/>
          <table:table-cell office:value-type="float" office:value="278.0"/>
          <table:table-cell office:value-type="float" office:value="58.0"/>
          <table:table-cell office:value-type="float" office:value="13.59"/>
          <table:table-cell office:value-type="float" office:value="12.553"/>
          <table:table-cell office:value-type="float" office:value="38407.0"/>
          <table:table-cell office:value-type="float" office:value="2272.0"/>
          <table:table-cell office:value-type="float" office:value="275.0"/>
          <table:table-cell office:value-type="float" office:value="168.0"/>
          <table:table-cell office:value-type="float" office:value="11.56"/>
          <table:table-cell office:value-type="float" office:value="10.658"/>
          <table:table-cell office:value-type="float" office:value="1260.0"/>
          <table:table-cell office:value-type="float" office:value="224.0"/>
          <table:table-cell office:value-type="float" office:value="277.0"/>
          <table:table-cell office:value-type="float" office:value="58.0"/>
          <table:table-cell office:value-type="float" office:value="13.83"/>
          <table:table-cell office:value-type="float" office:value="12.739"/>
          <table:table-cell office:value-type="float" office:value="41307.0"/>
          <table:table-cell office:value-type="float" office:value="2763.0"/>
          <table:table-cell office:value-type="float" office:value="279.0"/>
          <table:table-cell office:value-type="float" office:value="230.0"/>
          <table:table-cell office:value-type="float" office:value="11.88"/>
          <table:table-cell office:value-type="float" office:value="10.95"/>
          <table:table-cell office:value-type="float" office:value="1260.0"/>
          <table:table-cell office:value-type="float" office:value="224.0"/>
          <table:table-cell office:value-type="float" office:value="274.0"/>
          <table:table-cell office:value-type="float" office:value="58.0"/>
          <table:table-cell table:formula="of:=MIN([.$B17];[.$H17];[.$N17];[.$T17];[.$Z17];[.$AF17];[.$AL17];[.$AR17];[.$AX17];[.$BD17];[.$BJ17];[.$BP17])" office:value-type="float"/>
          <table:table-cell table:formula="of:=MIN([.$C17];[.$I17];[.$O17];[.$U17];[.$AA17];[.$AG17];[.$AM17];[.$AS17];[.$AY17];[.$BE17];[.$BK17];[.$BQ17])" office:value-type="float"/>
          <table:table-cell table:formula="of:=MIN([.$D17];[.$J17];[.$P17];[.$V17];[.$AB17];[.$AH17];[.$AN17];[.$AT17];[.$AZ17];[.$BF17];[.$BL17];[.$BR17])" office:value-type="float"/>
          <table:table-cell table:formula="of:=MIN([.$E17];[.$K17];[.$Q17];[.$W17];[.$AC17];[.$AI17];[.$AO17];[.$AU17];[.$BA17];[.$BG17];[.$BM17];[.$BS17])" office:value-type="float"/>
          <table:table-cell table:formula="of:=MIN([.$F17];[.$L17];[.$R17];[.$X17];[.$AD17];[.$AJ17];[.$AP17];[.$AV17];[.$BB17];[.$BH17];[.$BN17];[.$BT17])" office:value-type="float"/>
          <table:table-cell table:formula="of:=MIN([.$G17];[.$M17];[.$S17];[.$Y17];[.$AE17];[.$AK17];[.$AQ17];[.$AW17];[.$BC17];[.$BI17];[.$BO17];[.$BU17])" office:value-type="float"/>
          <table:table-cell table:formula="of:=MEDIAN([.$B17];[.$H17];[.$N17];[.$T17];[.$Z17];[.$AF17];[.$AL17];[.$AR17];[.$AX17];[.$BD17];[.$BJ17];[.$BP17])" office:value-type="float"/>
          <table:table-cell table:formula="of:=MEDIAN([.$C17];[.$I17];[.$O17];[.$U17];[.$AA17];[.$AG17];[.$AM17];[.$AS17];[.$AY17];[.$BE17];[.$BK17];[.$BQ17])" office:value-type="float"/>
          <table:table-cell table:formula="of:=MEDIAN([.$D17];[.$J17];[.$P17];[.$V17];[.$AB17];[.$AH17];[.$AN17];[.$AT17];[.$AZ17];[.$BF17];[.$BL17];[.$BR17])" office:value-type="float"/>
          <table:table-cell table:formula="of:=MEDIAN([.$E17];[.$K17];[.$Q17];[.$W17];[.$AC17];[.$AI17];[.$AO17];[.$AU17];[.$BA17];[.$BG17];[.$BM17];[.$BS17])" office:value-type="float"/>
          <table:table-cell table:formula="of:=MEDIAN([.$F17];[.$L17];[.$R17];[.$X17];[.$AD17];[.$AJ17];[.$AP17];[.$AV17];[.$BB17];[.$BH17];[.$BN17];[.$BT17])" office:value-type="float"/>
          <table:table-cell table:formula="of:=MEDIAN([.$G17];[.$M17];[.$S17];[.$Y17];[.$AE17];[.$AK17];[.$AQ17];[.$AW17];[.$BC17];[.$BI17];[.$BO17];[.$BU17])" office:value-type="float"/>
          <table:table-cell table:formula="of:=MAX([.$B17];[.$H17];[.$N17];[.$T17];[.$Z17];[.$AF17];[.$AL17];[.$AR17];[.$AX17];[.$BD17];[.$BJ17];[.$BP17])" office:value-type="float"/>
          <table:table-cell table:formula="of:=MAX([.$C17];[.$I17];[.$O17];[.$U17];[.$AA17];[.$AG17];[.$AM17];[.$AS17];[.$AY17];[.$BE17];[.$BK17];[.$BQ17])" office:value-type="float"/>
          <table:table-cell table:formula="of:=MAX([.$D17];[.$J17];[.$P17];[.$V17];[.$AB17];[.$AH17];[.$AN17];[.$AT17];[.$AZ17];[.$BF17];[.$BL17];[.$BR17])" office:value-type="float"/>
          <table:table-cell table:formula="of:=MAX([.$E17];[.$K17];[.$Q17];[.$W17];[.$AC17];[.$AI17];[.$AO17];[.$AU17];[.$BA17];[.$BG17];[.$BM17];[.$BS17])" office:value-type="float"/>
          <table:table-cell table:formula="of:=MAX([.$F17];[.$L17];[.$R17];[.$X17];[.$AD17];[.$AJ17];[.$AP17];[.$AV17];[.$BB17];[.$BH17];[.$BN17];[.$BT17])" office:value-type="float"/>
          <table:table-cell table:formula="of:=MAX([.$G17];[.$M17];[.$S17];[.$Y17];[.$AE17];[.$AK17];[.$AQ17];[.$AW17];[.$BC17];[.$BI17];[.$BO17];[.$BU17])" office:value-type="float"/>
        </table:table-row>
        <table:table-row table:style-name="ro1">
          <table:table-cell office:value-type="string">
            <text:p>blocks-strips-typed/instances/instance-38.lp</text:p>
          </table:table-cell>
          <table:table-cell office:value-type="float" office:value="19.25"/>
          <table:table-cell office:value-type="float" office:value="17.72"/>
          <table:table-cell office:value-type="float" office:value="78147.0"/>
          <table:table-cell office:value-type="float" office:value="5171.0"/>
          <table:table-cell office:value-type="float" office:value="331.0"/>
          <table:table-cell office:value-type="float" office:value="0.0"/>
          <table:table-cell office:value-type="float" office:value="45.57"/>
          <table:table-cell office:value-type="float" office:value="43.914"/>
          <table:table-cell office:value-type="float" office:value="131871.0"/>
          <table:table-cell office:value-type="float" office:value="9319.0"/>
          <table:table-cell office:value-type="float" office:value="436.0"/>
          <table:table-cell office:value-type="float" office:value="0.0"/>
          <table:table-cell office:value-type="float" office:value="28.39"/>
          <table:table-cell office:value-type="float" office:value="26.638"/>
          <table:table-cell office:value-type="float" office:value="113443.0"/>
          <table:table-cell office:value-type="float" office:value="7533.0"/>
          <table:table-cell office:value-type="float" office:value="405.0"/>
          <table:table-cell office:value-type="float" office:value="796.0"/>
          <table:table-cell office:value-type="float" office:value="216.57"/>
          <table:table-cell office:value-type="float" office:value="43.624"/>
          <table:table-cell office:value-type="float" office:value="110639.0"/>
          <table:table-cell office:value-type="float" office:value="14416.0"/>
          <table:table-cell office:value-type="float" office:value="1297.0"/>
          <table:table-cell office:value-type="float" office:value="123.0"/>
          <table:table-cell office:value-type="float" office:value="20.86"/>
          <table:table-cell office:value-type="float" office:value="19.595"/>
          <table:table-cell office:value-type="float" office:value="112834.0"/>
          <table:table-cell office:value-type="float" office:value="7504.0"/>
          <table:table-cell office:value-type="float" office:value="378.0"/>
          <table:table-cell office:value-type="float" office:value="320.0"/>
          <table:table-cell office:value-type="float" office:value="42.28"/>
          <table:table-cell office:value-type="float" office:value="41.148"/>
          <table:table-cell office:value-type="float" office:value="139786.0"/>
          <table:table-cell office:value-type="float" office:value="14048.0"/>
          <table:table-cell office:value-type="float" office:value="452.0"/>
          <table:table-cell office:value-type="float" office:value="100.0"/>
          <table:table-cell office:value-type="float" office:value="20.57"/>
          <table:table-cell office:value-type="float" office:value="19.477"/>
          <table:table-cell office:value-type="float" office:value="112829.0"/>
          <table:table-cell office:value-type="float" office:value="7505.0"/>
          <table:table-cell office:value-type="float" office:value="372.0"/>
          <table:table-cell office:value-type="float" office:value="188.0"/>
          <table:table-cell office:value-type="float" office:value="38.83"/>
          <table:table-cell office:value-type="float" office:value="37.808"/>
          <table:table-cell office:value-type="float" office:value="144920.0"/>
          <table:table-cell office:value-type="float" office:value="14074.0"/>
          <table:table-cell office:value-type="float" office:value="453.0"/>
          <table:table-cell office:value-type="float" office:value="83.0"/>
          <table:table-cell office:value-type="float" office:value="18.55"/>
          <table:table-cell office:value-type="float" office:value="17.404"/>
          <table:table-cell office:value-type="float" office:value="87942.0"/>
          <table:table-cell office:value-type="float" office:value="7220.0"/>
          <table:table-cell office:value-type="float" office:value="334.0"/>
          <table:table-cell office:value-type="float" office:value="136.0"/>
          <table:table-cell office:value-type="float" office:value="36.92"/>
          <table:table-cell office:value-type="float" office:value="35.821"/>
          <table:table-cell office:value-type="float" office:value="148189.0"/>
          <table:table-cell office:value-type="float" office:value="14077.0"/>
          <table:table-cell office:value-type="float" office:value="434.0"/>
          <table:table-cell office:value-type="float" office:value="72.0"/>
          <table:table-cell office:value-type="float" office:value="19.21"/>
          <table:table-cell office:value-type="float" office:value="18.02"/>
          <table:table-cell office:value-type="float" office:value="104478.0"/>
          <table:table-cell office:value-type="float" office:value="8053.0"/>
          <table:table-cell office:value-type="float" office:value="334.0"/>
          <table:table-cell office:value-type="float" office:value="257.0"/>
          <table:table-cell office:value-type="float" office:value="39.33"/>
          <table:table-cell office:value-type="float" office:value="38.239"/>
          <table:table-cell office:value-type="float" office:value="146443.0"/>
          <table:table-cell office:value-type="float" office:value="14079.0"/>
          <table:table-cell office:value-type="float" office:value="453.0"/>
          <table:table-cell office:value-type="float" office:value="87.0"/>
          <table:table-cell table:formula="of:=MIN([.$B18];[.$H18];[.$N18];[.$T18];[.$Z18];[.$AF18];[.$AL18];[.$AR18];[.$AX18];[.$BD18];[.$BJ18];[.$BP18])" office:value-type="float"/>
          <table:table-cell table:formula="of:=MIN([.$C18];[.$I18];[.$O18];[.$U18];[.$AA18];[.$AG18];[.$AM18];[.$AS18];[.$AY18];[.$BE18];[.$BK18];[.$BQ18])" office:value-type="float"/>
          <table:table-cell table:formula="of:=MIN([.$D18];[.$J18];[.$P18];[.$V18];[.$AB18];[.$AH18];[.$AN18];[.$AT18];[.$AZ18];[.$BF18];[.$BL18];[.$BR18])" office:value-type="float"/>
          <table:table-cell table:formula="of:=MIN([.$E18];[.$K18];[.$Q18];[.$W18];[.$AC18];[.$AI18];[.$AO18];[.$AU18];[.$BA18];[.$BG18];[.$BM18];[.$BS18])" office:value-type="float"/>
          <table:table-cell table:formula="of:=MIN([.$F18];[.$L18];[.$R18];[.$X18];[.$AD18];[.$AJ18];[.$AP18];[.$AV18];[.$BB18];[.$BH18];[.$BN18];[.$BT18])" office:value-type="float"/>
          <table:table-cell table:formula="of:=MIN([.$G18];[.$M18];[.$S18];[.$Y18];[.$AE18];[.$AK18];[.$AQ18];[.$AW18];[.$BC18];[.$BI18];[.$BO18];[.$BU18])" office:value-type="float"/>
          <table:table-cell table:formula="of:=MEDIAN([.$B18];[.$H18];[.$N18];[.$T18];[.$Z18];[.$AF18];[.$AL18];[.$AR18];[.$AX18];[.$BD18];[.$BJ18];[.$BP18])" office:value-type="float"/>
          <table:table-cell table:formula="of:=MEDIAN([.$C18];[.$I18];[.$O18];[.$U18];[.$AA18];[.$AG18];[.$AM18];[.$AS18];[.$AY18];[.$BE18];[.$BK18];[.$BQ18])" office:value-type="float"/>
          <table:table-cell table:formula="of:=MEDIAN([.$D18];[.$J18];[.$P18];[.$V18];[.$AB18];[.$AH18];[.$AN18];[.$AT18];[.$AZ18];[.$BF18];[.$BL18];[.$BR18])" office:value-type="float"/>
          <table:table-cell table:formula="of:=MEDIAN([.$E18];[.$K18];[.$Q18];[.$W18];[.$AC18];[.$AI18];[.$AO18];[.$AU18];[.$BA18];[.$BG18];[.$BM18];[.$BS18])" office:value-type="float"/>
          <table:table-cell table:formula="of:=MEDIAN([.$F18];[.$L18];[.$R18];[.$X18];[.$AD18];[.$AJ18];[.$AP18];[.$AV18];[.$BB18];[.$BH18];[.$BN18];[.$BT18])" office:value-type="float"/>
          <table:table-cell table:formula="of:=MEDIAN([.$G18];[.$M18];[.$S18];[.$Y18];[.$AE18];[.$AK18];[.$AQ18];[.$AW18];[.$BC18];[.$BI18];[.$BO18];[.$BU18])" office:value-type="float"/>
          <table:table-cell table:formula="of:=MAX([.$B18];[.$H18];[.$N18];[.$T18];[.$Z18];[.$AF18];[.$AL18];[.$AR18];[.$AX18];[.$BD18];[.$BJ18];[.$BP18])" office:value-type="float"/>
          <table:table-cell table:formula="of:=MAX([.$C18];[.$I18];[.$O18];[.$U18];[.$AA18];[.$AG18];[.$AM18];[.$AS18];[.$AY18];[.$BE18];[.$BK18];[.$BQ18])" office:value-type="float"/>
          <table:table-cell table:formula="of:=MAX([.$D18];[.$J18];[.$P18];[.$V18];[.$AB18];[.$AH18];[.$AN18];[.$AT18];[.$AZ18];[.$BF18];[.$BL18];[.$BR18])" office:value-type="float"/>
          <table:table-cell table:formula="of:=MAX([.$E18];[.$K18];[.$Q18];[.$W18];[.$AC18];[.$AI18];[.$AO18];[.$AU18];[.$BA18];[.$BG18];[.$BM18];[.$BS18])" office:value-type="float"/>
          <table:table-cell table:formula="of:=MAX([.$F18];[.$L18];[.$R18];[.$X18];[.$AD18];[.$AJ18];[.$AP18];[.$AV18];[.$BB18];[.$BH18];[.$BN18];[.$BT18])" office:value-type="float"/>
          <table:table-cell table:formula="of:=MAX([.$G18];[.$M18];[.$S18];[.$Y18];[.$AE18];[.$AK18];[.$AQ18];[.$AW18];[.$BC18];[.$BI18];[.$BO18];[.$BU18])" office:value-type="float"/>
        </table:table-row>
        <table:table-row table:style-name="ro1">
          <table:table-cell office:value-type="string">
            <text:p>blocks-strips-typed/instances/instance-39.lp</text:p>
          </table:table-cell>
          <table:table-cell office:value-type="float" office:value="30.0"/>
          <table:table-cell office:value-type="float" office:value="28.396"/>
          <table:table-cell office:value-type="float" office:value="138946.0"/>
          <table:table-cell office:value-type="float" office:value="7887.0"/>
          <table:table-cell office:value-type="float" office:value="422.0"/>
          <table:table-cell office:value-type="float" office:value="0.0"/>
          <table:table-cell office:value-type="float" office:value="15.84"/>
          <table:table-cell office:value-type="float" office:value="14.688"/>
          <table:table-cell office:value-type="float" office:value="40507.0"/>
          <table:table-cell office:value-type="float" office:value="881.0"/>
          <table:table-cell office:value-type="float" office:value="331.0"/>
          <table:table-cell office:value-type="float" office:value="0.0"/>
          <table:table-cell office:value-type="float" office:value="26.62"/>
          <table:table-cell office:value-type="float" office:value="24.905"/>
          <table:table-cell office:value-type="float" office:value="63504.0"/>
          <table:table-cell office:value-type="float" office:value="5877.0"/>
          <table:table-cell office:value-type="float" office:value="431.0"/>
          <table:table-cell office:value-type="float" office:value="730.0"/>
          <table:table-cell office:value-type="float" office:value="80.45"/>
          <table:table-cell office:value-type="float" office:value="15.355"/>
          <table:table-cell office:value-type="float" office:value="20728.0"/>
          <table:table-cell office:value-type="float" office:value="1155.0"/>
          <table:table-cell office:value-type="float" office:value="592.0"/>
          <table:table-cell office:value-type="float" office:value="90.0"/>
          <table:table-cell office:value-type="float" office:value="20.5"/>
          <table:table-cell office:value-type="float" office:value="19.158"/>
          <table:table-cell office:value-type="float" office:value="64199.0"/>
          <table:table-cell office:value-type="float" office:value="5879.0"/>
          <table:table-cell office:value-type="float" office:value="417.0"/>
          <table:table-cell office:value-type="float" office:value="357.0"/>
          <table:table-cell office:value-type="float" office:value="15.88"/>
          <table:table-cell office:value-type="float" office:value="14.723"/>
          <table:table-cell office:value-type="float" office:value="22080.0"/>
          <table:table-cell office:value-type="float" office:value="1080.0"/>
          <table:table-cell office:value-type="float" office:value="338.0"/>
          <table:table-cell office:value-type="float" office:value="79.0"/>
          <table:table-cell office:value-type="float" office:value="19.9"/>
          <table:table-cell office:value-type="float" office:value="18.663"/>
          <table:table-cell office:value-type="float" office:value="65438.0"/>
          <table:table-cell office:value-type="float" office:value="6076.0"/>
          <table:table-cell office:value-type="float" office:value="407.0"/>
          <table:table-cell office:value-type="float" office:value="197.0"/>
          <table:table-cell office:value-type="float" office:value="15.37"/>
          <table:table-cell office:value-type="float" office:value="14.23"/>
          <table:table-cell office:value-type="float" office:value="21658.0"/>
          <table:table-cell office:value-type="float" office:value="1077.0"/>
          <table:table-cell office:value-type="float" office:value="328.0"/>
          <table:table-cell office:value-type="float" office:value="70.0"/>
          <table:table-cell office:value-type="float" office:value="19.13"/>
          <table:table-cell office:value-type="float" office:value="17.886"/>
          <table:table-cell office:value-type="float" office:value="48353.0"/>
          <table:table-cell office:value-type="float" office:value="5060.0"/>
          <table:table-cell office:value-type="float" office:value="390.0"/>
          <table:table-cell office:value-type="float" office:value="180.0"/>
          <table:table-cell office:value-type="float" office:value="15.14"/>
          <table:table-cell office:value-type="float" office:value="13.996"/>
          <table:table-cell office:value-type="float" office:value="14447.0"/>
          <table:table-cell office:value-type="float" office:value="575.0"/>
          <table:table-cell office:value-type="float" office:value="322.0"/>
          <table:table-cell office:value-type="float" office:value="56.0"/>
          <table:table-cell office:value-type="float" office:value="19.45"/>
          <table:table-cell office:value-type="float" office:value="18.148"/>
          <table:table-cell office:value-type="float" office:value="69121.0"/>
          <table:table-cell office:value-type="float" office:value="5605.0"/>
          <table:table-cell office:value-type="float" office:value="387.0"/>
          <table:table-cell office:value-type="float" office:value="256.0"/>
          <table:table-cell office:value-type="float" office:value="15.41"/>
          <table:table-cell office:value-type="float" office:value="14.274"/>
          <table:table-cell office:value-type="float" office:value="31417.0"/>
          <table:table-cell office:value-type="float" office:value="626.0"/>
          <table:table-cell office:value-type="float" office:value="330.0"/>
          <table:table-cell office:value-type="float" office:value="59.0"/>
          <table:table-cell table:formula="of:=MIN([.$B19];[.$H19];[.$N19];[.$T19];[.$Z19];[.$AF19];[.$AL19];[.$AR19];[.$AX19];[.$BD19];[.$BJ19];[.$BP19])" office:value-type="float"/>
          <table:table-cell table:formula="of:=MIN([.$C19];[.$I19];[.$O19];[.$U19];[.$AA19];[.$AG19];[.$AM19];[.$AS19];[.$AY19];[.$BE19];[.$BK19];[.$BQ19])" office:value-type="float"/>
          <table:table-cell table:formula="of:=MIN([.$D19];[.$J19];[.$P19];[.$V19];[.$AB19];[.$AH19];[.$AN19];[.$AT19];[.$AZ19];[.$BF19];[.$BL19];[.$BR19])" office:value-type="float"/>
          <table:table-cell table:formula="of:=MIN([.$E19];[.$K19];[.$Q19];[.$W19];[.$AC19];[.$AI19];[.$AO19];[.$AU19];[.$BA19];[.$BG19];[.$BM19];[.$BS19])" office:value-type="float"/>
          <table:table-cell table:formula="of:=MIN([.$F19];[.$L19];[.$R19];[.$X19];[.$AD19];[.$AJ19];[.$AP19];[.$AV19];[.$BB19];[.$BH19];[.$BN19];[.$BT19])" office:value-type="float"/>
          <table:table-cell table:formula="of:=MIN([.$G19];[.$M19];[.$S19];[.$Y19];[.$AE19];[.$AK19];[.$AQ19];[.$AW19];[.$BC19];[.$BI19];[.$BO19];[.$BU19])" office:value-type="float"/>
          <table:table-cell table:formula="of:=MEDIAN([.$B19];[.$H19];[.$N19];[.$T19];[.$Z19];[.$AF19];[.$AL19];[.$AR19];[.$AX19];[.$BD19];[.$BJ19];[.$BP19])" office:value-type="float"/>
          <table:table-cell table:formula="of:=MEDIAN([.$C19];[.$I19];[.$O19];[.$U19];[.$AA19];[.$AG19];[.$AM19];[.$AS19];[.$AY19];[.$BE19];[.$BK19];[.$BQ19])" office:value-type="float"/>
          <table:table-cell table:formula="of:=MEDIAN([.$D19];[.$J19];[.$P19];[.$V19];[.$AB19];[.$AH19];[.$AN19];[.$AT19];[.$AZ19];[.$BF19];[.$BL19];[.$BR19])" office:value-type="float"/>
          <table:table-cell table:formula="of:=MEDIAN([.$E19];[.$K19];[.$Q19];[.$W19];[.$AC19];[.$AI19];[.$AO19];[.$AU19];[.$BA19];[.$BG19];[.$BM19];[.$BS19])" office:value-type="float"/>
          <table:table-cell table:formula="of:=MEDIAN([.$F19];[.$L19];[.$R19];[.$X19];[.$AD19];[.$AJ19];[.$AP19];[.$AV19];[.$BB19];[.$BH19];[.$BN19];[.$BT19])" office:value-type="float"/>
          <table:table-cell table:formula="of:=MEDIAN([.$G19];[.$M19];[.$S19];[.$Y19];[.$AE19];[.$AK19];[.$AQ19];[.$AW19];[.$BC19];[.$BI19];[.$BO19];[.$BU19])" office:value-type="float"/>
          <table:table-cell table:formula="of:=MAX([.$B19];[.$H19];[.$N19];[.$T19];[.$Z19];[.$AF19];[.$AL19];[.$AR19];[.$AX19];[.$BD19];[.$BJ19];[.$BP19])" office:value-type="float"/>
          <table:table-cell table:formula="of:=MAX([.$C19];[.$I19];[.$O19];[.$U19];[.$AA19];[.$AG19];[.$AM19];[.$AS19];[.$AY19];[.$BE19];[.$BK19];[.$BQ19])" office:value-type="float"/>
          <table:table-cell table:formula="of:=MAX([.$D19];[.$J19];[.$P19];[.$V19];[.$AB19];[.$AH19];[.$AN19];[.$AT19];[.$AZ19];[.$BF19];[.$BL19];[.$BR19])" office:value-type="float"/>
          <table:table-cell table:formula="of:=MAX([.$E19];[.$K19];[.$Q19];[.$W19];[.$AC19];[.$AI19];[.$AO19];[.$AU19];[.$BA19];[.$BG19];[.$BM19];[.$BS19])" office:value-type="float"/>
          <table:table-cell table:formula="of:=MAX([.$F19];[.$L19];[.$R19];[.$X19];[.$AD19];[.$AJ19];[.$AP19];[.$AV19];[.$BB19];[.$BH19];[.$BN19];[.$BT19])" office:value-type="float"/>
          <table:table-cell table:formula="of:=MAX([.$G19];[.$M19];[.$S19];[.$Y19];[.$AE19];[.$AK19];[.$AQ19];[.$AW19];[.$BC19];[.$BI19];[.$BO19];[.$BU19])" office:value-type="float"/>
        </table:table-row>
        <table:table-row table:style-name="ro1">
          <table:table-cell office:value-type="string">
            <text:p>blocks-strips-typed/instances/instance-40.lp</text:p>
          </table:table-cell>
          <table:table-cell office:value-type="float" office:value="14.02"/>
          <table:table-cell office:value-type="float" office:value="12.909"/>
          <table:table-cell office:value-type="float" office:value="31180.0"/>
          <table:table-cell office:value-type="float" office:value="906.0"/>
          <table:table-cell office:value-type="float" office:value="314.0"/>
          <table:table-cell office:value-type="float" office:value="0.0"/>
          <table:table-cell office:value-type="float" office:value="13.42"/>
          <table:table-cell office:value-type="float" office:value="12.437"/>
          <table:table-cell office:value-type="float" office:value="6154.0"/>
          <table:table-cell office:value-type="float" office:value="136.0"/>
          <table:table-cell office:value-type="float" office:value="303.0"/>
          <table:table-cell office:value-type="float" office:value="0.0"/>
          <table:table-cell office:value-type="float" office:value="14.12"/>
          <table:table-cell office:value-type="float" office:value="13.019"/>
          <table:table-cell office:value-type="float" office:value="12395.0"/>
          <table:table-cell office:value-type="float" office:value="651.0"/>
          <table:table-cell office:value-type="float" office:value="315.0"/>
          <table:table-cell office:value-type="float" office:value="144.0"/>
          <table:table-cell office:value-type="float" office:value="14.37"/>
          <table:table-cell office:value-type="float" office:value="12.36"/>
          <table:table-cell office:value-type="float" office:value="2792.0"/>
          <table:table-cell office:value-type="float" office:value="124.0"/>
          <table:table-cell office:value-type="float" office:value="316.0"/>
          <table:table-cell office:value-type="float" office:value="42.0"/>
          <table:table-cell office:value-type="float" office:value="13.78"/>
          <table:table-cell office:value-type="float" office:value="12.709"/>
          <table:table-cell office:value-type="float" office:value="12395.0"/>
          <table:table-cell office:value-type="float" office:value="651.0"/>
          <table:table-cell office:value-type="float" office:value="314.0"/>
          <table:table-cell office:value-type="float" office:value="144.0"/>
          <table:table-cell office:value-type="float" office:value="13.84"/>
          <table:table-cell office:value-type="float" office:value="12.86"/>
          <table:table-cell office:value-type="float" office:value="2671.0"/>
          <table:table-cell office:value-type="float" office:value="114.0"/>
          <table:table-cell office:value-type="float" office:value="314.0"/>
          <table:table-cell office:value-type="float" office:value="44.0"/>
          <table:table-cell office:value-type="float" office:value="13.88"/>
          <table:table-cell office:value-type="float" office:value="12.809"/>
          <table:table-cell office:value-type="float" office:value="12395.0"/>
          <table:table-cell office:value-type="float" office:value="651.0"/>
          <table:table-cell office:value-type="float" office:value="315.0"/>
          <table:table-cell office:value-type="float" office:value="144.0"/>
          <table:table-cell office:value-type="float" office:value="13.31"/>
          <table:table-cell office:value-type="float" office:value="12.322"/>
          <table:table-cell office:value-type="float" office:value="2671.0"/>
          <table:table-cell office:value-type="float" office:value="114.0"/>
          <table:table-cell office:value-type="float" office:value="304.0"/>
          <table:table-cell office:value-type="float" office:value="44.0"/>
          <table:table-cell office:value-type="float" office:value="13.85"/>
          <table:table-cell office:value-type="float" office:value="12.749"/>
          <table:table-cell office:value-type="float" office:value="7743.0"/>
          <table:table-cell office:value-type="float" office:value="774.0"/>
          <table:table-cell office:value-type="float" office:value="312.0"/>
          <table:table-cell office:value-type="float" office:value="135.0"/>
          <table:table-cell office:value-type="float" office:value="13.32"/>
          <table:table-cell office:value-type="float" office:value="12.341"/>
          <table:table-cell office:value-type="float" office:value="2676.0"/>
          <table:table-cell office:value-type="float" office:value="104.0"/>
          <table:table-cell office:value-type="float" office:value="316.0"/>
          <table:table-cell office:value-type="float" office:value="47.0"/>
          <table:table-cell office:value-type="float" office:value="13.72"/>
          <table:table-cell office:value-type="float" office:value="12.659"/>
          <table:table-cell office:value-type="float" office:value="9042.0"/>
          <table:table-cell office:value-type="float" office:value="676.0"/>
          <table:table-cell office:value-type="float" office:value="314.0"/>
          <table:table-cell office:value-type="float" office:value="130.0"/>
          <table:table-cell office:value-type="float" office:value="13.49"/>
          <table:table-cell office:value-type="float" office:value="12.49"/>
          <table:table-cell office:value-type="float" office:value="2676.0"/>
          <table:table-cell office:value-type="float" office:value="104.0"/>
          <table:table-cell office:value-type="float" office:value="315.0"/>
          <table:table-cell office:value-type="float" office:value="48.0"/>
          <table:table-cell table:formula="of:=MIN([.$B20];[.$H20];[.$N20];[.$T20];[.$Z20];[.$AF20];[.$AL20];[.$AR20];[.$AX20];[.$BD20];[.$BJ20];[.$BP20])" office:value-type="float"/>
          <table:table-cell table:formula="of:=MIN([.$C20];[.$I20];[.$O20];[.$U20];[.$AA20];[.$AG20];[.$AM20];[.$AS20];[.$AY20];[.$BE20];[.$BK20];[.$BQ20])" office:value-type="float"/>
          <table:table-cell table:formula="of:=MIN([.$D20];[.$J20];[.$P20];[.$V20];[.$AB20];[.$AH20];[.$AN20];[.$AT20];[.$AZ20];[.$BF20];[.$BL20];[.$BR20])" office:value-type="float"/>
          <table:table-cell table:formula="of:=MIN([.$E20];[.$K20];[.$Q20];[.$W20];[.$AC20];[.$AI20];[.$AO20];[.$AU20];[.$BA20];[.$BG20];[.$BM20];[.$BS20])" office:value-type="float"/>
          <table:table-cell table:formula="of:=MIN([.$F20];[.$L20];[.$R20];[.$X20];[.$AD20];[.$AJ20];[.$AP20];[.$AV20];[.$BB20];[.$BH20];[.$BN20];[.$BT20])" office:value-type="float"/>
          <table:table-cell table:formula="of:=MIN([.$G20];[.$M20];[.$S20];[.$Y20];[.$AE20];[.$AK20];[.$AQ20];[.$AW20];[.$BC20];[.$BI20];[.$BO20];[.$BU20])" office:value-type="float"/>
          <table:table-cell table:formula="of:=MEDIAN([.$B20];[.$H20];[.$N20];[.$T20];[.$Z20];[.$AF20];[.$AL20];[.$AR20];[.$AX20];[.$BD20];[.$BJ20];[.$BP20])" office:value-type="float"/>
          <table:table-cell table:formula="of:=MEDIAN([.$C20];[.$I20];[.$O20];[.$U20];[.$AA20];[.$AG20];[.$AM20];[.$AS20];[.$AY20];[.$BE20];[.$BK20];[.$BQ20])" office:value-type="float"/>
          <table:table-cell table:formula="of:=MEDIAN([.$D20];[.$J20];[.$P20];[.$V20];[.$AB20];[.$AH20];[.$AN20];[.$AT20];[.$AZ20];[.$BF20];[.$BL20];[.$BR20])" office:value-type="float"/>
          <table:table-cell table:formula="of:=MEDIAN([.$E20];[.$K20];[.$Q20];[.$W20];[.$AC20];[.$AI20];[.$AO20];[.$AU20];[.$BA20];[.$BG20];[.$BM20];[.$BS20])" office:value-type="float"/>
          <table:table-cell table:formula="of:=MEDIAN([.$F20];[.$L20];[.$R20];[.$X20];[.$AD20];[.$AJ20];[.$AP20];[.$AV20];[.$BB20];[.$BH20];[.$BN20];[.$BT20])" office:value-type="float"/>
          <table:table-cell table:formula="of:=MEDIAN([.$G20];[.$M20];[.$S20];[.$Y20];[.$AE20];[.$AK20];[.$AQ20];[.$AW20];[.$BC20];[.$BI20];[.$BO20];[.$BU20])" office:value-type="float"/>
          <table:table-cell table:formula="of:=MAX([.$B20];[.$H20];[.$N20];[.$T20];[.$Z20];[.$AF20];[.$AL20];[.$AR20];[.$AX20];[.$BD20];[.$BJ20];[.$BP20])" office:value-type="float"/>
          <table:table-cell table:formula="of:=MAX([.$C20];[.$I20];[.$O20];[.$U20];[.$AA20];[.$AG20];[.$AM20];[.$AS20];[.$AY20];[.$BE20];[.$BK20];[.$BQ20])" office:value-type="float"/>
          <table:table-cell table:formula="of:=MAX([.$D20];[.$J20];[.$P20];[.$V20];[.$AB20];[.$AH20];[.$AN20];[.$AT20];[.$AZ20];[.$BF20];[.$BL20];[.$BR20])" office:value-type="float"/>
          <table:table-cell table:formula="of:=MAX([.$E20];[.$K20];[.$Q20];[.$W20];[.$AC20];[.$AI20];[.$AO20];[.$AU20];[.$BA20];[.$BG20];[.$BM20];[.$BS20])" office:value-type="float"/>
          <table:table-cell table:formula="of:=MAX([.$F20];[.$L20];[.$R20];[.$X20];[.$AD20];[.$AJ20];[.$AP20];[.$AV20];[.$BB20];[.$BH20];[.$BN20];[.$BT20])" office:value-type="float"/>
          <table:table-cell table:formula="of:=MAX([.$G20];[.$M20];[.$S20];[.$Y20];[.$AE20];[.$AK20];[.$AQ20];[.$AW20];[.$BC20];[.$BI20];[.$BO20];[.$BU20])" office:value-type="float"/>
        </table:table-row>
        <table:table-row table:style-name="ro1">
          <table:table-cell office:value-type="string">
            <text:p>blocks-strips-typed/instances/instance-41.lp</text:p>
          </table:table-cell>
          <table:table-cell office:value-type="float" office:value="24.53"/>
          <table:table-cell office:value-type="float" office:value="23.115"/>
          <table:table-cell office:value-type="float" office:value="107642.0"/>
          <table:table-cell office:value-type="float" office:value="6286.0"/>
          <table:table-cell office:value-type="float" office:value="401.0"/>
          <table:table-cell office:value-type="float" office:value="0.0"/>
          <table:table-cell office:value-type="float" office:value="74.4"/>
          <table:table-cell office:value-type="float" office:value="73.004"/>
          <table:table-cell office:value-type="float" office:value="156359.0"/>
          <table:table-cell office:value-type="float" office:value="18340.0"/>
          <table:table-cell office:value-type="float" office:value="520.0"/>
          <table:table-cell office:value-type="float" office:value="0.0"/>
          <table:table-cell office:value-type="float" office:value="19.06"/>
          <table:table-cell office:value-type="float" office:value="17.503"/>
          <table:table-cell office:value-type="float" office:value="14717.0"/>
          <table:table-cell office:value-type="float" office:value="3048.0"/>
          <table:table-cell office:value-type="float" office:value="368.0"/>
          <table:table-cell office:value-type="float" office:value="493.0"/>
          <table:table-cell office:value-type="float" office:value="217.8"/>
          <table:table-cell office:value-type="float" office:value="26.024"/>
          <table:table-cell office:value-type="float" office:value="35679.0"/>
          <table:table-cell office:value-type="float" office:value="5404.0"/>
          <table:table-cell office:value-type="float" office:value="1124.0"/>
          <table:table-cell office:value-type="float" office:value="175.0"/>
          <table:table-cell office:value-type="float" office:value="19.59"/>
          <table:table-cell office:value-type="float" office:value="18.012"/>
          <table:table-cell office:value-type="float" office:value="14717.0"/>
          <table:table-cell office:value-type="float" office:value="3048.0"/>
          <table:table-cell office:value-type="float" office:value="364.0"/>
          <table:table-cell office:value-type="float" office:value="493.0"/>
          <table:table-cell office:value-type="float" office:value="36.22"/>
          <table:table-cell office:value-type="float" office:value="34.944"/>
          <table:table-cell office:value-type="float" office:value="51387.0"/>
          <table:table-cell office:value-type="float" office:value="8943.0"/>
          <table:table-cell office:value-type="float" office:value="507.0"/>
          <table:table-cell office:value-type="float" office:value="190.0"/>
          <table:table-cell office:value-type="float" office:value="20.63"/>
          <table:table-cell office:value-type="float" office:value="19.151"/>
          <table:table-cell office:value-type="float" office:value="30336.0"/>
          <table:table-cell office:value-type="float" office:value="5629.0"/>
          <table:table-cell office:value-type="float" office:value="390.0"/>
          <table:table-cell office:value-type="float" office:value="376.0"/>
          <table:table-cell office:value-type="float" office:value="32.22"/>
          <table:table-cell office:value-type="float" office:value="30.963"/>
          <table:table-cell office:value-type="float" office:value="50777.0"/>
          <table:table-cell office:value-type="float" office:value="8060.0"/>
          <table:table-cell office:value-type="float" office:value="496.0"/>
          <table:table-cell office:value-type="float" office:value="139.0"/>
          <table:table-cell office:value-type="float" office:value="17.78"/>
          <table:table-cell office:value-type="float" office:value="16.498"/>
          <table:table-cell office:value-type="float" office:value="27031.0"/>
          <table:table-cell office:value-type="float" office:value="2755.0"/>
          <table:table-cell office:value-type="float" office:value="358.0"/>
          <table:table-cell office:value-type="float" office:value="139.0"/>
          <table:table-cell office:value-type="float" office:value="46.95"/>
          <table:table-cell office:value-type="float" office:value="45.635"/>
          <table:table-cell office:value-type="float" office:value="108188.0"/>
          <table:table-cell office:value-type="float" office:value="16751.0"/>
          <table:table-cell office:value-type="float" office:value="474.0"/>
          <table:table-cell office:value-type="float" office:value="110.0"/>
          <table:table-cell office:value-type="float" office:value="19.01"/>
          <table:table-cell office:value-type="float" office:value="17.585"/>
          <table:table-cell office:value-type="float" office:value="13892.0"/>
          <table:table-cell office:value-type="float" office:value="2658.0"/>
          <table:table-cell office:value-type="float" office:value="358.0"/>
          <table:table-cell office:value-type="float" office:value="297.0"/>
          <table:table-cell office:value-type="float" office:value="36.65"/>
          <table:table-cell office:value-type="float" office:value="35.387"/>
          <table:table-cell office:value-type="float" office:value="88376.0"/>
          <table:table-cell office:value-type="float" office:value="12048.0"/>
          <table:table-cell office:value-type="float" office:value="488.0"/>
          <table:table-cell office:value-type="float" office:value="169.0"/>
          <table:table-cell table:formula="of:=MIN([.$B21];[.$H21];[.$N21];[.$T21];[.$Z21];[.$AF21];[.$AL21];[.$AR21];[.$AX21];[.$BD21];[.$BJ21];[.$BP21])" office:value-type="float"/>
          <table:table-cell table:formula="of:=MIN([.$C21];[.$I21];[.$O21];[.$U21];[.$AA21];[.$AG21];[.$AM21];[.$AS21];[.$AY21];[.$BE21];[.$BK21];[.$BQ21])" office:value-type="float"/>
          <table:table-cell table:formula="of:=MIN([.$D21];[.$J21];[.$P21];[.$V21];[.$AB21];[.$AH21];[.$AN21];[.$AT21];[.$AZ21];[.$BF21];[.$BL21];[.$BR21])" office:value-type="float"/>
          <table:table-cell table:formula="of:=MIN([.$E21];[.$K21];[.$Q21];[.$W21];[.$AC21];[.$AI21];[.$AO21];[.$AU21];[.$BA21];[.$BG21];[.$BM21];[.$BS21])" office:value-type="float"/>
          <table:table-cell table:formula="of:=MIN([.$F21];[.$L21];[.$R21];[.$X21];[.$AD21];[.$AJ21];[.$AP21];[.$AV21];[.$BB21];[.$BH21];[.$BN21];[.$BT21])" office:value-type="float"/>
          <table:table-cell table:formula="of:=MIN([.$G21];[.$M21];[.$S21];[.$Y21];[.$AE21];[.$AK21];[.$AQ21];[.$AW21];[.$BC21];[.$BI21];[.$BO21];[.$BU21])" office:value-type="float"/>
          <table:table-cell table:formula="of:=MEDIAN([.$B21];[.$H21];[.$N21];[.$T21];[.$Z21];[.$AF21];[.$AL21];[.$AR21];[.$AX21];[.$BD21];[.$BJ21];[.$BP21])" office:value-type="float"/>
          <table:table-cell table:formula="of:=MEDIAN([.$C21];[.$I21];[.$O21];[.$U21];[.$AA21];[.$AG21];[.$AM21];[.$AS21];[.$AY21];[.$BE21];[.$BK21];[.$BQ21])" office:value-type="float"/>
          <table:table-cell table:formula="of:=MEDIAN([.$D21];[.$J21];[.$P21];[.$V21];[.$AB21];[.$AH21];[.$AN21];[.$AT21];[.$AZ21];[.$BF21];[.$BL21];[.$BR21])" office:value-type="float"/>
          <table:table-cell table:formula="of:=MEDIAN([.$E21];[.$K21];[.$Q21];[.$W21];[.$AC21];[.$AI21];[.$AO21];[.$AU21];[.$BA21];[.$BG21];[.$BM21];[.$BS21])" office:value-type="float"/>
          <table:table-cell table:formula="of:=MEDIAN([.$F21];[.$L21];[.$R21];[.$X21];[.$AD21];[.$AJ21];[.$AP21];[.$AV21];[.$BB21];[.$BH21];[.$BN21];[.$BT21])" office:value-type="float"/>
          <table:table-cell table:formula="of:=MEDIAN([.$G21];[.$M21];[.$S21];[.$Y21];[.$AE21];[.$AK21];[.$AQ21];[.$AW21];[.$BC21];[.$BI21];[.$BO21];[.$BU21])" office:value-type="float"/>
          <table:table-cell table:formula="of:=MAX([.$B21];[.$H21];[.$N21];[.$T21];[.$Z21];[.$AF21];[.$AL21];[.$AR21];[.$AX21];[.$BD21];[.$BJ21];[.$BP21])" office:value-type="float"/>
          <table:table-cell table:formula="of:=MAX([.$C21];[.$I21];[.$O21];[.$U21];[.$AA21];[.$AG21];[.$AM21];[.$AS21];[.$AY21];[.$BE21];[.$BK21];[.$BQ21])" office:value-type="float"/>
          <table:table-cell table:formula="of:=MAX([.$D21];[.$J21];[.$P21];[.$V21];[.$AB21];[.$AH21];[.$AN21];[.$AT21];[.$AZ21];[.$BF21];[.$BL21];[.$BR21])" office:value-type="float"/>
          <table:table-cell table:formula="of:=MAX([.$E21];[.$K21];[.$Q21];[.$W21];[.$AC21];[.$AI21];[.$AO21];[.$AU21];[.$BA21];[.$BG21];[.$BM21];[.$BS21])" office:value-type="float"/>
          <table:table-cell table:formula="of:=MAX([.$F21];[.$L21];[.$R21];[.$X21];[.$AD21];[.$AJ21];[.$AP21];[.$AV21];[.$BB21];[.$BH21];[.$BN21];[.$BT21])" office:value-type="float"/>
          <table:table-cell table:formula="of:=MAX([.$G21];[.$M21];[.$S21];[.$Y21];[.$AE21];[.$AK21];[.$AQ21];[.$AW21];[.$BC21];[.$BI21];[.$BO21];[.$BU21])" office:value-type="float"/>
        </table:table-row>
        <table:table-row table:style-name="ro1">
          <table:table-cell office:value-type="string">
            <text:p>blocks-strips-typed/instances/instance-42.lp</text:p>
          </table:table-cell>
          <table:table-cell office:value-type="float" office:value="28.52"/>
          <table:table-cell office:value-type="float" office:value="26.454"/>
          <table:table-cell office:value-type="float" office:value="173122.0"/>
          <table:table-cell office:value-type="float" office:value="7131.0"/>
          <table:table-cell office:value-type="float" office:value="449.0"/>
          <table:table-cell office:value-type="float" office:value="0.0"/>
          <table:table-cell office:value-type="float" office:value="18.71"/>
          <table:table-cell office:value-type="float" office:value="17.286"/>
          <table:table-cell office:value-type="float" office:value="53606.0"/>
          <table:table-cell office:value-type="float" office:value="347.0"/>
          <table:table-cell office:value-type="float" office:value="395.0"/>
          <table:table-cell office:value-type="float" office:value="0.0"/>
          <table:table-cell office:value-type="float" office:value="34.02"/>
          <table:table-cell office:value-type="float" office:value="31.668"/>
          <table:table-cell office:value-type="float" office:value="117004.0"/>
          <table:table-cell office:value-type="float" office:value="8654.0"/>
          <table:table-cell office:value-type="float" office:value="511.0"/>
          <table:table-cell office:value-type="float" office:value="917.0"/>
          <table:table-cell office:value-type="float" office:value="21.64"/>
          <table:table-cell office:value-type="float" office:value="17.31"/>
          <table:table-cell office:value-type="float" office:value="46965.0"/>
          <table:table-cell office:value-type="float" office:value="384.0"/>
          <table:table-cell office:value-type="float" office:value="399.0"/>
          <table:table-cell office:value-type="float" office:value="77.0"/>
          <table:table-cell office:value-type="float" office:value="26.53"/>
          <table:table-cell office:value-type="float" office:value="24.804"/>
          <table:table-cell office:value-type="float" office:value="117961.0"/>
          <table:table-cell office:value-type="float" office:value="8678.0"/>
          <table:table-cell office:value-type="float" office:value="485.0"/>
          <table:table-cell office:value-type="float" office:value="413.0"/>
          <table:table-cell office:value-type="float" office:value="18.2"/>
          <table:table-cell office:value-type="float" office:value="16.819"/>
          <table:table-cell office:value-type="float" office:value="46211.0"/>
          <table:table-cell office:value-type="float" office:value="370.0"/>
          <table:table-cell office:value-type="float" office:value="378.0"/>
          <table:table-cell office:value-type="float" office:value="61.0"/>
          <table:table-cell office:value-type="float" office:value="26.25"/>
          <table:table-cell office:value-type="float" office:value="24.46"/>
          <table:table-cell office:value-type="float" office:value="117831.0"/>
          <table:table-cell office:value-type="float" office:value="8636.0"/>
          <table:table-cell office:value-type="float" office:value="467.0"/>
          <table:table-cell office:value-type="float" office:value="302.0"/>
          <table:table-cell office:value-type="float" office:value="19.04"/>
          <table:table-cell office:value-type="float" office:value="17.546"/>
          <table:table-cell office:value-type="float" office:value="46211.0"/>
          <table:table-cell office:value-type="float" office:value="370.0"/>
          <table:table-cell office:value-type="float" office:value="382.0"/>
          <table:table-cell office:value-type="float" office:value="61.0"/>
          <table:table-cell office:value-type="float" office:value="28.13"/>
          <table:table-cell office:value-type="float" office:value="26.482"/>
          <table:table-cell office:value-type="float" office:value="106976.0"/>
          <table:table-cell office:value-type="float" office:value="9124.0"/>
          <table:table-cell office:value-type="float" office:value="443.0"/>
          <table:table-cell office:value-type="float" office:value="198.0"/>
          <table:table-cell office:value-type="float" office:value="18.56"/>
          <table:table-cell office:value-type="float" office:value="17.084"/>
          <table:table-cell office:value-type="float" office:value="44997.0"/>
          <table:table-cell office:value-type="float" office:value="369.0"/>
          <table:table-cell office:value-type="float" office:value="392.0"/>
          <table:table-cell office:value-type="float" office:value="60.0"/>
          <table:table-cell office:value-type="float" office:value="26.12"/>
          <table:table-cell office:value-type="float" office:value="24.454"/>
          <table:table-cell office:value-type="float" office:value="90570.0"/>
          <table:table-cell office:value-type="float" office:value="6643.0"/>
          <table:table-cell office:value-type="float" office:value="485.0"/>
          <table:table-cell office:value-type="float" office:value="293.0"/>
          <table:table-cell office:value-type="float" office:value="18.5"/>
          <table:table-cell office:value-type="float" office:value="17.04"/>
          <table:table-cell office:value-type="float" office:value="46211.0"/>
          <table:table-cell office:value-type="float" office:value="370.0"/>
          <table:table-cell office:value-type="float" office:value="379.0"/>
          <table:table-cell office:value-type="float" office:value="61.0"/>
          <table:table-cell table:formula="of:=MIN([.$B22];[.$H22];[.$N22];[.$T22];[.$Z22];[.$AF22];[.$AL22];[.$AR22];[.$AX22];[.$BD22];[.$BJ22];[.$BP22])" office:value-type="float"/>
          <table:table-cell table:formula="of:=MIN([.$C22];[.$I22];[.$O22];[.$U22];[.$AA22];[.$AG22];[.$AM22];[.$AS22];[.$AY22];[.$BE22];[.$BK22];[.$BQ22])" office:value-type="float"/>
          <table:table-cell table:formula="of:=MIN([.$D22];[.$J22];[.$P22];[.$V22];[.$AB22];[.$AH22];[.$AN22];[.$AT22];[.$AZ22];[.$BF22];[.$BL22];[.$BR22])" office:value-type="float"/>
          <table:table-cell table:formula="of:=MIN([.$E22];[.$K22];[.$Q22];[.$W22];[.$AC22];[.$AI22];[.$AO22];[.$AU22];[.$BA22];[.$BG22];[.$BM22];[.$BS22])" office:value-type="float"/>
          <table:table-cell table:formula="of:=MIN([.$F22];[.$L22];[.$R22];[.$X22];[.$AD22];[.$AJ22];[.$AP22];[.$AV22];[.$BB22];[.$BH22];[.$BN22];[.$BT22])" office:value-type="float"/>
          <table:table-cell table:formula="of:=MIN([.$G22];[.$M22];[.$S22];[.$Y22];[.$AE22];[.$AK22];[.$AQ22];[.$AW22];[.$BC22];[.$BI22];[.$BO22];[.$BU22])" office:value-type="float"/>
          <table:table-cell table:formula="of:=MEDIAN([.$B22];[.$H22];[.$N22];[.$T22];[.$Z22];[.$AF22];[.$AL22];[.$AR22];[.$AX22];[.$BD22];[.$BJ22];[.$BP22])" office:value-type="float"/>
          <table:table-cell table:formula="of:=MEDIAN([.$C22];[.$I22];[.$O22];[.$U22];[.$AA22];[.$AG22];[.$AM22];[.$AS22];[.$AY22];[.$BE22];[.$BK22];[.$BQ22])" office:value-type="float"/>
          <table:table-cell table:formula="of:=MEDIAN([.$D22];[.$J22];[.$P22];[.$V22];[.$AB22];[.$AH22];[.$AN22];[.$AT22];[.$AZ22];[.$BF22];[.$BL22];[.$BR22])" office:value-type="float"/>
          <table:table-cell table:formula="of:=MEDIAN([.$E22];[.$K22];[.$Q22];[.$W22];[.$AC22];[.$AI22];[.$AO22];[.$AU22];[.$BA22];[.$BG22];[.$BM22];[.$BS22])" office:value-type="float"/>
          <table:table-cell table:formula="of:=MEDIAN([.$F22];[.$L22];[.$R22];[.$X22];[.$AD22];[.$AJ22];[.$AP22];[.$AV22];[.$BB22];[.$BH22];[.$BN22];[.$BT22])" office:value-type="float"/>
          <table:table-cell table:formula="of:=MEDIAN([.$G22];[.$M22];[.$S22];[.$Y22];[.$AE22];[.$AK22];[.$AQ22];[.$AW22];[.$BC22];[.$BI22];[.$BO22];[.$BU22])" office:value-type="float"/>
          <table:table-cell table:formula="of:=MAX([.$B22];[.$H22];[.$N22];[.$T22];[.$Z22];[.$AF22];[.$AL22];[.$AR22];[.$AX22];[.$BD22];[.$BJ22];[.$BP22])" office:value-type="float"/>
          <table:table-cell table:formula="of:=MAX([.$C22];[.$I22];[.$O22];[.$U22];[.$AA22];[.$AG22];[.$AM22];[.$AS22];[.$AY22];[.$BE22];[.$BK22];[.$BQ22])" office:value-type="float"/>
          <table:table-cell table:formula="of:=MAX([.$D22];[.$J22];[.$P22];[.$V22];[.$AB22];[.$AH22];[.$AN22];[.$AT22];[.$AZ22];[.$BF22];[.$BL22];[.$BR22])" office:value-type="float"/>
          <table:table-cell table:formula="of:=MAX([.$E22];[.$K22];[.$Q22];[.$W22];[.$AC22];[.$AI22];[.$AO22];[.$AU22];[.$BA22];[.$BG22];[.$BM22];[.$BS22])" office:value-type="float"/>
          <table:table-cell table:formula="of:=MAX([.$F22];[.$L22];[.$R22];[.$X22];[.$AD22];[.$AJ22];[.$AP22];[.$AV22];[.$BB22];[.$BH22];[.$BN22];[.$BT22])" office:value-type="float"/>
          <table:table-cell table:formula="of:=MAX([.$G22];[.$M22];[.$S22];[.$Y22];[.$AE22];[.$AK22];[.$AQ22];[.$AW22];[.$BC22];[.$BI22];[.$BO22];[.$BU22])" office:value-type="float"/>
        </table:table-row>
        <table:table-row table:style-name="ro1">
          <table:table-cell office:value-type="string">
            <text:p>depots-strips-automatic/instances/instance-10.lp</text:p>
          </table:table-cell>
          <table:table-cell office:value-type="float" office:value="9.02"/>
          <table:table-cell office:value-type="float" office:value="8.716"/>
          <table:table-cell office:value-type="float" office:value="1908.0"/>
          <table:table-cell office:value-type="float" office:value="533.0"/>
          <table:table-cell office:value-type="float" office:value="201.0"/>
          <table:table-cell office:value-type="float" office:value="0.0"/>
          <table:table-cell office:value-type="float" office:value="8.82"/>
          <table:table-cell office:value-type="float" office:value="8.548"/>
          <table:table-cell office:value-type="float" office:value="130.0"/>
          <table:table-cell office:value-type="float" office:value="18.0"/>
          <table:table-cell office:value-type="float" office:value="197.0"/>
          <table:table-cell office:value-type="float" office:value="0.0"/>
          <table:table-cell office:value-type="float" office:value="8.92"/>
          <table:table-cell office:value-type="float" office:value="8.518"/>
          <table:table-cell office:value-type="float" office:value="1908.0"/>
          <table:table-cell office:value-type="float" office:value="533.0"/>
          <table:table-cell office:value-type="float" office:value="202.0"/>
          <table:table-cell office:value-type="float" office:value="0.0"/>
          <table:table-cell office:value-type="float" office:value="8.52"/>
          <table:table-cell office:value-type="float" office:value="8.231"/>
          <table:table-cell office:value-type="float" office:value="130.0"/>
          <table:table-cell office:value-type="float" office:value="18.0"/>
          <table:table-cell office:value-type="float" office:value="195.0"/>
          <table:table-cell office:value-type="float" office:value="0.0"/>
          <table:table-cell office:value-type="float" office:value="8.97"/>
          <table:table-cell office:value-type="float" office:value="8.667"/>
          <table:table-cell office:value-type="float" office:value="1908.0"/>
          <table:table-cell office:value-type="float" office:value="533.0"/>
          <table:table-cell office:value-type="float" office:value="201.0"/>
          <table:table-cell office:value-type="float" office:value="0.0"/>
          <table:table-cell office:value-type="float" office:value="9.43"/>
          <table:table-cell office:value-type="float" office:value="9.132"/>
          <table:table-cell office:value-type="float" office:value="130.0"/>
          <table:table-cell office:value-type="float" office:value="18.0"/>
          <table:table-cell office:value-type="float" office:value="196.0"/>
          <table:table-cell office:value-type="float" office:value="0.0"/>
          <table:table-cell office:value-type="float" office:value="8.69"/>
          <table:table-cell office:value-type="float" office:value="8.413"/>
          <table:table-cell office:value-type="float" office:value="1908.0"/>
          <table:table-cell office:value-type="float" office:value="533.0"/>
          <table:table-cell office:value-type="float" office:value="201.0"/>
          <table:table-cell office:value-type="float" office:value="0.0"/>
          <table:table-cell office:value-type="float" office:value="8.67"/>
          <table:table-cell office:value-type="float" office:value="8.393"/>
          <table:table-cell office:value-type="float" office:value="130.0"/>
          <table:table-cell office:value-type="float" office:value="18.0"/>
          <table:table-cell office:value-type="float" office:value="201.0"/>
          <table:table-cell office:value-type="float" office:value="0.0"/>
          <table:table-cell office:value-type="float" office:value="8.94"/>
          <table:table-cell office:value-type="float" office:value="8.635"/>
          <table:table-cell office:value-type="float" office:value="1908.0"/>
          <table:table-cell office:value-type="float" office:value="533.0"/>
          <table:table-cell office:value-type="float" office:value="199.0"/>
          <table:table-cell office:value-type="float" office:value="0.0"/>
          <table:table-cell office:value-type="float" office:value="8.62"/>
          <table:table-cell office:value-type="float" office:value="8.347"/>
          <table:table-cell office:value-type="float" office:value="130.0"/>
          <table:table-cell office:value-type="float" office:value="18.0"/>
          <table:table-cell office:value-type="float" office:value="195.0"/>
          <table:table-cell office:value-type="float" office:value="0.0"/>
          <table:table-cell office:value-type="float" office:value="9.52"/>
          <table:table-cell office:value-type="float" office:value="9.225"/>
          <table:table-cell office:value-type="float" office:value="1908.0"/>
          <table:table-cell office:value-type="float" office:value="533.0"/>
          <table:table-cell office:value-type="float" office:value="200.0"/>
          <table:table-cell office:value-type="float" office:value="0.0"/>
          <table:table-cell office:value-type="float" office:value="8.63"/>
          <table:table-cell office:value-type="float" office:value="8.351"/>
          <table:table-cell office:value-type="float" office:value="130.0"/>
          <table:table-cell office:value-type="float" office:value="18.0"/>
          <table:table-cell office:value-type="float" office:value="197.0"/>
          <table:table-cell office:value-type="float" office:value="0.0"/>
          <table:table-cell table:formula="of:=MIN([.$B23];[.$H23];[.$N23];[.$T23];[.$Z23];[.$AF23];[.$AL23];[.$AR23];[.$AX23];[.$BD23];[.$BJ23];[.$BP23])" office:value-type="float"/>
          <table:table-cell table:formula="of:=MIN([.$C23];[.$I23];[.$O23];[.$U23];[.$AA23];[.$AG23];[.$AM23];[.$AS23];[.$AY23];[.$BE23];[.$BK23];[.$BQ23])" office:value-type="float"/>
          <table:table-cell table:formula="of:=MIN([.$D23];[.$J23];[.$P23];[.$V23];[.$AB23];[.$AH23];[.$AN23];[.$AT23];[.$AZ23];[.$BF23];[.$BL23];[.$BR23])" office:value-type="float"/>
          <table:table-cell table:formula="of:=MIN([.$E23];[.$K23];[.$Q23];[.$W23];[.$AC23];[.$AI23];[.$AO23];[.$AU23];[.$BA23];[.$BG23];[.$BM23];[.$BS23])" office:value-type="float"/>
          <table:table-cell table:formula="of:=MIN([.$F23];[.$L23];[.$R23];[.$X23];[.$AD23];[.$AJ23];[.$AP23];[.$AV23];[.$BB23];[.$BH23];[.$BN23];[.$BT23])" office:value-type="float"/>
          <table:table-cell table:formula="of:=MIN([.$G23];[.$M23];[.$S23];[.$Y23];[.$AE23];[.$AK23];[.$AQ23];[.$AW23];[.$BC23];[.$BI23];[.$BO23];[.$BU23])" office:value-type="float"/>
          <table:table-cell table:formula="of:=MEDIAN([.$B23];[.$H23];[.$N23];[.$T23];[.$Z23];[.$AF23];[.$AL23];[.$AR23];[.$AX23];[.$BD23];[.$BJ23];[.$BP23])" office:value-type="float"/>
          <table:table-cell table:formula="of:=MEDIAN([.$C23];[.$I23];[.$O23];[.$U23];[.$AA23];[.$AG23];[.$AM23];[.$AS23];[.$AY23];[.$BE23];[.$BK23];[.$BQ23])" office:value-type="float"/>
          <table:table-cell table:formula="of:=MEDIAN([.$D23];[.$J23];[.$P23];[.$V23];[.$AB23];[.$AH23];[.$AN23];[.$AT23];[.$AZ23];[.$BF23];[.$BL23];[.$BR23])" office:value-type="float"/>
          <table:table-cell table:formula="of:=MEDIAN([.$E23];[.$K23];[.$Q23];[.$W23];[.$AC23];[.$AI23];[.$AO23];[.$AU23];[.$BA23];[.$BG23];[.$BM23];[.$BS23])" office:value-type="float"/>
          <table:table-cell table:formula="of:=MEDIAN([.$F23];[.$L23];[.$R23];[.$X23];[.$AD23];[.$AJ23];[.$AP23];[.$AV23];[.$BB23];[.$BH23];[.$BN23];[.$BT23])" office:value-type="float"/>
          <table:table-cell table:formula="of:=MEDIAN([.$G23];[.$M23];[.$S23];[.$Y23];[.$AE23];[.$AK23];[.$AQ23];[.$AW23];[.$BC23];[.$BI23];[.$BO23];[.$BU23])" office:value-type="float"/>
          <table:table-cell table:formula="of:=MAX([.$B23];[.$H23];[.$N23];[.$T23];[.$Z23];[.$AF23];[.$AL23];[.$AR23];[.$AX23];[.$BD23];[.$BJ23];[.$BP23])" office:value-type="float"/>
          <table:table-cell table:formula="of:=MAX([.$C23];[.$I23];[.$O23];[.$U23];[.$AA23];[.$AG23];[.$AM23];[.$AS23];[.$AY23];[.$BE23];[.$BK23];[.$BQ23])" office:value-type="float"/>
          <table:table-cell table:formula="of:=MAX([.$D23];[.$J23];[.$P23];[.$V23];[.$AB23];[.$AH23];[.$AN23];[.$AT23];[.$AZ23];[.$BF23];[.$BL23];[.$BR23])" office:value-type="float"/>
          <table:table-cell table:formula="of:=MAX([.$E23];[.$K23];[.$Q23];[.$W23];[.$AC23];[.$AI23];[.$AO23];[.$AU23];[.$BA23];[.$BG23];[.$BM23];[.$BS23])" office:value-type="float"/>
          <table:table-cell table:formula="of:=MAX([.$F23];[.$L23];[.$R23];[.$X23];[.$AD23];[.$AJ23];[.$AP23];[.$AV23];[.$BB23];[.$BH23];[.$BN23];[.$BT23])" office:value-type="float"/>
          <table:table-cell table:formula="of:=MAX([.$G23];[.$M23];[.$S23];[.$Y23];[.$AE23];[.$AK23];[.$AQ23];[.$AW23];[.$BC23];[.$BI23];[.$BO23];[.$BU23])" office:value-type="float"/>
        </table:table-row>
        <table:table-row table:style-name="ro1">
          <table:table-cell office:value-type="string">
            <text:p>depots-strips-automatic/instances/instance-11.lp</text:p>
          </table:table-cell>
          <table:table-cell office:value-type="float" office:value="780.43"/>
          <table:table-cell office:value-type="float" office:value="779.096"/>
          <table:table-cell office:value-type="float" office:value="2035746.0"/>
          <table:table-cell office:value-type="float" office:value="1088880.0"/>
          <table:table-cell office:value-type="float" office:value="7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427301.0"/>
          <table:table-cell office:value-type="float" office:value="936031.0"/>
          <table:table-cell office:value-type="float" office:value="883.0"/>
          <table:table-cell office:value-type="float" office:value="0.0"/>
          <table:table-cell office:value-type="float" office:value="52.82"/>
          <table:table-cell office:value-type="float" office:value="51.105"/>
          <table:table-cell office:value-type="float" office:value="177765.0"/>
          <table:table-cell office:value-type="float" office:value="37222.0"/>
          <table:table-cell office:value-type="float" office:value="724.0"/>
          <table:table-cell office:value-type="float" office:value="594.0"/>
          <table:table-cell office:value-type="float" office:value="900.0"/>
          <table:table-cell office:value-type="float" office:value="900.0"/>
          <table:table-cell office:value-type="float" office:value="3122083.0"/>
          <table:table-cell office:value-type="float" office:value="861467.0"/>
          <table:table-cell office:value-type="float" office:value="1075.0"/>
          <table:table-cell office:value-type="float" office:value="0.0"/>
          <table:table-cell office:value-type="float" office:value="168.18"/>
          <table:table-cell office:value-type="float" office:value="166.853"/>
          <table:table-cell office:value-type="float" office:value="600237.0"/>
          <table:table-cell office:value-type="float" office:value="242954.0"/>
          <table:table-cell office:value-type="float" office:value="726.0"/>
          <table:table-cell office:value-type="float" office:value="393.0"/>
          <table:table-cell office:value-type="float" office:value="900.0"/>
          <table:table-cell office:value-type="float" office:value="900.0"/>
          <table:table-cell office:value-type="float" office:value="2969109.0"/>
          <table:table-cell office:value-type="float" office:value="871610.0"/>
          <table:table-cell office:value-type="float" office:value="890.0"/>
          <table:table-cell office:value-type="float" office:value="0.0"/>
          <table:table-cell office:value-type="float" office:value="133.3"/>
          <table:table-cell office:value-type="float" office:value="132.063"/>
          <table:table-cell office:value-type="float" office:value="1355475.0"/>
          <table:table-cell office:value-type="float" office:value="189261.0"/>
          <table:table-cell office:value-type="float" office:value="730.0"/>
          <table:table-cell office:value-type="float" office:value="125.0"/>
          <table:table-cell office:value-type="float" office:value="900.0"/>
          <table:table-cell office:value-type="float" office:value="900.0"/>
          <table:table-cell office:value-type="float" office:value="2981366.0"/>
          <table:table-cell office:value-type="float" office:value="889330.0"/>
          <table:table-cell office:value-type="float" office:value="911.0"/>
          <table:table-cell office:value-type="float" office:value="0.0"/>
          <table:table-cell office:value-type="float" office:value="154.2"/>
          <table:table-cell office:value-type="float" office:value="152.822"/>
          <table:table-cell office:value-type="float" office:value="526716.0"/>
          <table:table-cell office:value-type="float" office:value="218376.0"/>
          <table:table-cell office:value-type="float" office:value="716.0"/>
          <table:table-cell office:value-type="float" office:value="133.0"/>
          <table:table-cell office:value-type="float" office:value="900.0"/>
          <table:table-cell office:value-type="float" office:value="900.0"/>
          <table:table-cell office:value-type="float" office:value="3373490.0"/>
          <table:table-cell office:value-type="float" office:value="912582.0"/>
          <table:table-cell office:value-type="float" office:value="849.0"/>
          <table:table-cell office:value-type="float" office:value="0.0"/>
          <table:table-cell office:value-type="float" office:value="340.71"/>
          <table:table-cell office:value-type="float" office:value="339.497"/>
          <table:table-cell office:value-type="float" office:value="1035663.0"/>
          <table:table-cell office:value-type="float" office:value="497469.0"/>
          <table:table-cell office:value-type="float" office:value="743.0"/>
          <table:table-cell office:value-type="float" office:value="221.0"/>
          <table:table-cell office:value-type="float" office:value="900.0"/>
          <table:table-cell office:value-type="float" office:value="900.0"/>
          <table:table-cell office:value-type="float" office:value="3053036.0"/>
          <table:table-cell office:value-type="float" office:value="919304.0"/>
          <table:table-cell office:value-type="float" office:value="876.0"/>
          <table:table-cell office:value-type="float" office:value="0.0"/>
          <table:table-cell table:formula="of:=MIN([.$B24];[.$H24];[.$N24];[.$T24];[.$Z24];[.$AF24];[.$AL24];[.$AR24];[.$AX24];[.$BD24];[.$BJ24];[.$BP24])" office:value-type="float"/>
          <table:table-cell table:formula="of:=MIN([.$C24];[.$I24];[.$O24];[.$U24];[.$AA24];[.$AG24];[.$AM24];[.$AS24];[.$AY24];[.$BE24];[.$BK24];[.$BQ24])" office:value-type="float"/>
          <table:table-cell table:formula="of:=MIN([.$D24];[.$J24];[.$P24];[.$V24];[.$AB24];[.$AH24];[.$AN24];[.$AT24];[.$AZ24];[.$BF24];[.$BL24];[.$BR24])" office:value-type="float"/>
          <table:table-cell table:formula="of:=MIN([.$E24];[.$K24];[.$Q24];[.$W24];[.$AC24];[.$AI24];[.$AO24];[.$AU24];[.$BA24];[.$BG24];[.$BM24];[.$BS24])" office:value-type="float"/>
          <table:table-cell table:formula="of:=MIN([.$F24];[.$L24];[.$R24];[.$X24];[.$AD24];[.$AJ24];[.$AP24];[.$AV24];[.$BB24];[.$BH24];[.$BN24];[.$BT24])" office:value-type="float"/>
          <table:table-cell table:formula="of:=MIN([.$G24];[.$M24];[.$S24];[.$Y24];[.$AE24];[.$AK24];[.$AQ24];[.$AW24];[.$BC24];[.$BI24];[.$BO24];[.$BU24])" office:value-type="float"/>
          <table:table-cell table:formula="of:=MEDIAN([.$B24];[.$H24];[.$N24];[.$T24];[.$Z24];[.$AF24];[.$AL24];[.$AR24];[.$AX24];[.$BD24];[.$BJ24];[.$BP24])" office:value-type="float"/>
          <table:table-cell table:formula="of:=MEDIAN([.$C24];[.$I24];[.$O24];[.$U24];[.$AA24];[.$AG24];[.$AM24];[.$AS24];[.$AY24];[.$BE24];[.$BK24];[.$BQ24])" office:value-type="float"/>
          <table:table-cell table:formula="of:=MEDIAN([.$D24];[.$J24];[.$P24];[.$V24];[.$AB24];[.$AH24];[.$AN24];[.$AT24];[.$AZ24];[.$BF24];[.$BL24];[.$BR24])" office:value-type="float"/>
          <table:table-cell table:formula="of:=MEDIAN([.$E24];[.$K24];[.$Q24];[.$W24];[.$AC24];[.$AI24];[.$AO24];[.$AU24];[.$BA24];[.$BG24];[.$BM24];[.$BS24])" office:value-type="float"/>
          <table:table-cell table:formula="of:=MEDIAN([.$F24];[.$L24];[.$R24];[.$X24];[.$AD24];[.$AJ24];[.$AP24];[.$AV24];[.$BB24];[.$BH24];[.$BN24];[.$BT24])" office:value-type="float"/>
          <table:table-cell table:formula="of:=MEDIAN([.$G24];[.$M24];[.$S24];[.$Y24];[.$AE24];[.$AK24];[.$AQ24];[.$AW24];[.$BC24];[.$BI24];[.$BO24];[.$BU24])" office:value-type="float"/>
          <table:table-cell table:formula="of:=MAX([.$B24];[.$H24];[.$N24];[.$T24];[.$Z24];[.$AF24];[.$AL24];[.$AR24];[.$AX24];[.$BD24];[.$BJ24];[.$BP24])" office:value-type="float"/>
          <table:table-cell table:formula="of:=MAX([.$C24];[.$I24];[.$O24];[.$U24];[.$AA24];[.$AG24];[.$AM24];[.$AS24];[.$AY24];[.$BE24];[.$BK24];[.$BQ24])" office:value-type="float"/>
          <table:table-cell table:formula="of:=MAX([.$D24];[.$J24];[.$P24];[.$V24];[.$AB24];[.$AH24];[.$AN24];[.$AT24];[.$AZ24];[.$BF24];[.$BL24];[.$BR24])" office:value-type="float"/>
          <table:table-cell table:formula="of:=MAX([.$E24];[.$K24];[.$Q24];[.$W24];[.$AC24];[.$AI24];[.$AO24];[.$AU24];[.$BA24];[.$BG24];[.$BM24];[.$BS24])" office:value-type="float"/>
          <table:table-cell table:formula="of:=MAX([.$F24];[.$L24];[.$R24];[.$X24];[.$AD24];[.$AJ24];[.$AP24];[.$AV24];[.$BB24];[.$BH24];[.$BN24];[.$BT24])" office:value-type="float"/>
          <table:table-cell table:formula="of:=MAX([.$G24];[.$M24];[.$S24];[.$Y24];[.$AE24];[.$AK24];[.$AQ24];[.$AW24];[.$BC24];[.$BI24];[.$BO24];[.$BU24])" office:value-type="float"/>
        </table:table-row>
        <table:table-row table:style-name="ro1">
          <table:table-cell office:value-type="string">
            <text:p>depots-strips-automatic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16488430.0"/>
          <table:table-cell office:value-type="float" office:value="800314.0"/>
          <table:table-cell office:value-type="float" office:value="2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81508.0"/>
          <table:table-cell office:value-type="float" office:value="405359.0"/>
          <table:table-cell office:value-type="float" office:value="24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680765.0"/>
          <table:table-cell office:value-type="float" office:value="820532.0"/>
          <table:table-cell office:value-type="float" office:value="22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10857.0"/>
          <table:table-cell office:value-type="float" office:value="378899.0"/>
          <table:table-cell office:value-type="float" office:value="24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98902.0"/>
          <table:table-cell office:value-type="float" office:value="798330.0"/>
          <table:table-cell office:value-type="float" office:value="22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8535.0"/>
          <table:table-cell office:value-type="float" office:value="363094.0"/>
          <table:table-cell office:value-type="float" office:value="26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15831.0"/>
          <table:table-cell office:value-type="float" office:value="800303.0"/>
          <table:table-cell office:value-type="float" office:value="22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6048.0"/>
          <table:table-cell office:value-type="float" office:value="366423.0"/>
          <table:table-cell office:value-type="float" office:value="263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642336.0"/>
          <table:table-cell office:value-type="float" office:value="810571.0"/>
          <table:table-cell office:value-type="float" office:value="22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20139.0"/>
          <table:table-cell office:value-type="float" office:value="354733.0"/>
          <table:table-cell office:value-type="float" office:value="25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087789.0"/>
          <table:table-cell office:value-type="float" office:value="814570.0"/>
          <table:table-cell office:value-type="float" office:value="22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58407.0"/>
          <table:table-cell office:value-type="float" office:value="359807.0"/>
          <table:table-cell office:value-type="float" office:value="2560.0"/>
          <table:table-cell office:value-type="float" office:value="0.0"/>
          <table:table-cell table:formula="of:=MIN([.$B25];[.$H25];[.$N25];[.$T25];[.$Z25];[.$AF25];[.$AL25];[.$AR25];[.$AX25];[.$BD25];[.$BJ25];[.$BP25])" office:value-type="float"/>
          <table:table-cell table:formula="of:=MIN([.$C25];[.$I25];[.$O25];[.$U25];[.$AA25];[.$AG25];[.$AM25];[.$AS25];[.$AY25];[.$BE25];[.$BK25];[.$BQ25])" office:value-type="float"/>
          <table:table-cell table:formula="of:=MIN([.$D25];[.$J25];[.$P25];[.$V25];[.$AB25];[.$AH25];[.$AN25];[.$AT25];[.$AZ25];[.$BF25];[.$BL25];[.$BR25])" office:value-type="float"/>
          <table:table-cell table:formula="of:=MIN([.$E25];[.$K25];[.$Q25];[.$W25];[.$AC25];[.$AI25];[.$AO25];[.$AU25];[.$BA25];[.$BG25];[.$BM25];[.$BS25])" office:value-type="float"/>
          <table:table-cell table:formula="of:=MIN([.$F25];[.$L25];[.$R25];[.$X25];[.$AD25];[.$AJ25];[.$AP25];[.$AV25];[.$BB25];[.$BH25];[.$BN25];[.$BT25])" office:value-type="float"/>
          <table:table-cell table:formula="of:=MIN([.$G25];[.$M25];[.$S25];[.$Y25];[.$AE25];[.$AK25];[.$AQ25];[.$AW25];[.$BC25];[.$BI25];[.$BO25];[.$BU25])" office:value-type="float"/>
          <table:table-cell table:formula="of:=MEDIAN([.$B25];[.$H25];[.$N25];[.$T25];[.$Z25];[.$AF25];[.$AL25];[.$AR25];[.$AX25];[.$BD25];[.$BJ25];[.$BP25])" office:value-type="float"/>
          <table:table-cell table:formula="of:=MEDIAN([.$C25];[.$I25];[.$O25];[.$U25];[.$AA25];[.$AG25];[.$AM25];[.$AS25];[.$AY25];[.$BE25];[.$BK25];[.$BQ25])" office:value-type="float"/>
          <table:table-cell table:formula="of:=MEDIAN([.$D25];[.$J25];[.$P25];[.$V25];[.$AB25];[.$AH25];[.$AN25];[.$AT25];[.$AZ25];[.$BF25];[.$BL25];[.$BR25])" office:value-type="float"/>
          <table:table-cell table:formula="of:=MEDIAN([.$E25];[.$K25];[.$Q25];[.$W25];[.$AC25];[.$AI25];[.$AO25];[.$AU25];[.$BA25];[.$BG25];[.$BM25];[.$BS25])" office:value-type="float"/>
          <table:table-cell table:formula="of:=MEDIAN([.$F25];[.$L25];[.$R25];[.$X25];[.$AD25];[.$AJ25];[.$AP25];[.$AV25];[.$BB25];[.$BH25];[.$BN25];[.$BT25])" office:value-type="float"/>
          <table:table-cell table:formula="of:=MEDIAN([.$G25];[.$M25];[.$S25];[.$Y25];[.$AE25];[.$AK25];[.$AQ25];[.$AW25];[.$BC25];[.$BI25];[.$BO25];[.$BU25])" office:value-type="float"/>
          <table:table-cell table:formula="of:=MAX([.$B25];[.$H25];[.$N25];[.$T25];[.$Z25];[.$AF25];[.$AL25];[.$AR25];[.$AX25];[.$BD25];[.$BJ25];[.$BP25])" office:value-type="float"/>
          <table:table-cell table:formula="of:=MAX([.$C25];[.$I25];[.$O25];[.$U25];[.$AA25];[.$AG25];[.$AM25];[.$AS25];[.$AY25];[.$BE25];[.$BK25];[.$BQ25])" office:value-type="float"/>
          <table:table-cell table:formula="of:=MAX([.$D25];[.$J25];[.$P25];[.$V25];[.$AB25];[.$AH25];[.$AN25];[.$AT25];[.$AZ25];[.$BF25];[.$BL25];[.$BR25])" office:value-type="float"/>
          <table:table-cell table:formula="of:=MAX([.$E25];[.$K25];[.$Q25];[.$W25];[.$AC25];[.$AI25];[.$AO25];[.$AU25];[.$BA25];[.$BG25];[.$BM25];[.$BS25])" office:value-type="float"/>
          <table:table-cell table:formula="of:=MAX([.$F25];[.$L25];[.$R25];[.$X25];[.$AD25];[.$AJ25];[.$AP25];[.$AV25];[.$BB25];[.$BH25];[.$BN25];[.$BT25])" office:value-type="float"/>
          <table:table-cell table:formula="of:=MAX([.$G25];[.$M25];[.$S25];[.$Y25];[.$AE25];[.$AK25];[.$AQ25];[.$AW25];[.$BC25];[.$BI25];[.$BO25];[.$BU25])" office:value-type="float"/>
        </table:table-row>
        <table:table-row table:style-name="ro1">
          <table:table-cell office:value-type="string">
            <text:p>depots-strips-automatic/instances/instance-13.lp</text:p>
          </table:table-cell>
          <table:table-cell office:value-type="float" office:value="12.45"/>
          <table:table-cell office:value-type="float" office:value="12.073"/>
          <table:table-cell office:value-type="float" office:value="570.0"/>
          <table:table-cell office:value-type="float" office:value="77.0"/>
          <table:table-cell office:value-type="float" office:value="265.0"/>
          <table:table-cell office:value-type="float" office:value="0.0"/>
          <table:table-cell office:value-type="float" office:value="12.71"/>
          <table:table-cell office:value-type="float" office:value="12.345"/>
          <table:table-cell office:value-type="float" office:value="354.0"/>
          <table:table-cell office:value-type="float" office:value="42.0"/>
          <table:table-cell office:value-type="float" office:value="264.0"/>
          <table:table-cell office:value-type="float" office:value="0.0"/>
          <table:table-cell office:value-type="float" office:value="12.88"/>
          <table:table-cell office:value-type="float" office:value="12.516"/>
          <table:table-cell office:value-type="float" office:value="570.0"/>
          <table:table-cell office:value-type="float" office:value="77.0"/>
          <table:table-cell office:value-type="float" office:value="263.0"/>
          <table:table-cell office:value-type="float" office:value="0.0"/>
          <table:table-cell office:value-type="float" office:value="12.22"/>
          <table:table-cell office:value-type="float" office:value="11.879"/>
          <table:table-cell office:value-type="float" office:value="354.0"/>
          <table:table-cell office:value-type="float" office:value="42.0"/>
          <table:table-cell office:value-type="float" office:value="265.0"/>
          <table:table-cell office:value-type="float" office:value="0.0"/>
          <table:table-cell office:value-type="float" office:value="12.0"/>
          <table:table-cell office:value-type="float" office:value="11.64"/>
          <table:table-cell office:value-type="float" office:value="570.0"/>
          <table:table-cell office:value-type="float" office:value="77.0"/>
          <table:table-cell office:value-type="float" office:value="259.0"/>
          <table:table-cell office:value-type="float" office:value="0.0"/>
          <table:table-cell office:value-type="float" office:value="11.72"/>
          <table:table-cell office:value-type="float" office:value="11.341"/>
          <table:table-cell office:value-type="float" office:value="354.0"/>
          <table:table-cell office:value-type="float" office:value="42.0"/>
          <table:table-cell office:value-type="float" office:value="264.0"/>
          <table:table-cell office:value-type="float" office:value="0.0"/>
          <table:table-cell office:value-type="float" office:value="12.02"/>
          <table:table-cell office:value-type="float" office:value="11.653"/>
          <table:table-cell office:value-type="float" office:value="570.0"/>
          <table:table-cell office:value-type="float" office:value="77.0"/>
          <table:table-cell office:value-type="float" office:value="264.0"/>
          <table:table-cell office:value-type="float" office:value="0.0"/>
          <table:table-cell office:value-type="float" office:value="11.73"/>
          <table:table-cell office:value-type="float" office:value="11.367"/>
          <table:table-cell office:value-type="float" office:value="354.0"/>
          <table:table-cell office:value-type="float" office:value="42.0"/>
          <table:table-cell office:value-type="float" office:value="267.0"/>
          <table:table-cell office:value-type="float" office:value="0.0"/>
          <table:table-cell office:value-type="float" office:value="11.79"/>
          <table:table-cell office:value-type="float" office:value="11.422"/>
          <table:table-cell office:value-type="float" office:value="570.0"/>
          <table:table-cell office:value-type="float" office:value="77.0"/>
          <table:table-cell office:value-type="float" office:value="260.0"/>
          <table:table-cell office:value-type="float" office:value="0.0"/>
          <table:table-cell office:value-type="float" office:value="11.85"/>
          <table:table-cell office:value-type="float" office:value="11.371"/>
          <table:table-cell office:value-type="float" office:value="354.0"/>
          <table:table-cell office:value-type="float" office:value="42.0"/>
          <table:table-cell office:value-type="float" office:value="267.0"/>
          <table:table-cell office:value-type="float" office:value="0.0"/>
          <table:table-cell office:value-type="float" office:value="11.99"/>
          <table:table-cell office:value-type="float" office:value="11.62"/>
          <table:table-cell office:value-type="float" office:value="570.0"/>
          <table:table-cell office:value-type="float" office:value="77.0"/>
          <table:table-cell office:value-type="float" office:value="260.0"/>
          <table:table-cell office:value-type="float" office:value="0.0"/>
          <table:table-cell office:value-type="float" office:value="11.93"/>
          <table:table-cell office:value-type="float" office:value="11.561"/>
          <table:table-cell office:value-type="float" office:value="354.0"/>
          <table:table-cell office:value-type="float" office:value="42.0"/>
          <table:table-cell office:value-type="float" office:value="266.0"/>
          <table:table-cell office:value-type="float" office:value="0.0"/>
          <table:table-cell table:formula="of:=MIN([.$B26];[.$H26];[.$N26];[.$T26];[.$Z26];[.$AF26];[.$AL26];[.$AR26];[.$AX26];[.$BD26];[.$BJ26];[.$BP26])" office:value-type="float"/>
          <table:table-cell table:formula="of:=MIN([.$C26];[.$I26];[.$O26];[.$U26];[.$AA26];[.$AG26];[.$AM26];[.$AS26];[.$AY26];[.$BE26];[.$BK26];[.$BQ26])" office:value-type="float"/>
          <table:table-cell table:formula="of:=MIN([.$D26];[.$J26];[.$P26];[.$V26];[.$AB26];[.$AH26];[.$AN26];[.$AT26];[.$AZ26];[.$BF26];[.$BL26];[.$BR26])" office:value-type="float"/>
          <table:table-cell table:formula="of:=MIN([.$E26];[.$K26];[.$Q26];[.$W26];[.$AC26];[.$AI26];[.$AO26];[.$AU26];[.$BA26];[.$BG26];[.$BM26];[.$BS26])" office:value-type="float"/>
          <table:table-cell table:formula="of:=MIN([.$F26];[.$L26];[.$R26];[.$X26];[.$AD26];[.$AJ26];[.$AP26];[.$AV26];[.$BB26];[.$BH26];[.$BN26];[.$BT26])" office:value-type="float"/>
          <table:table-cell table:formula="of:=MIN([.$G26];[.$M26];[.$S26];[.$Y26];[.$AE26];[.$AK26];[.$AQ26];[.$AW26];[.$BC26];[.$BI26];[.$BO26];[.$BU26])" office:value-type="float"/>
          <table:table-cell table:formula="of:=MEDIAN([.$B26];[.$H26];[.$N26];[.$T26];[.$Z26];[.$AF26];[.$AL26];[.$AR26];[.$AX26];[.$BD26];[.$BJ26];[.$BP26])" office:value-type="float"/>
          <table:table-cell table:formula="of:=MEDIAN([.$C26];[.$I26];[.$O26];[.$U26];[.$AA26];[.$AG26];[.$AM26];[.$AS26];[.$AY26];[.$BE26];[.$BK26];[.$BQ26])" office:value-type="float"/>
          <table:table-cell table:formula="of:=MEDIAN([.$D26];[.$J26];[.$P26];[.$V26];[.$AB26];[.$AH26];[.$AN26];[.$AT26];[.$AZ26];[.$BF26];[.$BL26];[.$BR26])" office:value-type="float"/>
          <table:table-cell table:formula="of:=MEDIAN([.$E26];[.$K26];[.$Q26];[.$W26];[.$AC26];[.$AI26];[.$AO26];[.$AU26];[.$BA26];[.$BG26];[.$BM26];[.$BS26])" office:value-type="float"/>
          <table:table-cell table:formula="of:=MEDIAN([.$F26];[.$L26];[.$R26];[.$X26];[.$AD26];[.$AJ26];[.$AP26];[.$AV26];[.$BB26];[.$BH26];[.$BN26];[.$BT26])" office:value-type="float"/>
          <table:table-cell table:formula="of:=MEDIAN([.$G26];[.$M26];[.$S26];[.$Y26];[.$AE26];[.$AK26];[.$AQ26];[.$AW26];[.$BC26];[.$BI26];[.$BO26];[.$BU26])" office:value-type="float"/>
          <table:table-cell table:formula="of:=MAX([.$B26];[.$H26];[.$N26];[.$T26];[.$Z26];[.$AF26];[.$AL26];[.$AR26];[.$AX26];[.$BD26];[.$BJ26];[.$BP26])" office:value-type="float"/>
          <table:table-cell table:formula="of:=MAX([.$C26];[.$I26];[.$O26];[.$U26];[.$AA26];[.$AG26];[.$AM26];[.$AS26];[.$AY26];[.$BE26];[.$BK26];[.$BQ26])" office:value-type="float"/>
          <table:table-cell table:formula="of:=MAX([.$D26];[.$J26];[.$P26];[.$V26];[.$AB26];[.$AH26];[.$AN26];[.$AT26];[.$AZ26];[.$BF26];[.$BL26];[.$BR26])" office:value-type="float"/>
          <table:table-cell table:formula="of:=MAX([.$E26];[.$K26];[.$Q26];[.$W26];[.$AC26];[.$AI26];[.$AO26];[.$AU26];[.$BA26];[.$BG26];[.$BM26];[.$BS26])" office:value-type="float"/>
          <table:table-cell table:formula="of:=MAX([.$F26];[.$L26];[.$R26];[.$X26];[.$AD26];[.$AJ26];[.$AP26];[.$AV26];[.$BB26];[.$BH26];[.$BN26];[.$BT26])" office:value-type="float"/>
          <table:table-cell table:formula="of:=MAX([.$G26];[.$M26];[.$S26];[.$Y26];[.$AE26];[.$AK26];[.$AQ26];[.$AW26];[.$BC26];[.$BI26];[.$BO26];[.$BU26])" office:value-type="float"/>
        </table:table-row>
        <table:table-row table:style-name="ro1">
          <table:table-cell office:value-type="string">
            <text:p>depots-strips-automatic/instances/instance-14.lp</text:p>
          </table:table-cell>
          <table:table-cell office:value-type="float" office:value="41.52"/>
          <table:table-cell office:value-type="float" office:value="40.277"/>
          <table:table-cell office:value-type="float" office:value="566.0"/>
          <table:table-cell office:value-type="float" office:value="80.0"/>
          <table:table-cell office:value-type="float" office:value="848.0"/>
          <table:table-cell office:value-type="float" office:value="0.0"/>
          <table:table-cell office:value-type="float" office:value="42.74"/>
          <table:table-cell office:value-type="float" office:value="41.351"/>
          <table:table-cell office:value-type="float" office:value="238.0"/>
          <table:table-cell office:value-type="float" office:value="17.0"/>
          <table:table-cell office:value-type="float" office:value="841.0"/>
          <table:table-cell office:value-type="float" office:value="0.0"/>
          <table:table-cell office:value-type="float" office:value="41.17"/>
          <table:table-cell office:value-type="float" office:value="39.862"/>
          <table:table-cell office:value-type="float" office:value="4502.0"/>
          <table:table-cell office:value-type="float" office:value="490.0"/>
          <table:table-cell office:value-type="float" office:value="847.0"/>
          <table:table-cell office:value-type="float" office:value="8.0"/>
          <table:table-cell office:value-type="float" office:value="44.34"/>
          <table:table-cell office:value-type="float" office:value="43.073"/>
          <table:table-cell office:value-type="float" office:value="229.0"/>
          <table:table-cell office:value-type="float" office:value="17.0"/>
          <table:table-cell office:value-type="float" office:value="850.0"/>
          <table:table-cell office:value-type="float" office:value="3.0"/>
          <table:table-cell office:value-type="float" office:value="41.53"/>
          <table:table-cell office:value-type="float" office:value="40.245"/>
          <table:table-cell office:value-type="float" office:value="4502.0"/>
          <table:table-cell office:value-type="float" office:value="490.0"/>
          <table:table-cell office:value-type="float" office:value="845.0"/>
          <table:table-cell office:value-type="float" office:value="8.0"/>
          <table:table-cell office:value-type="float" office:value="41.09"/>
          <table:table-cell office:value-type="float" office:value="39.905"/>
          <table:table-cell office:value-type="float" office:value="229.0"/>
          <table:table-cell office:value-type="float" office:value="17.0"/>
          <table:table-cell office:value-type="float" office:value="851.0"/>
          <table:table-cell office:value-type="float" office:value="3.0"/>
          <table:table-cell office:value-type="float" office:value="41.15"/>
          <table:table-cell office:value-type="float" office:value="40.035"/>
          <table:table-cell office:value-type="float" office:value="4502.0"/>
          <table:table-cell office:value-type="float" office:value="490.0"/>
          <table:table-cell office:value-type="float" office:value="849.0"/>
          <table:table-cell office:value-type="float" office:value="8.0"/>
          <table:table-cell office:value-type="float" office:value="41.26"/>
          <table:table-cell office:value-type="float" office:value="39.994"/>
          <table:table-cell office:value-type="float" office:value="229.0"/>
          <table:table-cell office:value-type="float" office:value="17.0"/>
          <table:table-cell office:value-type="float" office:value="846.0"/>
          <table:table-cell office:value-type="float" office:value="3.0"/>
          <table:table-cell office:value-type="float" office:value="42.14"/>
          <table:table-cell office:value-type="float" office:value="40.817"/>
          <table:table-cell office:value-type="float" office:value="5906.0"/>
          <table:table-cell office:value-type="float" office:value="1151.0"/>
          <table:table-cell office:value-type="float" office:value="846.0"/>
          <table:table-cell office:value-type="float" office:value="7.0"/>
          <table:table-cell office:value-type="float" office:value="41.87"/>
          <table:table-cell office:value-type="float" office:value="40.465"/>
          <table:table-cell office:value-type="float" office:value="229.0"/>
          <table:table-cell office:value-type="float" office:value="17.0"/>
          <table:table-cell office:value-type="float" office:value="843.0"/>
          <table:table-cell office:value-type="float" office:value="3.0"/>
          <table:table-cell office:value-type="float" office:value="41.31"/>
          <table:table-cell office:value-type="float" office:value="39.987"/>
          <table:table-cell office:value-type="float" office:value="4502.0"/>
          <table:table-cell office:value-type="float" office:value="490.0"/>
          <table:table-cell office:value-type="float" office:value="847.0"/>
          <table:table-cell office:value-type="float" office:value="8.0"/>
          <table:table-cell office:value-type="float" office:value="40.93"/>
          <table:table-cell office:value-type="float" office:value="39.677"/>
          <table:table-cell office:value-type="float" office:value="229.0"/>
          <table:table-cell office:value-type="float" office:value="17.0"/>
          <table:table-cell office:value-type="float" office:value="848.0"/>
          <table:table-cell office:value-type="float" office:value="3.0"/>
          <table:table-cell table:formula="of:=MIN([.$B27];[.$H27];[.$N27];[.$T27];[.$Z27];[.$AF27];[.$AL27];[.$AR27];[.$AX27];[.$BD27];[.$BJ27];[.$BP27])" office:value-type="float"/>
          <table:table-cell table:formula="of:=MIN([.$C27];[.$I27];[.$O27];[.$U27];[.$AA27];[.$AG27];[.$AM27];[.$AS27];[.$AY27];[.$BE27];[.$BK27];[.$BQ27])" office:value-type="float"/>
          <table:table-cell table:formula="of:=MIN([.$D27];[.$J27];[.$P27];[.$V27];[.$AB27];[.$AH27];[.$AN27];[.$AT27];[.$AZ27];[.$BF27];[.$BL27];[.$BR27])" office:value-type="float"/>
          <table:table-cell table:formula="of:=MIN([.$E27];[.$K27];[.$Q27];[.$W27];[.$AC27];[.$AI27];[.$AO27];[.$AU27];[.$BA27];[.$BG27];[.$BM27];[.$BS27])" office:value-type="float"/>
          <table:table-cell table:formula="of:=MIN([.$F27];[.$L27];[.$R27];[.$X27];[.$AD27];[.$AJ27];[.$AP27];[.$AV27];[.$BB27];[.$BH27];[.$BN27];[.$BT27])" office:value-type="float"/>
          <table:table-cell table:formula="of:=MIN([.$G27];[.$M27];[.$S27];[.$Y27];[.$AE27];[.$AK27];[.$AQ27];[.$AW27];[.$BC27];[.$BI27];[.$BO27];[.$BU27])" office:value-type="float"/>
          <table:table-cell table:formula="of:=MEDIAN([.$B27];[.$H27];[.$N27];[.$T27];[.$Z27];[.$AF27];[.$AL27];[.$AR27];[.$AX27];[.$BD27];[.$BJ27];[.$BP27])" office:value-type="float"/>
          <table:table-cell table:formula="of:=MEDIAN([.$C27];[.$I27];[.$O27];[.$U27];[.$AA27];[.$AG27];[.$AM27];[.$AS27];[.$AY27];[.$BE27];[.$BK27];[.$BQ27])" office:value-type="float"/>
          <table:table-cell table:formula="of:=MEDIAN([.$D27];[.$J27];[.$P27];[.$V27];[.$AB27];[.$AH27];[.$AN27];[.$AT27];[.$AZ27];[.$BF27];[.$BL27];[.$BR27])" office:value-type="float"/>
          <table:table-cell table:formula="of:=MEDIAN([.$E27];[.$K27];[.$Q27];[.$W27];[.$AC27];[.$AI27];[.$AO27];[.$AU27];[.$BA27];[.$BG27];[.$BM27];[.$BS27])" office:value-type="float"/>
          <table:table-cell table:formula="of:=MEDIAN([.$F27];[.$L27];[.$R27];[.$X27];[.$AD27];[.$AJ27];[.$AP27];[.$AV27];[.$BB27];[.$BH27];[.$BN27];[.$BT27])" office:value-type="float"/>
          <table:table-cell table:formula="of:=MEDIAN([.$G27];[.$M27];[.$S27];[.$Y27];[.$AE27];[.$AK27];[.$AQ27];[.$AW27];[.$BC27];[.$BI27];[.$BO27];[.$BU27])" office:value-type="float"/>
          <table:table-cell table:formula="of:=MAX([.$B27];[.$H27];[.$N27];[.$T27];[.$Z27];[.$AF27];[.$AL27];[.$AR27];[.$AX27];[.$BD27];[.$BJ27];[.$BP27])" office:value-type="float"/>
          <table:table-cell table:formula="of:=MAX([.$C27];[.$I27];[.$O27];[.$U27];[.$AA27];[.$AG27];[.$AM27];[.$AS27];[.$AY27];[.$BE27];[.$BK27];[.$BQ27])" office:value-type="float"/>
          <table:table-cell table:formula="of:=MAX([.$D27];[.$J27];[.$P27];[.$V27];[.$AB27];[.$AH27];[.$AN27];[.$AT27];[.$AZ27];[.$BF27];[.$BL27];[.$BR27])" office:value-type="float"/>
          <table:table-cell table:formula="of:=MAX([.$E27];[.$K27];[.$Q27];[.$W27];[.$AC27];[.$AI27];[.$AO27];[.$AU27];[.$BA27];[.$BG27];[.$BM27];[.$BS27])" office:value-type="float"/>
          <table:table-cell table:formula="of:=MAX([.$F27];[.$L27];[.$R27];[.$X27];[.$AD27];[.$AJ27];[.$AP27];[.$AV27];[.$BB27];[.$BH27];[.$BN27];[.$BT27])" office:value-type="float"/>
          <table:table-cell table:formula="of:=MAX([.$G27];[.$M27];[.$S27];[.$Y27];[.$AE27];[.$AK27];[.$AQ27];[.$AW27];[.$BC27];[.$BI27];[.$BO27];[.$BU27])" office:value-type="float"/>
        </table:table-row>
        <table:table-row table:style-name="ro1">
          <table:table-cell office:value-type="string">
            <text:p>depots-strips-automatic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6296674.0"/>
          <table:table-cell office:value-type="float" office:value="629847.0"/>
          <table:table-cell office:value-type="float" office:value="25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3995.0"/>
          <table:table-cell office:value-type="float" office:value="306496.0"/>
          <table:table-cell office:value-type="float" office:value="27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76539.0"/>
          <table:table-cell office:value-type="float" office:value="594237.0"/>
          <table:table-cell office:value-type="float" office:value="25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282912.0"/>
          <table:table-cell office:value-type="float" office:value="607852.0"/>
          <table:table-cell office:value-type="float" office:value="25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1697.0"/>
          <table:table-cell office:value-type="float" office:value="340247.0"/>
          <table:table-cell office:value-type="float" office:value="29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57386.0"/>
          <table:table-cell office:value-type="float" office:value="592858.0"/>
          <table:table-cell office:value-type="float" office:value="25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66601.0"/>
          <table:table-cell office:value-type="float" office:value="351411.0"/>
          <table:table-cell office:value-type="float" office:value="29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79820.0"/>
          <table:table-cell office:value-type="float" office:value="594898.0"/>
          <table:table-cell office:value-type="float" office:value="26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6126.0"/>
          <table:table-cell office:value-type="float" office:value="341724.0"/>
          <table:table-cell office:value-type="float" office:value="29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243718.0"/>
          <table:table-cell office:value-type="float" office:value="605234.0"/>
          <table:table-cell office:value-type="float" office:value="26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6929.0"/>
          <table:table-cell office:value-type="float" office:value="342034.0"/>
          <table:table-cell office:value-type="float" office:value="2911.0"/>
          <table:table-cell office:value-type="float" office:value="0.0"/>
          <table:table-cell table:formula="of:=MIN([.$B28];[.$H28];[.$N28];[.$T28];[.$Z28];[.$AF28];[.$AL28];[.$AR28];[.$AX28];[.$BD28];[.$BJ28];[.$BP28])" office:value-type="float"/>
          <table:table-cell table:formula="of:=MIN([.$C28];[.$I28];[.$O28];[.$U28];[.$AA28];[.$AG28];[.$AM28];[.$AS28];[.$AY28];[.$BE28];[.$BK28];[.$BQ28])" office:value-type="float"/>
          <table:table-cell table:formula="of:=MIN([.$D28];[.$J28];[.$P28];[.$V28];[.$AB28];[.$AH28];[.$AN28];[.$AT28];[.$AZ28];[.$BF28];[.$BL28];[.$BR28])" office:value-type="float"/>
          <table:table-cell table:formula="of:=MIN([.$E28];[.$K28];[.$Q28];[.$W28];[.$AC28];[.$AI28];[.$AO28];[.$AU28];[.$BA28];[.$BG28];[.$BM28];[.$BS28])" office:value-type="float"/>
          <table:table-cell table:formula="of:=MIN([.$F28];[.$L28];[.$R28];[.$X28];[.$AD28];[.$AJ28];[.$AP28];[.$AV28];[.$BB28];[.$BH28];[.$BN28];[.$BT28])" office:value-type="float"/>
          <table:table-cell table:formula="of:=MIN([.$G28];[.$M28];[.$S28];[.$Y28];[.$AE28];[.$AK28];[.$AQ28];[.$AW28];[.$BC28];[.$BI28];[.$BO28];[.$BU28])" office:value-type="float"/>
          <table:table-cell table:formula="of:=MEDIAN([.$B28];[.$H28];[.$N28];[.$T28];[.$Z28];[.$AF28];[.$AL28];[.$AR28];[.$AX28];[.$BD28];[.$BJ28];[.$BP28])" office:value-type="float"/>
          <table:table-cell table:formula="of:=MEDIAN([.$C28];[.$I28];[.$O28];[.$U28];[.$AA28];[.$AG28];[.$AM28];[.$AS28];[.$AY28];[.$BE28];[.$BK28];[.$BQ28])" office:value-type="float"/>
          <table:table-cell table:formula="of:=MEDIAN([.$D28];[.$J28];[.$P28];[.$V28];[.$AB28];[.$AH28];[.$AN28];[.$AT28];[.$AZ28];[.$BF28];[.$BL28];[.$BR28])" office:value-type="float"/>
          <table:table-cell table:formula="of:=MEDIAN([.$E28];[.$K28];[.$Q28];[.$W28];[.$AC28];[.$AI28];[.$AO28];[.$AU28];[.$BA28];[.$BG28];[.$BM28];[.$BS28])" office:value-type="float"/>
          <table:table-cell table:formula="of:=MEDIAN([.$F28];[.$L28];[.$R28];[.$X28];[.$AD28];[.$AJ28];[.$AP28];[.$AV28];[.$BB28];[.$BH28];[.$BN28];[.$BT28])" office:value-type="float"/>
          <table:table-cell table:formula="of:=MEDIAN([.$G28];[.$M28];[.$S28];[.$Y28];[.$AE28];[.$AK28];[.$AQ28];[.$AW28];[.$BC28];[.$BI28];[.$BO28];[.$BU28])" office:value-type="float"/>
          <table:table-cell table:formula="of:=MAX([.$B28];[.$H28];[.$N28];[.$T28];[.$Z28];[.$AF28];[.$AL28];[.$AR28];[.$AX28];[.$BD28];[.$BJ28];[.$BP28])" office:value-type="float"/>
          <table:table-cell table:formula="of:=MAX([.$C28];[.$I28];[.$O28];[.$U28];[.$AA28];[.$AG28];[.$AM28];[.$AS28];[.$AY28];[.$BE28];[.$BK28];[.$BQ28])" office:value-type="float"/>
          <table:table-cell table:formula="of:=MAX([.$D28];[.$J28];[.$P28];[.$V28];[.$AB28];[.$AH28];[.$AN28];[.$AT28];[.$AZ28];[.$BF28];[.$BL28];[.$BR28])" office:value-type="float"/>
          <table:table-cell table:formula="of:=MAX([.$E28];[.$K28];[.$Q28];[.$W28];[.$AC28];[.$AI28];[.$AO28];[.$AU28];[.$BA28];[.$BG28];[.$BM28];[.$BS28])" office:value-type="float"/>
          <table:table-cell table:formula="of:=MAX([.$F28];[.$L28];[.$R28];[.$X28];[.$AD28];[.$AJ28];[.$AP28];[.$AV28];[.$BB28];[.$BH28];[.$BN28];[.$BT28])" office:value-type="float"/>
          <table:table-cell table:formula="of:=MAX([.$G28];[.$M28];[.$S28];[.$Y28];[.$AE28];[.$AK28];[.$AQ28];[.$AW28];[.$BC28];[.$BI28];[.$BO28];[.$BU28])" office:value-type="float"/>
        </table:table-row>
        <table:table-row table:style-name="ro1">
          <table:table-cell office:value-type="string">
            <text:p>depots-strips-automatic/instances/instance-16.lp</text:p>
          </table:table-cell>
          <table:table-cell office:value-type="float" office:value="22.74"/>
          <table:table-cell office:value-type="float" office:value="22.119"/>
          <table:table-cell office:value-type="float" office:value="490.0"/>
          <table:table-cell office:value-type="float" office:value="123.0"/>
          <table:table-cell office:value-type="float" office:value="461.0"/>
          <table:table-cell office:value-type="float" office:value="0.0"/>
          <table:table-cell office:value-type="float" office:value="22.7"/>
          <table:table-cell office:value-type="float" office:value="22.097"/>
          <table:table-cell office:value-type="float" office:value="2013.0"/>
          <table:table-cell office:value-type="float" office:value="45.0"/>
          <table:table-cell office:value-type="float" office:value="462.0"/>
          <table:table-cell office:value-type="float" office:value="0.0"/>
          <table:table-cell office:value-type="float" office:value="22.49"/>
          <table:table-cell office:value-type="float" office:value="21.895"/>
          <table:table-cell office:value-type="float" office:value="490.0"/>
          <table:table-cell office:value-type="float" office:value="123.0"/>
          <table:table-cell office:value-type="float" office:value="461.0"/>
          <table:table-cell office:value-type="float" office:value="0.0"/>
          <table:table-cell office:value-type="float" office:value="22.22"/>
          <table:table-cell office:value-type="float" office:value="21.47"/>
          <table:table-cell office:value-type="float" office:value="2013.0"/>
          <table:table-cell office:value-type="float" office:value="45.0"/>
          <table:table-cell office:value-type="float" office:value="464.0"/>
          <table:table-cell office:value-type="float" office:value="0.0"/>
          <table:table-cell office:value-type="float" office:value="22.44"/>
          <table:table-cell office:value-type="float" office:value="21.829"/>
          <table:table-cell office:value-type="float" office:value="490.0"/>
          <table:table-cell office:value-type="float" office:value="123.0"/>
          <table:table-cell office:value-type="float" office:value="461.0"/>
          <table:table-cell office:value-type="float" office:value="0.0"/>
          <table:table-cell office:value-type="float" office:value="21.98"/>
          <table:table-cell office:value-type="float" office:value="21.376"/>
          <table:table-cell office:value-type="float" office:value="2013.0"/>
          <table:table-cell office:value-type="float" office:value="45.0"/>
          <table:table-cell office:value-type="float" office:value="462.0"/>
          <table:table-cell office:value-type="float" office:value="0.0"/>
          <table:table-cell office:value-type="float" office:value="22.0"/>
          <table:table-cell office:value-type="float" office:value="21.386"/>
          <table:table-cell office:value-type="float" office:value="490.0"/>
          <table:table-cell office:value-type="float" office:value="123.0"/>
          <table:table-cell office:value-type="float" office:value="460.0"/>
          <table:table-cell office:value-type="float" office:value="0.0"/>
          <table:table-cell office:value-type="float" office:value="23.23"/>
          <table:table-cell office:value-type="float" office:value="22.673"/>
          <table:table-cell office:value-type="float" office:value="2013.0"/>
          <table:table-cell office:value-type="float" office:value="45.0"/>
          <table:table-cell office:value-type="float" office:value="456.0"/>
          <table:table-cell office:value-type="float" office:value="0.0"/>
          <table:table-cell office:value-type="float" office:value="22.1"/>
          <table:table-cell office:value-type="float" office:value="21.468"/>
          <table:table-cell office:value-type="float" office:value="490.0"/>
          <table:table-cell office:value-type="float" office:value="123.0"/>
          <table:table-cell office:value-type="float" office:value="463.0"/>
          <table:table-cell office:value-type="float" office:value="0.0"/>
          <table:table-cell office:value-type="float" office:value="22.17"/>
          <table:table-cell office:value-type="float" office:value="21.573"/>
          <table:table-cell office:value-type="float" office:value="2013.0"/>
          <table:table-cell office:value-type="float" office:value="45.0"/>
          <table:table-cell office:value-type="float" office:value="456.0"/>
          <table:table-cell office:value-type="float" office:value="0.0"/>
          <table:table-cell office:value-type="float" office:value="22.63"/>
          <table:table-cell office:value-type="float" office:value="22.033"/>
          <table:table-cell office:value-type="float" office:value="490.0"/>
          <table:table-cell office:value-type="float" office:value="123.0"/>
          <table:table-cell office:value-type="float" office:value="462.0"/>
          <table:table-cell office:value-type="float" office:value="0.0"/>
          <table:table-cell office:value-type="float" office:value="22.46"/>
          <table:table-cell office:value-type="float" office:value="21.838"/>
          <table:table-cell office:value-type="float" office:value="2013.0"/>
          <table:table-cell office:value-type="float" office:value="45.0"/>
          <table:table-cell office:value-type="float" office:value="464.0"/>
          <table:table-cell office:value-type="float" office:value="0.0"/>
          <table:table-cell table:formula="of:=MIN([.$B29];[.$H29];[.$N29];[.$T29];[.$Z29];[.$AF29];[.$AL29];[.$AR29];[.$AX29];[.$BD29];[.$BJ29];[.$BP29])" office:value-type="float"/>
          <table:table-cell table:formula="of:=MIN([.$C29];[.$I29];[.$O29];[.$U29];[.$AA29];[.$AG29];[.$AM29];[.$AS29];[.$AY29];[.$BE29];[.$BK29];[.$BQ29])" office:value-type="float"/>
          <table:table-cell table:formula="of:=MIN([.$D29];[.$J29];[.$P29];[.$V29];[.$AB29];[.$AH29];[.$AN29];[.$AT29];[.$AZ29];[.$BF29];[.$BL29];[.$BR29])" office:value-type="float"/>
          <table:table-cell table:formula="of:=MIN([.$E29];[.$K29];[.$Q29];[.$W29];[.$AC29];[.$AI29];[.$AO29];[.$AU29];[.$BA29];[.$BG29];[.$BM29];[.$BS29])" office:value-type="float"/>
          <table:table-cell table:formula="of:=MIN([.$F29];[.$L29];[.$R29];[.$X29];[.$AD29];[.$AJ29];[.$AP29];[.$AV29];[.$BB29];[.$BH29];[.$BN29];[.$BT29])" office:value-type="float"/>
          <table:table-cell table:formula="of:=MIN([.$G29];[.$M29];[.$S29];[.$Y29];[.$AE29];[.$AK29];[.$AQ29];[.$AW29];[.$BC29];[.$BI29];[.$BO29];[.$BU29])" office:value-type="float"/>
          <table:table-cell table:formula="of:=MEDIAN([.$B29];[.$H29];[.$N29];[.$T29];[.$Z29];[.$AF29];[.$AL29];[.$AR29];[.$AX29];[.$BD29];[.$BJ29];[.$BP29])" office:value-type="float"/>
          <table:table-cell table:formula="of:=MEDIAN([.$C29];[.$I29];[.$O29];[.$U29];[.$AA29];[.$AG29];[.$AM29];[.$AS29];[.$AY29];[.$BE29];[.$BK29];[.$BQ29])" office:value-type="float"/>
          <table:table-cell table:formula="of:=MEDIAN([.$D29];[.$J29];[.$P29];[.$V29];[.$AB29];[.$AH29];[.$AN29];[.$AT29];[.$AZ29];[.$BF29];[.$BL29];[.$BR29])" office:value-type="float"/>
          <table:table-cell table:formula="of:=MEDIAN([.$E29];[.$K29];[.$Q29];[.$W29];[.$AC29];[.$AI29];[.$AO29];[.$AU29];[.$BA29];[.$BG29];[.$BM29];[.$BS29])" office:value-type="float"/>
          <table:table-cell table:formula="of:=MEDIAN([.$F29];[.$L29];[.$R29];[.$X29];[.$AD29];[.$AJ29];[.$AP29];[.$AV29];[.$BB29];[.$BH29];[.$BN29];[.$BT29])" office:value-type="float"/>
          <table:table-cell table:formula="of:=MEDIAN([.$G29];[.$M29];[.$S29];[.$Y29];[.$AE29];[.$AK29];[.$AQ29];[.$AW29];[.$BC29];[.$BI29];[.$BO29];[.$BU29])" office:value-type="float"/>
          <table:table-cell table:formula="of:=MAX([.$B29];[.$H29];[.$N29];[.$T29];[.$Z29];[.$AF29];[.$AL29];[.$AR29];[.$AX29];[.$BD29];[.$BJ29];[.$BP29])" office:value-type="float"/>
          <table:table-cell table:formula="of:=MAX([.$C29];[.$I29];[.$O29];[.$U29];[.$AA29];[.$AG29];[.$AM29];[.$AS29];[.$AY29];[.$BE29];[.$BK29];[.$BQ29])" office:value-type="float"/>
          <table:table-cell table:formula="of:=MAX([.$D29];[.$J29];[.$P29];[.$V29];[.$AB29];[.$AH29];[.$AN29];[.$AT29];[.$AZ29];[.$BF29];[.$BL29];[.$BR29])" office:value-type="float"/>
          <table:table-cell table:formula="of:=MAX([.$E29];[.$K29];[.$Q29];[.$W29];[.$AC29];[.$AI29];[.$AO29];[.$AU29];[.$BA29];[.$BG29];[.$BM29];[.$BS29])" office:value-type="float"/>
          <table:table-cell table:formula="of:=MAX([.$F29];[.$L29];[.$R29];[.$X29];[.$AD29];[.$AJ29];[.$AP29];[.$AV29];[.$BB29];[.$BH29];[.$BN29];[.$BT29])" office:value-type="float"/>
          <table:table-cell table:formula="of:=MAX([.$G29];[.$M29];[.$S29];[.$Y29];[.$AE29];[.$AK29];[.$AQ29];[.$AW29];[.$BC29];[.$BI29];[.$BO29];[.$BU29])" office:value-type="float"/>
        </table:table-row>
        <table:table-row table:style-name="ro1">
          <table:table-cell office:value-type="string">
            <text:p>depots-strips-automatic/instances/instance-17.lp</text:p>
          </table:table-cell>
          <table:table-cell office:value-type="float" office:value="72.26"/>
          <table:table-cell office:value-type="float" office:value="70.313"/>
          <table:table-cell office:value-type="float" office:value="5277.0"/>
          <table:table-cell office:value-type="float" office:value="1112.0"/>
          <table:table-cell office:value-type="float" office:value="1417.0"/>
          <table:table-cell office:value-type="float" office:value="0.0"/>
          <table:table-cell office:value-type="float" office:value="72.42"/>
          <table:table-cell office:value-type="float" office:value="70.472"/>
          <table:table-cell office:value-type="float" office:value="755.0"/>
          <table:table-cell office:value-type="float" office:value="60.0"/>
          <table:table-cell office:value-type="float" office:value="1415.0"/>
          <table:table-cell office:value-type="float" office:value="0.0"/>
          <table:table-cell office:value-type="float" office:value="72.8"/>
          <table:table-cell office:value-type="float" office:value="70.838"/>
          <table:table-cell office:value-type="float" office:value="5277.0"/>
          <table:table-cell office:value-type="float" office:value="1112.0"/>
          <table:table-cell office:value-type="float" office:value="1418.0"/>
          <table:table-cell office:value-type="float" office:value="0.0"/>
          <table:table-cell office:value-type="float" office:value="72.65"/>
          <table:table-cell office:value-type="float" office:value="70.768"/>
          <table:table-cell office:value-type="float" office:value="755.0"/>
          <table:table-cell office:value-type="float" office:value="60.0"/>
          <table:table-cell office:value-type="float" office:value="1416.0"/>
          <table:table-cell office:value-type="float" office:value="0.0"/>
          <table:table-cell office:value-type="float" office:value="70.84"/>
          <table:table-cell office:value-type="float" office:value="69.192"/>
          <table:table-cell office:value-type="float" office:value="5277.0"/>
          <table:table-cell office:value-type="float" office:value="1112.0"/>
          <table:table-cell office:value-type="float" office:value="1417.0"/>
          <table:table-cell office:value-type="float" office:value="0.0"/>
          <table:table-cell office:value-type="float" office:value="76.53"/>
          <table:table-cell office:value-type="float" office:value="74.82"/>
          <table:table-cell office:value-type="float" office:value="755.0"/>
          <table:table-cell office:value-type="float" office:value="60.0"/>
          <table:table-cell office:value-type="float" office:value="1415.0"/>
          <table:table-cell office:value-type="float" office:value="0.0"/>
          <table:table-cell office:value-type="float" office:value="72.74"/>
          <table:table-cell office:value-type="float" office:value="70.984"/>
          <table:table-cell office:value-type="float" office:value="5277.0"/>
          <table:table-cell office:value-type="float" office:value="1112.0"/>
          <table:table-cell office:value-type="float" office:value="1417.0"/>
          <table:table-cell office:value-type="float" office:value="0.0"/>
          <table:table-cell office:value-type="float" office:value="73.94"/>
          <table:table-cell office:value-type="float" office:value="72.081"/>
          <table:table-cell office:value-type="float" office:value="755.0"/>
          <table:table-cell office:value-type="float" office:value="60.0"/>
          <table:table-cell office:value-type="float" office:value="1416.0"/>
          <table:table-cell office:value-type="float" office:value="0.0"/>
          <table:table-cell office:value-type="float" office:value="72.35"/>
          <table:table-cell office:value-type="float" office:value="70.393"/>
          <table:table-cell office:value-type="float" office:value="5277.0"/>
          <table:table-cell office:value-type="float" office:value="1112.0"/>
          <table:table-cell office:value-type="float" office:value="1417.0"/>
          <table:table-cell office:value-type="float" office:value="0.0"/>
          <table:table-cell office:value-type="float" office:value="71.57"/>
          <table:table-cell office:value-type="float" office:value="69.863"/>
          <table:table-cell office:value-type="float" office:value="755.0"/>
          <table:table-cell office:value-type="float" office:value="60.0"/>
          <table:table-cell office:value-type="float" office:value="1416.0"/>
          <table:table-cell office:value-type="float" office:value="0.0"/>
          <table:table-cell office:value-type="float" office:value="72.06"/>
          <table:table-cell office:value-type="float" office:value="70.091"/>
          <table:table-cell office:value-type="float" office:value="5277.0"/>
          <table:table-cell office:value-type="float" office:value="1112.0"/>
          <table:table-cell office:value-type="float" office:value="1418.0"/>
          <table:table-cell office:value-type="float" office:value="0.0"/>
          <table:table-cell office:value-type="float" office:value="71.83"/>
          <table:table-cell office:value-type="float" office:value="69.747"/>
          <table:table-cell office:value-type="float" office:value="755.0"/>
          <table:table-cell office:value-type="float" office:value="60.0"/>
          <table:table-cell office:value-type="float" office:value="1415.0"/>
          <table:table-cell office:value-type="float" office:value="0.0"/>
          <table:table-cell table:formula="of:=MIN([.$B30];[.$H30];[.$N30];[.$T30];[.$Z30];[.$AF30];[.$AL30];[.$AR30];[.$AX30];[.$BD30];[.$BJ30];[.$BP30])" office:value-type="float"/>
          <table:table-cell table:formula="of:=MIN([.$C30];[.$I30];[.$O30];[.$U30];[.$AA30];[.$AG30];[.$AM30];[.$AS30];[.$AY30];[.$BE30];[.$BK30];[.$BQ30])" office:value-type="float"/>
          <table:table-cell table:formula="of:=MIN([.$D30];[.$J30];[.$P30];[.$V30];[.$AB30];[.$AH30];[.$AN30];[.$AT30];[.$AZ30];[.$BF30];[.$BL30];[.$BR30])" office:value-type="float"/>
          <table:table-cell table:formula="of:=MIN([.$E30];[.$K30];[.$Q30];[.$W30];[.$AC30];[.$AI30];[.$AO30];[.$AU30];[.$BA30];[.$BG30];[.$BM30];[.$BS30])" office:value-type="float"/>
          <table:table-cell table:formula="of:=MIN([.$F30];[.$L30];[.$R30];[.$X30];[.$AD30];[.$AJ30];[.$AP30];[.$AV30];[.$BB30];[.$BH30];[.$BN30];[.$BT30])" office:value-type="float"/>
          <table:table-cell table:formula="of:=MIN([.$G30];[.$M30];[.$S30];[.$Y30];[.$AE30];[.$AK30];[.$AQ30];[.$AW30];[.$BC30];[.$BI30];[.$BO30];[.$BU30])" office:value-type="float"/>
          <table:table-cell table:formula="of:=MEDIAN([.$B30];[.$H30];[.$N30];[.$T30];[.$Z30];[.$AF30];[.$AL30];[.$AR30];[.$AX30];[.$BD30];[.$BJ30];[.$BP30])" office:value-type="float"/>
          <table:table-cell table:formula="of:=MEDIAN([.$C30];[.$I30];[.$O30];[.$U30];[.$AA30];[.$AG30];[.$AM30];[.$AS30];[.$AY30];[.$BE30];[.$BK30];[.$BQ30])" office:value-type="float"/>
          <table:table-cell table:formula="of:=MEDIAN([.$D30];[.$J30];[.$P30];[.$V30];[.$AB30];[.$AH30];[.$AN30];[.$AT30];[.$AZ30];[.$BF30];[.$BL30];[.$BR30])" office:value-type="float"/>
          <table:table-cell table:formula="of:=MEDIAN([.$E30];[.$K30];[.$Q30];[.$W30];[.$AC30];[.$AI30];[.$AO30];[.$AU30];[.$BA30];[.$BG30];[.$BM30];[.$BS30])" office:value-type="float"/>
          <table:table-cell table:formula="of:=MEDIAN([.$F30];[.$L30];[.$R30];[.$X30];[.$AD30];[.$AJ30];[.$AP30];[.$AV30];[.$BB30];[.$BH30];[.$BN30];[.$BT30])" office:value-type="float"/>
          <table:table-cell table:formula="of:=MEDIAN([.$G30];[.$M30];[.$S30];[.$Y30];[.$AE30];[.$AK30];[.$AQ30];[.$AW30];[.$BC30];[.$BI30];[.$BO30];[.$BU30])" office:value-type="float"/>
          <table:table-cell table:formula="of:=MAX([.$B30];[.$H30];[.$N30];[.$T30];[.$Z30];[.$AF30];[.$AL30];[.$AR30];[.$AX30];[.$BD30];[.$BJ30];[.$BP30])" office:value-type="float"/>
          <table:table-cell table:formula="of:=MAX([.$C30];[.$I30];[.$O30];[.$U30];[.$AA30];[.$AG30];[.$AM30];[.$AS30];[.$AY30];[.$BE30];[.$BK30];[.$BQ30])" office:value-type="float"/>
          <table:table-cell table:formula="of:=MAX([.$D30];[.$J30];[.$P30];[.$V30];[.$AB30];[.$AH30];[.$AN30];[.$AT30];[.$AZ30];[.$BF30];[.$BL30];[.$BR30])" office:value-type="float"/>
          <table:table-cell table:formula="of:=MAX([.$E30];[.$K30];[.$Q30];[.$W30];[.$AC30];[.$AI30];[.$AO30];[.$AU30];[.$BA30];[.$BG30];[.$BM30];[.$BS30])" office:value-type="float"/>
          <table:table-cell table:formula="of:=MAX([.$F30];[.$L30];[.$R30];[.$X30];[.$AD30];[.$AJ30];[.$AP30];[.$AV30];[.$BB30];[.$BH30];[.$BN30];[.$BT30])" office:value-type="float"/>
          <table:table-cell table:formula="of:=MAX([.$G30];[.$M30];[.$S30];[.$Y30];[.$AE30];[.$AK30];[.$AQ30];[.$AW30];[.$BC30];[.$BI30];[.$BO30];[.$BU30])" office:value-type="float"/>
        </table:table-row>
        <table:table-row table:style-name="ro1">
          <table:table-cell office:value-type="string">
            <text:p>depots-strips-automatic/instances/instance-18.lp</text:p>
          </table:table-cell>
          <table:table-cell office:value-type="float" office:value="235.79"/>
          <table:table-cell office:value-type="float" office:value="229.391"/>
          <table:table-cell office:value-type="float" office:value="117898.0"/>
          <table:table-cell office:value-type="float" office:value="8862.0"/>
          <table:table-cell office:value-type="float" office:value="4276.0"/>
          <table:table-cell office:value-type="float" office:value="0.0"/>
          <table:table-cell office:value-type="float" office:value="239.56"/>
          <table:table-cell office:value-type="float" office:value="233.071"/>
          <table:table-cell office:value-type="float" office:value="927.0"/>
          <table:table-cell office:value-type="float" office:value="79.0"/>
          <table:table-cell office:value-type="float" office:value="4279.0"/>
          <table:table-cell office:value-type="float" office:value="0.0"/>
          <table:table-cell office:value-type="float" office:value="228.0"/>
          <table:table-cell office:value-type="float" office:value="221.545"/>
          <table:table-cell office:value-type="float" office:value="245999.0"/>
          <table:table-cell office:value-type="float" office:value="6028.0"/>
          <table:table-cell office:value-type="float" office:value="4279.0"/>
          <table:table-cell office:value-type="float" office:value="11.0"/>
          <table:table-cell office:value-type="float" office:value="219.92"/>
          <table:table-cell office:value-type="float" office:value="213.726"/>
          <table:table-cell office:value-type="float" office:value="924.0"/>
          <table:table-cell office:value-type="float" office:value="79.0"/>
          <table:table-cell office:value-type="float" office:value="4280.0"/>
          <table:table-cell office:value-type="float" office:value="16.0"/>
          <table:table-cell office:value-type="float" office:value="219.96"/>
          <table:table-cell office:value-type="float" office:value="213.411"/>
          <table:table-cell office:value-type="float" office:value="245999.0"/>
          <table:table-cell office:value-type="float" office:value="6028.0"/>
          <table:table-cell office:value-type="float" office:value="4273.0"/>
          <table:table-cell office:value-type="float" office:value="11.0"/>
          <table:table-cell office:value-type="float" office:value="225.26"/>
          <table:table-cell office:value-type="float" office:value="218.531"/>
          <table:table-cell office:value-type="float" office:value="924.0"/>
          <table:table-cell office:value-type="float" office:value="79.0"/>
          <table:table-cell office:value-type="float" office:value="4281.0"/>
          <table:table-cell office:value-type="float" office:value="16.0"/>
          <table:table-cell office:value-type="float" office:value="222.66"/>
          <table:table-cell office:value-type="float" office:value="215.587"/>
          <table:table-cell office:value-type="float" office:value="245999.0"/>
          <table:table-cell office:value-type="float" office:value="6028.0"/>
          <table:table-cell office:value-type="float" office:value="4281.0"/>
          <table:table-cell office:value-type="float" office:value="11.0"/>
          <table:table-cell office:value-type="float" office:value="211.69"/>
          <table:table-cell office:value-type="float" office:value="205.806"/>
          <table:table-cell office:value-type="float" office:value="924.0"/>
          <table:table-cell office:value-type="float" office:value="79.0"/>
          <table:table-cell office:value-type="float" office:value="4279.0"/>
          <table:table-cell office:value-type="float" office:value="16.0"/>
          <table:table-cell office:value-type="float" office:value="221.5"/>
          <table:table-cell office:value-type="float" office:value="214.775"/>
          <table:table-cell office:value-type="float" office:value="244165.0"/>
          <table:table-cell office:value-type="float" office:value="8248.0"/>
          <table:table-cell office:value-type="float" office:value="4274.0"/>
          <table:table-cell office:value-type="float" office:value="5.0"/>
          <table:table-cell office:value-type="float" office:value="215.88"/>
          <table:table-cell office:value-type="float" office:value="209.798"/>
          <table:table-cell office:value-type="float" office:value="927.0"/>
          <table:table-cell office:value-type="float" office:value="79.0"/>
          <table:table-cell office:value-type="float" office:value="4275.0"/>
          <table:table-cell office:value-type="float" office:value="10.0"/>
          <table:table-cell office:value-type="float" office:value="219.82"/>
          <table:table-cell office:value-type="float" office:value="213.492"/>
          <table:table-cell office:value-type="float" office:value="197614.0"/>
          <table:table-cell office:value-type="float" office:value="5606.0"/>
          <table:table-cell office:value-type="float" office:value="4277.0"/>
          <table:table-cell office:value-type="float" office:value="9.0"/>
          <table:table-cell office:value-type="float" office:value="213.75"/>
          <table:table-cell office:value-type="float" office:value="207.704"/>
          <table:table-cell office:value-type="float" office:value="924.0"/>
          <table:table-cell office:value-type="float" office:value="79.0"/>
          <table:table-cell office:value-type="float" office:value="4279.0"/>
          <table:table-cell office:value-type="float" office:value="15.0"/>
          <table:table-cell table:formula="of:=MIN([.$B31];[.$H31];[.$N31];[.$T31];[.$Z31];[.$AF31];[.$AL31];[.$AR31];[.$AX31];[.$BD31];[.$BJ31];[.$BP31])" office:value-type="float"/>
          <table:table-cell table:formula="of:=MIN([.$C31];[.$I31];[.$O31];[.$U31];[.$AA31];[.$AG31];[.$AM31];[.$AS31];[.$AY31];[.$BE31];[.$BK31];[.$BQ31])" office:value-type="float"/>
          <table:table-cell table:formula="of:=MIN([.$D31];[.$J31];[.$P31];[.$V31];[.$AB31];[.$AH31];[.$AN31];[.$AT31];[.$AZ31];[.$BF31];[.$BL31];[.$BR31])" office:value-type="float"/>
          <table:table-cell table:formula="of:=MIN([.$E31];[.$K31];[.$Q31];[.$W31];[.$AC31];[.$AI31];[.$AO31];[.$AU31];[.$BA31];[.$BG31];[.$BM31];[.$BS31])" office:value-type="float"/>
          <table:table-cell table:formula="of:=MIN([.$F31];[.$L31];[.$R31];[.$X31];[.$AD31];[.$AJ31];[.$AP31];[.$AV31];[.$BB31];[.$BH31];[.$BN31];[.$BT31])" office:value-type="float"/>
          <table:table-cell table:formula="of:=MIN([.$G31];[.$M31];[.$S31];[.$Y31];[.$AE31];[.$AK31];[.$AQ31];[.$AW31];[.$BC31];[.$BI31];[.$BO31];[.$BU31])" office:value-type="float"/>
          <table:table-cell table:formula="of:=MEDIAN([.$B31];[.$H31];[.$N31];[.$T31];[.$Z31];[.$AF31];[.$AL31];[.$AR31];[.$AX31];[.$BD31];[.$BJ31];[.$BP31])" office:value-type="float"/>
          <table:table-cell table:formula="of:=MEDIAN([.$C31];[.$I31];[.$O31];[.$U31];[.$AA31];[.$AG31];[.$AM31];[.$AS31];[.$AY31];[.$BE31];[.$BK31];[.$BQ31])" office:value-type="float"/>
          <table:table-cell table:formula="of:=MEDIAN([.$D31];[.$J31];[.$P31];[.$V31];[.$AB31];[.$AH31];[.$AN31];[.$AT31];[.$AZ31];[.$BF31];[.$BL31];[.$BR31])" office:value-type="float"/>
          <table:table-cell table:formula="of:=MEDIAN([.$E31];[.$K31];[.$Q31];[.$W31];[.$AC31];[.$AI31];[.$AO31];[.$AU31];[.$BA31];[.$BG31];[.$BM31];[.$BS31])" office:value-type="float"/>
          <table:table-cell table:formula="of:=MEDIAN([.$F31];[.$L31];[.$R31];[.$X31];[.$AD31];[.$AJ31];[.$AP31];[.$AV31];[.$BB31];[.$BH31];[.$BN31];[.$BT31])" office:value-type="float"/>
          <table:table-cell table:formula="of:=MEDIAN([.$G31];[.$M31];[.$S31];[.$Y31];[.$AE31];[.$AK31];[.$AQ31];[.$AW31];[.$BC31];[.$BI31];[.$BO31];[.$BU31])" office:value-type="float"/>
          <table:table-cell table:formula="of:=MAX([.$B31];[.$H31];[.$N31];[.$T31];[.$Z31];[.$AF31];[.$AL31];[.$AR31];[.$AX31];[.$BD31];[.$BJ31];[.$BP31])" office:value-type="float"/>
          <table:table-cell table:formula="of:=MAX([.$C31];[.$I31];[.$O31];[.$U31];[.$AA31];[.$AG31];[.$AM31];[.$AS31];[.$AY31];[.$BE31];[.$BK31];[.$BQ31])" office:value-type="float"/>
          <table:table-cell table:formula="of:=MAX([.$D31];[.$J31];[.$P31];[.$V31];[.$AB31];[.$AH31];[.$AN31];[.$AT31];[.$AZ31];[.$BF31];[.$BL31];[.$BR31])" office:value-type="float"/>
          <table:table-cell table:formula="of:=MAX([.$E31];[.$K31];[.$Q31];[.$W31];[.$AC31];[.$AI31];[.$AO31];[.$AU31];[.$BA31];[.$BG31];[.$BM31];[.$BS31])" office:value-type="float"/>
          <table:table-cell table:formula="of:=MAX([.$F31];[.$L31];[.$R31];[.$X31];[.$AD31];[.$AJ31];[.$AP31];[.$AV31];[.$BB31];[.$BH31];[.$BN31];[.$BT31])" office:value-type="float"/>
          <table:table-cell table:formula="of:=MAX([.$G31];[.$M31];[.$S31];[.$Y31];[.$AE31];[.$AK31];[.$AQ31];[.$AW31];[.$BC31];[.$BI31];[.$BO31];[.$BU31])" office:value-type="float"/>
        </table:table-row>
        <table:table-row table:style-name="ro1">
          <table:table-cell office:value-type="string">
            <text:p>depots-strips-automatic/instances/instance-19.lp</text:p>
          </table:table-cell>
          <table:table-cell office:value-type="float" office:value="45.96"/>
          <table:table-cell office:value-type="float" office:value="44.786"/>
          <table:table-cell office:value-type="float" office:value="912.0"/>
          <table:table-cell office:value-type="float" office:value="149.0"/>
          <table:table-cell office:value-type="float" office:value="913.0"/>
          <table:table-cell office:value-type="float" office:value="0.0"/>
          <table:table-cell office:value-type="float" office:value="45.75"/>
          <table:table-cell office:value-type="float" office:value="44.501"/>
          <table:table-cell office:value-type="float" office:value="1029.0"/>
          <table:table-cell office:value-type="float" office:value="52.0"/>
          <table:table-cell office:value-type="float" office:value="913.0"/>
          <table:table-cell office:value-type="float" office:value="0.0"/>
          <table:table-cell office:value-type="float" office:value="46.03"/>
          <table:table-cell office:value-type="float" office:value="44.845"/>
          <table:table-cell office:value-type="float" office:value="912.0"/>
          <table:table-cell office:value-type="float" office:value="149.0"/>
          <table:table-cell office:value-type="float" office:value="914.0"/>
          <table:table-cell office:value-type="float" office:value="0.0"/>
          <table:table-cell office:value-type="float" office:value="45.47"/>
          <table:table-cell office:value-type="float" office:value="44.406"/>
          <table:table-cell office:value-type="float" office:value="1029.0"/>
          <table:table-cell office:value-type="float" office:value="52.0"/>
          <table:table-cell office:value-type="float" office:value="913.0"/>
          <table:table-cell office:value-type="float" office:value="0.0"/>
          <table:table-cell office:value-type="float" office:value="44.97"/>
          <table:table-cell office:value-type="float" office:value="43.755"/>
          <table:table-cell office:value-type="float" office:value="912.0"/>
          <table:table-cell office:value-type="float" office:value="149.0"/>
          <table:table-cell office:value-type="float" office:value="915.0"/>
          <table:table-cell office:value-type="float" office:value="0.0"/>
          <table:table-cell office:value-type="float" office:value="44.59"/>
          <table:table-cell office:value-type="float" office:value="43.483"/>
          <table:table-cell office:value-type="float" office:value="1029.0"/>
          <table:table-cell office:value-type="float" office:value="52.0"/>
          <table:table-cell office:value-type="float" office:value="911.0"/>
          <table:table-cell office:value-type="float" office:value="0.0"/>
          <table:table-cell office:value-type="float" office:value="45.65"/>
          <table:table-cell office:value-type="float" office:value="44.514"/>
          <table:table-cell office:value-type="float" office:value="912.0"/>
          <table:table-cell office:value-type="float" office:value="149.0"/>
          <table:table-cell office:value-type="float" office:value="914.0"/>
          <table:table-cell office:value-type="float" office:value="0.0"/>
          <table:table-cell office:value-type="float" office:value="44.65"/>
          <table:table-cell office:value-type="float" office:value="43.575"/>
          <table:table-cell office:value-type="float" office:value="1029.0"/>
          <table:table-cell office:value-type="float" office:value="52.0"/>
          <table:table-cell office:value-type="float" office:value="915.0"/>
          <table:table-cell office:value-type="float" office:value="0.0"/>
          <table:table-cell office:value-type="float" office:value="45.24"/>
          <table:table-cell office:value-type="float" office:value="44.101"/>
          <table:table-cell office:value-type="float" office:value="912.0"/>
          <table:table-cell office:value-type="float" office:value="149.0"/>
          <table:table-cell office:value-type="float" office:value="914.0"/>
          <table:table-cell office:value-type="float" office:value="0.0"/>
          <table:table-cell office:value-type="float" office:value="44.85"/>
          <table:table-cell office:value-type="float" office:value="43.784"/>
          <table:table-cell office:value-type="float" office:value="1029.0"/>
          <table:table-cell office:value-type="float" office:value="52.0"/>
          <table:table-cell office:value-type="float" office:value="915.0"/>
          <table:table-cell office:value-type="float" office:value="0.0"/>
          <table:table-cell office:value-type="float" office:value="45.58"/>
          <table:table-cell office:value-type="float" office:value="44.389"/>
          <table:table-cell office:value-type="float" office:value="912.0"/>
          <table:table-cell office:value-type="float" office:value="149.0"/>
          <table:table-cell office:value-type="float" office:value="918.0"/>
          <table:table-cell office:value-type="float" office:value="0.0"/>
          <table:table-cell office:value-type="float" office:value="45.05"/>
          <table:table-cell office:value-type="float" office:value="43.977"/>
          <table:table-cell office:value-type="float" office:value="1029.0"/>
          <table:table-cell office:value-type="float" office:value="52.0"/>
          <table:table-cell office:value-type="float" office:value="918.0"/>
          <table:table-cell office:value-type="float" office:value="0.0"/>
          <table:table-cell table:formula="of:=MIN([.$B32];[.$H32];[.$N32];[.$T32];[.$Z32];[.$AF32];[.$AL32];[.$AR32];[.$AX32];[.$BD32];[.$BJ32];[.$BP32])" office:value-type="float"/>
          <table:table-cell table:formula="of:=MIN([.$C32];[.$I32];[.$O32];[.$U32];[.$AA32];[.$AG32];[.$AM32];[.$AS32];[.$AY32];[.$BE32];[.$BK32];[.$BQ32])" office:value-type="float"/>
          <table:table-cell table:formula="of:=MIN([.$D32];[.$J32];[.$P32];[.$V32];[.$AB32];[.$AH32];[.$AN32];[.$AT32];[.$AZ32];[.$BF32];[.$BL32];[.$BR32])" office:value-type="float"/>
          <table:table-cell table:formula="of:=MIN([.$E32];[.$K32];[.$Q32];[.$W32];[.$AC32];[.$AI32];[.$AO32];[.$AU32];[.$BA32];[.$BG32];[.$BM32];[.$BS32])" office:value-type="float"/>
          <table:table-cell table:formula="of:=MIN([.$F32];[.$L32];[.$R32];[.$X32];[.$AD32];[.$AJ32];[.$AP32];[.$AV32];[.$BB32];[.$BH32];[.$BN32];[.$BT32])" office:value-type="float"/>
          <table:table-cell table:formula="of:=MIN([.$G32];[.$M32];[.$S32];[.$Y32];[.$AE32];[.$AK32];[.$AQ32];[.$AW32];[.$BC32];[.$BI32];[.$BO32];[.$BU32])" office:value-type="float"/>
          <table:table-cell table:formula="of:=MEDIAN([.$B32];[.$H32];[.$N32];[.$T32];[.$Z32];[.$AF32];[.$AL32];[.$AR32];[.$AX32];[.$BD32];[.$BJ32];[.$BP32])" office:value-type="float"/>
          <table:table-cell table:formula="of:=MEDIAN([.$C32];[.$I32];[.$O32];[.$U32];[.$AA32];[.$AG32];[.$AM32];[.$AS32];[.$AY32];[.$BE32];[.$BK32];[.$BQ32])" office:value-type="float"/>
          <table:table-cell table:formula="of:=MEDIAN([.$D32];[.$J32];[.$P32];[.$V32];[.$AB32];[.$AH32];[.$AN32];[.$AT32];[.$AZ32];[.$BF32];[.$BL32];[.$BR32])" office:value-type="float"/>
          <table:table-cell table:formula="of:=MEDIAN([.$E32];[.$K32];[.$Q32];[.$W32];[.$AC32];[.$AI32];[.$AO32];[.$AU32];[.$BA32];[.$BG32];[.$BM32];[.$BS32])" office:value-type="float"/>
          <table:table-cell table:formula="of:=MEDIAN([.$F32];[.$L32];[.$R32];[.$X32];[.$AD32];[.$AJ32];[.$AP32];[.$AV32];[.$BB32];[.$BH32];[.$BN32];[.$BT32])" office:value-type="float"/>
          <table:table-cell table:formula="of:=MEDIAN([.$G32];[.$M32];[.$S32];[.$Y32];[.$AE32];[.$AK32];[.$AQ32];[.$AW32];[.$BC32];[.$BI32];[.$BO32];[.$BU32])" office:value-type="float"/>
          <table:table-cell table:formula="of:=MAX([.$B32];[.$H32];[.$N32];[.$T32];[.$Z32];[.$AF32];[.$AL32];[.$AR32];[.$AX32];[.$BD32];[.$BJ32];[.$BP32])" office:value-type="float"/>
          <table:table-cell table:formula="of:=MAX([.$C32];[.$I32];[.$O32];[.$U32];[.$AA32];[.$AG32];[.$AM32];[.$AS32];[.$AY32];[.$BE32];[.$BK32];[.$BQ32])" office:value-type="float"/>
          <table:table-cell table:formula="of:=MAX([.$D32];[.$J32];[.$P32];[.$V32];[.$AB32];[.$AH32];[.$AN32];[.$AT32];[.$AZ32];[.$BF32];[.$BL32];[.$BR32])" office:value-type="float"/>
          <table:table-cell table:formula="of:=MAX([.$E32];[.$K32];[.$Q32];[.$W32];[.$AC32];[.$AI32];[.$AO32];[.$AU32];[.$BA32];[.$BG32];[.$BM32];[.$BS32])" office:value-type="float"/>
          <table:table-cell table:formula="of:=MAX([.$F32];[.$L32];[.$R32];[.$X32];[.$AD32];[.$AJ32];[.$AP32];[.$AV32];[.$BB32];[.$BH32];[.$BN32];[.$BT32])" office:value-type="float"/>
          <table:table-cell table:formula="of:=MAX([.$G32];[.$M32];[.$S32];[.$Y32];[.$AE32];[.$AK32];[.$AQ32];[.$AW32];[.$BC32];[.$BI32];[.$BO32];[.$BU32])" office:value-type="float"/>
        </table:table-row>
        <table:table-row table:style-name="ro1">
          <table:table-cell office:value-type="string">
            <text:p>depots-strips-automatic/instances/instance-20.lp</text:p>
          </table:table-cell>
          <table:table-cell office:value-type="float" office:value="333.35"/>
          <table:table-cell office:value-type="float" office:value="326.626"/>
          <table:table-cell office:value-type="float" office:value="2641011.0"/>
          <table:table-cell office:value-type="float" office:value="114223.0"/>
          <table:table-cell office:value-type="float" office:value="441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73429.0"/>
          <table:table-cell office:value-type="float" office:value="392544.0"/>
          <table:table-cell office:value-type="float" office:value="4644.0"/>
          <table:table-cell office:value-type="float" office:value="0.0"/>
          <table:table-cell office:value-type="float" office:value="583.0"/>
          <table:table-cell office:value-type="float" office:value="577.099"/>
          <table:table-cell office:value-type="float" office:value="7017421.0"/>
          <table:table-cell office:value-type="float" office:value="384660.0"/>
          <table:table-cell office:value-type="float" office:value="4481.0"/>
          <table:table-cell office:value-type="float" office:value="5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97.0"/>
          <table:table-cell office:value-type="float" office:value="0.0"/>
          <table:table-cell office:value-type="float" office:value="592.56"/>
          <table:table-cell office:value-type="float" office:value="587.019"/>
          <table:table-cell office:value-type="float" office:value="7017421.0"/>
          <table:table-cell office:value-type="float" office:value="384660.0"/>
          <table:table-cell office:value-type="float" office:value="4484.0"/>
          <table:table-cell office:value-type="float" office:value="5.0"/>
          <table:table-cell office:value-type="float" office:value="900.0"/>
          <table:table-cell office:value-type="float" office:value="900.0"/>
          <table:table-cell office:value-type="float" office:value="2289203.0"/>
          <table:table-cell office:value-type="float" office:value="409636.0"/>
          <table:table-cell office:value-type="float" office:value="4699.0"/>
          <table:table-cell office:value-type="float" office:value="0.0"/>
          <table:table-cell office:value-type="float" office:value="582.89"/>
          <table:table-cell office:value-type="float" office:value="577.272"/>
          <table:table-cell office:value-type="float" office:value="7017421.0"/>
          <table:table-cell office:value-type="float" office:value="384660.0"/>
          <table:table-cell office:value-type="float" office:value="4489.0"/>
          <table:table-cell office:value-type="float" office:value="5.0"/>
          <table:table-cell office:value-type="float" office:value="900.0"/>
          <table:table-cell office:value-type="float" office:value="900.0"/>
          <table:table-cell office:value-type="float" office:value="2331712.0"/>
          <table:table-cell office:value-type="float" office:value="421026.0"/>
          <table:table-cell office:value-type="float" office:value="4692.0"/>
          <table:table-cell office:value-type="float" office:value="0.0"/>
          <table:table-cell office:value-type="float" office:value="580.52"/>
          <table:table-cell office:value-type="float" office:value="573.35"/>
          <table:table-cell office:value-type="float" office:value="7017421.0"/>
          <table:table-cell office:value-type="float" office:value="384660.0"/>
          <table:table-cell office:value-type="float" office:value="4484.0"/>
          <table:table-cell office:value-type="float" office:value="5.0"/>
          <table:table-cell office:value-type="float" office:value="900.0"/>
          <table:table-cell office:value-type="float" office:value="900.0"/>
          <table:table-cell office:value-type="float" office:value="2292207.0"/>
          <table:table-cell office:value-type="float" office:value="410889.0"/>
          <table:table-cell office:value-type="float" office:value="4702.0"/>
          <table:table-cell office:value-type="float" office:value="0.0"/>
          <table:table-cell office:value-type="float" office:value="594.56"/>
          <table:table-cell office:value-type="float" office:value="588.636"/>
          <table:table-cell office:value-type="float" office:value="7017421.0"/>
          <table:table-cell office:value-type="float" office:value="384660.0"/>
          <table:table-cell office:value-type="float" office:value="4488.0"/>
          <table:table-cell office:value-type="float" office:value="5.0"/>
          <table:table-cell office:value-type="float" office:value="900.0"/>
          <table:table-cell office:value-type="float" office:value="900.0"/>
          <table:table-cell office:value-type="float" office:value="2290563.0"/>
          <table:table-cell office:value-type="float" office:value="410184.0"/>
          <table:table-cell office:value-type="float" office:value="4699.0"/>
          <table:table-cell office:value-type="float" office:value="0.0"/>
          <table:table-cell table:formula="of:=MIN([.$B33];[.$H33];[.$N33];[.$T33];[.$Z33];[.$AF33];[.$AL33];[.$AR33];[.$AX33];[.$BD33];[.$BJ33];[.$BP33])" office:value-type="float"/>
          <table:table-cell table:formula="of:=MIN([.$C33];[.$I33];[.$O33];[.$U33];[.$AA33];[.$AG33];[.$AM33];[.$AS33];[.$AY33];[.$BE33];[.$BK33];[.$BQ33])" office:value-type="float"/>
          <table:table-cell table:formula="of:=MIN([.$D33];[.$J33];[.$P33];[.$V33];[.$AB33];[.$AH33];[.$AN33];[.$AT33];[.$AZ33];[.$BF33];[.$BL33];[.$BR33])" office:value-type="float"/>
          <table:table-cell table:formula="of:=MIN([.$E33];[.$K33];[.$Q33];[.$W33];[.$AC33];[.$AI33];[.$AO33];[.$AU33];[.$BA33];[.$BG33];[.$BM33];[.$BS33])" office:value-type="float"/>
          <table:table-cell table:formula="of:=MIN([.$F33];[.$L33];[.$R33];[.$X33];[.$AD33];[.$AJ33];[.$AP33];[.$AV33];[.$BB33];[.$BH33];[.$BN33];[.$BT33])" office:value-type="float"/>
          <table:table-cell table:formula="of:=MIN([.$G33];[.$M33];[.$S33];[.$Y33];[.$AE33];[.$AK33];[.$AQ33];[.$AW33];[.$BC33];[.$BI33];[.$BO33];[.$BU33])" office:value-type="float"/>
          <table:table-cell table:formula="of:=MEDIAN([.$B33];[.$H33];[.$N33];[.$T33];[.$Z33];[.$AF33];[.$AL33];[.$AR33];[.$AX33];[.$BD33];[.$BJ33];[.$BP33])" office:value-type="float"/>
          <table:table-cell table:formula="of:=MEDIAN([.$C33];[.$I33];[.$O33];[.$U33];[.$AA33];[.$AG33];[.$AM33];[.$AS33];[.$AY33];[.$BE33];[.$BK33];[.$BQ33])" office:value-type="float"/>
          <table:table-cell table:formula="of:=MEDIAN([.$D33];[.$J33];[.$P33];[.$V33];[.$AB33];[.$AH33];[.$AN33];[.$AT33];[.$AZ33];[.$BF33];[.$BL33];[.$BR33])" office:value-type="float"/>
          <table:table-cell table:formula="of:=MEDIAN([.$E33];[.$K33];[.$Q33];[.$W33];[.$AC33];[.$AI33];[.$AO33];[.$AU33];[.$BA33];[.$BG33];[.$BM33];[.$BS33])" office:value-type="float"/>
          <table:table-cell table:formula="of:=MEDIAN([.$F33];[.$L33];[.$R33];[.$X33];[.$AD33];[.$AJ33];[.$AP33];[.$AV33];[.$BB33];[.$BH33];[.$BN33];[.$BT33])" office:value-type="float"/>
          <table:table-cell table:formula="of:=MEDIAN([.$G33];[.$M33];[.$S33];[.$Y33];[.$AE33];[.$AK33];[.$AQ33];[.$AW33];[.$BC33];[.$BI33];[.$BO33];[.$BU33])" office:value-type="float"/>
          <table:table-cell table:formula="of:=MAX([.$B33];[.$H33];[.$N33];[.$T33];[.$Z33];[.$AF33];[.$AL33];[.$AR33];[.$AX33];[.$BD33];[.$BJ33];[.$BP33])" office:value-type="float"/>
          <table:table-cell table:formula="of:=MAX([.$C33];[.$I33];[.$O33];[.$U33];[.$AA33];[.$AG33];[.$AM33];[.$AS33];[.$AY33];[.$BE33];[.$BK33];[.$BQ33])" office:value-type="float"/>
          <table:table-cell table:formula="of:=MAX([.$D33];[.$J33];[.$P33];[.$V33];[.$AB33];[.$AH33];[.$AN33];[.$AT33];[.$AZ33];[.$BF33];[.$BL33];[.$BR33])" office:value-type="float"/>
          <table:table-cell table:formula="of:=MAX([.$E33];[.$K33];[.$Q33];[.$W33];[.$AC33];[.$AI33];[.$AO33];[.$AU33];[.$BA33];[.$BG33];[.$BM33];[.$BS33])" office:value-type="float"/>
          <table:table-cell table:formula="of:=MAX([.$F33];[.$L33];[.$R33];[.$X33];[.$AD33];[.$AJ33];[.$AP33];[.$AV33];[.$BB33];[.$BH33];[.$BN33];[.$BT33])" office:value-type="float"/>
          <table:table-cell table:formula="of:=MAX([.$G33];[.$M33];[.$S33];[.$Y33];[.$AE33];[.$AK33];[.$AQ33];[.$AW33];[.$BC33];[.$BI33];[.$BO33];[.$BU33])" office:value-type="float"/>
        </table:table-row>
        <table:table-row table:style-name="ro1">
          <table:table-cell office:value-type="string">
            <text:p>depots-strips-automatic/instances/instance-3.lp</text:p>
          </table:table-cell>
          <table:table-cell office:value-type="float" office:value="2.67"/>
          <table:table-cell office:value-type="float" office:value="2.479"/>
          <table:table-cell office:value-type="float" office:value="1569.0"/>
          <table:table-cell office:value-type="float" office:value="506.0"/>
          <table:table-cell office:value-type="float" office:value="73.0"/>
          <table:table-cell office:value-type="float" office:value="0.0"/>
          <table:table-cell office:value-type="float" office:value="2.7"/>
          <table:table-cell office:value-type="float" office:value="2.416"/>
          <table:table-cell office:value-type="float" office:value="214.0"/>
          <table:table-cell office:value-type="float" office:value="40.0"/>
          <table:table-cell office:value-type="float" office:value="70.0"/>
          <table:table-cell office:value-type="float" office:value="0.0"/>
          <table:table-cell office:value-type="float" office:value="2.66"/>
          <table:table-cell office:value-type="float" office:value="2.486"/>
          <table:table-cell office:value-type="float" office:value="2631.0"/>
          <table:table-cell office:value-type="float" office:value="967.0"/>
          <table:table-cell office:value-type="float" office:value="74.0"/>
          <table:table-cell office:value-type="float" office:value="20.0"/>
          <table:table-cell office:value-type="float" office:value="2.59"/>
          <table:table-cell office:value-type="float" office:value="2.43"/>
          <table:table-cell office:value-type="float" office:value="189.0"/>
          <table:table-cell office:value-type="float" office:value="35.0"/>
          <table:table-cell office:value-type="float" office:value="70.0"/>
          <table:table-cell office:value-type="float" office:value="7.0"/>
          <table:table-cell office:value-type="float" office:value="2.93"/>
          <table:table-cell office:value-type="float" office:value="2.743"/>
          <table:table-cell office:value-type="float" office:value="2631.0"/>
          <table:table-cell office:value-type="float" office:value="967.0"/>
          <table:table-cell office:value-type="float" office:value="73.0"/>
          <table:table-cell office:value-type="float" office:value="20.0"/>
          <table:table-cell office:value-type="float" office:value="2.57"/>
          <table:table-cell office:value-type="float" office:value="2.401"/>
          <table:table-cell office:value-type="float" office:value="189.0"/>
          <table:table-cell office:value-type="float" office:value="35.0"/>
          <table:table-cell office:value-type="float" office:value="73.0"/>
          <table:table-cell office:value-type="float" office:value="7.0"/>
          <table:table-cell office:value-type="float" office:value="2.68"/>
          <table:table-cell office:value-type="float" office:value="2.512"/>
          <table:table-cell office:value-type="float" office:value="2631.0"/>
          <table:table-cell office:value-type="float" office:value="967.0"/>
          <table:table-cell office:value-type="float" office:value="73.0"/>
          <table:table-cell office:value-type="float" office:value="20.0"/>
          <table:table-cell office:value-type="float" office:value="2.52"/>
          <table:table-cell office:value-type="float" office:value="2.348"/>
          <table:table-cell office:value-type="float" office:value="189.0"/>
          <table:table-cell office:value-type="float" office:value="35.0"/>
          <table:table-cell office:value-type="float" office:value="69.0"/>
          <table:table-cell office:value-type="float" office:value="7.0"/>
          <table:table-cell office:value-type="float" office:value="2.72"/>
          <table:table-cell office:value-type="float" office:value="2.534"/>
          <table:table-cell office:value-type="float" office:value="2080.0"/>
          <table:table-cell office:value-type="float" office:value="766.0"/>
          <table:table-cell office:value-type="float" office:value="73.0"/>
          <table:table-cell office:value-type="float" office:value="14.0"/>
          <table:table-cell office:value-type="float" office:value="2.88"/>
          <table:table-cell office:value-type="float" office:value="2.708"/>
          <table:table-cell office:value-type="float" office:value="189.0"/>
          <table:table-cell office:value-type="float" office:value="35.0"/>
          <table:table-cell office:value-type="float" office:value="72.0"/>
          <table:table-cell office:value-type="float" office:value="6.0"/>
          <table:table-cell office:value-type="float" office:value="2.74"/>
          <table:table-cell office:value-type="float" office:value="2.576"/>
          <table:table-cell office:value-type="float" office:value="2631.0"/>
          <table:table-cell office:value-type="float" office:value="967.0"/>
          <table:table-cell office:value-type="float" office:value="73.0"/>
          <table:table-cell office:value-type="float" office:value="20.0"/>
          <table:table-cell office:value-type="float" office:value="2.58"/>
          <table:table-cell office:value-type="float" office:value="2.397"/>
          <table:table-cell office:value-type="float" office:value="189.0"/>
          <table:table-cell office:value-type="float" office:value="35.0"/>
          <table:table-cell office:value-type="float" office:value="73.0"/>
          <table:table-cell office:value-type="float" office:value="7.0"/>
          <table:table-cell table:formula="of:=MIN([.$B34];[.$H34];[.$N34];[.$T34];[.$Z34];[.$AF34];[.$AL34];[.$AR34];[.$AX34];[.$BD34];[.$BJ34];[.$BP34])" office:value-type="float"/>
          <table:table-cell table:formula="of:=MIN([.$C34];[.$I34];[.$O34];[.$U34];[.$AA34];[.$AG34];[.$AM34];[.$AS34];[.$AY34];[.$BE34];[.$BK34];[.$BQ34])" office:value-type="float"/>
          <table:table-cell table:formula="of:=MIN([.$D34];[.$J34];[.$P34];[.$V34];[.$AB34];[.$AH34];[.$AN34];[.$AT34];[.$AZ34];[.$BF34];[.$BL34];[.$BR34])" office:value-type="float"/>
          <table:table-cell table:formula="of:=MIN([.$E34];[.$K34];[.$Q34];[.$W34];[.$AC34];[.$AI34];[.$AO34];[.$AU34];[.$BA34];[.$BG34];[.$BM34];[.$BS34])" office:value-type="float"/>
          <table:table-cell table:formula="of:=MIN([.$F34];[.$L34];[.$R34];[.$X34];[.$AD34];[.$AJ34];[.$AP34];[.$AV34];[.$BB34];[.$BH34];[.$BN34];[.$BT34])" office:value-type="float"/>
          <table:table-cell table:formula="of:=MIN([.$G34];[.$M34];[.$S34];[.$Y34];[.$AE34];[.$AK34];[.$AQ34];[.$AW34];[.$BC34];[.$BI34];[.$BO34];[.$BU34])" office:value-type="float"/>
          <table:table-cell table:formula="of:=MEDIAN([.$B34];[.$H34];[.$N34];[.$T34];[.$Z34];[.$AF34];[.$AL34];[.$AR34];[.$AX34];[.$BD34];[.$BJ34];[.$BP34])" office:value-type="float"/>
          <table:table-cell table:formula="of:=MEDIAN([.$C34];[.$I34];[.$O34];[.$U34];[.$AA34];[.$AG34];[.$AM34];[.$AS34];[.$AY34];[.$BE34];[.$BK34];[.$BQ34])" office:value-type="float"/>
          <table:table-cell table:formula="of:=MEDIAN([.$D34];[.$J34];[.$P34];[.$V34];[.$AB34];[.$AH34];[.$AN34];[.$AT34];[.$AZ34];[.$BF34];[.$BL34];[.$BR34])" office:value-type="float"/>
          <table:table-cell table:formula="of:=MEDIAN([.$E34];[.$K34];[.$Q34];[.$W34];[.$AC34];[.$AI34];[.$AO34];[.$AU34];[.$BA34];[.$BG34];[.$BM34];[.$BS34])" office:value-type="float"/>
          <table:table-cell table:formula="of:=MEDIAN([.$F34];[.$L34];[.$R34];[.$X34];[.$AD34];[.$AJ34];[.$AP34];[.$AV34];[.$BB34];[.$BH34];[.$BN34];[.$BT34])" office:value-type="float"/>
          <table:table-cell table:formula="of:=MEDIAN([.$G34];[.$M34];[.$S34];[.$Y34];[.$AE34];[.$AK34];[.$AQ34];[.$AW34];[.$BC34];[.$BI34];[.$BO34];[.$BU34])" office:value-type="float"/>
          <table:table-cell table:formula="of:=MAX([.$B34];[.$H34];[.$N34];[.$T34];[.$Z34];[.$AF34];[.$AL34];[.$AR34];[.$AX34];[.$BD34];[.$BJ34];[.$BP34])" office:value-type="float"/>
          <table:table-cell table:formula="of:=MAX([.$C34];[.$I34];[.$O34];[.$U34];[.$AA34];[.$AG34];[.$AM34];[.$AS34];[.$AY34];[.$BE34];[.$BK34];[.$BQ34])" office:value-type="float"/>
          <table:table-cell table:formula="of:=MAX([.$D34];[.$J34];[.$P34];[.$V34];[.$AB34];[.$AH34];[.$AN34];[.$AT34];[.$AZ34];[.$BF34];[.$BL34];[.$BR34])" office:value-type="float"/>
          <table:table-cell table:formula="of:=MAX([.$E34];[.$K34];[.$Q34];[.$W34];[.$AC34];[.$AI34];[.$AO34];[.$AU34];[.$BA34];[.$BG34];[.$BM34];[.$BS34])" office:value-type="float"/>
          <table:table-cell table:formula="of:=MAX([.$F34];[.$L34];[.$R34];[.$X34];[.$AD34];[.$AJ34];[.$AP34];[.$AV34];[.$BB34];[.$BH34];[.$BN34];[.$BT34])" office:value-type="float"/>
          <table:table-cell table:formula="of:=MAX([.$G34];[.$M34];[.$S34];[.$Y34];[.$AE34];[.$AK34];[.$AQ34];[.$AW34];[.$BC34];[.$BI34];[.$BO34];[.$BU34])" office:value-type="float"/>
        </table:table-row>
        <table:table-row table:style-name="ro1">
          <table:table-cell office:value-type="string">
            <text:p>depots-strips-automatic/instances/instance-4.lp</text:p>
          </table:table-cell>
          <table:table-cell office:value-type="float" office:value="5.45"/>
          <table:table-cell office:value-type="float" office:value="5.197"/>
          <table:table-cell office:value-type="float" office:value="7324.0"/>
          <table:table-cell office:value-type="float" office:value="2770.0"/>
          <table:table-cell office:value-type="float" office:value="124.0"/>
          <table:table-cell office:value-type="float" office:value="0.0"/>
          <table:table-cell office:value-type="float" office:value="5.38"/>
          <table:table-cell office:value-type="float" office:value="5.128"/>
          <table:table-cell office:value-type="float" office:value="412.0"/>
          <table:table-cell office:value-type="float" office:value="40.0"/>
          <table:table-cell office:value-type="float" office:value="119.0"/>
          <table:table-cell office:value-type="float" office:value="0.0"/>
          <table:table-cell office:value-type="float" office:value="4.94"/>
          <table:table-cell office:value-type="float" office:value="4.687"/>
          <table:table-cell office:value-type="float" office:value="1924.0"/>
          <table:table-cell office:value-type="float" office:value="539.0"/>
          <table:table-cell office:value-type="float" office:value="125.0"/>
          <table:table-cell office:value-type="float" office:value="6.0"/>
          <table:table-cell office:value-type="float" office:value="4.76"/>
          <table:table-cell office:value-type="float" office:value="4.549"/>
          <table:table-cell office:value-type="float" office:value="412.0"/>
          <table:table-cell office:value-type="float" office:value="40.0"/>
          <table:table-cell office:value-type="float" office:value="120.0"/>
          <table:table-cell office:value-type="float" office:value="0.0"/>
          <table:table-cell office:value-type="float" office:value="5.07"/>
          <table:table-cell office:value-type="float" office:value="4.813"/>
          <table:table-cell office:value-type="float" office:value="1924.0"/>
          <table:table-cell office:value-type="float" office:value="539.0"/>
          <table:table-cell office:value-type="float" office:value="124.0"/>
          <table:table-cell office:value-type="float" office:value="6.0"/>
          <table:table-cell office:value-type="float" office:value="5.0"/>
          <table:table-cell office:value-type="float" office:value="4.767"/>
          <table:table-cell office:value-type="float" office:value="421.0"/>
          <table:table-cell office:value-type="float" office:value="41.0"/>
          <table:table-cell office:value-type="float" office:value="123.0"/>
          <table:table-cell office:value-type="float" office:value="3.0"/>
          <table:table-cell office:value-type="float" office:value="4.86"/>
          <table:table-cell office:value-type="float" office:value="4.626"/>
          <table:table-cell office:value-type="float" office:value="1924.0"/>
          <table:table-cell office:value-type="float" office:value="539.0"/>
          <table:table-cell office:value-type="float" office:value="124.0"/>
          <table:table-cell office:value-type="float" office:value="6.0"/>
          <table:table-cell office:value-type="float" office:value="4.75"/>
          <table:table-cell office:value-type="float" office:value="4.532"/>
          <table:table-cell office:value-type="float" office:value="421.0"/>
          <table:table-cell office:value-type="float" office:value="41.0"/>
          <table:table-cell office:value-type="float" office:value="121.0"/>
          <table:table-cell office:value-type="float" office:value="3.0"/>
          <table:table-cell office:value-type="float" office:value="5.37"/>
          <table:table-cell office:value-type="float" office:value="5.113"/>
          <table:table-cell office:value-type="float" office:value="3441.0"/>
          <table:table-cell office:value-type="float" office:value="1057.0"/>
          <table:table-cell office:value-type="float" office:value="124.0"/>
          <table:table-cell office:value-type="float" office:value="4.0"/>
          <table:table-cell office:value-type="float" office:value="4.73"/>
          <table:table-cell office:value-type="float" office:value="4.503"/>
          <table:table-cell office:value-type="float" office:value="421.0"/>
          <table:table-cell office:value-type="float" office:value="41.0"/>
          <table:table-cell office:value-type="float" office:value="124.0"/>
          <table:table-cell office:value-type="float" office:value="3.0"/>
          <table:table-cell office:value-type="float" office:value="5.02"/>
          <table:table-cell office:value-type="float" office:value="4.761"/>
          <table:table-cell office:value-type="float" office:value="1924.0"/>
          <table:table-cell office:value-type="float" office:value="539.0"/>
          <table:table-cell office:value-type="float" office:value="124.0"/>
          <table:table-cell office:value-type="float" office:value="6.0"/>
          <table:table-cell office:value-type="float" office:value="4.72"/>
          <table:table-cell office:value-type="float" office:value="4.487"/>
          <table:table-cell office:value-type="float" office:value="421.0"/>
          <table:table-cell office:value-type="float" office:value="41.0"/>
          <table:table-cell office:value-type="float" office:value="124.0"/>
          <table:table-cell office:value-type="float" office:value="3.0"/>
          <table:table-cell table:formula="of:=MIN([.$B35];[.$H35];[.$N35];[.$T35];[.$Z35];[.$AF35];[.$AL35];[.$AR35];[.$AX35];[.$BD35];[.$BJ35];[.$BP35])" office:value-type="float"/>
          <table:table-cell table:formula="of:=MIN([.$C35];[.$I35];[.$O35];[.$U35];[.$AA35];[.$AG35];[.$AM35];[.$AS35];[.$AY35];[.$BE35];[.$BK35];[.$BQ35])" office:value-type="float"/>
          <table:table-cell table:formula="of:=MIN([.$D35];[.$J35];[.$P35];[.$V35];[.$AB35];[.$AH35];[.$AN35];[.$AT35];[.$AZ35];[.$BF35];[.$BL35];[.$BR35])" office:value-type="float"/>
          <table:table-cell table:formula="of:=MIN([.$E35];[.$K35];[.$Q35];[.$W35];[.$AC35];[.$AI35];[.$AO35];[.$AU35];[.$BA35];[.$BG35];[.$BM35];[.$BS35])" office:value-type="float"/>
          <table:table-cell table:formula="of:=MIN([.$F35];[.$L35];[.$R35];[.$X35];[.$AD35];[.$AJ35];[.$AP35];[.$AV35];[.$BB35];[.$BH35];[.$BN35];[.$BT35])" office:value-type="float"/>
          <table:table-cell table:formula="of:=MIN([.$G35];[.$M35];[.$S35];[.$Y35];[.$AE35];[.$AK35];[.$AQ35];[.$AW35];[.$BC35];[.$BI35];[.$BO35];[.$BU35])" office:value-type="float"/>
          <table:table-cell table:formula="of:=MEDIAN([.$B35];[.$H35];[.$N35];[.$T35];[.$Z35];[.$AF35];[.$AL35];[.$AR35];[.$AX35];[.$BD35];[.$BJ35];[.$BP35])" office:value-type="float"/>
          <table:table-cell table:formula="of:=MEDIAN([.$C35];[.$I35];[.$O35];[.$U35];[.$AA35];[.$AG35];[.$AM35];[.$AS35];[.$AY35];[.$BE35];[.$BK35];[.$BQ35])" office:value-type="float"/>
          <table:table-cell table:formula="of:=MEDIAN([.$D35];[.$J35];[.$P35];[.$V35];[.$AB35];[.$AH35];[.$AN35];[.$AT35];[.$AZ35];[.$BF35];[.$BL35];[.$BR35])" office:value-type="float"/>
          <table:table-cell table:formula="of:=MEDIAN([.$E35];[.$K35];[.$Q35];[.$W35];[.$AC35];[.$AI35];[.$AO35];[.$AU35];[.$BA35];[.$BG35];[.$BM35];[.$BS35])" office:value-type="float"/>
          <table:table-cell table:formula="of:=MEDIAN([.$F35];[.$L35];[.$R35];[.$X35];[.$AD35];[.$AJ35];[.$AP35];[.$AV35];[.$BB35];[.$BH35];[.$BN35];[.$BT35])" office:value-type="float"/>
          <table:table-cell table:formula="of:=MEDIAN([.$G35];[.$M35];[.$S35];[.$Y35];[.$AE35];[.$AK35];[.$AQ35];[.$AW35];[.$BC35];[.$BI35];[.$BO35];[.$BU35])" office:value-type="float"/>
          <table:table-cell table:formula="of:=MAX([.$B35];[.$H35];[.$N35];[.$T35];[.$Z35];[.$AF35];[.$AL35];[.$AR35];[.$AX35];[.$BD35];[.$BJ35];[.$BP35])" office:value-type="float"/>
          <table:table-cell table:formula="of:=MAX([.$C35];[.$I35];[.$O35];[.$U35];[.$AA35];[.$AG35];[.$AM35];[.$AS35];[.$AY35];[.$BE35];[.$BK35];[.$BQ35])" office:value-type="float"/>
          <table:table-cell table:formula="of:=MAX([.$D35];[.$J35];[.$P35];[.$V35];[.$AB35];[.$AH35];[.$AN35];[.$AT35];[.$AZ35];[.$BF35];[.$BL35];[.$BR35])" office:value-type="float"/>
          <table:table-cell table:formula="of:=MAX([.$E35];[.$K35];[.$Q35];[.$W35];[.$AC35];[.$AI35];[.$AO35];[.$AU35];[.$BA35];[.$BG35];[.$BM35];[.$BS35])" office:value-type="float"/>
          <table:table-cell table:formula="of:=MAX([.$F35];[.$L35];[.$R35];[.$X35];[.$AD35];[.$AJ35];[.$AP35];[.$AV35];[.$BB35];[.$BH35];[.$BN35];[.$BT35])" office:value-type="float"/>
          <table:table-cell table:formula="of:=MAX([.$G35];[.$M35];[.$S35];[.$Y35];[.$AE35];[.$AK35];[.$AQ35];[.$AW35];[.$BC35];[.$BI35];[.$BO35];[.$BU35])" office:value-type="float"/>
        </table:table-row>
        <table:table-row table:style-name="ro1">
          <table:table-cell office:value-type="string">
            <text:p>depots-strips-automatic/instances/instance-5.lp</text:p>
          </table:table-cell>
          <table:table-cell office:value-type="float" office:value="11.88"/>
          <table:table-cell office:value-type="float" office:value="11.459"/>
          <table:table-cell office:value-type="float" office:value="25350.0"/>
          <table:table-cell office:value-type="float" office:value="8471.0"/>
          <table:table-cell office:value-type="float" office:value="221.0"/>
          <table:table-cell office:value-type="float" office:value="0.0"/>
          <table:table-cell office:value-type="float" office:value="9.89"/>
          <table:table-cell office:value-type="float" office:value="9.481"/>
          <table:table-cell office:value-type="float" office:value="3964.0"/>
          <table:table-cell office:value-type="float" office:value="875.0"/>
          <table:table-cell office:value-type="float" office:value="221.0"/>
          <table:table-cell office:value-type="float" office:value="0.0"/>
          <table:table-cell office:value-type="float" office:value="23.79"/>
          <table:table-cell office:value-type="float" office:value="23.361"/>
          <table:table-cell office:value-type="float" office:value="75886.0"/>
          <table:table-cell office:value-type="float" office:value="33808.0"/>
          <table:table-cell office:value-type="float" office:value="239.0"/>
          <table:table-cell office:value-type="float" office:value="17.0"/>
          <table:table-cell office:value-type="float" office:value="10.24"/>
          <table:table-cell office:value-type="float" office:value="9.754"/>
          <table:table-cell office:value-type="float" office:value="3837.0"/>
          <table:table-cell office:value-type="float" office:value="817.0"/>
          <table:table-cell office:value-type="float" office:value="219.0"/>
          <table:table-cell office:value-type="float" office:value="9.0"/>
          <table:table-cell office:value-type="float" office:value="23.75"/>
          <table:table-cell office:value-type="float" office:value="23.31"/>
          <table:table-cell office:value-type="float" office:value="75886.0"/>
          <table:table-cell office:value-type="float" office:value="33808.0"/>
          <table:table-cell office:value-type="float" office:value="239.0"/>
          <table:table-cell office:value-type="float" office:value="17.0"/>
          <table:table-cell office:value-type="float" office:value="10.02"/>
          <table:table-cell office:value-type="float" office:value="9.616"/>
          <table:table-cell office:value-type="float" office:value="3764.0"/>
          <table:table-cell office:value-type="float" office:value="812.0"/>
          <table:table-cell office:value-type="float" office:value="221.0"/>
          <table:table-cell office:value-type="float" office:value="9.0"/>
          <table:table-cell office:value-type="float" office:value="23.49"/>
          <table:table-cell office:value-type="float" office:value="23.087"/>
          <table:table-cell office:value-type="float" office:value="75886.0"/>
          <table:table-cell office:value-type="float" office:value="33808.0"/>
          <table:table-cell office:value-type="float" office:value="239.0"/>
          <table:table-cell office:value-type="float" office:value="17.0"/>
          <table:table-cell office:value-type="float" office:value="9.64"/>
          <table:table-cell office:value-type="float" office:value="9.223"/>
          <table:table-cell office:value-type="float" office:value="3764.0"/>
          <table:table-cell office:value-type="float" office:value="812.0"/>
          <table:table-cell office:value-type="float" office:value="221.0"/>
          <table:table-cell office:value-type="float" office:value="9.0"/>
          <table:table-cell office:value-type="float" office:value="10.9"/>
          <table:table-cell office:value-type="float" office:value="10.457"/>
          <table:table-cell office:value-type="float" office:value="18934.0"/>
          <table:table-cell office:value-type="float" office:value="5916.0"/>
          <table:table-cell office:value-type="float" office:value="219.0"/>
          <table:table-cell office:value-type="float" office:value="14.0"/>
          <table:table-cell office:value-type="float" office:value="10.17"/>
          <table:table-cell office:value-type="float" office:value="9.75"/>
          <table:table-cell office:value-type="float" office:value="3764.0"/>
          <table:table-cell office:value-type="float" office:value="812.0"/>
          <table:table-cell office:value-type="float" office:value="219.0"/>
          <table:table-cell office:value-type="float" office:value="9.0"/>
          <table:table-cell office:value-type="float" office:value="10.93"/>
          <table:table-cell office:value-type="float" office:value="10.543"/>
          <table:table-cell office:value-type="float" office:value="18934.0"/>
          <table:table-cell office:value-type="float" office:value="5916.0"/>
          <table:table-cell office:value-type="float" office:value="220.0"/>
          <table:table-cell office:value-type="float" office:value="14.0"/>
          <table:table-cell office:value-type="float" office:value="9.99"/>
          <table:table-cell office:value-type="float" office:value="9.57"/>
          <table:table-cell office:value-type="float" office:value="3764.0"/>
          <table:table-cell office:value-type="float" office:value="812.0"/>
          <table:table-cell office:value-type="float" office:value="222.0"/>
          <table:table-cell office:value-type="float" office:value="9.0"/>
          <table:table-cell table:formula="of:=MIN([.$B36];[.$H36];[.$N36];[.$T36];[.$Z36];[.$AF36];[.$AL36];[.$AR36];[.$AX36];[.$BD36];[.$BJ36];[.$BP36])" office:value-type="float"/>
          <table:table-cell table:formula="of:=MIN([.$C36];[.$I36];[.$O36];[.$U36];[.$AA36];[.$AG36];[.$AM36];[.$AS36];[.$AY36];[.$BE36];[.$BK36];[.$BQ36])" office:value-type="float"/>
          <table:table-cell table:formula="of:=MIN([.$D36];[.$J36];[.$P36];[.$V36];[.$AB36];[.$AH36];[.$AN36];[.$AT36];[.$AZ36];[.$BF36];[.$BL36];[.$BR36])" office:value-type="float"/>
          <table:table-cell table:formula="of:=MIN([.$E36];[.$K36];[.$Q36];[.$W36];[.$AC36];[.$AI36];[.$AO36];[.$AU36];[.$BA36];[.$BG36];[.$BM36];[.$BS36])" office:value-type="float"/>
          <table:table-cell table:formula="of:=MIN([.$F36];[.$L36];[.$R36];[.$X36];[.$AD36];[.$AJ36];[.$AP36];[.$AV36];[.$BB36];[.$BH36];[.$BN36];[.$BT36])" office:value-type="float"/>
          <table:table-cell table:formula="of:=MIN([.$G36];[.$M36];[.$S36];[.$Y36];[.$AE36];[.$AK36];[.$AQ36];[.$AW36];[.$BC36];[.$BI36];[.$BO36];[.$BU36])" office:value-type="float"/>
          <table:table-cell table:formula="of:=MEDIAN([.$B36];[.$H36];[.$N36];[.$T36];[.$Z36];[.$AF36];[.$AL36];[.$AR36];[.$AX36];[.$BD36];[.$BJ36];[.$BP36])" office:value-type="float"/>
          <table:table-cell table:formula="of:=MEDIAN([.$C36];[.$I36];[.$O36];[.$U36];[.$AA36];[.$AG36];[.$AM36];[.$AS36];[.$AY36];[.$BE36];[.$BK36];[.$BQ36])" office:value-type="float"/>
          <table:table-cell table:formula="of:=MEDIAN([.$D36];[.$J36];[.$P36];[.$V36];[.$AB36];[.$AH36];[.$AN36];[.$AT36];[.$AZ36];[.$BF36];[.$BL36];[.$BR36])" office:value-type="float"/>
          <table:table-cell table:formula="of:=MEDIAN([.$E36];[.$K36];[.$Q36];[.$W36];[.$AC36];[.$AI36];[.$AO36];[.$AU36];[.$BA36];[.$BG36];[.$BM36];[.$BS36])" office:value-type="float"/>
          <table:table-cell table:formula="of:=MEDIAN([.$F36];[.$L36];[.$R36];[.$X36];[.$AD36];[.$AJ36];[.$AP36];[.$AV36];[.$BB36];[.$BH36];[.$BN36];[.$BT36])" office:value-type="float"/>
          <table:table-cell table:formula="of:=MEDIAN([.$G36];[.$M36];[.$S36];[.$Y36];[.$AE36];[.$AK36];[.$AQ36];[.$AW36];[.$BC36];[.$BI36];[.$BO36];[.$BU36])" office:value-type="float"/>
          <table:table-cell table:formula="of:=MAX([.$B36];[.$H36];[.$N36];[.$T36];[.$Z36];[.$AF36];[.$AL36];[.$AR36];[.$AX36];[.$BD36];[.$BJ36];[.$BP36])" office:value-type="float"/>
          <table:table-cell table:formula="of:=MAX([.$C36];[.$I36];[.$O36];[.$U36];[.$AA36];[.$AG36];[.$AM36];[.$AS36];[.$AY36];[.$BE36];[.$BK36];[.$BQ36])" office:value-type="float"/>
          <table:table-cell table:formula="of:=MAX([.$D36];[.$J36];[.$P36];[.$V36];[.$AB36];[.$AH36];[.$AN36];[.$AT36];[.$AZ36];[.$BF36];[.$BL36];[.$BR36])" office:value-type="float"/>
          <table:table-cell table:formula="of:=MAX([.$E36];[.$K36];[.$Q36];[.$W36];[.$AC36];[.$AI36];[.$AO36];[.$AU36];[.$BA36];[.$BG36];[.$BM36];[.$BS36])" office:value-type="float"/>
          <table:table-cell table:formula="of:=MAX([.$F36];[.$L36];[.$R36];[.$X36];[.$AD36];[.$AJ36];[.$AP36];[.$AV36];[.$BB36];[.$BH36];[.$BN36];[.$BT36])" office:value-type="float"/>
          <table:table-cell table:formula="of:=MAX([.$G36];[.$M36];[.$S36];[.$Y36];[.$AE36];[.$AK36];[.$AQ36];[.$AW36];[.$BC36];[.$BI36];[.$BO36];[.$BU36])" office:value-type="float"/>
        </table:table-row>
        <table:table-row table:style-name="ro1">
          <table:table-cell office:value-type="string">
            <text:p>depots-strips-automatic/instances/instance-6.lp</text:p>
          </table:table-cell>
          <table:table-cell office:value-type="float" office:value="479.35"/>
          <table:table-cell office:value-type="float" office:value="477.783"/>
          <table:table-cell office:value-type="float" office:value="1650307.0"/>
          <table:table-cell office:value-type="float" office:value="673547.0"/>
          <table:table-cell office:value-type="float" office:value="7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34135.0"/>
          <table:table-cell office:value-type="float" office:value="615770.0"/>
          <table:table-cell office:value-type="float" office:value="879.0"/>
          <table:table-cell office:value-type="float" office:value="0.0"/>
          <table:table-cell office:value-type="float" office:value="307.03"/>
          <table:table-cell office:value-type="float" office:value="305.318"/>
          <table:table-cell office:value-type="float" office:value="1143643.0"/>
          <table:table-cell office:value-type="float" office:value="381477.0"/>
          <table:table-cell office:value-type="float" office:value="767.0"/>
          <table:table-cell office:value-type="float" office:value="535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986.0"/>
          <table:table-cell office:value-type="float" office:value="0.0"/>
          <table:table-cell office:value-type="float" office:value="315.78"/>
          <table:table-cell office:value-type="float" office:value="314.215"/>
          <table:table-cell office:value-type="float" office:value="928156.0"/>
          <table:table-cell office:value-type="float" office:value="387401.0"/>
          <table:table-cell office:value-type="float" office:value="766.0"/>
          <table:table-cell office:value-type="float" office:value="399.0"/>
          <table:table-cell office:value-type="float" office:value="900.0"/>
          <table:table-cell office:value-type="float" office:value="900.0"/>
          <table:table-cell office:value-type="float" office:value="1450522.0"/>
          <table:table-cell office:value-type="float" office:value="590947.0"/>
          <table:table-cell office:value-type="float" office:value="957.0"/>
          <table:table-cell office:value-type="float" office:value="0.0"/>
          <table:table-cell office:value-type="float" office:value="393.04"/>
          <table:table-cell office:value-type="float" office:value="391.521"/>
          <table:table-cell office:value-type="float" office:value="1235158.0"/>
          <table:table-cell office:value-type="float" office:value="517458.0"/>
          <table:table-cell office:value-type="float" office:value="761.0"/>
          <table:table-cell office:value-type="float" office:value="158.0"/>
          <table:table-cell office:value-type="float" office:value="900.0"/>
          <table:table-cell office:value-type="float" office:value="900.0"/>
          <table:table-cell office:value-type="float" office:value="1462714.0"/>
          <table:table-cell office:value-type="float" office:value="595475.0"/>
          <table:table-cell office:value-type="float" office:value="9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887114.0"/>
          <table:table-cell office:value-type="float" office:value="1106578.0"/>
          <table:table-cell office:value-type="float" office:value="8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44272.0"/>
          <table:table-cell office:value-type="float" office:value="588435.0"/>
          <table:table-cell office:value-type="float" office:value="960.0"/>
          <table:table-cell office:value-type="float" office:value="0.0"/>
          <table:table-cell office:value-type="float" office:value="628.83"/>
          <table:table-cell office:value-type="float" office:value="627.418"/>
          <table:table-cell office:value-type="float" office:value="2183165.0"/>
          <table:table-cell office:value-type="float" office:value="951455.0"/>
          <table:table-cell office:value-type="float" office:value="761.0"/>
          <table:table-cell office:value-type="float" office:value="221.0"/>
          <table:table-cell office:value-type="float" office:value="900.0"/>
          <table:table-cell office:value-type="float" office:value="900.0"/>
          <table:table-cell office:value-type="float" office:value="1476013.0"/>
          <table:table-cell office:value-type="float" office:value="599854.0"/>
          <table:table-cell office:value-type="float" office:value="967.0"/>
          <table:table-cell office:value-type="float" office:value="0.0"/>
          <table:table-cell table:formula="of:=MIN([.$B37];[.$H37];[.$N37];[.$T37];[.$Z37];[.$AF37];[.$AL37];[.$AR37];[.$AX37];[.$BD37];[.$BJ37];[.$BP37])" office:value-type="float"/>
          <table:table-cell table:formula="of:=MIN([.$C37];[.$I37];[.$O37];[.$U37];[.$AA37];[.$AG37];[.$AM37];[.$AS37];[.$AY37];[.$BE37];[.$BK37];[.$BQ37])" office:value-type="float"/>
          <table:table-cell table:formula="of:=MIN([.$D37];[.$J37];[.$P37];[.$V37];[.$AB37];[.$AH37];[.$AN37];[.$AT37];[.$AZ37];[.$BF37];[.$BL37];[.$BR37])" office:value-type="float"/>
          <table:table-cell table:formula="of:=MIN([.$E37];[.$K37];[.$Q37];[.$W37];[.$AC37];[.$AI37];[.$AO37];[.$AU37];[.$BA37];[.$BG37];[.$BM37];[.$BS37])" office:value-type="float"/>
          <table:table-cell table:formula="of:=MIN([.$F37];[.$L37];[.$R37];[.$X37];[.$AD37];[.$AJ37];[.$AP37];[.$AV37];[.$BB37];[.$BH37];[.$BN37];[.$BT37])" office:value-type="float"/>
          <table:table-cell table:formula="of:=MIN([.$G37];[.$M37];[.$S37];[.$Y37];[.$AE37];[.$AK37];[.$AQ37];[.$AW37];[.$BC37];[.$BI37];[.$BO37];[.$BU37])" office:value-type="float"/>
          <table:table-cell table:formula="of:=MEDIAN([.$B37];[.$H37];[.$N37];[.$T37];[.$Z37];[.$AF37];[.$AL37];[.$AR37];[.$AX37];[.$BD37];[.$BJ37];[.$BP37])" office:value-type="float"/>
          <table:table-cell table:formula="of:=MEDIAN([.$C37];[.$I37];[.$O37];[.$U37];[.$AA37];[.$AG37];[.$AM37];[.$AS37];[.$AY37];[.$BE37];[.$BK37];[.$BQ37])" office:value-type="float"/>
          <table:table-cell table:formula="of:=MEDIAN([.$D37];[.$J37];[.$P37];[.$V37];[.$AB37];[.$AH37];[.$AN37];[.$AT37];[.$AZ37];[.$BF37];[.$BL37];[.$BR37])" office:value-type="float"/>
          <table:table-cell table:formula="of:=MEDIAN([.$E37];[.$K37];[.$Q37];[.$W37];[.$AC37];[.$AI37];[.$AO37];[.$AU37];[.$BA37];[.$BG37];[.$BM37];[.$BS37])" office:value-type="float"/>
          <table:table-cell table:formula="of:=MEDIAN([.$F37];[.$L37];[.$R37];[.$X37];[.$AD37];[.$AJ37];[.$AP37];[.$AV37];[.$BB37];[.$BH37];[.$BN37];[.$BT37])" office:value-type="float"/>
          <table:table-cell table:formula="of:=MEDIAN([.$G37];[.$M37];[.$S37];[.$Y37];[.$AE37];[.$AK37];[.$AQ37];[.$AW37];[.$BC37];[.$BI37];[.$BO37];[.$BU37])" office:value-type="float"/>
          <table:table-cell table:formula="of:=MAX([.$B37];[.$H37];[.$N37];[.$T37];[.$Z37];[.$AF37];[.$AL37];[.$AR37];[.$AX37];[.$BD37];[.$BJ37];[.$BP37])" office:value-type="float"/>
          <table:table-cell table:formula="of:=MAX([.$C37];[.$I37];[.$O37];[.$U37];[.$AA37];[.$AG37];[.$AM37];[.$AS37];[.$AY37];[.$BE37];[.$BK37];[.$BQ37])" office:value-type="float"/>
          <table:table-cell table:formula="of:=MAX([.$D37];[.$J37];[.$P37];[.$V37];[.$AB37];[.$AH37];[.$AN37];[.$AT37];[.$AZ37];[.$BF37];[.$BL37];[.$BR37])" office:value-type="float"/>
          <table:table-cell table:formula="of:=MAX([.$E37];[.$K37];[.$Q37];[.$W37];[.$AC37];[.$AI37];[.$AO37];[.$AU37];[.$BA37];[.$BG37];[.$BM37];[.$BS37])" office:value-type="float"/>
          <table:table-cell table:formula="of:=MAX([.$F37];[.$L37];[.$R37];[.$X37];[.$AD37];[.$AJ37];[.$AP37];[.$AV37];[.$BB37];[.$BH37];[.$BN37];[.$BT37])" office:value-type="float"/>
          <table:table-cell table:formula="of:=MAX([.$G37];[.$M37];[.$S37];[.$Y37];[.$AE37];[.$AK37];[.$AQ37];[.$AW37];[.$BC37];[.$BI37];[.$BO37];[.$BU37])" office:value-type="float"/>
        </table:table-row>
        <table:table-row table:style-name="ro1">
          <table:table-cell office:value-type="string">
            <text:p>depots-strips-automatic/instances/instance-7.lp</text:p>
          </table:table-cell>
          <table:table-cell office:value-type="float" office:value="3.25"/>
          <table:table-cell office:value-type="float" office:value="3.087"/>
          <table:table-cell office:value-type="float" office:value="332.0"/>
          <table:table-cell office:value-type="float" office:value="66.0"/>
          <table:table-cell office:value-type="float" office:value="87.0"/>
          <table:table-cell office:value-type="float" office:value="0.0"/>
          <table:table-cell office:value-type="float" office:value="3.2"/>
          <table:table-cell office:value-type="float" office:value="3.038"/>
          <table:table-cell office:value-type="float" office:value="87.0"/>
          <table:table-cell office:value-type="float" office:value="23.0"/>
          <table:table-cell office:value-type="float" office:value="85.0"/>
          <table:table-cell office:value-type="float" office:value="0.0"/>
          <table:table-cell office:value-type="float" office:value="3.18"/>
          <table:table-cell office:value-type="float" office:value="3.002"/>
          <table:table-cell office:value-type="float" office:value="332.0"/>
          <table:table-cell office:value-type="float" office:value="66.0"/>
          <table:table-cell office:value-type="float" office:value="87.0"/>
          <table:table-cell office:value-type="float" office:value="0.0"/>
          <table:table-cell office:value-type="float" office:value="3.23"/>
          <table:table-cell office:value-type="float" office:value="3.075"/>
          <table:table-cell office:value-type="float" office:value="87.0"/>
          <table:table-cell office:value-type="float" office:value="23.0"/>
          <table:table-cell office:value-type="float" office:value="84.0"/>
          <table:table-cell office:value-type="float" office:value="0.0"/>
          <table:table-cell office:value-type="float" office:value="3.16"/>
          <table:table-cell office:value-type="float" office:value="2.988"/>
          <table:table-cell office:value-type="float" office:value="332.0"/>
          <table:table-cell office:value-type="float" office:value="66.0"/>
          <table:table-cell office:value-type="float" office:value="87.0"/>
          <table:table-cell office:value-type="float" office:value="0.0"/>
          <table:table-cell office:value-type="float" office:value="3.25"/>
          <table:table-cell office:value-type="float" office:value="2.975"/>
          <table:table-cell office:value-type="float" office:value="87.0"/>
          <table:table-cell office:value-type="float" office:value="23.0"/>
          <table:table-cell office:value-type="float" office:value="85.0"/>
          <table:table-cell office:value-type="float" office:value="0.0"/>
          <table:table-cell office:value-type="float" office:value="3.21"/>
          <table:table-cell office:value-type="float" office:value="3.052"/>
          <table:table-cell office:value-type="float" office:value="332.0"/>
          <table:table-cell office:value-type="float" office:value="66.0"/>
          <table:table-cell office:value-type="float" office:value="85.0"/>
          <table:table-cell office:value-type="float" office:value="0.0"/>
          <table:table-cell office:value-type="float" office:value="3.12"/>
          <table:table-cell office:value-type="float" office:value="2.954"/>
          <table:table-cell office:value-type="float" office:value="87.0"/>
          <table:table-cell office:value-type="float" office:value="23.0"/>
          <table:table-cell office:value-type="float" office:value="85.0"/>
          <table:table-cell office:value-type="float" office:value="0.0"/>
          <table:table-cell office:value-type="float" office:value="3.13"/>
          <table:table-cell office:value-type="float" office:value="2.954"/>
          <table:table-cell office:value-type="float" office:value="332.0"/>
          <table:table-cell office:value-type="float" office:value="66.0"/>
          <table:table-cell office:value-type="float" office:value="83.0"/>
          <table:table-cell office:value-type="float" office:value="0.0"/>
          <table:table-cell office:value-type="float" office:value="3.16"/>
          <table:table-cell office:value-type="float" office:value="2.996"/>
          <table:table-cell office:value-type="float" office:value="87.0"/>
          <table:table-cell office:value-type="float" office:value="23.0"/>
          <table:table-cell office:value-type="float" office:value="87.0"/>
          <table:table-cell office:value-type="float" office:value="0.0"/>
          <table:table-cell office:value-type="float" office:value="3.23"/>
          <table:table-cell office:value-type="float" office:value="3.076"/>
          <table:table-cell office:value-type="float" office:value="332.0"/>
          <table:table-cell office:value-type="float" office:value="66.0"/>
          <table:table-cell office:value-type="float" office:value="83.0"/>
          <table:table-cell office:value-type="float" office:value="0.0"/>
          <table:table-cell office:value-type="float" office:value="3.32"/>
          <table:table-cell office:value-type="float" office:value="3.051"/>
          <table:table-cell office:value-type="float" office:value="87.0"/>
          <table:table-cell office:value-type="float" office:value="23.0"/>
          <table:table-cell office:value-type="float" office:value="84.0"/>
          <table:table-cell office:value-type="float" office:value="0.0"/>
          <table:table-cell table:formula="of:=MIN([.$B38];[.$H38];[.$N38];[.$T38];[.$Z38];[.$AF38];[.$AL38];[.$AR38];[.$AX38];[.$BD38];[.$BJ38];[.$BP38])" office:value-type="float"/>
          <table:table-cell table:formula="of:=MIN([.$C38];[.$I38];[.$O38];[.$U38];[.$AA38];[.$AG38];[.$AM38];[.$AS38];[.$AY38];[.$BE38];[.$BK38];[.$BQ38])" office:value-type="float"/>
          <table:table-cell table:formula="of:=MIN([.$D38];[.$J38];[.$P38];[.$V38];[.$AB38];[.$AH38];[.$AN38];[.$AT38];[.$AZ38];[.$BF38];[.$BL38];[.$BR38])" office:value-type="float"/>
          <table:table-cell table:formula="of:=MIN([.$E38];[.$K38];[.$Q38];[.$W38];[.$AC38];[.$AI38];[.$AO38];[.$AU38];[.$BA38];[.$BG38];[.$BM38];[.$BS38])" office:value-type="float"/>
          <table:table-cell table:formula="of:=MIN([.$F38];[.$L38];[.$R38];[.$X38];[.$AD38];[.$AJ38];[.$AP38];[.$AV38];[.$BB38];[.$BH38];[.$BN38];[.$BT38])" office:value-type="float"/>
          <table:table-cell table:formula="of:=MIN([.$G38];[.$M38];[.$S38];[.$Y38];[.$AE38];[.$AK38];[.$AQ38];[.$AW38];[.$BC38];[.$BI38];[.$BO38];[.$BU38])" office:value-type="float"/>
          <table:table-cell table:formula="of:=MEDIAN([.$B38];[.$H38];[.$N38];[.$T38];[.$Z38];[.$AF38];[.$AL38];[.$AR38];[.$AX38];[.$BD38];[.$BJ38];[.$BP38])" office:value-type="float"/>
          <table:table-cell table:formula="of:=MEDIAN([.$C38];[.$I38];[.$O38];[.$U38];[.$AA38];[.$AG38];[.$AM38];[.$AS38];[.$AY38];[.$BE38];[.$BK38];[.$BQ38])" office:value-type="float"/>
          <table:table-cell table:formula="of:=MEDIAN([.$D38];[.$J38];[.$P38];[.$V38];[.$AB38];[.$AH38];[.$AN38];[.$AT38];[.$AZ38];[.$BF38];[.$BL38];[.$BR38])" office:value-type="float"/>
          <table:table-cell table:formula="of:=MEDIAN([.$E38];[.$K38];[.$Q38];[.$W38];[.$AC38];[.$AI38];[.$AO38];[.$AU38];[.$BA38];[.$BG38];[.$BM38];[.$BS38])" office:value-type="float"/>
          <table:table-cell table:formula="of:=MEDIAN([.$F38];[.$L38];[.$R38];[.$X38];[.$AD38];[.$AJ38];[.$AP38];[.$AV38];[.$BB38];[.$BH38];[.$BN38];[.$BT38])" office:value-type="float"/>
          <table:table-cell table:formula="of:=MEDIAN([.$G38];[.$M38];[.$S38];[.$Y38];[.$AE38];[.$AK38];[.$AQ38];[.$AW38];[.$BC38];[.$BI38];[.$BO38];[.$BU38])" office:value-type="float"/>
          <table:table-cell table:formula="of:=MAX([.$B38];[.$H38];[.$N38];[.$T38];[.$Z38];[.$AF38];[.$AL38];[.$AR38];[.$AX38];[.$BD38];[.$BJ38];[.$BP38])" office:value-type="float"/>
          <table:table-cell table:formula="of:=MAX([.$C38];[.$I38];[.$O38];[.$U38];[.$AA38];[.$AG38];[.$AM38];[.$AS38];[.$AY38];[.$BE38];[.$BK38];[.$BQ38])" office:value-type="float"/>
          <table:table-cell table:formula="of:=MAX([.$D38];[.$J38];[.$P38];[.$V38];[.$AB38];[.$AH38];[.$AN38];[.$AT38];[.$AZ38];[.$BF38];[.$BL38];[.$BR38])" office:value-type="float"/>
          <table:table-cell table:formula="of:=MAX([.$E38];[.$K38];[.$Q38];[.$W38];[.$AC38];[.$AI38];[.$AO38];[.$AU38];[.$BA38];[.$BG38];[.$BM38];[.$BS38])" office:value-type="float"/>
          <table:table-cell table:formula="of:=MAX([.$F38];[.$L38];[.$R38];[.$X38];[.$AD38];[.$AJ38];[.$AP38];[.$AV38];[.$BB38];[.$BH38];[.$BN38];[.$BT38])" office:value-type="float"/>
          <table:table-cell table:formula="of:=MAX([.$G38];[.$M38];[.$S38];[.$Y38];[.$AE38];[.$AK38];[.$AQ38];[.$AW38];[.$BC38];[.$BI38];[.$BO38];[.$BU38])" office:value-type="float"/>
        </table:table-row>
        <table:table-row table:style-name="ro1">
          <table:table-cell office:value-type="string">
            <text:p>depots-strips-automatic/instances/instance-8.lp</text:p>
          </table:table-cell>
          <table:table-cell office:value-type="float" office:value="13.42"/>
          <table:table-cell office:value-type="float" office:value="12.991"/>
          <table:table-cell office:value-type="float" office:value="15325.0"/>
          <table:table-cell office:value-type="float" office:value="6025.0"/>
          <table:table-cell office:value-type="float" office:value="254.0"/>
          <table:table-cell office:value-type="float" office:value="0.0"/>
          <table:table-cell office:value-type="float" office:value="11.16"/>
          <table:table-cell office:value-type="float" office:value="10.647"/>
          <table:table-cell office:value-type="float" office:value="444.0"/>
          <table:table-cell office:value-type="float" office:value="73.0"/>
          <table:table-cell office:value-type="float" office:value="255.0"/>
          <table:table-cell office:value-type="float" office:value="0.0"/>
          <table:table-cell office:value-type="float" office:value="13.38"/>
          <table:table-cell office:value-type="float" office:value="12.948"/>
          <table:table-cell office:value-type="float" office:value="13130.0"/>
          <table:table-cell office:value-type="float" office:value="5111.0"/>
          <table:table-cell office:value-type="float" office:value="258.0"/>
          <table:table-cell office:value-type="float" office:value="40.0"/>
          <table:table-cell office:value-type="float" office:value="11.45"/>
          <table:table-cell office:value-type="float" office:value="11.049"/>
          <table:table-cell office:value-type="float" office:value="443.0"/>
          <table:table-cell office:value-type="float" office:value="73.0"/>
          <table:table-cell office:value-type="float" office:value="252.0"/>
          <table:table-cell office:value-type="float" office:value="6.0"/>
          <table:table-cell office:value-type="float" office:value="13.0"/>
          <table:table-cell office:value-type="float" office:value="12.583"/>
          <table:table-cell office:value-type="float" office:value="13130.0"/>
          <table:table-cell office:value-type="float" office:value="5111.0"/>
          <table:table-cell office:value-type="float" office:value="255.0"/>
          <table:table-cell office:value-type="float" office:value="40.0"/>
          <table:table-cell office:value-type="float" office:value="11.86"/>
          <table:table-cell office:value-type="float" office:value="11.435"/>
          <table:table-cell office:value-type="float" office:value="443.0"/>
          <table:table-cell office:value-type="float" office:value="73.0"/>
          <table:table-cell office:value-type="float" office:value="255.0"/>
          <table:table-cell office:value-type="float" office:value="6.0"/>
          <table:table-cell office:value-type="float" office:value="12.82"/>
          <table:table-cell office:value-type="float" office:value="12.383"/>
          <table:table-cell office:value-type="float" office:value="13130.0"/>
          <table:table-cell office:value-type="float" office:value="5111.0"/>
          <table:table-cell office:value-type="float" office:value="258.0"/>
          <table:table-cell office:value-type="float" office:value="40.0"/>
          <table:table-cell office:value-type="float" office:value="10.87"/>
          <table:table-cell office:value-type="float" office:value="10.462"/>
          <table:table-cell office:value-type="float" office:value="443.0"/>
          <table:table-cell office:value-type="float" office:value="73.0"/>
          <table:table-cell office:value-type="float" office:value="258.0"/>
          <table:table-cell office:value-type="float" office:value="6.0"/>
          <table:table-cell office:value-type="float" office:value="12.11"/>
          <table:table-cell office:value-type="float" office:value="11.688"/>
          <table:table-cell office:value-type="float" office:value="8758.0"/>
          <table:table-cell office:value-type="float" office:value="3189.0"/>
          <table:table-cell office:value-type="float" office:value="253.0"/>
          <table:table-cell office:value-type="float" office:value="34.0"/>
          <table:table-cell office:value-type="float" office:value="10.89"/>
          <table:table-cell office:value-type="float" office:value="10.379"/>
          <table:table-cell office:value-type="float" office:value="443.0"/>
          <table:table-cell office:value-type="float" office:value="73.0"/>
          <table:table-cell office:value-type="float" office:value="248.0"/>
          <table:table-cell office:value-type="float" office:value="6.0"/>
          <table:table-cell office:value-type="float" office:value="12.89"/>
          <table:table-cell office:value-type="float" office:value="12.488"/>
          <table:table-cell office:value-type="float" office:value="13130.0"/>
          <table:table-cell office:value-type="float" office:value="5111.0"/>
          <table:table-cell office:value-type="float" office:value="257.0"/>
          <table:table-cell office:value-type="float" office:value="40.0"/>
          <table:table-cell office:value-type="float" office:value="10.89"/>
          <table:table-cell office:value-type="float" office:value="10.489"/>
          <table:table-cell office:value-type="float" office:value="443.0"/>
          <table:table-cell office:value-type="float" office:value="73.0"/>
          <table:table-cell office:value-type="float" office:value="249.0"/>
          <table:table-cell office:value-type="float" office:value="6.0"/>
          <table:table-cell table:formula="of:=MIN([.$B39];[.$H39];[.$N39];[.$T39];[.$Z39];[.$AF39];[.$AL39];[.$AR39];[.$AX39];[.$BD39];[.$BJ39];[.$BP39])" office:value-type="float"/>
          <table:table-cell table:formula="of:=MIN([.$C39];[.$I39];[.$O39];[.$U39];[.$AA39];[.$AG39];[.$AM39];[.$AS39];[.$AY39];[.$BE39];[.$BK39];[.$BQ39])" office:value-type="float"/>
          <table:table-cell table:formula="of:=MIN([.$D39];[.$J39];[.$P39];[.$V39];[.$AB39];[.$AH39];[.$AN39];[.$AT39];[.$AZ39];[.$BF39];[.$BL39];[.$BR39])" office:value-type="float"/>
          <table:table-cell table:formula="of:=MIN([.$E39];[.$K39];[.$Q39];[.$W39];[.$AC39];[.$AI39];[.$AO39];[.$AU39];[.$BA39];[.$BG39];[.$BM39];[.$BS39])" office:value-type="float"/>
          <table:table-cell table:formula="of:=MIN([.$F39];[.$L39];[.$R39];[.$X39];[.$AD39];[.$AJ39];[.$AP39];[.$AV39];[.$BB39];[.$BH39];[.$BN39];[.$BT39])" office:value-type="float"/>
          <table:table-cell table:formula="of:=MIN([.$G39];[.$M39];[.$S39];[.$Y39];[.$AE39];[.$AK39];[.$AQ39];[.$AW39];[.$BC39];[.$BI39];[.$BO39];[.$BU39])" office:value-type="float"/>
          <table:table-cell table:formula="of:=MEDIAN([.$B39];[.$H39];[.$N39];[.$T39];[.$Z39];[.$AF39];[.$AL39];[.$AR39];[.$AX39];[.$BD39];[.$BJ39];[.$BP39])" office:value-type="float"/>
          <table:table-cell table:formula="of:=MEDIAN([.$C39];[.$I39];[.$O39];[.$U39];[.$AA39];[.$AG39];[.$AM39];[.$AS39];[.$AY39];[.$BE39];[.$BK39];[.$BQ39])" office:value-type="float"/>
          <table:table-cell table:formula="of:=MEDIAN([.$D39];[.$J39];[.$P39];[.$V39];[.$AB39];[.$AH39];[.$AN39];[.$AT39];[.$AZ39];[.$BF39];[.$BL39];[.$BR39])" office:value-type="float"/>
          <table:table-cell table:formula="of:=MEDIAN([.$E39];[.$K39];[.$Q39];[.$W39];[.$AC39];[.$AI39];[.$AO39];[.$AU39];[.$BA39];[.$BG39];[.$BM39];[.$BS39])" office:value-type="float"/>
          <table:table-cell table:formula="of:=MEDIAN([.$F39];[.$L39];[.$R39];[.$X39];[.$AD39];[.$AJ39];[.$AP39];[.$AV39];[.$BB39];[.$BH39];[.$BN39];[.$BT39])" office:value-type="float"/>
          <table:table-cell table:formula="of:=MEDIAN([.$G39];[.$M39];[.$S39];[.$Y39];[.$AE39];[.$AK39];[.$AQ39];[.$AW39];[.$BC39];[.$BI39];[.$BO39];[.$BU39])" office:value-type="float"/>
          <table:table-cell table:formula="of:=MAX([.$B39];[.$H39];[.$N39];[.$T39];[.$Z39];[.$AF39];[.$AL39];[.$AR39];[.$AX39];[.$BD39];[.$BJ39];[.$BP39])" office:value-type="float"/>
          <table:table-cell table:formula="of:=MAX([.$C39];[.$I39];[.$O39];[.$U39];[.$AA39];[.$AG39];[.$AM39];[.$AS39];[.$AY39];[.$BE39];[.$BK39];[.$BQ39])" office:value-type="float"/>
          <table:table-cell table:formula="of:=MAX([.$D39];[.$J39];[.$P39];[.$V39];[.$AB39];[.$AH39];[.$AN39];[.$AT39];[.$AZ39];[.$BF39];[.$BL39];[.$BR39])" office:value-type="float"/>
          <table:table-cell table:formula="of:=MAX([.$E39];[.$K39];[.$Q39];[.$W39];[.$AC39];[.$AI39];[.$AO39];[.$AU39];[.$BA39];[.$BG39];[.$BM39];[.$BS39])" office:value-type="float"/>
          <table:table-cell table:formula="of:=MAX([.$F39];[.$L39];[.$R39];[.$X39];[.$AD39];[.$AJ39];[.$AP39];[.$AV39];[.$BB39];[.$BH39];[.$BN39];[.$BT39])" office:value-type="float"/>
          <table:table-cell table:formula="of:=MAX([.$G39];[.$M39];[.$S39];[.$Y39];[.$AE39];[.$AK39];[.$AQ39];[.$AW39];[.$BC39];[.$BI39];[.$BO39];[.$BU39])" office:value-type="float"/>
        </table:table-row>
        <table:table-row table:style-name="ro1">
          <table:table-cell office:value-type="string">
            <text:p>depots-strips-automatic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3157055.0"/>
          <table:table-cell office:value-type="float" office:value="1246231.0"/>
          <table:table-cell office:value-type="float" office:value="8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70123.0"/>
          <table:table-cell office:value-type="float" office:value="550604.0"/>
          <table:table-cell office:value-type="float" office:value="9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59950.0"/>
          <table:table-cell office:value-type="float" office:value="1199029.0"/>
          <table:table-cell office:value-type="float" office:value="8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95467.0"/>
          <table:table-cell office:value-type="float" office:value="629462.0"/>
          <table:table-cell office:value-type="float" office:value="9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91160.0"/>
          <table:table-cell office:value-type="float" office:value="1107243.0"/>
          <table:table-cell office:value-type="float" office:value="8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94550.0"/>
          <table:table-cell office:value-type="float" office:value="563514.0"/>
          <table:table-cell office:value-type="float" office:value="1002.0"/>
          <table:table-cell office:value-type="float" office:value="0.0"/>
          <table:table-cell office:value-type="float" office:value="567.3"/>
          <table:table-cell office:value-type="float" office:value="565.858"/>
          <table:table-cell office:value-type="float" office:value="1927377.0"/>
          <table:table-cell office:value-type="float" office:value="738243.0"/>
          <table:table-cell office:value-type="float" office:value="834.0"/>
          <table:table-cell office:value-type="float" office:value="231.0"/>
          <table:table-cell office:value-type="float" office:value="900.0"/>
          <table:table-cell office:value-type="float" office:value="900.0"/>
          <table:table-cell office:value-type="float" office:value="1760969.0"/>
          <table:table-cell office:value-type="float" office:value="584272.0"/>
          <table:table-cell office:value-type="float" office:value="10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041528.0"/>
          <table:table-cell office:value-type="float" office:value="1214164.0"/>
          <table:table-cell office:value-type="float" office:value="8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17238.0"/>
          <table:table-cell office:value-type="float" office:value="570168.0"/>
          <table:table-cell office:value-type="float" office:value="1011.0"/>
          <table:table-cell office:value-type="float" office:value="0.0"/>
          <table:table-cell office:value-type="float" office:value="555.16"/>
          <table:table-cell office:value-type="float" office:value="553.534"/>
          <table:table-cell office:value-type="float" office:value="1857371.0"/>
          <table:table-cell office:value-type="float" office:value="701507.0"/>
          <table:table-cell office:value-type="float" office:value="815.0"/>
          <table:table-cell office:value-type="float" office:value="339.0"/>
          <table:table-cell office:value-type="float" office:value="900.0"/>
          <table:table-cell office:value-type="float" office:value="900.0"/>
          <table:table-cell office:value-type="float" office:value="1766850.0"/>
          <table:table-cell office:value-type="float" office:value="587416.0"/>
          <table:table-cell office:value-type="float" office:value="1016.0"/>
          <table:table-cell office:value-type="float" office:value="0.0"/>
          <table:table-cell table:formula="of:=MIN([.$B40];[.$H40];[.$N40];[.$T40];[.$Z40];[.$AF40];[.$AL40];[.$AR40];[.$AX40];[.$BD40];[.$BJ40];[.$BP40])" office:value-type="float"/>
          <table:table-cell table:formula="of:=MIN([.$C40];[.$I40];[.$O40];[.$U40];[.$AA40];[.$AG40];[.$AM40];[.$AS40];[.$AY40];[.$BE40];[.$BK40];[.$BQ40])" office:value-type="float"/>
          <table:table-cell table:formula="of:=MIN([.$D40];[.$J40];[.$P40];[.$V40];[.$AB40];[.$AH40];[.$AN40];[.$AT40];[.$AZ40];[.$BF40];[.$BL40];[.$BR40])" office:value-type="float"/>
          <table:table-cell table:formula="of:=MIN([.$E40];[.$K40];[.$Q40];[.$W40];[.$AC40];[.$AI40];[.$AO40];[.$AU40];[.$BA40];[.$BG40];[.$BM40];[.$BS40])" office:value-type="float"/>
          <table:table-cell table:formula="of:=MIN([.$F40];[.$L40];[.$R40];[.$X40];[.$AD40];[.$AJ40];[.$AP40];[.$AV40];[.$BB40];[.$BH40];[.$BN40];[.$BT40])" office:value-type="float"/>
          <table:table-cell table:formula="of:=MIN([.$G40];[.$M40];[.$S40];[.$Y40];[.$AE40];[.$AK40];[.$AQ40];[.$AW40];[.$BC40];[.$BI40];[.$BO40];[.$BU40])" office:value-type="float"/>
          <table:table-cell table:formula="of:=MEDIAN([.$B40];[.$H40];[.$N40];[.$T40];[.$Z40];[.$AF40];[.$AL40];[.$AR40];[.$AX40];[.$BD40];[.$BJ40];[.$BP40])" office:value-type="float"/>
          <table:table-cell table:formula="of:=MEDIAN([.$C40];[.$I40];[.$O40];[.$U40];[.$AA40];[.$AG40];[.$AM40];[.$AS40];[.$AY40];[.$BE40];[.$BK40];[.$BQ40])" office:value-type="float"/>
          <table:table-cell table:formula="of:=MEDIAN([.$D40];[.$J40];[.$P40];[.$V40];[.$AB40];[.$AH40];[.$AN40];[.$AT40];[.$AZ40];[.$BF40];[.$BL40];[.$BR40])" office:value-type="float"/>
          <table:table-cell table:formula="of:=MEDIAN([.$E40];[.$K40];[.$Q40];[.$W40];[.$AC40];[.$AI40];[.$AO40];[.$AU40];[.$BA40];[.$BG40];[.$BM40];[.$BS40])" office:value-type="float"/>
          <table:table-cell table:formula="of:=MEDIAN([.$F40];[.$L40];[.$R40];[.$X40];[.$AD40];[.$AJ40];[.$AP40];[.$AV40];[.$BB40];[.$BH40];[.$BN40];[.$BT40])" office:value-type="float"/>
          <table:table-cell table:formula="of:=MEDIAN([.$G40];[.$M40];[.$S40];[.$Y40];[.$AE40];[.$AK40];[.$AQ40];[.$AW40];[.$BC40];[.$BI40];[.$BO40];[.$BU40])" office:value-type="float"/>
          <table:table-cell table:formula="of:=MAX([.$B40];[.$H40];[.$N40];[.$T40];[.$Z40];[.$AF40];[.$AL40];[.$AR40];[.$AX40];[.$BD40];[.$BJ40];[.$BP40])" office:value-type="float"/>
          <table:table-cell table:formula="of:=MAX([.$C40];[.$I40];[.$O40];[.$U40];[.$AA40];[.$AG40];[.$AM40];[.$AS40];[.$AY40];[.$BE40];[.$BK40];[.$BQ40])" office:value-type="float"/>
          <table:table-cell table:formula="of:=MAX([.$D40];[.$J40];[.$P40];[.$V40];[.$AB40];[.$AH40];[.$AN40];[.$AT40];[.$AZ40];[.$BF40];[.$BL40];[.$BR40])" office:value-type="float"/>
          <table:table-cell table:formula="of:=MAX([.$E40];[.$K40];[.$Q40];[.$W40];[.$AC40];[.$AI40];[.$AO40];[.$AU40];[.$BA40];[.$BG40];[.$BM40];[.$BS40])" office:value-type="float"/>
          <table:table-cell table:formula="of:=MAX([.$F40];[.$L40];[.$R40];[.$X40];[.$AD40];[.$AJ40];[.$AP40];[.$AV40];[.$BB40];[.$BH40];[.$BN40];[.$BT40])" office:value-type="float"/>
          <table:table-cell table:formula="of:=MAX([.$G40];[.$M40];[.$S40];[.$Y40];[.$AE40];[.$AK40];[.$AQ40];[.$AW40];[.$BC40];[.$BI40];[.$BO40];[.$BU40])" office:value-type="float"/>
        </table:table-row>
        <table:table-row table:style-name="ro1">
          <table:table-cell office:value-type="string">
            <text:p>driverlog-strips-automatic/instances/instance-11.lp</text:p>
          </table:table-cell>
          <table:table-cell office:value-type="float" office:value="3.21"/>
          <table:table-cell office:value-type="float" office:value="2.942"/>
          <table:table-cell office:value-type="float" office:value="299.0"/>
          <table:table-cell office:value-type="float" office:value="142.0"/>
          <table:table-cell office:value-type="float" office:value="73.0"/>
          <table:table-cell office:value-type="float" office:value="0.0"/>
          <table:table-cell office:value-type="float" office:value="3.13"/>
          <table:table-cell office:value-type="float" office:value="2.984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office:value-type="float" office:value="3.05"/>
          <table:table-cell office:value-type="float" office:value="2.824"/>
          <table:table-cell office:value-type="float" office:value="299.0"/>
          <table:table-cell office:value-type="float" office:value="142.0"/>
          <table:table-cell office:value-type="float" office:value="72.0"/>
          <table:table-cell office:value-type="float" office:value="0.0"/>
          <table:table-cell office:value-type="float" office:value="3.1"/>
          <table:table-cell office:value-type="float" office:value="2.935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office:value-type="float" office:value="2.99"/>
          <table:table-cell office:value-type="float" office:value="2.825"/>
          <table:table-cell office:value-type="float" office:value="299.0"/>
          <table:table-cell office:value-type="float" office:value="142.0"/>
          <table:table-cell office:value-type="float" office:value="75.0"/>
          <table:table-cell office:value-type="float" office:value="0.0"/>
          <table:table-cell office:value-type="float" office:value="3.06"/>
          <table:table-cell office:value-type="float" office:value="2.911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office:value-type="float" office:value="2.98"/>
          <table:table-cell office:value-type="float" office:value="2.829"/>
          <table:table-cell office:value-type="float" office:value="299.0"/>
          <table:table-cell office:value-type="float" office:value="142.0"/>
          <table:table-cell office:value-type="float" office:value="77.0"/>
          <table:table-cell office:value-type="float" office:value="0.0"/>
          <table:table-cell office:value-type="float" office:value="3.1"/>
          <table:table-cell office:value-type="float" office:value="2.939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office:value-type="float" office:value="3.03"/>
          <table:table-cell office:value-type="float" office:value="2.872"/>
          <table:table-cell office:value-type="float" office:value="299.0"/>
          <table:table-cell office:value-type="float" office:value="142.0"/>
          <table:table-cell office:value-type="float" office:value="71.0"/>
          <table:table-cell office:value-type="float" office:value="0.0"/>
          <table:table-cell office:value-type="float" office:value="3.03"/>
          <table:table-cell office:value-type="float" office:value="2.895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office:value-type="float" office:value="2.97"/>
          <table:table-cell office:value-type="float" office:value="2.819"/>
          <table:table-cell office:value-type="float" office:value="299.0"/>
          <table:table-cell office:value-type="float" office:value="142.0"/>
          <table:table-cell office:value-type="float" office:value="76.0"/>
          <table:table-cell office:value-type="float" office:value="0.0"/>
          <table:table-cell office:value-type="float" office:value="3.15"/>
          <table:table-cell office:value-type="float" office:value="2.999"/>
          <table:table-cell office:value-type="float" office:value="2019.0"/>
          <table:table-cell office:value-type="float" office:value="663.0"/>
          <table:table-cell office:value-type="float" office:value="76.0"/>
          <table:table-cell office:value-type="float" office:value="0.0"/>
          <table:table-cell table:formula="of:=MIN([.$B41];[.$H41];[.$N41];[.$T41];[.$Z41];[.$AF41];[.$AL41];[.$AR41];[.$AX41];[.$BD41];[.$BJ41];[.$BP41])" office:value-type="float"/>
          <table:table-cell table:formula="of:=MIN([.$C41];[.$I41];[.$O41];[.$U41];[.$AA41];[.$AG41];[.$AM41];[.$AS41];[.$AY41];[.$BE41];[.$BK41];[.$BQ41])" office:value-type="float"/>
          <table:table-cell table:formula="of:=MIN([.$D41];[.$J41];[.$P41];[.$V41];[.$AB41];[.$AH41];[.$AN41];[.$AT41];[.$AZ41];[.$BF41];[.$BL41];[.$BR41])" office:value-type="float"/>
          <table:table-cell table:formula="of:=MIN([.$E41];[.$K41];[.$Q41];[.$W41];[.$AC41];[.$AI41];[.$AO41];[.$AU41];[.$BA41];[.$BG41];[.$BM41];[.$BS41])" office:value-type="float"/>
          <table:table-cell table:formula="of:=MIN([.$F41];[.$L41];[.$R41];[.$X41];[.$AD41];[.$AJ41];[.$AP41];[.$AV41];[.$BB41];[.$BH41];[.$BN41];[.$BT41])" office:value-type="float"/>
          <table:table-cell table:formula="of:=MIN([.$G41];[.$M41];[.$S41];[.$Y41];[.$AE41];[.$AK41];[.$AQ41];[.$AW41];[.$BC41];[.$BI41];[.$BO41];[.$BU41])" office:value-type="float"/>
          <table:table-cell table:formula="of:=MEDIAN([.$B41];[.$H41];[.$N41];[.$T41];[.$Z41];[.$AF41];[.$AL41];[.$AR41];[.$AX41];[.$BD41];[.$BJ41];[.$BP41])" office:value-type="float"/>
          <table:table-cell table:formula="of:=MEDIAN([.$C41];[.$I41];[.$O41];[.$U41];[.$AA41];[.$AG41];[.$AM41];[.$AS41];[.$AY41];[.$BE41];[.$BK41];[.$BQ41])" office:value-type="float"/>
          <table:table-cell table:formula="of:=MEDIAN([.$D41];[.$J41];[.$P41];[.$V41];[.$AB41];[.$AH41];[.$AN41];[.$AT41];[.$AZ41];[.$BF41];[.$BL41];[.$BR41])" office:value-type="float"/>
          <table:table-cell table:formula="of:=MEDIAN([.$E41];[.$K41];[.$Q41];[.$W41];[.$AC41];[.$AI41];[.$AO41];[.$AU41];[.$BA41];[.$BG41];[.$BM41];[.$BS41])" office:value-type="float"/>
          <table:table-cell table:formula="of:=MEDIAN([.$F41];[.$L41];[.$R41];[.$X41];[.$AD41];[.$AJ41];[.$AP41];[.$AV41];[.$BB41];[.$BH41];[.$BN41];[.$BT41])" office:value-type="float"/>
          <table:table-cell table:formula="of:=MEDIAN([.$G41];[.$M41];[.$S41];[.$Y41];[.$AE41];[.$AK41];[.$AQ41];[.$AW41];[.$BC41];[.$BI41];[.$BO41];[.$BU41])" office:value-type="float"/>
          <table:table-cell table:formula="of:=MAX([.$B41];[.$H41];[.$N41];[.$T41];[.$Z41];[.$AF41];[.$AL41];[.$AR41];[.$AX41];[.$BD41];[.$BJ41];[.$BP41])" office:value-type="float"/>
          <table:table-cell table:formula="of:=MAX([.$C41];[.$I41];[.$O41];[.$U41];[.$AA41];[.$AG41];[.$AM41];[.$AS41];[.$AY41];[.$BE41];[.$BK41];[.$BQ41])" office:value-type="float"/>
          <table:table-cell table:formula="of:=MAX([.$D41];[.$J41];[.$P41];[.$V41];[.$AB41];[.$AH41];[.$AN41];[.$AT41];[.$AZ41];[.$BF41];[.$BL41];[.$BR41])" office:value-type="float"/>
          <table:table-cell table:formula="of:=MAX([.$E41];[.$K41];[.$Q41];[.$W41];[.$AC41];[.$AI41];[.$AO41];[.$AU41];[.$BA41];[.$BG41];[.$BM41];[.$BS41])" office:value-type="float"/>
          <table:table-cell table:formula="of:=MAX([.$F41];[.$L41];[.$R41];[.$X41];[.$AD41];[.$AJ41];[.$AP41];[.$AV41];[.$BB41];[.$BH41];[.$BN41];[.$BT41])" office:value-type="float"/>
          <table:table-cell table:formula="of:=MAX([.$G41];[.$M41];[.$S41];[.$Y41];[.$AE41];[.$AK41];[.$AQ41];[.$AW41];[.$BC41];[.$BI41];[.$BO41];[.$BU41])" office:value-type="float"/>
        </table:table-row>
        <table:table-row table:style-name="ro1">
          <table:table-cell office:value-type="string">
            <text:p>driverlog-strips-automatic/instances/instance-12.lp</text:p>
          </table:table-cell>
          <table:table-cell office:value-type="float" office:value="10.08"/>
          <table:table-cell office:value-type="float" office:value="9.358"/>
          <table:table-cell office:value-type="float" office:value="21652.0"/>
          <table:table-cell office:value-type="float" office:value="8646.0"/>
          <table:table-cell office:value-type="float" office:value="184.0"/>
          <table:table-cell office:value-type="float" office:value="0.0"/>
          <table:table-cell office:value-type="float" office:value="51.71"/>
          <table:table-cell office:value-type="float" office:value="51.019"/>
          <table:table-cell office:value-type="float" office:value="231374.0"/>
          <table:table-cell office:value-type="float" office:value="109643.0"/>
          <table:table-cell office:value-type="float" office:value="200.0"/>
          <table:table-cell office:value-type="float" office:value="0.0"/>
          <table:table-cell office:value-type="float" office:value="10.22"/>
          <table:table-cell office:value-type="float" office:value="9.276"/>
          <table:table-cell office:value-type="float" office:value="14458.0"/>
          <table:table-cell office:value-type="float" office:value="6836.0"/>
          <table:table-cell office:value-type="float" office:value="207.0"/>
          <table:table-cell office:value-type="float" office:value="699.0"/>
          <table:table-cell office:value-type="float" office:value="255.37"/>
          <table:table-cell office:value-type="float" office:value="251.946"/>
          <table:table-cell office:value-type="float" office:value="1233567.0"/>
          <table:table-cell office:value-type="float" office:value="676555.0"/>
          <table:table-cell office:value-type="float" office:value="267.0"/>
          <table:table-cell office:value-type="float" office:value="84.0"/>
          <table:table-cell office:value-type="float" office:value="9.88"/>
          <table:table-cell office:value-type="float" office:value="9.032"/>
          <table:table-cell office:value-type="float" office:value="14235.0"/>
          <table:table-cell office:value-type="float" office:value="6748.0"/>
          <table:table-cell office:value-type="float" office:value="196.0"/>
          <table:table-cell office:value-type="float" office:value="487.0"/>
          <table:table-cell office:value-type="float" office:value="114.3"/>
          <table:table-cell office:value-type="float" office:value="113.891"/>
          <table:table-cell office:value-type="float" office:value="529209.0"/>
          <table:table-cell office:value-type="float" office:value="278037.0"/>
          <table:table-cell office:value-type="float" office:value="201.0"/>
          <table:table-cell office:value-type="float" office:value="109.0"/>
          <table:table-cell office:value-type="float" office:value="9.56"/>
          <table:table-cell office:value-type="float" office:value="9.082"/>
          <table:table-cell office:value-type="float" office:value="15959.0"/>
          <table:table-cell office:value-type="float" office:value="7478.0"/>
          <table:table-cell office:value-type="float" office:value="183.0"/>
          <table:table-cell office:value-type="float" office:value="217.0"/>
          <table:table-cell office:value-type="float" office:value="108.32"/>
          <table:table-cell office:value-type="float" office:value="107.984"/>
          <table:table-cell office:value-type="float" office:value="528280.0"/>
          <table:table-cell office:value-type="float" office:value="277759.0"/>
          <table:table-cell office:value-type="float" office:value="204.0"/>
          <table:table-cell office:value-type="float" office:value="50.0"/>
          <table:table-cell office:value-type="float" office:value="9.92"/>
          <table:table-cell office:value-type="float" office:value="9.355"/>
          <table:table-cell office:value-type="float" office:value="20545.0"/>
          <table:table-cell office:value-type="float" office:value="8650.0"/>
          <table:table-cell office:value-type="float" office:value="182.0"/>
          <table:table-cell office:value-type="float" office:value="163.0"/>
          <table:table-cell office:value-type="float" office:value="880.93"/>
          <table:table-cell office:value-type="float" office:value="880.53"/>
          <table:table-cell office:value-type="float" office:value="4801203.0"/>
          <table:table-cell office:value-type="float" office:value="2572172.0"/>
          <table:table-cell office:value-type="float" office:value="222.0"/>
          <table:table-cell office:value-type="float" office:value="21.0"/>
          <table:table-cell office:value-type="float" office:value="9.84"/>
          <table:table-cell office:value-type="float" office:value="9.248"/>
          <table:table-cell office:value-type="float" office:value="17930.0"/>
          <table:table-cell office:value-type="float" office:value="7975.0"/>
          <table:table-cell office:value-type="float" office:value="189.0"/>
          <table:table-cell office:value-type="float" office:value="312.0"/>
          <table:table-cell office:value-type="float" office:value="895.59"/>
          <table:table-cell office:value-type="float" office:value="895.223"/>
          <table:table-cell office:value-type="float" office:value="4798901.0"/>
          <table:table-cell office:value-type="float" office:value="2571781.0"/>
          <table:table-cell office:value-type="float" office:value="223.0"/>
          <table:table-cell office:value-type="float" office:value="36.0"/>
          <table:table-cell table:formula="of:=MIN([.$B42];[.$H42];[.$N42];[.$T42];[.$Z42];[.$AF42];[.$AL42];[.$AR42];[.$AX42];[.$BD42];[.$BJ42];[.$BP42])" office:value-type="float"/>
          <table:table-cell table:formula="of:=MIN([.$C42];[.$I42];[.$O42];[.$U42];[.$AA42];[.$AG42];[.$AM42];[.$AS42];[.$AY42];[.$BE42];[.$BK42];[.$BQ42])" office:value-type="float"/>
          <table:table-cell table:formula="of:=MIN([.$D42];[.$J42];[.$P42];[.$V42];[.$AB42];[.$AH42];[.$AN42];[.$AT42];[.$AZ42];[.$BF42];[.$BL42];[.$BR42])" office:value-type="float"/>
          <table:table-cell table:formula="of:=MIN([.$E42];[.$K42];[.$Q42];[.$W42];[.$AC42];[.$AI42];[.$AO42];[.$AU42];[.$BA42];[.$BG42];[.$BM42];[.$BS42])" office:value-type="float"/>
          <table:table-cell table:formula="of:=MIN([.$F42];[.$L42];[.$R42];[.$X42];[.$AD42];[.$AJ42];[.$AP42];[.$AV42];[.$BB42];[.$BH42];[.$BN42];[.$BT42])" office:value-type="float"/>
          <table:table-cell table:formula="of:=MIN([.$G42];[.$M42];[.$S42];[.$Y42];[.$AE42];[.$AK42];[.$AQ42];[.$AW42];[.$BC42];[.$BI42];[.$BO42];[.$BU42])" office:value-type="float"/>
          <table:table-cell table:formula="of:=MEDIAN([.$B42];[.$H42];[.$N42];[.$T42];[.$Z42];[.$AF42];[.$AL42];[.$AR42];[.$AX42];[.$BD42];[.$BJ42];[.$BP42])" office:value-type="float"/>
          <table:table-cell table:formula="of:=MEDIAN([.$C42];[.$I42];[.$O42];[.$U42];[.$AA42];[.$AG42];[.$AM42];[.$AS42];[.$AY42];[.$BE42];[.$BK42];[.$BQ42])" office:value-type="float"/>
          <table:table-cell table:formula="of:=MEDIAN([.$D42];[.$J42];[.$P42];[.$V42];[.$AB42];[.$AH42];[.$AN42];[.$AT42];[.$AZ42];[.$BF42];[.$BL42];[.$BR42])" office:value-type="float"/>
          <table:table-cell table:formula="of:=MEDIAN([.$E42];[.$K42];[.$Q42];[.$W42];[.$AC42];[.$AI42];[.$AO42];[.$AU42];[.$BA42];[.$BG42];[.$BM42];[.$BS42])" office:value-type="float"/>
          <table:table-cell table:formula="of:=MEDIAN([.$F42];[.$L42];[.$R42];[.$X42];[.$AD42];[.$AJ42];[.$AP42];[.$AV42];[.$BB42];[.$BH42];[.$BN42];[.$BT42])" office:value-type="float"/>
          <table:table-cell table:formula="of:=MEDIAN([.$G42];[.$M42];[.$S42];[.$Y42];[.$AE42];[.$AK42];[.$AQ42];[.$AW42];[.$BC42];[.$BI42];[.$BO42];[.$BU42])" office:value-type="float"/>
          <table:table-cell table:formula="of:=MAX([.$B42];[.$H42];[.$N42];[.$T42];[.$Z42];[.$AF42];[.$AL42];[.$AR42];[.$AX42];[.$BD42];[.$BJ42];[.$BP42])" office:value-type="float"/>
          <table:table-cell table:formula="of:=MAX([.$C42];[.$I42];[.$O42];[.$U42];[.$AA42];[.$AG42];[.$AM42];[.$AS42];[.$AY42];[.$BE42];[.$BK42];[.$BQ42])" office:value-type="float"/>
          <table:table-cell table:formula="of:=MAX([.$D42];[.$J42];[.$P42];[.$V42];[.$AB42];[.$AH42];[.$AN42];[.$AT42];[.$AZ42];[.$BF42];[.$BL42];[.$BR42])" office:value-type="float"/>
          <table:table-cell table:formula="of:=MAX([.$E42];[.$K42];[.$Q42];[.$W42];[.$AC42];[.$AI42];[.$AO42];[.$AU42];[.$BA42];[.$BG42];[.$BM42];[.$BS42])" office:value-type="float"/>
          <table:table-cell table:formula="of:=MAX([.$F42];[.$L42];[.$R42];[.$X42];[.$AD42];[.$AJ42];[.$AP42];[.$AV42];[.$BB42];[.$BH42];[.$BN42];[.$BT42])" office:value-type="float"/>
          <table:table-cell table:formula="of:=MAX([.$G42];[.$M42];[.$S42];[.$Y42];[.$AE42];[.$AK42];[.$AQ42];[.$AW42];[.$BC42];[.$BI42];[.$BO42];[.$BU42])" office:value-type="float"/>
        </table:table-row>
        <table:table-row table:style-name="ro1">
          <table:table-cell office:value-type="string">
            <text:p>driverlog-strips-automatic/instances/instance-13.lp</text:p>
          </table:table-cell>
          <table:table-cell office:value-type="float" office:value="10.87"/>
          <table:table-cell office:value-type="float" office:value="10.398"/>
          <table:table-cell office:value-type="float" office:value="3366.0"/>
          <table:table-cell office:value-type="float" office:value="1171.0"/>
          <table:table-cell office:value-type="float" office:value="224.0"/>
          <table:table-cell office:value-type="float" office:value="0.0"/>
          <table:table-cell office:value-type="float" office:value="11.38"/>
          <table:table-cell office:value-type="float" office:value="10.91"/>
          <table:table-cell office:value-type="float" office:value="6169.0"/>
          <table:table-cell office:value-type="float" office:value="1944.0"/>
          <table:table-cell office:value-type="float" office:value="226.0"/>
          <table:table-cell office:value-type="float" office:value="0.0"/>
          <table:table-cell office:value-type="float" office:value="10.75"/>
          <table:table-cell office:value-type="float" office:value="10.183"/>
          <table:table-cell office:value-type="float" office:value="2355.0"/>
          <table:table-cell office:value-type="float" office:value="778.0"/>
          <table:table-cell office:value-type="float" office:value="224.0"/>
          <table:table-cell office:value-type="float" office:value="111.0"/>
          <table:table-cell office:value-type="float" office:value="13.76"/>
          <table:table-cell office:value-type="float" office:value="10.76"/>
          <table:table-cell office:value-type="float" office:value="6328.0"/>
          <table:table-cell office:value-type="float" office:value="1935.0"/>
          <table:table-cell office:value-type="float" office:value="256.0"/>
          <table:table-cell office:value-type="float" office:value="92.0"/>
          <table:table-cell office:value-type="float" office:value="11.42"/>
          <table:table-cell office:value-type="float" office:value="10.923"/>
          <table:table-cell office:value-type="float" office:value="2355.0"/>
          <table:table-cell office:value-type="float" office:value="778.0"/>
          <table:table-cell office:value-type="float" office:value="225.0"/>
          <table:table-cell office:value-type="float" office:value="111.0"/>
          <table:table-cell office:value-type="float" office:value="11.24"/>
          <table:table-cell office:value-type="float" office:value="10.758"/>
          <table:table-cell office:value-type="float" office:value="6330.0"/>
          <table:table-cell office:value-type="float" office:value="1938.0"/>
          <table:table-cell office:value-type="float" office:value="227.0"/>
          <table:table-cell office:value-type="float" office:value="129.0"/>
          <table:table-cell office:value-type="float" office:value="10.62"/>
          <table:table-cell office:value-type="float" office:value="10.142"/>
          <table:table-cell office:value-type="float" office:value="2355.0"/>
          <table:table-cell office:value-type="float" office:value="778.0"/>
          <table:table-cell office:value-type="float" office:value="225.0"/>
          <table:table-cell office:value-type="float" office:value="111.0"/>
          <table:table-cell office:value-type="float" office:value="10.85"/>
          <table:table-cell office:value-type="float" office:value="10.421"/>
          <table:table-cell office:value-type="float" office:value="6307.0"/>
          <table:table-cell office:value-type="float" office:value="1936.0"/>
          <table:table-cell office:value-type="float" office:value="224.0"/>
          <table:table-cell office:value-type="float" office:value="56.0"/>
          <table:table-cell office:value-type="float" office:value="10.58"/>
          <table:table-cell office:value-type="float" office:value="10.129"/>
          <table:table-cell office:value-type="float" office:value="3120.0"/>
          <table:table-cell office:value-type="float" office:value="1068.0"/>
          <table:table-cell office:value-type="float" office:value="224.0"/>
          <table:table-cell office:value-type="float" office:value="49.0"/>
          <table:table-cell office:value-type="float" office:value="11.15"/>
          <table:table-cell office:value-type="float" office:value="10.7"/>
          <table:table-cell office:value-type="float" office:value="6337.0"/>
          <table:table-cell office:value-type="float" office:value="1963.0"/>
          <table:table-cell office:value-type="float" office:value="227.0"/>
          <table:table-cell office:value-type="float" office:value="26.0"/>
          <table:table-cell office:value-type="float" office:value="11.0"/>
          <table:table-cell office:value-type="float" office:value="10.507"/>
          <table:table-cell office:value-type="float" office:value="3680.0"/>
          <table:table-cell office:value-type="float" office:value="1189.0"/>
          <table:table-cell office:value-type="float" office:value="224.0"/>
          <table:table-cell office:value-type="float" office:value="101.0"/>
          <table:table-cell office:value-type="float" office:value="11.22"/>
          <table:table-cell office:value-type="float" office:value="10.775"/>
          <table:table-cell office:value-type="float" office:value="7463.0"/>
          <table:table-cell office:value-type="float" office:value="1996.0"/>
          <table:table-cell office:value-type="float" office:value="229.0"/>
          <table:table-cell office:value-type="float" office:value="57.0"/>
          <table:table-cell table:formula="of:=MIN([.$B43];[.$H43];[.$N43];[.$T43];[.$Z43];[.$AF43];[.$AL43];[.$AR43];[.$AX43];[.$BD43];[.$BJ43];[.$BP43])" office:value-type="float"/>
          <table:table-cell table:formula="of:=MIN([.$C43];[.$I43];[.$O43];[.$U43];[.$AA43];[.$AG43];[.$AM43];[.$AS43];[.$AY43];[.$BE43];[.$BK43];[.$BQ43])" office:value-type="float"/>
          <table:table-cell table:formula="of:=MIN([.$D43];[.$J43];[.$P43];[.$V43];[.$AB43];[.$AH43];[.$AN43];[.$AT43];[.$AZ43];[.$BF43];[.$BL43];[.$BR43])" office:value-type="float"/>
          <table:table-cell table:formula="of:=MIN([.$E43];[.$K43];[.$Q43];[.$W43];[.$AC43];[.$AI43];[.$AO43];[.$AU43];[.$BA43];[.$BG43];[.$BM43];[.$BS43])" office:value-type="float"/>
          <table:table-cell table:formula="of:=MIN([.$F43];[.$L43];[.$R43];[.$X43];[.$AD43];[.$AJ43];[.$AP43];[.$AV43];[.$BB43];[.$BH43];[.$BN43];[.$BT43])" office:value-type="float"/>
          <table:table-cell table:formula="of:=MIN([.$G43];[.$M43];[.$S43];[.$Y43];[.$AE43];[.$AK43];[.$AQ43];[.$AW43];[.$BC43];[.$BI43];[.$BO43];[.$BU43])" office:value-type="float"/>
          <table:table-cell table:formula="of:=MEDIAN([.$B43];[.$H43];[.$N43];[.$T43];[.$Z43];[.$AF43];[.$AL43];[.$AR43];[.$AX43];[.$BD43];[.$BJ43];[.$BP43])" office:value-type="float"/>
          <table:table-cell table:formula="of:=MEDIAN([.$C43];[.$I43];[.$O43];[.$U43];[.$AA43];[.$AG43];[.$AM43];[.$AS43];[.$AY43];[.$BE43];[.$BK43];[.$BQ43])" office:value-type="float"/>
          <table:table-cell table:formula="of:=MEDIAN([.$D43];[.$J43];[.$P43];[.$V43];[.$AB43];[.$AH43];[.$AN43];[.$AT43];[.$AZ43];[.$BF43];[.$BL43];[.$BR43])" office:value-type="float"/>
          <table:table-cell table:formula="of:=MEDIAN([.$E43];[.$K43];[.$Q43];[.$W43];[.$AC43];[.$AI43];[.$AO43];[.$AU43];[.$BA43];[.$BG43];[.$BM43];[.$BS43])" office:value-type="float"/>
          <table:table-cell table:formula="of:=MEDIAN([.$F43];[.$L43];[.$R43];[.$X43];[.$AD43];[.$AJ43];[.$AP43];[.$AV43];[.$BB43];[.$BH43];[.$BN43];[.$BT43])" office:value-type="float"/>
          <table:table-cell table:formula="of:=MEDIAN([.$G43];[.$M43];[.$S43];[.$Y43];[.$AE43];[.$AK43];[.$AQ43];[.$AW43];[.$BC43];[.$BI43];[.$BO43];[.$BU43])" office:value-type="float"/>
          <table:table-cell table:formula="of:=MAX([.$B43];[.$H43];[.$N43];[.$T43];[.$Z43];[.$AF43];[.$AL43];[.$AR43];[.$AX43];[.$BD43];[.$BJ43];[.$BP43])" office:value-type="float"/>
          <table:table-cell table:formula="of:=MAX([.$C43];[.$I43];[.$O43];[.$U43];[.$AA43];[.$AG43];[.$AM43];[.$AS43];[.$AY43];[.$BE43];[.$BK43];[.$BQ43])" office:value-type="float"/>
          <table:table-cell table:formula="of:=MAX([.$D43];[.$J43];[.$P43];[.$V43];[.$AB43];[.$AH43];[.$AN43];[.$AT43];[.$AZ43];[.$BF43];[.$BL43];[.$BR43])" office:value-type="float"/>
          <table:table-cell table:formula="of:=MAX([.$E43];[.$K43];[.$Q43];[.$W43];[.$AC43];[.$AI43];[.$AO43];[.$AU43];[.$BA43];[.$BG43];[.$BM43];[.$BS43])" office:value-type="float"/>
          <table:table-cell table:formula="of:=MAX([.$F43];[.$L43];[.$R43];[.$X43];[.$AD43];[.$AJ43];[.$AP43];[.$AV43];[.$BB43];[.$BH43];[.$BN43];[.$BT43])" office:value-type="float"/>
          <table:table-cell table:formula="of:=MAX([.$G43];[.$M43];[.$S43];[.$Y43];[.$AE43];[.$AK43];[.$AQ43];[.$AW43];[.$BC43];[.$BI43];[.$BO43];[.$BU43])" office:value-type="float"/>
        </table:table-row>
        <table:table-row table:style-name="ro1">
          <table:table-cell office:value-type="string">
            <text:p>driverlog-strips-automatic/instances/instance-14.lp</text:p>
          </table:table-cell>
          <table:table-cell office:value-type="float" office:value="10.82"/>
          <table:table-cell office:value-type="float" office:value="10.271"/>
          <table:table-cell office:value-type="float" office:value="4611.0"/>
          <table:table-cell office:value-type="float" office:value="1364.0"/>
          <table:table-cell office:value-type="float" office:value="228.0"/>
          <table:table-cell office:value-type="float" office:value="0.0"/>
          <table:table-cell office:value-type="float" office:value="11.34"/>
          <table:table-cell office:value-type="float" office:value="10.876"/>
          <table:table-cell office:value-type="float" office:value="9493.0"/>
          <table:table-cell office:value-type="float" office:value="2143.0"/>
          <table:table-cell office:value-type="float" office:value="230.0"/>
          <table:table-cell office:value-type="float" office:value="0.0"/>
          <table:table-cell office:value-type="float" office:value="11.1"/>
          <table:table-cell office:value-type="float" office:value="10.51"/>
          <table:table-cell office:value-type="float" office:value="1421.0"/>
          <table:table-cell office:value-type="float" office:value="542.0"/>
          <table:table-cell office:value-type="float" office:value="229.0"/>
          <table:table-cell office:value-type="float" office:value="223.0"/>
          <table:table-cell office:value-type="float" office:value="12.24"/>
          <table:table-cell office:value-type="float" office:value="10.878"/>
          <table:table-cell office:value-type="float" office:value="6650.0"/>
          <table:table-cell office:value-type="float" office:value="1961.0"/>
          <table:table-cell office:value-type="float" office:value="264.0"/>
          <table:table-cell office:value-type="float" office:value="106.0"/>
          <table:table-cell office:value-type="float" office:value="10.76"/>
          <table:table-cell office:value-type="float" office:value="10.174"/>
          <table:table-cell office:value-type="float" office:value="1421.0"/>
          <table:table-cell office:value-type="float" office:value="542.0"/>
          <table:table-cell office:value-type="float" office:value="226.0"/>
          <table:table-cell office:value-type="float" office:value="223.0"/>
          <table:table-cell office:value-type="float" office:value="11.63"/>
          <table:table-cell office:value-type="float" office:value="11.151"/>
          <table:table-cell office:value-type="float" office:value="6545.0"/>
          <table:table-cell office:value-type="float" office:value="1929.0"/>
          <table:table-cell office:value-type="float" office:value="232.0"/>
          <table:table-cell office:value-type="float" office:value="153.0"/>
          <table:table-cell office:value-type="float" office:value="11.62"/>
          <table:table-cell office:value-type="float" office:value="11.013"/>
          <table:table-cell office:value-type="float" office:value="1421.0"/>
          <table:table-cell office:value-type="float" office:value="542.0"/>
          <table:table-cell office:value-type="float" office:value="233.0"/>
          <table:table-cell office:value-type="float" office:value="223.0"/>
          <table:table-cell office:value-type="float" office:value="11.46"/>
          <table:table-cell office:value-type="float" office:value="11.025"/>
          <table:table-cell office:value-type="float" office:value="6179.0"/>
          <table:table-cell office:value-type="float" office:value="1897.0"/>
          <table:table-cell office:value-type="float" office:value="226.0"/>
          <table:table-cell office:value-type="float" office:value="71.0"/>
          <table:table-cell office:value-type="float" office:value="11.06"/>
          <table:table-cell office:value-type="float" office:value="10.512"/>
          <table:table-cell office:value-type="float" office:value="4747.0"/>
          <table:table-cell office:value-type="float" office:value="1369.0"/>
          <table:table-cell office:value-type="float" office:value="226.0"/>
          <table:table-cell office:value-type="float" office:value="117.0"/>
          <table:table-cell office:value-type="float" office:value="11.22"/>
          <table:table-cell office:value-type="float" office:value="10.77"/>
          <table:table-cell office:value-type="float" office:value="5761.0"/>
          <table:table-cell office:value-type="float" office:value="1861.0"/>
          <table:table-cell office:value-type="float" office:value="232.0"/>
          <table:table-cell office:value-type="float" office:value="47.0"/>
          <table:table-cell office:value-type="float" office:value="10.73"/>
          <table:table-cell office:value-type="float" office:value="10.163"/>
          <table:table-cell office:value-type="float" office:value="1416.0"/>
          <table:table-cell office:value-type="float" office:value="542.0"/>
          <table:table-cell office:value-type="float" office:value="231.0"/>
          <table:table-cell office:value-type="float" office:value="205.0"/>
          <table:table-cell office:value-type="float" office:value="11.43"/>
          <table:table-cell office:value-type="float" office:value="10.949"/>
          <table:table-cell office:value-type="float" office:value="6093.0"/>
          <table:table-cell office:value-type="float" office:value="1890.0"/>
          <table:table-cell office:value-type="float" office:value="231.0"/>
          <table:table-cell office:value-type="float" office:value="79.0"/>
          <table:table-cell table:formula="of:=MIN([.$B44];[.$H44];[.$N44];[.$T44];[.$Z44];[.$AF44];[.$AL44];[.$AR44];[.$AX44];[.$BD44];[.$BJ44];[.$BP44])" office:value-type="float"/>
          <table:table-cell table:formula="of:=MIN([.$C44];[.$I44];[.$O44];[.$U44];[.$AA44];[.$AG44];[.$AM44];[.$AS44];[.$AY44];[.$BE44];[.$BK44];[.$BQ44])" office:value-type="float"/>
          <table:table-cell table:formula="of:=MIN([.$D44];[.$J44];[.$P44];[.$V44];[.$AB44];[.$AH44];[.$AN44];[.$AT44];[.$AZ44];[.$BF44];[.$BL44];[.$BR44])" office:value-type="float"/>
          <table:table-cell table:formula="of:=MIN([.$E44];[.$K44];[.$Q44];[.$W44];[.$AC44];[.$AI44];[.$AO44];[.$AU44];[.$BA44];[.$BG44];[.$BM44];[.$BS44])" office:value-type="float"/>
          <table:table-cell table:formula="of:=MIN([.$F44];[.$L44];[.$R44];[.$X44];[.$AD44];[.$AJ44];[.$AP44];[.$AV44];[.$BB44];[.$BH44];[.$BN44];[.$BT44])" office:value-type="float"/>
          <table:table-cell table:formula="of:=MIN([.$G44];[.$M44];[.$S44];[.$Y44];[.$AE44];[.$AK44];[.$AQ44];[.$AW44];[.$BC44];[.$BI44];[.$BO44];[.$BU44])" office:value-type="float"/>
          <table:table-cell table:formula="of:=MEDIAN([.$B44];[.$H44];[.$N44];[.$T44];[.$Z44];[.$AF44];[.$AL44];[.$AR44];[.$AX44];[.$BD44];[.$BJ44];[.$BP44])" office:value-type="float"/>
          <table:table-cell table:formula="of:=MEDIAN([.$C44];[.$I44];[.$O44];[.$U44];[.$AA44];[.$AG44];[.$AM44];[.$AS44];[.$AY44];[.$BE44];[.$BK44];[.$BQ44])" office:value-type="float"/>
          <table:table-cell table:formula="of:=MEDIAN([.$D44];[.$J44];[.$P44];[.$V44];[.$AB44];[.$AH44];[.$AN44];[.$AT44];[.$AZ44];[.$BF44];[.$BL44];[.$BR44])" office:value-type="float"/>
          <table:table-cell table:formula="of:=MEDIAN([.$E44];[.$K44];[.$Q44];[.$W44];[.$AC44];[.$AI44];[.$AO44];[.$AU44];[.$BA44];[.$BG44];[.$BM44];[.$BS44])" office:value-type="float"/>
          <table:table-cell table:formula="of:=MEDIAN([.$F44];[.$L44];[.$R44];[.$X44];[.$AD44];[.$AJ44];[.$AP44];[.$AV44];[.$BB44];[.$BH44];[.$BN44];[.$BT44])" office:value-type="float"/>
          <table:table-cell table:formula="of:=MEDIAN([.$G44];[.$M44];[.$S44];[.$Y44];[.$AE44];[.$AK44];[.$AQ44];[.$AW44];[.$BC44];[.$BI44];[.$BO44];[.$BU44])" office:value-type="float"/>
          <table:table-cell table:formula="of:=MAX([.$B44];[.$H44];[.$N44];[.$T44];[.$Z44];[.$AF44];[.$AL44];[.$AR44];[.$AX44];[.$BD44];[.$BJ44];[.$BP44])" office:value-type="float"/>
          <table:table-cell table:formula="of:=MAX([.$C44];[.$I44];[.$O44];[.$U44];[.$AA44];[.$AG44];[.$AM44];[.$AS44];[.$AY44];[.$BE44];[.$BK44];[.$BQ44])" office:value-type="float"/>
          <table:table-cell table:formula="of:=MAX([.$D44];[.$J44];[.$P44];[.$V44];[.$AB44];[.$AH44];[.$AN44];[.$AT44];[.$AZ44];[.$BF44];[.$BL44];[.$BR44])" office:value-type="float"/>
          <table:table-cell table:formula="of:=MAX([.$E44];[.$K44];[.$Q44];[.$W44];[.$AC44];[.$AI44];[.$AO44];[.$AU44];[.$BA44];[.$BG44];[.$BM44];[.$BS44])" office:value-type="float"/>
          <table:table-cell table:formula="of:=MAX([.$F44];[.$L44];[.$R44];[.$X44];[.$AD44];[.$AJ44];[.$AP44];[.$AV44];[.$BB44];[.$BH44];[.$BN44];[.$BT44])" office:value-type="float"/>
          <table:table-cell table:formula="of:=MAX([.$G44];[.$M44];[.$S44];[.$Y44];[.$AE44];[.$AK44];[.$AQ44];[.$AW44];[.$BC44];[.$BI44];[.$BO44];[.$BU44])" office:value-type="float"/>
        </table:table-row>
        <table:table-row table:style-name="ro1">
          <table:table-cell office:value-type="string">
            <text:p>driverlog-strips-automatic/instances/instance-15.lp</text:p>
          </table:table-cell>
          <table:table-cell office:value-type="float" office:value="41.62"/>
          <table:table-cell office:value-type="float" office:value="40.25"/>
          <table:table-cell office:value-type="float" office:value="19017.0"/>
          <table:table-cell office:value-type="float" office:value="4749.0"/>
          <table:table-cell office:value-type="float" office:value="768.0"/>
          <table:table-cell office:value-type="float" office:value="0.0"/>
          <table:table-cell office:value-type="float" office:value="41.87"/>
          <table:table-cell office:value-type="float" office:value="40.553"/>
          <table:table-cell office:value-type="float" office:value="8765.0"/>
          <table:table-cell office:value-type="float" office:value="1648.0"/>
          <table:table-cell office:value-type="float" office:value="766.0"/>
          <table:table-cell office:value-type="float" office:value="0.0"/>
          <table:table-cell office:value-type="float" office:value="41.09"/>
          <table:table-cell office:value-type="float" office:value="39.685"/>
          <table:table-cell office:value-type="float" office:value="8307.0"/>
          <table:table-cell office:value-type="float" office:value="2031.0"/>
          <table:table-cell office:value-type="float" office:value="772.0"/>
          <table:table-cell office:value-type="float" office:value="328.0"/>
          <table:table-cell office:value-type="float" office:value="42.8"/>
          <table:table-cell office:value-type="float" office:value="38.892"/>
          <table:table-cell office:value-type="float" office:value="8107.0"/>
          <table:table-cell office:value-type="float" office:value="1596.0"/>
          <table:table-cell office:value-type="float" office:value="791.0"/>
          <table:table-cell office:value-type="float" office:value="213.0"/>
          <table:table-cell office:value-type="float" office:value="40.18"/>
          <table:table-cell office:value-type="float" office:value="38.54"/>
          <table:table-cell office:value-type="float" office:value="8307.0"/>
          <table:table-cell office:value-type="float" office:value="2031.0"/>
          <table:table-cell office:value-type="float" office:value="771.0"/>
          <table:table-cell office:value-type="float" office:value="328.0"/>
          <table:table-cell office:value-type="float" office:value="39.64"/>
          <table:table-cell office:value-type="float" office:value="38.363"/>
          <table:table-cell office:value-type="float" office:value="8107.0"/>
          <table:table-cell office:value-type="float" office:value="1596.0"/>
          <table:table-cell office:value-type="float" office:value="773.0"/>
          <table:table-cell office:value-type="float" office:value="243.0"/>
          <table:table-cell office:value-type="float" office:value="40.54"/>
          <table:table-cell office:value-type="float" office:value="39.186"/>
          <table:table-cell office:value-type="float" office:value="5794.0"/>
          <table:table-cell office:value-type="float" office:value="1488.0"/>
          <table:table-cell office:value-type="float" office:value="769.0"/>
          <table:table-cell office:value-type="float" office:value="250.0"/>
          <table:table-cell office:value-type="float" office:value="39.61"/>
          <table:table-cell office:value-type="float" office:value="38.38"/>
          <table:table-cell office:value-type="float" office:value="8163.0"/>
          <table:table-cell office:value-type="float" office:value="1594.0"/>
          <table:table-cell office:value-type="float" office:value="770.0"/>
          <table:table-cell office:value-type="float" office:value="127.0"/>
          <table:table-cell office:value-type="float" office:value="41.0"/>
          <table:table-cell office:value-type="float" office:value="39.582"/>
          <table:table-cell office:value-type="float" office:value="13776.0"/>
          <table:table-cell office:value-type="float" office:value="3706.0"/>
          <table:table-cell office:value-type="float" office:value="768.0"/>
          <table:table-cell office:value-type="float" office:value="179.0"/>
          <table:table-cell office:value-type="float" office:value="39.75"/>
          <table:table-cell office:value-type="float" office:value="38.408"/>
          <table:table-cell office:value-type="float" office:value="8203.0"/>
          <table:table-cell office:value-type="float" office:value="1629.0"/>
          <table:table-cell office:value-type="float" office:value="769.0"/>
          <table:table-cell office:value-type="float" office:value="145.0"/>
          <table:table-cell office:value-type="float" office:value="40.75"/>
          <table:table-cell office:value-type="float" office:value="39.298"/>
          <table:table-cell office:value-type="float" office:value="8385.0"/>
          <table:table-cell office:value-type="float" office:value="2289.0"/>
          <table:table-cell office:value-type="float" office:value="769.0"/>
          <table:table-cell office:value-type="float" office:value="290.0"/>
          <table:table-cell office:value-type="float" office:value="39.58"/>
          <table:table-cell office:value-type="float" office:value="38.201"/>
          <table:table-cell office:value-type="float" office:value="8107.0"/>
          <table:table-cell office:value-type="float" office:value="1596.0"/>
          <table:table-cell office:value-type="float" office:value="771.0"/>
          <table:table-cell office:value-type="float" office:value="183.0"/>
          <table:table-cell table:formula="of:=MIN([.$B45];[.$H45];[.$N45];[.$T45];[.$Z45];[.$AF45];[.$AL45];[.$AR45];[.$AX45];[.$BD45];[.$BJ45];[.$BP45])" office:value-type="float"/>
          <table:table-cell table:formula="of:=MIN([.$C45];[.$I45];[.$O45];[.$U45];[.$AA45];[.$AG45];[.$AM45];[.$AS45];[.$AY45];[.$BE45];[.$BK45];[.$BQ45])" office:value-type="float"/>
          <table:table-cell table:formula="of:=MIN([.$D45];[.$J45];[.$P45];[.$V45];[.$AB45];[.$AH45];[.$AN45];[.$AT45];[.$AZ45];[.$BF45];[.$BL45];[.$BR45])" office:value-type="float"/>
          <table:table-cell table:formula="of:=MIN([.$E45];[.$K45];[.$Q45];[.$W45];[.$AC45];[.$AI45];[.$AO45];[.$AU45];[.$BA45];[.$BG45];[.$BM45];[.$BS45])" office:value-type="float"/>
          <table:table-cell table:formula="of:=MIN([.$F45];[.$L45];[.$R45];[.$X45];[.$AD45];[.$AJ45];[.$AP45];[.$AV45];[.$BB45];[.$BH45];[.$BN45];[.$BT45])" office:value-type="float"/>
          <table:table-cell table:formula="of:=MIN([.$G45];[.$M45];[.$S45];[.$Y45];[.$AE45];[.$AK45];[.$AQ45];[.$AW45];[.$BC45];[.$BI45];[.$BO45];[.$BU45])" office:value-type="float"/>
          <table:table-cell table:formula="of:=MEDIAN([.$B45];[.$H45];[.$N45];[.$T45];[.$Z45];[.$AF45];[.$AL45];[.$AR45];[.$AX45];[.$BD45];[.$BJ45];[.$BP45])" office:value-type="float"/>
          <table:table-cell table:formula="of:=MEDIAN([.$C45];[.$I45];[.$O45];[.$U45];[.$AA45];[.$AG45];[.$AM45];[.$AS45];[.$AY45];[.$BE45];[.$BK45];[.$BQ45])" office:value-type="float"/>
          <table:table-cell table:formula="of:=MEDIAN([.$D45];[.$J45];[.$P45];[.$V45];[.$AB45];[.$AH45];[.$AN45];[.$AT45];[.$AZ45];[.$BF45];[.$BL45];[.$BR45])" office:value-type="float"/>
          <table:table-cell table:formula="of:=MEDIAN([.$E45];[.$K45];[.$Q45];[.$W45];[.$AC45];[.$AI45];[.$AO45];[.$AU45];[.$BA45];[.$BG45];[.$BM45];[.$BS45])" office:value-type="float"/>
          <table:table-cell table:formula="of:=MEDIAN([.$F45];[.$L45];[.$R45];[.$X45];[.$AD45];[.$AJ45];[.$AP45];[.$AV45];[.$BB45];[.$BH45];[.$BN45];[.$BT45])" office:value-type="float"/>
          <table:table-cell table:formula="of:=MEDIAN([.$G45];[.$M45];[.$S45];[.$Y45];[.$AE45];[.$AK45];[.$AQ45];[.$AW45];[.$BC45];[.$BI45];[.$BO45];[.$BU45])" office:value-type="float"/>
          <table:table-cell table:formula="of:=MAX([.$B45];[.$H45];[.$N45];[.$T45];[.$Z45];[.$AF45];[.$AL45];[.$AR45];[.$AX45];[.$BD45];[.$BJ45];[.$BP45])" office:value-type="float"/>
          <table:table-cell table:formula="of:=MAX([.$C45];[.$I45];[.$O45];[.$U45];[.$AA45];[.$AG45];[.$AM45];[.$AS45];[.$AY45];[.$BE45];[.$BK45];[.$BQ45])" office:value-type="float"/>
          <table:table-cell table:formula="of:=MAX([.$D45];[.$J45];[.$P45];[.$V45];[.$AB45];[.$AH45];[.$AN45];[.$AT45];[.$AZ45];[.$BF45];[.$BL45];[.$BR45])" office:value-type="float"/>
          <table:table-cell table:formula="of:=MAX([.$E45];[.$K45];[.$Q45];[.$W45];[.$AC45];[.$AI45];[.$AO45];[.$AU45];[.$BA45];[.$BG45];[.$BM45];[.$BS45])" office:value-type="float"/>
          <table:table-cell table:formula="of:=MAX([.$F45];[.$L45];[.$R45];[.$X45];[.$AD45];[.$AJ45];[.$AP45];[.$AV45];[.$BB45];[.$BH45];[.$BN45];[.$BT45])" office:value-type="float"/>
          <table:table-cell table:formula="of:=MAX([.$G45];[.$M45];[.$S45];[.$Y45];[.$AE45];[.$AK45];[.$AQ45];[.$AW45];[.$BC45];[.$BI45];[.$BO45];[.$BU45])" office:value-type="float"/>
        </table:table-row>
        <table:table-row table:style-name="ro1">
          <table:table-cell office:value-type="string">
            <text:p>driverlog-strips-automatic/instances/instance-17.lp</text:p>
          </table:table-cell>
          <table:table-cell office:value-type="float" office:value="231.98"/>
          <table:table-cell office:value-type="float" office:value="226.992"/>
          <table:table-cell office:value-type="float" office:value="2040013.0"/>
          <table:table-cell office:value-type="float" office:value="119497.0"/>
          <table:table-cell office:value-type="float" office:value="29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115213.0"/>
          <table:table-cell office:value-type="float" office:value="1289043.0"/>
          <table:table-cell office:value-type="float" office:value="3020.0"/>
          <table:table-cell office:value-type="float" office:value="0.0"/>
          <table:table-cell office:value-type="float" office:value="188.8"/>
          <table:table-cell office:value-type="float" office:value="183.599"/>
          <table:table-cell office:value-type="float" office:value="870363.0"/>
          <table:table-cell office:value-type="float" office:value="45483.0"/>
          <table:table-cell office:value-type="float" office:value="2934.0"/>
          <table:table-cell office:value-type="float" office:value="464.0"/>
          <table:table-cell office:value-type="float" office:value="900.0"/>
          <table:table-cell office:value-type="float" office:value="900.0"/>
          <table:table-cell office:value-type="float" office:value="19161815.0"/>
          <table:table-cell office:value-type="float" office:value="1315625.0"/>
          <table:table-cell office:value-type="float" office:value="3005.0"/>
          <table:table-cell office:value-type="float" office:value="0.0"/>
          <table:table-cell office:value-type="float" office:value="189.31"/>
          <table:table-cell office:value-type="float" office:value="183.781"/>
          <table:table-cell office:value-type="float" office:value="870363.0"/>
          <table:table-cell office:value-type="float" office:value="45483.0"/>
          <table:table-cell office:value-type="float" office:value="2934.0"/>
          <table:table-cell office:value-type="float" office:value="464.0"/>
          <table:table-cell office:value-type="float" office:value="900.0"/>
          <table:table-cell office:value-type="float" office:value="900.0"/>
          <table:table-cell office:value-type="float" office:value="17852648.0"/>
          <table:table-cell office:value-type="float" office:value="1296848.0"/>
          <table:table-cell office:value-type="float" office:value="2987.0"/>
          <table:table-cell office:value-type="float" office:value="0.0"/>
          <table:table-cell office:value-type="float" office:value="194.52"/>
          <table:table-cell office:value-type="float" office:value="188.773"/>
          <table:table-cell office:value-type="float" office:value="1050884.0"/>
          <table:table-cell office:value-type="float" office:value="55375.0"/>
          <table:table-cell office:value-type="float" office:value="2929.0"/>
          <table:table-cell office:value-type="float" office:value="214.0"/>
          <table:table-cell office:value-type="float" office:value="165.92"/>
          <table:table-cell office:value-type="float" office:value="161.022"/>
          <table:table-cell office:value-type="float" office:value="32866.0"/>
          <table:table-cell office:value-type="float" office:value="2769.0"/>
          <table:table-cell office:value-type="float" office:value="2937.0"/>
          <table:table-cell office:value-type="float" office:value="177.0"/>
          <table:table-cell office:value-type="float" office:value="198.52"/>
          <table:table-cell office:value-type="float" office:value="193.338"/>
          <table:table-cell office:value-type="float" office:value="1138091.0"/>
          <table:table-cell office:value-type="float" office:value="65388.0"/>
          <table:table-cell office:value-type="float" office:value="2929.0"/>
          <table:table-cell office:value-type="float" office:value="245.0"/>
          <table:table-cell office:value-type="float" office:value="166.68"/>
          <table:table-cell office:value-type="float" office:value="161.177"/>
          <table:table-cell office:value-type="float" office:value="172647.0"/>
          <table:table-cell office:value-type="float" office:value="11427.0"/>
          <table:table-cell office:value-type="float" office:value="2932.0"/>
          <table:table-cell office:value-type="float" office:value="166.0"/>
          <table:table-cell office:value-type="float" office:value="196.0"/>
          <table:table-cell office:value-type="float" office:value="190.703"/>
          <table:table-cell office:value-type="float" office:value="1079894.0"/>
          <table:table-cell office:value-type="float" office:value="60141.0"/>
          <table:table-cell office:value-type="float" office:value="2932.0"/>
          <table:table-cell office:value-type="float" office:value="388.0"/>
          <table:table-cell office:value-type="float" office:value="900.0"/>
          <table:table-cell office:value-type="float" office:value="900.0"/>
          <table:table-cell office:value-type="float" office:value="19537150.0"/>
          <table:table-cell office:value-type="float" office:value="1319039.0"/>
          <table:table-cell office:value-type="float" office:value="3025.0"/>
          <table:table-cell office:value-type="float" office:value="0.0"/>
          <table:table-cell table:formula="of:=MIN([.$B46];[.$H46];[.$N46];[.$T46];[.$Z46];[.$AF46];[.$AL46];[.$AR46];[.$AX46];[.$BD46];[.$BJ46];[.$BP46])" office:value-type="float"/>
          <table:table-cell table:formula="of:=MIN([.$C46];[.$I46];[.$O46];[.$U46];[.$AA46];[.$AG46];[.$AM46];[.$AS46];[.$AY46];[.$BE46];[.$BK46];[.$BQ46])" office:value-type="float"/>
          <table:table-cell table:formula="of:=MIN([.$D46];[.$J46];[.$P46];[.$V46];[.$AB46];[.$AH46];[.$AN46];[.$AT46];[.$AZ46];[.$BF46];[.$BL46];[.$BR46])" office:value-type="float"/>
          <table:table-cell table:formula="of:=MIN([.$E46];[.$K46];[.$Q46];[.$W46];[.$AC46];[.$AI46];[.$AO46];[.$AU46];[.$BA46];[.$BG46];[.$BM46];[.$BS46])" office:value-type="float"/>
          <table:table-cell table:formula="of:=MIN([.$F46];[.$L46];[.$R46];[.$X46];[.$AD46];[.$AJ46];[.$AP46];[.$AV46];[.$BB46];[.$BH46];[.$BN46];[.$BT46])" office:value-type="float"/>
          <table:table-cell table:formula="of:=MIN([.$G46];[.$M46];[.$S46];[.$Y46];[.$AE46];[.$AK46];[.$AQ46];[.$AW46];[.$BC46];[.$BI46];[.$BO46];[.$BU46])" office:value-type="float"/>
          <table:table-cell table:formula="of:=MEDIAN([.$B46];[.$H46];[.$N46];[.$T46];[.$Z46];[.$AF46];[.$AL46];[.$AR46];[.$AX46];[.$BD46];[.$BJ46];[.$BP46])" office:value-type="float"/>
          <table:table-cell table:formula="of:=MEDIAN([.$C46];[.$I46];[.$O46];[.$U46];[.$AA46];[.$AG46];[.$AM46];[.$AS46];[.$AY46];[.$BE46];[.$BK46];[.$BQ46])" office:value-type="float"/>
          <table:table-cell table:formula="of:=MEDIAN([.$D46];[.$J46];[.$P46];[.$V46];[.$AB46];[.$AH46];[.$AN46];[.$AT46];[.$AZ46];[.$BF46];[.$BL46];[.$BR46])" office:value-type="float"/>
          <table:table-cell table:formula="of:=MEDIAN([.$E46];[.$K46];[.$Q46];[.$W46];[.$AC46];[.$AI46];[.$AO46];[.$AU46];[.$BA46];[.$BG46];[.$BM46];[.$BS46])" office:value-type="float"/>
          <table:table-cell table:formula="of:=MEDIAN([.$F46];[.$L46];[.$R46];[.$X46];[.$AD46];[.$AJ46];[.$AP46];[.$AV46];[.$BB46];[.$BH46];[.$BN46];[.$BT46])" office:value-type="float"/>
          <table:table-cell table:formula="of:=MEDIAN([.$G46];[.$M46];[.$S46];[.$Y46];[.$AE46];[.$AK46];[.$AQ46];[.$AW46];[.$BC46];[.$BI46];[.$BO46];[.$BU46])" office:value-type="float"/>
          <table:table-cell table:formula="of:=MAX([.$B46];[.$H46];[.$N46];[.$T46];[.$Z46];[.$AF46];[.$AL46];[.$AR46];[.$AX46];[.$BD46];[.$BJ46];[.$BP46])" office:value-type="float"/>
          <table:table-cell table:formula="of:=MAX([.$C46];[.$I46];[.$O46];[.$U46];[.$AA46];[.$AG46];[.$AM46];[.$AS46];[.$AY46];[.$BE46];[.$BK46];[.$BQ46])" office:value-type="float"/>
          <table:table-cell table:formula="of:=MAX([.$D46];[.$J46];[.$P46];[.$V46];[.$AB46];[.$AH46];[.$AN46];[.$AT46];[.$AZ46];[.$BF46];[.$BL46];[.$BR46])" office:value-type="float"/>
          <table:table-cell table:formula="of:=MAX([.$E46];[.$K46];[.$Q46];[.$W46];[.$AC46];[.$AI46];[.$AO46];[.$AU46];[.$BA46];[.$BG46];[.$BM46];[.$BS46])" office:value-type="float"/>
          <table:table-cell table:formula="of:=MAX([.$F46];[.$L46];[.$R46];[.$X46];[.$AD46];[.$AJ46];[.$AP46];[.$AV46];[.$BB46];[.$BH46];[.$BN46];[.$BT46])" office:value-type="float"/>
          <table:table-cell table:formula="of:=MAX([.$G46];[.$M46];[.$S46];[.$Y46];[.$AE46];[.$AK46];[.$AQ46];[.$AW46];[.$BC46];[.$BI46];[.$BO46];[.$BU46])" office:value-type="float"/>
        </table:table-row>
        <table:table-row table:style-name="ro1">
          <table:table-cell office:value-type="string">
            <text:p>driverlog-strips-automatic/instances/instance-18.lp</text:p>
          </table:table-cell>
          <table:table-cell office:value-type="float" office:value="900.0"/>
          <table:table-cell office:value-type="float" office:value="900.0"/>
          <table:table-cell office:value-type="float" office:value="8338956.0"/>
          <table:table-cell office:value-type="float" office:value="584948.0"/>
          <table:table-cell office:value-type="float" office:value="55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81491.0"/>
          <table:table-cell office:value-type="float" office:value="378588.0"/>
          <table:table-cell office:value-type="float" office:value="56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74210.0"/>
          <table:table-cell office:value-type="float" office:value="612774.0"/>
          <table:table-cell office:value-type="float" office:value="55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99779.0"/>
          <table:table-cell office:value-type="float" office:value="459142.0"/>
          <table:table-cell office:value-type="float" office:value="56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25940.0"/>
          <table:table-cell office:value-type="float" office:value="608516.0"/>
          <table:table-cell office:value-type="float" office:value="55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24447.0"/>
          <table:table-cell office:value-type="float" office:value="410412.0"/>
          <table:table-cell office:value-type="float" office:value="56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19910.0"/>
          <table:table-cell office:value-type="float" office:value="607043.0"/>
          <table:table-cell office:value-type="float" office:value="55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85819.0"/>
          <table:table-cell office:value-type="float" office:value="412891.0"/>
          <table:table-cell office:value-type="float" office:value="56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12518.0"/>
          <table:table-cell office:value-type="float" office:value="609978.0"/>
          <table:table-cell office:value-type="float" office:value="55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07863.0"/>
          <table:table-cell office:value-type="float" office:value="455301.0"/>
          <table:table-cell office:value-type="float" office:value="56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90336.0"/>
          <table:table-cell office:value-type="float" office:value="616246.0"/>
          <table:table-cell office:value-type="float" office:value="554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85512.0"/>
          <table:table-cell office:value-type="float" office:value="478994.0"/>
          <table:table-cell office:value-type="float" office:value="5669.0"/>
          <table:table-cell office:value-type="float" office:value="0.0"/>
          <table:table-cell table:formula="of:=MIN([.$B47];[.$H47];[.$N47];[.$T47];[.$Z47];[.$AF47];[.$AL47];[.$AR47];[.$AX47];[.$BD47];[.$BJ47];[.$BP47])" office:value-type="float"/>
          <table:table-cell table:formula="of:=MIN([.$C47];[.$I47];[.$O47];[.$U47];[.$AA47];[.$AG47];[.$AM47];[.$AS47];[.$AY47];[.$BE47];[.$BK47];[.$BQ47])" office:value-type="float"/>
          <table:table-cell table:formula="of:=MIN([.$D47];[.$J47];[.$P47];[.$V47];[.$AB47];[.$AH47];[.$AN47];[.$AT47];[.$AZ47];[.$BF47];[.$BL47];[.$BR47])" office:value-type="float"/>
          <table:table-cell table:formula="of:=MIN([.$E47];[.$K47];[.$Q47];[.$W47];[.$AC47];[.$AI47];[.$AO47];[.$AU47];[.$BA47];[.$BG47];[.$BM47];[.$BS47])" office:value-type="float"/>
          <table:table-cell table:formula="of:=MIN([.$F47];[.$L47];[.$R47];[.$X47];[.$AD47];[.$AJ47];[.$AP47];[.$AV47];[.$BB47];[.$BH47];[.$BN47];[.$BT47])" office:value-type="float"/>
          <table:table-cell table:formula="of:=MIN([.$G47];[.$M47];[.$S47];[.$Y47];[.$AE47];[.$AK47];[.$AQ47];[.$AW47];[.$BC47];[.$BI47];[.$BO47];[.$BU47])" office:value-type="float"/>
          <table:table-cell table:formula="of:=MEDIAN([.$B47];[.$H47];[.$N47];[.$T47];[.$Z47];[.$AF47];[.$AL47];[.$AR47];[.$AX47];[.$BD47];[.$BJ47];[.$BP47])" office:value-type="float"/>
          <table:table-cell table:formula="of:=MEDIAN([.$C47];[.$I47];[.$O47];[.$U47];[.$AA47];[.$AG47];[.$AM47];[.$AS47];[.$AY47];[.$BE47];[.$BK47];[.$BQ47])" office:value-type="float"/>
          <table:table-cell table:formula="of:=MEDIAN([.$D47];[.$J47];[.$P47];[.$V47];[.$AB47];[.$AH47];[.$AN47];[.$AT47];[.$AZ47];[.$BF47];[.$BL47];[.$BR47])" office:value-type="float"/>
          <table:table-cell table:formula="of:=MEDIAN([.$E47];[.$K47];[.$Q47];[.$W47];[.$AC47];[.$AI47];[.$AO47];[.$AU47];[.$BA47];[.$BG47];[.$BM47];[.$BS47])" office:value-type="float"/>
          <table:table-cell table:formula="of:=MEDIAN([.$F47];[.$L47];[.$R47];[.$X47];[.$AD47];[.$AJ47];[.$AP47];[.$AV47];[.$BB47];[.$BH47];[.$BN47];[.$BT47])" office:value-type="float"/>
          <table:table-cell table:formula="of:=MEDIAN([.$G47];[.$M47];[.$S47];[.$Y47];[.$AE47];[.$AK47];[.$AQ47];[.$AW47];[.$BC47];[.$BI47];[.$BO47];[.$BU47])" office:value-type="float"/>
          <table:table-cell table:formula="of:=MAX([.$B47];[.$H47];[.$N47];[.$T47];[.$Z47];[.$AF47];[.$AL47];[.$AR47];[.$AX47];[.$BD47];[.$BJ47];[.$BP47])" office:value-type="float"/>
          <table:table-cell table:formula="of:=MAX([.$C47];[.$I47];[.$O47];[.$U47];[.$AA47];[.$AG47];[.$AM47];[.$AS47];[.$AY47];[.$BE47];[.$BK47];[.$BQ47])" office:value-type="float"/>
          <table:table-cell table:formula="of:=MAX([.$D47];[.$J47];[.$P47];[.$V47];[.$AB47];[.$AH47];[.$AN47];[.$AT47];[.$AZ47];[.$BF47];[.$BL47];[.$BR47])" office:value-type="float"/>
          <table:table-cell table:formula="of:=MAX([.$E47];[.$K47];[.$Q47];[.$W47];[.$AC47];[.$AI47];[.$AO47];[.$AU47];[.$BA47];[.$BG47];[.$BM47];[.$BS47])" office:value-type="float"/>
          <table:table-cell table:formula="of:=MAX([.$F47];[.$L47];[.$R47];[.$X47];[.$AD47];[.$AJ47];[.$AP47];[.$AV47];[.$BB47];[.$BH47];[.$BN47];[.$BT47])" office:value-type="float"/>
          <table:table-cell table:formula="of:=MAX([.$G47];[.$M47];[.$S47];[.$Y47];[.$AE47];[.$AK47];[.$AQ47];[.$AW47];[.$BC47];[.$BI47];[.$BO47];[.$BU47])" office:value-type="float"/>
        </table:table-row>
        <table:table-row table:style-name="ro1">
          <table:table-cell office:value-type="string">
            <text:p>driverlog-strips-automatic/instances/instance-7.lp</text:p>
          </table:table-cell>
          <table:table-cell office:value-type="float" office:value="0.94"/>
          <table:table-cell office:value-type="float" office:value="0.813"/>
          <table:table-cell office:value-type="float" office:value="71.0"/>
          <table:table-cell office:value-type="float" office:value="18.0"/>
          <table:table-cell office:value-type="float" office:value="32.0"/>
          <table:table-cell office:value-type="float" office:value="0.0"/>
          <table:table-cell office:value-type="float" office:value="0.92"/>
          <table:table-cell office:value-type="float" office:value="0.794"/>
          <table:table-cell office:value-type="float" office:value="160.0"/>
          <table:table-cell office:value-type="float" office:value="7.0"/>
          <table:table-cell office:value-type="float" office:value="31.0"/>
          <table:table-cell office:value-type="float" office:value="0.0"/>
          <table:table-cell office:value-type="float" office:value="0.94"/>
          <table:table-cell office:value-type="float" office:value="0.821"/>
          <table:table-cell office:value-type="float" office:value="72.0"/>
          <table:table-cell office:value-type="float" office:value="18.0"/>
          <table:table-cell office:value-type="float" office:value="32.0"/>
          <table:table-cell office:value-type="float" office:value="7.0"/>
          <table:table-cell office:value-type="float" office:value="0.85"/>
          <table:table-cell office:value-type="float" office:value="0.748"/>
          <table:table-cell office:value-type="float" office:value="160.0"/>
          <table:table-cell office:value-type="float" office:value="7.0"/>
          <table:table-cell office:value-type="float" office:value="32.0"/>
          <table:table-cell office:value-type="float" office:value="0.0"/>
          <table:table-cell office:value-type="float" office:value="0.87"/>
          <table:table-cell office:value-type="float" office:value="0.746"/>
          <table:table-cell office:value-type="float" office:value="72.0"/>
          <table:table-cell office:value-type="float" office:value="18.0"/>
          <table:table-cell office:value-type="float" office:value="32.0"/>
          <table:table-cell office:value-type="float" office:value="7.0"/>
          <table:table-cell office:value-type="float" office:value="0.91"/>
          <table:table-cell office:value-type="float" office:value="0.79"/>
          <table:table-cell office:value-type="float" office:value="173.0"/>
          <table:table-cell office:value-type="float" office:value="8.0"/>
          <table:table-cell office:value-type="float" office:value="31.0"/>
          <table:table-cell office:value-type="float" office:value="5.0"/>
          <table:table-cell office:value-type="float" office:value="0.96"/>
          <table:table-cell office:value-type="float" office:value="0.825"/>
          <table:table-cell office:value-type="float" office:value="72.0"/>
          <table:table-cell office:value-type="float" office:value="18.0"/>
          <table:table-cell office:value-type="float" office:value="32.0"/>
          <table:table-cell office:value-type="float" office:value="7.0"/>
          <table:table-cell office:value-type="float" office:value="0.92"/>
          <table:table-cell office:value-type="float" office:value="0.805"/>
          <table:table-cell office:value-type="float" office:value="173.0"/>
          <table:table-cell office:value-type="float" office:value="8.0"/>
          <table:table-cell office:value-type="float" office:value="33.0"/>
          <table:table-cell office:value-type="float" office:value="5.0"/>
          <table:table-cell office:value-type="float" office:value="0.97"/>
          <table:table-cell office:value-type="float" office:value="0.838"/>
          <table:table-cell office:value-type="float" office:value="72.0"/>
          <table:table-cell office:value-type="float" office:value="18.0"/>
          <table:table-cell office:value-type="float" office:value="32.0"/>
          <table:table-cell office:value-type="float" office:value="6.0"/>
          <table:table-cell office:value-type="float" office:value="0.88"/>
          <table:table-cell office:value-type="float" office:value="0.762"/>
          <table:table-cell office:value-type="float" office:value="107.0"/>
          <table:table-cell office:value-type="float" office:value="7.0"/>
          <table:table-cell office:value-type="float" office:value="31.0"/>
          <table:table-cell office:value-type="float" office:value="4.0"/>
          <table:table-cell office:value-type="float" office:value="0.92"/>
          <table:table-cell office:value-type="float" office:value="0.781"/>
          <table:table-cell office:value-type="float" office:value="72.0"/>
          <table:table-cell office:value-type="float" office:value="18.0"/>
          <table:table-cell office:value-type="float" office:value="31.0"/>
          <table:table-cell office:value-type="float" office:value="7.0"/>
          <table:table-cell office:value-type="float" office:value="0.87"/>
          <table:table-cell office:value-type="float" office:value="0.757"/>
          <table:table-cell office:value-type="float" office:value="173.0"/>
          <table:table-cell office:value-type="float" office:value="8.0"/>
          <table:table-cell office:value-type="float" office:value="32.0"/>
          <table:table-cell office:value-type="float" office:value="5.0"/>
          <table:table-cell table:formula="of:=MIN([.$B48];[.$H48];[.$N48];[.$T48];[.$Z48];[.$AF48];[.$AL48];[.$AR48];[.$AX48];[.$BD48];[.$BJ48];[.$BP48])" office:value-type="float"/>
          <table:table-cell table:formula="of:=MIN([.$C48];[.$I48];[.$O48];[.$U48];[.$AA48];[.$AG48];[.$AM48];[.$AS48];[.$AY48];[.$BE48];[.$BK48];[.$BQ48])" office:value-type="float"/>
          <table:table-cell table:formula="of:=MIN([.$D48];[.$J48];[.$P48];[.$V48];[.$AB48];[.$AH48];[.$AN48];[.$AT48];[.$AZ48];[.$BF48];[.$BL48];[.$BR48])" office:value-type="float"/>
          <table:table-cell table:formula="of:=MIN([.$E48];[.$K48];[.$Q48];[.$W48];[.$AC48];[.$AI48];[.$AO48];[.$AU48];[.$BA48];[.$BG48];[.$BM48];[.$BS48])" office:value-type="float"/>
          <table:table-cell table:formula="of:=MIN([.$F48];[.$L48];[.$R48];[.$X48];[.$AD48];[.$AJ48];[.$AP48];[.$AV48];[.$BB48];[.$BH48];[.$BN48];[.$BT48])" office:value-type="float"/>
          <table:table-cell table:formula="of:=MIN([.$G48];[.$M48];[.$S48];[.$Y48];[.$AE48];[.$AK48];[.$AQ48];[.$AW48];[.$BC48];[.$BI48];[.$BO48];[.$BU48])" office:value-type="float"/>
          <table:table-cell table:formula="of:=MEDIAN([.$B48];[.$H48];[.$N48];[.$T48];[.$Z48];[.$AF48];[.$AL48];[.$AR48];[.$AX48];[.$BD48];[.$BJ48];[.$BP48])" office:value-type="float"/>
          <table:table-cell table:formula="of:=MEDIAN([.$C48];[.$I48];[.$O48];[.$U48];[.$AA48];[.$AG48];[.$AM48];[.$AS48];[.$AY48];[.$BE48];[.$BK48];[.$BQ48])" office:value-type="float"/>
          <table:table-cell table:formula="of:=MEDIAN([.$D48];[.$J48];[.$P48];[.$V48];[.$AB48];[.$AH48];[.$AN48];[.$AT48];[.$AZ48];[.$BF48];[.$BL48];[.$BR48])" office:value-type="float"/>
          <table:table-cell table:formula="of:=MEDIAN([.$E48];[.$K48];[.$Q48];[.$W48];[.$AC48];[.$AI48];[.$AO48];[.$AU48];[.$BA48];[.$BG48];[.$BM48];[.$BS48])" office:value-type="float"/>
          <table:table-cell table:formula="of:=MEDIAN([.$F48];[.$L48];[.$R48];[.$X48];[.$AD48];[.$AJ48];[.$AP48];[.$AV48];[.$BB48];[.$BH48];[.$BN48];[.$BT48])" office:value-type="float"/>
          <table:table-cell table:formula="of:=MEDIAN([.$G48];[.$M48];[.$S48];[.$Y48];[.$AE48];[.$AK48];[.$AQ48];[.$AW48];[.$BC48];[.$BI48];[.$BO48];[.$BU48])" office:value-type="float"/>
          <table:table-cell table:formula="of:=MAX([.$B48];[.$H48];[.$N48];[.$T48];[.$Z48];[.$AF48];[.$AL48];[.$AR48];[.$AX48];[.$BD48];[.$BJ48];[.$BP48])" office:value-type="float"/>
          <table:table-cell table:formula="of:=MAX([.$C48];[.$I48];[.$O48];[.$U48];[.$AA48];[.$AG48];[.$AM48];[.$AS48];[.$AY48];[.$BE48];[.$BK48];[.$BQ48])" office:value-type="float"/>
          <table:table-cell table:formula="of:=MAX([.$D48];[.$J48];[.$P48];[.$V48];[.$AB48];[.$AH48];[.$AN48];[.$AT48];[.$AZ48];[.$BF48];[.$BL48];[.$BR48])" office:value-type="float"/>
          <table:table-cell table:formula="of:=MAX([.$E48];[.$K48];[.$Q48];[.$W48];[.$AC48];[.$AI48];[.$AO48];[.$AU48];[.$BA48];[.$BG48];[.$BM48];[.$BS48])" office:value-type="float"/>
          <table:table-cell table:formula="of:=MAX([.$F48];[.$L48];[.$R48];[.$X48];[.$AD48];[.$AJ48];[.$AP48];[.$AV48];[.$BB48];[.$BH48];[.$BN48];[.$BT48])" office:value-type="float"/>
          <table:table-cell table:formula="of:=MAX([.$G48];[.$M48];[.$S48];[.$Y48];[.$AE48];[.$AK48];[.$AQ48];[.$AW48];[.$BC48];[.$BI48];[.$BO48];[.$BU48])" office:value-type="float"/>
        </table:table-row>
        <table:table-row table:style-name="ro1">
          <table:table-cell office:value-type="string">
            <text:p>driverlog-strips-automatic/instances/instance-9.lp</text:p>
          </table:table-cell>
          <table:table-cell office:value-type="float" office:value="1.42"/>
          <table:table-cell office:value-type="float" office:value="1.278"/>
          <table:table-cell office:value-type="float" office:value="229.0"/>
          <table:table-cell office:value-type="float" office:value="50.0"/>
          <table:table-cell office:value-type="float" office:value="41.0"/>
          <table:table-cell office:value-type="float" office:value="0.0"/>
          <table:table-cell office:value-type="float" office:value="1.43"/>
          <table:table-cell office:value-type="float" office:value="1.313"/>
          <table:table-cell office:value-type="float" office:value="665.0"/>
          <table:table-cell office:value-type="float" office:value="172.0"/>
          <table:table-cell office:value-type="float" office:value="42.0"/>
          <table:table-cell office:value-type="float" office:value="0.0"/>
          <table:table-cell office:value-type="float" office:value="1.37"/>
          <table:table-cell office:value-type="float" office:value="1.254"/>
          <table:table-cell office:value-type="float" office:value="229.0"/>
          <table:table-cell office:value-type="float" office:value="50.0"/>
          <table:table-cell office:value-type="float" office:value="42.0"/>
          <table:table-cell office:value-type="float" office:value="0.0"/>
          <table:table-cell office:value-type="float" office:value="1.49"/>
          <table:table-cell office:value-type="float" office:value="1.258"/>
          <table:table-cell office:value-type="float" office:value="665.0"/>
          <table:table-cell office:value-type="float" office:value="172.0"/>
          <table:table-cell office:value-type="float" office:value="42.0"/>
          <table:table-cell office:value-type="float" office:value="0.0"/>
          <table:table-cell office:value-type="float" office:value="1.43"/>
          <table:table-cell office:value-type="float" office:value="1.302"/>
          <table:table-cell office:value-type="float" office:value="229.0"/>
          <table:table-cell office:value-type="float" office:value="50.0"/>
          <table:table-cell office:value-type="float" office:value="42.0"/>
          <table:table-cell office:value-type="float" office:value="0.0"/>
          <table:table-cell office:value-type="float" office:value="1.64"/>
          <table:table-cell office:value-type="float" office:value="1.514"/>
          <table:table-cell office:value-type="float" office:value="665.0"/>
          <table:table-cell office:value-type="float" office:value="172.0"/>
          <table:table-cell office:value-type="float" office:value="42.0"/>
          <table:table-cell office:value-type="float" office:value="0.0"/>
          <table:table-cell office:value-type="float" office:value="1.36"/>
          <table:table-cell office:value-type="float" office:value="1.242"/>
          <table:table-cell office:value-type="float" office:value="229.0"/>
          <table:table-cell office:value-type="float" office:value="50.0"/>
          <table:table-cell office:value-type="float" office:value="43.0"/>
          <table:table-cell office:value-type="float" office:value="0.0"/>
          <table:table-cell office:value-type="float" office:value="1.38"/>
          <table:table-cell office:value-type="float" office:value="1.266"/>
          <table:table-cell office:value-type="float" office:value="665.0"/>
          <table:table-cell office:value-type="float" office:value="172.0"/>
          <table:table-cell office:value-type="float" office:value="42.0"/>
          <table:table-cell office:value-type="float" office:value="0.0"/>
          <table:table-cell office:value-type="float" office:value="1.4"/>
          <table:table-cell office:value-type="float" office:value="1.272"/>
          <table:table-cell office:value-type="float" office:value="229.0"/>
          <table:table-cell office:value-type="float" office:value="50.0"/>
          <table:table-cell office:value-type="float" office:value="41.0"/>
          <table:table-cell office:value-type="float" office:value="0.0"/>
          <table:table-cell office:value-type="float" office:value="1.42"/>
          <table:table-cell office:value-type="float" office:value="1.297"/>
          <table:table-cell office:value-type="float" office:value="665.0"/>
          <table:table-cell office:value-type="float" office:value="172.0"/>
          <table:table-cell office:value-type="float" office:value="42.0"/>
          <table:table-cell office:value-type="float" office:value="0.0"/>
          <table:table-cell office:value-type="float" office:value="1.4"/>
          <table:table-cell office:value-type="float" office:value="1.264"/>
          <table:table-cell office:value-type="float" office:value="229.0"/>
          <table:table-cell office:value-type="float" office:value="50.0"/>
          <table:table-cell office:value-type="float" office:value="41.0"/>
          <table:table-cell office:value-type="float" office:value="0.0"/>
          <table:table-cell office:value-type="float" office:value="1.44"/>
          <table:table-cell office:value-type="float" office:value="1.332"/>
          <table:table-cell office:value-type="float" office:value="665.0"/>
          <table:table-cell office:value-type="float" office:value="172.0"/>
          <table:table-cell office:value-type="float" office:value="44.0"/>
          <table:table-cell office:value-type="float" office:value="0.0"/>
          <table:table-cell table:formula="of:=MIN([.$B49];[.$H49];[.$N49];[.$T49];[.$Z49];[.$AF49];[.$AL49];[.$AR49];[.$AX49];[.$BD49];[.$BJ49];[.$BP49])" office:value-type="float"/>
          <table:table-cell table:formula="of:=MIN([.$C49];[.$I49];[.$O49];[.$U49];[.$AA49];[.$AG49];[.$AM49];[.$AS49];[.$AY49];[.$BE49];[.$BK49];[.$BQ49])" office:value-type="float"/>
          <table:table-cell table:formula="of:=MIN([.$D49];[.$J49];[.$P49];[.$V49];[.$AB49];[.$AH49];[.$AN49];[.$AT49];[.$AZ49];[.$BF49];[.$BL49];[.$BR49])" office:value-type="float"/>
          <table:table-cell table:formula="of:=MIN([.$E49];[.$K49];[.$Q49];[.$W49];[.$AC49];[.$AI49];[.$AO49];[.$AU49];[.$BA49];[.$BG49];[.$BM49];[.$BS49])" office:value-type="float"/>
          <table:table-cell table:formula="of:=MIN([.$F49];[.$L49];[.$R49];[.$X49];[.$AD49];[.$AJ49];[.$AP49];[.$AV49];[.$BB49];[.$BH49];[.$BN49];[.$BT49])" office:value-type="float"/>
          <table:table-cell table:formula="of:=MIN([.$G49];[.$M49];[.$S49];[.$Y49];[.$AE49];[.$AK49];[.$AQ49];[.$AW49];[.$BC49];[.$BI49];[.$BO49];[.$BU49])" office:value-type="float"/>
          <table:table-cell table:formula="of:=MEDIAN([.$B49];[.$H49];[.$N49];[.$T49];[.$Z49];[.$AF49];[.$AL49];[.$AR49];[.$AX49];[.$BD49];[.$BJ49];[.$BP49])" office:value-type="float"/>
          <table:table-cell table:formula="of:=MEDIAN([.$C49];[.$I49];[.$O49];[.$U49];[.$AA49];[.$AG49];[.$AM49];[.$AS49];[.$AY49];[.$BE49];[.$BK49];[.$BQ49])" office:value-type="float"/>
          <table:table-cell table:formula="of:=MEDIAN([.$D49];[.$J49];[.$P49];[.$V49];[.$AB49];[.$AH49];[.$AN49];[.$AT49];[.$AZ49];[.$BF49];[.$BL49];[.$BR49])" office:value-type="float"/>
          <table:table-cell table:formula="of:=MEDIAN([.$E49];[.$K49];[.$Q49];[.$W49];[.$AC49];[.$AI49];[.$AO49];[.$AU49];[.$BA49];[.$BG49];[.$BM49];[.$BS49])" office:value-type="float"/>
          <table:table-cell table:formula="of:=MEDIAN([.$F49];[.$L49];[.$R49];[.$X49];[.$AD49];[.$AJ49];[.$AP49];[.$AV49];[.$BB49];[.$BH49];[.$BN49];[.$BT49])" office:value-type="float"/>
          <table:table-cell table:formula="of:=MEDIAN([.$G49];[.$M49];[.$S49];[.$Y49];[.$AE49];[.$AK49];[.$AQ49];[.$AW49];[.$BC49];[.$BI49];[.$BO49];[.$BU49])" office:value-type="float"/>
          <table:table-cell table:formula="of:=MAX([.$B49];[.$H49];[.$N49];[.$T49];[.$Z49];[.$AF49];[.$AL49];[.$AR49];[.$AX49];[.$BD49];[.$BJ49];[.$BP49])" office:value-type="float"/>
          <table:table-cell table:formula="of:=MAX([.$C49];[.$I49];[.$O49];[.$U49];[.$AA49];[.$AG49];[.$AM49];[.$AS49];[.$AY49];[.$BE49];[.$BK49];[.$BQ49])" office:value-type="float"/>
          <table:table-cell table:formula="of:=MAX([.$D49];[.$J49];[.$P49];[.$V49];[.$AB49];[.$AH49];[.$AN49];[.$AT49];[.$AZ49];[.$BF49];[.$BL49];[.$BR49])" office:value-type="float"/>
          <table:table-cell table:formula="of:=MAX([.$E49];[.$K49];[.$Q49];[.$W49];[.$AC49];[.$AI49];[.$AO49];[.$AU49];[.$BA49];[.$BG49];[.$BM49];[.$BS49])" office:value-type="float"/>
          <table:table-cell table:formula="of:=MAX([.$F49];[.$L49];[.$R49];[.$X49];[.$AD49];[.$AJ49];[.$AP49];[.$AV49];[.$BB49];[.$BH49];[.$BN49];[.$BT49])" office:value-type="float"/>
          <table:table-cell table:formula="of:=MAX([.$G49];[.$M49];[.$S49];[.$Y49];[.$AE49];[.$AK49];[.$AQ49];[.$AW49];[.$BC49];[.$BI49];[.$BO49];[.$BU49])" office:value-type="float"/>
        </table:table-row>
        <table:table-row table:style-name="ro1">
          <table:table-cell office:value-type="string">
            <text:p>elevator-strips-simple-typed/instances/instance-38.lp</text:p>
          </table:table-cell>
          <table:table-cell office:value-type="float" office:value="4.26"/>
          <table:table-cell office:value-type="float" office:value="3.285"/>
          <table:table-cell office:value-type="float" office:value="6614.0"/>
          <table:table-cell office:value-type="float" office:value="5067.0"/>
          <table:table-cell office:value-type="float" office:value="68.0"/>
          <table:table-cell office:value-type="float" office:value="0.0"/>
          <table:table-cell office:value-type="float" office:value="3.94"/>
          <table:table-cell office:value-type="float" office:value="2.829"/>
          <table:table-cell office:value-type="float" office:value="7001.0"/>
          <table:table-cell office:value-type="float" office:value="1864.0"/>
          <table:table-cell office:value-type="float" office:value="71.0"/>
          <table:table-cell office:value-type="float" office:value="0.0"/>
          <table:table-cell office:value-type="float" office:value="3.8"/>
          <table:table-cell office:value-type="float" office:value="2.833"/>
          <table:table-cell office:value-type="float" office:value="2317.0"/>
          <table:table-cell office:value-type="float" office:value="1600.0"/>
          <table:table-cell office:value-type="float" office:value="74.0"/>
          <table:table-cell office:value-type="float" office:value="498.0"/>
          <table:table-cell office:value-type="float" office:value="3.98"/>
          <table:table-cell office:value-type="float" office:value="2.94"/>
          <table:table-cell office:value-type="float" office:value="7176.0"/>
          <table:table-cell office:value-type="float" office:value="1948.0"/>
          <table:table-cell office:value-type="float" office:value="79.0"/>
          <table:table-cell office:value-type="float" office:value="439.0"/>
          <table:table-cell office:value-type="float" office:value="3.95"/>
          <table:table-cell office:value-type="float" office:value="2.986"/>
          <table:table-cell office:value-type="float" office:value="2317.0"/>
          <table:table-cell office:value-type="float" office:value="1600.0"/>
          <table:table-cell office:value-type="float" office:value="73.0"/>
          <table:table-cell office:value-type="float" office:value="498.0"/>
          <table:table-cell office:value-type="float" office:value="4.53"/>
          <table:table-cell office:value-type="float" office:value="2.935"/>
          <table:table-cell office:value-type="float" office:value="5766.0"/>
          <table:table-cell office:value-type="float" office:value="1649.0"/>
          <table:table-cell office:value-type="float" office:value="81.0"/>
          <table:table-cell office:value-type="float" office:value="517.0"/>
          <table:table-cell office:value-type="float" office:value="3.62"/>
          <table:table-cell office:value-type="float" office:value="3.049"/>
          <table:table-cell office:value-type="float" office:value="3583.0"/>
          <table:table-cell office:value-type="float" office:value="2520.0"/>
          <table:table-cell office:value-type="float" office:value="70.0"/>
          <table:table-cell office:value-type="float" office:value="373.0"/>
          <table:table-cell office:value-type="float" office:value="3.51"/>
          <table:table-cell office:value-type="float" office:value="2.867"/>
          <table:table-cell office:value-type="float" office:value="6122.0"/>
          <table:table-cell office:value-type="float" office:value="1776.0"/>
          <table:table-cell office:value-type="float" office:value="74.0"/>
          <table:table-cell office:value-type="float" office:value="347.0"/>
          <table:table-cell office:value-type="float" office:value="3.45"/>
          <table:table-cell office:value-type="float" office:value="2.811"/>
          <table:table-cell office:value-type="float" office:value="2293.0"/>
          <table:table-cell office:value-type="float" office:value="1541.0"/>
          <table:table-cell office:value-type="float" office:value="66.0"/>
          <table:table-cell office:value-type="float" office:value="174.0"/>
          <table:table-cell office:value-type="float" office:value="4.13"/>
          <table:table-cell office:value-type="float" office:value="2.939"/>
          <table:table-cell office:value-type="float" office:value="4466.0"/>
          <table:table-cell office:value-type="float" office:value="1314.0"/>
          <table:table-cell office:value-type="float" office:value="66.0"/>
          <table:table-cell office:value-type="float" office:value="127.0"/>
          <table:table-cell office:value-type="float" office:value="3.92"/>
          <table:table-cell office:value-type="float" office:value="2.95"/>
          <table:table-cell office:value-type="float" office:value="3174.0"/>
          <table:table-cell office:value-type="float" office:value="2228.0"/>
          <table:table-cell office:value-type="float" office:value="71.0"/>
          <table:table-cell office:value-type="float" office:value="414.0"/>
          <table:table-cell office:value-type="float" office:value="4.04"/>
          <table:table-cell office:value-type="float" office:value="3.06"/>
          <table:table-cell office:value-type="float" office:value="7176.0"/>
          <table:table-cell office:value-type="float" office:value="1948.0"/>
          <table:table-cell office:value-type="float" office:value="71.0"/>
          <table:table-cell office:value-type="float" office:value="317.0"/>
          <table:table-cell table:formula="of:=MIN([.$B50];[.$H50];[.$N50];[.$T50];[.$Z50];[.$AF50];[.$AL50];[.$AR50];[.$AX50];[.$BD50];[.$BJ50];[.$BP50])" office:value-type="float"/>
          <table:table-cell table:formula="of:=MIN([.$C50];[.$I50];[.$O50];[.$U50];[.$AA50];[.$AG50];[.$AM50];[.$AS50];[.$AY50];[.$BE50];[.$BK50];[.$BQ50])" office:value-type="float"/>
          <table:table-cell table:formula="of:=MIN([.$D50];[.$J50];[.$P50];[.$V50];[.$AB50];[.$AH50];[.$AN50];[.$AT50];[.$AZ50];[.$BF50];[.$BL50];[.$BR50])" office:value-type="float"/>
          <table:table-cell table:formula="of:=MIN([.$E50];[.$K50];[.$Q50];[.$W50];[.$AC50];[.$AI50];[.$AO50];[.$AU50];[.$BA50];[.$BG50];[.$BM50];[.$BS50])" office:value-type="float"/>
          <table:table-cell table:formula="of:=MIN([.$F50];[.$L50];[.$R50];[.$X50];[.$AD50];[.$AJ50];[.$AP50];[.$AV50];[.$BB50];[.$BH50];[.$BN50];[.$BT50])" office:value-type="float"/>
          <table:table-cell table:formula="of:=MIN([.$G50];[.$M50];[.$S50];[.$Y50];[.$AE50];[.$AK50];[.$AQ50];[.$AW50];[.$BC50];[.$BI50];[.$BO50];[.$BU50])" office:value-type="float"/>
          <table:table-cell table:formula="of:=MEDIAN([.$B50];[.$H50];[.$N50];[.$T50];[.$Z50];[.$AF50];[.$AL50];[.$AR50];[.$AX50];[.$BD50];[.$BJ50];[.$BP50])" office:value-type="float"/>
          <table:table-cell table:formula="of:=MEDIAN([.$C50];[.$I50];[.$O50];[.$U50];[.$AA50];[.$AG50];[.$AM50];[.$AS50];[.$AY50];[.$BE50];[.$BK50];[.$BQ50])" office:value-type="float"/>
          <table:table-cell table:formula="of:=MEDIAN([.$D50];[.$J50];[.$P50];[.$V50];[.$AB50];[.$AH50];[.$AN50];[.$AT50];[.$AZ50];[.$BF50];[.$BL50];[.$BR50])" office:value-type="float"/>
          <table:table-cell table:formula="of:=MEDIAN([.$E50];[.$K50];[.$Q50];[.$W50];[.$AC50];[.$AI50];[.$AO50];[.$AU50];[.$BA50];[.$BG50];[.$BM50];[.$BS50])" office:value-type="float"/>
          <table:table-cell table:formula="of:=MEDIAN([.$F50];[.$L50];[.$R50];[.$X50];[.$AD50];[.$AJ50];[.$AP50];[.$AV50];[.$BB50];[.$BH50];[.$BN50];[.$BT50])" office:value-type="float"/>
          <table:table-cell table:formula="of:=MEDIAN([.$G50];[.$M50];[.$S50];[.$Y50];[.$AE50];[.$AK50];[.$AQ50];[.$AW50];[.$BC50];[.$BI50];[.$BO50];[.$BU50])" office:value-type="float"/>
          <table:table-cell table:formula="of:=MAX([.$B50];[.$H50];[.$N50];[.$T50];[.$Z50];[.$AF50];[.$AL50];[.$AR50];[.$AX50];[.$BD50];[.$BJ50];[.$BP50])" office:value-type="float"/>
          <table:table-cell table:formula="of:=MAX([.$C50];[.$I50];[.$O50];[.$U50];[.$AA50];[.$AG50];[.$AM50];[.$AS50];[.$AY50];[.$BE50];[.$BK50];[.$BQ50])" office:value-type="float"/>
          <table:table-cell table:formula="of:=MAX([.$D50];[.$J50];[.$P50];[.$V50];[.$AB50];[.$AH50];[.$AN50];[.$AT50];[.$AZ50];[.$BF50];[.$BL50];[.$BR50])" office:value-type="float"/>
          <table:table-cell table:formula="of:=MAX([.$E50];[.$K50];[.$Q50];[.$W50];[.$AC50];[.$AI50];[.$AO50];[.$AU50];[.$BA50];[.$BG50];[.$BM50];[.$BS50])" office:value-type="float"/>
          <table:table-cell table:formula="of:=MAX([.$F50];[.$L50];[.$R50];[.$X50];[.$AD50];[.$AJ50];[.$AP50];[.$AV50];[.$BB50];[.$BH50];[.$BN50];[.$BT50])" office:value-type="float"/>
          <table:table-cell table:formula="of:=MAX([.$G50];[.$M50];[.$S50];[.$Y50];[.$AE50];[.$AK50];[.$AQ50];[.$AW50];[.$BC50];[.$BI50];[.$BO50];[.$BU50])" office:value-type="float"/>
        </table:table-row>
        <table:table-row table:style-name="ro1">
          <table:table-cell office:value-type="string">
            <text:p>elevator-strips-simple-typed/instances/instance-40.lp</text:p>
          </table:table-cell>
          <table:table-cell office:value-type="float" office:value="7.18"/>
          <table:table-cell office:value-type="float" office:value="5.752"/>
          <table:table-cell office:value-type="float" office:value="34237.0"/>
          <table:table-cell office:value-type="float" office:value="26762.0"/>
          <table:table-cell office:value-type="float" office:value="78.0"/>
          <table:table-cell office:value-type="float" office:value="0.0"/>
          <table:table-cell office:value-type="float" office:value="14.62"/>
          <table:table-cell office:value-type="float" office:value="12.88"/>
          <table:table-cell office:value-type="float" office:value="334939.0"/>
          <table:table-cell office:value-type="float" office:value="80205.0"/>
          <table:table-cell office:value-type="float" office:value="80.0"/>
          <table:table-cell office:value-type="float" office:value="0.0"/>
          <table:table-cell office:value-type="float" office:value="6.87"/>
          <table:table-cell office:value-type="float" office:value="5.091"/>
          <table:table-cell office:value-type="float" office:value="29594.0"/>
          <table:table-cell office:value-type="float" office:value="23488.0"/>
          <table:table-cell office:value-type="float" office:value="85.0"/>
          <table:table-cell office:value-type="float" office:value="1000.0"/>
          <table:table-cell office:value-type="float" office:value="78.39"/>
          <table:table-cell office:value-type="float" office:value="75.76"/>
          <table:table-cell office:value-type="float" office:value="1673521.0"/>
          <table:table-cell office:value-type="float" office:value="575401.0"/>
          <table:table-cell office:value-type="float" office:value="93.0"/>
          <table:table-cell office:value-type="float" office:value="735.0"/>
          <table:table-cell office:value-type="float" office:value="7.53"/>
          <table:table-cell office:value-type="float" office:value="5.251"/>
          <table:table-cell office:value-type="float" office:value="28503.0"/>
          <table:table-cell office:value-type="float" office:value="22979.0"/>
          <table:table-cell office:value-type="float" office:value="89.0"/>
          <table:table-cell office:value-type="float" office:value="1126.0"/>
          <table:table-cell office:value-type="float" office:value="25.95"/>
          <table:table-cell office:value-type="float" office:value="23.148"/>
          <table:table-cell office:value-type="float" office:value="497294.0"/>
          <table:table-cell office:value-type="float" office:value="159426.0"/>
          <table:table-cell office:value-type="float" office:value="89.0"/>
          <table:table-cell office:value-type="float" office:value="841.0"/>
          <table:table-cell office:value-type="float" office:value="5.62"/>
          <table:table-cell office:value-type="float" office:value="4.721"/>
          <table:table-cell office:value-type="float" office:value="25433.0"/>
          <table:table-cell office:value-type="float" office:value="19758.0"/>
          <table:table-cell office:value-type="float" office:value="74.0"/>
          <table:table-cell office:value-type="float" office:value="500.0"/>
          <table:table-cell office:value-type="float" office:value="19.68"/>
          <table:table-cell office:value-type="float" office:value="18.697"/>
          <table:table-cell office:value-type="float" office:value="409981.0"/>
          <table:table-cell office:value-type="float" office:value="131424.0"/>
          <table:table-cell office:value-type="float" office:value="82.0"/>
          <table:table-cell office:value-type="float" office:value="500.0"/>
          <table:table-cell office:value-type="float" office:value="5.93"/>
          <table:table-cell office:value-type="float" office:value="4.336"/>
          <table:table-cell office:value-type="float" office:value="19479.0"/>
          <table:table-cell office:value-type="float" office:value="14962.0"/>
          <table:table-cell office:value-type="float" office:value="69.0"/>
          <table:table-cell office:value-type="float" office:value="235.0"/>
          <table:table-cell office:value-type="float" office:value="16.53"/>
          <table:table-cell office:value-type="float" office:value="14.779"/>
          <table:table-cell office:value-type="float" office:value="352145.0"/>
          <table:table-cell office:value-type="float" office:value="100291.0"/>
          <table:table-cell office:value-type="float" office:value="75.0"/>
          <table:table-cell office:value-type="float" office:value="258.0"/>
          <table:table-cell office:value-type="float" office:value="6.29"/>
          <table:table-cell office:value-type="float" office:value="4.586"/>
          <table:table-cell office:value-type="float" office:value="21413.0"/>
          <table:table-cell office:value-type="float" office:value="16064.0"/>
          <table:table-cell office:value-type="float" office:value="78.0"/>
          <table:table-cell office:value-type="float" office:value="765.0"/>
          <table:table-cell office:value-type="float" office:value="18.98"/>
          <table:table-cell office:value-type="float" office:value="17.18"/>
          <table:table-cell office:value-type="float" office:value="407857.0"/>
          <table:table-cell office:value-type="float" office:value="121591.0"/>
          <table:table-cell office:value-type="float" office:value="87.0"/>
          <table:table-cell office:value-type="float" office:value="724.0"/>
          <table:table-cell table:formula="of:=MIN([.$B51];[.$H51];[.$N51];[.$T51];[.$Z51];[.$AF51];[.$AL51];[.$AR51];[.$AX51];[.$BD51];[.$BJ51];[.$BP51])" office:value-type="float"/>
          <table:table-cell table:formula="of:=MIN([.$C51];[.$I51];[.$O51];[.$U51];[.$AA51];[.$AG51];[.$AM51];[.$AS51];[.$AY51];[.$BE51];[.$BK51];[.$BQ51])" office:value-type="float"/>
          <table:table-cell table:formula="of:=MIN([.$D51];[.$J51];[.$P51];[.$V51];[.$AB51];[.$AH51];[.$AN51];[.$AT51];[.$AZ51];[.$BF51];[.$BL51];[.$BR51])" office:value-type="float"/>
          <table:table-cell table:formula="of:=MIN([.$E51];[.$K51];[.$Q51];[.$W51];[.$AC51];[.$AI51];[.$AO51];[.$AU51];[.$BA51];[.$BG51];[.$BM51];[.$BS51])" office:value-type="float"/>
          <table:table-cell table:formula="of:=MIN([.$F51];[.$L51];[.$R51];[.$X51];[.$AD51];[.$AJ51];[.$AP51];[.$AV51];[.$BB51];[.$BH51];[.$BN51];[.$BT51])" office:value-type="float"/>
          <table:table-cell table:formula="of:=MIN([.$G51];[.$M51];[.$S51];[.$Y51];[.$AE51];[.$AK51];[.$AQ51];[.$AW51];[.$BC51];[.$BI51];[.$BO51];[.$BU51])" office:value-type="float"/>
          <table:table-cell table:formula="of:=MEDIAN([.$B51];[.$H51];[.$N51];[.$T51];[.$Z51];[.$AF51];[.$AL51];[.$AR51];[.$AX51];[.$BD51];[.$BJ51];[.$BP51])" office:value-type="float"/>
          <table:table-cell table:formula="of:=MEDIAN([.$C51];[.$I51];[.$O51];[.$U51];[.$AA51];[.$AG51];[.$AM51];[.$AS51];[.$AY51];[.$BE51];[.$BK51];[.$BQ51])" office:value-type="float"/>
          <table:table-cell table:formula="of:=MEDIAN([.$D51];[.$J51];[.$P51];[.$V51];[.$AB51];[.$AH51];[.$AN51];[.$AT51];[.$AZ51];[.$BF51];[.$BL51];[.$BR51])" office:value-type="float"/>
          <table:table-cell table:formula="of:=MEDIAN([.$E51];[.$K51];[.$Q51];[.$W51];[.$AC51];[.$AI51];[.$AO51];[.$AU51];[.$BA51];[.$BG51];[.$BM51];[.$BS51])" office:value-type="float"/>
          <table:table-cell table:formula="of:=MEDIAN([.$F51];[.$L51];[.$R51];[.$X51];[.$AD51];[.$AJ51];[.$AP51];[.$AV51];[.$BB51];[.$BH51];[.$BN51];[.$BT51])" office:value-type="float"/>
          <table:table-cell table:formula="of:=MEDIAN([.$G51];[.$M51];[.$S51];[.$Y51];[.$AE51];[.$AK51];[.$AQ51];[.$AW51];[.$BC51];[.$BI51];[.$BO51];[.$BU51])" office:value-type="float"/>
          <table:table-cell table:formula="of:=MAX([.$B51];[.$H51];[.$N51];[.$T51];[.$Z51];[.$AF51];[.$AL51];[.$AR51];[.$AX51];[.$BD51];[.$BJ51];[.$BP51])" office:value-type="float"/>
          <table:table-cell table:formula="of:=MAX([.$C51];[.$I51];[.$O51];[.$U51];[.$AA51];[.$AG51];[.$AM51];[.$AS51];[.$AY51];[.$BE51];[.$BK51];[.$BQ51])" office:value-type="float"/>
          <table:table-cell table:formula="of:=MAX([.$D51];[.$J51];[.$P51];[.$V51];[.$AB51];[.$AH51];[.$AN51];[.$AT51];[.$AZ51];[.$BF51];[.$BL51];[.$BR51])" office:value-type="float"/>
          <table:table-cell table:formula="of:=MAX([.$E51];[.$K51];[.$Q51];[.$W51];[.$AC51];[.$AI51];[.$AO51];[.$AU51];[.$BA51];[.$BG51];[.$BM51];[.$BS51])" office:value-type="float"/>
          <table:table-cell table:formula="of:=MAX([.$F51];[.$L51];[.$R51];[.$X51];[.$AD51];[.$AJ51];[.$AP51];[.$AV51];[.$BB51];[.$BH51];[.$BN51];[.$BT51])" office:value-type="float"/>
          <table:table-cell table:formula="of:=MAX([.$G51];[.$M51];[.$S51];[.$Y51];[.$AE51];[.$AK51];[.$AQ51];[.$AW51];[.$BC51];[.$BI51];[.$BO51];[.$BU51])" office:value-type="float"/>
        </table:table-row>
        <table:table-row table:style-name="ro1">
          <table:table-cell office:value-type="string">
            <text:p>elevator-strips-simple-typed/instances/instance-42.lp</text:p>
          </table:table-cell>
          <table:table-cell office:value-type="float" office:value="10.78"/>
          <table:table-cell office:value-type="float" office:value="9.267"/>
          <table:table-cell office:value-type="float" office:value="57882.0"/>
          <table:table-cell office:value-type="float" office:value="46298.0"/>
          <table:table-cell office:value-type="float" office:value="103.0"/>
          <table:table-cell office:value-type="float" office:value="0.0"/>
          <table:table-cell office:value-type="float" office:value="66.37"/>
          <table:table-cell office:value-type="float" office:value="64.376"/>
          <table:table-cell office:value-type="float" office:value="1303391.0"/>
          <table:table-cell office:value-type="float" office:value="442806.0"/>
          <table:table-cell office:value-type="float" office:value="114.0"/>
          <table:table-cell office:value-type="float" office:value="0.0"/>
          <table:table-cell office:value-type="float" office:value="8.62"/>
          <table:table-cell office:value-type="float" office:value="7.11"/>
          <table:table-cell office:value-type="float" office:value="29012.0"/>
          <table:table-cell office:value-type="float" office:value="22357.0"/>
          <table:table-cell office:value-type="float" office:value="111.0"/>
          <table:table-cell office:value-type="float" office:value="1000.0"/>
          <table:table-cell office:value-type="float" office:value="165.18"/>
          <table:table-cell office:value-type="float" office:value="163.272"/>
          <table:table-cell office:value-type="float" office:value="2948495.0"/>
          <table:table-cell office:value-type="float" office:value="1092781.0"/>
          <table:table-cell office:value-type="float" office:value="127.0"/>
          <table:table-cell office:value-type="float" office:value="856.0"/>
          <table:table-cell office:value-type="float" office:value="9.39"/>
          <table:table-cell office:value-type="float" office:value="7.511"/>
          <table:table-cell office:value-type="float" office:value="31134.0"/>
          <table:table-cell office:value-type="float" office:value="24022.0"/>
          <table:table-cell office:value-type="float" office:value="123.0"/>
          <table:table-cell office:value-type="float" office:value="1458.0"/>
          <table:table-cell office:value-type="float" office:value="267.25"/>
          <table:table-cell office:value-type="float" office:value="264.785"/>
          <table:table-cell office:value-type="float" office:value="4500329.0"/>
          <table:table-cell office:value-type="float" office:value="1769151.0"/>
          <table:table-cell office:value-type="float" office:value="135.0"/>
          <table:table-cell office:value-type="float" office:value="1083.0"/>
          <table:table-cell office:value-type="float" office:value="9.08"/>
          <table:table-cell office:value-type="float" office:value="8.01"/>
          <table:table-cell office:value-type="float" office:value="39291.0"/>
          <table:table-cell office:value-type="float" office:value="31591.0"/>
          <table:table-cell office:value-type="float" office:value="100.0"/>
          <table:table-cell office:value-type="float" office:value="500.0"/>
          <table:table-cell office:value-type="float" office:value="205.94"/>
          <table:table-cell office:value-type="float" office:value="204.817"/>
          <table:table-cell office:value-type="float" office:value="3531458.0"/>
          <table:table-cell office:value-type="float" office:value="1305086.0"/>
          <table:table-cell office:value-type="float" office:value="120.0"/>
          <table:table-cell office:value-type="float" office:value="500.0"/>
          <table:table-cell office:value-type="float" office:value="7.36"/>
          <table:table-cell office:value-type="float" office:value="5.794"/>
          <table:table-cell office:value-type="float" office:value="22232.0"/>
          <table:table-cell office:value-type="float" office:value="16215.0"/>
          <table:table-cell office:value-type="float" office:value="96.0"/>
          <table:table-cell office:value-type="float" office:value="305.0"/>
          <table:table-cell office:value-type="float" office:value="57.38"/>
          <table:table-cell office:value-type="float" office:value="55.605"/>
          <table:table-cell office:value-type="float" office:value="1070705.0"/>
          <table:table-cell office:value-type="float" office:value="357538.0"/>
          <table:table-cell office:value-type="float" office:value="109.0"/>
          <table:table-cell office:value-type="float" office:value="285.0"/>
          <table:table-cell office:value-type="float" office:value="10.32"/>
          <table:table-cell office:value-type="float" office:value="8.89"/>
          <table:table-cell office:value-type="float" office:value="46785.0"/>
          <table:table-cell office:value-type="float" office:value="37713.0"/>
          <table:table-cell office:value-type="float" office:value="108.0"/>
          <table:table-cell office:value-type="float" office:value="968.0"/>
          <table:table-cell office:value-type="float" office:value="238.45"/>
          <table:table-cell office:value-type="float" office:value="236.517"/>
          <table:table-cell office:value-type="float" office:value="4589397.0"/>
          <table:table-cell office:value-type="float" office:value="1810384.0"/>
          <table:table-cell office:value-type="float" office:value="128.0"/>
          <table:table-cell office:value-type="float" office:value="747.0"/>
          <table:table-cell table:formula="of:=MIN([.$B52];[.$H52];[.$N52];[.$T52];[.$Z52];[.$AF52];[.$AL52];[.$AR52];[.$AX52];[.$BD52];[.$BJ52];[.$BP52])" office:value-type="float"/>
          <table:table-cell table:formula="of:=MIN([.$C52];[.$I52];[.$O52];[.$U52];[.$AA52];[.$AG52];[.$AM52];[.$AS52];[.$AY52];[.$BE52];[.$BK52];[.$BQ52])" office:value-type="float"/>
          <table:table-cell table:formula="of:=MIN([.$D52];[.$J52];[.$P52];[.$V52];[.$AB52];[.$AH52];[.$AN52];[.$AT52];[.$AZ52];[.$BF52];[.$BL52];[.$BR52])" office:value-type="float"/>
          <table:table-cell table:formula="of:=MIN([.$E52];[.$K52];[.$Q52];[.$W52];[.$AC52];[.$AI52];[.$AO52];[.$AU52];[.$BA52];[.$BG52];[.$BM52];[.$BS52])" office:value-type="float"/>
          <table:table-cell table:formula="of:=MIN([.$F52];[.$L52];[.$R52];[.$X52];[.$AD52];[.$AJ52];[.$AP52];[.$AV52];[.$BB52];[.$BH52];[.$BN52];[.$BT52])" office:value-type="float"/>
          <table:table-cell table:formula="of:=MIN([.$G52];[.$M52];[.$S52];[.$Y52];[.$AE52];[.$AK52];[.$AQ52];[.$AW52];[.$BC52];[.$BI52];[.$BO52];[.$BU52])" office:value-type="float"/>
          <table:table-cell table:formula="of:=MEDIAN([.$B52];[.$H52];[.$N52];[.$T52];[.$Z52];[.$AF52];[.$AL52];[.$AR52];[.$AX52];[.$BD52];[.$BJ52];[.$BP52])" office:value-type="float"/>
          <table:table-cell table:formula="of:=MEDIAN([.$C52];[.$I52];[.$O52];[.$U52];[.$AA52];[.$AG52];[.$AM52];[.$AS52];[.$AY52];[.$BE52];[.$BK52];[.$BQ52])" office:value-type="float"/>
          <table:table-cell table:formula="of:=MEDIAN([.$D52];[.$J52];[.$P52];[.$V52];[.$AB52];[.$AH52];[.$AN52];[.$AT52];[.$AZ52];[.$BF52];[.$BL52];[.$BR52])" office:value-type="float"/>
          <table:table-cell table:formula="of:=MEDIAN([.$E52];[.$K52];[.$Q52];[.$W52];[.$AC52];[.$AI52];[.$AO52];[.$AU52];[.$BA52];[.$BG52];[.$BM52];[.$BS52])" office:value-type="float"/>
          <table:table-cell table:formula="of:=MEDIAN([.$F52];[.$L52];[.$R52];[.$X52];[.$AD52];[.$AJ52];[.$AP52];[.$AV52];[.$BB52];[.$BH52];[.$BN52];[.$BT52])" office:value-type="float"/>
          <table:table-cell table:formula="of:=MEDIAN([.$G52];[.$M52];[.$S52];[.$Y52];[.$AE52];[.$AK52];[.$AQ52];[.$AW52];[.$BC52];[.$BI52];[.$BO52];[.$BU52])" office:value-type="float"/>
          <table:table-cell table:formula="of:=MAX([.$B52];[.$H52];[.$N52];[.$T52];[.$Z52];[.$AF52];[.$AL52];[.$AR52];[.$AX52];[.$BD52];[.$BJ52];[.$BP52])" office:value-type="float"/>
          <table:table-cell table:formula="of:=MAX([.$C52];[.$I52];[.$O52];[.$U52];[.$AA52];[.$AG52];[.$AM52];[.$AS52];[.$AY52];[.$BE52];[.$BK52];[.$BQ52])" office:value-type="float"/>
          <table:table-cell table:formula="of:=MAX([.$D52];[.$J52];[.$P52];[.$V52];[.$AB52];[.$AH52];[.$AN52];[.$AT52];[.$AZ52];[.$BF52];[.$BL52];[.$BR52])" office:value-type="float"/>
          <table:table-cell table:formula="of:=MAX([.$E52];[.$K52];[.$Q52];[.$W52];[.$AC52];[.$AI52];[.$AO52];[.$AU52];[.$BA52];[.$BG52];[.$BM52];[.$BS52])" office:value-type="float"/>
          <table:table-cell table:formula="of:=MAX([.$F52];[.$L52];[.$R52];[.$X52];[.$AD52];[.$AJ52];[.$AP52];[.$AV52];[.$BB52];[.$BH52];[.$BN52];[.$BT52])" office:value-type="float"/>
          <table:table-cell table:formula="of:=MAX([.$G52];[.$M52];[.$S52];[.$Y52];[.$AE52];[.$AK52];[.$AQ52];[.$AW52];[.$BC52];[.$BI52];[.$BO52];[.$BU52])" office:value-type="float"/>
        </table:table-row>
        <table:table-row table:style-name="ro1">
          <table:table-cell office:value-type="string">
            <text:p>elevator-strips-simple-typed/instances/instance-43.lp</text:p>
          </table:table-cell>
          <table:table-cell office:value-type="float" office:value="15.88"/>
          <table:table-cell office:value-type="float" office:value="14.24"/>
          <table:table-cell office:value-type="float" office:value="90381.0"/>
          <table:table-cell office:value-type="float" office:value="80192.0"/>
          <table:table-cell office:value-type="float" office:value="103.0"/>
          <table:table-cell office:value-type="float" office:value="0.0"/>
          <table:table-cell office:value-type="float" office:value="83.36"/>
          <table:table-cell office:value-type="float" office:value="81.276"/>
          <table:table-cell office:value-type="float" office:value="1606672.0"/>
          <table:table-cell office:value-type="float" office:value="564965.0"/>
          <table:table-cell office:value-type="float" office:value="114.0"/>
          <table:table-cell office:value-type="float" office:value="0.0"/>
          <table:table-cell office:value-type="float" office:value="9.9"/>
          <table:table-cell office:value-type="float" office:value="8.087"/>
          <table:table-cell office:value-type="float" office:value="39674.0"/>
          <table:table-cell office:value-type="float" office:value="31857.0"/>
          <table:table-cell office:value-type="float" office:value="113.0"/>
          <table:table-cell office:value-type="float" office:value="1000.0"/>
          <table:table-cell office:value-type="float" office:value="141.95"/>
          <table:table-cell office:value-type="float" office:value="139.445"/>
          <table:table-cell office:value-type="float" office:value="2605827.0"/>
          <table:table-cell office:value-type="float" office:value="1005649.0"/>
          <table:table-cell office:value-type="float" office:value="122.0"/>
          <table:table-cell office:value-type="float" office:value="913.0"/>
          <table:table-cell office:value-type="float" office:value="10.36"/>
          <table:table-cell office:value-type="float" office:value="8.019"/>
          <table:table-cell office:value-type="float" office:value="37257.0"/>
          <table:table-cell office:value-type="float" office:value="30184.0"/>
          <table:table-cell office:value-type="float" office:value="119.0"/>
          <table:table-cell office:value-type="float" office:value="1454.0"/>
          <table:table-cell office:value-type="float" office:value="128.92"/>
          <table:table-cell office:value-type="float" office:value="126.331"/>
          <table:table-cell office:value-type="float" office:value="2393597.0"/>
          <table:table-cell office:value-type="float" office:value="888028.0"/>
          <table:table-cell office:value-type="float" office:value="131.0"/>
          <table:table-cell office:value-type="float" office:value="1091.0"/>
          <table:table-cell office:value-type="float" office:value="7.72"/>
          <table:table-cell office:value-type="float" office:value="6.644"/>
          <table:table-cell office:value-type="float" office:value="27391.0"/>
          <table:table-cell office:value-type="float" office:value="21068.0"/>
          <table:table-cell office:value-type="float" office:value="101.0"/>
          <table:table-cell office:value-type="float" office:value="500.0"/>
          <table:table-cell office:value-type="float" office:value="126.8"/>
          <table:table-cell office:value-type="float" office:value="125.702"/>
          <table:table-cell office:value-type="float" office:value="2270460.0"/>
          <table:table-cell office:value-type="float" office:value="851102.0"/>
          <table:table-cell office:value-type="float" office:value="118.0"/>
          <table:table-cell office:value-type="float" office:value="500.0"/>
          <table:table-cell office:value-type="float" office:value="8.96"/>
          <table:table-cell office:value-type="float" office:value="7.457"/>
          <table:table-cell office:value-type="float" office:value="39771.0"/>
          <table:table-cell office:value-type="float" office:value="30150.0"/>
          <table:table-cell office:value-type="float" office:value="95.0"/>
          <table:table-cell office:value-type="float" office:value="298.0"/>
          <table:table-cell office:value-type="float" office:value="127.67"/>
          <table:table-cell office:value-type="float" office:value="125.999"/>
          <table:table-cell office:value-type="float" office:value="2277468.0"/>
          <table:table-cell office:value-type="float" office:value="840859.0"/>
          <table:table-cell office:value-type="float" office:value="112.0"/>
          <table:table-cell office:value-type="float" office:value="295.0"/>
          <table:table-cell office:value-type="float" office:value="10.59"/>
          <table:table-cell office:value-type="float" office:value="8.915"/>
          <table:table-cell office:value-type="float" office:value="47968.0"/>
          <table:table-cell office:value-type="float" office:value="40329.0"/>
          <table:table-cell office:value-type="float" office:value="105.0"/>
          <table:table-cell office:value-type="float" office:value="847.0"/>
          <table:table-cell office:value-type="float" office:value="250.53"/>
          <table:table-cell office:value-type="float" office:value="248.665"/>
          <table:table-cell office:value-type="float" office:value="4556232.0"/>
          <table:table-cell office:value-type="float" office:value="1829005.0"/>
          <table:table-cell office:value-type="float" office:value="130.0"/>
          <table:table-cell office:value-type="float" office:value="816.0"/>
          <table:table-cell table:formula="of:=MIN([.$B53];[.$H53];[.$N53];[.$T53];[.$Z53];[.$AF53];[.$AL53];[.$AR53];[.$AX53];[.$BD53];[.$BJ53];[.$BP53])" office:value-type="float"/>
          <table:table-cell table:formula="of:=MIN([.$C53];[.$I53];[.$O53];[.$U53];[.$AA53];[.$AG53];[.$AM53];[.$AS53];[.$AY53];[.$BE53];[.$BK53];[.$BQ53])" office:value-type="float"/>
          <table:table-cell table:formula="of:=MIN([.$D53];[.$J53];[.$P53];[.$V53];[.$AB53];[.$AH53];[.$AN53];[.$AT53];[.$AZ53];[.$BF53];[.$BL53];[.$BR53])" office:value-type="float"/>
          <table:table-cell table:formula="of:=MIN([.$E53];[.$K53];[.$Q53];[.$W53];[.$AC53];[.$AI53];[.$AO53];[.$AU53];[.$BA53];[.$BG53];[.$BM53];[.$BS53])" office:value-type="float"/>
          <table:table-cell table:formula="of:=MIN([.$F53];[.$L53];[.$R53];[.$X53];[.$AD53];[.$AJ53];[.$AP53];[.$AV53];[.$BB53];[.$BH53];[.$BN53];[.$BT53])" office:value-type="float"/>
          <table:table-cell table:formula="of:=MIN([.$G53];[.$M53];[.$S53];[.$Y53];[.$AE53];[.$AK53];[.$AQ53];[.$AW53];[.$BC53];[.$BI53];[.$BO53];[.$BU53])" office:value-type="float"/>
          <table:table-cell table:formula="of:=MEDIAN([.$B53];[.$H53];[.$N53];[.$T53];[.$Z53];[.$AF53];[.$AL53];[.$AR53];[.$AX53];[.$BD53];[.$BJ53];[.$BP53])" office:value-type="float"/>
          <table:table-cell table:formula="of:=MEDIAN([.$C53];[.$I53];[.$O53];[.$U53];[.$AA53];[.$AG53];[.$AM53];[.$AS53];[.$AY53];[.$BE53];[.$BK53];[.$BQ53])" office:value-type="float"/>
          <table:table-cell table:formula="of:=MEDIAN([.$D53];[.$J53];[.$P53];[.$V53];[.$AB53];[.$AH53];[.$AN53];[.$AT53];[.$AZ53];[.$BF53];[.$BL53];[.$BR53])" office:value-type="float"/>
          <table:table-cell table:formula="of:=MEDIAN([.$E53];[.$K53];[.$Q53];[.$W53];[.$AC53];[.$AI53];[.$AO53];[.$AU53];[.$BA53];[.$BG53];[.$BM53];[.$BS53])" office:value-type="float"/>
          <table:table-cell table:formula="of:=MEDIAN([.$F53];[.$L53];[.$R53];[.$X53];[.$AD53];[.$AJ53];[.$AP53];[.$AV53];[.$BB53];[.$BH53];[.$BN53];[.$BT53])" office:value-type="float"/>
          <table:table-cell table:formula="of:=MEDIAN([.$G53];[.$M53];[.$S53];[.$Y53];[.$AE53];[.$AK53];[.$AQ53];[.$AW53];[.$BC53];[.$BI53];[.$BO53];[.$BU53])" office:value-type="float"/>
          <table:table-cell table:formula="of:=MAX([.$B53];[.$H53];[.$N53];[.$T53];[.$Z53];[.$AF53];[.$AL53];[.$AR53];[.$AX53];[.$BD53];[.$BJ53];[.$BP53])" office:value-type="float"/>
          <table:table-cell table:formula="of:=MAX([.$C53];[.$I53];[.$O53];[.$U53];[.$AA53];[.$AG53];[.$AM53];[.$AS53];[.$AY53];[.$BE53];[.$BK53];[.$BQ53])" office:value-type="float"/>
          <table:table-cell table:formula="of:=MAX([.$D53];[.$J53];[.$P53];[.$V53];[.$AB53];[.$AH53];[.$AN53];[.$AT53];[.$AZ53];[.$BF53];[.$BL53];[.$BR53])" office:value-type="float"/>
          <table:table-cell table:formula="of:=MAX([.$E53];[.$K53];[.$Q53];[.$W53];[.$AC53];[.$AI53];[.$AO53];[.$AU53];[.$BA53];[.$BG53];[.$BM53];[.$BS53])" office:value-type="float"/>
          <table:table-cell table:formula="of:=MAX([.$F53];[.$L53];[.$R53];[.$X53];[.$AD53];[.$AJ53];[.$AP53];[.$AV53];[.$BB53];[.$BH53];[.$BN53];[.$BT53])" office:value-type="float"/>
          <table:table-cell table:formula="of:=MAX([.$G53];[.$M53];[.$S53];[.$Y53];[.$AE53];[.$AK53];[.$AQ53];[.$AW53];[.$BC53];[.$BI53];[.$BO53];[.$BU53])" office:value-type="float"/>
        </table:table-row>
        <table:table-row table:style-name="ro1">
          <table:table-cell office:value-type="string">
            <text:p>elevator-strips-simple-typed/instances/instance-44.lp</text:p>
          </table:table-cell>
          <table:table-cell office:value-type="float" office:value="171.16"/>
          <table:table-cell office:value-type="float" office:value="169.666"/>
          <table:table-cell office:value-type="float" office:value="2119418.0"/>
          <table:table-cell office:value-type="float" office:value="1616257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1014099.0"/>
          <table:table-cell office:value-type="float" office:value="6079888.0"/>
          <table:table-cell office:value-type="float" office:value="143.0"/>
          <table:table-cell office:value-type="float" office:value="0.0"/>
          <table:table-cell office:value-type="float" office:value="33.32"/>
          <table:table-cell office:value-type="float" office:value="31.789"/>
          <table:table-cell office:value-type="float" office:value="371148.0"/>
          <table:table-cell office:value-type="float" office:value="277465.0"/>
          <table:table-cell office:value-type="float" office:value="111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7.0"/>
          <table:table-cell office:value-type="float" office:value="0.0"/>
          <table:table-cell office:value-type="float" office:value="26.87"/>
          <table:table-cell office:value-type="float" office:value="23.941"/>
          <table:table-cell office:value-type="float" office:value="257767.0"/>
          <table:table-cell office:value-type="float" office:value="194967.0"/>
          <table:table-cell office:value-type="float" office:value="132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21345365.0"/>
          <table:table-cell office:value-type="float" office:value="6333553.0"/>
          <table:table-cell office:value-type="float" office:value="147.0"/>
          <table:table-cell office:value-type="float" office:value="0.0"/>
          <table:table-cell office:value-type="float" office:value="46.57"/>
          <table:table-cell office:value-type="float" office:value="45.675"/>
          <table:table-cell office:value-type="float" office:value="567892.0"/>
          <table:table-cell office:value-type="float" office:value="428312.0"/>
          <table:table-cell office:value-type="float" office:value="106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21246301.0"/>
          <table:table-cell office:value-type="float" office:value="6294037.0"/>
          <table:table-cell office:value-type="float" office:value="137.0"/>
          <table:table-cell office:value-type="float" office:value="0.0"/>
          <table:table-cell office:value-type="float" office:value="26.23"/>
          <table:table-cell office:value-type="float" office:value="24.335"/>
          <table:table-cell office:value-type="float" office:value="297508.0"/>
          <table:table-cell office:value-type="float" office:value="216550.0"/>
          <table:table-cell office:value-type="float" office:value="100.0"/>
          <table:table-cell office:value-type="float" office:value="368.0"/>
          <table:table-cell office:value-type="float" office:value="900.0"/>
          <table:table-cell office:value-type="float" office:value="900.0"/>
          <table:table-cell office:value-type="float" office:value="24792440.0"/>
          <table:table-cell office:value-type="float" office:value="6145607.0"/>
          <table:table-cell office:value-type="float" office:value="127.0"/>
          <table:table-cell office:value-type="float" office:value="0.0"/>
          <table:table-cell office:value-type="float" office:value="29.87"/>
          <table:table-cell office:value-type="float" office:value="28.052"/>
          <table:table-cell office:value-type="float" office:value="327753.0"/>
          <table:table-cell office:value-type="float" office:value="250647.0"/>
          <table:table-cell office:value-type="float" office:value="108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22672308.0"/>
          <table:table-cell office:value-type="float" office:value="6206708.0"/>
          <table:table-cell office:value-type="float" office:value="146.0"/>
          <table:table-cell office:value-type="float" office:value="0.0"/>
          <table:table-cell table:formula="of:=MIN([.$B54];[.$H54];[.$N54];[.$T54];[.$Z54];[.$AF54];[.$AL54];[.$AR54];[.$AX54];[.$BD54];[.$BJ54];[.$BP54])" office:value-type="float"/>
          <table:table-cell table:formula="of:=MIN([.$C54];[.$I54];[.$O54];[.$U54];[.$AA54];[.$AG54];[.$AM54];[.$AS54];[.$AY54];[.$BE54];[.$BK54];[.$BQ54])" office:value-type="float"/>
          <table:table-cell table:formula="of:=MIN([.$D54];[.$J54];[.$P54];[.$V54];[.$AB54];[.$AH54];[.$AN54];[.$AT54];[.$AZ54];[.$BF54];[.$BL54];[.$BR54])" office:value-type="float"/>
          <table:table-cell table:formula="of:=MIN([.$E54];[.$K54];[.$Q54];[.$W54];[.$AC54];[.$AI54];[.$AO54];[.$AU54];[.$BA54];[.$BG54];[.$BM54];[.$BS54])" office:value-type="float"/>
          <table:table-cell table:formula="of:=MIN([.$F54];[.$L54];[.$R54];[.$X54];[.$AD54];[.$AJ54];[.$AP54];[.$AV54];[.$BB54];[.$BH54];[.$BN54];[.$BT54])" office:value-type="float"/>
          <table:table-cell table:formula="of:=MIN([.$G54];[.$M54];[.$S54];[.$Y54];[.$AE54];[.$AK54];[.$AQ54];[.$AW54];[.$BC54];[.$BI54];[.$BO54];[.$BU54])" office:value-type="float"/>
          <table:table-cell table:formula="of:=MEDIAN([.$B54];[.$H54];[.$N54];[.$T54];[.$Z54];[.$AF54];[.$AL54];[.$AR54];[.$AX54];[.$BD54];[.$BJ54];[.$BP54])" office:value-type="float"/>
          <table:table-cell table:formula="of:=MEDIAN([.$C54];[.$I54];[.$O54];[.$U54];[.$AA54];[.$AG54];[.$AM54];[.$AS54];[.$AY54];[.$BE54];[.$BK54];[.$BQ54])" office:value-type="float"/>
          <table:table-cell table:formula="of:=MEDIAN([.$D54];[.$J54];[.$P54];[.$V54];[.$AB54];[.$AH54];[.$AN54];[.$AT54];[.$AZ54];[.$BF54];[.$BL54];[.$BR54])" office:value-type="float"/>
          <table:table-cell table:formula="of:=MEDIAN([.$E54];[.$K54];[.$Q54];[.$W54];[.$AC54];[.$AI54];[.$AO54];[.$AU54];[.$BA54];[.$BG54];[.$BM54];[.$BS54])" office:value-type="float"/>
          <table:table-cell table:formula="of:=MEDIAN([.$F54];[.$L54];[.$R54];[.$X54];[.$AD54];[.$AJ54];[.$AP54];[.$AV54];[.$BB54];[.$BH54];[.$BN54];[.$BT54])" office:value-type="float"/>
          <table:table-cell table:formula="of:=MEDIAN([.$G54];[.$M54];[.$S54];[.$Y54];[.$AE54];[.$AK54];[.$AQ54];[.$AW54];[.$BC54];[.$BI54];[.$BO54];[.$BU54])" office:value-type="float"/>
          <table:table-cell table:formula="of:=MAX([.$B54];[.$H54];[.$N54];[.$T54];[.$Z54];[.$AF54];[.$AL54];[.$AR54];[.$AX54];[.$BD54];[.$BJ54];[.$BP54])" office:value-type="float"/>
          <table:table-cell table:formula="of:=MAX([.$C54];[.$I54];[.$O54];[.$U54];[.$AA54];[.$AG54];[.$AM54];[.$AS54];[.$AY54];[.$BE54];[.$BK54];[.$BQ54])" office:value-type="float"/>
          <table:table-cell table:formula="of:=MAX([.$D54];[.$J54];[.$P54];[.$V54];[.$AB54];[.$AH54];[.$AN54];[.$AT54];[.$AZ54];[.$BF54];[.$BL54];[.$BR54])" office:value-type="float"/>
          <table:table-cell table:formula="of:=MAX([.$E54];[.$K54];[.$Q54];[.$W54];[.$AC54];[.$AI54];[.$AO54];[.$AU54];[.$BA54];[.$BG54];[.$BM54];[.$BS54])" office:value-type="float"/>
          <table:table-cell table:formula="of:=MAX([.$F54];[.$L54];[.$R54];[.$X54];[.$AD54];[.$AJ54];[.$AP54];[.$AV54];[.$BB54];[.$BH54];[.$BN54];[.$BT54])" office:value-type="float"/>
          <table:table-cell table:formula="of:=MAX([.$G54];[.$M54];[.$S54];[.$Y54];[.$AE54];[.$AK54];[.$AQ54];[.$AW54];[.$BC54];[.$BI54];[.$BO54];[.$BU54])" office:value-type="float"/>
        </table:table-row>
        <table:table-row table:style-name="ro1">
          <table:table-cell office:value-type="string">
            <text:p>elevator-strips-simple-typed/instances/instance-45.lp</text:p>
          </table:table-cell>
          <table:table-cell office:value-type="float" office:value="127.38"/>
          <table:table-cell office:value-type="float" office:value="125.861"/>
          <table:table-cell office:value-type="float" office:value="972471.0"/>
          <table:table-cell office:value-type="float" office:value="858108.0"/>
          <table:table-cell office:value-type="float" office:value="108.0"/>
          <table:table-cell office:value-type="float" office:value="0.0"/>
          <table:table-cell office:value-type="float" office:value="68.71"/>
          <table:table-cell office:value-type="float" office:value="66.753"/>
          <table:table-cell office:value-type="float" office:value="1333905.0"/>
          <table:table-cell office:value-type="float" office:value="445657.0"/>
          <table:table-cell office:value-type="float" office:value="111.0"/>
          <table:table-cell office:value-type="float" office:value="0.0"/>
          <table:table-cell office:value-type="float" office:value="17.51"/>
          <table:table-cell office:value-type="float" office:value="15.699"/>
          <table:table-cell office:value-type="float" office:value="110716.0"/>
          <table:table-cell office:value-type="float" office:value="83775.0"/>
          <table:table-cell office:value-type="float" office:value="111.0"/>
          <table:table-cell office:value-type="float" office:value="1000.0"/>
          <table:table-cell office:value-type="float" office:value="261.0"/>
          <table:table-cell office:value-type="float" office:value="259.171"/>
          <table:table-cell office:value-type="float" office:value="4907110.0"/>
          <table:table-cell office:value-type="float" office:value="1945599.0"/>
          <table:table-cell office:value-type="float" office:value="129.0"/>
          <table:table-cell office:value-type="float" office:value="994.0"/>
          <table:table-cell office:value-type="float" office:value="13.84"/>
          <table:table-cell office:value-type="float" office:value="11.684"/>
          <table:table-cell office:value-type="float" office:value="74892.0"/>
          <table:table-cell office:value-type="float" office:value="56419.0"/>
          <table:table-cell office:value-type="float" office:value="118.0"/>
          <table:table-cell office:value-type="float" office:value="1328.0"/>
          <table:table-cell office:value-type="float" office:value="303.92"/>
          <table:table-cell office:value-type="float" office:value="301.321"/>
          <table:table-cell office:value-type="float" office:value="5444641.0"/>
          <table:table-cell office:value-type="float" office:value="2285593.0"/>
          <table:table-cell office:value-type="float" office:value="141.0"/>
          <table:table-cell office:value-type="float" office:value="1195.0"/>
          <table:table-cell office:value-type="float" office:value="14.52"/>
          <table:table-cell office:value-type="float" office:value="13.545"/>
          <table:table-cell office:value-type="float" office:value="93948.0"/>
          <table:table-cell office:value-type="float" office:value="70223.0"/>
          <table:table-cell office:value-type="float" office:value="99.0"/>
          <table:table-cell office:value-type="float" office:value="500.0"/>
          <table:table-cell office:value-type="float" office:value="215.37"/>
          <table:table-cell office:value-type="float" office:value="214.313"/>
          <table:table-cell office:value-type="float" office:value="4603643.0"/>
          <table:table-cell office:value-type="float" office:value="1627034.0"/>
          <table:table-cell office:value-type="float" office:value="118.0"/>
          <table:table-cell office:value-type="float" office:value="500.0"/>
          <table:table-cell office:value-type="float" office:value="18.09"/>
          <table:table-cell office:value-type="float" office:value="16.493"/>
          <table:table-cell office:value-type="float" office:value="126367.0"/>
          <table:table-cell office:value-type="float" office:value="95287.0"/>
          <table:table-cell office:value-type="float" office:value="95.0"/>
          <table:table-cell office:value-type="float" office:value="243.0"/>
          <table:table-cell office:value-type="float" office:value="173.29"/>
          <table:table-cell office:value-type="float" office:value="171.601"/>
          <table:table-cell office:value-type="float" office:value="3447470.0"/>
          <table:table-cell office:value-type="float" office:value="1295653.0"/>
          <table:table-cell office:value-type="float" office:value="115.0"/>
          <table:table-cell office:value-type="float" office:value="332.0"/>
          <table:table-cell office:value-type="float" office:value="16.87"/>
          <table:table-cell office:value-type="float" office:value="15.218"/>
          <table:table-cell office:value-type="float" office:value="102150.0"/>
          <table:table-cell office:value-type="float" office:value="79796.0"/>
          <table:table-cell office:value-type="float" office:value="104.0"/>
          <table:table-cell office:value-type="float" office:value="853.0"/>
          <table:table-cell office:value-type="float" office:value="130.97"/>
          <table:table-cell office:value-type="float" office:value="129.102"/>
          <table:table-cell office:value-type="float" office:value="2522482.0"/>
          <table:table-cell office:value-type="float" office:value="942203.0"/>
          <table:table-cell office:value-type="float" office:value="120.0"/>
          <table:table-cell office:value-type="float" office:value="859.0"/>
          <table:table-cell table:formula="of:=MIN([.$B55];[.$H55];[.$N55];[.$T55];[.$Z55];[.$AF55];[.$AL55];[.$AR55];[.$AX55];[.$BD55];[.$BJ55];[.$BP55])" office:value-type="float"/>
          <table:table-cell table:formula="of:=MIN([.$C55];[.$I55];[.$O55];[.$U55];[.$AA55];[.$AG55];[.$AM55];[.$AS55];[.$AY55];[.$BE55];[.$BK55];[.$BQ55])" office:value-type="float"/>
          <table:table-cell table:formula="of:=MIN([.$D55];[.$J55];[.$P55];[.$V55];[.$AB55];[.$AH55];[.$AN55];[.$AT55];[.$AZ55];[.$BF55];[.$BL55];[.$BR55])" office:value-type="float"/>
          <table:table-cell table:formula="of:=MIN([.$E55];[.$K55];[.$Q55];[.$W55];[.$AC55];[.$AI55];[.$AO55];[.$AU55];[.$BA55];[.$BG55];[.$BM55];[.$BS55])" office:value-type="float"/>
          <table:table-cell table:formula="of:=MIN([.$F55];[.$L55];[.$R55];[.$X55];[.$AD55];[.$AJ55];[.$AP55];[.$AV55];[.$BB55];[.$BH55];[.$BN55];[.$BT55])" office:value-type="float"/>
          <table:table-cell table:formula="of:=MIN([.$G55];[.$M55];[.$S55];[.$Y55];[.$AE55];[.$AK55];[.$AQ55];[.$AW55];[.$BC55];[.$BI55];[.$BO55];[.$BU55])" office:value-type="float"/>
          <table:table-cell table:formula="of:=MEDIAN([.$B55];[.$H55];[.$N55];[.$T55];[.$Z55];[.$AF55];[.$AL55];[.$AR55];[.$AX55];[.$BD55];[.$BJ55];[.$BP55])" office:value-type="float"/>
          <table:table-cell table:formula="of:=MEDIAN([.$C55];[.$I55];[.$O55];[.$U55];[.$AA55];[.$AG55];[.$AM55];[.$AS55];[.$AY55];[.$BE55];[.$BK55];[.$BQ55])" office:value-type="float"/>
          <table:table-cell table:formula="of:=MEDIAN([.$D55];[.$J55];[.$P55];[.$V55];[.$AB55];[.$AH55];[.$AN55];[.$AT55];[.$AZ55];[.$BF55];[.$BL55];[.$BR55])" office:value-type="float"/>
          <table:table-cell table:formula="of:=MEDIAN([.$E55];[.$K55];[.$Q55];[.$W55];[.$AC55];[.$AI55];[.$AO55];[.$AU55];[.$BA55];[.$BG55];[.$BM55];[.$BS55])" office:value-type="float"/>
          <table:table-cell table:formula="of:=MEDIAN([.$F55];[.$L55];[.$R55];[.$X55];[.$AD55];[.$AJ55];[.$AP55];[.$AV55];[.$BB55];[.$BH55];[.$BN55];[.$BT55])" office:value-type="float"/>
          <table:table-cell table:formula="of:=MEDIAN([.$G55];[.$M55];[.$S55];[.$Y55];[.$AE55];[.$AK55];[.$AQ55];[.$AW55];[.$BC55];[.$BI55];[.$BO55];[.$BU55])" office:value-type="float"/>
          <table:table-cell table:formula="of:=MAX([.$B55];[.$H55];[.$N55];[.$T55];[.$Z55];[.$AF55];[.$AL55];[.$AR55];[.$AX55];[.$BD55];[.$BJ55];[.$BP55])" office:value-type="float"/>
          <table:table-cell table:formula="of:=MAX([.$C55];[.$I55];[.$O55];[.$U55];[.$AA55];[.$AG55];[.$AM55];[.$AS55];[.$AY55];[.$BE55];[.$BK55];[.$BQ55])" office:value-type="float"/>
          <table:table-cell table:formula="of:=MAX([.$D55];[.$J55];[.$P55];[.$V55];[.$AB55];[.$AH55];[.$AN55];[.$AT55];[.$AZ55];[.$BF55];[.$BL55];[.$BR55])" office:value-type="float"/>
          <table:table-cell table:formula="of:=MAX([.$E55];[.$K55];[.$Q55];[.$W55];[.$AC55];[.$AI55];[.$AO55];[.$AU55];[.$BA55];[.$BG55];[.$BM55];[.$BS55])" office:value-type="float"/>
          <table:table-cell table:formula="of:=MAX([.$F55];[.$L55];[.$R55];[.$X55];[.$AD55];[.$AJ55];[.$AP55];[.$AV55];[.$BB55];[.$BH55];[.$BN55];[.$BT55])" office:value-type="float"/>
          <table:table-cell table:formula="of:=MAX([.$G55];[.$M55];[.$S55];[.$Y55];[.$AE55];[.$AK55];[.$AQ55];[.$AW55];[.$BC55];[.$BI55];[.$BO55];[.$BU55])" office:value-type="float"/>
        </table:table-row>
        <table:table-row table:style-name="ro1">
          <table:table-cell office:value-type="string">
            <text:p>elevator-strips-simple-typed/instances/instance-46.lp</text:p>
          </table:table-cell>
          <table:table-cell office:value-type="float" office:value="579.66"/>
          <table:table-cell office:value-type="float" office:value="578.019"/>
          <table:table-cell office:value-type="float" office:value="5059804.0"/>
          <table:table-cell office:value-type="float" office:value="4267629.0"/>
          <table:table-cell office:value-type="float" office:value="1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207939.0"/>
          <table:table-cell office:value-type="float" office:value="5850642.0"/>
          <table:table-cell office:value-type="float" office:value="164.0"/>
          <table:table-cell office:value-type="float" office:value="0.0"/>
          <table:table-cell office:value-type="float" office:value="106.52"/>
          <table:table-cell office:value-type="float" office:value="104.877"/>
          <table:table-cell office:value-type="float" office:value="1099344.0"/>
          <table:table-cell office:value-type="float" office:value="883531.0"/>
          <table:table-cell office:value-type="float" office:value="148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5.0"/>
          <table:table-cell office:value-type="float" office:value="0.0"/>
          <table:table-cell office:value-type="float" office:value="42.89"/>
          <table:table-cell office:value-type="float" office:value="39.976"/>
          <table:table-cell office:value-type="float" office:value="365194.0"/>
          <table:table-cell office:value-type="float" office:value="282976.0"/>
          <table:table-cell office:value-type="float" office:value="168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5347211.0"/>
          <table:table-cell office:value-type="float" office:value="6131577.0"/>
          <table:table-cell office:value-type="float" office:value="178.0"/>
          <table:table-cell office:value-type="float" office:value="0.0"/>
          <table:table-cell office:value-type="float" office:value="118.49"/>
          <table:table-cell office:value-type="float" office:value="117.417"/>
          <table:table-cell office:value-type="float" office:value="1150178.0"/>
          <table:table-cell office:value-type="float" office:value="906414.0"/>
          <table:table-cell office:value-type="float" office:value="139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7937326.0"/>
          <table:table-cell office:value-type="float" office:value="6104471.0"/>
          <table:table-cell office:value-type="float" office:value="163.0"/>
          <table:table-cell office:value-type="float" office:value="0.0"/>
          <table:table-cell office:value-type="float" office:value="67.56"/>
          <table:table-cell office:value-type="float" office:value="65.35"/>
          <table:table-cell office:value-type="float" office:value="658218.0"/>
          <table:table-cell office:value-type="float" office:value="495356.0"/>
          <table:table-cell office:value-type="float" office:value="131.0"/>
          <table:table-cell office:value-type="float" office:value="344.0"/>
          <table:table-cell office:value-type="float" office:value="900.0"/>
          <table:table-cell office:value-type="float" office:value="900.0"/>
          <table:table-cell office:value-type="float" office:value="21261113.0"/>
          <table:table-cell office:value-type="float" office:value="5993923.0"/>
          <table:table-cell office:value-type="float" office:value="157.0"/>
          <table:table-cell office:value-type="float" office:value="0.0"/>
          <table:table-cell office:value-type="float" office:value="59.52"/>
          <table:table-cell office:value-type="float" office:value="57.168"/>
          <table:table-cell office:value-type="float" office:value="588885.0"/>
          <table:table-cell office:value-type="float" office:value="440705.0"/>
          <table:table-cell office:value-type="float" office:value="145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7622867.0"/>
          <table:table-cell office:value-type="float" office:value="6185742.0"/>
          <table:table-cell office:value-type="float" office:value="163.0"/>
          <table:table-cell office:value-type="float" office:value="0.0"/>
          <table:table-cell table:formula="of:=MIN([.$B56];[.$H56];[.$N56];[.$T56];[.$Z56];[.$AF56];[.$AL56];[.$AR56];[.$AX56];[.$BD56];[.$BJ56];[.$BP56])" office:value-type="float"/>
          <table:table-cell table:formula="of:=MIN([.$C56];[.$I56];[.$O56];[.$U56];[.$AA56];[.$AG56];[.$AM56];[.$AS56];[.$AY56];[.$BE56];[.$BK56];[.$BQ56])" office:value-type="float"/>
          <table:table-cell table:formula="of:=MIN([.$D56];[.$J56];[.$P56];[.$V56];[.$AB56];[.$AH56];[.$AN56];[.$AT56];[.$AZ56];[.$BF56];[.$BL56];[.$BR56])" office:value-type="float"/>
          <table:table-cell table:formula="of:=MIN([.$E56];[.$K56];[.$Q56];[.$W56];[.$AC56];[.$AI56];[.$AO56];[.$AU56];[.$BA56];[.$BG56];[.$BM56];[.$BS56])" office:value-type="float"/>
          <table:table-cell table:formula="of:=MIN([.$F56];[.$L56];[.$R56];[.$X56];[.$AD56];[.$AJ56];[.$AP56];[.$AV56];[.$BB56];[.$BH56];[.$BN56];[.$BT56])" office:value-type="float"/>
          <table:table-cell table:formula="of:=MIN([.$G56];[.$M56];[.$S56];[.$Y56];[.$AE56];[.$AK56];[.$AQ56];[.$AW56];[.$BC56];[.$BI56];[.$BO56];[.$BU56])" office:value-type="float"/>
          <table:table-cell table:formula="of:=MEDIAN([.$B56];[.$H56];[.$N56];[.$T56];[.$Z56];[.$AF56];[.$AL56];[.$AR56];[.$AX56];[.$BD56];[.$BJ56];[.$BP56])" office:value-type="float"/>
          <table:table-cell table:formula="of:=MEDIAN([.$C56];[.$I56];[.$O56];[.$U56];[.$AA56];[.$AG56];[.$AM56];[.$AS56];[.$AY56];[.$BE56];[.$BK56];[.$BQ56])" office:value-type="float"/>
          <table:table-cell table:formula="of:=MEDIAN([.$D56];[.$J56];[.$P56];[.$V56];[.$AB56];[.$AH56];[.$AN56];[.$AT56];[.$AZ56];[.$BF56];[.$BL56];[.$BR56])" office:value-type="float"/>
          <table:table-cell table:formula="of:=MEDIAN([.$E56];[.$K56];[.$Q56];[.$W56];[.$AC56];[.$AI56];[.$AO56];[.$AU56];[.$BA56];[.$BG56];[.$BM56];[.$BS56])" office:value-type="float"/>
          <table:table-cell table:formula="of:=MEDIAN([.$F56];[.$L56];[.$R56];[.$X56];[.$AD56];[.$AJ56];[.$AP56];[.$AV56];[.$BB56];[.$BH56];[.$BN56];[.$BT56])" office:value-type="float"/>
          <table:table-cell table:formula="of:=MEDIAN([.$G56];[.$M56];[.$S56];[.$Y56];[.$AE56];[.$AK56];[.$AQ56];[.$AW56];[.$BC56];[.$BI56];[.$BO56];[.$BU56])" office:value-type="float"/>
          <table:table-cell table:formula="of:=MAX([.$B56];[.$H56];[.$N56];[.$T56];[.$Z56];[.$AF56];[.$AL56];[.$AR56];[.$AX56];[.$BD56];[.$BJ56];[.$BP56])" office:value-type="float"/>
          <table:table-cell table:formula="of:=MAX([.$C56];[.$I56];[.$O56];[.$U56];[.$AA56];[.$AG56];[.$AM56];[.$AS56];[.$AY56];[.$BE56];[.$BK56];[.$BQ56])" office:value-type="float"/>
          <table:table-cell table:formula="of:=MAX([.$D56];[.$J56];[.$P56];[.$V56];[.$AB56];[.$AH56];[.$AN56];[.$AT56];[.$AZ56];[.$BF56];[.$BL56];[.$BR56])" office:value-type="float"/>
          <table:table-cell table:formula="of:=MAX([.$E56];[.$K56];[.$Q56];[.$W56];[.$AC56];[.$AI56];[.$AO56];[.$AU56];[.$BA56];[.$BG56];[.$BM56];[.$BS56])" office:value-type="float"/>
          <table:table-cell table:formula="of:=MAX([.$F56];[.$L56];[.$R56];[.$X56];[.$AD56];[.$AJ56];[.$AP56];[.$AV56];[.$BB56];[.$BH56];[.$BN56];[.$BT56])" office:value-type="float"/>
          <table:table-cell table:formula="of:=MAX([.$G56];[.$M56];[.$S56];[.$Y56];[.$AE56];[.$AK56];[.$AQ56];[.$AW56];[.$BC56];[.$BI56];[.$BO56];[.$BU56])" office:value-type="float"/>
        </table:table-row>
        <table:table-row table:style-name="ro1">
          <table:table-cell office:value-type="string">
            <text:p>elevator-strips-simple-typed/instances/instance-47.lp</text:p>
          </table:table-cell>
          <table:table-cell office:value-type="float" office:value="13.17"/>
          <table:table-cell office:value-type="float" office:value="11.482"/>
          <table:table-cell office:value-type="float" office:value="53130.0"/>
          <table:table-cell office:value-type="float" office:value="41413.0"/>
          <table:table-cell office:value-type="float" office:value="130.0"/>
          <table:table-cell office:value-type="float" office:value="0.0"/>
          <table:table-cell office:value-type="float" office:value="107.5"/>
          <table:table-cell office:value-type="float" office:value="105.322"/>
          <table:table-cell office:value-type="float" office:value="2171713.0"/>
          <table:table-cell office:value-type="float" office:value="595649.0"/>
          <table:table-cell office:value-type="float" office:value="144.0"/>
          <table:table-cell office:value-type="float" office:value="0.0"/>
          <table:table-cell office:value-type="float" office:value="10.79"/>
          <table:table-cell office:value-type="float" office:value="9.305"/>
          <table:table-cell office:value-type="float" office:value="31341.0"/>
          <table:table-cell office:value-type="float" office:value="23576.0"/>
          <table:table-cell office:value-type="float" office:value="142.0"/>
          <table:table-cell office:value-type="float" office:value="1000.0"/>
          <table:table-cell office:value-type="float" office:value="251.83"/>
          <table:table-cell office:value-type="float" office:value="249.205"/>
          <table:table-cell office:value-type="float" office:value="3959770.0"/>
          <table:table-cell office:value-type="float" office:value="1618360.0"/>
          <table:table-cell office:value-type="float" office:value="166.0"/>
          <table:table-cell office:value-type="float" office:value="1000.0"/>
          <table:table-cell office:value-type="float" office:value="11.13"/>
          <table:table-cell office:value-type="float" office:value="9.309"/>
          <table:table-cell office:value-type="float" office:value="33104.0"/>
          <table:table-cell office:value-type="float" office:value="24818.0"/>
          <table:table-cell office:value-type="float" office:value="151.0"/>
          <table:table-cell office:value-type="float" office:value="1442.0"/>
          <table:table-cell office:value-type="float" office:value="246.44"/>
          <table:table-cell office:value-type="float" office:value="243.684"/>
          <table:table-cell office:value-type="float" office:value="4420327.0"/>
          <table:table-cell office:value-type="float" office:value="1636185.0"/>
          <table:table-cell office:value-type="float" office:value="167.0"/>
          <table:table-cell office:value-type="float" office:value="1146.0"/>
          <table:table-cell office:value-type="float" office:value="9.26"/>
          <table:table-cell office:value-type="float" office:value="8.334"/>
          <table:table-cell office:value-type="float" office:value="29076.0"/>
          <table:table-cell office:value-type="float" office:value="21808.0"/>
          <table:table-cell office:value-type="float" office:value="134.0"/>
          <table:table-cell office:value-type="float" office:value="500.0"/>
          <table:table-cell office:value-type="float" office:value="139.16"/>
          <table:table-cell office:value-type="float" office:value="138.043"/>
          <table:table-cell office:value-type="float" office:value="2446752.0"/>
          <table:table-cell office:value-type="float" office:value="876873.0"/>
          <table:table-cell office:value-type="float" office:value="142.0"/>
          <table:table-cell office:value-type="float" office:value="500.0"/>
          <table:table-cell office:value-type="float" office:value="9.33"/>
          <table:table-cell office:value-type="float" office:value="7.959"/>
          <table:table-cell office:value-type="float" office:value="22108.0"/>
          <table:table-cell office:value-type="float" office:value="15913.0"/>
          <table:table-cell office:value-type="float" office:value="124.0"/>
          <table:table-cell office:value-type="float" office:value="216.0"/>
          <table:table-cell office:value-type="float" office:value="122.17"/>
          <table:table-cell office:value-type="float" office:value="120.307"/>
          <table:table-cell office:value-type="float" office:value="2289264.0"/>
          <table:table-cell office:value-type="float" office:value="762641.0"/>
          <table:table-cell office:value-type="float" office:value="137.0"/>
          <table:table-cell office:value-type="float" office:value="321.0"/>
          <table:table-cell office:value-type="float" office:value="9.94"/>
          <table:table-cell office:value-type="float" office:value="8.383"/>
          <table:table-cell office:value-type="float" office:value="24887.0"/>
          <table:table-cell office:value-type="float" office:value="18284.0"/>
          <table:table-cell office:value-type="float" office:value="138.0"/>
          <table:table-cell office:value-type="float" office:value="1000.0"/>
          <table:table-cell office:value-type="float" office:value="345.87"/>
          <table:table-cell office:value-type="float" office:value="343.862"/>
          <table:table-cell office:value-type="float" office:value="5974679.0"/>
          <table:table-cell office:value-type="float" office:value="2285815.0"/>
          <table:table-cell office:value-type="float" office:value="153.0"/>
          <table:table-cell office:value-type="float" office:value="735.0"/>
          <table:table-cell table:formula="of:=MIN([.$B57];[.$H57];[.$N57];[.$T57];[.$Z57];[.$AF57];[.$AL57];[.$AR57];[.$AX57];[.$BD57];[.$BJ57];[.$BP57])" office:value-type="float"/>
          <table:table-cell table:formula="of:=MIN([.$C57];[.$I57];[.$O57];[.$U57];[.$AA57];[.$AG57];[.$AM57];[.$AS57];[.$AY57];[.$BE57];[.$BK57];[.$BQ57])" office:value-type="float"/>
          <table:table-cell table:formula="of:=MIN([.$D57];[.$J57];[.$P57];[.$V57];[.$AB57];[.$AH57];[.$AN57];[.$AT57];[.$AZ57];[.$BF57];[.$BL57];[.$BR57])" office:value-type="float"/>
          <table:table-cell table:formula="of:=MIN([.$E57];[.$K57];[.$Q57];[.$W57];[.$AC57];[.$AI57];[.$AO57];[.$AU57];[.$BA57];[.$BG57];[.$BM57];[.$BS57])" office:value-type="float"/>
          <table:table-cell table:formula="of:=MIN([.$F57];[.$L57];[.$R57];[.$X57];[.$AD57];[.$AJ57];[.$AP57];[.$AV57];[.$BB57];[.$BH57];[.$BN57];[.$BT57])" office:value-type="float"/>
          <table:table-cell table:formula="of:=MIN([.$G57];[.$M57];[.$S57];[.$Y57];[.$AE57];[.$AK57];[.$AQ57];[.$AW57];[.$BC57];[.$BI57];[.$BO57];[.$BU57])" office:value-type="float"/>
          <table:table-cell table:formula="of:=MEDIAN([.$B57];[.$H57];[.$N57];[.$T57];[.$Z57];[.$AF57];[.$AL57];[.$AR57];[.$AX57];[.$BD57];[.$BJ57];[.$BP57])" office:value-type="float"/>
          <table:table-cell table:formula="of:=MEDIAN([.$C57];[.$I57];[.$O57];[.$U57];[.$AA57];[.$AG57];[.$AM57];[.$AS57];[.$AY57];[.$BE57];[.$BK57];[.$BQ57])" office:value-type="float"/>
          <table:table-cell table:formula="of:=MEDIAN([.$D57];[.$J57];[.$P57];[.$V57];[.$AB57];[.$AH57];[.$AN57];[.$AT57];[.$AZ57];[.$BF57];[.$BL57];[.$BR57])" office:value-type="float"/>
          <table:table-cell table:formula="of:=MEDIAN([.$E57];[.$K57];[.$Q57];[.$W57];[.$AC57];[.$AI57];[.$AO57];[.$AU57];[.$BA57];[.$BG57];[.$BM57];[.$BS57])" office:value-type="float"/>
          <table:table-cell table:formula="of:=MEDIAN([.$F57];[.$L57];[.$R57];[.$X57];[.$AD57];[.$AJ57];[.$AP57];[.$AV57];[.$BB57];[.$BH57];[.$BN57];[.$BT57])" office:value-type="float"/>
          <table:table-cell table:formula="of:=MEDIAN([.$G57];[.$M57];[.$S57];[.$Y57];[.$AE57];[.$AK57];[.$AQ57];[.$AW57];[.$BC57];[.$BI57];[.$BO57];[.$BU57])" office:value-type="float"/>
          <table:table-cell table:formula="of:=MAX([.$B57];[.$H57];[.$N57];[.$T57];[.$Z57];[.$AF57];[.$AL57];[.$AR57];[.$AX57];[.$BD57];[.$BJ57];[.$BP57])" office:value-type="float"/>
          <table:table-cell table:formula="of:=MAX([.$C57];[.$I57];[.$O57];[.$U57];[.$AA57];[.$AG57];[.$AM57];[.$AS57];[.$AY57];[.$BE57];[.$BK57];[.$BQ57])" office:value-type="float"/>
          <table:table-cell table:formula="of:=MAX([.$D57];[.$J57];[.$P57];[.$V57];[.$AB57];[.$AH57];[.$AN57];[.$AT57];[.$AZ57];[.$BF57];[.$BL57];[.$BR57])" office:value-type="float"/>
          <table:table-cell table:formula="of:=MAX([.$E57];[.$K57];[.$Q57];[.$W57];[.$AC57];[.$AI57];[.$AO57];[.$AU57];[.$BA57];[.$BG57];[.$BM57];[.$BS57])" office:value-type="float"/>
          <table:table-cell table:formula="of:=MAX([.$F57];[.$L57];[.$R57];[.$X57];[.$AD57];[.$AJ57];[.$AP57];[.$AV57];[.$BB57];[.$BH57];[.$BN57];[.$BT57])" office:value-type="float"/>
          <table:table-cell table:formula="of:=MAX([.$G57];[.$M57];[.$S57];[.$Y57];[.$AE57];[.$AK57];[.$AQ57];[.$AW57];[.$BC57];[.$BI57];[.$BO57];[.$BU57])" office:value-type="float"/>
        </table:table-row>
        <table:table-row table:style-name="ro1">
          <table:table-cell office:value-type="string">
            <text:p>elevator-strips-simple-typed/instances/instance-48.lp</text:p>
          </table:table-cell>
          <table:table-cell office:value-type="float" office:value="32.16"/>
          <table:table-cell office:value-type="float" office:value="30.598"/>
          <table:table-cell office:value-type="float" office:value="207647.0"/>
          <table:table-cell office:value-type="float" office:value="185948.0"/>
          <table:table-cell office:value-type="float" office:value="134.0"/>
          <table:table-cell office:value-type="float" office:value="0.0"/>
          <table:table-cell office:value-type="float" office:value="104.12"/>
          <table:table-cell office:value-type="float" office:value="101.902"/>
          <table:table-cell office:value-type="float" office:value="1845890.0"/>
          <table:table-cell office:value-type="float" office:value="600006.0"/>
          <table:table-cell office:value-type="float" office:value="151.0"/>
          <table:table-cell office:value-type="float" office:value="0.0"/>
          <table:table-cell office:value-type="float" office:value="12.89"/>
          <table:table-cell office:value-type="float" office:value="11.166"/>
          <table:table-cell office:value-type="float" office:value="50117.0"/>
          <table:table-cell office:value-type="float" office:value="39026.0"/>
          <table:table-cell office:value-type="float" office:value="139.0"/>
          <table:table-cell office:value-type="float" office:value="1000.0"/>
          <table:table-cell office:value-type="float" office:value="616.63"/>
          <table:table-cell office:value-type="float" office:value="613.189"/>
          <table:table-cell office:value-type="float" office:value="9811041.0"/>
          <table:table-cell office:value-type="float" office:value="4131283.0"/>
          <table:table-cell office:value-type="float" office:value="170.0"/>
          <table:table-cell office:value-type="float" office:value="0.0"/>
          <table:table-cell office:value-type="float" office:value="12.17"/>
          <table:table-cell office:value-type="float" office:value="10.038"/>
          <table:table-cell office:value-type="float" office:value="38534.0"/>
          <table:table-cell office:value-type="float" office:value="30114.0"/>
          <table:table-cell office:value-type="float" office:value="148.0"/>
          <table:table-cell office:value-type="float" office:value="1395.0"/>
          <table:table-cell office:value-type="float" office:value="469.34"/>
          <table:table-cell office:value-type="float" office:value="466.864"/>
          <table:table-cell office:value-type="float" office:value="7679311.0"/>
          <table:table-cell office:value-type="float" office:value="3186435.0"/>
          <table:table-cell office:value-type="float" office:value="161.0"/>
          <table:table-cell office:value-type="float" office:value="878.0"/>
          <table:table-cell office:value-type="float" office:value="9.3"/>
          <table:table-cell office:value-type="float" office:value="8.27"/>
          <table:table-cell office:value-type="float" office:value="26480.0"/>
          <table:table-cell office:value-type="float" office:value="19304.0"/>
          <table:table-cell office:value-type="float" office:value="132.0"/>
          <table:table-cell office:value-type="float" office:value="500.0"/>
          <table:table-cell office:value-type="float" office:value="290.37"/>
          <table:table-cell office:value-type="float" office:value="289.185"/>
          <table:table-cell office:value-type="float" office:value="4603703.0"/>
          <table:table-cell office:value-type="float" office:value="1768656.0"/>
          <table:table-cell office:value-type="float" office:value="152.0"/>
          <table:table-cell office:value-type="float" office:value="500.0"/>
          <table:table-cell office:value-type="float" office:value="10.09"/>
          <table:table-cell office:value-type="float" office:value="8.321"/>
          <table:table-cell office:value-type="float" office:value="25787.0"/>
          <table:table-cell office:value-type="float" office:value="19286.0"/>
          <table:table-cell office:value-type="float" office:value="128.0"/>
          <table:table-cell office:value-type="float" office:value="281.0"/>
          <table:table-cell office:value-type="float" office:value="266.14"/>
          <table:table-cell office:value-type="float" office:value="264.425"/>
          <table:table-cell office:value-type="float" office:value="5010061.0"/>
          <table:table-cell office:value-type="float" office:value="1742732.0"/>
          <table:table-cell office:value-type="float" office:value="143.0"/>
          <table:table-cell office:value-type="float" office:value="284.0"/>
          <table:table-cell office:value-type="float" office:value="9.77"/>
          <table:table-cell office:value-type="float" office:value="8.148"/>
          <table:table-cell office:value-type="float" office:value="24323.0"/>
          <table:table-cell office:value-type="float" office:value="17079.0"/>
          <table:table-cell office:value-type="float" office:value="137.0"/>
          <table:table-cell office:value-type="float" office:value="1000.0"/>
          <table:table-cell office:value-type="float" office:value="247.71"/>
          <table:table-cell office:value-type="float" office:value="245.981"/>
          <table:table-cell office:value-type="float" office:value="4521707.0"/>
          <table:table-cell office:value-type="float" office:value="1716089.0"/>
          <table:table-cell office:value-type="float" office:value="147.0"/>
          <table:table-cell office:value-type="float" office:value="616.0"/>
          <table:table-cell table:formula="of:=MIN([.$B58];[.$H58];[.$N58];[.$T58];[.$Z58];[.$AF58];[.$AL58];[.$AR58];[.$AX58];[.$BD58];[.$BJ58];[.$BP58])" office:value-type="float"/>
          <table:table-cell table:formula="of:=MIN([.$C58];[.$I58];[.$O58];[.$U58];[.$AA58];[.$AG58];[.$AM58];[.$AS58];[.$AY58];[.$BE58];[.$BK58];[.$BQ58])" office:value-type="float"/>
          <table:table-cell table:formula="of:=MIN([.$D58];[.$J58];[.$P58];[.$V58];[.$AB58];[.$AH58];[.$AN58];[.$AT58];[.$AZ58];[.$BF58];[.$BL58];[.$BR58])" office:value-type="float"/>
          <table:table-cell table:formula="of:=MIN([.$E58];[.$K58];[.$Q58];[.$W58];[.$AC58];[.$AI58];[.$AO58];[.$AU58];[.$BA58];[.$BG58];[.$BM58];[.$BS58])" office:value-type="float"/>
          <table:table-cell table:formula="of:=MIN([.$F58];[.$L58];[.$R58];[.$X58];[.$AD58];[.$AJ58];[.$AP58];[.$AV58];[.$BB58];[.$BH58];[.$BN58];[.$BT58])" office:value-type="float"/>
          <table:table-cell table:formula="of:=MIN([.$G58];[.$M58];[.$S58];[.$Y58];[.$AE58];[.$AK58];[.$AQ58];[.$AW58];[.$BC58];[.$BI58];[.$BO58];[.$BU58])" office:value-type="float"/>
          <table:table-cell table:formula="of:=MEDIAN([.$B58];[.$H58];[.$N58];[.$T58];[.$Z58];[.$AF58];[.$AL58];[.$AR58];[.$AX58];[.$BD58];[.$BJ58];[.$BP58])" office:value-type="float"/>
          <table:table-cell table:formula="of:=MEDIAN([.$C58];[.$I58];[.$O58];[.$U58];[.$AA58];[.$AG58];[.$AM58];[.$AS58];[.$AY58];[.$BE58];[.$BK58];[.$BQ58])" office:value-type="float"/>
          <table:table-cell table:formula="of:=MEDIAN([.$D58];[.$J58];[.$P58];[.$V58];[.$AB58];[.$AH58];[.$AN58];[.$AT58];[.$AZ58];[.$BF58];[.$BL58];[.$BR58])" office:value-type="float"/>
          <table:table-cell table:formula="of:=MEDIAN([.$E58];[.$K58];[.$Q58];[.$W58];[.$AC58];[.$AI58];[.$AO58];[.$AU58];[.$BA58];[.$BG58];[.$BM58];[.$BS58])" office:value-type="float"/>
          <table:table-cell table:formula="of:=MEDIAN([.$F58];[.$L58];[.$R58];[.$X58];[.$AD58];[.$AJ58];[.$AP58];[.$AV58];[.$BB58];[.$BH58];[.$BN58];[.$BT58])" office:value-type="float"/>
          <table:table-cell table:formula="of:=MEDIAN([.$G58];[.$M58];[.$S58];[.$Y58];[.$AE58];[.$AK58];[.$AQ58];[.$AW58];[.$BC58];[.$BI58];[.$BO58];[.$BU58])" office:value-type="float"/>
          <table:table-cell table:formula="of:=MAX([.$B58];[.$H58];[.$N58];[.$T58];[.$Z58];[.$AF58];[.$AL58];[.$AR58];[.$AX58];[.$BD58];[.$BJ58];[.$BP58])" office:value-type="float"/>
          <table:table-cell table:formula="of:=MAX([.$C58];[.$I58];[.$O58];[.$U58];[.$AA58];[.$AG58];[.$AM58];[.$AS58];[.$AY58];[.$BE58];[.$BK58];[.$BQ58])" office:value-type="float"/>
          <table:table-cell table:formula="of:=MAX([.$D58];[.$J58];[.$P58];[.$V58];[.$AB58];[.$AH58];[.$AN58];[.$AT58];[.$AZ58];[.$BF58];[.$BL58];[.$BR58])" office:value-type="float"/>
          <table:table-cell table:formula="of:=MAX([.$E58];[.$K58];[.$Q58];[.$W58];[.$AC58];[.$AI58];[.$AO58];[.$AU58];[.$BA58];[.$BG58];[.$BM58];[.$BS58])" office:value-type="float"/>
          <table:table-cell table:formula="of:=MAX([.$F58];[.$L58];[.$R58];[.$X58];[.$AD58];[.$AJ58];[.$AP58];[.$AV58];[.$BB58];[.$BH58];[.$BN58];[.$BT58])" office:value-type="float"/>
          <table:table-cell table:formula="of:=MAX([.$G58];[.$M58];[.$S58];[.$Y58];[.$AE58];[.$AK58];[.$AQ58];[.$AW58];[.$BC58];[.$BI58];[.$BO58];[.$BU58])" office:value-type="float"/>
        </table:table-row>
        <table:table-row table:style-name="ro1">
          <table:table-cell office:value-type="string">
            <text:p>elevator-strips-simple-typed/instances/instance-49.lp</text:p>
          </table:table-cell>
          <table:table-cell office:value-type="float" office:value="887.15"/>
          <table:table-cell office:value-type="float" office:value="885.607"/>
          <table:table-cell office:value-type="float" office:value="6843572.0"/>
          <table:table-cell office:value-type="float" office:value="6130442.0"/>
          <table:table-cell office:value-type="float" office:value="1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35131465.0"/>
          <table:table-cell office:value-type="float" office:value="5746124.0"/>
          <table:table-cell office:value-type="float" office:value="158.0"/>
          <table:table-cell office:value-type="float" office:value="0.0"/>
          <table:table-cell office:value-type="float" office:value="128.92"/>
          <table:table-cell office:value-type="float" office:value="126.574"/>
          <table:table-cell office:value-type="float" office:value="1226311.0"/>
          <table:table-cell office:value-type="float" office:value="960104.0"/>
          <table:table-cell office:value-type="float" office:value="145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.0"/>
          <table:table-cell office:value-type="float" office:value="0.0"/>
          <table:table-cell office:value-type="float" office:value="127.89"/>
          <table:table-cell office:value-type="float" office:value="124.517"/>
          <table:table-cell office:value-type="float" office:value="1159366.0"/>
          <table:table-cell office:value-type="float" office:value="918622.0"/>
          <table:table-cell office:value-type="float" office:value="157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6524489.0"/>
          <table:table-cell office:value-type="float" office:value="5941364.0"/>
          <table:table-cell office:value-type="float" office:value="169.0"/>
          <table:table-cell office:value-type="float" office:value="0.0"/>
          <table:table-cell office:value-type="float" office:value="113.49"/>
          <table:table-cell office:value-type="float" office:value="112.473"/>
          <table:table-cell office:value-type="float" office:value="1122622.0"/>
          <table:table-cell office:value-type="float" office:value="852969.0"/>
          <table:table-cell office:value-type="float" office:value="137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22438837.0"/>
          <table:table-cell office:value-type="float" office:value="6251353.0"/>
          <table:table-cell office:value-type="float" office:value="161.0"/>
          <table:table-cell office:value-type="float" office:value="0.0"/>
          <table:table-cell office:value-type="float" office:value="109.19"/>
          <table:table-cell office:value-type="float" office:value="106.828"/>
          <table:table-cell office:value-type="float" office:value="1147385.0"/>
          <table:table-cell office:value-type="float" office:value="893555.0"/>
          <table:table-cell office:value-type="float" office:value="134.0"/>
          <table:table-cell office:value-type="float" office:value="375.0"/>
          <table:table-cell office:value-type="float" office:value="900.0"/>
          <table:table-cell office:value-type="float" office:value="900.0"/>
          <table:table-cell office:value-type="float" office:value="23549329.0"/>
          <table:table-cell office:value-type="float" office:value="5980793.0"/>
          <table:table-cell office:value-type="float" office:value="155.0"/>
          <table:table-cell office:value-type="float" office:value="0.0"/>
          <table:table-cell office:value-type="float" office:value="57.73"/>
          <table:table-cell office:value-type="float" office:value="55.449"/>
          <table:table-cell office:value-type="float" office:value="554633.0"/>
          <table:table-cell office:value-type="float" office:value="419567.0"/>
          <table:table-cell office:value-type="float" office:value="139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8636715.0"/>
          <table:table-cell office:value-type="float" office:value="5697687.0"/>
          <table:table-cell office:value-type="float" office:value="164.0"/>
          <table:table-cell office:value-type="float" office:value="0.0"/>
          <table:table-cell table:formula="of:=MIN([.$B59];[.$H59];[.$N59];[.$T59];[.$Z59];[.$AF59];[.$AL59];[.$AR59];[.$AX59];[.$BD59];[.$BJ59];[.$BP59])" office:value-type="float"/>
          <table:table-cell table:formula="of:=MIN([.$C59];[.$I59];[.$O59];[.$U59];[.$AA59];[.$AG59];[.$AM59];[.$AS59];[.$AY59];[.$BE59];[.$BK59];[.$BQ59])" office:value-type="float"/>
          <table:table-cell table:formula="of:=MIN([.$D59];[.$J59];[.$P59];[.$V59];[.$AB59];[.$AH59];[.$AN59];[.$AT59];[.$AZ59];[.$BF59];[.$BL59];[.$BR59])" office:value-type="float"/>
          <table:table-cell table:formula="of:=MIN([.$E59];[.$K59];[.$Q59];[.$W59];[.$AC59];[.$AI59];[.$AO59];[.$AU59];[.$BA59];[.$BG59];[.$BM59];[.$BS59])" office:value-type="float"/>
          <table:table-cell table:formula="of:=MIN([.$F59];[.$L59];[.$R59];[.$X59];[.$AD59];[.$AJ59];[.$AP59];[.$AV59];[.$BB59];[.$BH59];[.$BN59];[.$BT59])" office:value-type="float"/>
          <table:table-cell table:formula="of:=MIN([.$G59];[.$M59];[.$S59];[.$Y59];[.$AE59];[.$AK59];[.$AQ59];[.$AW59];[.$BC59];[.$BI59];[.$BO59];[.$BU59])" office:value-type="float"/>
          <table:table-cell table:formula="of:=MEDIAN([.$B59];[.$H59];[.$N59];[.$T59];[.$Z59];[.$AF59];[.$AL59];[.$AR59];[.$AX59];[.$BD59];[.$BJ59];[.$BP59])" office:value-type="float"/>
          <table:table-cell table:formula="of:=MEDIAN([.$C59];[.$I59];[.$O59];[.$U59];[.$AA59];[.$AG59];[.$AM59];[.$AS59];[.$AY59];[.$BE59];[.$BK59];[.$BQ59])" office:value-type="float"/>
          <table:table-cell table:formula="of:=MEDIAN([.$D59];[.$J59];[.$P59];[.$V59];[.$AB59];[.$AH59];[.$AN59];[.$AT59];[.$AZ59];[.$BF59];[.$BL59];[.$BR59])" office:value-type="float"/>
          <table:table-cell table:formula="of:=MEDIAN([.$E59];[.$K59];[.$Q59];[.$W59];[.$AC59];[.$AI59];[.$AO59];[.$AU59];[.$BA59];[.$BG59];[.$BM59];[.$BS59])" office:value-type="float"/>
          <table:table-cell table:formula="of:=MEDIAN([.$F59];[.$L59];[.$R59];[.$X59];[.$AD59];[.$AJ59];[.$AP59];[.$AV59];[.$BB59];[.$BH59];[.$BN59];[.$BT59])" office:value-type="float"/>
          <table:table-cell table:formula="of:=MEDIAN([.$G59];[.$M59];[.$S59];[.$Y59];[.$AE59];[.$AK59];[.$AQ59];[.$AW59];[.$BC59];[.$BI59];[.$BO59];[.$BU59])" office:value-type="float"/>
          <table:table-cell table:formula="of:=MAX([.$B59];[.$H59];[.$N59];[.$T59];[.$Z59];[.$AF59];[.$AL59];[.$AR59];[.$AX59];[.$BD59];[.$BJ59];[.$BP59])" office:value-type="float"/>
          <table:table-cell table:formula="of:=MAX([.$C59];[.$I59];[.$O59];[.$U59];[.$AA59];[.$AG59];[.$AM59];[.$AS59];[.$AY59];[.$BE59];[.$BK59];[.$BQ59])" office:value-type="float"/>
          <table:table-cell table:formula="of:=MAX([.$D59];[.$J59];[.$P59];[.$V59];[.$AB59];[.$AH59];[.$AN59];[.$AT59];[.$AZ59];[.$BF59];[.$BL59];[.$BR59])" office:value-type="float"/>
          <table:table-cell table:formula="of:=MAX([.$E59];[.$K59];[.$Q59];[.$W59];[.$AC59];[.$AI59];[.$AO59];[.$AU59];[.$BA59];[.$BG59];[.$BM59];[.$BS59])" office:value-type="float"/>
          <table:table-cell table:formula="of:=MAX([.$F59];[.$L59];[.$R59];[.$X59];[.$AD59];[.$AJ59];[.$AP59];[.$AV59];[.$BB59];[.$BH59];[.$BN59];[.$BT59])" office:value-type="float"/>
          <table:table-cell table:formula="of:=MAX([.$G59];[.$M59];[.$S59];[.$Y59];[.$AE59];[.$AK59];[.$AQ59];[.$AW59];[.$BC59];[.$BI59];[.$BO59];[.$BU59])" office:value-type="float"/>
        </table:table-row>
        <table:table-row table:style-name="ro1">
          <table:table-cell office:value-type="string">
            <text:p>elevator-strips-simple-typed/instances/instance-50.lp</text:p>
          </table:table-cell>
          <table:table-cell office:value-type="float" office:value="430.77"/>
          <table:table-cell office:value-type="float" office:value="429.051"/>
          <table:table-cell office:value-type="float" office:value="3730174.0"/>
          <table:table-cell office:value-type="float" office:value="3207605.0"/>
          <table:table-cell office:value-type="float" office:value="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841637.0"/>
          <table:table-cell office:value-type="float" office:value="4994511.0"/>
          <table:table-cell office:value-type="float" office:value="161.0"/>
          <table:table-cell office:value-type="float" office:value="0.0"/>
          <table:table-cell office:value-type="float" office:value="110.79"/>
          <table:table-cell office:value-type="float" office:value="108.947"/>
          <table:table-cell office:value-type="float" office:value="1140300.0"/>
          <table:table-cell office:value-type="float" office:value="886476.0"/>
          <table:table-cell office:value-type="float" office:value="141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6539826.0"/>
          <table:table-cell office:value-type="float" office:value="5891657.0"/>
          <table:table-cell office:value-type="float" office:value="180.0"/>
          <table:table-cell office:value-type="float" office:value="0.0"/>
          <table:table-cell office:value-type="float" office:value="120.17"/>
          <table:table-cell office:value-type="float" office:value="116.966"/>
          <table:table-cell office:value-type="float" office:value="1207999.0"/>
          <table:table-cell office:value-type="float" office:value="953081.0"/>
          <table:table-cell office:value-type="float" office:value="163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6631111.0"/>
          <table:table-cell office:value-type="float" office:value="5983647.0"/>
          <table:table-cell office:value-type="float" office:value="183.0"/>
          <table:table-cell office:value-type="float" office:value="0.0"/>
          <table:table-cell office:value-type="float" office:value="126.57"/>
          <table:table-cell office:value-type="float" office:value="125.513"/>
          <table:table-cell office:value-type="float" office:value="1230436.0"/>
          <table:table-cell office:value-type="float" office:value="942668.0"/>
          <table:table-cell office:value-type="float" office:value="135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9035574.0"/>
          <table:table-cell office:value-type="float" office:value="5831340.0"/>
          <table:table-cell office:value-type="float" office:value="162.0"/>
          <table:table-cell office:value-type="float" office:value="0.0"/>
          <table:table-cell office:value-type="float" office:value="60.18"/>
          <table:table-cell office:value-type="float" office:value="58.068"/>
          <table:table-cell office:value-type="float" office:value="610931.0"/>
          <table:table-cell office:value-type="float" office:value="480920.0"/>
          <table:table-cell office:value-type="float" office:value="132.0"/>
          <table:table-cell office:value-type="float" office:value="396.0"/>
          <table:table-cell office:value-type="float" office:value="900.0"/>
          <table:table-cell office:value-type="float" office:value="900.0"/>
          <table:table-cell office:value-type="float" office:value="19394764.0"/>
          <table:table-cell office:value-type="float" office:value="6005383.0"/>
          <table:table-cell office:value-type="float" office:value="174.0"/>
          <table:table-cell office:value-type="float" office:value="0.0"/>
          <table:table-cell office:value-type="float" office:value="112.03"/>
          <table:table-cell office:value-type="float" office:value="110.383"/>
          <table:table-cell office:value-type="float" office:value="1107460.0"/>
          <table:table-cell office:value-type="float" office:value="860849.0"/>
          <table:table-cell office:value-type="float" office:value="142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6626750.0"/>
          <table:table-cell office:value-type="float" office:value="5832364.0"/>
          <table:table-cell office:value-type="float" office:value="174.0"/>
          <table:table-cell office:value-type="float" office:value="0.0"/>
          <table:table-cell table:formula="of:=MIN([.$B60];[.$H60];[.$N60];[.$T60];[.$Z60];[.$AF60];[.$AL60];[.$AR60];[.$AX60];[.$BD60];[.$BJ60];[.$BP60])" office:value-type="float"/>
          <table:table-cell table:formula="of:=MIN([.$C60];[.$I60];[.$O60];[.$U60];[.$AA60];[.$AG60];[.$AM60];[.$AS60];[.$AY60];[.$BE60];[.$BK60];[.$BQ60])" office:value-type="float"/>
          <table:table-cell table:formula="of:=MIN([.$D60];[.$J60];[.$P60];[.$V60];[.$AB60];[.$AH60];[.$AN60];[.$AT60];[.$AZ60];[.$BF60];[.$BL60];[.$BR60])" office:value-type="float"/>
          <table:table-cell table:formula="of:=MIN([.$E60];[.$K60];[.$Q60];[.$W60];[.$AC60];[.$AI60];[.$AO60];[.$AU60];[.$BA60];[.$BG60];[.$BM60];[.$BS60])" office:value-type="float"/>
          <table:table-cell table:formula="of:=MIN([.$F60];[.$L60];[.$R60];[.$X60];[.$AD60];[.$AJ60];[.$AP60];[.$AV60];[.$BB60];[.$BH60];[.$BN60];[.$BT60])" office:value-type="float"/>
          <table:table-cell table:formula="of:=MIN([.$G60];[.$M60];[.$S60];[.$Y60];[.$AE60];[.$AK60];[.$AQ60];[.$AW60];[.$BC60];[.$BI60];[.$BO60];[.$BU60])" office:value-type="float"/>
          <table:table-cell table:formula="of:=MEDIAN([.$B60];[.$H60];[.$N60];[.$T60];[.$Z60];[.$AF60];[.$AL60];[.$AR60];[.$AX60];[.$BD60];[.$BJ60];[.$BP60])" office:value-type="float"/>
          <table:table-cell table:formula="of:=MEDIAN([.$C60];[.$I60];[.$O60];[.$U60];[.$AA60];[.$AG60];[.$AM60];[.$AS60];[.$AY60];[.$BE60];[.$BK60];[.$BQ60])" office:value-type="float"/>
          <table:table-cell table:formula="of:=MEDIAN([.$D60];[.$J60];[.$P60];[.$V60];[.$AB60];[.$AH60];[.$AN60];[.$AT60];[.$AZ60];[.$BF60];[.$BL60];[.$BR60])" office:value-type="float"/>
          <table:table-cell table:formula="of:=MEDIAN([.$E60];[.$K60];[.$Q60];[.$W60];[.$AC60];[.$AI60];[.$AO60];[.$AU60];[.$BA60];[.$BG60];[.$BM60];[.$BS60])" office:value-type="float"/>
          <table:table-cell table:formula="of:=MEDIAN([.$F60];[.$L60];[.$R60];[.$X60];[.$AD60];[.$AJ60];[.$AP60];[.$AV60];[.$BB60];[.$BH60];[.$BN60];[.$BT60])" office:value-type="float"/>
          <table:table-cell table:formula="of:=MEDIAN([.$G60];[.$M60];[.$S60];[.$Y60];[.$AE60];[.$AK60];[.$AQ60];[.$AW60];[.$BC60];[.$BI60];[.$BO60];[.$BU60])" office:value-type="float"/>
          <table:table-cell table:formula="of:=MAX([.$B60];[.$H60];[.$N60];[.$T60];[.$Z60];[.$AF60];[.$AL60];[.$AR60];[.$AX60];[.$BD60];[.$BJ60];[.$BP60])" office:value-type="float"/>
          <table:table-cell table:formula="of:=MAX([.$C60];[.$I60];[.$O60];[.$U60];[.$AA60];[.$AG60];[.$AM60];[.$AS60];[.$AY60];[.$BE60];[.$BK60];[.$BQ60])" office:value-type="float"/>
          <table:table-cell table:formula="of:=MAX([.$D60];[.$J60];[.$P60];[.$V60];[.$AB60];[.$AH60];[.$AN60];[.$AT60];[.$AZ60];[.$BF60];[.$BL60];[.$BR60])" office:value-type="float"/>
          <table:table-cell table:formula="of:=MAX([.$E60];[.$K60];[.$Q60];[.$W60];[.$AC60];[.$AI60];[.$AO60];[.$AU60];[.$BA60];[.$BG60];[.$BM60];[.$BS60])" office:value-type="float"/>
          <table:table-cell table:formula="of:=MAX([.$F60];[.$L60];[.$R60];[.$X60];[.$AD60];[.$AJ60];[.$AP60];[.$AV60];[.$BB60];[.$BH60];[.$BN60];[.$BT60])" office:value-type="float"/>
          <table:table-cell table:formula="of:=MAX([.$G60];[.$M60];[.$S60];[.$Y60];[.$AE60];[.$AK60];[.$AQ60];[.$AW60];[.$BC60];[.$BI60];[.$BO60];[.$BU60])" office:value-type="float"/>
        </table:table-row>
        <table:table-row table:style-name="ro1">
          <table:table-cell office:value-type="string">
            <text:p>elevator-strips-simple-typed/instances/instance-51.lp</text:p>
          </table:table-cell>
          <table:table-cell office:value-type="float" office:value="900.0"/>
          <table:table-cell office:value-type="float" office:value="900.0"/>
          <table:table-cell office:value-type="float" office:value="6904629.0"/>
          <table:table-cell office:value-type="float" office:value="6081359.0"/>
          <table:table-cell office:value-type="float" office:value="1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375622.0"/>
          <table:table-cell office:value-type="float" office:value="5163525.0"/>
          <table:table-cell office:value-type="float" office:value="194.0"/>
          <table:table-cell office:value-type="float" office:value="0.0"/>
          <table:table-cell office:value-type="float" office:value="136.25"/>
          <table:table-cell office:value-type="float" office:value="134.238"/>
          <table:table-cell office:value-type="float" office:value="1183009.0"/>
          <table:table-cell office:value-type="float" office:value="965462.0"/>
          <table:table-cell office:value-type="float" office:value="192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9.0"/>
          <table:table-cell office:value-type="float" office:value="0.0"/>
          <table:table-cell office:value-type="float" office:value="97.8"/>
          <table:table-cell office:value-type="float" office:value="93.76"/>
          <table:table-cell office:value-type="float" office:value="738774.0"/>
          <table:table-cell office:value-type="float" office:value="573475.0"/>
          <table:table-cell office:value-type="float" office:value="211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5123594.0"/>
          <table:table-cell office:value-type="float" office:value="5536042.0"/>
          <table:table-cell office:value-type="float" office:value="222.0"/>
          <table:table-cell office:value-type="float" office:value="0.0"/>
          <table:table-cell office:value-type="float" office:value="276.4"/>
          <table:table-cell office:value-type="float" office:value="275.254"/>
          <table:table-cell office:value-type="float" office:value="2333822.0"/>
          <table:table-cell office:value-type="float" office:value="1819893.0"/>
          <table:table-cell office:value-type="float" office:value="179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6220210.0"/>
          <table:table-cell office:value-type="float" office:value="5323742.0"/>
          <table:table-cell office:value-type="float" office:value="206.0"/>
          <table:table-cell office:value-type="float" office:value="0.0"/>
          <table:table-cell office:value-type="float" office:value="204.69"/>
          <table:table-cell office:value-type="float" office:value="202.572"/>
          <table:table-cell office:value-type="float" office:value="1883811.0"/>
          <table:table-cell office:value-type="float" office:value="1468676.0"/>
          <table:table-cell office:value-type="float" office:value="177.0"/>
          <table:table-cell office:value-type="float" office:value="368.0"/>
          <table:table-cell office:value-type="float" office:value="900.0"/>
          <table:table-cell office:value-type="float" office:value="900.0"/>
          <table:table-cell office:value-type="float" office:value="17323201.0"/>
          <table:table-cell office:value-type="float" office:value="5197750.0"/>
          <table:table-cell office:value-type="float" office:value="198.0"/>
          <table:table-cell office:value-type="float" office:value="0.0"/>
          <table:table-cell office:value-type="float" office:value="94.56"/>
          <table:table-cell office:value-type="float" office:value="91.918"/>
          <table:table-cell office:value-type="float" office:value="723053.0"/>
          <table:table-cell office:value-type="float" office:value="572102.0"/>
          <table:table-cell office:value-type="float" office:value="187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3553380.0"/>
          <table:table-cell office:value-type="float" office:value="5461011.0"/>
          <table:table-cell office:value-type="float" office:value="213.0"/>
          <table:table-cell office:value-type="float" office:value="0.0"/>
          <table:table-cell table:formula="of:=MIN([.$B61];[.$H61];[.$N61];[.$T61];[.$Z61];[.$AF61];[.$AL61];[.$AR61];[.$AX61];[.$BD61];[.$BJ61];[.$BP61])" office:value-type="float"/>
          <table:table-cell table:formula="of:=MIN([.$C61];[.$I61];[.$O61];[.$U61];[.$AA61];[.$AG61];[.$AM61];[.$AS61];[.$AY61];[.$BE61];[.$BK61];[.$BQ61])" office:value-type="float"/>
          <table:table-cell table:formula="of:=MIN([.$D61];[.$J61];[.$P61];[.$V61];[.$AB61];[.$AH61];[.$AN61];[.$AT61];[.$AZ61];[.$BF61];[.$BL61];[.$BR61])" office:value-type="float"/>
          <table:table-cell table:formula="of:=MIN([.$E61];[.$K61];[.$Q61];[.$W61];[.$AC61];[.$AI61];[.$AO61];[.$AU61];[.$BA61];[.$BG61];[.$BM61];[.$BS61])" office:value-type="float"/>
          <table:table-cell table:formula="of:=MIN([.$F61];[.$L61];[.$R61];[.$X61];[.$AD61];[.$AJ61];[.$AP61];[.$AV61];[.$BB61];[.$BH61];[.$BN61];[.$BT61])" office:value-type="float"/>
          <table:table-cell table:formula="of:=MIN([.$G61];[.$M61];[.$S61];[.$Y61];[.$AE61];[.$AK61];[.$AQ61];[.$AW61];[.$BC61];[.$BI61];[.$BO61];[.$BU61])" office:value-type="float"/>
          <table:table-cell table:formula="of:=MEDIAN([.$B61];[.$H61];[.$N61];[.$T61];[.$Z61];[.$AF61];[.$AL61];[.$AR61];[.$AX61];[.$BD61];[.$BJ61];[.$BP61])" office:value-type="float"/>
          <table:table-cell table:formula="of:=MEDIAN([.$C61];[.$I61];[.$O61];[.$U61];[.$AA61];[.$AG61];[.$AM61];[.$AS61];[.$AY61];[.$BE61];[.$BK61];[.$BQ61])" office:value-type="float"/>
          <table:table-cell table:formula="of:=MEDIAN([.$D61];[.$J61];[.$P61];[.$V61];[.$AB61];[.$AH61];[.$AN61];[.$AT61];[.$AZ61];[.$BF61];[.$BL61];[.$BR61])" office:value-type="float"/>
          <table:table-cell table:formula="of:=MEDIAN([.$E61];[.$K61];[.$Q61];[.$W61];[.$AC61];[.$AI61];[.$AO61];[.$AU61];[.$BA61];[.$BG61];[.$BM61];[.$BS61])" office:value-type="float"/>
          <table:table-cell table:formula="of:=MEDIAN([.$F61];[.$L61];[.$R61];[.$X61];[.$AD61];[.$AJ61];[.$AP61];[.$AV61];[.$BB61];[.$BH61];[.$BN61];[.$BT61])" office:value-type="float"/>
          <table:table-cell table:formula="of:=MEDIAN([.$G61];[.$M61];[.$S61];[.$Y61];[.$AE61];[.$AK61];[.$AQ61];[.$AW61];[.$BC61];[.$BI61];[.$BO61];[.$BU61])" office:value-type="float"/>
          <table:table-cell table:formula="of:=MAX([.$B61];[.$H61];[.$N61];[.$T61];[.$Z61];[.$AF61];[.$AL61];[.$AR61];[.$AX61];[.$BD61];[.$BJ61];[.$BP61])" office:value-type="float"/>
          <table:table-cell table:formula="of:=MAX([.$C61];[.$I61];[.$O61];[.$U61];[.$AA61];[.$AG61];[.$AM61];[.$AS61];[.$AY61];[.$BE61];[.$BK61];[.$BQ61])" office:value-type="float"/>
          <table:table-cell table:formula="of:=MAX([.$D61];[.$J61];[.$P61];[.$V61];[.$AB61];[.$AH61];[.$AN61];[.$AT61];[.$AZ61];[.$BF61];[.$BL61];[.$BR61])" office:value-type="float"/>
          <table:table-cell table:formula="of:=MAX([.$E61];[.$K61];[.$Q61];[.$W61];[.$AC61];[.$AI61];[.$AO61];[.$AU61];[.$BA61];[.$BG61];[.$BM61];[.$BS61])" office:value-type="float"/>
          <table:table-cell table:formula="of:=MAX([.$F61];[.$L61];[.$R61];[.$X61];[.$AD61];[.$AJ61];[.$AP61];[.$AV61];[.$BB61];[.$BH61];[.$BN61];[.$BT61])" office:value-type="float"/>
          <table:table-cell table:formula="of:=MAX([.$G61];[.$M61];[.$S61];[.$Y61];[.$AE61];[.$AK61];[.$AQ61];[.$AW61];[.$BC61];[.$BI61];[.$BO61];[.$BU61])" office:value-type="float"/>
        </table:table-row>
        <table:table-row table:style-name="ro1">
          <table:table-cell office:value-type="string">
            <text:p>elevator-strips-simple-typed/instances/instance-52.lp</text:p>
          </table:table-cell>
          <table:table-cell office:value-type="float" office:value="28.46"/>
          <table:table-cell office:value-type="float" office:value="26.736"/>
          <table:table-cell office:value-type="float" office:value="118766.0"/>
          <table:table-cell office:value-type="float" office:value="105317.0"/>
          <table:table-cell office:value-type="float" office:value="176.0"/>
          <table:table-cell office:value-type="float" office:value="0.0"/>
          <table:table-cell office:value-type="float" office:value="125.23"/>
          <table:table-cell office:value-type="float" office:value="123.062"/>
          <table:table-cell office:value-type="float" office:value="1954914.0"/>
          <table:table-cell office:value-type="float" office:value="642374.0"/>
          <table:table-cell office:value-type="float" office:value="184.0"/>
          <table:table-cell office:value-type="float" office:value="0.0"/>
          <table:table-cell office:value-type="float" office:value="16.31"/>
          <table:table-cell office:value-type="float" office:value="14.407"/>
          <table:table-cell office:value-type="float" office:value="42635.0"/>
          <table:table-cell office:value-type="float" office:value="34705.0"/>
          <table:table-cell office:value-type="float" office:value="184.0"/>
          <table:table-cell office:value-type="float" office:value="1000.0"/>
          <table:table-cell office:value-type="float" office:value="788.14"/>
          <table:table-cell office:value-type="float" office:value="786.385"/>
          <table:table-cell office:value-type="float" office:value="10836097.0"/>
          <table:table-cell office:value-type="float" office:value="4649057.0"/>
          <table:table-cell office:value-type="float" office:value="226.0"/>
          <table:table-cell office:value-type="float" office:value="0.0"/>
          <table:table-cell office:value-type="float" office:value="16.25"/>
          <table:table-cell office:value-type="float" office:value="13.816"/>
          <table:table-cell office:value-type="float" office:value="38813.0"/>
          <table:table-cell office:value-type="float" office:value="30468.0"/>
          <table:table-cell office:value-type="float" office:value="195.0"/>
          <table:table-cell office:value-type="float" office:value="1498.0"/>
          <table:table-cell office:value-type="float" office:value="726.88"/>
          <table:table-cell office:value-type="float" office:value="724.538"/>
          <table:table-cell office:value-type="float" office:value="10043292.0"/>
          <table:table-cell office:value-type="float" office:value="4390694.0"/>
          <table:table-cell office:value-type="float" office:value="217.0"/>
          <table:table-cell office:value-type="float" office:value="843.0"/>
          <table:table-cell office:value-type="float" office:value="17.88"/>
          <table:table-cell office:value-type="float" office:value="16.819"/>
          <table:table-cell office:value-type="float" office:value="61285.0"/>
          <table:table-cell office:value-type="float" office:value="50554.0"/>
          <table:table-cell office:value-type="float" office:value="175.0"/>
          <table:table-cell office:value-type="float" office:value="500.0"/>
          <table:table-cell office:value-type="float" office:value="693.06"/>
          <table:table-cell office:value-type="float" office:value="691.845"/>
          <table:table-cell office:value-type="float" office:value="8801414.0"/>
          <table:table-cell office:value-type="float" office:value="3609754.0"/>
          <table:table-cell office:value-type="float" office:value="212.0"/>
          <table:table-cell office:value-type="float" office:value="500.0"/>
          <table:table-cell office:value-type="float" office:value="16.33"/>
          <table:table-cell office:value-type="float" office:value="14.581"/>
          <table:table-cell office:value-type="float" office:value="45347.0"/>
          <table:table-cell office:value-type="float" office:value="36992.0"/>
          <table:table-cell office:value-type="float" office:value="169.0"/>
          <table:table-cell office:value-type="float" office:value="270.0"/>
          <table:table-cell office:value-type="float" office:value="161.87"/>
          <table:table-cell office:value-type="float" office:value="159.997"/>
          <table:table-cell office:value-type="float" office:value="2605645.0"/>
          <table:table-cell office:value-type="float" office:value="908822.0"/>
          <table:table-cell office:value-type="float" office:value="181.0"/>
          <table:table-cell office:value-type="float" office:value="309.0"/>
          <table:table-cell office:value-type="float" office:value="15.5"/>
          <table:table-cell office:value-type="float" office:value="13.706"/>
          <table:table-cell office:value-type="float" office:value="43343.0"/>
          <table:table-cell office:value-type="float" office:value="33625.0"/>
          <table:table-cell office:value-type="float" office:value="180.0"/>
          <table:table-cell office:value-type="float" office:value="1000.0"/>
          <table:table-cell office:value-type="float" office:value="326.74"/>
          <table:table-cell office:value-type="float" office:value="324.871"/>
          <table:table-cell office:value-type="float" office:value="4874299.0"/>
          <table:table-cell office:value-type="float" office:value="1853407.0"/>
          <table:table-cell office:value-type="float" office:value="207.0"/>
          <table:table-cell office:value-type="float" office:value="671.0"/>
          <table:table-cell table:formula="of:=MIN([.$B62];[.$H62];[.$N62];[.$T62];[.$Z62];[.$AF62];[.$AL62];[.$AR62];[.$AX62];[.$BD62];[.$BJ62];[.$BP62])" office:value-type="float"/>
          <table:table-cell table:formula="of:=MIN([.$C62];[.$I62];[.$O62];[.$U62];[.$AA62];[.$AG62];[.$AM62];[.$AS62];[.$AY62];[.$BE62];[.$BK62];[.$BQ62])" office:value-type="float"/>
          <table:table-cell table:formula="of:=MIN([.$D62];[.$J62];[.$P62];[.$V62];[.$AB62];[.$AH62];[.$AN62];[.$AT62];[.$AZ62];[.$BF62];[.$BL62];[.$BR62])" office:value-type="float"/>
          <table:table-cell table:formula="of:=MIN([.$E62];[.$K62];[.$Q62];[.$W62];[.$AC62];[.$AI62];[.$AO62];[.$AU62];[.$BA62];[.$BG62];[.$BM62];[.$BS62])" office:value-type="float"/>
          <table:table-cell table:formula="of:=MIN([.$F62];[.$L62];[.$R62];[.$X62];[.$AD62];[.$AJ62];[.$AP62];[.$AV62];[.$BB62];[.$BH62];[.$BN62];[.$BT62])" office:value-type="float"/>
          <table:table-cell table:formula="of:=MIN([.$G62];[.$M62];[.$S62];[.$Y62];[.$AE62];[.$AK62];[.$AQ62];[.$AW62];[.$BC62];[.$BI62];[.$BO62];[.$BU62])" office:value-type="float"/>
          <table:table-cell table:formula="of:=MEDIAN([.$B62];[.$H62];[.$N62];[.$T62];[.$Z62];[.$AF62];[.$AL62];[.$AR62];[.$AX62];[.$BD62];[.$BJ62];[.$BP62])" office:value-type="float"/>
          <table:table-cell table:formula="of:=MEDIAN([.$C62];[.$I62];[.$O62];[.$U62];[.$AA62];[.$AG62];[.$AM62];[.$AS62];[.$AY62];[.$BE62];[.$BK62];[.$BQ62])" office:value-type="float"/>
          <table:table-cell table:formula="of:=MEDIAN([.$D62];[.$J62];[.$P62];[.$V62];[.$AB62];[.$AH62];[.$AN62];[.$AT62];[.$AZ62];[.$BF62];[.$BL62];[.$BR62])" office:value-type="float"/>
          <table:table-cell table:formula="of:=MEDIAN([.$E62];[.$K62];[.$Q62];[.$W62];[.$AC62];[.$AI62];[.$AO62];[.$AU62];[.$BA62];[.$BG62];[.$BM62];[.$BS62])" office:value-type="float"/>
          <table:table-cell table:formula="of:=MEDIAN([.$F62];[.$L62];[.$R62];[.$X62];[.$AD62];[.$AJ62];[.$AP62];[.$AV62];[.$BB62];[.$BH62];[.$BN62];[.$BT62])" office:value-type="float"/>
          <table:table-cell table:formula="of:=MEDIAN([.$G62];[.$M62];[.$S62];[.$Y62];[.$AE62];[.$AK62];[.$AQ62];[.$AW62];[.$BC62];[.$BI62];[.$BO62];[.$BU62])" office:value-type="float"/>
          <table:table-cell table:formula="of:=MAX([.$B62];[.$H62];[.$N62];[.$T62];[.$Z62];[.$AF62];[.$AL62];[.$AR62];[.$AX62];[.$BD62];[.$BJ62];[.$BP62])" office:value-type="float"/>
          <table:table-cell table:formula="of:=MAX([.$C62];[.$I62];[.$O62];[.$U62];[.$AA62];[.$AG62];[.$AM62];[.$AS62];[.$AY62];[.$BE62];[.$BK62];[.$BQ62])" office:value-type="float"/>
          <table:table-cell table:formula="of:=MAX([.$D62];[.$J62];[.$P62];[.$V62];[.$AB62];[.$AH62];[.$AN62];[.$AT62];[.$AZ62];[.$BF62];[.$BL62];[.$BR62])" office:value-type="float"/>
          <table:table-cell table:formula="of:=MAX([.$E62];[.$K62];[.$Q62];[.$W62];[.$AC62];[.$AI62];[.$AO62];[.$AU62];[.$BA62];[.$BG62];[.$BM62];[.$BS62])" office:value-type="float"/>
          <table:table-cell table:formula="of:=MAX([.$F62];[.$L62];[.$R62];[.$X62];[.$AD62];[.$AJ62];[.$AP62];[.$AV62];[.$BB62];[.$BH62];[.$BN62];[.$BT62])" office:value-type="float"/>
          <table:table-cell table:formula="of:=MAX([.$G62];[.$M62];[.$S62];[.$Y62];[.$AE62];[.$AK62];[.$AQ62];[.$AW62];[.$BC62];[.$BI62];[.$BO62];[.$BU62])" office:value-type="float"/>
        </table:table-row>
        <table:table-row table:style-name="ro1">
          <table:table-cell office:value-type="string">
            <text:p>elevator-strips-simple-typed/instances/instance-53.lp</text:p>
          </table:table-cell>
          <table:table-cell office:value-type="float" office:value="900.0"/>
          <table:table-cell office:value-type="float" office:value="900.0"/>
          <table:table-cell office:value-type="float" office:value="6778509.0"/>
          <table:table-cell office:value-type="float" office:value="5688142.0"/>
          <table:table-cell office:value-type="float" office:value="1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7729265.0"/>
          <table:table-cell office:value-type="float" office:value="5317594.0"/>
          <table:table-cell office:value-type="float" office:value="2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75254.0"/>
          <table:table-cell office:value-type="float" office:value="5992580.0"/>
          <table:table-cell office:value-type="float" office:value="1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91309.0"/>
          <table:table-cell office:value-type="float" office:value="6320288.0"/>
          <table:table-cell office:value-type="float" office:value="2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436770.0"/>
          <table:table-cell office:value-type="float" office:value="5236494.0"/>
          <table:table-cell office:value-type="float" office:value="2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782584.0"/>
          <table:table-cell office:value-type="float" office:value="6014557.0"/>
          <table:table-cell office:value-type="float" office:value="1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271507.0"/>
          <table:table-cell office:value-type="float" office:value="5373672.0"/>
          <table:table-cell office:value-type="float" office:value="2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93144.0"/>
          <table:table-cell office:value-type="float" office:value="7066079.0"/>
          <table:table-cell office:value-type="float" office:value="1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844633.0"/>
          <table:table-cell office:value-type="float" office:value="5319737.0"/>
          <table:table-cell office:value-type="float" office:value="2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54767.0"/>
          <table:table-cell office:value-type="float" office:value="6592762.0"/>
          <table:table-cell office:value-type="float" office:value="1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435411.0"/>
          <table:table-cell office:value-type="float" office:value="5357681.0"/>
          <table:table-cell office:value-type="float" office:value="206.0"/>
          <table:table-cell office:value-type="float" office:value="0.0"/>
          <table:table-cell table:formula="of:=MIN([.$B63];[.$H63];[.$N63];[.$T63];[.$Z63];[.$AF63];[.$AL63];[.$AR63];[.$AX63];[.$BD63];[.$BJ63];[.$BP63])" office:value-type="float"/>
          <table:table-cell table:formula="of:=MIN([.$C63];[.$I63];[.$O63];[.$U63];[.$AA63];[.$AG63];[.$AM63];[.$AS63];[.$AY63];[.$BE63];[.$BK63];[.$BQ63])" office:value-type="float"/>
          <table:table-cell table:formula="of:=MIN([.$D63];[.$J63];[.$P63];[.$V63];[.$AB63];[.$AH63];[.$AN63];[.$AT63];[.$AZ63];[.$BF63];[.$BL63];[.$BR63])" office:value-type="float"/>
          <table:table-cell table:formula="of:=MIN([.$E63];[.$K63];[.$Q63];[.$W63];[.$AC63];[.$AI63];[.$AO63];[.$AU63];[.$BA63];[.$BG63];[.$BM63];[.$BS63])" office:value-type="float"/>
          <table:table-cell table:formula="of:=MIN([.$F63];[.$L63];[.$R63];[.$X63];[.$AD63];[.$AJ63];[.$AP63];[.$AV63];[.$BB63];[.$BH63];[.$BN63];[.$BT63])" office:value-type="float"/>
          <table:table-cell table:formula="of:=MIN([.$G63];[.$M63];[.$S63];[.$Y63];[.$AE63];[.$AK63];[.$AQ63];[.$AW63];[.$BC63];[.$BI63];[.$BO63];[.$BU63])" office:value-type="float"/>
          <table:table-cell table:formula="of:=MEDIAN([.$B63];[.$H63];[.$N63];[.$T63];[.$Z63];[.$AF63];[.$AL63];[.$AR63];[.$AX63];[.$BD63];[.$BJ63];[.$BP63])" office:value-type="float"/>
          <table:table-cell table:formula="of:=MEDIAN([.$C63];[.$I63];[.$O63];[.$U63];[.$AA63];[.$AG63];[.$AM63];[.$AS63];[.$AY63];[.$BE63];[.$BK63];[.$BQ63])" office:value-type="float"/>
          <table:table-cell table:formula="of:=MEDIAN([.$D63];[.$J63];[.$P63];[.$V63];[.$AB63];[.$AH63];[.$AN63];[.$AT63];[.$AZ63];[.$BF63];[.$BL63];[.$BR63])" office:value-type="float"/>
          <table:table-cell table:formula="of:=MEDIAN([.$E63];[.$K63];[.$Q63];[.$W63];[.$AC63];[.$AI63];[.$AO63];[.$AU63];[.$BA63];[.$BG63];[.$BM63];[.$BS63])" office:value-type="float"/>
          <table:table-cell table:formula="of:=MEDIAN([.$F63];[.$L63];[.$R63];[.$X63];[.$AD63];[.$AJ63];[.$AP63];[.$AV63];[.$BB63];[.$BH63];[.$BN63];[.$BT63])" office:value-type="float"/>
          <table:table-cell table:formula="of:=MEDIAN([.$G63];[.$M63];[.$S63];[.$Y63];[.$AE63];[.$AK63];[.$AQ63];[.$AW63];[.$BC63];[.$BI63];[.$BO63];[.$BU63])" office:value-type="float"/>
          <table:table-cell table:formula="of:=MAX([.$B63];[.$H63];[.$N63];[.$T63];[.$Z63];[.$AF63];[.$AL63];[.$AR63];[.$AX63];[.$BD63];[.$BJ63];[.$BP63])" office:value-type="float"/>
          <table:table-cell table:formula="of:=MAX([.$C63];[.$I63];[.$O63];[.$U63];[.$AA63];[.$AG63];[.$AM63];[.$AS63];[.$AY63];[.$BE63];[.$BK63];[.$BQ63])" office:value-type="float"/>
          <table:table-cell table:formula="of:=MAX([.$D63];[.$J63];[.$P63];[.$V63];[.$AB63];[.$AH63];[.$AN63];[.$AT63];[.$AZ63];[.$BF63];[.$BL63];[.$BR63])" office:value-type="float"/>
          <table:table-cell table:formula="of:=MAX([.$E63];[.$K63];[.$Q63];[.$W63];[.$AC63];[.$AI63];[.$AO63];[.$AU63];[.$BA63];[.$BG63];[.$BM63];[.$BS63])" office:value-type="float"/>
          <table:table-cell table:formula="of:=MAX([.$F63];[.$L63];[.$R63];[.$X63];[.$AD63];[.$AJ63];[.$AP63];[.$AV63];[.$BB63];[.$BH63];[.$BN63];[.$BT63])" office:value-type="float"/>
          <table:table-cell table:formula="of:=MAX([.$G63];[.$M63];[.$S63];[.$Y63];[.$AE63];[.$AK63];[.$AQ63];[.$AW63];[.$BC63];[.$BI63];[.$BO63];[.$BU63])" office:value-type="float"/>
        </table:table-row>
        <table:table-row table:style-name="ro1">
          <table:table-cell office:value-type="string">
            <text:p>elevator-strips-simple-typed/instances/instance-54.lp</text:p>
          </table:table-cell>
          <table:table-cell office:value-type="float" office:value="900.0"/>
          <table:table-cell office:value-type="float" office:value="900.0"/>
          <table:table-cell office:value-type="float" office:value="7091858.0"/>
          <table:table-cell office:value-type="float" office:value="6105761.0"/>
          <table:table-cell office:value-type="float" office:value="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9935526.0"/>
          <table:table-cell office:value-type="float" office:value="5080015.0"/>
          <table:table-cell office:value-type="float" office:value="1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55318.0"/>
          <table:table-cell office:value-type="float" office:value="6259538.0"/>
          <table:table-cell office:value-type="float" office:value="1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129229.0"/>
          <table:table-cell office:value-type="float" office:value="5342411.0"/>
          <table:table-cell office:value-type="float" office:value="2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65000.0"/>
          <table:table-cell office:value-type="float" office:value="6214825.0"/>
          <table:table-cell office:value-type="float" office:value="2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519841.0"/>
          <table:table-cell office:value-type="float" office:value="5104142.0"/>
          <table:table-cell office:value-type="float" office:value="2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94270.0"/>
          <table:table-cell office:value-type="float" office:value="6314973.0"/>
          <table:table-cell office:value-type="float" office:value="1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726112.0"/>
          <table:table-cell office:value-type="float" office:value="5312769.0"/>
          <table:table-cell office:value-type="float" office:value="2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89808.0"/>
          <table:table-cell office:value-type="float" office:value="6066172.0"/>
          <table:table-cell office:value-type="float" office:value="1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346455.0"/>
          <table:table-cell office:value-type="float" office:value="5430130.0"/>
          <table:table-cell office:value-type="float" office:value="1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54240.0"/>
          <table:table-cell office:value-type="float" office:value="6672677.0"/>
          <table:table-cell office:value-type="float" office:value="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163584.0"/>
          <table:table-cell office:value-type="float" office:value="5340871.0"/>
          <table:table-cell office:value-type="float" office:value="205.0"/>
          <table:table-cell office:value-type="float" office:value="0.0"/>
          <table:table-cell table:formula="of:=MIN([.$B64];[.$H64];[.$N64];[.$T64];[.$Z64];[.$AF64];[.$AL64];[.$AR64];[.$AX64];[.$BD64];[.$BJ64];[.$BP64])" office:value-type="float"/>
          <table:table-cell table:formula="of:=MIN([.$C64];[.$I64];[.$O64];[.$U64];[.$AA64];[.$AG64];[.$AM64];[.$AS64];[.$AY64];[.$BE64];[.$BK64];[.$BQ64])" office:value-type="float"/>
          <table:table-cell table:formula="of:=MIN([.$D64];[.$J64];[.$P64];[.$V64];[.$AB64];[.$AH64];[.$AN64];[.$AT64];[.$AZ64];[.$BF64];[.$BL64];[.$BR64])" office:value-type="float"/>
          <table:table-cell table:formula="of:=MIN([.$E64];[.$K64];[.$Q64];[.$W64];[.$AC64];[.$AI64];[.$AO64];[.$AU64];[.$BA64];[.$BG64];[.$BM64];[.$BS64])" office:value-type="float"/>
          <table:table-cell table:formula="of:=MIN([.$F64];[.$L64];[.$R64];[.$X64];[.$AD64];[.$AJ64];[.$AP64];[.$AV64];[.$BB64];[.$BH64];[.$BN64];[.$BT64])" office:value-type="float"/>
          <table:table-cell table:formula="of:=MIN([.$G64];[.$M64];[.$S64];[.$Y64];[.$AE64];[.$AK64];[.$AQ64];[.$AW64];[.$BC64];[.$BI64];[.$BO64];[.$BU64])" office:value-type="float"/>
          <table:table-cell table:formula="of:=MEDIAN([.$B64];[.$H64];[.$N64];[.$T64];[.$Z64];[.$AF64];[.$AL64];[.$AR64];[.$AX64];[.$BD64];[.$BJ64];[.$BP64])" office:value-type="float"/>
          <table:table-cell table:formula="of:=MEDIAN([.$C64];[.$I64];[.$O64];[.$U64];[.$AA64];[.$AG64];[.$AM64];[.$AS64];[.$AY64];[.$BE64];[.$BK64];[.$BQ64])" office:value-type="float"/>
          <table:table-cell table:formula="of:=MEDIAN([.$D64];[.$J64];[.$P64];[.$V64];[.$AB64];[.$AH64];[.$AN64];[.$AT64];[.$AZ64];[.$BF64];[.$BL64];[.$BR64])" office:value-type="float"/>
          <table:table-cell table:formula="of:=MEDIAN([.$E64];[.$K64];[.$Q64];[.$W64];[.$AC64];[.$AI64];[.$AO64];[.$AU64];[.$BA64];[.$BG64];[.$BM64];[.$BS64])" office:value-type="float"/>
          <table:table-cell table:formula="of:=MEDIAN([.$F64];[.$L64];[.$R64];[.$X64];[.$AD64];[.$AJ64];[.$AP64];[.$AV64];[.$BB64];[.$BH64];[.$BN64];[.$BT64])" office:value-type="float"/>
          <table:table-cell table:formula="of:=MEDIAN([.$G64];[.$M64];[.$S64];[.$Y64];[.$AE64];[.$AK64];[.$AQ64];[.$AW64];[.$BC64];[.$BI64];[.$BO64];[.$BU64])" office:value-type="float"/>
          <table:table-cell table:formula="of:=MAX([.$B64];[.$H64];[.$N64];[.$T64];[.$Z64];[.$AF64];[.$AL64];[.$AR64];[.$AX64];[.$BD64];[.$BJ64];[.$BP64])" office:value-type="float"/>
          <table:table-cell table:formula="of:=MAX([.$C64];[.$I64];[.$O64];[.$U64];[.$AA64];[.$AG64];[.$AM64];[.$AS64];[.$AY64];[.$BE64];[.$BK64];[.$BQ64])" office:value-type="float"/>
          <table:table-cell table:formula="of:=MAX([.$D64];[.$J64];[.$P64];[.$V64];[.$AB64];[.$AH64];[.$AN64];[.$AT64];[.$AZ64];[.$BF64];[.$BL64];[.$BR64])" office:value-type="float"/>
          <table:table-cell table:formula="of:=MAX([.$E64];[.$K64];[.$Q64];[.$W64];[.$AC64];[.$AI64];[.$AO64];[.$AU64];[.$BA64];[.$BG64];[.$BM64];[.$BS64])" office:value-type="float"/>
          <table:table-cell table:formula="of:=MAX([.$F64];[.$L64];[.$R64];[.$X64];[.$AD64];[.$AJ64];[.$AP64];[.$AV64];[.$BB64];[.$BH64];[.$BN64];[.$BT64])" office:value-type="float"/>
          <table:table-cell table:formula="of:=MAX([.$G64];[.$M64];[.$S64];[.$Y64];[.$AE64];[.$AK64];[.$AQ64];[.$AW64];[.$BC64];[.$BI64];[.$BO64];[.$BU64])" office:value-type="float"/>
        </table:table-row>
        <table:table-row table:style-name="ro1">
          <table:table-cell office:value-type="string">
            <text:p>elevator-strips-simple-typed/instances/instance-55.lp</text:p>
          </table:table-cell>
          <table:table-cell office:value-type="float" office:value="334.64"/>
          <table:table-cell office:value-type="float" office:value="333.017"/>
          <table:table-cell office:value-type="float" office:value="2522087.0"/>
          <table:table-cell office:value-type="float" office:value="2102893.0"/>
          <table:table-cell office:value-type="float" office:value="1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297149.0"/>
          <table:table-cell office:value-type="float" office:value="5107891.0"/>
          <table:table-cell office:value-type="float" office:value="194.0"/>
          <table:table-cell office:value-type="float" office:value="0.0"/>
          <table:table-cell office:value-type="float" office:value="255.51"/>
          <table:table-cell office:value-type="float" office:value="253.439"/>
          <table:table-cell office:value-type="float" office:value="2305018.0"/>
          <table:table-cell office:value-type="float" office:value="1809841.0"/>
          <table:table-cell office:value-type="float" office:value="193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7.0"/>
          <table:table-cell office:value-type="float" office:value="0.0"/>
          <table:table-cell office:value-type="float" office:value="120.95"/>
          <table:table-cell office:value-type="float" office:value="118.25"/>
          <table:table-cell office:value-type="float" office:value="1092909.0"/>
          <table:table-cell office:value-type="float" office:value="829099.0"/>
          <table:table-cell office:value-type="float" office:value="200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4741285.0"/>
          <table:table-cell office:value-type="float" office:value="5131661.0"/>
          <table:table-cell office:value-type="float" office:value="202.0"/>
          <table:table-cell office:value-type="float" office:value="0.0"/>
          <table:table-cell office:value-type="float" office:value="254.24"/>
          <table:table-cell office:value-type="float" office:value="253.057"/>
          <table:table-cell office:value-type="float" office:value="2293390.0"/>
          <table:table-cell office:value-type="float" office:value="1797493.0"/>
          <table:table-cell office:value-type="float" office:value="184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7538659.0"/>
          <table:table-cell office:value-type="float" office:value="5482127.0"/>
          <table:table-cell office:value-type="float" office:value="200.0"/>
          <table:table-cell office:value-type="float" office:value="0.0"/>
          <table:table-cell office:value-type="float" office:value="226.08"/>
          <table:table-cell office:value-type="float" office:value="223.708"/>
          <table:table-cell office:value-type="float" office:value="2129613.0"/>
          <table:table-cell office:value-type="float" office:value="1623127.0"/>
          <table:table-cell office:value-type="float" office:value="177.0"/>
          <table:table-cell office:value-type="float" office:value="392.0"/>
          <table:table-cell office:value-type="float" office:value="900.0"/>
          <table:table-cell office:value-type="float" office:value="900.0"/>
          <table:table-cell office:value-type="float" office:value="19719518.0"/>
          <table:table-cell office:value-type="float" office:value="5271561.0"/>
          <table:table-cell office:value-type="float" office:value="201.0"/>
          <table:table-cell office:value-type="float" office:value="0.0"/>
          <table:table-cell office:value-type="float" office:value="95.68"/>
          <table:table-cell office:value-type="float" office:value="93.731"/>
          <table:table-cell office:value-type="float" office:value="852861.0"/>
          <table:table-cell office:value-type="float" office:value="653556.0"/>
          <table:table-cell office:value-type="float" office:value="188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8885712.0"/>
          <table:table-cell office:value-type="float" office:value="5246035.0"/>
          <table:table-cell office:value-type="float" office:value="209.0"/>
          <table:table-cell office:value-type="float" office:value="0.0"/>
          <table:table-cell table:formula="of:=MIN([.$B65];[.$H65];[.$N65];[.$T65];[.$Z65];[.$AF65];[.$AL65];[.$AR65];[.$AX65];[.$BD65];[.$BJ65];[.$BP65])" office:value-type="float"/>
          <table:table-cell table:formula="of:=MIN([.$C65];[.$I65];[.$O65];[.$U65];[.$AA65];[.$AG65];[.$AM65];[.$AS65];[.$AY65];[.$BE65];[.$BK65];[.$BQ65])" office:value-type="float"/>
          <table:table-cell table:formula="of:=MIN([.$D65];[.$J65];[.$P65];[.$V65];[.$AB65];[.$AH65];[.$AN65];[.$AT65];[.$AZ65];[.$BF65];[.$BL65];[.$BR65])" office:value-type="float"/>
          <table:table-cell table:formula="of:=MIN([.$E65];[.$K65];[.$Q65];[.$W65];[.$AC65];[.$AI65];[.$AO65];[.$AU65];[.$BA65];[.$BG65];[.$BM65];[.$BS65])" office:value-type="float"/>
          <table:table-cell table:formula="of:=MIN([.$F65];[.$L65];[.$R65];[.$X65];[.$AD65];[.$AJ65];[.$AP65];[.$AV65];[.$BB65];[.$BH65];[.$BN65];[.$BT65])" office:value-type="float"/>
          <table:table-cell table:formula="of:=MIN([.$G65];[.$M65];[.$S65];[.$Y65];[.$AE65];[.$AK65];[.$AQ65];[.$AW65];[.$BC65];[.$BI65];[.$BO65];[.$BU65])" office:value-type="float"/>
          <table:table-cell table:formula="of:=MEDIAN([.$B65];[.$H65];[.$N65];[.$T65];[.$Z65];[.$AF65];[.$AL65];[.$AR65];[.$AX65];[.$BD65];[.$BJ65];[.$BP65])" office:value-type="float"/>
          <table:table-cell table:formula="of:=MEDIAN([.$C65];[.$I65];[.$O65];[.$U65];[.$AA65];[.$AG65];[.$AM65];[.$AS65];[.$AY65];[.$BE65];[.$BK65];[.$BQ65])" office:value-type="float"/>
          <table:table-cell table:formula="of:=MEDIAN([.$D65];[.$J65];[.$P65];[.$V65];[.$AB65];[.$AH65];[.$AN65];[.$AT65];[.$AZ65];[.$BF65];[.$BL65];[.$BR65])" office:value-type="float"/>
          <table:table-cell table:formula="of:=MEDIAN([.$E65];[.$K65];[.$Q65];[.$W65];[.$AC65];[.$AI65];[.$AO65];[.$AU65];[.$BA65];[.$BG65];[.$BM65];[.$BS65])" office:value-type="float"/>
          <table:table-cell table:formula="of:=MEDIAN([.$F65];[.$L65];[.$R65];[.$X65];[.$AD65];[.$AJ65];[.$AP65];[.$AV65];[.$BB65];[.$BH65];[.$BN65];[.$BT65])" office:value-type="float"/>
          <table:table-cell table:formula="of:=MEDIAN([.$G65];[.$M65];[.$S65];[.$Y65];[.$AE65];[.$AK65];[.$AQ65];[.$AW65];[.$BC65];[.$BI65];[.$BO65];[.$BU65])" office:value-type="float"/>
          <table:table-cell table:formula="of:=MAX([.$B65];[.$H65];[.$N65];[.$T65];[.$Z65];[.$AF65];[.$AL65];[.$AR65];[.$AX65];[.$BD65];[.$BJ65];[.$BP65])" office:value-type="float"/>
          <table:table-cell table:formula="of:=MAX([.$C65];[.$I65];[.$O65];[.$U65];[.$AA65];[.$AG65];[.$AM65];[.$AS65];[.$AY65];[.$BE65];[.$BK65];[.$BQ65])" office:value-type="float"/>
          <table:table-cell table:formula="of:=MAX([.$D65];[.$J65];[.$P65];[.$V65];[.$AB65];[.$AH65];[.$AN65];[.$AT65];[.$AZ65];[.$BF65];[.$BL65];[.$BR65])" office:value-type="float"/>
          <table:table-cell table:formula="of:=MAX([.$E65];[.$K65];[.$Q65];[.$W65];[.$AC65];[.$AI65];[.$AO65];[.$AU65];[.$BA65];[.$BG65];[.$BM65];[.$BS65])" office:value-type="float"/>
          <table:table-cell table:formula="of:=MAX([.$F65];[.$L65];[.$R65];[.$X65];[.$AD65];[.$AJ65];[.$AP65];[.$AV65];[.$BB65];[.$BH65];[.$BN65];[.$BT65])" office:value-type="float"/>
          <table:table-cell table:formula="of:=MAX([.$G65];[.$M65];[.$S65];[.$Y65];[.$AE65];[.$AK65];[.$AQ65];[.$AW65];[.$BC65];[.$BI65];[.$BO65];[.$BU65])" office:value-type="float"/>
        </table:table-row>
        <table:table-row table:style-name="ro1">
          <table:table-cell office:value-type="string">
            <text:p>elevator-strips-simple-typed/instances/instance-56.lp</text:p>
          </table:table-cell>
          <table:table-cell office:value-type="float" office:value="900.0"/>
          <table:table-cell office:value-type="float" office:value="900.0"/>
          <table:table-cell office:value-type="float" office:value="5680573.0"/>
          <table:table-cell office:value-type="float" office:value="4927115.0"/>
          <table:table-cell office:value-type="float" office:value="2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8637192.0"/>
          <table:table-cell office:value-type="float" office:value="4603362.0"/>
          <table:table-cell office:value-type="float" office:value="2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05752.0"/>
          <table:table-cell office:value-type="float" office:value="5712498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352201.0"/>
          <table:table-cell office:value-type="float" office:value="5706087.0"/>
          <table:table-cell office:value-type="float" office:value="2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107195.0"/>
          <table:table-cell office:value-type="float" office:value="4877427.0"/>
          <table:table-cell office:value-type="float" office:value="2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023200.0"/>
          <table:table-cell office:value-type="float" office:value="5521475.0"/>
          <table:table-cell office:value-type="float" office:value="2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56015.0"/>
          <table:table-cell office:value-type="float" office:value="4806253.0"/>
          <table:table-cell office:value-type="float" office:value="2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95521.0"/>
          <table:table-cell office:value-type="float" office:value="5896648.0"/>
          <table:table-cell office:value-type="float" office:value="2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983713.0"/>
          <table:table-cell office:value-type="float" office:value="4897236.0"/>
          <table:table-cell office:value-type="float" office:value="2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536920.0"/>
          <table:table-cell office:value-type="float" office:value="5875207.0"/>
          <table:table-cell office:value-type="float" office:value="2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597099.0"/>
          <table:table-cell office:value-type="float" office:value="4788450.0"/>
          <table:table-cell office:value-type="float" office:value="258.0"/>
          <table:table-cell office:value-type="float" office:value="0.0"/>
          <table:table-cell table:formula="of:=MIN([.$B66];[.$H66];[.$N66];[.$T66];[.$Z66];[.$AF66];[.$AL66];[.$AR66];[.$AX66];[.$BD66];[.$BJ66];[.$BP66])" office:value-type="float"/>
          <table:table-cell table:formula="of:=MIN([.$C66];[.$I66];[.$O66];[.$U66];[.$AA66];[.$AG66];[.$AM66];[.$AS66];[.$AY66];[.$BE66];[.$BK66];[.$BQ66])" office:value-type="float"/>
          <table:table-cell table:formula="of:=MIN([.$D66];[.$J66];[.$P66];[.$V66];[.$AB66];[.$AH66];[.$AN66];[.$AT66];[.$AZ66];[.$BF66];[.$BL66];[.$BR66])" office:value-type="float"/>
          <table:table-cell table:formula="of:=MIN([.$E66];[.$K66];[.$Q66];[.$W66];[.$AC66];[.$AI66];[.$AO66];[.$AU66];[.$BA66];[.$BG66];[.$BM66];[.$BS66])" office:value-type="float"/>
          <table:table-cell table:formula="of:=MIN([.$F66];[.$L66];[.$R66];[.$X66];[.$AD66];[.$AJ66];[.$AP66];[.$AV66];[.$BB66];[.$BH66];[.$BN66];[.$BT66])" office:value-type="float"/>
          <table:table-cell table:formula="of:=MIN([.$G66];[.$M66];[.$S66];[.$Y66];[.$AE66];[.$AK66];[.$AQ66];[.$AW66];[.$BC66];[.$BI66];[.$BO66];[.$BU66])" office:value-type="float"/>
          <table:table-cell table:formula="of:=MEDIAN([.$B66];[.$H66];[.$N66];[.$T66];[.$Z66];[.$AF66];[.$AL66];[.$AR66];[.$AX66];[.$BD66];[.$BJ66];[.$BP66])" office:value-type="float"/>
          <table:table-cell table:formula="of:=MEDIAN([.$C66];[.$I66];[.$O66];[.$U66];[.$AA66];[.$AG66];[.$AM66];[.$AS66];[.$AY66];[.$BE66];[.$BK66];[.$BQ66])" office:value-type="float"/>
          <table:table-cell table:formula="of:=MEDIAN([.$D66];[.$J66];[.$P66];[.$V66];[.$AB66];[.$AH66];[.$AN66];[.$AT66];[.$AZ66];[.$BF66];[.$BL66];[.$BR66])" office:value-type="float"/>
          <table:table-cell table:formula="of:=MEDIAN([.$E66];[.$K66];[.$Q66];[.$W66];[.$AC66];[.$AI66];[.$AO66];[.$AU66];[.$BA66];[.$BG66];[.$BM66];[.$BS66])" office:value-type="float"/>
          <table:table-cell table:formula="of:=MEDIAN([.$F66];[.$L66];[.$R66];[.$X66];[.$AD66];[.$AJ66];[.$AP66];[.$AV66];[.$BB66];[.$BH66];[.$BN66];[.$BT66])" office:value-type="float"/>
          <table:table-cell table:formula="of:=MEDIAN([.$G66];[.$M66];[.$S66];[.$Y66];[.$AE66];[.$AK66];[.$AQ66];[.$AW66];[.$BC66];[.$BI66];[.$BO66];[.$BU66])" office:value-type="float"/>
          <table:table-cell table:formula="of:=MAX([.$B66];[.$H66];[.$N66];[.$T66];[.$Z66];[.$AF66];[.$AL66];[.$AR66];[.$AX66];[.$BD66];[.$BJ66];[.$BP66])" office:value-type="float"/>
          <table:table-cell table:formula="of:=MAX([.$C66];[.$I66];[.$O66];[.$U66];[.$AA66];[.$AG66];[.$AM66];[.$AS66];[.$AY66];[.$BE66];[.$BK66];[.$BQ66])" office:value-type="float"/>
          <table:table-cell table:formula="of:=MAX([.$D66];[.$J66];[.$P66];[.$V66];[.$AB66];[.$AH66];[.$AN66];[.$AT66];[.$AZ66];[.$BF66];[.$BL66];[.$BR66])" office:value-type="float"/>
          <table:table-cell table:formula="of:=MAX([.$E66];[.$K66];[.$Q66];[.$W66];[.$AC66];[.$AI66];[.$AO66];[.$AU66];[.$BA66];[.$BG66];[.$BM66];[.$BS66])" office:value-type="float"/>
          <table:table-cell table:formula="of:=MAX([.$F66];[.$L66];[.$R66];[.$X66];[.$AD66];[.$AJ66];[.$AP66];[.$AV66];[.$BB66];[.$BH66];[.$BN66];[.$BT66])" office:value-type="float"/>
          <table:table-cell table:formula="of:=MAX([.$G66];[.$M66];[.$S66];[.$Y66];[.$AE66];[.$AK66];[.$AQ66];[.$AW66];[.$BC66];[.$BI66];[.$BO66];[.$BU66])" office:value-type="float"/>
        </table:table-row>
        <table:table-row table:style-name="ro1">
          <table:table-cell office:value-type="string">
            <text:p>elevator-strips-simple-typed/instances/instance-57.lp</text:p>
          </table:table-cell>
          <table:table-cell office:value-type="float" office:value="900.0"/>
          <table:table-cell office:value-type="float" office:value="900.0"/>
          <table:table-cell office:value-type="float" office:value="7171273.0"/>
          <table:table-cell office:value-type="float" office:value="6688150.0"/>
          <table:table-cell office:value-type="float" office:value="2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6084859.0"/>
          <table:table-cell office:value-type="float" office:value="4397322.0"/>
          <table:table-cell office:value-type="float" office:value="2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69085.0"/>
          <table:table-cell office:value-type="float" office:value="5429385.0"/>
          <table:table-cell office:value-type="float" office:value="2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886548.0"/>
          <table:table-cell office:value-type="float" office:value="5502084.0"/>
          <table:table-cell office:value-type="float" office:value="2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167017.0"/>
          <table:table-cell office:value-type="float" office:value="4423682.0"/>
          <table:table-cell office:value-type="float" office:value="2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610458.0"/>
          <table:table-cell office:value-type="float" office:value="5218258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74665.0"/>
          <table:table-cell office:value-type="float" office:value="4998703.0"/>
          <table:table-cell office:value-type="float" office:value="2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177208.0"/>
          <table:table-cell office:value-type="float" office:value="5518123.0"/>
          <table:table-cell office:value-type="float" office:value="2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064313.0"/>
          <table:table-cell office:value-type="float" office:value="4947436.0"/>
          <table:table-cell office:value-type="float" office:value="2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240014.0"/>
          <table:table-cell office:value-type="float" office:value="5631397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16790.0"/>
          <table:table-cell office:value-type="float" office:value="4994557.0"/>
          <table:table-cell office:value-type="float" office:value="257.0"/>
          <table:table-cell office:value-type="float" office:value="0.0"/>
          <table:table-cell table:formula="of:=MIN([.$B67];[.$H67];[.$N67];[.$T67];[.$Z67];[.$AF67];[.$AL67];[.$AR67];[.$AX67];[.$BD67];[.$BJ67];[.$BP67])" office:value-type="float"/>
          <table:table-cell table:formula="of:=MIN([.$C67];[.$I67];[.$O67];[.$U67];[.$AA67];[.$AG67];[.$AM67];[.$AS67];[.$AY67];[.$BE67];[.$BK67];[.$BQ67])" office:value-type="float"/>
          <table:table-cell table:formula="of:=MIN([.$D67];[.$J67];[.$P67];[.$V67];[.$AB67];[.$AH67];[.$AN67];[.$AT67];[.$AZ67];[.$BF67];[.$BL67];[.$BR67])" office:value-type="float"/>
          <table:table-cell table:formula="of:=MIN([.$E67];[.$K67];[.$Q67];[.$W67];[.$AC67];[.$AI67];[.$AO67];[.$AU67];[.$BA67];[.$BG67];[.$BM67];[.$BS67])" office:value-type="float"/>
          <table:table-cell table:formula="of:=MIN([.$F67];[.$L67];[.$R67];[.$X67];[.$AD67];[.$AJ67];[.$AP67];[.$AV67];[.$BB67];[.$BH67];[.$BN67];[.$BT67])" office:value-type="float"/>
          <table:table-cell table:formula="of:=MIN([.$G67];[.$M67];[.$S67];[.$Y67];[.$AE67];[.$AK67];[.$AQ67];[.$AW67];[.$BC67];[.$BI67];[.$BO67];[.$BU67])" office:value-type="float"/>
          <table:table-cell table:formula="of:=MEDIAN([.$B67];[.$H67];[.$N67];[.$T67];[.$Z67];[.$AF67];[.$AL67];[.$AR67];[.$AX67];[.$BD67];[.$BJ67];[.$BP67])" office:value-type="float"/>
          <table:table-cell table:formula="of:=MEDIAN([.$C67];[.$I67];[.$O67];[.$U67];[.$AA67];[.$AG67];[.$AM67];[.$AS67];[.$AY67];[.$BE67];[.$BK67];[.$BQ67])" office:value-type="float"/>
          <table:table-cell table:formula="of:=MEDIAN([.$D67];[.$J67];[.$P67];[.$V67];[.$AB67];[.$AH67];[.$AN67];[.$AT67];[.$AZ67];[.$BF67];[.$BL67];[.$BR67])" office:value-type="float"/>
          <table:table-cell table:formula="of:=MEDIAN([.$E67];[.$K67];[.$Q67];[.$W67];[.$AC67];[.$AI67];[.$AO67];[.$AU67];[.$BA67];[.$BG67];[.$BM67];[.$BS67])" office:value-type="float"/>
          <table:table-cell table:formula="of:=MEDIAN([.$F67];[.$L67];[.$R67];[.$X67];[.$AD67];[.$AJ67];[.$AP67];[.$AV67];[.$BB67];[.$BH67];[.$BN67];[.$BT67])" office:value-type="float"/>
          <table:table-cell table:formula="of:=MEDIAN([.$G67];[.$M67];[.$S67];[.$Y67];[.$AE67];[.$AK67];[.$AQ67];[.$AW67];[.$BC67];[.$BI67];[.$BO67];[.$BU67])" office:value-type="float"/>
          <table:table-cell table:formula="of:=MAX([.$B67];[.$H67];[.$N67];[.$T67];[.$Z67];[.$AF67];[.$AL67];[.$AR67];[.$AX67];[.$BD67];[.$BJ67];[.$BP67])" office:value-type="float"/>
          <table:table-cell table:formula="of:=MAX([.$C67];[.$I67];[.$O67];[.$U67];[.$AA67];[.$AG67];[.$AM67];[.$AS67];[.$AY67];[.$BE67];[.$BK67];[.$BQ67])" office:value-type="float"/>
          <table:table-cell table:formula="of:=MAX([.$D67];[.$J67];[.$P67];[.$V67];[.$AB67];[.$AH67];[.$AN67];[.$AT67];[.$AZ67];[.$BF67];[.$BL67];[.$BR67])" office:value-type="float"/>
          <table:table-cell table:formula="of:=MAX([.$E67];[.$K67];[.$Q67];[.$W67];[.$AC67];[.$AI67];[.$AO67];[.$AU67];[.$BA67];[.$BG67];[.$BM67];[.$BS67])" office:value-type="float"/>
          <table:table-cell table:formula="of:=MAX([.$F67];[.$L67];[.$R67];[.$X67];[.$AD67];[.$AJ67];[.$AP67];[.$AV67];[.$BB67];[.$BH67];[.$BN67];[.$BT67])" office:value-type="float"/>
          <table:table-cell table:formula="of:=MAX([.$G67];[.$M67];[.$S67];[.$Y67];[.$AE67];[.$AK67];[.$AQ67];[.$AW67];[.$BC67];[.$BI67];[.$BO67];[.$BU67])" office:value-type="float"/>
        </table:table-row>
        <table:table-row table:style-name="ro1">
          <table:table-cell office:value-type="string">
            <text:p>elevator-strips-simple-typed/instances/instance-58.lp</text:p>
          </table:table-cell>
          <table:table-cell office:value-type="float" office:value="900.0"/>
          <table:table-cell office:value-type="float" office:value="900.0"/>
          <table:table-cell office:value-type="float" office:value="6110307.0"/>
          <table:table-cell office:value-type="float" office:value="5179063.0"/>
          <table:table-cell office:value-type="float" office:value="24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983594.0"/>
          <table:table-cell office:value-type="float" office:value="4546564.0"/>
          <table:table-cell office:value-type="float" office:value="2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18595.0"/>
          <table:table-cell office:value-type="float" office:value="5286873.0"/>
          <table:table-cell office:value-type="float" office:value="2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82700.0"/>
          <table:table-cell office:value-type="float" office:value="5308932.0"/>
          <table:table-cell office:value-type="float" office:value="2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090120.0"/>
          <table:table-cell office:value-type="float" office:value="4750887.0"/>
          <table:table-cell office:value-type="float" office:value="2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701019.0"/>
          <table:table-cell office:value-type="float" office:value="5274139.0"/>
          <table:table-cell office:value-type="float" office:value="2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998855.0"/>
          <table:table-cell office:value-type="float" office:value="4898108.0"/>
          <table:table-cell office:value-type="float" office:value="26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614491.0"/>
          <table:table-cell office:value-type="float" office:value="5807055.0"/>
          <table:table-cell office:value-type="float" office:value="2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189128.0"/>
          <table:table-cell office:value-type="float" office:value="4847913.0"/>
          <table:table-cell office:value-type="float" office:value="2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6982512.0"/>
          <table:table-cell office:value-type="float" office:value="5481199.0"/>
          <table:table-cell office:value-type="float" office:value="2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523928.0"/>
          <table:table-cell office:value-type="float" office:value="4918842.0"/>
          <table:table-cell office:value-type="float" office:value="269.0"/>
          <table:table-cell office:value-type="float" office:value="0.0"/>
          <table:table-cell table:formula="of:=MIN([.$B68];[.$H68];[.$N68];[.$T68];[.$Z68];[.$AF68];[.$AL68];[.$AR68];[.$AX68];[.$BD68];[.$BJ68];[.$BP68])" office:value-type="float"/>
          <table:table-cell table:formula="of:=MIN([.$C68];[.$I68];[.$O68];[.$U68];[.$AA68];[.$AG68];[.$AM68];[.$AS68];[.$AY68];[.$BE68];[.$BK68];[.$BQ68])" office:value-type="float"/>
          <table:table-cell table:formula="of:=MIN([.$D68];[.$J68];[.$P68];[.$V68];[.$AB68];[.$AH68];[.$AN68];[.$AT68];[.$AZ68];[.$BF68];[.$BL68];[.$BR68])" office:value-type="float"/>
          <table:table-cell table:formula="of:=MIN([.$E68];[.$K68];[.$Q68];[.$W68];[.$AC68];[.$AI68];[.$AO68];[.$AU68];[.$BA68];[.$BG68];[.$BM68];[.$BS68])" office:value-type="float"/>
          <table:table-cell table:formula="of:=MIN([.$F68];[.$L68];[.$R68];[.$X68];[.$AD68];[.$AJ68];[.$AP68];[.$AV68];[.$BB68];[.$BH68];[.$BN68];[.$BT68])" office:value-type="float"/>
          <table:table-cell table:formula="of:=MIN([.$G68];[.$M68];[.$S68];[.$Y68];[.$AE68];[.$AK68];[.$AQ68];[.$AW68];[.$BC68];[.$BI68];[.$BO68];[.$BU68])" office:value-type="float"/>
          <table:table-cell table:formula="of:=MEDIAN([.$B68];[.$H68];[.$N68];[.$T68];[.$Z68];[.$AF68];[.$AL68];[.$AR68];[.$AX68];[.$BD68];[.$BJ68];[.$BP68])" office:value-type="float"/>
          <table:table-cell table:formula="of:=MEDIAN([.$C68];[.$I68];[.$O68];[.$U68];[.$AA68];[.$AG68];[.$AM68];[.$AS68];[.$AY68];[.$BE68];[.$BK68];[.$BQ68])" office:value-type="float"/>
          <table:table-cell table:formula="of:=MEDIAN([.$D68];[.$J68];[.$P68];[.$V68];[.$AB68];[.$AH68];[.$AN68];[.$AT68];[.$AZ68];[.$BF68];[.$BL68];[.$BR68])" office:value-type="float"/>
          <table:table-cell table:formula="of:=MEDIAN([.$E68];[.$K68];[.$Q68];[.$W68];[.$AC68];[.$AI68];[.$AO68];[.$AU68];[.$BA68];[.$BG68];[.$BM68];[.$BS68])" office:value-type="float"/>
          <table:table-cell table:formula="of:=MEDIAN([.$F68];[.$L68];[.$R68];[.$X68];[.$AD68];[.$AJ68];[.$AP68];[.$AV68];[.$BB68];[.$BH68];[.$BN68];[.$BT68])" office:value-type="float"/>
          <table:table-cell table:formula="of:=MEDIAN([.$G68];[.$M68];[.$S68];[.$Y68];[.$AE68];[.$AK68];[.$AQ68];[.$AW68];[.$BC68];[.$BI68];[.$BO68];[.$BU68])" office:value-type="float"/>
          <table:table-cell table:formula="of:=MAX([.$B68];[.$H68];[.$N68];[.$T68];[.$Z68];[.$AF68];[.$AL68];[.$AR68];[.$AX68];[.$BD68];[.$BJ68];[.$BP68])" office:value-type="float"/>
          <table:table-cell table:formula="of:=MAX([.$C68];[.$I68];[.$O68];[.$U68];[.$AA68];[.$AG68];[.$AM68];[.$AS68];[.$AY68];[.$BE68];[.$BK68];[.$BQ68])" office:value-type="float"/>
          <table:table-cell table:formula="of:=MAX([.$D68];[.$J68];[.$P68];[.$V68];[.$AB68];[.$AH68];[.$AN68];[.$AT68];[.$AZ68];[.$BF68];[.$BL68];[.$BR68])" office:value-type="float"/>
          <table:table-cell table:formula="of:=MAX([.$E68];[.$K68];[.$Q68];[.$W68];[.$AC68];[.$AI68];[.$AO68];[.$AU68];[.$BA68];[.$BG68];[.$BM68];[.$BS68])" office:value-type="float"/>
          <table:table-cell table:formula="of:=MAX([.$F68];[.$L68];[.$R68];[.$X68];[.$AD68];[.$AJ68];[.$AP68];[.$AV68];[.$BB68];[.$BH68];[.$BN68];[.$BT68])" office:value-type="float"/>
          <table:table-cell table:formula="of:=MAX([.$G68];[.$M68];[.$S68];[.$Y68];[.$AE68];[.$AK68];[.$AQ68];[.$AW68];[.$BC68];[.$BI68];[.$BO68];[.$BU68])" office:value-type="float"/>
        </table:table-row>
        <table:table-row table:style-name="ro1">
          <table:table-cell office:value-type="string">
            <text:p>elevator-strips-simple-typed/instances/instance-59.lp</text:p>
          </table:table-cell>
          <table:table-cell office:value-type="float" office:value="900.0"/>
          <table:table-cell office:value-type="float" office:value="900.0"/>
          <table:table-cell office:value-type="float" office:value="5691532.0"/>
          <table:table-cell office:value-type="float" office:value="4959912.0"/>
          <table:table-cell office:value-type="float" office:value="2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170750.0"/>
          <table:table-cell office:value-type="float" office:value="4628553.0"/>
          <table:table-cell office:value-type="float" office:value="263.0"/>
          <table:table-cell office:value-type="float" office:value="0.0"/>
          <table:table-cell office:value-type="float" office:value="180.87"/>
          <table:table-cell office:value-type="float" office:value="178.882"/>
          <table:table-cell office:value-type="float" office:value="1300020.0"/>
          <table:table-cell office:value-type="float" office:value="1011226.0"/>
          <table:table-cell office:value-type="float" office:value="244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62.0"/>
          <table:table-cell office:value-type="float" office:value="0.0"/>
          <table:table-cell office:value-type="float" office:value="90.36"/>
          <table:table-cell office:value-type="float" office:value="87.933"/>
          <table:table-cell office:value-type="float" office:value="627011.0"/>
          <table:table-cell office:value-type="float" office:value="484097.0"/>
          <table:table-cell office:value-type="float" office:value="251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2936006.0"/>
          <table:table-cell office:value-type="float" office:value="4841654.0"/>
          <table:table-cell office:value-type="float" office:value="262.0"/>
          <table:table-cell office:value-type="float" office:value="0.0"/>
          <table:table-cell office:value-type="float" office:value="199.73"/>
          <table:table-cell office:value-type="float" office:value="198.607"/>
          <table:table-cell office:value-type="float" office:value="1429859.0"/>
          <table:table-cell office:value-type="float" office:value="1103373.0"/>
          <table:table-cell office:value-type="float" office:value="241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3413694.0"/>
          <table:table-cell office:value-type="float" office:value="4788437.0"/>
          <table:table-cell office:value-type="float" office:value="260.0"/>
          <table:table-cell office:value-type="float" office:value="0.0"/>
          <table:table-cell office:value-type="float" office:value="261.4"/>
          <table:table-cell office:value-type="float" office:value="258.851"/>
          <table:table-cell office:value-type="float" office:value="2055656.0"/>
          <table:table-cell office:value-type="float" office:value="1616496.0"/>
          <table:table-cell office:value-type="float" office:value="241.0"/>
          <table:table-cell office:value-type="float" office:value="346.0"/>
          <table:table-cell office:value-type="float" office:value="900.0"/>
          <table:table-cell office:value-type="float" office:value="900.0"/>
          <table:table-cell office:value-type="float" office:value="16179882.0"/>
          <table:table-cell office:value-type="float" office:value="4809150.0"/>
          <table:table-cell office:value-type="float" office:value="279.0"/>
          <table:table-cell office:value-type="float" office:value="0.0"/>
          <table:table-cell office:value-type="float" office:value="56.95"/>
          <table:table-cell office:value-type="float" office:value="54.454"/>
          <table:table-cell office:value-type="float" office:value="407994.0"/>
          <table:table-cell office:value-type="float" office:value="313828.0"/>
          <table:table-cell office:value-type="float" office:value="243.0"/>
          <table:table-cell office:value-type="float" office:value="1000.0"/>
          <table:table-cell office:value-type="float" office:value="900.0"/>
          <table:table-cell office:value-type="float" office:value="900.0"/>
          <table:table-cell office:value-type="float" office:value="13333753.0"/>
          <table:table-cell office:value-type="float" office:value="4871030.0"/>
          <table:table-cell office:value-type="float" office:value="268.0"/>
          <table:table-cell office:value-type="float" office:value="0.0"/>
          <table:table-cell table:formula="of:=MIN([.$B69];[.$H69];[.$N69];[.$T69];[.$Z69];[.$AF69];[.$AL69];[.$AR69];[.$AX69];[.$BD69];[.$BJ69];[.$BP69])" office:value-type="float"/>
          <table:table-cell table:formula="of:=MIN([.$C69];[.$I69];[.$O69];[.$U69];[.$AA69];[.$AG69];[.$AM69];[.$AS69];[.$AY69];[.$BE69];[.$BK69];[.$BQ69])" office:value-type="float"/>
          <table:table-cell table:formula="of:=MIN([.$D69];[.$J69];[.$P69];[.$V69];[.$AB69];[.$AH69];[.$AN69];[.$AT69];[.$AZ69];[.$BF69];[.$BL69];[.$BR69])" office:value-type="float"/>
          <table:table-cell table:formula="of:=MIN([.$E69];[.$K69];[.$Q69];[.$W69];[.$AC69];[.$AI69];[.$AO69];[.$AU69];[.$BA69];[.$BG69];[.$BM69];[.$BS69])" office:value-type="float"/>
          <table:table-cell table:formula="of:=MIN([.$F69];[.$L69];[.$R69];[.$X69];[.$AD69];[.$AJ69];[.$AP69];[.$AV69];[.$BB69];[.$BH69];[.$BN69];[.$BT69])" office:value-type="float"/>
          <table:table-cell table:formula="of:=MIN([.$G69];[.$M69];[.$S69];[.$Y69];[.$AE69];[.$AK69];[.$AQ69];[.$AW69];[.$BC69];[.$BI69];[.$BO69];[.$BU69])" office:value-type="float"/>
          <table:table-cell table:formula="of:=MEDIAN([.$B69];[.$H69];[.$N69];[.$T69];[.$Z69];[.$AF69];[.$AL69];[.$AR69];[.$AX69];[.$BD69];[.$BJ69];[.$BP69])" office:value-type="float"/>
          <table:table-cell table:formula="of:=MEDIAN([.$C69];[.$I69];[.$O69];[.$U69];[.$AA69];[.$AG69];[.$AM69];[.$AS69];[.$AY69];[.$BE69];[.$BK69];[.$BQ69])" office:value-type="float"/>
          <table:table-cell table:formula="of:=MEDIAN([.$D69];[.$J69];[.$P69];[.$V69];[.$AB69];[.$AH69];[.$AN69];[.$AT69];[.$AZ69];[.$BF69];[.$BL69];[.$BR69])" office:value-type="float"/>
          <table:table-cell table:formula="of:=MEDIAN([.$E69];[.$K69];[.$Q69];[.$W69];[.$AC69];[.$AI69];[.$AO69];[.$AU69];[.$BA69];[.$BG69];[.$BM69];[.$BS69])" office:value-type="float"/>
          <table:table-cell table:formula="of:=MEDIAN([.$F69];[.$L69];[.$R69];[.$X69];[.$AD69];[.$AJ69];[.$AP69];[.$AV69];[.$BB69];[.$BH69];[.$BN69];[.$BT69])" office:value-type="float"/>
          <table:table-cell table:formula="of:=MEDIAN([.$G69];[.$M69];[.$S69];[.$Y69];[.$AE69];[.$AK69];[.$AQ69];[.$AW69];[.$BC69];[.$BI69];[.$BO69];[.$BU69])" office:value-type="float"/>
          <table:table-cell table:formula="of:=MAX([.$B69];[.$H69];[.$N69];[.$T69];[.$Z69];[.$AF69];[.$AL69];[.$AR69];[.$AX69];[.$BD69];[.$BJ69];[.$BP69])" office:value-type="float"/>
          <table:table-cell table:formula="of:=MAX([.$C69];[.$I69];[.$O69];[.$U69];[.$AA69];[.$AG69];[.$AM69];[.$AS69];[.$AY69];[.$BE69];[.$BK69];[.$BQ69])" office:value-type="float"/>
          <table:table-cell table:formula="of:=MAX([.$D69];[.$J69];[.$P69];[.$V69];[.$AB69];[.$AH69];[.$AN69];[.$AT69];[.$AZ69];[.$BF69];[.$BL69];[.$BR69])" office:value-type="float"/>
          <table:table-cell table:formula="of:=MAX([.$E69];[.$K69];[.$Q69];[.$W69];[.$AC69];[.$AI69];[.$AO69];[.$AU69];[.$BA69];[.$BG69];[.$BM69];[.$BS69])" office:value-type="float"/>
          <table:table-cell table:formula="of:=MAX([.$F69];[.$L69];[.$R69];[.$X69];[.$AD69];[.$AJ69];[.$AP69];[.$AV69];[.$BB69];[.$BH69];[.$BN69];[.$BT69])" office:value-type="float"/>
          <table:table-cell table:formula="of:=MAX([.$G69];[.$M69];[.$S69];[.$Y69];[.$AE69];[.$AK69];[.$AQ69];[.$AW69];[.$BC69];[.$BI69];[.$BO69];[.$BU69])" office:value-type="float"/>
        </table:table-row>
        <table:table-row table:style-name="ro1">
          <table:table-cell office:value-type="string">
            <text:p>freecell-strips-typed/instances/instance-1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8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3.0"/>
          <table:table-cell office:value-type="float" office:value="0.0"/>
          <table:table-cell table:formula="of:=MIN([.$B70];[.$H70];[.$N70];[.$T70];[.$Z70];[.$AF70];[.$AL70];[.$AR70];[.$AX70];[.$BD70];[.$BJ70];[.$BP70])" office:value-type="float"/>
          <table:table-cell table:formula="of:=MIN([.$C70];[.$I70];[.$O70];[.$U70];[.$AA70];[.$AG70];[.$AM70];[.$AS70];[.$AY70];[.$BE70];[.$BK70];[.$BQ70])" office:value-type="float"/>
          <table:table-cell table:formula="of:=MIN([.$D70];[.$J70];[.$P70];[.$V70];[.$AB70];[.$AH70];[.$AN70];[.$AT70];[.$AZ70];[.$BF70];[.$BL70];[.$BR70])" office:value-type="float"/>
          <table:table-cell table:formula="of:=MIN([.$E70];[.$K70];[.$Q70];[.$W70];[.$AC70];[.$AI70];[.$AO70];[.$AU70];[.$BA70];[.$BG70];[.$BM70];[.$BS70])" office:value-type="float"/>
          <table:table-cell table:formula="of:=MIN([.$F70];[.$L70];[.$R70];[.$X70];[.$AD70];[.$AJ70];[.$AP70];[.$AV70];[.$BB70];[.$BH70];[.$BN70];[.$BT70])" office:value-type="float"/>
          <table:table-cell table:formula="of:=MIN([.$G70];[.$M70];[.$S70];[.$Y70];[.$AE70];[.$AK70];[.$AQ70];[.$AW70];[.$BC70];[.$BI70];[.$BO70];[.$BU70])" office:value-type="float"/>
          <table:table-cell table:formula="of:=MEDIAN([.$B70];[.$H70];[.$N70];[.$T70];[.$Z70];[.$AF70];[.$AL70];[.$AR70];[.$AX70];[.$BD70];[.$BJ70];[.$BP70])" office:value-type="float"/>
          <table:table-cell table:formula="of:=MEDIAN([.$C70];[.$I70];[.$O70];[.$U70];[.$AA70];[.$AG70];[.$AM70];[.$AS70];[.$AY70];[.$BE70];[.$BK70];[.$BQ70])" office:value-type="float"/>
          <table:table-cell table:formula="of:=MEDIAN([.$D70];[.$J70];[.$P70];[.$V70];[.$AB70];[.$AH70];[.$AN70];[.$AT70];[.$AZ70];[.$BF70];[.$BL70];[.$BR70])" office:value-type="float"/>
          <table:table-cell table:formula="of:=MEDIAN([.$E70];[.$K70];[.$Q70];[.$W70];[.$AC70];[.$AI70];[.$AO70];[.$AU70];[.$BA70];[.$BG70];[.$BM70];[.$BS70])" office:value-type="float"/>
          <table:table-cell table:formula="of:=MEDIAN([.$F70];[.$L70];[.$R70];[.$X70];[.$AD70];[.$AJ70];[.$AP70];[.$AV70];[.$BB70];[.$BH70];[.$BN70];[.$BT70])" office:value-type="float"/>
          <table:table-cell table:formula="of:=MEDIAN([.$G70];[.$M70];[.$S70];[.$Y70];[.$AE70];[.$AK70];[.$AQ70];[.$AW70];[.$BC70];[.$BI70];[.$BO70];[.$BU70])" office:value-type="float"/>
          <table:table-cell table:formula="of:=MAX([.$B70];[.$H70];[.$N70];[.$T70];[.$Z70];[.$AF70];[.$AL70];[.$AR70];[.$AX70];[.$BD70];[.$BJ70];[.$BP70])" office:value-type="float"/>
          <table:table-cell table:formula="of:=MAX([.$C70];[.$I70];[.$O70];[.$U70];[.$AA70];[.$AG70];[.$AM70];[.$AS70];[.$AY70];[.$BE70];[.$BK70];[.$BQ70])" office:value-type="float"/>
          <table:table-cell table:formula="of:=MAX([.$D70];[.$J70];[.$P70];[.$V70];[.$AB70];[.$AH70];[.$AN70];[.$AT70];[.$AZ70];[.$BF70];[.$BL70];[.$BR70])" office:value-type="float"/>
          <table:table-cell table:formula="of:=MAX([.$E70];[.$K70];[.$Q70];[.$W70];[.$AC70];[.$AI70];[.$AO70];[.$AU70];[.$BA70];[.$BG70];[.$BM70];[.$BS70])" office:value-type="float"/>
          <table:table-cell table:formula="of:=MAX([.$F70];[.$L70];[.$R70];[.$X70];[.$AD70];[.$AJ70];[.$AP70];[.$AV70];[.$BB70];[.$BH70];[.$BN70];[.$BT70])" office:value-type="float"/>
          <table:table-cell table:formula="of:=MAX([.$G70];[.$M70];[.$S70];[.$Y70];[.$AE70];[.$AK70];[.$AQ70];[.$AW70];[.$BC70];[.$BI70];[.$BO70];[.$BU70])" office:value-type="float"/>
        </table:table-row>
        <table:table-row table:style-name="ro1">
          <table:table-cell office:value-type="string">
            <text:p>freecell-strips-typed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2.0"/>
          <table:table-cell office:value-type="float" office:value="0.0"/>
          <table:table-cell table:formula="of:=MIN([.$B71];[.$H71];[.$N71];[.$T71];[.$Z71];[.$AF71];[.$AL71];[.$AR71];[.$AX71];[.$BD71];[.$BJ71];[.$BP71])" office:value-type="float"/>
          <table:table-cell table:formula="of:=MIN([.$C71];[.$I71];[.$O71];[.$U71];[.$AA71];[.$AG71];[.$AM71];[.$AS71];[.$AY71];[.$BE71];[.$BK71];[.$BQ71])" office:value-type="float"/>
          <table:table-cell table:formula="of:=MIN([.$D71];[.$J71];[.$P71];[.$V71];[.$AB71];[.$AH71];[.$AN71];[.$AT71];[.$AZ71];[.$BF71];[.$BL71];[.$BR71])" office:value-type="float"/>
          <table:table-cell table:formula="of:=MIN([.$E71];[.$K71];[.$Q71];[.$W71];[.$AC71];[.$AI71];[.$AO71];[.$AU71];[.$BA71];[.$BG71];[.$BM71];[.$BS71])" office:value-type="float"/>
          <table:table-cell table:formula="of:=MIN([.$F71];[.$L71];[.$R71];[.$X71];[.$AD71];[.$AJ71];[.$AP71];[.$AV71];[.$BB71];[.$BH71];[.$BN71];[.$BT71])" office:value-type="float"/>
          <table:table-cell table:formula="of:=MIN([.$G71];[.$M71];[.$S71];[.$Y71];[.$AE71];[.$AK71];[.$AQ71];[.$AW71];[.$BC71];[.$BI71];[.$BO71];[.$BU71])" office:value-type="float"/>
          <table:table-cell table:formula="of:=MEDIAN([.$B71];[.$H71];[.$N71];[.$T71];[.$Z71];[.$AF71];[.$AL71];[.$AR71];[.$AX71];[.$BD71];[.$BJ71];[.$BP71])" office:value-type="float"/>
          <table:table-cell table:formula="of:=MEDIAN([.$C71];[.$I71];[.$O71];[.$U71];[.$AA71];[.$AG71];[.$AM71];[.$AS71];[.$AY71];[.$BE71];[.$BK71];[.$BQ71])" office:value-type="float"/>
          <table:table-cell table:formula="of:=MEDIAN([.$D71];[.$J71];[.$P71];[.$V71];[.$AB71];[.$AH71];[.$AN71];[.$AT71];[.$AZ71];[.$BF71];[.$BL71];[.$BR71])" office:value-type="float"/>
          <table:table-cell table:formula="of:=MEDIAN([.$E71];[.$K71];[.$Q71];[.$W71];[.$AC71];[.$AI71];[.$AO71];[.$AU71];[.$BA71];[.$BG71];[.$BM71];[.$BS71])" office:value-type="float"/>
          <table:table-cell table:formula="of:=MEDIAN([.$F71];[.$L71];[.$R71];[.$X71];[.$AD71];[.$AJ71];[.$AP71];[.$AV71];[.$BB71];[.$BH71];[.$BN71];[.$BT71])" office:value-type="float"/>
          <table:table-cell table:formula="of:=MEDIAN([.$G71];[.$M71];[.$S71];[.$Y71];[.$AE71];[.$AK71];[.$AQ71];[.$AW71];[.$BC71];[.$BI71];[.$BO71];[.$BU71])" office:value-type="float"/>
          <table:table-cell table:formula="of:=MAX([.$B71];[.$H71];[.$N71];[.$T71];[.$Z71];[.$AF71];[.$AL71];[.$AR71];[.$AX71];[.$BD71];[.$BJ71];[.$BP71])" office:value-type="float"/>
          <table:table-cell table:formula="of:=MAX([.$C71];[.$I71];[.$O71];[.$U71];[.$AA71];[.$AG71];[.$AM71];[.$AS71];[.$AY71];[.$BE71];[.$BK71];[.$BQ71])" office:value-type="float"/>
          <table:table-cell table:formula="of:=MAX([.$D71];[.$J71];[.$P71];[.$V71];[.$AB71];[.$AH71];[.$AN71];[.$AT71];[.$AZ71];[.$BF71];[.$BL71];[.$BR71])" office:value-type="float"/>
          <table:table-cell table:formula="of:=MAX([.$E71];[.$K71];[.$Q71];[.$W71];[.$AC71];[.$AI71];[.$AO71];[.$AU71];[.$BA71];[.$BG71];[.$BM71];[.$BS71])" office:value-type="float"/>
          <table:table-cell table:formula="of:=MAX([.$F71];[.$L71];[.$R71];[.$X71];[.$AD71];[.$AJ71];[.$AP71];[.$AV71];[.$BB71];[.$BH71];[.$BN71];[.$BT71])" office:value-type="float"/>
          <table:table-cell table:formula="of:=MAX([.$G71];[.$M71];[.$S71];[.$Y71];[.$AE71];[.$AK71];[.$AQ71];[.$AW71];[.$BC71];[.$BI71];[.$BO71];[.$BU71])" office:value-type="float"/>
        </table:table-row>
        <table:table-row table:style-name="ro1">
          <table:table-cell office:value-type="string">
            <text:p>freecell-strips-typed/instances/instance-11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table:formula="of:=MIN([.$B72];[.$H72];[.$N72];[.$T72];[.$Z72];[.$AF72];[.$AL72];[.$AR72];[.$AX72];[.$BD72];[.$BJ72];[.$BP72])" office:value-type="float"/>
          <table:table-cell table:formula="of:=MIN([.$C72];[.$I72];[.$O72];[.$U72];[.$AA72];[.$AG72];[.$AM72];[.$AS72];[.$AY72];[.$BE72];[.$BK72];[.$BQ72])" office:value-type="float"/>
          <table:table-cell table:formula="of:=MIN([.$D72];[.$J72];[.$P72];[.$V72];[.$AB72];[.$AH72];[.$AN72];[.$AT72];[.$AZ72];[.$BF72];[.$BL72];[.$BR72])" office:value-type="float"/>
          <table:table-cell table:formula="of:=MIN([.$E72];[.$K72];[.$Q72];[.$W72];[.$AC72];[.$AI72];[.$AO72];[.$AU72];[.$BA72];[.$BG72];[.$BM72];[.$BS72])" office:value-type="float"/>
          <table:table-cell table:formula="of:=MIN([.$F72];[.$L72];[.$R72];[.$X72];[.$AD72];[.$AJ72];[.$AP72];[.$AV72];[.$BB72];[.$BH72];[.$BN72];[.$BT72])" office:value-type="float"/>
          <table:table-cell table:formula="of:=MIN([.$G72];[.$M72];[.$S72];[.$Y72];[.$AE72];[.$AK72];[.$AQ72];[.$AW72];[.$BC72];[.$BI72];[.$BO72];[.$BU72])" office:value-type="float"/>
          <table:table-cell table:formula="of:=MEDIAN([.$B72];[.$H72];[.$N72];[.$T72];[.$Z72];[.$AF72];[.$AL72];[.$AR72];[.$AX72];[.$BD72];[.$BJ72];[.$BP72])" office:value-type="float"/>
          <table:table-cell table:formula="of:=MEDIAN([.$C72];[.$I72];[.$O72];[.$U72];[.$AA72];[.$AG72];[.$AM72];[.$AS72];[.$AY72];[.$BE72];[.$BK72];[.$BQ72])" office:value-type="float"/>
          <table:table-cell table:formula="of:=MEDIAN([.$D72];[.$J72];[.$P72];[.$V72];[.$AB72];[.$AH72];[.$AN72];[.$AT72];[.$AZ72];[.$BF72];[.$BL72];[.$BR72])" office:value-type="float"/>
          <table:table-cell table:formula="of:=MEDIAN([.$E72];[.$K72];[.$Q72];[.$W72];[.$AC72];[.$AI72];[.$AO72];[.$AU72];[.$BA72];[.$BG72];[.$BM72];[.$BS72])" office:value-type="float"/>
          <table:table-cell table:formula="of:=MEDIAN([.$F72];[.$L72];[.$R72];[.$X72];[.$AD72];[.$AJ72];[.$AP72];[.$AV72];[.$BB72];[.$BH72];[.$BN72];[.$BT72])" office:value-type="float"/>
          <table:table-cell table:formula="of:=MEDIAN([.$G72];[.$M72];[.$S72];[.$Y72];[.$AE72];[.$AK72];[.$AQ72];[.$AW72];[.$BC72];[.$BI72];[.$BO72];[.$BU72])" office:value-type="float"/>
          <table:table-cell table:formula="of:=MAX([.$B72];[.$H72];[.$N72];[.$T72];[.$Z72];[.$AF72];[.$AL72];[.$AR72];[.$AX72];[.$BD72];[.$BJ72];[.$BP72])" office:value-type="float"/>
          <table:table-cell table:formula="of:=MAX([.$C72];[.$I72];[.$O72];[.$U72];[.$AA72];[.$AG72];[.$AM72];[.$AS72];[.$AY72];[.$BE72];[.$BK72];[.$BQ72])" office:value-type="float"/>
          <table:table-cell table:formula="of:=MAX([.$D72];[.$J72];[.$P72];[.$V72];[.$AB72];[.$AH72];[.$AN72];[.$AT72];[.$AZ72];[.$BF72];[.$BL72];[.$BR72])" office:value-type="float"/>
          <table:table-cell table:formula="of:=MAX([.$E72];[.$K72];[.$Q72];[.$W72];[.$AC72];[.$AI72];[.$AO72];[.$AU72];[.$BA72];[.$BG72];[.$BM72];[.$BS72])" office:value-type="float"/>
          <table:table-cell table:formula="of:=MAX([.$F72];[.$L72];[.$R72];[.$X72];[.$AD72];[.$AJ72];[.$AP72];[.$AV72];[.$BB72];[.$BH72];[.$BN72];[.$BT72])" office:value-type="float"/>
          <table:table-cell table:formula="of:=MAX([.$G72];[.$M72];[.$S72];[.$Y72];[.$AE72];[.$AK72];[.$AQ72];[.$AW72];[.$BC72];[.$BI72];[.$BO72];[.$BU72])" office:value-type="float"/>
        </table:table-row>
        <table:table-row table:style-name="ro1">
          <table:table-cell office:value-type="string">
            <text:p>freecell-strips-typed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table:formula="of:=MIN([.$B73];[.$H73];[.$N73];[.$T73];[.$Z73];[.$AF73];[.$AL73];[.$AR73];[.$AX73];[.$BD73];[.$BJ73];[.$BP73])" office:value-type="float"/>
          <table:table-cell table:formula="of:=MIN([.$C73];[.$I73];[.$O73];[.$U73];[.$AA73];[.$AG73];[.$AM73];[.$AS73];[.$AY73];[.$BE73];[.$BK73];[.$BQ73])" office:value-type="float"/>
          <table:table-cell table:formula="of:=MIN([.$D73];[.$J73];[.$P73];[.$V73];[.$AB73];[.$AH73];[.$AN73];[.$AT73];[.$AZ73];[.$BF73];[.$BL73];[.$BR73])" office:value-type="float"/>
          <table:table-cell table:formula="of:=MIN([.$E73];[.$K73];[.$Q73];[.$W73];[.$AC73];[.$AI73];[.$AO73];[.$AU73];[.$BA73];[.$BG73];[.$BM73];[.$BS73])" office:value-type="float"/>
          <table:table-cell table:formula="of:=MIN([.$F73];[.$L73];[.$R73];[.$X73];[.$AD73];[.$AJ73];[.$AP73];[.$AV73];[.$BB73];[.$BH73];[.$BN73];[.$BT73])" office:value-type="float"/>
          <table:table-cell table:formula="of:=MIN([.$G73];[.$M73];[.$S73];[.$Y73];[.$AE73];[.$AK73];[.$AQ73];[.$AW73];[.$BC73];[.$BI73];[.$BO73];[.$BU73])" office:value-type="float"/>
          <table:table-cell table:formula="of:=MEDIAN([.$B73];[.$H73];[.$N73];[.$T73];[.$Z73];[.$AF73];[.$AL73];[.$AR73];[.$AX73];[.$BD73];[.$BJ73];[.$BP73])" office:value-type="float"/>
          <table:table-cell table:formula="of:=MEDIAN([.$C73];[.$I73];[.$O73];[.$U73];[.$AA73];[.$AG73];[.$AM73];[.$AS73];[.$AY73];[.$BE73];[.$BK73];[.$BQ73])" office:value-type="float"/>
          <table:table-cell table:formula="of:=MEDIAN([.$D73];[.$J73];[.$P73];[.$V73];[.$AB73];[.$AH73];[.$AN73];[.$AT73];[.$AZ73];[.$BF73];[.$BL73];[.$BR73])" office:value-type="float"/>
          <table:table-cell table:formula="of:=MEDIAN([.$E73];[.$K73];[.$Q73];[.$W73];[.$AC73];[.$AI73];[.$AO73];[.$AU73];[.$BA73];[.$BG73];[.$BM73];[.$BS73])" office:value-type="float"/>
          <table:table-cell table:formula="of:=MEDIAN([.$F73];[.$L73];[.$R73];[.$X73];[.$AD73];[.$AJ73];[.$AP73];[.$AV73];[.$BB73];[.$BH73];[.$BN73];[.$BT73])" office:value-type="float"/>
          <table:table-cell table:formula="of:=MEDIAN([.$G73];[.$M73];[.$S73];[.$Y73];[.$AE73];[.$AK73];[.$AQ73];[.$AW73];[.$BC73];[.$BI73];[.$BO73];[.$BU73])" office:value-type="float"/>
          <table:table-cell table:formula="of:=MAX([.$B73];[.$H73];[.$N73];[.$T73];[.$Z73];[.$AF73];[.$AL73];[.$AR73];[.$AX73];[.$BD73];[.$BJ73];[.$BP73])" office:value-type="float"/>
          <table:table-cell table:formula="of:=MAX([.$C73];[.$I73];[.$O73];[.$U73];[.$AA73];[.$AG73];[.$AM73];[.$AS73];[.$AY73];[.$BE73];[.$BK73];[.$BQ73])" office:value-type="float"/>
          <table:table-cell table:formula="of:=MAX([.$D73];[.$J73];[.$P73];[.$V73];[.$AB73];[.$AH73];[.$AN73];[.$AT73];[.$AZ73];[.$BF73];[.$BL73];[.$BR73])" office:value-type="float"/>
          <table:table-cell table:formula="of:=MAX([.$E73];[.$K73];[.$Q73];[.$W73];[.$AC73];[.$AI73];[.$AO73];[.$AU73];[.$BA73];[.$BG73];[.$BM73];[.$BS73])" office:value-type="float"/>
          <table:table-cell table:formula="of:=MAX([.$F73];[.$L73];[.$R73];[.$X73];[.$AD73];[.$AJ73];[.$AP73];[.$AV73];[.$BB73];[.$BH73];[.$BN73];[.$BT73])" office:value-type="float"/>
          <table:table-cell table:formula="of:=MAX([.$G73];[.$M73];[.$S73];[.$Y73];[.$AE73];[.$AK73];[.$AQ73];[.$AW73];[.$BC73];[.$BI73];[.$BO73];[.$BU73])" office:value-type="float"/>
        </table:table-row>
        <table:table-row table:style-name="ro1">
          <table:table-cell office:value-type="string">
            <text:p>freecell-strips-typed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table:formula="of:=MIN([.$B74];[.$H74];[.$N74];[.$T74];[.$Z74];[.$AF74];[.$AL74];[.$AR74];[.$AX74];[.$BD74];[.$BJ74];[.$BP74])" office:value-type="float"/>
          <table:table-cell table:formula="of:=MIN([.$C74];[.$I74];[.$O74];[.$U74];[.$AA74];[.$AG74];[.$AM74];[.$AS74];[.$AY74];[.$BE74];[.$BK74];[.$BQ74])" office:value-type="float"/>
          <table:table-cell table:formula="of:=MIN([.$D74];[.$J74];[.$P74];[.$V74];[.$AB74];[.$AH74];[.$AN74];[.$AT74];[.$AZ74];[.$BF74];[.$BL74];[.$BR74])" office:value-type="float"/>
          <table:table-cell table:formula="of:=MIN([.$E74];[.$K74];[.$Q74];[.$W74];[.$AC74];[.$AI74];[.$AO74];[.$AU74];[.$BA74];[.$BG74];[.$BM74];[.$BS74])" office:value-type="float"/>
          <table:table-cell table:formula="of:=MIN([.$F74];[.$L74];[.$R74];[.$X74];[.$AD74];[.$AJ74];[.$AP74];[.$AV74];[.$BB74];[.$BH74];[.$BN74];[.$BT74])" office:value-type="float"/>
          <table:table-cell table:formula="of:=MIN([.$G74];[.$M74];[.$S74];[.$Y74];[.$AE74];[.$AK74];[.$AQ74];[.$AW74];[.$BC74];[.$BI74];[.$BO74];[.$BU74])" office:value-type="float"/>
          <table:table-cell table:formula="of:=MEDIAN([.$B74];[.$H74];[.$N74];[.$T74];[.$Z74];[.$AF74];[.$AL74];[.$AR74];[.$AX74];[.$BD74];[.$BJ74];[.$BP74])" office:value-type="float"/>
          <table:table-cell table:formula="of:=MEDIAN([.$C74];[.$I74];[.$O74];[.$U74];[.$AA74];[.$AG74];[.$AM74];[.$AS74];[.$AY74];[.$BE74];[.$BK74];[.$BQ74])" office:value-type="float"/>
          <table:table-cell table:formula="of:=MEDIAN([.$D74];[.$J74];[.$P74];[.$V74];[.$AB74];[.$AH74];[.$AN74];[.$AT74];[.$AZ74];[.$BF74];[.$BL74];[.$BR74])" office:value-type="float"/>
          <table:table-cell table:formula="of:=MEDIAN([.$E74];[.$K74];[.$Q74];[.$W74];[.$AC74];[.$AI74];[.$AO74];[.$AU74];[.$BA74];[.$BG74];[.$BM74];[.$BS74])" office:value-type="float"/>
          <table:table-cell table:formula="of:=MEDIAN([.$F74];[.$L74];[.$R74];[.$X74];[.$AD74];[.$AJ74];[.$AP74];[.$AV74];[.$BB74];[.$BH74];[.$BN74];[.$BT74])" office:value-type="float"/>
          <table:table-cell table:formula="of:=MEDIAN([.$G74];[.$M74];[.$S74];[.$Y74];[.$AE74];[.$AK74];[.$AQ74];[.$AW74];[.$BC74];[.$BI74];[.$BO74];[.$BU74])" office:value-type="float"/>
          <table:table-cell table:formula="of:=MAX([.$B74];[.$H74];[.$N74];[.$T74];[.$Z74];[.$AF74];[.$AL74];[.$AR74];[.$AX74];[.$BD74];[.$BJ74];[.$BP74])" office:value-type="float"/>
          <table:table-cell table:formula="of:=MAX([.$C74];[.$I74];[.$O74];[.$U74];[.$AA74];[.$AG74];[.$AM74];[.$AS74];[.$AY74];[.$BE74];[.$BK74];[.$BQ74])" office:value-type="float"/>
          <table:table-cell table:formula="of:=MAX([.$D74];[.$J74];[.$P74];[.$V74];[.$AB74];[.$AH74];[.$AN74];[.$AT74];[.$AZ74];[.$BF74];[.$BL74];[.$BR74])" office:value-type="float"/>
          <table:table-cell table:formula="of:=MAX([.$E74];[.$K74];[.$Q74];[.$W74];[.$AC74];[.$AI74];[.$AO74];[.$AU74];[.$BA74];[.$BG74];[.$BM74];[.$BS74])" office:value-type="float"/>
          <table:table-cell table:formula="of:=MAX([.$F74];[.$L74];[.$R74];[.$X74];[.$AD74];[.$AJ74];[.$AP74];[.$AV74];[.$BB74];[.$BH74];[.$BN74];[.$BT74])" office:value-type="float"/>
          <table:table-cell table:formula="of:=MAX([.$G74];[.$M74];[.$S74];[.$Y74];[.$AE74];[.$AK74];[.$AQ74];[.$AW74];[.$BC74];[.$BI74];[.$BO74];[.$BU74])" office:value-type="float"/>
        </table:table-row>
        <table:table-row table:style-name="ro1">
          <table:table-cell office:value-type="string">
            <text:p>freecell-strips-typed/instances/instance-14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table:formula="of:=MIN([.$B75];[.$H75];[.$N75];[.$T75];[.$Z75];[.$AF75];[.$AL75];[.$AR75];[.$AX75];[.$BD75];[.$BJ75];[.$BP75])" office:value-type="float"/>
          <table:table-cell table:formula="of:=MIN([.$C75];[.$I75];[.$O75];[.$U75];[.$AA75];[.$AG75];[.$AM75];[.$AS75];[.$AY75];[.$BE75];[.$BK75];[.$BQ75])" office:value-type="float"/>
          <table:table-cell table:formula="of:=MIN([.$D75];[.$J75];[.$P75];[.$V75];[.$AB75];[.$AH75];[.$AN75];[.$AT75];[.$AZ75];[.$BF75];[.$BL75];[.$BR75])" office:value-type="float"/>
          <table:table-cell table:formula="of:=MIN([.$E75];[.$K75];[.$Q75];[.$W75];[.$AC75];[.$AI75];[.$AO75];[.$AU75];[.$BA75];[.$BG75];[.$BM75];[.$BS75])" office:value-type="float"/>
          <table:table-cell table:formula="of:=MIN([.$F75];[.$L75];[.$R75];[.$X75];[.$AD75];[.$AJ75];[.$AP75];[.$AV75];[.$BB75];[.$BH75];[.$BN75];[.$BT75])" office:value-type="float"/>
          <table:table-cell table:formula="of:=MIN([.$G75];[.$M75];[.$S75];[.$Y75];[.$AE75];[.$AK75];[.$AQ75];[.$AW75];[.$BC75];[.$BI75];[.$BO75];[.$BU75])" office:value-type="float"/>
          <table:table-cell table:formula="of:=MEDIAN([.$B75];[.$H75];[.$N75];[.$T75];[.$Z75];[.$AF75];[.$AL75];[.$AR75];[.$AX75];[.$BD75];[.$BJ75];[.$BP75])" office:value-type="float"/>
          <table:table-cell table:formula="of:=MEDIAN([.$C75];[.$I75];[.$O75];[.$U75];[.$AA75];[.$AG75];[.$AM75];[.$AS75];[.$AY75];[.$BE75];[.$BK75];[.$BQ75])" office:value-type="float"/>
          <table:table-cell table:formula="of:=MEDIAN([.$D75];[.$J75];[.$P75];[.$V75];[.$AB75];[.$AH75];[.$AN75];[.$AT75];[.$AZ75];[.$BF75];[.$BL75];[.$BR75])" office:value-type="float"/>
          <table:table-cell table:formula="of:=MEDIAN([.$E75];[.$K75];[.$Q75];[.$W75];[.$AC75];[.$AI75];[.$AO75];[.$AU75];[.$BA75];[.$BG75];[.$BM75];[.$BS75])" office:value-type="float"/>
          <table:table-cell table:formula="of:=MEDIAN([.$F75];[.$L75];[.$R75];[.$X75];[.$AD75];[.$AJ75];[.$AP75];[.$AV75];[.$BB75];[.$BH75];[.$BN75];[.$BT75])" office:value-type="float"/>
          <table:table-cell table:formula="of:=MEDIAN([.$G75];[.$M75];[.$S75];[.$Y75];[.$AE75];[.$AK75];[.$AQ75];[.$AW75];[.$BC75];[.$BI75];[.$BO75];[.$BU75])" office:value-type="float"/>
          <table:table-cell table:formula="of:=MAX([.$B75];[.$H75];[.$N75];[.$T75];[.$Z75];[.$AF75];[.$AL75];[.$AR75];[.$AX75];[.$BD75];[.$BJ75];[.$BP75])" office:value-type="float"/>
          <table:table-cell table:formula="of:=MAX([.$C75];[.$I75];[.$O75];[.$U75];[.$AA75];[.$AG75];[.$AM75];[.$AS75];[.$AY75];[.$BE75];[.$BK75];[.$BQ75])" office:value-type="float"/>
          <table:table-cell table:formula="of:=MAX([.$D75];[.$J75];[.$P75];[.$V75];[.$AB75];[.$AH75];[.$AN75];[.$AT75];[.$AZ75];[.$BF75];[.$BL75];[.$BR75])" office:value-type="float"/>
          <table:table-cell table:formula="of:=MAX([.$E75];[.$K75];[.$Q75];[.$W75];[.$AC75];[.$AI75];[.$AO75];[.$AU75];[.$BA75];[.$BG75];[.$BM75];[.$BS75])" office:value-type="float"/>
          <table:table-cell table:formula="of:=MAX([.$F75];[.$L75];[.$R75];[.$X75];[.$AD75];[.$AJ75];[.$AP75];[.$AV75];[.$BB75];[.$BH75];[.$BN75];[.$BT75])" office:value-type="float"/>
          <table:table-cell table:formula="of:=MAX([.$G75];[.$M75];[.$S75];[.$Y75];[.$AE75];[.$AK75];[.$AQ75];[.$AW75];[.$BC75];[.$BI75];[.$BO75];[.$BU75])" office:value-type="float"/>
        </table:table-row>
        <table:table-row table:style-name="ro1">
          <table:table-cell office:value-type="string">
            <text:p>freecell-strips-typed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table:formula="of:=MIN([.$B76];[.$H76];[.$N76];[.$T76];[.$Z76];[.$AF76];[.$AL76];[.$AR76];[.$AX76];[.$BD76];[.$BJ76];[.$BP76])" office:value-type="float"/>
          <table:table-cell table:formula="of:=MIN([.$C76];[.$I76];[.$O76];[.$U76];[.$AA76];[.$AG76];[.$AM76];[.$AS76];[.$AY76];[.$BE76];[.$BK76];[.$BQ76])" office:value-type="float"/>
          <table:table-cell table:formula="of:=MIN([.$D76];[.$J76];[.$P76];[.$V76];[.$AB76];[.$AH76];[.$AN76];[.$AT76];[.$AZ76];[.$BF76];[.$BL76];[.$BR76])" office:value-type="float"/>
          <table:table-cell table:formula="of:=MIN([.$E76];[.$K76];[.$Q76];[.$W76];[.$AC76];[.$AI76];[.$AO76];[.$AU76];[.$BA76];[.$BG76];[.$BM76];[.$BS76])" office:value-type="float"/>
          <table:table-cell table:formula="of:=MIN([.$F76];[.$L76];[.$R76];[.$X76];[.$AD76];[.$AJ76];[.$AP76];[.$AV76];[.$BB76];[.$BH76];[.$BN76];[.$BT76])" office:value-type="float"/>
          <table:table-cell table:formula="of:=MIN([.$G76];[.$M76];[.$S76];[.$Y76];[.$AE76];[.$AK76];[.$AQ76];[.$AW76];[.$BC76];[.$BI76];[.$BO76];[.$BU76])" office:value-type="float"/>
          <table:table-cell table:formula="of:=MEDIAN([.$B76];[.$H76];[.$N76];[.$T76];[.$Z76];[.$AF76];[.$AL76];[.$AR76];[.$AX76];[.$BD76];[.$BJ76];[.$BP76])" office:value-type="float"/>
          <table:table-cell table:formula="of:=MEDIAN([.$C76];[.$I76];[.$O76];[.$U76];[.$AA76];[.$AG76];[.$AM76];[.$AS76];[.$AY76];[.$BE76];[.$BK76];[.$BQ76])" office:value-type="float"/>
          <table:table-cell table:formula="of:=MEDIAN([.$D76];[.$J76];[.$P76];[.$V76];[.$AB76];[.$AH76];[.$AN76];[.$AT76];[.$AZ76];[.$BF76];[.$BL76];[.$BR76])" office:value-type="float"/>
          <table:table-cell table:formula="of:=MEDIAN([.$E76];[.$K76];[.$Q76];[.$W76];[.$AC76];[.$AI76];[.$AO76];[.$AU76];[.$BA76];[.$BG76];[.$BM76];[.$BS76])" office:value-type="float"/>
          <table:table-cell table:formula="of:=MEDIAN([.$F76];[.$L76];[.$R76];[.$X76];[.$AD76];[.$AJ76];[.$AP76];[.$AV76];[.$BB76];[.$BH76];[.$BN76];[.$BT76])" office:value-type="float"/>
          <table:table-cell table:formula="of:=MEDIAN([.$G76];[.$M76];[.$S76];[.$Y76];[.$AE76];[.$AK76];[.$AQ76];[.$AW76];[.$BC76];[.$BI76];[.$BO76];[.$BU76])" office:value-type="float"/>
          <table:table-cell table:formula="of:=MAX([.$B76];[.$H76];[.$N76];[.$T76];[.$Z76];[.$AF76];[.$AL76];[.$AR76];[.$AX76];[.$BD76];[.$BJ76];[.$BP76])" office:value-type="float"/>
          <table:table-cell table:formula="of:=MAX([.$C76];[.$I76];[.$O76];[.$U76];[.$AA76];[.$AG76];[.$AM76];[.$AS76];[.$AY76];[.$BE76];[.$BK76];[.$BQ76])" office:value-type="float"/>
          <table:table-cell table:formula="of:=MAX([.$D76];[.$J76];[.$P76];[.$V76];[.$AB76];[.$AH76];[.$AN76];[.$AT76];[.$AZ76];[.$BF76];[.$BL76];[.$BR76])" office:value-type="float"/>
          <table:table-cell table:formula="of:=MAX([.$E76];[.$K76];[.$Q76];[.$W76];[.$AC76];[.$AI76];[.$AO76];[.$AU76];[.$BA76];[.$BG76];[.$BM76];[.$BS76])" office:value-type="float"/>
          <table:table-cell table:formula="of:=MAX([.$F76];[.$L76];[.$R76];[.$X76];[.$AD76];[.$AJ76];[.$AP76];[.$AV76];[.$BB76];[.$BH76];[.$BN76];[.$BT76])" office:value-type="float"/>
          <table:table-cell table:formula="of:=MAX([.$G76];[.$M76];[.$S76];[.$Y76];[.$AE76];[.$AK76];[.$AQ76];[.$AW76];[.$BC76];[.$BI76];[.$BO76];[.$BU76])" office:value-type="float"/>
        </table:table-row>
        <table:table-row table:style-name="ro1">
          <table:table-cell office:value-type="string">
            <text:p>freecell-strips-typed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9.0"/>
          <table:table-cell office:value-type="float" office:value="0.0"/>
          <table:table-cell table:formula="of:=MIN([.$B77];[.$H77];[.$N77];[.$T77];[.$Z77];[.$AF77];[.$AL77];[.$AR77];[.$AX77];[.$BD77];[.$BJ77];[.$BP77])" office:value-type="float"/>
          <table:table-cell table:formula="of:=MIN([.$C77];[.$I77];[.$O77];[.$U77];[.$AA77];[.$AG77];[.$AM77];[.$AS77];[.$AY77];[.$BE77];[.$BK77];[.$BQ77])" office:value-type="float"/>
          <table:table-cell table:formula="of:=MIN([.$D77];[.$J77];[.$P77];[.$V77];[.$AB77];[.$AH77];[.$AN77];[.$AT77];[.$AZ77];[.$BF77];[.$BL77];[.$BR77])" office:value-type="float"/>
          <table:table-cell table:formula="of:=MIN([.$E77];[.$K77];[.$Q77];[.$W77];[.$AC77];[.$AI77];[.$AO77];[.$AU77];[.$BA77];[.$BG77];[.$BM77];[.$BS77])" office:value-type="float"/>
          <table:table-cell table:formula="of:=MIN([.$F77];[.$L77];[.$R77];[.$X77];[.$AD77];[.$AJ77];[.$AP77];[.$AV77];[.$BB77];[.$BH77];[.$BN77];[.$BT77])" office:value-type="float"/>
          <table:table-cell table:formula="of:=MIN([.$G77];[.$M77];[.$S77];[.$Y77];[.$AE77];[.$AK77];[.$AQ77];[.$AW77];[.$BC77];[.$BI77];[.$BO77];[.$BU77])" office:value-type="float"/>
          <table:table-cell table:formula="of:=MEDIAN([.$B77];[.$H77];[.$N77];[.$T77];[.$Z77];[.$AF77];[.$AL77];[.$AR77];[.$AX77];[.$BD77];[.$BJ77];[.$BP77])" office:value-type="float"/>
          <table:table-cell table:formula="of:=MEDIAN([.$C77];[.$I77];[.$O77];[.$U77];[.$AA77];[.$AG77];[.$AM77];[.$AS77];[.$AY77];[.$BE77];[.$BK77];[.$BQ77])" office:value-type="float"/>
          <table:table-cell table:formula="of:=MEDIAN([.$D77];[.$J77];[.$P77];[.$V77];[.$AB77];[.$AH77];[.$AN77];[.$AT77];[.$AZ77];[.$BF77];[.$BL77];[.$BR77])" office:value-type="float"/>
          <table:table-cell table:formula="of:=MEDIAN([.$E77];[.$K77];[.$Q77];[.$W77];[.$AC77];[.$AI77];[.$AO77];[.$AU77];[.$BA77];[.$BG77];[.$BM77];[.$BS77])" office:value-type="float"/>
          <table:table-cell table:formula="of:=MEDIAN([.$F77];[.$L77];[.$R77];[.$X77];[.$AD77];[.$AJ77];[.$AP77];[.$AV77];[.$BB77];[.$BH77];[.$BN77];[.$BT77])" office:value-type="float"/>
          <table:table-cell table:formula="of:=MEDIAN([.$G77];[.$M77];[.$S77];[.$Y77];[.$AE77];[.$AK77];[.$AQ77];[.$AW77];[.$BC77];[.$BI77];[.$BO77];[.$BU77])" office:value-type="float"/>
          <table:table-cell table:formula="of:=MAX([.$B77];[.$H77];[.$N77];[.$T77];[.$Z77];[.$AF77];[.$AL77];[.$AR77];[.$AX77];[.$BD77];[.$BJ77];[.$BP77])" office:value-type="float"/>
          <table:table-cell table:formula="of:=MAX([.$C77];[.$I77];[.$O77];[.$U77];[.$AA77];[.$AG77];[.$AM77];[.$AS77];[.$AY77];[.$BE77];[.$BK77];[.$BQ77])" office:value-type="float"/>
          <table:table-cell table:formula="of:=MAX([.$D77];[.$J77];[.$P77];[.$V77];[.$AB77];[.$AH77];[.$AN77];[.$AT77];[.$AZ77];[.$BF77];[.$BL77];[.$BR77])" office:value-type="float"/>
          <table:table-cell table:formula="of:=MAX([.$E77];[.$K77];[.$Q77];[.$W77];[.$AC77];[.$AI77];[.$AO77];[.$AU77];[.$BA77];[.$BG77];[.$BM77];[.$BS77])" office:value-type="float"/>
          <table:table-cell table:formula="of:=MAX([.$F77];[.$L77];[.$R77];[.$X77];[.$AD77];[.$AJ77];[.$AP77];[.$AV77];[.$BB77];[.$BH77];[.$BN77];[.$BT77])" office:value-type="float"/>
          <table:table-cell table:formula="of:=MAX([.$G77];[.$M77];[.$S77];[.$Y77];[.$AE77];[.$AK77];[.$AQ77];[.$AW77];[.$BC77];[.$BI77];[.$BO77];[.$BU77])" office:value-type="float"/>
        </table:table-row>
        <table:table-row table:style-name="ro1">
          <table:table-cell office:value-type="string">
            <text:p>freecell-strips-typed/instances/instance-2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0.0"/>
          <table:table-cell table:formula="of:=MIN([.$B78];[.$H78];[.$N78];[.$T78];[.$Z78];[.$AF78];[.$AL78];[.$AR78];[.$AX78];[.$BD78];[.$BJ78];[.$BP78])" office:value-type="float"/>
          <table:table-cell table:formula="of:=MIN([.$C78];[.$I78];[.$O78];[.$U78];[.$AA78];[.$AG78];[.$AM78];[.$AS78];[.$AY78];[.$BE78];[.$BK78];[.$BQ78])" office:value-type="float"/>
          <table:table-cell table:formula="of:=MIN([.$D78];[.$J78];[.$P78];[.$V78];[.$AB78];[.$AH78];[.$AN78];[.$AT78];[.$AZ78];[.$BF78];[.$BL78];[.$BR78])" office:value-type="float"/>
          <table:table-cell table:formula="of:=MIN([.$E78];[.$K78];[.$Q78];[.$W78];[.$AC78];[.$AI78];[.$AO78];[.$AU78];[.$BA78];[.$BG78];[.$BM78];[.$BS78])" office:value-type="float"/>
          <table:table-cell table:formula="of:=MIN([.$F78];[.$L78];[.$R78];[.$X78];[.$AD78];[.$AJ78];[.$AP78];[.$AV78];[.$BB78];[.$BH78];[.$BN78];[.$BT78])" office:value-type="float"/>
          <table:table-cell table:formula="of:=MIN([.$G78];[.$M78];[.$S78];[.$Y78];[.$AE78];[.$AK78];[.$AQ78];[.$AW78];[.$BC78];[.$BI78];[.$BO78];[.$BU78])" office:value-type="float"/>
          <table:table-cell table:formula="of:=MEDIAN([.$B78];[.$H78];[.$N78];[.$T78];[.$Z78];[.$AF78];[.$AL78];[.$AR78];[.$AX78];[.$BD78];[.$BJ78];[.$BP78])" office:value-type="float"/>
          <table:table-cell table:formula="of:=MEDIAN([.$C78];[.$I78];[.$O78];[.$U78];[.$AA78];[.$AG78];[.$AM78];[.$AS78];[.$AY78];[.$BE78];[.$BK78];[.$BQ78])" office:value-type="float"/>
          <table:table-cell table:formula="of:=MEDIAN([.$D78];[.$J78];[.$P78];[.$V78];[.$AB78];[.$AH78];[.$AN78];[.$AT78];[.$AZ78];[.$BF78];[.$BL78];[.$BR78])" office:value-type="float"/>
          <table:table-cell table:formula="of:=MEDIAN([.$E78];[.$K78];[.$Q78];[.$W78];[.$AC78];[.$AI78];[.$AO78];[.$AU78];[.$BA78];[.$BG78];[.$BM78];[.$BS78])" office:value-type="float"/>
          <table:table-cell table:formula="of:=MEDIAN([.$F78];[.$L78];[.$R78];[.$X78];[.$AD78];[.$AJ78];[.$AP78];[.$AV78];[.$BB78];[.$BH78];[.$BN78];[.$BT78])" office:value-type="float"/>
          <table:table-cell table:formula="of:=MEDIAN([.$G78];[.$M78];[.$S78];[.$Y78];[.$AE78];[.$AK78];[.$AQ78];[.$AW78];[.$BC78];[.$BI78];[.$BO78];[.$BU78])" office:value-type="float"/>
          <table:table-cell table:formula="of:=MAX([.$B78];[.$H78];[.$N78];[.$T78];[.$Z78];[.$AF78];[.$AL78];[.$AR78];[.$AX78];[.$BD78];[.$BJ78];[.$BP78])" office:value-type="float"/>
          <table:table-cell table:formula="of:=MAX([.$C78];[.$I78];[.$O78];[.$U78];[.$AA78];[.$AG78];[.$AM78];[.$AS78];[.$AY78];[.$BE78];[.$BK78];[.$BQ78])" office:value-type="float"/>
          <table:table-cell table:formula="of:=MAX([.$D78];[.$J78];[.$P78];[.$V78];[.$AB78];[.$AH78];[.$AN78];[.$AT78];[.$AZ78];[.$BF78];[.$BL78];[.$BR78])" office:value-type="float"/>
          <table:table-cell table:formula="of:=MAX([.$E78];[.$K78];[.$Q78];[.$W78];[.$AC78];[.$AI78];[.$AO78];[.$AU78];[.$BA78];[.$BG78];[.$BM78];[.$BS78])" office:value-type="float"/>
          <table:table-cell table:formula="of:=MAX([.$F78];[.$L78];[.$R78];[.$X78];[.$AD78];[.$AJ78];[.$AP78];[.$AV78];[.$BB78];[.$BH78];[.$BN78];[.$BT78])" office:value-type="float"/>
          <table:table-cell table:formula="of:=MAX([.$G78];[.$M78];[.$S78];[.$Y78];[.$AE78];[.$AK78];[.$AQ78];[.$AW78];[.$BC78];[.$BI78];[.$BO78];[.$BU78])" office:value-type="float"/>
        </table:table-row>
        <table:table-row table:style-name="ro1">
          <table:table-cell office:value-type="string">
            <text:p>freecell-strips-typed/instances/instance-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2.0"/>
          <table:table-cell office:value-type="float" office:value="0.0"/>
          <table:table-cell table:formula="of:=MIN([.$B79];[.$H79];[.$N79];[.$T79];[.$Z79];[.$AF79];[.$AL79];[.$AR79];[.$AX79];[.$BD79];[.$BJ79];[.$BP79])" office:value-type="float"/>
          <table:table-cell table:formula="of:=MIN([.$C79];[.$I79];[.$O79];[.$U79];[.$AA79];[.$AG79];[.$AM79];[.$AS79];[.$AY79];[.$BE79];[.$BK79];[.$BQ79])" office:value-type="float"/>
          <table:table-cell table:formula="of:=MIN([.$D79];[.$J79];[.$P79];[.$V79];[.$AB79];[.$AH79];[.$AN79];[.$AT79];[.$AZ79];[.$BF79];[.$BL79];[.$BR79])" office:value-type="float"/>
          <table:table-cell table:formula="of:=MIN([.$E79];[.$K79];[.$Q79];[.$W79];[.$AC79];[.$AI79];[.$AO79];[.$AU79];[.$BA79];[.$BG79];[.$BM79];[.$BS79])" office:value-type="float"/>
          <table:table-cell table:formula="of:=MIN([.$F79];[.$L79];[.$R79];[.$X79];[.$AD79];[.$AJ79];[.$AP79];[.$AV79];[.$BB79];[.$BH79];[.$BN79];[.$BT79])" office:value-type="float"/>
          <table:table-cell table:formula="of:=MIN([.$G79];[.$M79];[.$S79];[.$Y79];[.$AE79];[.$AK79];[.$AQ79];[.$AW79];[.$BC79];[.$BI79];[.$BO79];[.$BU79])" office:value-type="float"/>
          <table:table-cell table:formula="of:=MEDIAN([.$B79];[.$H79];[.$N79];[.$T79];[.$Z79];[.$AF79];[.$AL79];[.$AR79];[.$AX79];[.$BD79];[.$BJ79];[.$BP79])" office:value-type="float"/>
          <table:table-cell table:formula="of:=MEDIAN([.$C79];[.$I79];[.$O79];[.$U79];[.$AA79];[.$AG79];[.$AM79];[.$AS79];[.$AY79];[.$BE79];[.$BK79];[.$BQ79])" office:value-type="float"/>
          <table:table-cell table:formula="of:=MEDIAN([.$D79];[.$J79];[.$P79];[.$V79];[.$AB79];[.$AH79];[.$AN79];[.$AT79];[.$AZ79];[.$BF79];[.$BL79];[.$BR79])" office:value-type="float"/>
          <table:table-cell table:formula="of:=MEDIAN([.$E79];[.$K79];[.$Q79];[.$W79];[.$AC79];[.$AI79];[.$AO79];[.$AU79];[.$BA79];[.$BG79];[.$BM79];[.$BS79])" office:value-type="float"/>
          <table:table-cell table:formula="of:=MEDIAN([.$F79];[.$L79];[.$R79];[.$X79];[.$AD79];[.$AJ79];[.$AP79];[.$AV79];[.$BB79];[.$BH79];[.$BN79];[.$BT79])" office:value-type="float"/>
          <table:table-cell table:formula="of:=MEDIAN([.$G79];[.$M79];[.$S79];[.$Y79];[.$AE79];[.$AK79];[.$AQ79];[.$AW79];[.$BC79];[.$BI79];[.$BO79];[.$BU79])" office:value-type="float"/>
          <table:table-cell table:formula="of:=MAX([.$B79];[.$H79];[.$N79];[.$T79];[.$Z79];[.$AF79];[.$AL79];[.$AR79];[.$AX79];[.$BD79];[.$BJ79];[.$BP79])" office:value-type="float"/>
          <table:table-cell table:formula="of:=MAX([.$C79];[.$I79];[.$O79];[.$U79];[.$AA79];[.$AG79];[.$AM79];[.$AS79];[.$AY79];[.$BE79];[.$BK79];[.$BQ79])" office:value-type="float"/>
          <table:table-cell table:formula="of:=MAX([.$D79];[.$J79];[.$P79];[.$V79];[.$AB79];[.$AH79];[.$AN79];[.$AT79];[.$AZ79];[.$BF79];[.$BL79];[.$BR79])" office:value-type="float"/>
          <table:table-cell table:formula="of:=MAX([.$E79];[.$K79];[.$Q79];[.$W79];[.$AC79];[.$AI79];[.$AO79];[.$AU79];[.$BA79];[.$BG79];[.$BM79];[.$BS79])" office:value-type="float"/>
          <table:table-cell table:formula="of:=MAX([.$F79];[.$L79];[.$R79];[.$X79];[.$AD79];[.$AJ79];[.$AP79];[.$AV79];[.$BB79];[.$BH79];[.$BN79];[.$BT79])" office:value-type="float"/>
          <table:table-cell table:formula="of:=MAX([.$G79];[.$M79];[.$S79];[.$Y79];[.$AE79];[.$AK79];[.$AQ79];[.$AW79];[.$BC79];[.$BI79];[.$BO79];[.$BU79])" office:value-type="float"/>
        </table:table-row>
        <table:table-row table:style-name="ro1">
          <table:table-cell office:value-type="string">
            <text:p>freecell-strips-typed/instances/instance-4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0.0"/>
          <table:table-cell office:value-type="float" office:value="0.0"/>
          <table:table-cell table:formula="of:=MIN([.$B80];[.$H80];[.$N80];[.$T80];[.$Z80];[.$AF80];[.$AL80];[.$AR80];[.$AX80];[.$BD80];[.$BJ80];[.$BP80])" office:value-type="float"/>
          <table:table-cell table:formula="of:=MIN([.$C80];[.$I80];[.$O80];[.$U80];[.$AA80];[.$AG80];[.$AM80];[.$AS80];[.$AY80];[.$BE80];[.$BK80];[.$BQ80])" office:value-type="float"/>
          <table:table-cell table:formula="of:=MIN([.$D80];[.$J80];[.$P80];[.$V80];[.$AB80];[.$AH80];[.$AN80];[.$AT80];[.$AZ80];[.$BF80];[.$BL80];[.$BR80])" office:value-type="float"/>
          <table:table-cell table:formula="of:=MIN([.$E80];[.$K80];[.$Q80];[.$W80];[.$AC80];[.$AI80];[.$AO80];[.$AU80];[.$BA80];[.$BG80];[.$BM80];[.$BS80])" office:value-type="float"/>
          <table:table-cell table:formula="of:=MIN([.$F80];[.$L80];[.$R80];[.$X80];[.$AD80];[.$AJ80];[.$AP80];[.$AV80];[.$BB80];[.$BH80];[.$BN80];[.$BT80])" office:value-type="float"/>
          <table:table-cell table:formula="of:=MIN([.$G80];[.$M80];[.$S80];[.$Y80];[.$AE80];[.$AK80];[.$AQ80];[.$AW80];[.$BC80];[.$BI80];[.$BO80];[.$BU80])" office:value-type="float"/>
          <table:table-cell table:formula="of:=MEDIAN([.$B80];[.$H80];[.$N80];[.$T80];[.$Z80];[.$AF80];[.$AL80];[.$AR80];[.$AX80];[.$BD80];[.$BJ80];[.$BP80])" office:value-type="float"/>
          <table:table-cell table:formula="of:=MEDIAN([.$C80];[.$I80];[.$O80];[.$U80];[.$AA80];[.$AG80];[.$AM80];[.$AS80];[.$AY80];[.$BE80];[.$BK80];[.$BQ80])" office:value-type="float"/>
          <table:table-cell table:formula="of:=MEDIAN([.$D80];[.$J80];[.$P80];[.$V80];[.$AB80];[.$AH80];[.$AN80];[.$AT80];[.$AZ80];[.$BF80];[.$BL80];[.$BR80])" office:value-type="float"/>
          <table:table-cell table:formula="of:=MEDIAN([.$E80];[.$K80];[.$Q80];[.$W80];[.$AC80];[.$AI80];[.$AO80];[.$AU80];[.$BA80];[.$BG80];[.$BM80];[.$BS80])" office:value-type="float"/>
          <table:table-cell table:formula="of:=MEDIAN([.$F80];[.$L80];[.$R80];[.$X80];[.$AD80];[.$AJ80];[.$AP80];[.$AV80];[.$BB80];[.$BH80];[.$BN80];[.$BT80])" office:value-type="float"/>
          <table:table-cell table:formula="of:=MEDIAN([.$G80];[.$M80];[.$S80];[.$Y80];[.$AE80];[.$AK80];[.$AQ80];[.$AW80];[.$BC80];[.$BI80];[.$BO80];[.$BU80])" office:value-type="float"/>
          <table:table-cell table:formula="of:=MAX([.$B80];[.$H80];[.$N80];[.$T80];[.$Z80];[.$AF80];[.$AL80];[.$AR80];[.$AX80];[.$BD80];[.$BJ80];[.$BP80])" office:value-type="float"/>
          <table:table-cell table:formula="of:=MAX([.$C80];[.$I80];[.$O80];[.$U80];[.$AA80];[.$AG80];[.$AM80];[.$AS80];[.$AY80];[.$BE80];[.$BK80];[.$BQ80])" office:value-type="float"/>
          <table:table-cell table:formula="of:=MAX([.$D80];[.$J80];[.$P80];[.$V80];[.$AB80];[.$AH80];[.$AN80];[.$AT80];[.$AZ80];[.$BF80];[.$BL80];[.$BR80])" office:value-type="float"/>
          <table:table-cell table:formula="of:=MAX([.$E80];[.$K80];[.$Q80];[.$W80];[.$AC80];[.$AI80];[.$AO80];[.$AU80];[.$BA80];[.$BG80];[.$BM80];[.$BS80])" office:value-type="float"/>
          <table:table-cell table:formula="of:=MAX([.$F80];[.$L80];[.$R80];[.$X80];[.$AD80];[.$AJ80];[.$AP80];[.$AV80];[.$BB80];[.$BH80];[.$BN80];[.$BT80])" office:value-type="float"/>
          <table:table-cell table:formula="of:=MAX([.$G80];[.$M80];[.$S80];[.$Y80];[.$AE80];[.$AK80];[.$AQ80];[.$AW80];[.$BC80];[.$BI80];[.$BO80];[.$BU80])" office:value-type="float"/>
        </table:table-row>
        <table:table-row table:style-name="ro1">
          <table:table-cell office:value-type="string">
            <text:p>freecell-strips-typed/instances/instance-5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0.0"/>
          <table:table-cell office:value-type="float" office:value="0.0"/>
          <table:table-cell table:formula="of:=MIN([.$B81];[.$H81];[.$N81];[.$T81];[.$Z81];[.$AF81];[.$AL81];[.$AR81];[.$AX81];[.$BD81];[.$BJ81];[.$BP81])" office:value-type="float"/>
          <table:table-cell table:formula="of:=MIN([.$C81];[.$I81];[.$O81];[.$U81];[.$AA81];[.$AG81];[.$AM81];[.$AS81];[.$AY81];[.$BE81];[.$BK81];[.$BQ81])" office:value-type="float"/>
          <table:table-cell table:formula="of:=MIN([.$D81];[.$J81];[.$P81];[.$V81];[.$AB81];[.$AH81];[.$AN81];[.$AT81];[.$AZ81];[.$BF81];[.$BL81];[.$BR81])" office:value-type="float"/>
          <table:table-cell table:formula="of:=MIN([.$E81];[.$K81];[.$Q81];[.$W81];[.$AC81];[.$AI81];[.$AO81];[.$AU81];[.$BA81];[.$BG81];[.$BM81];[.$BS81])" office:value-type="float"/>
          <table:table-cell table:formula="of:=MIN([.$F81];[.$L81];[.$R81];[.$X81];[.$AD81];[.$AJ81];[.$AP81];[.$AV81];[.$BB81];[.$BH81];[.$BN81];[.$BT81])" office:value-type="float"/>
          <table:table-cell table:formula="of:=MIN([.$G81];[.$M81];[.$S81];[.$Y81];[.$AE81];[.$AK81];[.$AQ81];[.$AW81];[.$BC81];[.$BI81];[.$BO81];[.$BU81])" office:value-type="float"/>
          <table:table-cell table:formula="of:=MEDIAN([.$B81];[.$H81];[.$N81];[.$T81];[.$Z81];[.$AF81];[.$AL81];[.$AR81];[.$AX81];[.$BD81];[.$BJ81];[.$BP81])" office:value-type="float"/>
          <table:table-cell table:formula="of:=MEDIAN([.$C81];[.$I81];[.$O81];[.$U81];[.$AA81];[.$AG81];[.$AM81];[.$AS81];[.$AY81];[.$BE81];[.$BK81];[.$BQ81])" office:value-type="float"/>
          <table:table-cell table:formula="of:=MEDIAN([.$D81];[.$J81];[.$P81];[.$V81];[.$AB81];[.$AH81];[.$AN81];[.$AT81];[.$AZ81];[.$BF81];[.$BL81];[.$BR81])" office:value-type="float"/>
          <table:table-cell table:formula="of:=MEDIAN([.$E81];[.$K81];[.$Q81];[.$W81];[.$AC81];[.$AI81];[.$AO81];[.$AU81];[.$BA81];[.$BG81];[.$BM81];[.$BS81])" office:value-type="float"/>
          <table:table-cell table:formula="of:=MEDIAN([.$F81];[.$L81];[.$R81];[.$X81];[.$AD81];[.$AJ81];[.$AP81];[.$AV81];[.$BB81];[.$BH81];[.$BN81];[.$BT81])" office:value-type="float"/>
          <table:table-cell table:formula="of:=MEDIAN([.$G81];[.$M81];[.$S81];[.$Y81];[.$AE81];[.$AK81];[.$AQ81];[.$AW81];[.$BC81];[.$BI81];[.$BO81];[.$BU81])" office:value-type="float"/>
          <table:table-cell table:formula="of:=MAX([.$B81];[.$H81];[.$N81];[.$T81];[.$Z81];[.$AF81];[.$AL81];[.$AR81];[.$AX81];[.$BD81];[.$BJ81];[.$BP81])" office:value-type="float"/>
          <table:table-cell table:formula="of:=MAX([.$C81];[.$I81];[.$O81];[.$U81];[.$AA81];[.$AG81];[.$AM81];[.$AS81];[.$AY81];[.$BE81];[.$BK81];[.$BQ81])" office:value-type="float"/>
          <table:table-cell table:formula="of:=MAX([.$D81];[.$J81];[.$P81];[.$V81];[.$AB81];[.$AH81];[.$AN81];[.$AT81];[.$AZ81];[.$BF81];[.$BL81];[.$BR81])" office:value-type="float"/>
          <table:table-cell table:formula="of:=MAX([.$E81];[.$K81];[.$Q81];[.$W81];[.$AC81];[.$AI81];[.$AO81];[.$AU81];[.$BA81];[.$BG81];[.$BM81];[.$BS81])" office:value-type="float"/>
          <table:table-cell table:formula="of:=MAX([.$F81];[.$L81];[.$R81];[.$X81];[.$AD81];[.$AJ81];[.$AP81];[.$AV81];[.$BB81];[.$BH81];[.$BN81];[.$BT81])" office:value-type="float"/>
          <table:table-cell table:formula="of:=MAX([.$G81];[.$M81];[.$S81];[.$Y81];[.$AE81];[.$AK81];[.$AQ81];[.$AW81];[.$BC81];[.$BI81];[.$BO81];[.$BU81])" office:value-type="float"/>
        </table:table-row>
        <table:table-row table:style-name="ro1">
          <table:table-cell office:value-type="string">
            <text:p>freecell-strips-typed/instances/instance-6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7.0"/>
          <table:table-cell office:value-type="float" office:value="0.0"/>
          <table:table-cell table:formula="of:=MIN([.$B82];[.$H82];[.$N82];[.$T82];[.$Z82];[.$AF82];[.$AL82];[.$AR82];[.$AX82];[.$BD82];[.$BJ82];[.$BP82])" office:value-type="float"/>
          <table:table-cell table:formula="of:=MIN([.$C82];[.$I82];[.$O82];[.$U82];[.$AA82];[.$AG82];[.$AM82];[.$AS82];[.$AY82];[.$BE82];[.$BK82];[.$BQ82])" office:value-type="float"/>
          <table:table-cell table:formula="of:=MIN([.$D82];[.$J82];[.$P82];[.$V82];[.$AB82];[.$AH82];[.$AN82];[.$AT82];[.$AZ82];[.$BF82];[.$BL82];[.$BR82])" office:value-type="float"/>
          <table:table-cell table:formula="of:=MIN([.$E82];[.$K82];[.$Q82];[.$W82];[.$AC82];[.$AI82];[.$AO82];[.$AU82];[.$BA82];[.$BG82];[.$BM82];[.$BS82])" office:value-type="float"/>
          <table:table-cell table:formula="of:=MIN([.$F82];[.$L82];[.$R82];[.$X82];[.$AD82];[.$AJ82];[.$AP82];[.$AV82];[.$BB82];[.$BH82];[.$BN82];[.$BT82])" office:value-type="float"/>
          <table:table-cell table:formula="of:=MIN([.$G82];[.$M82];[.$S82];[.$Y82];[.$AE82];[.$AK82];[.$AQ82];[.$AW82];[.$BC82];[.$BI82];[.$BO82];[.$BU82])" office:value-type="float"/>
          <table:table-cell table:formula="of:=MEDIAN([.$B82];[.$H82];[.$N82];[.$T82];[.$Z82];[.$AF82];[.$AL82];[.$AR82];[.$AX82];[.$BD82];[.$BJ82];[.$BP82])" office:value-type="float"/>
          <table:table-cell table:formula="of:=MEDIAN([.$C82];[.$I82];[.$O82];[.$U82];[.$AA82];[.$AG82];[.$AM82];[.$AS82];[.$AY82];[.$BE82];[.$BK82];[.$BQ82])" office:value-type="float"/>
          <table:table-cell table:formula="of:=MEDIAN([.$D82];[.$J82];[.$P82];[.$V82];[.$AB82];[.$AH82];[.$AN82];[.$AT82];[.$AZ82];[.$BF82];[.$BL82];[.$BR82])" office:value-type="float"/>
          <table:table-cell table:formula="of:=MEDIAN([.$E82];[.$K82];[.$Q82];[.$W82];[.$AC82];[.$AI82];[.$AO82];[.$AU82];[.$BA82];[.$BG82];[.$BM82];[.$BS82])" office:value-type="float"/>
          <table:table-cell table:formula="of:=MEDIAN([.$F82];[.$L82];[.$R82];[.$X82];[.$AD82];[.$AJ82];[.$AP82];[.$AV82];[.$BB82];[.$BH82];[.$BN82];[.$BT82])" office:value-type="float"/>
          <table:table-cell table:formula="of:=MEDIAN([.$G82];[.$M82];[.$S82];[.$Y82];[.$AE82];[.$AK82];[.$AQ82];[.$AW82];[.$BC82];[.$BI82];[.$BO82];[.$BU82])" office:value-type="float"/>
          <table:table-cell table:formula="of:=MAX([.$B82];[.$H82];[.$N82];[.$T82];[.$Z82];[.$AF82];[.$AL82];[.$AR82];[.$AX82];[.$BD82];[.$BJ82];[.$BP82])" office:value-type="float"/>
          <table:table-cell table:formula="of:=MAX([.$C82];[.$I82];[.$O82];[.$U82];[.$AA82];[.$AG82];[.$AM82];[.$AS82];[.$AY82];[.$BE82];[.$BK82];[.$BQ82])" office:value-type="float"/>
          <table:table-cell table:formula="of:=MAX([.$D82];[.$J82];[.$P82];[.$V82];[.$AB82];[.$AH82];[.$AN82];[.$AT82];[.$AZ82];[.$BF82];[.$BL82];[.$BR82])" office:value-type="float"/>
          <table:table-cell table:formula="of:=MAX([.$E82];[.$K82];[.$Q82];[.$W82];[.$AC82];[.$AI82];[.$AO82];[.$AU82];[.$BA82];[.$BG82];[.$BM82];[.$BS82])" office:value-type="float"/>
          <table:table-cell table:formula="of:=MAX([.$F82];[.$L82];[.$R82];[.$X82];[.$AD82];[.$AJ82];[.$AP82];[.$AV82];[.$BB82];[.$BH82];[.$BN82];[.$BT82])" office:value-type="float"/>
          <table:table-cell table:formula="of:=MAX([.$G82];[.$M82];[.$S82];[.$Y82];[.$AE82];[.$AK82];[.$AQ82];[.$AW82];[.$BC82];[.$BI82];[.$BO82];[.$BU82])" office:value-type="float"/>
        </table:table-row>
        <table:table-row table:style-name="ro1">
          <table:table-cell office:value-type="string">
            <text:p>freecell-strips-typed/instances/instance-7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table:formula="of:=MIN([.$B83];[.$H83];[.$N83];[.$T83];[.$Z83];[.$AF83];[.$AL83];[.$AR83];[.$AX83];[.$BD83];[.$BJ83];[.$BP83])" office:value-type="float"/>
          <table:table-cell table:formula="of:=MIN([.$C83];[.$I83];[.$O83];[.$U83];[.$AA83];[.$AG83];[.$AM83];[.$AS83];[.$AY83];[.$BE83];[.$BK83];[.$BQ83])" office:value-type="float"/>
          <table:table-cell table:formula="of:=MIN([.$D83];[.$J83];[.$P83];[.$V83];[.$AB83];[.$AH83];[.$AN83];[.$AT83];[.$AZ83];[.$BF83];[.$BL83];[.$BR83])" office:value-type="float"/>
          <table:table-cell table:formula="of:=MIN([.$E83];[.$K83];[.$Q83];[.$W83];[.$AC83];[.$AI83];[.$AO83];[.$AU83];[.$BA83];[.$BG83];[.$BM83];[.$BS83])" office:value-type="float"/>
          <table:table-cell table:formula="of:=MIN([.$F83];[.$L83];[.$R83];[.$X83];[.$AD83];[.$AJ83];[.$AP83];[.$AV83];[.$BB83];[.$BH83];[.$BN83];[.$BT83])" office:value-type="float"/>
          <table:table-cell table:formula="of:=MIN([.$G83];[.$M83];[.$S83];[.$Y83];[.$AE83];[.$AK83];[.$AQ83];[.$AW83];[.$BC83];[.$BI83];[.$BO83];[.$BU83])" office:value-type="float"/>
          <table:table-cell table:formula="of:=MEDIAN([.$B83];[.$H83];[.$N83];[.$T83];[.$Z83];[.$AF83];[.$AL83];[.$AR83];[.$AX83];[.$BD83];[.$BJ83];[.$BP83])" office:value-type="float"/>
          <table:table-cell table:formula="of:=MEDIAN([.$C83];[.$I83];[.$O83];[.$U83];[.$AA83];[.$AG83];[.$AM83];[.$AS83];[.$AY83];[.$BE83];[.$BK83];[.$BQ83])" office:value-type="float"/>
          <table:table-cell table:formula="of:=MEDIAN([.$D83];[.$J83];[.$P83];[.$V83];[.$AB83];[.$AH83];[.$AN83];[.$AT83];[.$AZ83];[.$BF83];[.$BL83];[.$BR83])" office:value-type="float"/>
          <table:table-cell table:formula="of:=MEDIAN([.$E83];[.$K83];[.$Q83];[.$W83];[.$AC83];[.$AI83];[.$AO83];[.$AU83];[.$BA83];[.$BG83];[.$BM83];[.$BS83])" office:value-type="float"/>
          <table:table-cell table:formula="of:=MEDIAN([.$F83];[.$L83];[.$R83];[.$X83];[.$AD83];[.$AJ83];[.$AP83];[.$AV83];[.$BB83];[.$BH83];[.$BN83];[.$BT83])" office:value-type="float"/>
          <table:table-cell table:formula="of:=MEDIAN([.$G83];[.$M83];[.$S83];[.$Y83];[.$AE83];[.$AK83];[.$AQ83];[.$AW83];[.$BC83];[.$BI83];[.$BO83];[.$BU83])" office:value-type="float"/>
          <table:table-cell table:formula="of:=MAX([.$B83];[.$H83];[.$N83];[.$T83];[.$Z83];[.$AF83];[.$AL83];[.$AR83];[.$AX83];[.$BD83];[.$BJ83];[.$BP83])" office:value-type="float"/>
          <table:table-cell table:formula="of:=MAX([.$C83];[.$I83];[.$O83];[.$U83];[.$AA83];[.$AG83];[.$AM83];[.$AS83];[.$AY83];[.$BE83];[.$BK83];[.$BQ83])" office:value-type="float"/>
          <table:table-cell table:formula="of:=MAX([.$D83];[.$J83];[.$P83];[.$V83];[.$AB83];[.$AH83];[.$AN83];[.$AT83];[.$AZ83];[.$BF83];[.$BL83];[.$BR83])" office:value-type="float"/>
          <table:table-cell table:formula="of:=MAX([.$E83];[.$K83];[.$Q83];[.$W83];[.$AC83];[.$AI83];[.$AO83];[.$AU83];[.$BA83];[.$BG83];[.$BM83];[.$BS83])" office:value-type="float"/>
          <table:table-cell table:formula="of:=MAX([.$F83];[.$L83];[.$R83];[.$X83];[.$AD83];[.$AJ83];[.$AP83];[.$AV83];[.$BB83];[.$BH83];[.$BN83];[.$BT83])" office:value-type="float"/>
          <table:table-cell table:formula="of:=MAX([.$G83];[.$M83];[.$S83];[.$Y83];[.$AE83];[.$AK83];[.$AQ83];[.$AW83];[.$BC83];[.$BI83];[.$BO83];[.$BU83])" office:value-type="float"/>
        </table:table-row>
        <table:table-row table:style-name="ro1">
          <table:table-cell office:value-type="string">
            <text:p>freecell-strips-typed/instances/instance-8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5.0"/>
          <table:table-cell office:value-type="float" office:value="0.0"/>
          <table:table-cell table:formula="of:=MIN([.$B84];[.$H84];[.$N84];[.$T84];[.$Z84];[.$AF84];[.$AL84];[.$AR84];[.$AX84];[.$BD84];[.$BJ84];[.$BP84])" office:value-type="float"/>
          <table:table-cell table:formula="of:=MIN([.$C84];[.$I84];[.$O84];[.$U84];[.$AA84];[.$AG84];[.$AM84];[.$AS84];[.$AY84];[.$BE84];[.$BK84];[.$BQ84])" office:value-type="float"/>
          <table:table-cell table:formula="of:=MIN([.$D84];[.$J84];[.$P84];[.$V84];[.$AB84];[.$AH84];[.$AN84];[.$AT84];[.$AZ84];[.$BF84];[.$BL84];[.$BR84])" office:value-type="float"/>
          <table:table-cell table:formula="of:=MIN([.$E84];[.$K84];[.$Q84];[.$W84];[.$AC84];[.$AI84];[.$AO84];[.$AU84];[.$BA84];[.$BG84];[.$BM84];[.$BS84])" office:value-type="float"/>
          <table:table-cell table:formula="of:=MIN([.$F84];[.$L84];[.$R84];[.$X84];[.$AD84];[.$AJ84];[.$AP84];[.$AV84];[.$BB84];[.$BH84];[.$BN84];[.$BT84])" office:value-type="float"/>
          <table:table-cell table:formula="of:=MIN([.$G84];[.$M84];[.$S84];[.$Y84];[.$AE84];[.$AK84];[.$AQ84];[.$AW84];[.$BC84];[.$BI84];[.$BO84];[.$BU84])" office:value-type="float"/>
          <table:table-cell table:formula="of:=MEDIAN([.$B84];[.$H84];[.$N84];[.$T84];[.$Z84];[.$AF84];[.$AL84];[.$AR84];[.$AX84];[.$BD84];[.$BJ84];[.$BP84])" office:value-type="float"/>
          <table:table-cell table:formula="of:=MEDIAN([.$C84];[.$I84];[.$O84];[.$U84];[.$AA84];[.$AG84];[.$AM84];[.$AS84];[.$AY84];[.$BE84];[.$BK84];[.$BQ84])" office:value-type="float"/>
          <table:table-cell table:formula="of:=MEDIAN([.$D84];[.$J84];[.$P84];[.$V84];[.$AB84];[.$AH84];[.$AN84];[.$AT84];[.$AZ84];[.$BF84];[.$BL84];[.$BR84])" office:value-type="float"/>
          <table:table-cell table:formula="of:=MEDIAN([.$E84];[.$K84];[.$Q84];[.$W84];[.$AC84];[.$AI84];[.$AO84];[.$AU84];[.$BA84];[.$BG84];[.$BM84];[.$BS84])" office:value-type="float"/>
          <table:table-cell table:formula="of:=MEDIAN([.$F84];[.$L84];[.$R84];[.$X84];[.$AD84];[.$AJ84];[.$AP84];[.$AV84];[.$BB84];[.$BH84];[.$BN84];[.$BT84])" office:value-type="float"/>
          <table:table-cell table:formula="of:=MEDIAN([.$G84];[.$M84];[.$S84];[.$Y84];[.$AE84];[.$AK84];[.$AQ84];[.$AW84];[.$BC84];[.$BI84];[.$BO84];[.$BU84])" office:value-type="float"/>
          <table:table-cell table:formula="of:=MAX([.$B84];[.$H84];[.$N84];[.$T84];[.$Z84];[.$AF84];[.$AL84];[.$AR84];[.$AX84];[.$BD84];[.$BJ84];[.$BP84])" office:value-type="float"/>
          <table:table-cell table:formula="of:=MAX([.$C84];[.$I84];[.$O84];[.$U84];[.$AA84];[.$AG84];[.$AM84];[.$AS84];[.$AY84];[.$BE84];[.$BK84];[.$BQ84])" office:value-type="float"/>
          <table:table-cell table:formula="of:=MAX([.$D84];[.$J84];[.$P84];[.$V84];[.$AB84];[.$AH84];[.$AN84];[.$AT84];[.$AZ84];[.$BF84];[.$BL84];[.$BR84])" office:value-type="float"/>
          <table:table-cell table:formula="of:=MAX([.$E84];[.$K84];[.$Q84];[.$W84];[.$AC84];[.$AI84];[.$AO84];[.$AU84];[.$BA84];[.$BG84];[.$BM84];[.$BS84])" office:value-type="float"/>
          <table:table-cell table:formula="of:=MAX([.$F84];[.$L84];[.$R84];[.$X84];[.$AD84];[.$AJ84];[.$AP84];[.$AV84];[.$BB84];[.$BH84];[.$BN84];[.$BT84])" office:value-type="float"/>
          <table:table-cell table:formula="of:=MAX([.$G84];[.$M84];[.$S84];[.$Y84];[.$AE84];[.$AK84];[.$AQ84];[.$AW84];[.$BC84];[.$BI84];[.$BO84];[.$BU84])" office:value-type="float"/>
        </table:table-row>
        <table:table-row table:style-name="ro1">
          <table:table-cell office:value-type="string">
            <text:p>freecell-strips-typed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20.0"/>
          <table:table-cell office:value-type="float" office:value="0.0"/>
          <table:table-cell table:formula="of:=MIN([.$B85];[.$H85];[.$N85];[.$T85];[.$Z85];[.$AF85];[.$AL85];[.$AR85];[.$AX85];[.$BD85];[.$BJ85];[.$BP85])" office:value-type="float"/>
          <table:table-cell table:formula="of:=MIN([.$C85];[.$I85];[.$O85];[.$U85];[.$AA85];[.$AG85];[.$AM85];[.$AS85];[.$AY85];[.$BE85];[.$BK85];[.$BQ85])" office:value-type="float"/>
          <table:table-cell table:formula="of:=MIN([.$D85];[.$J85];[.$P85];[.$V85];[.$AB85];[.$AH85];[.$AN85];[.$AT85];[.$AZ85];[.$BF85];[.$BL85];[.$BR85])" office:value-type="float"/>
          <table:table-cell table:formula="of:=MIN([.$E85];[.$K85];[.$Q85];[.$W85];[.$AC85];[.$AI85];[.$AO85];[.$AU85];[.$BA85];[.$BG85];[.$BM85];[.$BS85])" office:value-type="float"/>
          <table:table-cell table:formula="of:=MIN([.$F85];[.$L85];[.$R85];[.$X85];[.$AD85];[.$AJ85];[.$AP85];[.$AV85];[.$BB85];[.$BH85];[.$BN85];[.$BT85])" office:value-type="float"/>
          <table:table-cell table:formula="of:=MIN([.$G85];[.$M85];[.$S85];[.$Y85];[.$AE85];[.$AK85];[.$AQ85];[.$AW85];[.$BC85];[.$BI85];[.$BO85];[.$BU85])" office:value-type="float"/>
          <table:table-cell table:formula="of:=MEDIAN([.$B85];[.$H85];[.$N85];[.$T85];[.$Z85];[.$AF85];[.$AL85];[.$AR85];[.$AX85];[.$BD85];[.$BJ85];[.$BP85])" office:value-type="float"/>
          <table:table-cell table:formula="of:=MEDIAN([.$C85];[.$I85];[.$O85];[.$U85];[.$AA85];[.$AG85];[.$AM85];[.$AS85];[.$AY85];[.$BE85];[.$BK85];[.$BQ85])" office:value-type="float"/>
          <table:table-cell table:formula="of:=MEDIAN([.$D85];[.$J85];[.$P85];[.$V85];[.$AB85];[.$AH85];[.$AN85];[.$AT85];[.$AZ85];[.$BF85];[.$BL85];[.$BR85])" office:value-type="float"/>
          <table:table-cell table:formula="of:=MEDIAN([.$E85];[.$K85];[.$Q85];[.$W85];[.$AC85];[.$AI85];[.$AO85];[.$AU85];[.$BA85];[.$BG85];[.$BM85];[.$BS85])" office:value-type="float"/>
          <table:table-cell table:formula="of:=MEDIAN([.$F85];[.$L85];[.$R85];[.$X85];[.$AD85];[.$AJ85];[.$AP85];[.$AV85];[.$BB85];[.$BH85];[.$BN85];[.$BT85])" office:value-type="float"/>
          <table:table-cell table:formula="of:=MEDIAN([.$G85];[.$M85];[.$S85];[.$Y85];[.$AE85];[.$AK85];[.$AQ85];[.$AW85];[.$BC85];[.$BI85];[.$BO85];[.$BU85])" office:value-type="float"/>
          <table:table-cell table:formula="of:=MAX([.$B85];[.$H85];[.$N85];[.$T85];[.$Z85];[.$AF85];[.$AL85];[.$AR85];[.$AX85];[.$BD85];[.$BJ85];[.$BP85])" office:value-type="float"/>
          <table:table-cell table:formula="of:=MAX([.$C85];[.$I85];[.$O85];[.$U85];[.$AA85];[.$AG85];[.$AM85];[.$AS85];[.$AY85];[.$BE85];[.$BK85];[.$BQ85])" office:value-type="float"/>
          <table:table-cell table:formula="of:=MAX([.$D85];[.$J85];[.$P85];[.$V85];[.$AB85];[.$AH85];[.$AN85];[.$AT85];[.$AZ85];[.$BF85];[.$BL85];[.$BR85])" office:value-type="float"/>
          <table:table-cell table:formula="of:=MAX([.$E85];[.$K85];[.$Q85];[.$W85];[.$AC85];[.$AI85];[.$AO85];[.$AU85];[.$BA85];[.$BG85];[.$BM85];[.$BS85])" office:value-type="float"/>
          <table:table-cell table:formula="of:=MAX([.$F85];[.$L85];[.$R85];[.$X85];[.$AD85];[.$AJ85];[.$AP85];[.$AV85];[.$BB85];[.$BH85];[.$BN85];[.$BT85])" office:value-type="float"/>
          <table:table-cell table:formula="of:=MAX([.$G85];[.$M85];[.$S85];[.$Y85];[.$AE85];[.$AK85];[.$AQ85];[.$AW85];[.$BC85];[.$BI85];[.$BO85];[.$BU85])" office:value-type="float"/>
        </table:table-row>
        <table:table-row table:style-name="ro1">
          <table:table-cell office:value-type="string">
            <text:p>grid-round-2-strips/instances/instance-1.lp</text:p>
          </table:table-cell>
          <table:table-cell office:value-type="float" office:value="111.73"/>
          <table:table-cell office:value-type="float" office:value="108.301"/>
          <table:table-cell office:value-type="float" office:value="283.0"/>
          <table:table-cell office:value-type="float" office:value="106.0"/>
          <table:table-cell office:value-type="float" office:value="1963.0"/>
          <table:table-cell office:value-type="float" office:value="0.0"/>
          <table:table-cell office:value-type="float" office:value="112.05"/>
          <table:table-cell office:value-type="float" office:value="108.977"/>
          <table:table-cell office:value-type="float" office:value="173.0"/>
          <table:table-cell office:value-type="float" office:value="73.0"/>
          <table:table-cell office:value-type="float" office:value="1961.0"/>
          <table:table-cell office:value-type="float" office:value="0.0"/>
          <table:table-cell office:value-type="float" office:value="110.74"/>
          <table:table-cell office:value-type="float" office:value="107.612"/>
          <table:table-cell office:value-type="float" office:value="251.0"/>
          <table:table-cell office:value-type="float" office:value="96.0"/>
          <table:table-cell office:value-type="float" office:value="1959.0"/>
          <table:table-cell office:value-type="float" office:value="3.0"/>
          <table:table-cell office:value-type="float" office:value="115.48"/>
          <table:table-cell office:value-type="float" office:value="112.198"/>
          <table:table-cell office:value-type="float" office:value="173.0"/>
          <table:table-cell office:value-type="float" office:value="73.0"/>
          <table:table-cell office:value-type="float" office:value="1959.0"/>
          <table:table-cell office:value-type="float" office:value="0.0"/>
          <table:table-cell office:value-type="float" office:value="115.2"/>
          <table:table-cell office:value-type="float" office:value="111.872"/>
          <table:table-cell office:value-type="float" office:value="251.0"/>
          <table:table-cell office:value-type="float" office:value="96.0"/>
          <table:table-cell office:value-type="float" office:value="1959.0"/>
          <table:table-cell office:value-type="float" office:value="3.0"/>
          <table:table-cell office:value-type="float" office:value="111.51"/>
          <table:table-cell office:value-type="float" office:value="107.984"/>
          <table:table-cell office:value-type="float" office:value="289.0"/>
          <table:table-cell office:value-type="float" office:value="113.0"/>
          <table:table-cell office:value-type="float" office:value="1958.0"/>
          <table:table-cell office:value-type="float" office:value="1.0"/>
          <table:table-cell office:value-type="float" office:value="109.96"/>
          <table:table-cell office:value-type="float" office:value="106.412"/>
          <table:table-cell office:value-type="float" office:value="251.0"/>
          <table:table-cell office:value-type="float" office:value="96.0"/>
          <table:table-cell office:value-type="float" office:value="1959.0"/>
          <table:table-cell office:value-type="float" office:value="3.0"/>
          <table:table-cell office:value-type="float" office:value="115.14"/>
          <table:table-cell office:value-type="float" office:value="111.844"/>
          <table:table-cell office:value-type="float" office:value="289.0"/>
          <table:table-cell office:value-type="float" office:value="113.0"/>
          <table:table-cell office:value-type="float" office:value="1959.0"/>
          <table:table-cell office:value-type="float" office:value="1.0"/>
          <table:table-cell office:value-type="float" office:value="111.77"/>
          <table:table-cell office:value-type="float" office:value="108.175"/>
          <table:table-cell office:value-type="float" office:value="251.0"/>
          <table:table-cell office:value-type="float" office:value="96.0"/>
          <table:table-cell office:value-type="float" office:value="1959.0"/>
          <table:table-cell office:value-type="float" office:value="3.0"/>
          <table:table-cell office:value-type="float" office:value="111.6"/>
          <table:table-cell office:value-type="float" office:value="108.41"/>
          <table:table-cell office:value-type="float" office:value="289.0"/>
          <table:table-cell office:value-type="float" office:value="113.0"/>
          <table:table-cell office:value-type="float" office:value="1956.0"/>
          <table:table-cell office:value-type="float" office:value="1.0"/>
          <table:table-cell office:value-type="float" office:value="110.71"/>
          <table:table-cell office:value-type="float" office:value="107.5"/>
          <table:table-cell office:value-type="float" office:value="251.0"/>
          <table:table-cell office:value-type="float" office:value="96.0"/>
          <table:table-cell office:value-type="float" office:value="1958.0"/>
          <table:table-cell office:value-type="float" office:value="3.0"/>
          <table:table-cell office:value-type="float" office:value="110.25"/>
          <table:table-cell office:value-type="float" office:value="107.133"/>
          <table:table-cell office:value-type="float" office:value="289.0"/>
          <table:table-cell office:value-type="float" office:value="113.0"/>
          <table:table-cell office:value-type="float" office:value="1957.0"/>
          <table:table-cell office:value-type="float" office:value="1.0"/>
          <table:table-cell table:formula="of:=MIN([.$B86];[.$H86];[.$N86];[.$T86];[.$Z86];[.$AF86];[.$AL86];[.$AR86];[.$AX86];[.$BD86];[.$BJ86];[.$BP86])" office:value-type="float"/>
          <table:table-cell table:formula="of:=MIN([.$C86];[.$I86];[.$O86];[.$U86];[.$AA86];[.$AG86];[.$AM86];[.$AS86];[.$AY86];[.$BE86];[.$BK86];[.$BQ86])" office:value-type="float"/>
          <table:table-cell table:formula="of:=MIN([.$D86];[.$J86];[.$P86];[.$V86];[.$AB86];[.$AH86];[.$AN86];[.$AT86];[.$AZ86];[.$BF86];[.$BL86];[.$BR86])" office:value-type="float"/>
          <table:table-cell table:formula="of:=MIN([.$E86];[.$K86];[.$Q86];[.$W86];[.$AC86];[.$AI86];[.$AO86];[.$AU86];[.$BA86];[.$BG86];[.$BM86];[.$BS86])" office:value-type="float"/>
          <table:table-cell table:formula="of:=MIN([.$F86];[.$L86];[.$R86];[.$X86];[.$AD86];[.$AJ86];[.$AP86];[.$AV86];[.$BB86];[.$BH86];[.$BN86];[.$BT86])" office:value-type="float"/>
          <table:table-cell table:formula="of:=MIN([.$G86];[.$M86];[.$S86];[.$Y86];[.$AE86];[.$AK86];[.$AQ86];[.$AW86];[.$BC86];[.$BI86];[.$BO86];[.$BU86])" office:value-type="float"/>
          <table:table-cell table:formula="of:=MEDIAN([.$B86];[.$H86];[.$N86];[.$T86];[.$Z86];[.$AF86];[.$AL86];[.$AR86];[.$AX86];[.$BD86];[.$BJ86];[.$BP86])" office:value-type="float"/>
          <table:table-cell table:formula="of:=MEDIAN([.$C86];[.$I86];[.$O86];[.$U86];[.$AA86];[.$AG86];[.$AM86];[.$AS86];[.$AY86];[.$BE86];[.$BK86];[.$BQ86])" office:value-type="float"/>
          <table:table-cell table:formula="of:=MEDIAN([.$D86];[.$J86];[.$P86];[.$V86];[.$AB86];[.$AH86];[.$AN86];[.$AT86];[.$AZ86];[.$BF86];[.$BL86];[.$BR86])" office:value-type="float"/>
          <table:table-cell table:formula="of:=MEDIAN([.$E86];[.$K86];[.$Q86];[.$W86];[.$AC86];[.$AI86];[.$AO86];[.$AU86];[.$BA86];[.$BG86];[.$BM86];[.$BS86])" office:value-type="float"/>
          <table:table-cell table:formula="of:=MEDIAN([.$F86];[.$L86];[.$R86];[.$X86];[.$AD86];[.$AJ86];[.$AP86];[.$AV86];[.$BB86];[.$BH86];[.$BN86];[.$BT86])" office:value-type="float"/>
          <table:table-cell table:formula="of:=MEDIAN([.$G86];[.$M86];[.$S86];[.$Y86];[.$AE86];[.$AK86];[.$AQ86];[.$AW86];[.$BC86];[.$BI86];[.$BO86];[.$BU86])" office:value-type="float"/>
          <table:table-cell table:formula="of:=MAX([.$B86];[.$H86];[.$N86];[.$T86];[.$Z86];[.$AF86];[.$AL86];[.$AR86];[.$AX86];[.$BD86];[.$BJ86];[.$BP86])" office:value-type="float"/>
          <table:table-cell table:formula="of:=MAX([.$C86];[.$I86];[.$O86];[.$U86];[.$AA86];[.$AG86];[.$AM86];[.$AS86];[.$AY86];[.$BE86];[.$BK86];[.$BQ86])" office:value-type="float"/>
          <table:table-cell table:formula="of:=MAX([.$D86];[.$J86];[.$P86];[.$V86];[.$AB86];[.$AH86];[.$AN86];[.$AT86];[.$AZ86];[.$BF86];[.$BL86];[.$BR86])" office:value-type="float"/>
          <table:table-cell table:formula="of:=MAX([.$E86];[.$K86];[.$Q86];[.$W86];[.$AC86];[.$AI86];[.$AO86];[.$AU86];[.$BA86];[.$BG86];[.$BM86];[.$BS86])" office:value-type="float"/>
          <table:table-cell table:formula="of:=MAX([.$F86];[.$L86];[.$R86];[.$X86];[.$AD86];[.$AJ86];[.$AP86];[.$AV86];[.$BB86];[.$BH86];[.$BN86];[.$BT86])" office:value-type="float"/>
          <table:table-cell table:formula="of:=MAX([.$G86];[.$M86];[.$S86];[.$Y86];[.$AE86];[.$AK86];[.$AQ86];[.$AW86];[.$BC86];[.$BI86];[.$BO86];[.$BU86])" office:value-type="float"/>
        </table:table-row>
        <table:table-row table:style-name="ro1">
          <table:table-cell office:value-type="string">
            <text:p>grid-round-2-strips/instances/instance-2.lp</text:p>
          </table:table-cell>
          <table:table-cell office:value-type="float" office:value="363.12"/>
          <table:table-cell office:value-type="float" office:value="347.655"/>
          <table:table-cell office:value-type="float" office:value="377061.0"/>
          <table:table-cell office:value-type="float" office:value="7338.0"/>
          <table:table-cell office:value-type="float" office:value="5827.0"/>
          <table:table-cell office:value-type="float" office:value="0.0"/>
          <table:table-cell office:value-type="float" office:value="345.66"/>
          <table:table-cell office:value-type="float" office:value="331.708"/>
          <table:table-cell office:value-type="float" office:value="11405.0"/>
          <table:table-cell office:value-type="float" office:value="2366.0"/>
          <table:table-cell office:value-type="float" office:value="5812.0"/>
          <table:table-cell office:value-type="float" office:value="0.0"/>
          <table:table-cell office:value-type="float" office:value="357.36"/>
          <table:table-cell office:value-type="float" office:value="342.561"/>
          <table:table-cell office:value-type="float" office:value="274429.0"/>
          <table:table-cell office:value-type="float" office:value="7528.0"/>
          <table:table-cell office:value-type="float" office:value="5787.0"/>
          <table:table-cell office:value-type="float" office:value="65.0"/>
          <table:table-cell office:value-type="float" office:value="371.39"/>
          <table:table-cell office:value-type="float" office:value="344.151"/>
          <table:table-cell office:value-type="float" office:value="13334.0"/>
          <table:table-cell office:value-type="float" office:value="3148.0"/>
          <table:table-cell office:value-type="float" office:value="6456.0"/>
          <table:table-cell office:value-type="float" office:value="10.0"/>
          <table:table-cell office:value-type="float" office:value="358.0"/>
          <table:table-cell office:value-type="float" office:value="342.928"/>
          <table:table-cell office:value-type="float" office:value="274429.0"/>
          <table:table-cell office:value-type="float" office:value="7528.0"/>
          <table:table-cell office:value-type="float" office:value="5787.0"/>
          <table:table-cell office:value-type="float" office:value="65.0"/>
          <table:table-cell office:value-type="float" office:value="372.72"/>
          <table:table-cell office:value-type="float" office:value="359.603"/>
          <table:table-cell office:value-type="float" office:value="13335.0"/>
          <table:table-cell office:value-type="float" office:value="3149.0"/>
          <table:table-cell office:value-type="float" office:value="5808.0"/>
          <table:table-cell office:value-type="float" office:value="12.0"/>
          <table:table-cell office:value-type="float" office:value="348.28"/>
          <table:table-cell office:value-type="float" office:value="333.811"/>
          <table:table-cell office:value-type="float" office:value="274429.0"/>
          <table:table-cell office:value-type="float" office:value="7528.0"/>
          <table:table-cell office:value-type="float" office:value="5786.0"/>
          <table:table-cell office:value-type="float" office:value="65.0"/>
          <table:table-cell office:value-type="float" office:value="351.86"/>
          <table:table-cell office:value-type="float" office:value="336.475"/>
          <table:table-cell office:value-type="float" office:value="13114.0"/>
          <table:table-cell office:value-type="float" office:value="3065.0"/>
          <table:table-cell office:value-type="float" office:value="5807.0"/>
          <table:table-cell office:value-type="float" office:value="7.0"/>
          <table:table-cell office:value-type="float" office:value="352.76"/>
          <table:table-cell office:value-type="float" office:value="337.842"/>
          <table:table-cell office:value-type="float" office:value="118295.0"/>
          <table:table-cell office:value-type="float" office:value="3293.0"/>
          <table:table-cell office:value-type="float" office:value="5771.0"/>
          <table:table-cell office:value-type="float" office:value="50.0"/>
          <table:table-cell office:value-type="float" office:value="344.22"/>
          <table:table-cell office:value-type="float" office:value="329.007"/>
          <table:table-cell office:value-type="float" office:value="13114.0"/>
          <table:table-cell office:value-type="float" office:value="3065.0"/>
          <table:table-cell office:value-type="float" office:value="5809.0"/>
          <table:table-cell office:value-type="float" office:value="8.0"/>
          <table:table-cell office:value-type="float" office:value="355.55"/>
          <table:table-cell office:value-type="float" office:value="340.324"/>
          <table:table-cell office:value-type="float" office:value="361078.0"/>
          <table:table-cell office:value-type="float" office:value="7972.0"/>
          <table:table-cell office:value-type="float" office:value="5773.0"/>
          <table:table-cell office:value-type="float" office:value="62.0"/>
          <table:table-cell office:value-type="float" office:value="347.65"/>
          <table:table-cell office:value-type="float" office:value="332.3"/>
          <table:table-cell office:value-type="float" office:value="13098.0"/>
          <table:table-cell office:value-type="float" office:value="3064.0"/>
          <table:table-cell office:value-type="float" office:value="5806.0"/>
          <table:table-cell office:value-type="float" office:value="9.0"/>
          <table:table-cell table:formula="of:=MIN([.$B87];[.$H87];[.$N87];[.$T87];[.$Z87];[.$AF87];[.$AL87];[.$AR87];[.$AX87];[.$BD87];[.$BJ87];[.$BP87])" office:value-type="float"/>
          <table:table-cell table:formula="of:=MIN([.$C87];[.$I87];[.$O87];[.$U87];[.$AA87];[.$AG87];[.$AM87];[.$AS87];[.$AY87];[.$BE87];[.$BK87];[.$BQ87])" office:value-type="float"/>
          <table:table-cell table:formula="of:=MIN([.$D87];[.$J87];[.$P87];[.$V87];[.$AB87];[.$AH87];[.$AN87];[.$AT87];[.$AZ87];[.$BF87];[.$BL87];[.$BR87])" office:value-type="float"/>
          <table:table-cell table:formula="of:=MIN([.$E87];[.$K87];[.$Q87];[.$W87];[.$AC87];[.$AI87];[.$AO87];[.$AU87];[.$BA87];[.$BG87];[.$BM87];[.$BS87])" office:value-type="float"/>
          <table:table-cell table:formula="of:=MIN([.$F87];[.$L87];[.$R87];[.$X87];[.$AD87];[.$AJ87];[.$AP87];[.$AV87];[.$BB87];[.$BH87];[.$BN87];[.$BT87])" office:value-type="float"/>
          <table:table-cell table:formula="of:=MIN([.$G87];[.$M87];[.$S87];[.$Y87];[.$AE87];[.$AK87];[.$AQ87];[.$AW87];[.$BC87];[.$BI87];[.$BO87];[.$BU87])" office:value-type="float"/>
          <table:table-cell table:formula="of:=MEDIAN([.$B87];[.$H87];[.$N87];[.$T87];[.$Z87];[.$AF87];[.$AL87];[.$AR87];[.$AX87];[.$BD87];[.$BJ87];[.$BP87])" office:value-type="float"/>
          <table:table-cell table:formula="of:=MEDIAN([.$C87];[.$I87];[.$O87];[.$U87];[.$AA87];[.$AG87];[.$AM87];[.$AS87];[.$AY87];[.$BE87];[.$BK87];[.$BQ87])" office:value-type="float"/>
          <table:table-cell table:formula="of:=MEDIAN([.$D87];[.$J87];[.$P87];[.$V87];[.$AB87];[.$AH87];[.$AN87];[.$AT87];[.$AZ87];[.$BF87];[.$BL87];[.$BR87])" office:value-type="float"/>
          <table:table-cell table:formula="of:=MEDIAN([.$E87];[.$K87];[.$Q87];[.$W87];[.$AC87];[.$AI87];[.$AO87];[.$AU87];[.$BA87];[.$BG87];[.$BM87];[.$BS87])" office:value-type="float"/>
          <table:table-cell table:formula="of:=MEDIAN([.$F87];[.$L87];[.$R87];[.$X87];[.$AD87];[.$AJ87];[.$AP87];[.$AV87];[.$BB87];[.$BH87];[.$BN87];[.$BT87])" office:value-type="float"/>
          <table:table-cell table:formula="of:=MEDIAN([.$G87];[.$M87];[.$S87];[.$Y87];[.$AE87];[.$AK87];[.$AQ87];[.$AW87];[.$BC87];[.$BI87];[.$BO87];[.$BU87])" office:value-type="float"/>
          <table:table-cell table:formula="of:=MAX([.$B87];[.$H87];[.$N87];[.$T87];[.$Z87];[.$AF87];[.$AL87];[.$AR87];[.$AX87];[.$BD87];[.$BJ87];[.$BP87])" office:value-type="float"/>
          <table:table-cell table:formula="of:=MAX([.$C87];[.$I87];[.$O87];[.$U87];[.$AA87];[.$AG87];[.$AM87];[.$AS87];[.$AY87];[.$BE87];[.$BK87];[.$BQ87])" office:value-type="float"/>
          <table:table-cell table:formula="of:=MAX([.$D87];[.$J87];[.$P87];[.$V87];[.$AB87];[.$AH87];[.$AN87];[.$AT87];[.$AZ87];[.$BF87];[.$BL87];[.$BR87])" office:value-type="float"/>
          <table:table-cell table:formula="of:=MAX([.$E87];[.$K87];[.$Q87];[.$W87];[.$AC87];[.$AI87];[.$AO87];[.$AU87];[.$BA87];[.$BG87];[.$BM87];[.$BS87])" office:value-type="float"/>
          <table:table-cell table:formula="of:=MAX([.$F87];[.$L87];[.$R87];[.$X87];[.$AD87];[.$AJ87];[.$AP87];[.$AV87];[.$BB87];[.$BH87];[.$BN87];[.$BT87])" office:value-type="float"/>
          <table:table-cell table:formula="of:=MAX([.$G87];[.$M87];[.$S87];[.$Y87];[.$AE87];[.$AK87];[.$AQ87];[.$AW87];[.$BC87];[.$BI87];[.$BO87];[.$BU87])" office:value-type="float"/>
        </table:table-row>
        <table:table-row table:style-name="ro1">
          <table:table-cell office:value-type="string">
            <text:p>gripper-round-1-strips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12240598.0"/>
          <table:table-cell office:value-type="float" office:value="8937278.0"/>
          <table:table-cell office:value-type="float" office:value="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356989.0"/>
          <table:table-cell office:value-type="float" office:value="6001340.0"/>
          <table:table-cell office:value-type="float" office:value="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80432.0"/>
          <table:table-cell office:value-type="float" office:value="7143660.0"/>
          <table:table-cell office:value-type="float" office:value="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45837.0"/>
          <table:table-cell office:value-type="float" office:value="7350988.0"/>
          <table:table-cell office:value-type="float" office:value="12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450363.0"/>
          <table:table-cell office:value-type="float" office:value="4711672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942816.0"/>
          <table:table-cell office:value-type="float" office:value="8093224.0"/>
          <table:table-cell office:value-type="float" office:value="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732257.0"/>
          <table:table-cell office:value-type="float" office:value="5652753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85389.0"/>
          <table:table-cell office:value-type="float" office:value="7809487.0"/>
          <table:table-cell office:value-type="float" office:value="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393253.0"/>
          <table:table-cell office:value-type="float" office:value="5728594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218922.0"/>
          <table:table-cell office:value-type="float" office:value="8210723.0"/>
          <table:table-cell office:value-type="float" office:value="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927455.0"/>
          <table:table-cell office:value-type="float" office:value="5797301.0"/>
          <table:table-cell office:value-type="float" office:value="80.0"/>
          <table:table-cell office:value-type="float" office:value="0.0"/>
          <table:table-cell table:formula="of:=MIN([.$B88];[.$H88];[.$N88];[.$T88];[.$Z88];[.$AF88];[.$AL88];[.$AR88];[.$AX88];[.$BD88];[.$BJ88];[.$BP88])" office:value-type="float"/>
          <table:table-cell table:formula="of:=MIN([.$C88];[.$I88];[.$O88];[.$U88];[.$AA88];[.$AG88];[.$AM88];[.$AS88];[.$AY88];[.$BE88];[.$BK88];[.$BQ88])" office:value-type="float"/>
          <table:table-cell table:formula="of:=MIN([.$D88];[.$J88];[.$P88];[.$V88];[.$AB88];[.$AH88];[.$AN88];[.$AT88];[.$AZ88];[.$BF88];[.$BL88];[.$BR88])" office:value-type="float"/>
          <table:table-cell table:formula="of:=MIN([.$E88];[.$K88];[.$Q88];[.$W88];[.$AC88];[.$AI88];[.$AO88];[.$AU88];[.$BA88];[.$BG88];[.$BM88];[.$BS88])" office:value-type="float"/>
          <table:table-cell table:formula="of:=MIN([.$F88];[.$L88];[.$R88];[.$X88];[.$AD88];[.$AJ88];[.$AP88];[.$AV88];[.$BB88];[.$BH88];[.$BN88];[.$BT88])" office:value-type="float"/>
          <table:table-cell table:formula="of:=MIN([.$G88];[.$M88];[.$S88];[.$Y88];[.$AE88];[.$AK88];[.$AQ88];[.$AW88];[.$BC88];[.$BI88];[.$BO88];[.$BU88])" office:value-type="float"/>
          <table:table-cell table:formula="of:=MEDIAN([.$B88];[.$H88];[.$N88];[.$T88];[.$Z88];[.$AF88];[.$AL88];[.$AR88];[.$AX88];[.$BD88];[.$BJ88];[.$BP88])" office:value-type="float"/>
          <table:table-cell table:formula="of:=MEDIAN([.$C88];[.$I88];[.$O88];[.$U88];[.$AA88];[.$AG88];[.$AM88];[.$AS88];[.$AY88];[.$BE88];[.$BK88];[.$BQ88])" office:value-type="float"/>
          <table:table-cell table:formula="of:=MEDIAN([.$D88];[.$J88];[.$P88];[.$V88];[.$AB88];[.$AH88];[.$AN88];[.$AT88];[.$AZ88];[.$BF88];[.$BL88];[.$BR88])" office:value-type="float"/>
          <table:table-cell table:formula="of:=MEDIAN([.$E88];[.$K88];[.$Q88];[.$W88];[.$AC88];[.$AI88];[.$AO88];[.$AU88];[.$BA88];[.$BG88];[.$BM88];[.$BS88])" office:value-type="float"/>
          <table:table-cell table:formula="of:=MEDIAN([.$F88];[.$L88];[.$R88];[.$X88];[.$AD88];[.$AJ88];[.$AP88];[.$AV88];[.$BB88];[.$BH88];[.$BN88];[.$BT88])" office:value-type="float"/>
          <table:table-cell table:formula="of:=MEDIAN([.$G88];[.$M88];[.$S88];[.$Y88];[.$AE88];[.$AK88];[.$AQ88];[.$AW88];[.$BC88];[.$BI88];[.$BO88];[.$BU88])" office:value-type="float"/>
          <table:table-cell table:formula="of:=MAX([.$B88];[.$H88];[.$N88];[.$T88];[.$Z88];[.$AF88];[.$AL88];[.$AR88];[.$AX88];[.$BD88];[.$BJ88];[.$BP88])" office:value-type="float"/>
          <table:table-cell table:formula="of:=MAX([.$C88];[.$I88];[.$O88];[.$U88];[.$AA88];[.$AG88];[.$AM88];[.$AS88];[.$AY88];[.$BE88];[.$BK88];[.$BQ88])" office:value-type="float"/>
          <table:table-cell table:formula="of:=MAX([.$D88];[.$J88];[.$P88];[.$V88];[.$AB88];[.$AH88];[.$AN88];[.$AT88];[.$AZ88];[.$BF88];[.$BL88];[.$BR88])" office:value-type="float"/>
          <table:table-cell table:formula="of:=MAX([.$E88];[.$K88];[.$Q88];[.$W88];[.$AC88];[.$AI88];[.$AO88];[.$AU88];[.$BA88];[.$BG88];[.$BM88];[.$BS88])" office:value-type="float"/>
          <table:table-cell table:formula="of:=MAX([.$F88];[.$L88];[.$R88];[.$X88];[.$AD88];[.$AJ88];[.$AP88];[.$AV88];[.$BB88];[.$BH88];[.$BN88];[.$BT88])" office:value-type="float"/>
          <table:table-cell table:formula="of:=MAX([.$G88];[.$M88];[.$S88];[.$Y88];[.$AE88];[.$AK88];[.$AQ88];[.$AW88];[.$BC88];[.$BI88];[.$BO88];[.$BU88])" office:value-type="float"/>
        </table:table-row>
        <table:table-row table:style-name="ro1">
          <table:table-cell office:value-type="string">
            <text:p>gripper-round-1-strips/instances/instance-11.lp</text:p>
          </table:table-cell>
          <table:table-cell office:value-type="float" office:value="900.0"/>
          <table:table-cell office:value-type="float" office:value="900.0"/>
          <table:table-cell office:value-type="float" office:value="11495637.0"/>
          <table:table-cell office:value-type="float" office:value="8343891.0"/>
          <table:table-cell office:value-type="float" office:value="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973205.0"/>
          <table:table-cell office:value-type="float" office:value="5068273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668115.0"/>
          <table:table-cell office:value-type="float" office:value="7838292.0"/>
          <table:table-cell office:value-type="float" office:value="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452762.0"/>
          <table:table-cell office:value-type="float" office:value="5567435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73229.0"/>
          <table:table-cell office:value-type="float" office:value="7242258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407380.0"/>
          <table:table-cell office:value-type="float" office:value="4231122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389251.0"/>
          <table:table-cell office:value-type="float" office:value="7733913.0"/>
          <table:table-cell office:value-type="float" office:value="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958093.0"/>
          <table:table-cell office:value-type="float" office:value="4519916.0"/>
          <table:table-cell office:value-type="float" office:value="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99109.0"/>
          <table:table-cell office:value-type="float" office:value="7594696.0"/>
          <table:table-cell office:value-type="float" office:value="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203145.0"/>
          <table:table-cell office:value-type="float" office:value="4901412.0"/>
          <table:table-cell office:value-type="float" office:value="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66584.0"/>
          <table:table-cell office:value-type="float" office:value="7502057.0"/>
          <table:table-cell office:value-type="float" office:value="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028168.0"/>
          <table:table-cell office:value-type="float" office:value="5423718.0"/>
          <table:table-cell office:value-type="float" office:value="86.0"/>
          <table:table-cell office:value-type="float" office:value="0.0"/>
          <table:table-cell table:formula="of:=MIN([.$B89];[.$H89];[.$N89];[.$T89];[.$Z89];[.$AF89];[.$AL89];[.$AR89];[.$AX89];[.$BD89];[.$BJ89];[.$BP89])" office:value-type="float"/>
          <table:table-cell table:formula="of:=MIN([.$C89];[.$I89];[.$O89];[.$U89];[.$AA89];[.$AG89];[.$AM89];[.$AS89];[.$AY89];[.$BE89];[.$BK89];[.$BQ89])" office:value-type="float"/>
          <table:table-cell table:formula="of:=MIN([.$D89];[.$J89];[.$P89];[.$V89];[.$AB89];[.$AH89];[.$AN89];[.$AT89];[.$AZ89];[.$BF89];[.$BL89];[.$BR89])" office:value-type="float"/>
          <table:table-cell table:formula="of:=MIN([.$E89];[.$K89];[.$Q89];[.$W89];[.$AC89];[.$AI89];[.$AO89];[.$AU89];[.$BA89];[.$BG89];[.$BM89];[.$BS89])" office:value-type="float"/>
          <table:table-cell table:formula="of:=MIN([.$F89];[.$L89];[.$R89];[.$X89];[.$AD89];[.$AJ89];[.$AP89];[.$AV89];[.$BB89];[.$BH89];[.$BN89];[.$BT89])" office:value-type="float"/>
          <table:table-cell table:formula="of:=MIN([.$G89];[.$M89];[.$S89];[.$Y89];[.$AE89];[.$AK89];[.$AQ89];[.$AW89];[.$BC89];[.$BI89];[.$BO89];[.$BU89])" office:value-type="float"/>
          <table:table-cell table:formula="of:=MEDIAN([.$B89];[.$H89];[.$N89];[.$T89];[.$Z89];[.$AF89];[.$AL89];[.$AR89];[.$AX89];[.$BD89];[.$BJ89];[.$BP89])" office:value-type="float"/>
          <table:table-cell table:formula="of:=MEDIAN([.$C89];[.$I89];[.$O89];[.$U89];[.$AA89];[.$AG89];[.$AM89];[.$AS89];[.$AY89];[.$BE89];[.$BK89];[.$BQ89])" office:value-type="float"/>
          <table:table-cell table:formula="of:=MEDIAN([.$D89];[.$J89];[.$P89];[.$V89];[.$AB89];[.$AH89];[.$AN89];[.$AT89];[.$AZ89];[.$BF89];[.$BL89];[.$BR89])" office:value-type="float"/>
          <table:table-cell table:formula="of:=MEDIAN([.$E89];[.$K89];[.$Q89];[.$W89];[.$AC89];[.$AI89];[.$AO89];[.$AU89];[.$BA89];[.$BG89];[.$BM89];[.$BS89])" office:value-type="float"/>
          <table:table-cell table:formula="of:=MEDIAN([.$F89];[.$L89];[.$R89];[.$X89];[.$AD89];[.$AJ89];[.$AP89];[.$AV89];[.$BB89];[.$BH89];[.$BN89];[.$BT89])" office:value-type="float"/>
          <table:table-cell table:formula="of:=MEDIAN([.$G89];[.$M89];[.$S89];[.$Y89];[.$AE89];[.$AK89];[.$AQ89];[.$AW89];[.$BC89];[.$BI89];[.$BO89];[.$BU89])" office:value-type="float"/>
          <table:table-cell table:formula="of:=MAX([.$B89];[.$H89];[.$N89];[.$T89];[.$Z89];[.$AF89];[.$AL89];[.$AR89];[.$AX89];[.$BD89];[.$BJ89];[.$BP89])" office:value-type="float"/>
          <table:table-cell table:formula="of:=MAX([.$C89];[.$I89];[.$O89];[.$U89];[.$AA89];[.$AG89];[.$AM89];[.$AS89];[.$AY89];[.$BE89];[.$BK89];[.$BQ89])" office:value-type="float"/>
          <table:table-cell table:formula="of:=MAX([.$D89];[.$J89];[.$P89];[.$V89];[.$AB89];[.$AH89];[.$AN89];[.$AT89];[.$AZ89];[.$BF89];[.$BL89];[.$BR89])" office:value-type="float"/>
          <table:table-cell table:formula="of:=MAX([.$E89];[.$K89];[.$Q89];[.$W89];[.$AC89];[.$AI89];[.$AO89];[.$AU89];[.$BA89];[.$BG89];[.$BM89];[.$BS89])" office:value-type="float"/>
          <table:table-cell table:formula="of:=MAX([.$F89];[.$L89];[.$R89];[.$X89];[.$AD89];[.$AJ89];[.$AP89];[.$AV89];[.$BB89];[.$BH89];[.$BN89];[.$BT89])" office:value-type="float"/>
          <table:table-cell table:formula="of:=MAX([.$G89];[.$M89];[.$S89];[.$Y89];[.$AE89];[.$AK89];[.$AQ89];[.$AW89];[.$BC89];[.$BI89];[.$BO89];[.$BU89])" office:value-type="float"/>
        </table:table-row>
        <table:table-row table:style-name="ro1">
          <table:table-cell office:value-type="string">
            <text:p>gripper-round-1-strips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11243580.0"/>
          <table:table-cell office:value-type="float" office:value="8160680.0"/>
          <table:table-cell office:value-type="float" office:value="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06437.0"/>
          <table:table-cell office:value-type="float" office:value="4120240.0"/>
          <table:table-cell office:value-type="float" office:value="12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75955.0"/>
          <table:table-cell office:value-type="float" office:value="7304418.0"/>
          <table:table-cell office:value-type="float" office:value="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462590.0"/>
          <table:table-cell office:value-type="float" office:value="7544980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686445.0"/>
          <table:table-cell office:value-type="float" office:value="4628320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68937.0"/>
          <table:table-cell office:value-type="float" office:value="8018069.0"/>
          <table:table-cell office:value-type="float" office:value="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475480.0"/>
          <table:table-cell office:value-type="float" office:value="4581823.0"/>
          <table:table-cell office:value-type="float" office:value="12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22547.0"/>
          <table:table-cell office:value-type="float" office:value="8341497.0"/>
          <table:table-cell office:value-type="float" office:value="6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56610.0"/>
          <table:table-cell office:value-type="float" office:value="3994881.0"/>
          <table:table-cell office:value-type="float" office:value="1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345508.0"/>
          <table:table-cell office:value-type="float" office:value="8040567.0"/>
          <table:table-cell office:value-type="float" office:value="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71244.0"/>
          <table:table-cell office:value-type="float" office:value="3864136.0"/>
          <table:table-cell office:value-type="float" office:value="129.0"/>
          <table:table-cell office:value-type="float" office:value="0.0"/>
          <table:table-cell table:formula="of:=MIN([.$B90];[.$H90];[.$N90];[.$T90];[.$Z90];[.$AF90];[.$AL90];[.$AR90];[.$AX90];[.$BD90];[.$BJ90];[.$BP90])" office:value-type="float"/>
          <table:table-cell table:formula="of:=MIN([.$C90];[.$I90];[.$O90];[.$U90];[.$AA90];[.$AG90];[.$AM90];[.$AS90];[.$AY90];[.$BE90];[.$BK90];[.$BQ90])" office:value-type="float"/>
          <table:table-cell table:formula="of:=MIN([.$D90];[.$J90];[.$P90];[.$V90];[.$AB90];[.$AH90];[.$AN90];[.$AT90];[.$AZ90];[.$BF90];[.$BL90];[.$BR90])" office:value-type="float"/>
          <table:table-cell table:formula="of:=MIN([.$E90];[.$K90];[.$Q90];[.$W90];[.$AC90];[.$AI90];[.$AO90];[.$AU90];[.$BA90];[.$BG90];[.$BM90];[.$BS90])" office:value-type="float"/>
          <table:table-cell table:formula="of:=MIN([.$F90];[.$L90];[.$R90];[.$X90];[.$AD90];[.$AJ90];[.$AP90];[.$AV90];[.$BB90];[.$BH90];[.$BN90];[.$BT90])" office:value-type="float"/>
          <table:table-cell table:formula="of:=MIN([.$G90];[.$M90];[.$S90];[.$Y90];[.$AE90];[.$AK90];[.$AQ90];[.$AW90];[.$BC90];[.$BI90];[.$BO90];[.$BU90])" office:value-type="float"/>
          <table:table-cell table:formula="of:=MEDIAN([.$B90];[.$H90];[.$N90];[.$T90];[.$Z90];[.$AF90];[.$AL90];[.$AR90];[.$AX90];[.$BD90];[.$BJ90];[.$BP90])" office:value-type="float"/>
          <table:table-cell table:formula="of:=MEDIAN([.$C90];[.$I90];[.$O90];[.$U90];[.$AA90];[.$AG90];[.$AM90];[.$AS90];[.$AY90];[.$BE90];[.$BK90];[.$BQ90])" office:value-type="float"/>
          <table:table-cell table:formula="of:=MEDIAN([.$D90];[.$J90];[.$P90];[.$V90];[.$AB90];[.$AH90];[.$AN90];[.$AT90];[.$AZ90];[.$BF90];[.$BL90];[.$BR90])" office:value-type="float"/>
          <table:table-cell table:formula="of:=MEDIAN([.$E90];[.$K90];[.$Q90];[.$W90];[.$AC90];[.$AI90];[.$AO90];[.$AU90];[.$BA90];[.$BG90];[.$BM90];[.$BS90])" office:value-type="float"/>
          <table:table-cell table:formula="of:=MEDIAN([.$F90];[.$L90];[.$R90];[.$X90];[.$AD90];[.$AJ90];[.$AP90];[.$AV90];[.$BB90];[.$BH90];[.$BN90];[.$BT90])" office:value-type="float"/>
          <table:table-cell table:formula="of:=MEDIAN([.$G90];[.$M90];[.$S90];[.$Y90];[.$AE90];[.$AK90];[.$AQ90];[.$AW90];[.$BC90];[.$BI90];[.$BO90];[.$BU90])" office:value-type="float"/>
          <table:table-cell table:formula="of:=MAX([.$B90];[.$H90];[.$N90];[.$T90];[.$Z90];[.$AF90];[.$AL90];[.$AR90];[.$AX90];[.$BD90];[.$BJ90];[.$BP90])" office:value-type="float"/>
          <table:table-cell table:formula="of:=MAX([.$C90];[.$I90];[.$O90];[.$U90];[.$AA90];[.$AG90];[.$AM90];[.$AS90];[.$AY90];[.$BE90];[.$BK90];[.$BQ90])" office:value-type="float"/>
          <table:table-cell table:formula="of:=MAX([.$D90];[.$J90];[.$P90];[.$V90];[.$AB90];[.$AH90];[.$AN90];[.$AT90];[.$AZ90];[.$BF90];[.$BL90];[.$BR90])" office:value-type="float"/>
          <table:table-cell table:formula="of:=MAX([.$E90];[.$K90];[.$Q90];[.$W90];[.$AC90];[.$AI90];[.$AO90];[.$AU90];[.$BA90];[.$BG90];[.$BM90];[.$BS90])" office:value-type="float"/>
          <table:table-cell table:formula="of:=MAX([.$F90];[.$L90];[.$R90];[.$X90];[.$AD90];[.$AJ90];[.$AP90];[.$AV90];[.$BB90];[.$BH90];[.$BN90];[.$BT90])" office:value-type="float"/>
          <table:table-cell table:formula="of:=MAX([.$G90];[.$M90];[.$S90];[.$Y90];[.$AE90];[.$AK90];[.$AQ90];[.$AW90];[.$BC90];[.$BI90];[.$BO90];[.$BU90])" office:value-type="float"/>
        </table:table-row>
        <table:table-row table:style-name="ro1">
          <table:table-cell office:value-type="string">
            <text:p>gripper-round-1-strips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9962190.0"/>
          <table:table-cell office:value-type="float" office:value="7341373.0"/>
          <table:table-cell office:value-type="float" office:value="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899577.0"/>
          <table:table-cell office:value-type="float" office:value="3925124.0"/>
          <table:table-cell office:value-type="float" office:value="1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14421.0"/>
          <table:table-cell office:value-type="float" office:value="7206555.0"/>
          <table:table-cell office:value-type="float" office:value="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3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37730.0"/>
          <table:table-cell office:value-type="float" office:value="7125373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522690.0"/>
          <table:table-cell office:value-type="float" office:value="4715786.0"/>
          <table:table-cell office:value-type="float" office:value="1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827059.0"/>
          <table:table-cell office:value-type="float" office:value="7747382.0"/>
          <table:table-cell office:value-type="float" office:value="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092417.0"/>
          <table:table-cell office:value-type="float" office:value="4103306.0"/>
          <table:table-cell office:value-type="float" office:value="12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43769.0"/>
          <table:table-cell office:value-type="float" office:value="7663718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130247.0"/>
          <table:table-cell office:value-type="float" office:value="4342981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26464.0"/>
          <table:table-cell office:value-type="float" office:value="7266712.0"/>
          <table:table-cell office:value-type="float" office:value="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302059.0"/>
          <table:table-cell office:value-type="float" office:value="5020039.0"/>
          <table:table-cell office:value-type="float" office:value="99.0"/>
          <table:table-cell office:value-type="float" office:value="0.0"/>
          <table:table-cell table:formula="of:=MIN([.$B91];[.$H91];[.$N91];[.$T91];[.$Z91];[.$AF91];[.$AL91];[.$AR91];[.$AX91];[.$BD91];[.$BJ91];[.$BP91])" office:value-type="float"/>
          <table:table-cell table:formula="of:=MIN([.$C91];[.$I91];[.$O91];[.$U91];[.$AA91];[.$AG91];[.$AM91];[.$AS91];[.$AY91];[.$BE91];[.$BK91];[.$BQ91])" office:value-type="float"/>
          <table:table-cell table:formula="of:=MIN([.$D91];[.$J91];[.$P91];[.$V91];[.$AB91];[.$AH91];[.$AN91];[.$AT91];[.$AZ91];[.$BF91];[.$BL91];[.$BR91])" office:value-type="float"/>
          <table:table-cell table:formula="of:=MIN([.$E91];[.$K91];[.$Q91];[.$W91];[.$AC91];[.$AI91];[.$AO91];[.$AU91];[.$BA91];[.$BG91];[.$BM91];[.$BS91])" office:value-type="float"/>
          <table:table-cell table:formula="of:=MIN([.$F91];[.$L91];[.$R91];[.$X91];[.$AD91];[.$AJ91];[.$AP91];[.$AV91];[.$BB91];[.$BH91];[.$BN91];[.$BT91])" office:value-type="float"/>
          <table:table-cell table:formula="of:=MIN([.$G91];[.$M91];[.$S91];[.$Y91];[.$AE91];[.$AK91];[.$AQ91];[.$AW91];[.$BC91];[.$BI91];[.$BO91];[.$BU91])" office:value-type="float"/>
          <table:table-cell table:formula="of:=MEDIAN([.$B91];[.$H91];[.$N91];[.$T91];[.$Z91];[.$AF91];[.$AL91];[.$AR91];[.$AX91];[.$BD91];[.$BJ91];[.$BP91])" office:value-type="float"/>
          <table:table-cell table:formula="of:=MEDIAN([.$C91];[.$I91];[.$O91];[.$U91];[.$AA91];[.$AG91];[.$AM91];[.$AS91];[.$AY91];[.$BE91];[.$BK91];[.$BQ91])" office:value-type="float"/>
          <table:table-cell table:formula="of:=MEDIAN([.$D91];[.$J91];[.$P91];[.$V91];[.$AB91];[.$AH91];[.$AN91];[.$AT91];[.$AZ91];[.$BF91];[.$BL91];[.$BR91])" office:value-type="float"/>
          <table:table-cell table:formula="of:=MEDIAN([.$E91];[.$K91];[.$Q91];[.$W91];[.$AC91];[.$AI91];[.$AO91];[.$AU91];[.$BA91];[.$BG91];[.$BM91];[.$BS91])" office:value-type="float"/>
          <table:table-cell table:formula="of:=MEDIAN([.$F91];[.$L91];[.$R91];[.$X91];[.$AD91];[.$AJ91];[.$AP91];[.$AV91];[.$BB91];[.$BH91];[.$BN91];[.$BT91])" office:value-type="float"/>
          <table:table-cell table:formula="of:=MEDIAN([.$G91];[.$M91];[.$S91];[.$Y91];[.$AE91];[.$AK91];[.$AQ91];[.$AW91];[.$BC91];[.$BI91];[.$BO91];[.$BU91])" office:value-type="float"/>
          <table:table-cell table:formula="of:=MAX([.$B91];[.$H91];[.$N91];[.$T91];[.$Z91];[.$AF91];[.$AL91];[.$AR91];[.$AX91];[.$BD91];[.$BJ91];[.$BP91])" office:value-type="float"/>
          <table:table-cell table:formula="of:=MAX([.$C91];[.$I91];[.$O91];[.$U91];[.$AA91];[.$AG91];[.$AM91];[.$AS91];[.$AY91];[.$BE91];[.$BK91];[.$BQ91])" office:value-type="float"/>
          <table:table-cell table:formula="of:=MAX([.$D91];[.$J91];[.$P91];[.$V91];[.$AB91];[.$AH91];[.$AN91];[.$AT91];[.$AZ91];[.$BF91];[.$BL91];[.$BR91])" office:value-type="float"/>
          <table:table-cell table:formula="of:=MAX([.$E91];[.$K91];[.$Q91];[.$W91];[.$AC91];[.$AI91];[.$AO91];[.$AU91];[.$BA91];[.$BG91];[.$BM91];[.$BS91])" office:value-type="float"/>
          <table:table-cell table:formula="of:=MAX([.$F91];[.$L91];[.$R91];[.$X91];[.$AD91];[.$AJ91];[.$AP91];[.$AV91];[.$BB91];[.$BH91];[.$BN91];[.$BT91])" office:value-type="float"/>
          <table:table-cell table:formula="of:=MAX([.$G91];[.$M91];[.$S91];[.$Y91];[.$AE91];[.$AK91];[.$AQ91];[.$AW91];[.$BC91];[.$BI91];[.$BO91];[.$BU91])" office:value-type="float"/>
        </table:table-row>
        <table:table-row table:style-name="ro1">
          <table:table-cell office:value-type="string">
            <text:p>gripper-round-1-strips/instances/instance-14.lp</text:p>
          </table:table-cell>
          <table:table-cell office:value-type="float" office:value="900.0"/>
          <table:table-cell office:value-type="float" office:value="900.0"/>
          <table:table-cell office:value-type="float" office:value="11021155.0"/>
          <table:table-cell office:value-type="float" office:value="7926269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668894.0"/>
          <table:table-cell office:value-type="float" office:value="4329859.0"/>
          <table:table-cell office:value-type="float" office:value="12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22392.0"/>
          <table:table-cell office:value-type="float" office:value="6953697.0"/>
          <table:table-cell office:value-type="float" office:value="1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266395.0"/>
          <table:table-cell office:value-type="float" office:value="4406056.0"/>
          <table:table-cell office:value-type="float" office:value="1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09379.0"/>
          <table:table-cell office:value-type="float" office:value="6896463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997645.0"/>
          <table:table-cell office:value-type="float" office:value="4333815.0"/>
          <table:table-cell office:value-type="float" office:value="12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03266.0"/>
          <table:table-cell office:value-type="float" office:value="7581160.0"/>
          <table:table-cell office:value-type="float" office:value="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722190.0"/>
          <table:table-cell office:value-type="float" office:value="5034440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29903.0"/>
          <table:table-cell office:value-type="float" office:value="7426355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601460.0"/>
          <table:table-cell office:value-type="float" office:value="4267497.0"/>
          <table:table-cell office:value-type="float" office:value="12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21595.0"/>
          <table:table-cell office:value-type="float" office:value="6988137.0"/>
          <table:table-cell office:value-type="float" office:value="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57843.0"/>
          <table:table-cell office:value-type="float" office:value="3647542.0"/>
          <table:table-cell office:value-type="float" office:value="147.0"/>
          <table:table-cell office:value-type="float" office:value="0.0"/>
          <table:table-cell table:formula="of:=MIN([.$B92];[.$H92];[.$N92];[.$T92];[.$Z92];[.$AF92];[.$AL92];[.$AR92];[.$AX92];[.$BD92];[.$BJ92];[.$BP92])" office:value-type="float"/>
          <table:table-cell table:formula="of:=MIN([.$C92];[.$I92];[.$O92];[.$U92];[.$AA92];[.$AG92];[.$AM92];[.$AS92];[.$AY92];[.$BE92];[.$BK92];[.$BQ92])" office:value-type="float"/>
          <table:table-cell table:formula="of:=MIN([.$D92];[.$J92];[.$P92];[.$V92];[.$AB92];[.$AH92];[.$AN92];[.$AT92];[.$AZ92];[.$BF92];[.$BL92];[.$BR92])" office:value-type="float"/>
          <table:table-cell table:formula="of:=MIN([.$E92];[.$K92];[.$Q92];[.$W92];[.$AC92];[.$AI92];[.$AO92];[.$AU92];[.$BA92];[.$BG92];[.$BM92];[.$BS92])" office:value-type="float"/>
          <table:table-cell table:formula="of:=MIN([.$F92];[.$L92];[.$R92];[.$X92];[.$AD92];[.$AJ92];[.$AP92];[.$AV92];[.$BB92];[.$BH92];[.$BN92];[.$BT92])" office:value-type="float"/>
          <table:table-cell table:formula="of:=MIN([.$G92];[.$M92];[.$S92];[.$Y92];[.$AE92];[.$AK92];[.$AQ92];[.$AW92];[.$BC92];[.$BI92];[.$BO92];[.$BU92])" office:value-type="float"/>
          <table:table-cell table:formula="of:=MEDIAN([.$B92];[.$H92];[.$N92];[.$T92];[.$Z92];[.$AF92];[.$AL92];[.$AR92];[.$AX92];[.$BD92];[.$BJ92];[.$BP92])" office:value-type="float"/>
          <table:table-cell table:formula="of:=MEDIAN([.$C92];[.$I92];[.$O92];[.$U92];[.$AA92];[.$AG92];[.$AM92];[.$AS92];[.$AY92];[.$BE92];[.$BK92];[.$BQ92])" office:value-type="float"/>
          <table:table-cell table:formula="of:=MEDIAN([.$D92];[.$J92];[.$P92];[.$V92];[.$AB92];[.$AH92];[.$AN92];[.$AT92];[.$AZ92];[.$BF92];[.$BL92];[.$BR92])" office:value-type="float"/>
          <table:table-cell table:formula="of:=MEDIAN([.$E92];[.$K92];[.$Q92];[.$W92];[.$AC92];[.$AI92];[.$AO92];[.$AU92];[.$BA92];[.$BG92];[.$BM92];[.$BS92])" office:value-type="float"/>
          <table:table-cell table:formula="of:=MEDIAN([.$F92];[.$L92];[.$R92];[.$X92];[.$AD92];[.$AJ92];[.$AP92];[.$AV92];[.$BB92];[.$BH92];[.$BN92];[.$BT92])" office:value-type="float"/>
          <table:table-cell table:formula="of:=MEDIAN([.$G92];[.$M92];[.$S92];[.$Y92];[.$AE92];[.$AK92];[.$AQ92];[.$AW92];[.$BC92];[.$BI92];[.$BO92];[.$BU92])" office:value-type="float"/>
          <table:table-cell table:formula="of:=MAX([.$B92];[.$H92];[.$N92];[.$T92];[.$Z92];[.$AF92];[.$AL92];[.$AR92];[.$AX92];[.$BD92];[.$BJ92];[.$BP92])" office:value-type="float"/>
          <table:table-cell table:formula="of:=MAX([.$C92];[.$I92];[.$O92];[.$U92];[.$AA92];[.$AG92];[.$AM92];[.$AS92];[.$AY92];[.$BE92];[.$BK92];[.$BQ92])" office:value-type="float"/>
          <table:table-cell table:formula="of:=MAX([.$D92];[.$J92];[.$P92];[.$V92];[.$AB92];[.$AH92];[.$AN92];[.$AT92];[.$AZ92];[.$BF92];[.$BL92];[.$BR92])" office:value-type="float"/>
          <table:table-cell table:formula="of:=MAX([.$E92];[.$K92];[.$Q92];[.$W92];[.$AC92];[.$AI92];[.$AO92];[.$AU92];[.$BA92];[.$BG92];[.$BM92];[.$BS92])" office:value-type="float"/>
          <table:table-cell table:formula="of:=MAX([.$F92];[.$L92];[.$R92];[.$X92];[.$AD92];[.$AJ92];[.$AP92];[.$AV92];[.$BB92];[.$BH92];[.$BN92];[.$BT92])" office:value-type="float"/>
          <table:table-cell table:formula="of:=MAX([.$G92];[.$M92];[.$S92];[.$Y92];[.$AE92];[.$AK92];[.$AQ92];[.$AW92];[.$BC92];[.$BI92];[.$BO92];[.$BU92])" office:value-type="float"/>
        </table:table-row>
        <table:table-row table:style-name="ro1">
          <table:table-cell office:value-type="string">
            <text:p>gripper-round-1-strips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9133825.0"/>
          <table:table-cell office:value-type="float" office:value="6686615.0"/>
          <table:table-cell office:value-type="float" office:value="8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08439.0"/>
          <table:table-cell office:value-type="float" office:value="3211756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711458.0"/>
          <table:table-cell office:value-type="float" office:value="6873875.0"/>
          <table:table-cell office:value-type="float" office:value="1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16226.0"/>
          <table:table-cell office:value-type="float" office:value="6615114.0"/>
          <table:table-cell office:value-type="float" office:value="12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00666.0"/>
          <table:table-cell office:value-type="float" office:value="4226737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74173.0"/>
          <table:table-cell office:value-type="float" office:value="7058435.0"/>
          <table:table-cell office:value-type="float" office:value="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738024.0"/>
          <table:table-cell office:value-type="float" office:value="3647111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88231.0"/>
          <table:table-cell office:value-type="float" office:value="7638500.0"/>
          <table:table-cell office:value-type="float" office:value="8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403695.0"/>
          <table:table-cell office:value-type="float" office:value="3674950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299274.0"/>
          <table:table-cell office:value-type="float" office:value="7328875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128215.0"/>
          <table:table-cell office:value-type="float" office:value="4268650.0"/>
          <table:table-cell office:value-type="float" office:value="116.0"/>
          <table:table-cell office:value-type="float" office:value="0.0"/>
          <table:table-cell table:formula="of:=MIN([.$B93];[.$H93];[.$N93];[.$T93];[.$Z93];[.$AF93];[.$AL93];[.$AR93];[.$AX93];[.$BD93];[.$BJ93];[.$BP93])" office:value-type="float"/>
          <table:table-cell table:formula="of:=MIN([.$C93];[.$I93];[.$O93];[.$U93];[.$AA93];[.$AG93];[.$AM93];[.$AS93];[.$AY93];[.$BE93];[.$BK93];[.$BQ93])" office:value-type="float"/>
          <table:table-cell table:formula="of:=MIN([.$D93];[.$J93];[.$P93];[.$V93];[.$AB93];[.$AH93];[.$AN93];[.$AT93];[.$AZ93];[.$BF93];[.$BL93];[.$BR93])" office:value-type="float"/>
          <table:table-cell table:formula="of:=MIN([.$E93];[.$K93];[.$Q93];[.$W93];[.$AC93];[.$AI93];[.$AO93];[.$AU93];[.$BA93];[.$BG93];[.$BM93];[.$BS93])" office:value-type="float"/>
          <table:table-cell table:formula="of:=MIN([.$F93];[.$L93];[.$R93];[.$X93];[.$AD93];[.$AJ93];[.$AP93];[.$AV93];[.$BB93];[.$BH93];[.$BN93];[.$BT93])" office:value-type="float"/>
          <table:table-cell table:formula="of:=MIN([.$G93];[.$M93];[.$S93];[.$Y93];[.$AE93];[.$AK93];[.$AQ93];[.$AW93];[.$BC93];[.$BI93];[.$BO93];[.$BU93])" office:value-type="float"/>
          <table:table-cell table:formula="of:=MEDIAN([.$B93];[.$H93];[.$N93];[.$T93];[.$Z93];[.$AF93];[.$AL93];[.$AR93];[.$AX93];[.$BD93];[.$BJ93];[.$BP93])" office:value-type="float"/>
          <table:table-cell table:formula="of:=MEDIAN([.$C93];[.$I93];[.$O93];[.$U93];[.$AA93];[.$AG93];[.$AM93];[.$AS93];[.$AY93];[.$BE93];[.$BK93];[.$BQ93])" office:value-type="float"/>
          <table:table-cell table:formula="of:=MEDIAN([.$D93];[.$J93];[.$P93];[.$V93];[.$AB93];[.$AH93];[.$AN93];[.$AT93];[.$AZ93];[.$BF93];[.$BL93];[.$BR93])" office:value-type="float"/>
          <table:table-cell table:formula="of:=MEDIAN([.$E93];[.$K93];[.$Q93];[.$W93];[.$AC93];[.$AI93];[.$AO93];[.$AU93];[.$BA93];[.$BG93];[.$BM93];[.$BS93])" office:value-type="float"/>
          <table:table-cell table:formula="of:=MEDIAN([.$F93];[.$L93];[.$R93];[.$X93];[.$AD93];[.$AJ93];[.$AP93];[.$AV93];[.$BB93];[.$BH93];[.$BN93];[.$BT93])" office:value-type="float"/>
          <table:table-cell table:formula="of:=MEDIAN([.$G93];[.$M93];[.$S93];[.$Y93];[.$AE93];[.$AK93];[.$AQ93];[.$AW93];[.$BC93];[.$BI93];[.$BO93];[.$BU93])" office:value-type="float"/>
          <table:table-cell table:formula="of:=MAX([.$B93];[.$H93];[.$N93];[.$T93];[.$Z93];[.$AF93];[.$AL93];[.$AR93];[.$AX93];[.$BD93];[.$BJ93];[.$BP93])" office:value-type="float"/>
          <table:table-cell table:formula="of:=MAX([.$C93];[.$I93];[.$O93];[.$U93];[.$AA93];[.$AG93];[.$AM93];[.$AS93];[.$AY93];[.$BE93];[.$BK93];[.$BQ93])" office:value-type="float"/>
          <table:table-cell table:formula="of:=MAX([.$D93];[.$J93];[.$P93];[.$V93];[.$AB93];[.$AH93];[.$AN93];[.$AT93];[.$AZ93];[.$BF93];[.$BL93];[.$BR93])" office:value-type="float"/>
          <table:table-cell table:formula="of:=MAX([.$E93];[.$K93];[.$Q93];[.$W93];[.$AC93];[.$AI93];[.$AO93];[.$AU93];[.$BA93];[.$BG93];[.$BM93];[.$BS93])" office:value-type="float"/>
          <table:table-cell table:formula="of:=MAX([.$F93];[.$L93];[.$R93];[.$X93];[.$AD93];[.$AJ93];[.$AP93];[.$AV93];[.$BB93];[.$BH93];[.$BN93];[.$BT93])" office:value-type="float"/>
          <table:table-cell table:formula="of:=MAX([.$G93];[.$M93];[.$S93];[.$Y93];[.$AE93];[.$AK93];[.$AQ93];[.$AW93];[.$BC93];[.$BI93];[.$BO93];[.$BU93])" office:value-type="float"/>
        </table:table-row>
        <table:table-row table:style-name="ro1">
          <table:table-cell office:value-type="string">
            <text:p>gripper-round-1-strips/instances/instance-16.lp</text:p>
          </table:table-cell>
          <table:table-cell office:value-type="float" office:value="900.0"/>
          <table:table-cell office:value-type="float" office:value="900.0"/>
          <table:table-cell office:value-type="float" office:value="9097137.0"/>
          <table:table-cell office:value-type="float" office:value="6639689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849227.0"/>
          <table:table-cell office:value-type="float" office:value="3031190.0"/>
          <table:table-cell office:value-type="float" office:value="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53253.0"/>
          <table:table-cell office:value-type="float" office:value="6392922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16443.0"/>
          <table:table-cell office:value-type="float" office:value="6089377.0"/>
          <table:table-cell office:value-type="float" office:value="1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147655.0"/>
          <table:table-cell office:value-type="float" office:value="3775286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10401.0"/>
          <table:table-cell office:value-type="float" office:value="6953645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637307.0"/>
          <table:table-cell office:value-type="float" office:value="4158979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51135.0"/>
          <table:table-cell office:value-type="float" office:value="6274150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900735.0"/>
          <table:table-cell office:value-type="float" office:value="4467530.0"/>
          <table:table-cell office:value-type="float" office:value="1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35130.0"/>
          <table:table-cell office:value-type="float" office:value="6840405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467796.0"/>
          <table:table-cell office:value-type="float" office:value="4038568.0"/>
          <table:table-cell office:value-type="float" office:value="125.0"/>
          <table:table-cell office:value-type="float" office:value="0.0"/>
          <table:table-cell table:formula="of:=MIN([.$B94];[.$H94];[.$N94];[.$T94];[.$Z94];[.$AF94];[.$AL94];[.$AR94];[.$AX94];[.$BD94];[.$BJ94];[.$BP94])" office:value-type="float"/>
          <table:table-cell table:formula="of:=MIN([.$C94];[.$I94];[.$O94];[.$U94];[.$AA94];[.$AG94];[.$AM94];[.$AS94];[.$AY94];[.$BE94];[.$BK94];[.$BQ94])" office:value-type="float"/>
          <table:table-cell table:formula="of:=MIN([.$D94];[.$J94];[.$P94];[.$V94];[.$AB94];[.$AH94];[.$AN94];[.$AT94];[.$AZ94];[.$BF94];[.$BL94];[.$BR94])" office:value-type="float"/>
          <table:table-cell table:formula="of:=MIN([.$E94];[.$K94];[.$Q94];[.$W94];[.$AC94];[.$AI94];[.$AO94];[.$AU94];[.$BA94];[.$BG94];[.$BM94];[.$BS94])" office:value-type="float"/>
          <table:table-cell table:formula="of:=MIN([.$F94];[.$L94];[.$R94];[.$X94];[.$AD94];[.$AJ94];[.$AP94];[.$AV94];[.$BB94];[.$BH94];[.$BN94];[.$BT94])" office:value-type="float"/>
          <table:table-cell table:formula="of:=MIN([.$G94];[.$M94];[.$S94];[.$Y94];[.$AE94];[.$AK94];[.$AQ94];[.$AW94];[.$BC94];[.$BI94];[.$BO94];[.$BU94])" office:value-type="float"/>
          <table:table-cell table:formula="of:=MEDIAN([.$B94];[.$H94];[.$N94];[.$T94];[.$Z94];[.$AF94];[.$AL94];[.$AR94];[.$AX94];[.$BD94];[.$BJ94];[.$BP94])" office:value-type="float"/>
          <table:table-cell table:formula="of:=MEDIAN([.$C94];[.$I94];[.$O94];[.$U94];[.$AA94];[.$AG94];[.$AM94];[.$AS94];[.$AY94];[.$BE94];[.$BK94];[.$BQ94])" office:value-type="float"/>
          <table:table-cell table:formula="of:=MEDIAN([.$D94];[.$J94];[.$P94];[.$V94];[.$AB94];[.$AH94];[.$AN94];[.$AT94];[.$AZ94];[.$BF94];[.$BL94];[.$BR94])" office:value-type="float"/>
          <table:table-cell table:formula="of:=MEDIAN([.$E94];[.$K94];[.$Q94];[.$W94];[.$AC94];[.$AI94];[.$AO94];[.$AU94];[.$BA94];[.$BG94];[.$BM94];[.$BS94])" office:value-type="float"/>
          <table:table-cell table:formula="of:=MEDIAN([.$F94];[.$L94];[.$R94];[.$X94];[.$AD94];[.$AJ94];[.$AP94];[.$AV94];[.$BB94];[.$BH94];[.$BN94];[.$BT94])" office:value-type="float"/>
          <table:table-cell table:formula="of:=MEDIAN([.$G94];[.$M94];[.$S94];[.$Y94];[.$AE94];[.$AK94];[.$AQ94];[.$AW94];[.$BC94];[.$BI94];[.$BO94];[.$BU94])" office:value-type="float"/>
          <table:table-cell table:formula="of:=MAX([.$B94];[.$H94];[.$N94];[.$T94];[.$Z94];[.$AF94];[.$AL94];[.$AR94];[.$AX94];[.$BD94];[.$BJ94];[.$BP94])" office:value-type="float"/>
          <table:table-cell table:formula="of:=MAX([.$C94];[.$I94];[.$O94];[.$U94];[.$AA94];[.$AG94];[.$AM94];[.$AS94];[.$AY94];[.$BE94];[.$BK94];[.$BQ94])" office:value-type="float"/>
          <table:table-cell table:formula="of:=MAX([.$D94];[.$J94];[.$P94];[.$V94];[.$AB94];[.$AH94];[.$AN94];[.$AT94];[.$AZ94];[.$BF94];[.$BL94];[.$BR94])" office:value-type="float"/>
          <table:table-cell table:formula="of:=MAX([.$E94];[.$K94];[.$Q94];[.$W94];[.$AC94];[.$AI94];[.$AO94];[.$AU94];[.$BA94];[.$BG94];[.$BM94];[.$BS94])" office:value-type="float"/>
          <table:table-cell table:formula="of:=MAX([.$F94];[.$L94];[.$R94];[.$X94];[.$AD94];[.$AJ94];[.$AP94];[.$AV94];[.$BB94];[.$BH94];[.$BN94];[.$BT94])" office:value-type="float"/>
          <table:table-cell table:formula="of:=MAX([.$G94];[.$M94];[.$S94];[.$Y94];[.$AE94];[.$AK94];[.$AQ94];[.$AW94];[.$BC94];[.$BI94];[.$BO94];[.$BU94])" office:value-type="float"/>
        </table:table-row>
        <table:table-row table:style-name="ro1">
          <table:table-cell office:value-type="string">
            <text:p>gripper-round-1-strips/instances/instance-17.lp</text:p>
          </table:table-cell>
          <table:table-cell office:value-type="float" office:value="900.0"/>
          <table:table-cell office:value-type="float" office:value="900.0"/>
          <table:table-cell office:value-type="float" office:value="9401024.0"/>
          <table:table-cell office:value-type="float" office:value="6804440.0"/>
          <table:table-cell office:value-type="float" office:value="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5867704.0"/>
          <table:table-cell office:value-type="float" office:value="3892638.0"/>
          <table:table-cell office:value-type="float" office:value="13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181774.0"/>
          <table:table-cell office:value-type="float" office:value="6554385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685903.0"/>
          <table:table-cell office:value-type="float" office:value="4236537.0"/>
          <table:table-cell office:value-type="float" office:value="11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08401.0"/>
          <table:table-cell office:value-type="float" office:value="6278539.0"/>
          <table:table-cell office:value-type="float" office:value="1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401979.0"/>
          <table:table-cell office:value-type="float" office:value="3670358.0"/>
          <table:table-cell office:value-type="float" office:value="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83896.0"/>
          <table:table-cell office:value-type="float" office:value="6713121.0"/>
          <table:table-cell office:value-type="float" office:value="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241283.0"/>
          <table:table-cell office:value-type="float" office:value="3679949.0"/>
          <table:table-cell office:value-type="float" office:value="14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699868.0"/>
          <table:table-cell office:value-type="float" office:value="6994772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989500.0"/>
          <table:table-cell office:value-type="float" office:value="3424585.0"/>
          <table:table-cell office:value-type="float" office:value="13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357823.0"/>
          <table:table-cell office:value-type="float" office:value="6586916.0"/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736229.0"/>
          <table:table-cell office:value-type="float" office:value="4133441.0"/>
          <table:table-cell office:value-type="float" office:value="121.0"/>
          <table:table-cell office:value-type="float" office:value="0.0"/>
          <table:table-cell table:formula="of:=MIN([.$B95];[.$H95];[.$N95];[.$T95];[.$Z95];[.$AF95];[.$AL95];[.$AR95];[.$AX95];[.$BD95];[.$BJ95];[.$BP95])" office:value-type="float"/>
          <table:table-cell table:formula="of:=MIN([.$C95];[.$I95];[.$O95];[.$U95];[.$AA95];[.$AG95];[.$AM95];[.$AS95];[.$AY95];[.$BE95];[.$BK95];[.$BQ95])" office:value-type="float"/>
          <table:table-cell table:formula="of:=MIN([.$D95];[.$J95];[.$P95];[.$V95];[.$AB95];[.$AH95];[.$AN95];[.$AT95];[.$AZ95];[.$BF95];[.$BL95];[.$BR95])" office:value-type="float"/>
          <table:table-cell table:formula="of:=MIN([.$E95];[.$K95];[.$Q95];[.$W95];[.$AC95];[.$AI95];[.$AO95];[.$AU95];[.$BA95];[.$BG95];[.$BM95];[.$BS95])" office:value-type="float"/>
          <table:table-cell table:formula="of:=MIN([.$F95];[.$L95];[.$R95];[.$X95];[.$AD95];[.$AJ95];[.$AP95];[.$AV95];[.$BB95];[.$BH95];[.$BN95];[.$BT95])" office:value-type="float"/>
          <table:table-cell table:formula="of:=MIN([.$G95];[.$M95];[.$S95];[.$Y95];[.$AE95];[.$AK95];[.$AQ95];[.$AW95];[.$BC95];[.$BI95];[.$BO95];[.$BU95])" office:value-type="float"/>
          <table:table-cell table:formula="of:=MEDIAN([.$B95];[.$H95];[.$N95];[.$T95];[.$Z95];[.$AF95];[.$AL95];[.$AR95];[.$AX95];[.$BD95];[.$BJ95];[.$BP95])" office:value-type="float"/>
          <table:table-cell table:formula="of:=MEDIAN([.$C95];[.$I95];[.$O95];[.$U95];[.$AA95];[.$AG95];[.$AM95];[.$AS95];[.$AY95];[.$BE95];[.$BK95];[.$BQ95])" office:value-type="float"/>
          <table:table-cell table:formula="of:=MEDIAN([.$D95];[.$J95];[.$P95];[.$V95];[.$AB95];[.$AH95];[.$AN95];[.$AT95];[.$AZ95];[.$BF95];[.$BL95];[.$BR95])" office:value-type="float"/>
          <table:table-cell table:formula="of:=MEDIAN([.$E95];[.$K95];[.$Q95];[.$W95];[.$AC95];[.$AI95];[.$AO95];[.$AU95];[.$BA95];[.$BG95];[.$BM95];[.$BS95])" office:value-type="float"/>
          <table:table-cell table:formula="of:=MEDIAN([.$F95];[.$L95];[.$R95];[.$X95];[.$AD95];[.$AJ95];[.$AP95];[.$AV95];[.$BB95];[.$BH95];[.$BN95];[.$BT95])" office:value-type="float"/>
          <table:table-cell table:formula="of:=MEDIAN([.$G95];[.$M95];[.$S95];[.$Y95];[.$AE95];[.$AK95];[.$AQ95];[.$AW95];[.$BC95];[.$BI95];[.$BO95];[.$BU95])" office:value-type="float"/>
          <table:table-cell table:formula="of:=MAX([.$B95];[.$H95];[.$N95];[.$T95];[.$Z95];[.$AF95];[.$AL95];[.$AR95];[.$AX95];[.$BD95];[.$BJ95];[.$BP95])" office:value-type="float"/>
          <table:table-cell table:formula="of:=MAX([.$C95];[.$I95];[.$O95];[.$U95];[.$AA95];[.$AG95];[.$AM95];[.$AS95];[.$AY95];[.$BE95];[.$BK95];[.$BQ95])" office:value-type="float"/>
          <table:table-cell table:formula="of:=MAX([.$D95];[.$J95];[.$P95];[.$V95];[.$AB95];[.$AH95];[.$AN95];[.$AT95];[.$AZ95];[.$BF95];[.$BL95];[.$BR95])" office:value-type="float"/>
          <table:table-cell table:formula="of:=MAX([.$E95];[.$K95];[.$Q95];[.$W95];[.$AC95];[.$AI95];[.$AO95];[.$AU95];[.$BA95];[.$BG95];[.$BM95];[.$BS95])" office:value-type="float"/>
          <table:table-cell table:formula="of:=MAX([.$F95];[.$L95];[.$R95];[.$X95];[.$AD95];[.$AJ95];[.$AP95];[.$AV95];[.$BB95];[.$BH95];[.$BN95];[.$BT95])" office:value-type="float"/>
          <table:table-cell table:formula="of:=MAX([.$G95];[.$M95];[.$S95];[.$Y95];[.$AE95];[.$AK95];[.$AQ95];[.$AW95];[.$BC95];[.$BI95];[.$BO95];[.$BU95])" office:value-type="float"/>
        </table:table-row>
        <table:table-row table:style-name="ro1">
          <table:table-cell office:value-type="string">
            <text:p>gripper-round-1-strips/instances/instance-18.lp</text:p>
          </table:table-cell>
          <table:table-cell office:value-type="float" office:value="900.0"/>
          <table:table-cell office:value-type="float" office:value="900.0"/>
          <table:table-cell office:value-type="float" office:value="8750304.0"/>
          <table:table-cell office:value-type="float" office:value="6422485.0"/>
          <table:table-cell office:value-type="float" office:value="9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080955.0"/>
          <table:table-cell office:value-type="float" office:value="3179893.0"/>
          <table:table-cell office:value-type="float" office:value="1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79636.0"/>
          <table:table-cell office:value-type="float" office:value="6164157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395267.0"/>
          <table:table-cell office:value-type="float" office:value="3969558.0"/>
          <table:table-cell office:value-type="float" office:value="11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431380.0"/>
          <table:table-cell office:value-type="float" office:value="6010607.0"/>
          <table:table-cell office:value-type="float" office:value="1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228790.0"/>
          <table:table-cell office:value-type="float" office:value="3585542.0"/>
          <table:table-cell office:value-type="float" office:value="15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538402.0"/>
          <table:table-cell office:value-type="float" office:value="6786753.0"/>
          <table:table-cell office:value-type="float" office:value="1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7932517.0"/>
          <table:table-cell office:value-type="float" office:value="2668198.0"/>
          <table:table-cell office:value-type="float" office:value="1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359101.0"/>
          <table:table-cell office:value-type="float" office:value="6171868.0"/>
          <table:table-cell office:value-type="float" office:value="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158020.0"/>
          <table:table-cell office:value-type="float" office:value="4139517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74144.0"/>
          <table:table-cell office:value-type="float" office:value="6553866.0"/>
          <table:table-cell office:value-type="float" office:value="9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682897.0"/>
          <table:table-cell office:value-type="float" office:value="3471766.0"/>
          <table:table-cell office:value-type="float" office:value="141.0"/>
          <table:table-cell office:value-type="float" office:value="0.0"/>
          <table:table-cell table:formula="of:=MIN([.$B96];[.$H96];[.$N96];[.$T96];[.$Z96];[.$AF96];[.$AL96];[.$AR96];[.$AX96];[.$BD96];[.$BJ96];[.$BP96])" office:value-type="float"/>
          <table:table-cell table:formula="of:=MIN([.$C96];[.$I96];[.$O96];[.$U96];[.$AA96];[.$AG96];[.$AM96];[.$AS96];[.$AY96];[.$BE96];[.$BK96];[.$BQ96])" office:value-type="float"/>
          <table:table-cell table:formula="of:=MIN([.$D96];[.$J96];[.$P96];[.$V96];[.$AB96];[.$AH96];[.$AN96];[.$AT96];[.$AZ96];[.$BF96];[.$BL96];[.$BR96])" office:value-type="float"/>
          <table:table-cell table:formula="of:=MIN([.$E96];[.$K96];[.$Q96];[.$W96];[.$AC96];[.$AI96];[.$AO96];[.$AU96];[.$BA96];[.$BG96];[.$BM96];[.$BS96])" office:value-type="float"/>
          <table:table-cell table:formula="of:=MIN([.$F96];[.$L96];[.$R96];[.$X96];[.$AD96];[.$AJ96];[.$AP96];[.$AV96];[.$BB96];[.$BH96];[.$BN96];[.$BT96])" office:value-type="float"/>
          <table:table-cell table:formula="of:=MIN([.$G96];[.$M96];[.$S96];[.$Y96];[.$AE96];[.$AK96];[.$AQ96];[.$AW96];[.$BC96];[.$BI96];[.$BO96];[.$BU96])" office:value-type="float"/>
          <table:table-cell table:formula="of:=MEDIAN([.$B96];[.$H96];[.$N96];[.$T96];[.$Z96];[.$AF96];[.$AL96];[.$AR96];[.$AX96];[.$BD96];[.$BJ96];[.$BP96])" office:value-type="float"/>
          <table:table-cell table:formula="of:=MEDIAN([.$C96];[.$I96];[.$O96];[.$U96];[.$AA96];[.$AG96];[.$AM96];[.$AS96];[.$AY96];[.$BE96];[.$BK96];[.$BQ96])" office:value-type="float"/>
          <table:table-cell table:formula="of:=MEDIAN([.$D96];[.$J96];[.$P96];[.$V96];[.$AB96];[.$AH96];[.$AN96];[.$AT96];[.$AZ96];[.$BF96];[.$BL96];[.$BR96])" office:value-type="float"/>
          <table:table-cell table:formula="of:=MEDIAN([.$E96];[.$K96];[.$Q96];[.$W96];[.$AC96];[.$AI96];[.$AO96];[.$AU96];[.$BA96];[.$BG96];[.$BM96];[.$BS96])" office:value-type="float"/>
          <table:table-cell table:formula="of:=MEDIAN([.$F96];[.$L96];[.$R96];[.$X96];[.$AD96];[.$AJ96];[.$AP96];[.$AV96];[.$BB96];[.$BH96];[.$BN96];[.$BT96])" office:value-type="float"/>
          <table:table-cell table:formula="of:=MEDIAN([.$G96];[.$M96];[.$S96];[.$Y96];[.$AE96];[.$AK96];[.$AQ96];[.$AW96];[.$BC96];[.$BI96];[.$BO96];[.$BU96])" office:value-type="float"/>
          <table:table-cell table:formula="of:=MAX([.$B96];[.$H96];[.$N96];[.$T96];[.$Z96];[.$AF96];[.$AL96];[.$AR96];[.$AX96];[.$BD96];[.$BJ96];[.$BP96])" office:value-type="float"/>
          <table:table-cell table:formula="of:=MAX([.$C96];[.$I96];[.$O96];[.$U96];[.$AA96];[.$AG96];[.$AM96];[.$AS96];[.$AY96];[.$BE96];[.$BK96];[.$BQ96])" office:value-type="float"/>
          <table:table-cell table:formula="of:=MAX([.$D96];[.$J96];[.$P96];[.$V96];[.$AB96];[.$AH96];[.$AN96];[.$AT96];[.$AZ96];[.$BF96];[.$BL96];[.$BR96])" office:value-type="float"/>
          <table:table-cell table:formula="of:=MAX([.$E96];[.$K96];[.$Q96];[.$W96];[.$AC96];[.$AI96];[.$AO96];[.$AU96];[.$BA96];[.$BG96];[.$BM96];[.$BS96])" office:value-type="float"/>
          <table:table-cell table:formula="of:=MAX([.$F96];[.$L96];[.$R96];[.$X96];[.$AD96];[.$AJ96];[.$AP96];[.$AV96];[.$BB96];[.$BH96];[.$BN96];[.$BT96])" office:value-type="float"/>
          <table:table-cell table:formula="of:=MAX([.$G96];[.$M96];[.$S96];[.$Y96];[.$AE96];[.$AK96];[.$AQ96];[.$AW96];[.$BC96];[.$BI96];[.$BO96];[.$BU96])" office:value-type="float"/>
        </table:table-row>
        <table:table-row table:style-name="ro1">
          <table:table-cell office:value-type="string">
            <text:p>gripper-round-1-strips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8939213.0"/>
          <table:table-cell office:value-type="float" office:value="6465816.0"/>
          <table:table-cell office:value-type="float" office:value="1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326096.0"/>
          <table:table-cell office:value-type="float" office:value="3773824.0"/>
          <table:table-cell office:value-type="float" office:value="1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21811.0"/>
          <table:table-cell office:value-type="float" office:value="6083552.0"/>
          <table:table-cell office:value-type="float" office:value="12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4357059.0"/>
          <table:table-cell office:value-type="float" office:value="3371153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68889.0"/>
          <table:table-cell office:value-type="float" office:value="6296834.0"/>
          <table:table-cell office:value-type="float" office:value="11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006625.0"/>
          <table:table-cell office:value-type="float" office:value="4244725.0"/>
          <table:table-cell office:value-type="float" office:value="11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84686.0"/>
          <table:table-cell office:value-type="float" office:value="6487012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848517.0"/>
          <table:table-cell office:value-type="float" office:value="4072772.0"/>
          <table:table-cell office:value-type="float" office:value="12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206713.0"/>
          <table:table-cell office:value-type="float" office:value="6661323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669187.0"/>
          <table:table-cell office:value-type="float" office:value="3518878.0"/>
          <table:table-cell office:value-type="float" office:value="1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766523.0"/>
          <table:table-cell office:value-type="float" office:value="7164501.0"/>
          <table:table-cell office:value-type="float" office:value="11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456849.0"/>
          <table:table-cell office:value-type="float" office:value="3973145.0"/>
          <table:table-cell office:value-type="float" office:value="136.0"/>
          <table:table-cell office:value-type="float" office:value="0.0"/>
          <table:table-cell table:formula="of:=MIN([.$B97];[.$H97];[.$N97];[.$T97];[.$Z97];[.$AF97];[.$AL97];[.$AR97];[.$AX97];[.$BD97];[.$BJ97];[.$BP97])" office:value-type="float"/>
          <table:table-cell table:formula="of:=MIN([.$C97];[.$I97];[.$O97];[.$U97];[.$AA97];[.$AG97];[.$AM97];[.$AS97];[.$AY97];[.$BE97];[.$BK97];[.$BQ97])" office:value-type="float"/>
          <table:table-cell table:formula="of:=MIN([.$D97];[.$J97];[.$P97];[.$V97];[.$AB97];[.$AH97];[.$AN97];[.$AT97];[.$AZ97];[.$BF97];[.$BL97];[.$BR97])" office:value-type="float"/>
          <table:table-cell table:formula="of:=MIN([.$E97];[.$K97];[.$Q97];[.$W97];[.$AC97];[.$AI97];[.$AO97];[.$AU97];[.$BA97];[.$BG97];[.$BM97];[.$BS97])" office:value-type="float"/>
          <table:table-cell table:formula="of:=MIN([.$F97];[.$L97];[.$R97];[.$X97];[.$AD97];[.$AJ97];[.$AP97];[.$AV97];[.$BB97];[.$BH97];[.$BN97];[.$BT97])" office:value-type="float"/>
          <table:table-cell table:formula="of:=MIN([.$G97];[.$M97];[.$S97];[.$Y97];[.$AE97];[.$AK97];[.$AQ97];[.$AW97];[.$BC97];[.$BI97];[.$BO97];[.$BU97])" office:value-type="float"/>
          <table:table-cell table:formula="of:=MEDIAN([.$B97];[.$H97];[.$N97];[.$T97];[.$Z97];[.$AF97];[.$AL97];[.$AR97];[.$AX97];[.$BD97];[.$BJ97];[.$BP97])" office:value-type="float"/>
          <table:table-cell table:formula="of:=MEDIAN([.$C97];[.$I97];[.$O97];[.$U97];[.$AA97];[.$AG97];[.$AM97];[.$AS97];[.$AY97];[.$BE97];[.$BK97];[.$BQ97])" office:value-type="float"/>
          <table:table-cell table:formula="of:=MEDIAN([.$D97];[.$J97];[.$P97];[.$V97];[.$AB97];[.$AH97];[.$AN97];[.$AT97];[.$AZ97];[.$BF97];[.$BL97];[.$BR97])" office:value-type="float"/>
          <table:table-cell table:formula="of:=MEDIAN([.$E97];[.$K97];[.$Q97];[.$W97];[.$AC97];[.$AI97];[.$AO97];[.$AU97];[.$BA97];[.$BG97];[.$BM97];[.$BS97])" office:value-type="float"/>
          <table:table-cell table:formula="of:=MEDIAN([.$F97];[.$L97];[.$R97];[.$X97];[.$AD97];[.$AJ97];[.$AP97];[.$AV97];[.$BB97];[.$BH97];[.$BN97];[.$BT97])" office:value-type="float"/>
          <table:table-cell table:formula="of:=MEDIAN([.$G97];[.$M97];[.$S97];[.$Y97];[.$AE97];[.$AK97];[.$AQ97];[.$AW97];[.$BC97];[.$BI97];[.$BO97];[.$BU97])" office:value-type="float"/>
          <table:table-cell table:formula="of:=MAX([.$B97];[.$H97];[.$N97];[.$T97];[.$Z97];[.$AF97];[.$AL97];[.$AR97];[.$AX97];[.$BD97];[.$BJ97];[.$BP97])" office:value-type="float"/>
          <table:table-cell table:formula="of:=MAX([.$C97];[.$I97];[.$O97];[.$U97];[.$AA97];[.$AG97];[.$AM97];[.$AS97];[.$AY97];[.$BE97];[.$BK97];[.$BQ97])" office:value-type="float"/>
          <table:table-cell table:formula="of:=MAX([.$D97];[.$J97];[.$P97];[.$V97];[.$AB97];[.$AH97];[.$AN97];[.$AT97];[.$AZ97];[.$BF97];[.$BL97];[.$BR97])" office:value-type="float"/>
          <table:table-cell table:formula="of:=MAX([.$E97];[.$K97];[.$Q97];[.$W97];[.$AC97];[.$AI97];[.$AO97];[.$AU97];[.$BA97];[.$BG97];[.$BM97];[.$BS97])" office:value-type="float"/>
          <table:table-cell table:formula="of:=MAX([.$F97];[.$L97];[.$R97];[.$X97];[.$AD97];[.$AJ97];[.$AP97];[.$AV97];[.$BB97];[.$BH97];[.$BN97];[.$BT97])" office:value-type="float"/>
          <table:table-cell table:formula="of:=MAX([.$G97];[.$M97];[.$S97];[.$Y97];[.$AE97];[.$AK97];[.$AQ97];[.$AW97];[.$BC97];[.$BI97];[.$BO97];[.$BU97])" office:value-type="float"/>
        </table:table-row>
        <table:table-row table:style-name="ro1">
          <table:table-cell office:value-type="string">
            <text:p>gripper-round-1-strips/instances/instance-20.lp</text:p>
          </table:table-cell>
          <table:table-cell office:value-type="float" office:value="900.0"/>
          <table:table-cell office:value-type="float" office:value="900.0"/>
          <table:table-cell office:value-type="float" office:value="8243274.0"/>
          <table:table-cell office:value-type="float" office:value="5971955.0"/>
          <table:table-cell office:value-type="float" office:value="10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90456.0"/>
          <table:table-cell office:value-type="float" office:value="3145369.0"/>
          <table:table-cell office:value-type="float" office:value="1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096298.0"/>
          <table:table-cell office:value-type="float" office:value="5684676.0"/>
          <table:table-cell office:value-type="float" office:value="13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611012.0"/>
          <table:table-cell office:value-type="float" office:value="6152203.0"/>
          <table:table-cell office:value-type="float" office:value="14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907663.0"/>
          <table:table-cell office:value-type="float" office:value="3116357.0"/>
          <table:table-cell office:value-type="float" office:value="1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20181.0"/>
          <table:table-cell office:value-type="float" office:value="6286048.0"/>
          <table:table-cell office:value-type="float" office:value="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712086.0"/>
          <table:table-cell office:value-type="float" office:value="2772507.0"/>
          <table:table-cell office:value-type="float" office:value="1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551246.0"/>
          <table:table-cell office:value-type="float" office:value="6198764.0"/>
          <table:table-cell office:value-type="float" office:value="9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980843.0"/>
          <table:table-cell office:value-type="float" office:value="2919230.0"/>
          <table:table-cell office:value-type="float" office:value="1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411653.0"/>
          <table:table-cell office:value-type="float" office:value="6274170.0"/>
          <table:table-cell office:value-type="float" office:value="12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060142.0"/>
          <table:table-cell office:value-type="float" office:value="2982789.0"/>
          <table:table-cell office:value-type="float" office:value="174.0"/>
          <table:table-cell office:value-type="float" office:value="0.0"/>
          <table:table-cell table:formula="of:=MIN([.$B98];[.$H98];[.$N98];[.$T98];[.$Z98];[.$AF98];[.$AL98];[.$AR98];[.$AX98];[.$BD98];[.$BJ98];[.$BP98])" office:value-type="float"/>
          <table:table-cell table:formula="of:=MIN([.$C98];[.$I98];[.$O98];[.$U98];[.$AA98];[.$AG98];[.$AM98];[.$AS98];[.$AY98];[.$BE98];[.$BK98];[.$BQ98])" office:value-type="float"/>
          <table:table-cell table:formula="of:=MIN([.$D98];[.$J98];[.$P98];[.$V98];[.$AB98];[.$AH98];[.$AN98];[.$AT98];[.$AZ98];[.$BF98];[.$BL98];[.$BR98])" office:value-type="float"/>
          <table:table-cell table:formula="of:=MIN([.$E98];[.$K98];[.$Q98];[.$W98];[.$AC98];[.$AI98];[.$AO98];[.$AU98];[.$BA98];[.$BG98];[.$BM98];[.$BS98])" office:value-type="float"/>
          <table:table-cell table:formula="of:=MIN([.$F98];[.$L98];[.$R98];[.$X98];[.$AD98];[.$AJ98];[.$AP98];[.$AV98];[.$BB98];[.$BH98];[.$BN98];[.$BT98])" office:value-type="float"/>
          <table:table-cell table:formula="of:=MIN([.$G98];[.$M98];[.$S98];[.$Y98];[.$AE98];[.$AK98];[.$AQ98];[.$AW98];[.$BC98];[.$BI98];[.$BO98];[.$BU98])" office:value-type="float"/>
          <table:table-cell table:formula="of:=MEDIAN([.$B98];[.$H98];[.$N98];[.$T98];[.$Z98];[.$AF98];[.$AL98];[.$AR98];[.$AX98];[.$BD98];[.$BJ98];[.$BP98])" office:value-type="float"/>
          <table:table-cell table:formula="of:=MEDIAN([.$C98];[.$I98];[.$O98];[.$U98];[.$AA98];[.$AG98];[.$AM98];[.$AS98];[.$AY98];[.$BE98];[.$BK98];[.$BQ98])" office:value-type="float"/>
          <table:table-cell table:formula="of:=MEDIAN([.$D98];[.$J98];[.$P98];[.$V98];[.$AB98];[.$AH98];[.$AN98];[.$AT98];[.$AZ98];[.$BF98];[.$BL98];[.$BR98])" office:value-type="float"/>
          <table:table-cell table:formula="of:=MEDIAN([.$E98];[.$K98];[.$Q98];[.$W98];[.$AC98];[.$AI98];[.$AO98];[.$AU98];[.$BA98];[.$BG98];[.$BM98];[.$BS98])" office:value-type="float"/>
          <table:table-cell table:formula="of:=MEDIAN([.$F98];[.$L98];[.$R98];[.$X98];[.$AD98];[.$AJ98];[.$AP98];[.$AV98];[.$BB98];[.$BH98];[.$BN98];[.$BT98])" office:value-type="float"/>
          <table:table-cell table:formula="of:=MEDIAN([.$G98];[.$M98];[.$S98];[.$Y98];[.$AE98];[.$AK98];[.$AQ98];[.$AW98];[.$BC98];[.$BI98];[.$BO98];[.$BU98])" office:value-type="float"/>
          <table:table-cell table:formula="of:=MAX([.$B98];[.$H98];[.$N98];[.$T98];[.$Z98];[.$AF98];[.$AL98];[.$AR98];[.$AX98];[.$BD98];[.$BJ98];[.$BP98])" office:value-type="float"/>
          <table:table-cell table:formula="of:=MAX([.$C98];[.$I98];[.$O98];[.$U98];[.$AA98];[.$AG98];[.$AM98];[.$AS98];[.$AY98];[.$BE98];[.$BK98];[.$BQ98])" office:value-type="float"/>
          <table:table-cell table:formula="of:=MAX([.$D98];[.$J98];[.$P98];[.$V98];[.$AB98];[.$AH98];[.$AN98];[.$AT98];[.$AZ98];[.$BF98];[.$BL98];[.$BR98])" office:value-type="float"/>
          <table:table-cell table:formula="of:=MAX([.$E98];[.$K98];[.$Q98];[.$W98];[.$AC98];[.$AI98];[.$AO98];[.$AU98];[.$BA98];[.$BG98];[.$BM98];[.$BS98])" office:value-type="float"/>
          <table:table-cell table:formula="of:=MAX([.$F98];[.$L98];[.$R98];[.$X98];[.$AD98];[.$AJ98];[.$AP98];[.$AV98];[.$BB98];[.$BH98];[.$BN98];[.$BT98])" office:value-type="float"/>
          <table:table-cell table:formula="of:=MAX([.$G98];[.$M98];[.$S98];[.$Y98];[.$AE98];[.$AK98];[.$AQ98];[.$AW98];[.$BC98];[.$BI98];[.$BO98];[.$BU98])" office:value-type="float"/>
        </table:table-row>
        <table:table-row table:style-name="ro1">
          <table:table-cell office:value-type="string">
            <text:p>gripper-round-1-strips/instances/instance-4.lp</text:p>
          </table:table-cell>
          <table:table-cell office:value-type="float" office:value="17.76"/>
          <table:table-cell office:value-type="float" office:value="17.258"/>
          <table:table-cell office:value-type="float" office:value="328264.0"/>
          <table:table-cell office:value-type="float" office:value="245329.0"/>
          <table:table-cell office:value-type="float" office:value="4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5125933.0"/>
          <table:table-cell office:value-type="float" office:value="8584221.0"/>
          <table:table-cell office:value-type="float" office:value="58.0"/>
          <table:table-cell office:value-type="float" office:value="0.0"/>
          <table:table-cell office:value-type="float" office:value="16.23"/>
          <table:table-cell office:value-type="float" office:value="15.33"/>
          <table:table-cell office:value-type="float" office:value="250152.0"/>
          <table:table-cell office:value-type="float" office:value="186322.0"/>
          <table:table-cell office:value-type="float" office:value="62.0"/>
          <table:table-cell office:value-type="float" office:value="916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.0"/>
          <table:table-cell office:value-type="float" office:value="0.0"/>
          <table:table-cell office:value-type="float" office:value="22.04"/>
          <table:table-cell office:value-type="float" office:value="20.947"/>
          <table:table-cell office:value-type="float" office:value="308369.0"/>
          <table:table-cell office:value-type="float" office:value="228344.0"/>
          <table:table-cell office:value-type="float" office:value="68.0"/>
          <table:table-cell office:value-type="float" office:value="1172.0"/>
          <table:table-cell office:value-type="float" office:value="900.0"/>
          <table:table-cell office:value-type="float" office:value="900.0"/>
          <table:table-cell office:value-type="float" office:value="25300887.0"/>
          <table:table-cell office:value-type="float" office:value="8596921.0"/>
          <table:table-cell office:value-type="float" office:value="61.0"/>
          <table:table-cell office:value-type="float" office:value="0.0"/>
          <table:table-cell office:value-type="float" office:value="15.12"/>
          <table:table-cell office:value-type="float" office:value="14.575"/>
          <table:table-cell office:value-type="float" office:value="254065.0"/>
          <table:table-cell office:value-type="float" office:value="185340.0"/>
          <table:table-cell office:value-type="float" office:value="48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26748729.0"/>
          <table:table-cell office:value-type="float" office:value="8898458.0"/>
          <table:table-cell office:value-type="float" office:value="54.0"/>
          <table:table-cell office:value-type="float" office:value="0.0"/>
          <table:table-cell office:value-type="float" office:value="37.91"/>
          <table:table-cell office:value-type="float" office:value="37.378"/>
          <table:table-cell office:value-type="float" office:value="626840.0"/>
          <table:table-cell office:value-type="float" office:value="490025.0"/>
          <table:table-cell office:value-type="float" office:value="38.0"/>
          <table:table-cell office:value-type="float" office:value="134.0"/>
          <table:table-cell office:value-type="float" office:value="900.0"/>
          <table:table-cell office:value-type="float" office:value="900.0"/>
          <table:table-cell office:value-type="float" office:value="26907363.0"/>
          <table:table-cell office:value-type="float" office:value="8813052.0"/>
          <table:table-cell office:value-type="float" office:value="54.0"/>
          <table:table-cell office:value-type="float" office:value="0.0"/>
          <table:table-cell office:value-type="float" office:value="26.43"/>
          <table:table-cell office:value-type="float" office:value="25.638"/>
          <table:table-cell office:value-type="float" office:value="431009.0"/>
          <table:table-cell office:value-type="float" office:value="321219.0"/>
          <table:table-cell office:value-type="float" office:value="48.0"/>
          <table:table-cell office:value-type="float" office:value="592.0"/>
          <table:table-cell office:value-type="float" office:value="900.0"/>
          <table:table-cell office:value-type="float" office:value="900.0"/>
          <table:table-cell office:value-type="float" office:value="26897918.0"/>
          <table:table-cell office:value-type="float" office:value="8694784.0"/>
          <table:table-cell office:value-type="float" office:value="54.0"/>
          <table:table-cell office:value-type="float" office:value="0.0"/>
          <table:table-cell table:formula="of:=MIN([.$B99];[.$H99];[.$N99];[.$T99];[.$Z99];[.$AF99];[.$AL99];[.$AR99];[.$AX99];[.$BD99];[.$BJ99];[.$BP99])" office:value-type="float"/>
          <table:table-cell table:formula="of:=MIN([.$C99];[.$I99];[.$O99];[.$U99];[.$AA99];[.$AG99];[.$AM99];[.$AS99];[.$AY99];[.$BE99];[.$BK99];[.$BQ99])" office:value-type="float"/>
          <table:table-cell table:formula="of:=MIN([.$D99];[.$J99];[.$P99];[.$V99];[.$AB99];[.$AH99];[.$AN99];[.$AT99];[.$AZ99];[.$BF99];[.$BL99];[.$BR99])" office:value-type="float"/>
          <table:table-cell table:formula="of:=MIN([.$E99];[.$K99];[.$Q99];[.$W99];[.$AC99];[.$AI99];[.$AO99];[.$AU99];[.$BA99];[.$BG99];[.$BM99];[.$BS99])" office:value-type="float"/>
          <table:table-cell table:formula="of:=MIN([.$F99];[.$L99];[.$R99];[.$X99];[.$AD99];[.$AJ99];[.$AP99];[.$AV99];[.$BB99];[.$BH99];[.$BN99];[.$BT99])" office:value-type="float"/>
          <table:table-cell table:formula="of:=MIN([.$G99];[.$M99];[.$S99];[.$Y99];[.$AE99];[.$AK99];[.$AQ99];[.$AW99];[.$BC99];[.$BI99];[.$BO99];[.$BU99])" office:value-type="float"/>
          <table:table-cell table:formula="of:=MEDIAN([.$B99];[.$H99];[.$N99];[.$T99];[.$Z99];[.$AF99];[.$AL99];[.$AR99];[.$AX99];[.$BD99];[.$BJ99];[.$BP99])" office:value-type="float"/>
          <table:table-cell table:formula="of:=MEDIAN([.$C99];[.$I99];[.$O99];[.$U99];[.$AA99];[.$AG99];[.$AM99];[.$AS99];[.$AY99];[.$BE99];[.$BK99];[.$BQ99])" office:value-type="float"/>
          <table:table-cell table:formula="of:=MEDIAN([.$D99];[.$J99];[.$P99];[.$V99];[.$AB99];[.$AH99];[.$AN99];[.$AT99];[.$AZ99];[.$BF99];[.$BL99];[.$BR99])" office:value-type="float"/>
          <table:table-cell table:formula="of:=MEDIAN([.$E99];[.$K99];[.$Q99];[.$W99];[.$AC99];[.$AI99];[.$AO99];[.$AU99];[.$BA99];[.$BG99];[.$BM99];[.$BS99])" office:value-type="float"/>
          <table:table-cell table:formula="of:=MEDIAN([.$F99];[.$L99];[.$R99];[.$X99];[.$AD99];[.$AJ99];[.$AP99];[.$AV99];[.$BB99];[.$BH99];[.$BN99];[.$BT99])" office:value-type="float"/>
          <table:table-cell table:formula="of:=MEDIAN([.$G99];[.$M99];[.$S99];[.$Y99];[.$AE99];[.$AK99];[.$AQ99];[.$AW99];[.$BC99];[.$BI99];[.$BO99];[.$BU99])" office:value-type="float"/>
          <table:table-cell table:formula="of:=MAX([.$B99];[.$H99];[.$N99];[.$T99];[.$Z99];[.$AF99];[.$AL99];[.$AR99];[.$AX99];[.$BD99];[.$BJ99];[.$BP99])" office:value-type="float"/>
          <table:table-cell table:formula="of:=MAX([.$C99];[.$I99];[.$O99];[.$U99];[.$AA99];[.$AG99];[.$AM99];[.$AS99];[.$AY99];[.$BE99];[.$BK99];[.$BQ99])" office:value-type="float"/>
          <table:table-cell table:formula="of:=MAX([.$D99];[.$J99];[.$P99];[.$V99];[.$AB99];[.$AH99];[.$AN99];[.$AT99];[.$AZ99];[.$BF99];[.$BL99];[.$BR99])" office:value-type="float"/>
          <table:table-cell table:formula="of:=MAX([.$E99];[.$K99];[.$Q99];[.$W99];[.$AC99];[.$AI99];[.$AO99];[.$AU99];[.$BA99];[.$BG99];[.$BM99];[.$BS99])" office:value-type="float"/>
          <table:table-cell table:formula="of:=MAX([.$F99];[.$L99];[.$R99];[.$X99];[.$AD99];[.$AJ99];[.$AP99];[.$AV99];[.$BB99];[.$BH99];[.$BN99];[.$BT99])" office:value-type="float"/>
          <table:table-cell table:formula="of:=MAX([.$G99];[.$M99];[.$S99];[.$Y99];[.$AE99];[.$AK99];[.$AQ99];[.$AW99];[.$BC99];[.$BI99];[.$BO99];[.$BU99])" office:value-type="float"/>
        </table:table-row>
        <table:table-row table:style-name="ro1">
          <table:table-cell office:value-type="string">
            <text:p>gripper-round-1-strips/instances/instance-5.lp</text:p>
          </table:table-cell>
          <table:table-cell office:value-type="float" office:value="900.0"/>
          <table:table-cell office:value-type="float" office:value="900.0"/>
          <table:table-cell office:value-type="float" office:value="13307282.0"/>
          <table:table-cell office:value-type="float" office:value="10084229.0"/>
          <table:table-cell office:value-type="float" office:value="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2276150.0"/>
          <table:table-cell office:value-type="float" office:value="7541757.0"/>
          <table:table-cell office:value-type="float" office:value="6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781570.0"/>
          <table:table-cell office:value-type="float" office:value="9474550.0"/>
          <table:table-cell office:value-type="float" office:value="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602530.0"/>
          <table:table-cell office:value-type="float" office:value="7352158.0"/>
          <table:table-cell office:value-type="float" office:value="62.0"/>
          <table:table-cell office:value-type="float" office:value="0.0"/>
          <table:table-cell office:value-type="float" office:value="444.26"/>
          <table:table-cell office:value-type="float" office:value="442.425"/>
          <table:table-cell office:value-type="float" office:value="6411937.0"/>
          <table:table-cell office:value-type="float" office:value="4677162.0"/>
          <table:table-cell office:value-type="float" office:value="93.0"/>
          <table:table-cell office:value-type="float" office:value="1500.0"/>
          <table:table-cell office:value-type="float" office:value="900.0"/>
          <table:table-cell office:value-type="float" office:value="900.0"/>
          <table:table-cell office:value-type="float" office:value="16884440.0"/>
          <table:table-cell office:value-type="float" office:value="7127253.0"/>
          <table:table-cell office:value-type="float" office:value="64.0"/>
          <table:table-cell office:value-type="float" office:value="0.0"/>
          <table:table-cell office:value-type="float" office:value="534.73"/>
          <table:table-cell office:value-type="float" office:value="534.087"/>
          <table:table-cell office:value-type="float" office:value="8200128.0"/>
          <table:table-cell office:value-type="float" office:value="6057196.0"/>
          <table:table-cell office:value-type="float" office:value="63.0"/>
          <table:table-cell office:value-type="float" office:value="500.0"/>
          <table:table-cell office:value-type="float" office:value="900.0"/>
          <table:table-cell office:value-type="float" office:value="900.0"/>
          <table:table-cell office:value-type="float" office:value="18447932.0"/>
          <table:table-cell office:value-type="float" office:value="7223602.0"/>
          <table:table-cell office:value-type="float" office:value="6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895489.0"/>
          <table:table-cell office:value-type="float" office:value="9738459.0"/>
          <table:table-cell office:value-type="float" office:value="6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206108.0"/>
          <table:table-cell office:value-type="float" office:value="6712262.0"/>
          <table:table-cell office:value-type="float" office:value="69.0"/>
          <table:table-cell office:value-type="float" office:value="0.0"/>
          <table:table-cell office:value-type="float" office:value="794.45"/>
          <table:table-cell office:value-type="float" office:value="793.52"/>
          <table:table-cell office:value-type="float" office:value="12270178.0"/>
          <table:table-cell office:value-type="float" office:value="9014254.0"/>
          <table:table-cell office:value-type="float" office:value="68.0"/>
          <table:table-cell office:value-type="float" office:value="666.0"/>
          <table:table-cell office:value-type="float" office:value="900.0"/>
          <table:table-cell office:value-type="float" office:value="900.0"/>
          <table:table-cell office:value-type="float" office:value="19102465.0"/>
          <table:table-cell office:value-type="float" office:value="7400357.0"/>
          <table:table-cell office:value-type="float" office:value="67.0"/>
          <table:table-cell office:value-type="float" office:value="0.0"/>
          <table:table-cell table:formula="of:=MIN([.$B100];[.$H100];[.$N100];[.$T100];[.$Z100];[.$AF100];[.$AL100];[.$AR100];[.$AX100];[.$BD100];[.$BJ100];[.$BP100])" office:value-type="float"/>
          <table:table-cell table:formula="of:=MIN([.$C100];[.$I100];[.$O100];[.$U100];[.$AA100];[.$AG100];[.$AM100];[.$AS100];[.$AY100];[.$BE100];[.$BK100];[.$BQ100])" office:value-type="float"/>
          <table:table-cell table:formula="of:=MIN([.$D100];[.$J100];[.$P100];[.$V100];[.$AB100];[.$AH100];[.$AN100];[.$AT100];[.$AZ100];[.$BF100];[.$BL100];[.$BR100])" office:value-type="float"/>
          <table:table-cell table:formula="of:=MIN([.$E100];[.$K100];[.$Q100];[.$W100];[.$AC100];[.$AI100];[.$AO100];[.$AU100];[.$BA100];[.$BG100];[.$BM100];[.$BS100])" office:value-type="float"/>
          <table:table-cell table:formula="of:=MIN([.$F100];[.$L100];[.$R100];[.$X100];[.$AD100];[.$AJ100];[.$AP100];[.$AV100];[.$BB100];[.$BH100];[.$BN100];[.$BT100])" office:value-type="float"/>
          <table:table-cell table:formula="of:=MIN([.$G100];[.$M100];[.$S100];[.$Y100];[.$AE100];[.$AK100];[.$AQ100];[.$AW100];[.$BC100];[.$BI100];[.$BO100];[.$BU100])" office:value-type="float"/>
          <table:table-cell table:formula="of:=MEDIAN([.$B100];[.$H100];[.$N100];[.$T100];[.$Z100];[.$AF100];[.$AL100];[.$AR100];[.$AX100];[.$BD100];[.$BJ100];[.$BP100])" office:value-type="float"/>
          <table:table-cell table:formula="of:=MEDIAN([.$C100];[.$I100];[.$O100];[.$U100];[.$AA100];[.$AG100];[.$AM100];[.$AS100];[.$AY100];[.$BE100];[.$BK100];[.$BQ100])" office:value-type="float"/>
          <table:table-cell table:formula="of:=MEDIAN([.$D100];[.$J100];[.$P100];[.$V100];[.$AB100];[.$AH100];[.$AN100];[.$AT100];[.$AZ100];[.$BF100];[.$BL100];[.$BR100])" office:value-type="float"/>
          <table:table-cell table:formula="of:=MEDIAN([.$E100];[.$K100];[.$Q100];[.$W100];[.$AC100];[.$AI100];[.$AO100];[.$AU100];[.$BA100];[.$BG100];[.$BM100];[.$BS100])" office:value-type="float"/>
          <table:table-cell table:formula="of:=MEDIAN([.$F100];[.$L100];[.$R100];[.$X100];[.$AD100];[.$AJ100];[.$AP100];[.$AV100];[.$BB100];[.$BH100];[.$BN100];[.$BT100])" office:value-type="float"/>
          <table:table-cell table:formula="of:=MEDIAN([.$G100];[.$M100];[.$S100];[.$Y100];[.$AE100];[.$AK100];[.$AQ100];[.$AW100];[.$BC100];[.$BI100];[.$BO100];[.$BU100])" office:value-type="float"/>
          <table:table-cell table:formula="of:=MAX([.$B100];[.$H100];[.$N100];[.$T100];[.$Z100];[.$AF100];[.$AL100];[.$AR100];[.$AX100];[.$BD100];[.$BJ100];[.$BP100])" office:value-type="float"/>
          <table:table-cell table:formula="of:=MAX([.$C100];[.$I100];[.$O100];[.$U100];[.$AA100];[.$AG100];[.$AM100];[.$AS100];[.$AY100];[.$BE100];[.$BK100];[.$BQ100])" office:value-type="float"/>
          <table:table-cell table:formula="of:=MAX([.$D100];[.$J100];[.$P100];[.$V100];[.$AB100];[.$AH100];[.$AN100];[.$AT100];[.$AZ100];[.$BF100];[.$BL100];[.$BR100])" office:value-type="float"/>
          <table:table-cell table:formula="of:=MAX([.$E100];[.$K100];[.$Q100];[.$W100];[.$AC100];[.$AI100];[.$AO100];[.$AU100];[.$BA100];[.$BG100];[.$BM100];[.$BS100])" office:value-type="float"/>
          <table:table-cell table:formula="of:=MAX([.$F100];[.$L100];[.$R100];[.$X100];[.$AD100];[.$AJ100];[.$AP100];[.$AV100];[.$BB100];[.$BH100];[.$BN100];[.$BT100])" office:value-type="float"/>
          <table:table-cell table:formula="of:=MAX([.$G100];[.$M100];[.$S100];[.$Y100];[.$AE100];[.$AK100];[.$AQ100];[.$AW100];[.$BC100];[.$BI100];[.$BO100];[.$BU100])" office:value-type="float"/>
        </table:table-row>
        <table:table-row table:style-name="ro1">
          <table:table-cell office:value-type="string">
            <text:p>gripper-round-1-strips/instances/instance-6.lp</text:p>
          </table:table-cell>
          <table:table-cell office:value-type="float" office:value="900.0"/>
          <table:table-cell office:value-type="float" office:value="900.0"/>
          <table:table-cell office:value-type="float" office:value="13928586.0"/>
          <table:table-cell office:value-type="float" office:value="10242031.0"/>
          <table:table-cell office:value-type="float" office:value="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409729.0"/>
          <table:table-cell office:value-type="float" office:value="6696637.0"/>
          <table:table-cell office:value-type="float" office:value="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213341.0"/>
          <table:table-cell office:value-type="float" office:value="8496077.0"/>
          <table:table-cell office:value-type="float" office:value="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76518.0"/>
          <table:table-cell office:value-type="float" office:value="8435007.0"/>
          <table:table-cell office:value-type="float" office:value="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733233.0"/>
          <table:table-cell office:value-type="float" office:value="6020237.0"/>
          <table:table-cell office:value-type="float" office:value="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724992.0"/>
          <table:table-cell office:value-type="float" office:value="9443154.0"/>
          <table:table-cell office:value-type="float" office:value="6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972217.0"/>
          <table:table-cell office:value-type="float" office:value="5152957.0"/>
          <table:table-cell office:value-type="float" office:value="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955076.0"/>
          <table:table-cell office:value-type="float" office:value="9701118.0"/>
          <table:table-cell office:value-type="float" office:value="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95491.0"/>
          <table:table-cell office:value-type="float" office:value="5533727.0"/>
          <table:table-cell office:value-type="float" office:value="8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796453.0"/>
          <table:table-cell office:value-type="float" office:value="9447184.0"/>
          <table:table-cell office:value-type="float" office:value="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094367.0"/>
          <table:table-cell office:value-type="float" office:value="7080545.0"/>
          <table:table-cell office:value-type="float" office:value="65.0"/>
          <table:table-cell office:value-type="float" office:value="0.0"/>
          <table:table-cell table:formula="of:=MIN([.$B101];[.$H101];[.$N101];[.$T101];[.$Z101];[.$AF101];[.$AL101];[.$AR101];[.$AX101];[.$BD101];[.$BJ101];[.$BP101])" office:value-type="float"/>
          <table:table-cell table:formula="of:=MIN([.$C101];[.$I101];[.$O101];[.$U101];[.$AA101];[.$AG101];[.$AM101];[.$AS101];[.$AY101];[.$BE101];[.$BK101];[.$BQ101])" office:value-type="float"/>
          <table:table-cell table:formula="of:=MIN([.$D101];[.$J101];[.$P101];[.$V101];[.$AB101];[.$AH101];[.$AN101];[.$AT101];[.$AZ101];[.$BF101];[.$BL101];[.$BR101])" office:value-type="float"/>
          <table:table-cell table:formula="of:=MIN([.$E101];[.$K101];[.$Q101];[.$W101];[.$AC101];[.$AI101];[.$AO101];[.$AU101];[.$BA101];[.$BG101];[.$BM101];[.$BS101])" office:value-type="float"/>
          <table:table-cell table:formula="of:=MIN([.$F101];[.$L101];[.$R101];[.$X101];[.$AD101];[.$AJ101];[.$AP101];[.$AV101];[.$BB101];[.$BH101];[.$BN101];[.$BT101])" office:value-type="float"/>
          <table:table-cell table:formula="of:=MIN([.$G101];[.$M101];[.$S101];[.$Y101];[.$AE101];[.$AK101];[.$AQ101];[.$AW101];[.$BC101];[.$BI101];[.$BO101];[.$BU101])" office:value-type="float"/>
          <table:table-cell table:formula="of:=MEDIAN([.$B101];[.$H101];[.$N101];[.$T101];[.$Z101];[.$AF101];[.$AL101];[.$AR101];[.$AX101];[.$BD101];[.$BJ101];[.$BP101])" office:value-type="float"/>
          <table:table-cell table:formula="of:=MEDIAN([.$C101];[.$I101];[.$O101];[.$U101];[.$AA101];[.$AG101];[.$AM101];[.$AS101];[.$AY101];[.$BE101];[.$BK101];[.$BQ101])" office:value-type="float"/>
          <table:table-cell table:formula="of:=MEDIAN([.$D101];[.$J101];[.$P101];[.$V101];[.$AB101];[.$AH101];[.$AN101];[.$AT101];[.$AZ101];[.$BF101];[.$BL101];[.$BR101])" office:value-type="float"/>
          <table:table-cell table:formula="of:=MEDIAN([.$E101];[.$K101];[.$Q101];[.$W101];[.$AC101];[.$AI101];[.$AO101];[.$AU101];[.$BA101];[.$BG101];[.$BM101];[.$BS101])" office:value-type="float"/>
          <table:table-cell table:formula="of:=MEDIAN([.$F101];[.$L101];[.$R101];[.$X101];[.$AD101];[.$AJ101];[.$AP101];[.$AV101];[.$BB101];[.$BH101];[.$BN101];[.$BT101])" office:value-type="float"/>
          <table:table-cell table:formula="of:=MEDIAN([.$G101];[.$M101];[.$S101];[.$Y101];[.$AE101];[.$AK101];[.$AQ101];[.$AW101];[.$BC101];[.$BI101];[.$BO101];[.$BU101])" office:value-type="float"/>
          <table:table-cell table:formula="of:=MAX([.$B101];[.$H101];[.$N101];[.$T101];[.$Z101];[.$AF101];[.$AL101];[.$AR101];[.$AX101];[.$BD101];[.$BJ101];[.$BP101])" office:value-type="float"/>
          <table:table-cell table:formula="of:=MAX([.$C101];[.$I101];[.$O101];[.$U101];[.$AA101];[.$AG101];[.$AM101];[.$AS101];[.$AY101];[.$BE101];[.$BK101];[.$BQ101])" office:value-type="float"/>
          <table:table-cell table:formula="of:=MAX([.$D101];[.$J101];[.$P101];[.$V101];[.$AB101];[.$AH101];[.$AN101];[.$AT101];[.$AZ101];[.$BF101];[.$BL101];[.$BR101])" office:value-type="float"/>
          <table:table-cell table:formula="of:=MAX([.$E101];[.$K101];[.$Q101];[.$W101];[.$AC101];[.$AI101];[.$AO101];[.$AU101];[.$BA101];[.$BG101];[.$BM101];[.$BS101])" office:value-type="float"/>
          <table:table-cell table:formula="of:=MAX([.$F101];[.$L101];[.$R101];[.$X101];[.$AD101];[.$AJ101];[.$AP101];[.$AV101];[.$BB101];[.$BH101];[.$BN101];[.$BT101])" office:value-type="float"/>
          <table:table-cell table:formula="of:=MAX([.$G101];[.$M101];[.$S101];[.$Y101];[.$AE101];[.$AK101];[.$AQ101];[.$AW101];[.$BC101];[.$BI101];[.$BO101];[.$BU101])" office:value-type="float"/>
        </table:table-row>
        <table:table-row table:style-name="ro1">
          <table:table-cell office:value-type="string">
            <text:p>gripper-round-1-strips/instances/instance-7.lp</text:p>
          </table:table-cell>
          <table:table-cell office:value-type="float" office:value="900.0"/>
          <table:table-cell office:value-type="float" office:value="900.0"/>
          <table:table-cell office:value-type="float" office:value="13264686.0"/>
          <table:table-cell office:value-type="float" office:value="9829560.0"/>
          <table:table-cell office:value-type="float" office:value="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570064.0"/>
          <table:table-cell office:value-type="float" office:value="6781108.0"/>
          <table:table-cell office:value-type="float" office:value="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736559.0"/>
          <table:table-cell office:value-type="float" office:value="8601393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3898694.0"/>
          <table:table-cell office:value-type="float" office:value="6006096.0"/>
          <table:table-cell office:value-type="float" office:value="7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800274.0"/>
          <table:table-cell office:value-type="float" office:value="8014143.0"/>
          <table:table-cell office:value-type="float" office:value="1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9472119.0"/>
          <table:table-cell office:value-type="float" office:value="4605170.0"/>
          <table:table-cell office:value-type="float" office:value="9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215493.0"/>
          <table:table-cell office:value-type="float" office:value="8980271.0"/>
          <table:table-cell office:value-type="float" office:value="7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3197915.0"/>
          <table:table-cell office:value-type="float" office:value="6973926.0"/>
          <table:table-cell office:value-type="float" office:value="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515844.0"/>
          <table:table-cell office:value-type="float" office:value="8728526.0"/>
          <table:table-cell office:value-type="float" office:value="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7367383.0"/>
          <table:table-cell office:value-type="float" office:value="6412454.0"/>
          <table:table-cell office:value-type="float" office:value="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200206.0"/>
          <table:table-cell office:value-type="float" office:value="9016445.0"/>
          <table:table-cell office:value-type="float" office:value="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347390.0"/>
          <table:table-cell office:value-type="float" office:value="6829944.0"/>
          <table:table-cell office:value-type="float" office:value="68.0"/>
          <table:table-cell office:value-type="float" office:value="0.0"/>
          <table:table-cell table:formula="of:=MIN([.$B102];[.$H102];[.$N102];[.$T102];[.$Z102];[.$AF102];[.$AL102];[.$AR102];[.$AX102];[.$BD102];[.$BJ102];[.$BP102])" office:value-type="float"/>
          <table:table-cell table:formula="of:=MIN([.$C102];[.$I102];[.$O102];[.$U102];[.$AA102];[.$AG102];[.$AM102];[.$AS102];[.$AY102];[.$BE102];[.$BK102];[.$BQ102])" office:value-type="float"/>
          <table:table-cell table:formula="of:=MIN([.$D102];[.$J102];[.$P102];[.$V102];[.$AB102];[.$AH102];[.$AN102];[.$AT102];[.$AZ102];[.$BF102];[.$BL102];[.$BR102])" office:value-type="float"/>
          <table:table-cell table:formula="of:=MIN([.$E102];[.$K102];[.$Q102];[.$W102];[.$AC102];[.$AI102];[.$AO102];[.$AU102];[.$BA102];[.$BG102];[.$BM102];[.$BS102])" office:value-type="float"/>
          <table:table-cell table:formula="of:=MIN([.$F102];[.$L102];[.$R102];[.$X102];[.$AD102];[.$AJ102];[.$AP102];[.$AV102];[.$BB102];[.$BH102];[.$BN102];[.$BT102])" office:value-type="float"/>
          <table:table-cell table:formula="of:=MIN([.$G102];[.$M102];[.$S102];[.$Y102];[.$AE102];[.$AK102];[.$AQ102];[.$AW102];[.$BC102];[.$BI102];[.$BO102];[.$BU102])" office:value-type="float"/>
          <table:table-cell table:formula="of:=MEDIAN([.$B102];[.$H102];[.$N102];[.$T102];[.$Z102];[.$AF102];[.$AL102];[.$AR102];[.$AX102];[.$BD102];[.$BJ102];[.$BP102])" office:value-type="float"/>
          <table:table-cell table:formula="of:=MEDIAN([.$C102];[.$I102];[.$O102];[.$U102];[.$AA102];[.$AG102];[.$AM102];[.$AS102];[.$AY102];[.$BE102];[.$BK102];[.$BQ102])" office:value-type="float"/>
          <table:table-cell table:formula="of:=MEDIAN([.$D102];[.$J102];[.$P102];[.$V102];[.$AB102];[.$AH102];[.$AN102];[.$AT102];[.$AZ102];[.$BF102];[.$BL102];[.$BR102])" office:value-type="float"/>
          <table:table-cell table:formula="of:=MEDIAN([.$E102];[.$K102];[.$Q102];[.$W102];[.$AC102];[.$AI102];[.$AO102];[.$AU102];[.$BA102];[.$BG102];[.$BM102];[.$BS102])" office:value-type="float"/>
          <table:table-cell table:formula="of:=MEDIAN([.$F102];[.$L102];[.$R102];[.$X102];[.$AD102];[.$AJ102];[.$AP102];[.$AV102];[.$BB102];[.$BH102];[.$BN102];[.$BT102])" office:value-type="float"/>
          <table:table-cell table:formula="of:=MEDIAN([.$G102];[.$M102];[.$S102];[.$Y102];[.$AE102];[.$AK102];[.$AQ102];[.$AW102];[.$BC102];[.$BI102];[.$BO102];[.$BU102])" office:value-type="float"/>
          <table:table-cell table:formula="of:=MAX([.$B102];[.$H102];[.$N102];[.$T102];[.$Z102];[.$AF102];[.$AL102];[.$AR102];[.$AX102];[.$BD102];[.$BJ102];[.$BP102])" office:value-type="float"/>
          <table:table-cell table:formula="of:=MAX([.$C102];[.$I102];[.$O102];[.$U102];[.$AA102];[.$AG102];[.$AM102];[.$AS102];[.$AY102];[.$BE102];[.$BK102];[.$BQ102])" office:value-type="float"/>
          <table:table-cell table:formula="of:=MAX([.$D102];[.$J102];[.$P102];[.$V102];[.$AB102];[.$AH102];[.$AN102];[.$AT102];[.$AZ102];[.$BF102];[.$BL102];[.$BR102])" office:value-type="float"/>
          <table:table-cell table:formula="of:=MAX([.$E102];[.$K102];[.$Q102];[.$W102];[.$AC102];[.$AI102];[.$AO102];[.$AU102];[.$BA102];[.$BG102];[.$BM102];[.$BS102])" office:value-type="float"/>
          <table:table-cell table:formula="of:=MAX([.$F102];[.$L102];[.$R102];[.$X102];[.$AD102];[.$AJ102];[.$AP102];[.$AV102];[.$BB102];[.$BH102];[.$BN102];[.$BT102])" office:value-type="float"/>
          <table:table-cell table:formula="of:=MAX([.$G102];[.$M102];[.$S102];[.$Y102];[.$AE102];[.$AK102];[.$AQ102];[.$AW102];[.$BC102];[.$BI102];[.$BO102];[.$BU102])" office:value-type="float"/>
        </table:table-row>
        <table:table-row table:style-name="ro1">
          <table:table-cell office:value-type="string">
            <text:p>gripper-round-1-strips/instances/instance-8.lp</text:p>
          </table:table-cell>
          <table:table-cell office:value-type="float" office:value="900.0"/>
          <table:table-cell office:value-type="float" office:value="900.0"/>
          <table:table-cell office:value-type="float" office:value="11837937.0"/>
          <table:table-cell office:value-type="float" office:value="8827060.0"/>
          <table:table-cell office:value-type="float" office:value="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4575443.0"/>
          <table:table-cell office:value-type="float" office:value="6992904.0"/>
          <table:table-cell office:value-type="float" office:value="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420265.0"/>
          <table:table-cell office:value-type="float" office:value="8336857.0"/>
          <table:table-cell office:value-type="float" office:value="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368773.0"/>
          <table:table-cell office:value-type="float" office:value="4832380.0"/>
          <table:table-cell office:value-type="float" office:value="8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861742.0"/>
          <table:table-cell office:value-type="float" office:value="7879723.0"/>
          <table:table-cell office:value-type="float" office:value="1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6390987.0"/>
          <table:table-cell office:value-type="float" office:value="5973384.0"/>
          <table:table-cell office:value-type="float" office:value="8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1960432.0"/>
          <table:table-cell office:value-type="float" office:value="8836345.0"/>
          <table:table-cell office:value-type="float" office:value="7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877243.0"/>
          <table:table-cell office:value-type="float" office:value="5640554.0"/>
          <table:table-cell office:value-type="float" office:value="8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220431.0"/>
          <table:table-cell office:value-type="float" office:value="9154682.0"/>
          <table:table-cell office:value-type="float" office:value="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225282.0"/>
          <table:table-cell office:value-type="float" office:value="6368124.0"/>
          <table:table-cell office:value-type="float" office:value="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2057523.0"/>
          <table:table-cell office:value-type="float" office:value="8732920.0"/>
          <table:table-cell office:value-type="float" office:value="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868500.0"/>
          <table:table-cell office:value-type="float" office:value="6503637.0"/>
          <table:table-cell office:value-type="float" office:value="74.0"/>
          <table:table-cell office:value-type="float" office:value="0.0"/>
          <table:table-cell table:formula="of:=MIN([.$B103];[.$H103];[.$N103];[.$T103];[.$Z103];[.$AF103];[.$AL103];[.$AR103];[.$AX103];[.$BD103];[.$BJ103];[.$BP103])" office:value-type="float"/>
          <table:table-cell table:formula="of:=MIN([.$C103];[.$I103];[.$O103];[.$U103];[.$AA103];[.$AG103];[.$AM103];[.$AS103];[.$AY103];[.$BE103];[.$BK103];[.$BQ103])" office:value-type="float"/>
          <table:table-cell table:formula="of:=MIN([.$D103];[.$J103];[.$P103];[.$V103];[.$AB103];[.$AH103];[.$AN103];[.$AT103];[.$AZ103];[.$BF103];[.$BL103];[.$BR103])" office:value-type="float"/>
          <table:table-cell table:formula="of:=MIN([.$E103];[.$K103];[.$Q103];[.$W103];[.$AC103];[.$AI103];[.$AO103];[.$AU103];[.$BA103];[.$BG103];[.$BM103];[.$BS103])" office:value-type="float"/>
          <table:table-cell table:formula="of:=MIN([.$F103];[.$L103];[.$R103];[.$X103];[.$AD103];[.$AJ103];[.$AP103];[.$AV103];[.$BB103];[.$BH103];[.$BN103];[.$BT103])" office:value-type="float"/>
          <table:table-cell table:formula="of:=MIN([.$G103];[.$M103];[.$S103];[.$Y103];[.$AE103];[.$AK103];[.$AQ103];[.$AW103];[.$BC103];[.$BI103];[.$BO103];[.$BU103])" office:value-type="float"/>
          <table:table-cell table:formula="of:=MEDIAN([.$B103];[.$H103];[.$N103];[.$T103];[.$Z103];[.$AF103];[.$AL103];[.$AR103];[.$AX103];[.$BD103];[.$BJ103];[.$BP103])" office:value-type="float"/>
          <table:table-cell table:formula="of:=MEDIAN([.$C103];[.$I103];[.$O103];[.$U103];[.$AA103];[.$AG103];[.$AM103];[.$AS103];[.$AY103];[.$BE103];[.$BK103];[.$BQ103])" office:value-type="float"/>
          <table:table-cell table:formula="of:=MEDIAN([.$D103];[.$J103];[.$P103];[.$V103];[.$AB103];[.$AH103];[.$AN103];[.$AT103];[.$AZ103];[.$BF103];[.$BL103];[.$BR103])" office:value-type="float"/>
          <table:table-cell table:formula="of:=MEDIAN([.$E103];[.$K103];[.$Q103];[.$W103];[.$AC103];[.$AI103];[.$AO103];[.$AU103];[.$BA103];[.$BG103];[.$BM103];[.$BS103])" office:value-type="float"/>
          <table:table-cell table:formula="of:=MEDIAN([.$F103];[.$L103];[.$R103];[.$X103];[.$AD103];[.$AJ103];[.$AP103];[.$AV103];[.$BB103];[.$BH103];[.$BN103];[.$BT103])" office:value-type="float"/>
          <table:table-cell table:formula="of:=MEDIAN([.$G103];[.$M103];[.$S103];[.$Y103];[.$AE103];[.$AK103];[.$AQ103];[.$AW103];[.$BC103];[.$BI103];[.$BO103];[.$BU103])" office:value-type="float"/>
          <table:table-cell table:formula="of:=MAX([.$B103];[.$H103];[.$N103];[.$T103];[.$Z103];[.$AF103];[.$AL103];[.$AR103];[.$AX103];[.$BD103];[.$BJ103];[.$BP103])" office:value-type="float"/>
          <table:table-cell table:formula="of:=MAX([.$C103];[.$I103];[.$O103];[.$U103];[.$AA103];[.$AG103];[.$AM103];[.$AS103];[.$AY103];[.$BE103];[.$BK103];[.$BQ103])" office:value-type="float"/>
          <table:table-cell table:formula="of:=MAX([.$D103];[.$J103];[.$P103];[.$V103];[.$AB103];[.$AH103];[.$AN103];[.$AT103];[.$AZ103];[.$BF103];[.$BL103];[.$BR103])" office:value-type="float"/>
          <table:table-cell table:formula="of:=MAX([.$E103];[.$K103];[.$Q103];[.$W103];[.$AC103];[.$AI103];[.$AO103];[.$AU103];[.$BA103];[.$BG103];[.$BM103];[.$BS103])" office:value-type="float"/>
          <table:table-cell table:formula="of:=MAX([.$F103];[.$L103];[.$R103];[.$X103];[.$AD103];[.$AJ103];[.$AP103];[.$AV103];[.$BB103];[.$BH103];[.$BN103];[.$BT103])" office:value-type="float"/>
          <table:table-cell table:formula="of:=MAX([.$G103];[.$M103];[.$S103];[.$Y103];[.$AE103];[.$AK103];[.$AQ103];[.$AW103];[.$BC103];[.$BI103];[.$BO103];[.$BU103])" office:value-type="float"/>
        </table:table-row>
        <table:table-row table:style-name="ro1">
          <table:table-cell office:value-type="string">
            <text:p>gripper-round-1-strips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12169099.0"/>
          <table:table-cell office:value-type="float" office:value="8991799.0"/>
          <table:table-cell office:value-type="float" office:value="7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34123.0"/>
          <table:table-cell office:value-type="float" office:value="4758103.0"/>
          <table:table-cell office:value-type="float" office:value="10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431805.0"/>
          <table:table-cell office:value-type="float" office:value="7602768.0"/>
          <table:table-cell office:value-type="float" office:value="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136373.0"/>
          <table:table-cell office:value-type="float" office:value="7566621.0"/>
          <table:table-cell office:value-type="float" office:value="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1482804.0"/>
          <table:table-cell office:value-type="float" office:value="6214060.0"/>
          <table:table-cell office:value-type="float" office:value="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922745.0"/>
          <table:table-cell office:value-type="float" office:value="8204941.0"/>
          <table:table-cell office:value-type="float" office:value="7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410799.0"/>
          <table:table-cell office:value-type="float" office:value="6067685.0"/>
          <table:table-cell office:value-type="float" office:value="7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516866.0"/>
          <table:table-cell office:value-type="float" office:value="8053077.0"/>
          <table:table-cell office:value-type="float" office:value="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8914796.0"/>
          <table:table-cell office:value-type="float" office:value="4070513.0"/>
          <table:table-cell office:value-type="float" office:value="1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0985291.0"/>
          <table:table-cell office:value-type="float" office:value="8062586.0"/>
          <table:table-cell office:value-type="float" office:value="7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194521.0"/>
          <table:table-cell office:value-type="float" office:value="5758581.0"/>
          <table:table-cell office:value-type="float" office:value="81.0"/>
          <table:table-cell office:value-type="float" office:value="0.0"/>
          <table:table-cell table:formula="of:=MIN([.$B104];[.$H104];[.$N104];[.$T104];[.$Z104];[.$AF104];[.$AL104];[.$AR104];[.$AX104];[.$BD104];[.$BJ104];[.$BP104])" office:value-type="float"/>
          <table:table-cell table:formula="of:=MIN([.$C104];[.$I104];[.$O104];[.$U104];[.$AA104];[.$AG104];[.$AM104];[.$AS104];[.$AY104];[.$BE104];[.$BK104];[.$BQ104])" office:value-type="float"/>
          <table:table-cell table:formula="of:=MIN([.$D104];[.$J104];[.$P104];[.$V104];[.$AB104];[.$AH104];[.$AN104];[.$AT104];[.$AZ104];[.$BF104];[.$BL104];[.$BR104])" office:value-type="float"/>
          <table:table-cell table:formula="of:=MIN([.$E104];[.$K104];[.$Q104];[.$W104];[.$AC104];[.$AI104];[.$AO104];[.$AU104];[.$BA104];[.$BG104];[.$BM104];[.$BS104])" office:value-type="float"/>
          <table:table-cell table:formula="of:=MIN([.$F104];[.$L104];[.$R104];[.$X104];[.$AD104];[.$AJ104];[.$AP104];[.$AV104];[.$BB104];[.$BH104];[.$BN104];[.$BT104])" office:value-type="float"/>
          <table:table-cell table:formula="of:=MIN([.$G104];[.$M104];[.$S104];[.$Y104];[.$AE104];[.$AK104];[.$AQ104];[.$AW104];[.$BC104];[.$BI104];[.$BO104];[.$BU104])" office:value-type="float"/>
          <table:table-cell table:formula="of:=MEDIAN([.$B104];[.$H104];[.$N104];[.$T104];[.$Z104];[.$AF104];[.$AL104];[.$AR104];[.$AX104];[.$BD104];[.$BJ104];[.$BP104])" office:value-type="float"/>
          <table:table-cell table:formula="of:=MEDIAN([.$C104];[.$I104];[.$O104];[.$U104];[.$AA104];[.$AG104];[.$AM104];[.$AS104];[.$AY104];[.$BE104];[.$BK104];[.$BQ104])" office:value-type="float"/>
          <table:table-cell table:formula="of:=MEDIAN([.$D104];[.$J104];[.$P104];[.$V104];[.$AB104];[.$AH104];[.$AN104];[.$AT104];[.$AZ104];[.$BF104];[.$BL104];[.$BR104])" office:value-type="float"/>
          <table:table-cell table:formula="of:=MEDIAN([.$E104];[.$K104];[.$Q104];[.$W104];[.$AC104];[.$AI104];[.$AO104];[.$AU104];[.$BA104];[.$BG104];[.$BM104];[.$BS104])" office:value-type="float"/>
          <table:table-cell table:formula="of:=MEDIAN([.$F104];[.$L104];[.$R104];[.$X104];[.$AD104];[.$AJ104];[.$AP104];[.$AV104];[.$BB104];[.$BH104];[.$BN104];[.$BT104])" office:value-type="float"/>
          <table:table-cell table:formula="of:=MEDIAN([.$G104];[.$M104];[.$S104];[.$Y104];[.$AE104];[.$AK104];[.$AQ104];[.$AW104];[.$BC104];[.$BI104];[.$BO104];[.$BU104])" office:value-type="float"/>
          <table:table-cell table:formula="of:=MAX([.$B104];[.$H104];[.$N104];[.$T104];[.$Z104];[.$AF104];[.$AL104];[.$AR104];[.$AX104];[.$BD104];[.$BJ104];[.$BP104])" office:value-type="float"/>
          <table:table-cell table:formula="of:=MAX([.$C104];[.$I104];[.$O104];[.$U104];[.$AA104];[.$AG104];[.$AM104];[.$AS104];[.$AY104];[.$BE104];[.$BK104];[.$BQ104])" office:value-type="float"/>
          <table:table-cell table:formula="of:=MAX([.$D104];[.$J104];[.$P104];[.$V104];[.$AB104];[.$AH104];[.$AN104];[.$AT104];[.$AZ104];[.$BF104];[.$BL104];[.$BR104])" office:value-type="float"/>
          <table:table-cell table:formula="of:=MAX([.$E104];[.$K104];[.$Q104];[.$W104];[.$AC104];[.$AI104];[.$AO104];[.$AU104];[.$BA104];[.$BG104];[.$BM104];[.$BS104])" office:value-type="float"/>
          <table:table-cell table:formula="of:=MAX([.$F104];[.$L104];[.$R104];[.$X104];[.$AD104];[.$AJ104];[.$AP104];[.$AV104];[.$BB104];[.$BH104];[.$BN104];[.$BT104])" office:value-type="float"/>
          <table:table-cell table:formula="of:=MAX([.$G104];[.$M104];[.$S104];[.$Y104];[.$AE104];[.$AK104];[.$AQ104];[.$AW104];[.$BC104];[.$BI104];[.$BO104];[.$BU104])" office:value-type="float"/>
        </table:table-row>
        <table:table-row table:style-name="ro1">
          <table:table-cell office:value-type="string">
            <text:p>logistics-round-1-strips/instances/instance-1.lp</text:p>
          </table:table-cell>
          <table:table-cell office:value-type="float" office:value="1.3"/>
          <table:table-cell office:value-type="float" office:value="1.178"/>
          <table:table-cell office:value-type="float" office:value="215.0"/>
          <table:table-cell office:value-type="float" office:value="11.0"/>
          <table:table-cell office:value-type="float" office:value="41.0"/>
          <table:table-cell office:value-type="float" office:value="0.0"/>
          <table:table-cell office:value-type="float" office:value="1.29"/>
          <table:table-cell office:value-type="float" office:value="1.187"/>
          <table:table-cell office:value-type="float" office:value="255.0"/>
          <table:table-cell office:value-type="float" office:value="17.0"/>
          <table:table-cell office:value-type="float" office:value="41.0"/>
          <table:table-cell office:value-type="float" office:value="0.0"/>
          <table:table-cell office:value-type="float" office:value="1.56"/>
          <table:table-cell office:value-type="float" office:value="1.333"/>
          <table:table-cell office:value-type="float" office:value="215.0"/>
          <table:table-cell office:value-type="float" office:value="11.0"/>
          <table:table-cell office:value-type="float" office:value="43.0"/>
          <table:table-cell office:value-type="float" office:value="0.0"/>
          <table:table-cell office:value-type="float" office:value="1.37"/>
          <table:table-cell office:value-type="float" office:value="1.251"/>
          <table:table-cell office:value-type="float" office:value="255.0"/>
          <table:table-cell office:value-type="float" office:value="17.0"/>
          <table:table-cell office:value-type="float" office:value="43.0"/>
          <table:table-cell office:value-type="float" office:value="0.0"/>
          <table:table-cell office:value-type="float" office:value="1.65"/>
          <table:table-cell office:value-type="float" office:value="1.427"/>
          <table:table-cell office:value-type="float" office:value="215.0"/>
          <table:table-cell office:value-type="float" office:value="11.0"/>
          <table:table-cell office:value-type="float" office:value="43.0"/>
          <table:table-cell office:value-type="float" office:value="0.0"/>
          <table:table-cell office:value-type="float" office:value="1.29"/>
          <table:table-cell office:value-type="float" office:value="1.175"/>
          <table:table-cell office:value-type="float" office:value="255.0"/>
          <table:table-cell office:value-type="float" office:value="17.0"/>
          <table:table-cell office:value-type="float" office:value="42.0"/>
          <table:table-cell office:value-type="float" office:value="0.0"/>
          <table:table-cell office:value-type="float" office:value="1.43"/>
          <table:table-cell office:value-type="float" office:value="1.328"/>
          <table:table-cell office:value-type="float" office:value="215.0"/>
          <table:table-cell office:value-type="float" office:value="11.0"/>
          <table:table-cell office:value-type="float" office:value="42.0"/>
          <table:table-cell office:value-type="float" office:value="0.0"/>
          <table:table-cell office:value-type="float" office:value="1.29"/>
          <table:table-cell office:value-type="float" office:value="1.18"/>
          <table:table-cell office:value-type="float" office:value="255.0"/>
          <table:table-cell office:value-type="float" office:value="17.0"/>
          <table:table-cell office:value-type="float" office:value="41.0"/>
          <table:table-cell office:value-type="float" office:value="0.0"/>
          <table:table-cell office:value-type="float" office:value="1.26"/>
          <table:table-cell office:value-type="float" office:value="1.152"/>
          <table:table-cell office:value-type="float" office:value="215.0"/>
          <table:table-cell office:value-type="float" office:value="11.0"/>
          <table:table-cell office:value-type="float" office:value="42.0"/>
          <table:table-cell office:value-type="float" office:value="0.0"/>
          <table:table-cell office:value-type="float" office:value="1.32"/>
          <table:table-cell office:value-type="float" office:value="1.209"/>
          <table:table-cell office:value-type="float" office:value="255.0"/>
          <table:table-cell office:value-type="float" office:value="17.0"/>
          <table:table-cell office:value-type="float" office:value="41.0"/>
          <table:table-cell office:value-type="float" office:value="0.0"/>
          <table:table-cell office:value-type="float" office:value="1.25"/>
          <table:table-cell office:value-type="float" office:value="1.145"/>
          <table:table-cell office:value-type="float" office:value="215.0"/>
          <table:table-cell office:value-type="float" office:value="11.0"/>
          <table:table-cell office:value-type="float" office:value="42.0"/>
          <table:table-cell office:value-type="float" office:value="0.0"/>
          <table:table-cell office:value-type="float" office:value="1.52"/>
          <table:table-cell office:value-type="float" office:value="1.4"/>
          <table:table-cell office:value-type="float" office:value="255.0"/>
          <table:table-cell office:value-type="float" office:value="17.0"/>
          <table:table-cell office:value-type="float" office:value="41.0"/>
          <table:table-cell office:value-type="float" office:value="0.0"/>
          <table:table-cell table:formula="of:=MIN([.$B105];[.$H105];[.$N105];[.$T105];[.$Z105];[.$AF105];[.$AL105];[.$AR105];[.$AX105];[.$BD105];[.$BJ105];[.$BP105])" office:value-type="float"/>
          <table:table-cell table:formula="of:=MIN([.$C105];[.$I105];[.$O105];[.$U105];[.$AA105];[.$AG105];[.$AM105];[.$AS105];[.$AY105];[.$BE105];[.$BK105];[.$BQ105])" office:value-type="float"/>
          <table:table-cell table:formula="of:=MIN([.$D105];[.$J105];[.$P105];[.$V105];[.$AB105];[.$AH105];[.$AN105];[.$AT105];[.$AZ105];[.$BF105];[.$BL105];[.$BR105])" office:value-type="float"/>
          <table:table-cell table:formula="of:=MIN([.$E105];[.$K105];[.$Q105];[.$W105];[.$AC105];[.$AI105];[.$AO105];[.$AU105];[.$BA105];[.$BG105];[.$BM105];[.$BS105])" office:value-type="float"/>
          <table:table-cell table:formula="of:=MIN([.$F105];[.$L105];[.$R105];[.$X105];[.$AD105];[.$AJ105];[.$AP105];[.$AV105];[.$BB105];[.$BH105];[.$BN105];[.$BT105])" office:value-type="float"/>
          <table:table-cell table:formula="of:=MIN([.$G105];[.$M105];[.$S105];[.$Y105];[.$AE105];[.$AK105];[.$AQ105];[.$AW105];[.$BC105];[.$BI105];[.$BO105];[.$BU105])" office:value-type="float"/>
          <table:table-cell table:formula="of:=MEDIAN([.$B105];[.$H105];[.$N105];[.$T105];[.$Z105];[.$AF105];[.$AL105];[.$AR105];[.$AX105];[.$BD105];[.$BJ105];[.$BP105])" office:value-type="float"/>
          <table:table-cell table:formula="of:=MEDIAN([.$C105];[.$I105];[.$O105];[.$U105];[.$AA105];[.$AG105];[.$AM105];[.$AS105];[.$AY105];[.$BE105];[.$BK105];[.$BQ105])" office:value-type="float"/>
          <table:table-cell table:formula="of:=MEDIAN([.$D105];[.$J105];[.$P105];[.$V105];[.$AB105];[.$AH105];[.$AN105];[.$AT105];[.$AZ105];[.$BF105];[.$BL105];[.$BR105])" office:value-type="float"/>
          <table:table-cell table:formula="of:=MEDIAN([.$E105];[.$K105];[.$Q105];[.$W105];[.$AC105];[.$AI105];[.$AO105];[.$AU105];[.$BA105];[.$BG105];[.$BM105];[.$BS105])" office:value-type="float"/>
          <table:table-cell table:formula="of:=MEDIAN([.$F105];[.$L105];[.$R105];[.$X105];[.$AD105];[.$AJ105];[.$AP105];[.$AV105];[.$BB105];[.$BH105];[.$BN105];[.$BT105])" office:value-type="float"/>
          <table:table-cell table:formula="of:=MEDIAN([.$G105];[.$M105];[.$S105];[.$Y105];[.$AE105];[.$AK105];[.$AQ105];[.$AW105];[.$BC105];[.$BI105];[.$BO105];[.$BU105])" office:value-type="float"/>
          <table:table-cell table:formula="of:=MAX([.$B105];[.$H105];[.$N105];[.$T105];[.$Z105];[.$AF105];[.$AL105];[.$AR105];[.$AX105];[.$BD105];[.$BJ105];[.$BP105])" office:value-type="float"/>
          <table:table-cell table:formula="of:=MAX([.$C105];[.$I105];[.$O105];[.$U105];[.$AA105];[.$AG105];[.$AM105];[.$AS105];[.$AY105];[.$BE105];[.$BK105];[.$BQ105])" office:value-type="float"/>
          <table:table-cell table:formula="of:=MAX([.$D105];[.$J105];[.$P105];[.$V105];[.$AB105];[.$AH105];[.$AN105];[.$AT105];[.$AZ105];[.$BF105];[.$BL105];[.$BR105])" office:value-type="float"/>
          <table:table-cell table:formula="of:=MAX([.$E105];[.$K105];[.$Q105];[.$W105];[.$AC105];[.$AI105];[.$AO105];[.$AU105];[.$BA105];[.$BG105];[.$BM105];[.$BS105])" office:value-type="float"/>
          <table:table-cell table:formula="of:=MAX([.$F105];[.$L105];[.$R105];[.$X105];[.$AD105];[.$AJ105];[.$AP105];[.$AV105];[.$BB105];[.$BH105];[.$BN105];[.$BT105])" office:value-type="float"/>
          <table:table-cell table:formula="of:=MAX([.$G105];[.$M105];[.$S105];[.$Y105];[.$AE105];[.$AK105];[.$AQ105];[.$AW105];[.$BC105];[.$BI105];[.$BO105];[.$BU105])" office:value-type="float"/>
        </table:table-row>
        <table:table-row table:style-name="ro1">
          <table:table-cell office:value-type="string">
            <text:p>logistics-round-1-strips/instances/instance-10.lp</text:p>
          </table:table-cell>
          <table:table-cell office:value-type="float" office:value="149.73"/>
          <table:table-cell office:value-type="float" office:value="145.032"/>
          <table:table-cell office:value-type="float" office:value="51069.0"/>
          <table:table-cell office:value-type="float" office:value="1066.0"/>
          <table:table-cell office:value-type="float" office:value="2878.0"/>
          <table:table-cell office:value-type="float" office:value="0.0"/>
          <table:table-cell office:value-type="float" office:value="151.57"/>
          <table:table-cell office:value-type="float" office:value="146.883"/>
          <table:table-cell office:value-type="float" office:value="24529.0"/>
          <table:table-cell office:value-type="float" office:value="1039.0"/>
          <table:table-cell office:value-type="float" office:value="2885.0"/>
          <table:table-cell office:value-type="float" office:value="0.0"/>
          <table:table-cell office:value-type="float" office:value="193.32"/>
          <table:table-cell office:value-type="float" office:value="188.484"/>
          <table:table-cell office:value-type="float" office:value="154029.0"/>
          <table:table-cell office:value-type="float" office:value="55934.0"/>
          <table:table-cell office:value-type="float" office:value="2884.0"/>
          <table:table-cell office:value-type="float" office:value="179.0"/>
          <table:table-cell office:value-type="float" office:value="148.87"/>
          <table:table-cell office:value-type="float" office:value="144.293"/>
          <table:table-cell office:value-type="float" office:value="30924.0"/>
          <table:table-cell office:value-type="float" office:value="1057.0"/>
          <table:table-cell office:value-type="float" office:value="2882.0"/>
          <table:table-cell office:value-type="float" office:value="106.0"/>
          <table:table-cell office:value-type="float" office:value="195.37"/>
          <table:table-cell office:value-type="float" office:value="191.078"/>
          <table:table-cell office:value-type="float" office:value="154029.0"/>
          <table:table-cell office:value-type="float" office:value="55934.0"/>
          <table:table-cell office:value-type="float" office:value="2880.0"/>
          <table:table-cell office:value-type="float" office:value="179.0"/>
          <table:table-cell office:value-type="float" office:value="145.22"/>
          <table:table-cell office:value-type="float" office:value="140.847"/>
          <table:table-cell office:value-type="float" office:value="30924.0"/>
          <table:table-cell office:value-type="float" office:value="1057.0"/>
          <table:table-cell office:value-type="float" office:value="2882.0"/>
          <table:table-cell office:value-type="float" office:value="106.0"/>
          <table:table-cell office:value-type="float" office:value="189.57"/>
          <table:table-cell office:value-type="float" office:value="185.185"/>
          <table:table-cell office:value-type="float" office:value="154029.0"/>
          <table:table-cell office:value-type="float" office:value="55934.0"/>
          <table:table-cell office:value-type="float" office:value="2883.0"/>
          <table:table-cell office:value-type="float" office:value="179.0"/>
          <table:table-cell office:value-type="float" office:value="150.02"/>
          <table:table-cell office:value-type="float" office:value="145.31"/>
          <table:table-cell office:value-type="float" office:value="30924.0"/>
          <table:table-cell office:value-type="float" office:value="1057.0"/>
          <table:table-cell office:value-type="float" office:value="2883.0"/>
          <table:table-cell office:value-type="float" office:value="106.0"/>
          <table:table-cell office:value-type="float" office:value="150.77"/>
          <table:table-cell office:value-type="float" office:value="146.284"/>
          <table:table-cell office:value-type="float" office:value="64205.0"/>
          <table:table-cell office:value-type="float" office:value="1394.0"/>
          <table:table-cell office:value-type="float" office:value="2883.0"/>
          <table:table-cell office:value-type="float" office:value="114.0"/>
          <table:table-cell office:value-type="float" office:value="147.1"/>
          <table:table-cell office:value-type="float" office:value="142.46"/>
          <table:table-cell office:value-type="float" office:value="32172.0"/>
          <table:table-cell office:value-type="float" office:value="1405.0"/>
          <table:table-cell office:value-type="float" office:value="2885.0"/>
          <table:table-cell office:value-type="float" office:value="73.0"/>
          <table:table-cell office:value-type="float" office:value="151.35"/>
          <table:table-cell office:value-type="float" office:value="147.026"/>
          <table:table-cell office:value-type="float" office:value="21149.0"/>
          <table:table-cell office:value-type="float" office:value="2779.0"/>
          <table:table-cell office:value-type="float" office:value="2885.0"/>
          <table:table-cell office:value-type="float" office:value="169.0"/>
          <table:table-cell office:value-type="float" office:value="146.15"/>
          <table:table-cell office:value-type="float" office:value="141.852"/>
          <table:table-cell office:value-type="float" office:value="28135.0"/>
          <table:table-cell office:value-type="float" office:value="1333.0"/>
          <table:table-cell office:value-type="float" office:value="2885.0"/>
          <table:table-cell office:value-type="float" office:value="103.0"/>
          <table:table-cell table:formula="of:=MIN([.$B106];[.$H106];[.$N106];[.$T106];[.$Z106];[.$AF106];[.$AL106];[.$AR106];[.$AX106];[.$BD106];[.$BJ106];[.$BP106])" office:value-type="float"/>
          <table:table-cell table:formula="of:=MIN([.$C106];[.$I106];[.$O106];[.$U106];[.$AA106];[.$AG106];[.$AM106];[.$AS106];[.$AY106];[.$BE106];[.$BK106];[.$BQ106])" office:value-type="float"/>
          <table:table-cell table:formula="of:=MIN([.$D106];[.$J106];[.$P106];[.$V106];[.$AB106];[.$AH106];[.$AN106];[.$AT106];[.$AZ106];[.$BF106];[.$BL106];[.$BR106])" office:value-type="float"/>
          <table:table-cell table:formula="of:=MIN([.$E106];[.$K106];[.$Q106];[.$W106];[.$AC106];[.$AI106];[.$AO106];[.$AU106];[.$BA106];[.$BG106];[.$BM106];[.$BS106])" office:value-type="float"/>
          <table:table-cell table:formula="of:=MIN([.$F106];[.$L106];[.$R106];[.$X106];[.$AD106];[.$AJ106];[.$AP106];[.$AV106];[.$BB106];[.$BH106];[.$BN106];[.$BT106])" office:value-type="float"/>
          <table:table-cell table:formula="of:=MIN([.$G106];[.$M106];[.$S106];[.$Y106];[.$AE106];[.$AK106];[.$AQ106];[.$AW106];[.$BC106];[.$BI106];[.$BO106];[.$BU106])" office:value-type="float"/>
          <table:table-cell table:formula="of:=MEDIAN([.$B106];[.$H106];[.$N106];[.$T106];[.$Z106];[.$AF106];[.$AL106];[.$AR106];[.$AX106];[.$BD106];[.$BJ106];[.$BP106])" office:value-type="float"/>
          <table:table-cell table:formula="of:=MEDIAN([.$C106];[.$I106];[.$O106];[.$U106];[.$AA106];[.$AG106];[.$AM106];[.$AS106];[.$AY106];[.$BE106];[.$BK106];[.$BQ106])" office:value-type="float"/>
          <table:table-cell table:formula="of:=MEDIAN([.$D106];[.$J106];[.$P106];[.$V106];[.$AB106];[.$AH106];[.$AN106];[.$AT106];[.$AZ106];[.$BF106];[.$BL106];[.$BR106])" office:value-type="float"/>
          <table:table-cell table:formula="of:=MEDIAN([.$E106];[.$K106];[.$Q106];[.$W106];[.$AC106];[.$AI106];[.$AO106];[.$AU106];[.$BA106];[.$BG106];[.$BM106];[.$BS106])" office:value-type="float"/>
          <table:table-cell table:formula="of:=MEDIAN([.$F106];[.$L106];[.$R106];[.$X106];[.$AD106];[.$AJ106];[.$AP106];[.$AV106];[.$BB106];[.$BH106];[.$BN106];[.$BT106])" office:value-type="float"/>
          <table:table-cell table:formula="of:=MEDIAN([.$G106];[.$M106];[.$S106];[.$Y106];[.$AE106];[.$AK106];[.$AQ106];[.$AW106];[.$BC106];[.$BI106];[.$BO106];[.$BU106])" office:value-type="float"/>
          <table:table-cell table:formula="of:=MAX([.$B106];[.$H106];[.$N106];[.$T106];[.$Z106];[.$AF106];[.$AL106];[.$AR106];[.$AX106];[.$BD106];[.$BJ106];[.$BP106])" office:value-type="float"/>
          <table:table-cell table:formula="of:=MAX([.$C106];[.$I106];[.$O106];[.$U106];[.$AA106];[.$AG106];[.$AM106];[.$AS106];[.$AY106];[.$BE106];[.$BK106];[.$BQ106])" office:value-type="float"/>
          <table:table-cell table:formula="of:=MAX([.$D106];[.$J106];[.$P106];[.$V106];[.$AB106];[.$AH106];[.$AN106];[.$AT106];[.$AZ106];[.$BF106];[.$BL106];[.$BR106])" office:value-type="float"/>
          <table:table-cell table:formula="of:=MAX([.$E106];[.$K106];[.$Q106];[.$W106];[.$AC106];[.$AI106];[.$AO106];[.$AU106];[.$BA106];[.$BG106];[.$BM106];[.$BS106])" office:value-type="float"/>
          <table:table-cell table:formula="of:=MAX([.$F106];[.$L106];[.$R106];[.$X106];[.$AD106];[.$AJ106];[.$AP106];[.$AV106];[.$BB106];[.$BH106];[.$BN106];[.$BT106])" office:value-type="float"/>
          <table:table-cell table:formula="of:=MAX([.$G106];[.$M106];[.$S106];[.$Y106];[.$AE106];[.$AK106];[.$AQ106];[.$AW106];[.$BC106];[.$BI106];[.$BO106];[.$BU106])" office:value-type="float"/>
        </table:table-row>
        <table:table-row table:style-name="ro1">
          <table:table-cell office:value-type="string">
            <text:p>logistics-round-1-strips/instances/instance-11.lp</text:p>
          </table:table-cell>
          <table:table-cell office:value-type="float" office:value="6.75"/>
          <table:table-cell office:value-type="float" office:value="6.507"/>
          <table:table-cell office:value-type="float" office:value="706.0"/>
          <table:table-cell office:value-type="float" office:value="31.0"/>
          <table:table-cell office:value-type="float" office:value="165.0"/>
          <table:table-cell office:value-type="float" office:value="0.0"/>
          <table:table-cell office:value-type="float" office:value="6.7"/>
          <table:table-cell office:value-type="float" office:value="6.458"/>
          <table:table-cell office:value-type="float" office:value="1403.0"/>
          <table:table-cell office:value-type="float" office:value="54.0"/>
          <table:table-cell office:value-type="float" office:value="163.0"/>
          <table:table-cell office:value-type="float" office:value="0.0"/>
          <table:table-cell office:value-type="float" office:value="6.65"/>
          <table:table-cell office:value-type="float" office:value="6.401"/>
          <table:table-cell office:value-type="float" office:value="706.0"/>
          <table:table-cell office:value-type="float" office:value="31.0"/>
          <table:table-cell office:value-type="float" office:value="164.0"/>
          <table:table-cell office:value-type="float" office:value="0.0"/>
          <table:table-cell office:value-type="float" office:value="6.63"/>
          <table:table-cell office:value-type="float" office:value="6.394"/>
          <table:table-cell office:value-type="float" office:value="1403.0"/>
          <table:table-cell office:value-type="float" office:value="54.0"/>
          <table:table-cell office:value-type="float" office:value="166.0"/>
          <table:table-cell office:value-type="float" office:value="0.0"/>
          <table:table-cell office:value-type="float" office:value="6.67"/>
          <table:table-cell office:value-type="float" office:value="6.421"/>
          <table:table-cell office:value-type="float" office:value="706.0"/>
          <table:table-cell office:value-type="float" office:value="31.0"/>
          <table:table-cell office:value-type="float" office:value="161.0"/>
          <table:table-cell office:value-type="float" office:value="0.0"/>
          <table:table-cell office:value-type="float" office:value="7.14"/>
          <table:table-cell office:value-type="float" office:value="6.919"/>
          <table:table-cell office:value-type="float" office:value="1403.0"/>
          <table:table-cell office:value-type="float" office:value="54.0"/>
          <table:table-cell office:value-type="float" office:value="168.0"/>
          <table:table-cell office:value-type="float" office:value="0.0"/>
          <table:table-cell office:value-type="float" office:value="6.82"/>
          <table:table-cell office:value-type="float" office:value="6.565"/>
          <table:table-cell office:value-type="float" office:value="706.0"/>
          <table:table-cell office:value-type="float" office:value="31.0"/>
          <table:table-cell office:value-type="float" office:value="161.0"/>
          <table:table-cell office:value-type="float" office:value="0.0"/>
          <table:table-cell office:value-type="float" office:value="6.56"/>
          <table:table-cell office:value-type="float" office:value="6.35"/>
          <table:table-cell office:value-type="float" office:value="1403.0"/>
          <table:table-cell office:value-type="float" office:value="54.0"/>
          <table:table-cell office:value-type="float" office:value="163.0"/>
          <table:table-cell office:value-type="float" office:value="0.0"/>
          <table:table-cell office:value-type="float" office:value="6.59"/>
          <table:table-cell office:value-type="float" office:value="6.356"/>
          <table:table-cell office:value-type="float" office:value="706.0"/>
          <table:table-cell office:value-type="float" office:value="31.0"/>
          <table:table-cell office:value-type="float" office:value="165.0"/>
          <table:table-cell office:value-type="float" office:value="0.0"/>
          <table:table-cell office:value-type="float" office:value="7.12"/>
          <table:table-cell office:value-type="float" office:value="6.878"/>
          <table:table-cell office:value-type="float" office:value="1403.0"/>
          <table:table-cell office:value-type="float" office:value="54.0"/>
          <table:table-cell office:value-type="float" office:value="166.0"/>
          <table:table-cell office:value-type="float" office:value="0.0"/>
          <table:table-cell office:value-type="float" office:value="6.65"/>
          <table:table-cell office:value-type="float" office:value="6.41"/>
          <table:table-cell office:value-type="float" office:value="706.0"/>
          <table:table-cell office:value-type="float" office:value="31.0"/>
          <table:table-cell office:value-type="float" office:value="164.0"/>
          <table:table-cell office:value-type="float" office:value="0.0"/>
          <table:table-cell office:value-type="float" office:value="6.86"/>
          <table:table-cell office:value-type="float" office:value="6.504"/>
          <table:table-cell office:value-type="float" office:value="1403.0"/>
          <table:table-cell office:value-type="float" office:value="54.0"/>
          <table:table-cell office:value-type="float" office:value="163.0"/>
          <table:table-cell office:value-type="float" office:value="0.0"/>
          <table:table-cell table:formula="of:=MIN([.$B107];[.$H107];[.$N107];[.$T107];[.$Z107];[.$AF107];[.$AL107];[.$AR107];[.$AX107];[.$BD107];[.$BJ107];[.$BP107])" office:value-type="float"/>
          <table:table-cell table:formula="of:=MIN([.$C107];[.$I107];[.$O107];[.$U107];[.$AA107];[.$AG107];[.$AM107];[.$AS107];[.$AY107];[.$BE107];[.$BK107];[.$BQ107])" office:value-type="float"/>
          <table:table-cell table:formula="of:=MIN([.$D107];[.$J107];[.$P107];[.$V107];[.$AB107];[.$AH107];[.$AN107];[.$AT107];[.$AZ107];[.$BF107];[.$BL107];[.$BR107])" office:value-type="float"/>
          <table:table-cell table:formula="of:=MIN([.$E107];[.$K107];[.$Q107];[.$W107];[.$AC107];[.$AI107];[.$AO107];[.$AU107];[.$BA107];[.$BG107];[.$BM107];[.$BS107])" office:value-type="float"/>
          <table:table-cell table:formula="of:=MIN([.$F107];[.$L107];[.$R107];[.$X107];[.$AD107];[.$AJ107];[.$AP107];[.$AV107];[.$BB107];[.$BH107];[.$BN107];[.$BT107])" office:value-type="float"/>
          <table:table-cell table:formula="of:=MIN([.$G107];[.$M107];[.$S107];[.$Y107];[.$AE107];[.$AK107];[.$AQ107];[.$AW107];[.$BC107];[.$BI107];[.$BO107];[.$BU107])" office:value-type="float"/>
          <table:table-cell table:formula="of:=MEDIAN([.$B107];[.$H107];[.$N107];[.$T107];[.$Z107];[.$AF107];[.$AL107];[.$AR107];[.$AX107];[.$BD107];[.$BJ107];[.$BP107])" office:value-type="float"/>
          <table:table-cell table:formula="of:=MEDIAN([.$C107];[.$I107];[.$O107];[.$U107];[.$AA107];[.$AG107];[.$AM107];[.$AS107];[.$AY107];[.$BE107];[.$BK107];[.$BQ107])" office:value-type="float"/>
          <table:table-cell table:formula="of:=MEDIAN([.$D107];[.$J107];[.$P107];[.$V107];[.$AB107];[.$AH107];[.$AN107];[.$AT107];[.$AZ107];[.$BF107];[.$BL107];[.$BR107])" office:value-type="float"/>
          <table:table-cell table:formula="of:=MEDIAN([.$E107];[.$K107];[.$Q107];[.$W107];[.$AC107];[.$AI107];[.$AO107];[.$AU107];[.$BA107];[.$BG107];[.$BM107];[.$BS107])" office:value-type="float"/>
          <table:table-cell table:formula="of:=MEDIAN([.$F107];[.$L107];[.$R107];[.$X107];[.$AD107];[.$AJ107];[.$AP107];[.$AV107];[.$BB107];[.$BH107];[.$BN107];[.$BT107])" office:value-type="float"/>
          <table:table-cell table:formula="of:=MEDIAN([.$G107];[.$M107];[.$S107];[.$Y107];[.$AE107];[.$AK107];[.$AQ107];[.$AW107];[.$BC107];[.$BI107];[.$BO107];[.$BU107])" office:value-type="float"/>
          <table:table-cell table:formula="of:=MAX([.$B107];[.$H107];[.$N107];[.$T107];[.$Z107];[.$AF107];[.$AL107];[.$AR107];[.$AX107];[.$BD107];[.$BJ107];[.$BP107])" office:value-type="float"/>
          <table:table-cell table:formula="of:=MAX([.$C107];[.$I107];[.$O107];[.$U107];[.$AA107];[.$AG107];[.$AM107];[.$AS107];[.$AY107];[.$BE107];[.$BK107];[.$BQ107])" office:value-type="float"/>
          <table:table-cell table:formula="of:=MAX([.$D107];[.$J107];[.$P107];[.$V107];[.$AB107];[.$AH107];[.$AN107];[.$AT107];[.$AZ107];[.$BF107];[.$BL107];[.$BR107])" office:value-type="float"/>
          <table:table-cell table:formula="of:=MAX([.$E107];[.$K107];[.$Q107];[.$W107];[.$AC107];[.$AI107];[.$AO107];[.$AU107];[.$BA107];[.$BG107];[.$BM107];[.$BS107])" office:value-type="float"/>
          <table:table-cell table:formula="of:=MAX([.$F107];[.$L107];[.$R107];[.$X107];[.$AD107];[.$AJ107];[.$AP107];[.$AV107];[.$BB107];[.$BH107];[.$BN107];[.$BT107])" office:value-type="float"/>
          <table:table-cell table:formula="of:=MAX([.$G107];[.$M107];[.$S107];[.$Y107];[.$AE107];[.$AK107];[.$AQ107];[.$AW107];[.$BC107];[.$BI107];[.$BO107];[.$BU107])" office:value-type="float"/>
        </table:table-row>
        <table:table-row table:style-name="ro1">
          <table:table-cell office:value-type="string">
            <text:p>logistics-round-1-strips/instances/instance-12.lp</text:p>
          </table:table-cell>
          <table:table-cell office:value-type="float" office:value="401.9"/>
          <table:table-cell office:value-type="float" office:value="392.091"/>
          <table:table-cell office:value-type="float" office:value="7778.0"/>
          <table:table-cell office:value-type="float" office:value="173.0"/>
          <table:table-cell office:value-type="float" office:value="7550.0"/>
          <table:table-cell office:value-type="float" office:value="0.0"/>
          <table:table-cell office:value-type="float" office:value="402.82"/>
          <table:table-cell office:value-type="float" office:value="393.197"/>
          <table:table-cell office:value-type="float" office:value="5672.0"/>
          <table:table-cell office:value-type="float" office:value="94.0"/>
          <table:table-cell office:value-type="float" office:value="7550.0"/>
          <table:table-cell office:value-type="float" office:value="0.0"/>
          <table:table-cell office:value-type="float" office:value="463.22"/>
          <table:table-cell office:value-type="float" office:value="453.893"/>
          <table:table-cell office:value-type="float" office:value="7778.0"/>
          <table:table-cell office:value-type="float" office:value="173.0"/>
          <table:table-cell office:value-type="float" office:value="7549.0"/>
          <table:table-cell office:value-type="float" office:value="0.0"/>
          <table:table-cell office:value-type="float" office:value="401.34"/>
          <table:table-cell office:value-type="float" office:value="391.754"/>
          <table:table-cell office:value-type="float" office:value="5672.0"/>
          <table:table-cell office:value-type="float" office:value="94.0"/>
          <table:table-cell office:value-type="float" office:value="7553.0"/>
          <table:table-cell office:value-type="float" office:value="0.0"/>
          <table:table-cell office:value-type="float" office:value="407.12"/>
          <table:table-cell office:value-type="float" office:value="397.589"/>
          <table:table-cell office:value-type="float" office:value="7778.0"/>
          <table:table-cell office:value-type="float" office:value="173.0"/>
          <table:table-cell office:value-type="float" office:value="7551.0"/>
          <table:table-cell office:value-type="float" office:value="0.0"/>
          <table:table-cell office:value-type="float" office:value="405.22"/>
          <table:table-cell office:value-type="float" office:value="395.546"/>
          <table:table-cell office:value-type="float" office:value="5672.0"/>
          <table:table-cell office:value-type="float" office:value="94.0"/>
          <table:table-cell office:value-type="float" office:value="7554.0"/>
          <table:table-cell office:value-type="float" office:value="0.0"/>
          <table:table-cell office:value-type="float" office:value="417.24"/>
          <table:table-cell office:value-type="float" office:value="408.036"/>
          <table:table-cell office:value-type="float" office:value="7778.0"/>
          <table:table-cell office:value-type="float" office:value="173.0"/>
          <table:table-cell office:value-type="float" office:value="7553.0"/>
          <table:table-cell office:value-type="float" office:value="0.0"/>
          <table:table-cell office:value-type="float" office:value="419.17"/>
          <table:table-cell office:value-type="float" office:value="407.732"/>
          <table:table-cell office:value-type="float" office:value="5672.0"/>
          <table:table-cell office:value-type="float" office:value="94.0"/>
          <table:table-cell office:value-type="float" office:value="7551.0"/>
          <table:table-cell office:value-type="float" office:value="0.0"/>
          <table:table-cell office:value-type="float" office:value="398.34"/>
          <table:table-cell office:value-type="float" office:value="388.785"/>
          <table:table-cell office:value-type="float" office:value="7778.0"/>
          <table:table-cell office:value-type="float" office:value="173.0"/>
          <table:table-cell office:value-type="float" office:value="7549.0"/>
          <table:table-cell office:value-type="float" office:value="0.0"/>
          <table:table-cell office:value-type="float" office:value="397.87"/>
          <table:table-cell office:value-type="float" office:value="388.507"/>
          <table:table-cell office:value-type="float" office:value="5672.0"/>
          <table:table-cell office:value-type="float" office:value="94.0"/>
          <table:table-cell office:value-type="float" office:value="7550.0"/>
          <table:table-cell office:value-type="float" office:value="0.0"/>
          <table:table-cell office:value-type="float" office:value="391.07"/>
          <table:table-cell office:value-type="float" office:value="381.98"/>
          <table:table-cell office:value-type="float" office:value="7778.0"/>
          <table:table-cell office:value-type="float" office:value="173.0"/>
          <table:table-cell office:value-type="float" office:value="7549.0"/>
          <table:table-cell office:value-type="float" office:value="0.0"/>
          <table:table-cell office:value-type="float" office:value="393.72"/>
          <table:table-cell office:value-type="float" office:value="384.073"/>
          <table:table-cell office:value-type="float" office:value="5672.0"/>
          <table:table-cell office:value-type="float" office:value="94.0"/>
          <table:table-cell office:value-type="float" office:value="7548.0"/>
          <table:table-cell office:value-type="float" office:value="0.0"/>
          <table:table-cell table:formula="of:=MIN([.$B108];[.$H108];[.$N108];[.$T108];[.$Z108];[.$AF108];[.$AL108];[.$AR108];[.$AX108];[.$BD108];[.$BJ108];[.$BP108])" office:value-type="float"/>
          <table:table-cell table:formula="of:=MIN([.$C108];[.$I108];[.$O108];[.$U108];[.$AA108];[.$AG108];[.$AM108];[.$AS108];[.$AY108];[.$BE108];[.$BK108];[.$BQ108])" office:value-type="float"/>
          <table:table-cell table:formula="of:=MIN([.$D108];[.$J108];[.$P108];[.$V108];[.$AB108];[.$AH108];[.$AN108];[.$AT108];[.$AZ108];[.$BF108];[.$BL108];[.$BR108])" office:value-type="float"/>
          <table:table-cell table:formula="of:=MIN([.$E108];[.$K108];[.$Q108];[.$W108];[.$AC108];[.$AI108];[.$AO108];[.$AU108];[.$BA108];[.$BG108];[.$BM108];[.$BS108])" office:value-type="float"/>
          <table:table-cell table:formula="of:=MIN([.$F108];[.$L108];[.$R108];[.$X108];[.$AD108];[.$AJ108];[.$AP108];[.$AV108];[.$BB108];[.$BH108];[.$BN108];[.$BT108])" office:value-type="float"/>
          <table:table-cell table:formula="of:=MIN([.$G108];[.$M108];[.$S108];[.$Y108];[.$AE108];[.$AK108];[.$AQ108];[.$AW108];[.$BC108];[.$BI108];[.$BO108];[.$BU108])" office:value-type="float"/>
          <table:table-cell table:formula="of:=MEDIAN([.$B108];[.$H108];[.$N108];[.$T108];[.$Z108];[.$AF108];[.$AL108];[.$AR108];[.$AX108];[.$BD108];[.$BJ108];[.$BP108])" office:value-type="float"/>
          <table:table-cell table:formula="of:=MEDIAN([.$C108];[.$I108];[.$O108];[.$U108];[.$AA108];[.$AG108];[.$AM108];[.$AS108];[.$AY108];[.$BE108];[.$BK108];[.$BQ108])" office:value-type="float"/>
          <table:table-cell table:formula="of:=MEDIAN([.$D108];[.$J108];[.$P108];[.$V108];[.$AB108];[.$AH108];[.$AN108];[.$AT108];[.$AZ108];[.$BF108];[.$BL108];[.$BR108])" office:value-type="float"/>
          <table:table-cell table:formula="of:=MEDIAN([.$E108];[.$K108];[.$Q108];[.$W108];[.$AC108];[.$AI108];[.$AO108];[.$AU108];[.$BA108];[.$BG108];[.$BM108];[.$BS108])" office:value-type="float"/>
          <table:table-cell table:formula="of:=MEDIAN([.$F108];[.$L108];[.$R108];[.$X108];[.$AD108];[.$AJ108];[.$AP108];[.$AV108];[.$BB108];[.$BH108];[.$BN108];[.$BT108])" office:value-type="float"/>
          <table:table-cell table:formula="of:=MEDIAN([.$G108];[.$M108];[.$S108];[.$Y108];[.$AE108];[.$AK108];[.$AQ108];[.$AW108];[.$BC108];[.$BI108];[.$BO108];[.$BU108])" office:value-type="float"/>
          <table:table-cell table:formula="of:=MAX([.$B108];[.$H108];[.$N108];[.$T108];[.$Z108];[.$AF108];[.$AL108];[.$AR108];[.$AX108];[.$BD108];[.$BJ108];[.$BP108])" office:value-type="float"/>
          <table:table-cell table:formula="of:=MAX([.$C108];[.$I108];[.$O108];[.$U108];[.$AA108];[.$AG108];[.$AM108];[.$AS108];[.$AY108];[.$BE108];[.$BK108];[.$BQ108])" office:value-type="float"/>
          <table:table-cell table:formula="of:=MAX([.$D108];[.$J108];[.$P108];[.$V108];[.$AB108];[.$AH108];[.$AN108];[.$AT108];[.$AZ108];[.$BF108];[.$BL108];[.$BR108])" office:value-type="float"/>
          <table:table-cell table:formula="of:=MAX([.$E108];[.$K108];[.$Q108];[.$W108];[.$AC108];[.$AI108];[.$AO108];[.$AU108];[.$BA108];[.$BG108];[.$BM108];[.$BS108])" office:value-type="float"/>
          <table:table-cell table:formula="of:=MAX([.$F108];[.$L108];[.$R108];[.$X108];[.$AD108];[.$AJ108];[.$AP108];[.$AV108];[.$BB108];[.$BH108];[.$BN108];[.$BT108])" office:value-type="float"/>
          <table:table-cell table:formula="of:=MAX([.$G108];[.$M108];[.$S108];[.$Y108];[.$AE108];[.$AK108];[.$AQ108];[.$AW108];[.$BC108];[.$BI108];[.$BO108];[.$BU108])" office:value-type="float"/>
        </table:table-row>
        <table:table-row table:style-name="ro1">
          <table:table-cell office:value-type="string">
            <text:p>logistics-round-1-strips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2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1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85.0"/>
          <table:table-cell office:value-type="float" office:value="0.0"/>
          <table:table-cell table:formula="of:=MIN([.$B109];[.$H109];[.$N109];[.$T109];[.$Z109];[.$AF109];[.$AL109];[.$AR109];[.$AX109];[.$BD109];[.$BJ109];[.$BP109])" office:value-type="float"/>
          <table:table-cell table:formula="of:=MIN([.$C109];[.$I109];[.$O109];[.$U109];[.$AA109];[.$AG109];[.$AM109];[.$AS109];[.$AY109];[.$BE109];[.$BK109];[.$BQ109])" office:value-type="float"/>
          <table:table-cell table:formula="of:=MIN([.$D109];[.$J109];[.$P109];[.$V109];[.$AB109];[.$AH109];[.$AN109];[.$AT109];[.$AZ109];[.$BF109];[.$BL109];[.$BR109])" office:value-type="float"/>
          <table:table-cell table:formula="of:=MIN([.$E109];[.$K109];[.$Q109];[.$W109];[.$AC109];[.$AI109];[.$AO109];[.$AU109];[.$BA109];[.$BG109];[.$BM109];[.$BS109])" office:value-type="float"/>
          <table:table-cell table:formula="of:=MIN([.$F109];[.$L109];[.$R109];[.$X109];[.$AD109];[.$AJ109];[.$AP109];[.$AV109];[.$BB109];[.$BH109];[.$BN109];[.$BT109])" office:value-type="float"/>
          <table:table-cell table:formula="of:=MIN([.$G109];[.$M109];[.$S109];[.$Y109];[.$AE109];[.$AK109];[.$AQ109];[.$AW109];[.$BC109];[.$BI109];[.$BO109];[.$BU109])" office:value-type="float"/>
          <table:table-cell table:formula="of:=MEDIAN([.$B109];[.$H109];[.$N109];[.$T109];[.$Z109];[.$AF109];[.$AL109];[.$AR109];[.$AX109];[.$BD109];[.$BJ109];[.$BP109])" office:value-type="float"/>
          <table:table-cell table:formula="of:=MEDIAN([.$C109];[.$I109];[.$O109];[.$U109];[.$AA109];[.$AG109];[.$AM109];[.$AS109];[.$AY109];[.$BE109];[.$BK109];[.$BQ109])" office:value-type="float"/>
          <table:table-cell table:formula="of:=MEDIAN([.$D109];[.$J109];[.$P109];[.$V109];[.$AB109];[.$AH109];[.$AN109];[.$AT109];[.$AZ109];[.$BF109];[.$BL109];[.$BR109])" office:value-type="float"/>
          <table:table-cell table:formula="of:=MEDIAN([.$E109];[.$K109];[.$Q109];[.$W109];[.$AC109];[.$AI109];[.$AO109];[.$AU109];[.$BA109];[.$BG109];[.$BM109];[.$BS109])" office:value-type="float"/>
          <table:table-cell table:formula="of:=MEDIAN([.$F109];[.$L109];[.$R109];[.$X109];[.$AD109];[.$AJ109];[.$AP109];[.$AV109];[.$BB109];[.$BH109];[.$BN109];[.$BT109])" office:value-type="float"/>
          <table:table-cell table:formula="of:=MEDIAN([.$G109];[.$M109];[.$S109];[.$Y109];[.$AE109];[.$AK109];[.$AQ109];[.$AW109];[.$BC109];[.$BI109];[.$BO109];[.$BU109])" office:value-type="float"/>
          <table:table-cell table:formula="of:=MAX([.$B109];[.$H109];[.$N109];[.$T109];[.$Z109];[.$AF109];[.$AL109];[.$AR109];[.$AX109];[.$BD109];[.$BJ109];[.$BP109])" office:value-type="float"/>
          <table:table-cell table:formula="of:=MAX([.$C109];[.$I109];[.$O109];[.$U109];[.$AA109];[.$AG109];[.$AM109];[.$AS109];[.$AY109];[.$BE109];[.$BK109];[.$BQ109])" office:value-type="float"/>
          <table:table-cell table:formula="of:=MAX([.$D109];[.$J109];[.$P109];[.$V109];[.$AB109];[.$AH109];[.$AN109];[.$AT109];[.$AZ109];[.$BF109];[.$BL109];[.$BR109])" office:value-type="float"/>
          <table:table-cell table:formula="of:=MAX([.$E109];[.$K109];[.$Q109];[.$W109];[.$AC109];[.$AI109];[.$AO109];[.$AU109];[.$BA109];[.$BG109];[.$BM109];[.$BS109])" office:value-type="float"/>
          <table:table-cell table:formula="of:=MAX([.$F109];[.$L109];[.$R109];[.$X109];[.$AD109];[.$AJ109];[.$AP109];[.$AV109];[.$BB109];[.$BH109];[.$BN109];[.$BT109])" office:value-type="float"/>
          <table:table-cell table:formula="of:=MAX([.$G109];[.$M109];[.$S109];[.$Y109];[.$AE109];[.$AK109];[.$AQ109];[.$AW109];[.$BC109];[.$BI109];[.$BO109];[.$BU109])" office:value-type="float"/>
        </table:table-row>
        <table:table-row table:style-name="ro1">
          <table:table-cell office:value-type="string">
            <text:p>logistics-round-1-strips/instances/instance-14.lp</text:p>
          </table:table-cell>
          <table:table-cell office:value-type="float" office:value="127.48"/>
          <table:table-cell office:value-type="float" office:value="124.701"/>
          <table:table-cell office:value-type="float" office:value="10768.0"/>
          <table:table-cell office:value-type="float" office:value="257.0"/>
          <table:table-cell office:value-type="float" office:value="2555.0"/>
          <table:table-cell office:value-type="float" office:value="0.0"/>
          <table:table-cell office:value-type="float" office:value="130.86"/>
          <table:table-cell office:value-type="float" office:value="127.914"/>
          <table:table-cell office:value-type="float" office:value="14993.0"/>
          <table:table-cell office:value-type="float" office:value="263.0"/>
          <table:table-cell office:value-type="float" office:value="2559.0"/>
          <table:table-cell office:value-type="float" office:value="0.0"/>
          <table:table-cell office:value-type="float" office:value="125.17"/>
          <table:table-cell office:value-type="float" office:value="122.167"/>
          <table:table-cell office:value-type="float" office:value="10768.0"/>
          <table:table-cell office:value-type="float" office:value="257.0"/>
          <table:table-cell office:value-type="float" office:value="2558.0"/>
          <table:table-cell office:value-type="float" office:value="0.0"/>
          <table:table-cell office:value-type="float" office:value="127.07"/>
          <table:table-cell office:value-type="float" office:value="124.101"/>
          <table:table-cell office:value-type="float" office:value="14993.0"/>
          <table:table-cell office:value-type="float" office:value="263.0"/>
          <table:table-cell office:value-type="float" office:value="2559.0"/>
          <table:table-cell office:value-type="float" office:value="0.0"/>
          <table:table-cell office:value-type="float" office:value="132.28"/>
          <table:table-cell office:value-type="float" office:value="129.224"/>
          <table:table-cell office:value-type="float" office:value="10768.0"/>
          <table:table-cell office:value-type="float" office:value="257.0"/>
          <table:table-cell office:value-type="float" office:value="2558.0"/>
          <table:table-cell office:value-type="float" office:value="0.0"/>
          <table:table-cell office:value-type="float" office:value="126.14"/>
          <table:table-cell office:value-type="float" office:value="123.555"/>
          <table:table-cell office:value-type="float" office:value="14993.0"/>
          <table:table-cell office:value-type="float" office:value="263.0"/>
          <table:table-cell office:value-type="float" office:value="2561.0"/>
          <table:table-cell office:value-type="float" office:value="0.0"/>
          <table:table-cell office:value-type="float" office:value="128.43"/>
          <table:table-cell office:value-type="float" office:value="125.089"/>
          <table:table-cell office:value-type="float" office:value="10768.0"/>
          <table:table-cell office:value-type="float" office:value="257.0"/>
          <table:table-cell office:value-type="float" office:value="2556.0"/>
          <table:table-cell office:value-type="float" office:value="0.0"/>
          <table:table-cell office:value-type="float" office:value="129.66"/>
          <table:table-cell office:value-type="float" office:value="126.582"/>
          <table:table-cell office:value-type="float" office:value="14993.0"/>
          <table:table-cell office:value-type="float" office:value="263.0"/>
          <table:table-cell office:value-type="float" office:value="2560.0"/>
          <table:table-cell office:value-type="float" office:value="0.0"/>
          <table:table-cell office:value-type="float" office:value="135.76"/>
          <table:table-cell office:value-type="float" office:value="132.992"/>
          <table:table-cell office:value-type="float" office:value="10768.0"/>
          <table:table-cell office:value-type="float" office:value="257.0"/>
          <table:table-cell office:value-type="float" office:value="2557.0"/>
          <table:table-cell office:value-type="float" office:value="0.0"/>
          <table:table-cell office:value-type="float" office:value="127.39"/>
          <table:table-cell office:value-type="float" office:value="124.524"/>
          <table:table-cell office:value-type="float" office:value="14993.0"/>
          <table:table-cell office:value-type="float" office:value="263.0"/>
          <table:table-cell office:value-type="float" office:value="2560.0"/>
          <table:table-cell office:value-type="float" office:value="0.0"/>
          <table:table-cell office:value-type="float" office:value="126.53"/>
          <table:table-cell office:value-type="float" office:value="123.432"/>
          <table:table-cell office:value-type="float" office:value="10768.0"/>
          <table:table-cell office:value-type="float" office:value="257.0"/>
          <table:table-cell office:value-type="float" office:value="2554.0"/>
          <table:table-cell office:value-type="float" office:value="0.0"/>
          <table:table-cell office:value-type="float" office:value="125.28"/>
          <table:table-cell office:value-type="float" office:value="122.454"/>
          <table:table-cell office:value-type="float" office:value="14993.0"/>
          <table:table-cell office:value-type="float" office:value="263.0"/>
          <table:table-cell office:value-type="float" office:value="2558.0"/>
          <table:table-cell office:value-type="float" office:value="0.0"/>
          <table:table-cell table:formula="of:=MIN([.$B110];[.$H110];[.$N110];[.$T110];[.$Z110];[.$AF110];[.$AL110];[.$AR110];[.$AX110];[.$BD110];[.$BJ110];[.$BP110])" office:value-type="float"/>
          <table:table-cell table:formula="of:=MIN([.$C110];[.$I110];[.$O110];[.$U110];[.$AA110];[.$AG110];[.$AM110];[.$AS110];[.$AY110];[.$BE110];[.$BK110];[.$BQ110])" office:value-type="float"/>
          <table:table-cell table:formula="of:=MIN([.$D110];[.$J110];[.$P110];[.$V110];[.$AB110];[.$AH110];[.$AN110];[.$AT110];[.$AZ110];[.$BF110];[.$BL110];[.$BR110])" office:value-type="float"/>
          <table:table-cell table:formula="of:=MIN([.$E110];[.$K110];[.$Q110];[.$W110];[.$AC110];[.$AI110];[.$AO110];[.$AU110];[.$BA110];[.$BG110];[.$BM110];[.$BS110])" office:value-type="float"/>
          <table:table-cell table:formula="of:=MIN([.$F110];[.$L110];[.$R110];[.$X110];[.$AD110];[.$AJ110];[.$AP110];[.$AV110];[.$BB110];[.$BH110];[.$BN110];[.$BT110])" office:value-type="float"/>
          <table:table-cell table:formula="of:=MIN([.$G110];[.$M110];[.$S110];[.$Y110];[.$AE110];[.$AK110];[.$AQ110];[.$AW110];[.$BC110];[.$BI110];[.$BO110];[.$BU110])" office:value-type="float"/>
          <table:table-cell table:formula="of:=MEDIAN([.$B110];[.$H110];[.$N110];[.$T110];[.$Z110];[.$AF110];[.$AL110];[.$AR110];[.$AX110];[.$BD110];[.$BJ110];[.$BP110])" office:value-type="float"/>
          <table:table-cell table:formula="of:=MEDIAN([.$C110];[.$I110];[.$O110];[.$U110];[.$AA110];[.$AG110];[.$AM110];[.$AS110];[.$AY110];[.$BE110];[.$BK110];[.$BQ110])" office:value-type="float"/>
          <table:table-cell table:formula="of:=MEDIAN([.$D110];[.$J110];[.$P110];[.$V110];[.$AB110];[.$AH110];[.$AN110];[.$AT110];[.$AZ110];[.$BF110];[.$BL110];[.$BR110])" office:value-type="float"/>
          <table:table-cell table:formula="of:=MEDIAN([.$E110];[.$K110];[.$Q110];[.$W110];[.$AC110];[.$AI110];[.$AO110];[.$AU110];[.$BA110];[.$BG110];[.$BM110];[.$BS110])" office:value-type="float"/>
          <table:table-cell table:formula="of:=MEDIAN([.$F110];[.$L110];[.$R110];[.$X110];[.$AD110];[.$AJ110];[.$AP110];[.$AV110];[.$BB110];[.$BH110];[.$BN110];[.$BT110])" office:value-type="float"/>
          <table:table-cell table:formula="of:=MEDIAN([.$G110];[.$M110];[.$S110];[.$Y110];[.$AE110];[.$AK110];[.$AQ110];[.$AW110];[.$BC110];[.$BI110];[.$BO110];[.$BU110])" office:value-type="float"/>
          <table:table-cell table:formula="of:=MAX([.$B110];[.$H110];[.$N110];[.$T110];[.$Z110];[.$AF110];[.$AL110];[.$AR110];[.$AX110];[.$BD110];[.$BJ110];[.$BP110])" office:value-type="float"/>
          <table:table-cell table:formula="of:=MAX([.$C110];[.$I110];[.$O110];[.$U110];[.$AA110];[.$AG110];[.$AM110];[.$AS110];[.$AY110];[.$BE110];[.$BK110];[.$BQ110])" office:value-type="float"/>
          <table:table-cell table:formula="of:=MAX([.$D110];[.$J110];[.$P110];[.$V110];[.$AB110];[.$AH110];[.$AN110];[.$AT110];[.$AZ110];[.$BF110];[.$BL110];[.$BR110])" office:value-type="float"/>
          <table:table-cell table:formula="of:=MAX([.$E110];[.$K110];[.$Q110];[.$W110];[.$AC110];[.$AI110];[.$AO110];[.$AU110];[.$BA110];[.$BG110];[.$BM110];[.$BS110])" office:value-type="float"/>
          <table:table-cell table:formula="of:=MAX([.$F110];[.$L110];[.$R110];[.$X110];[.$AD110];[.$AJ110];[.$AP110];[.$AV110];[.$BB110];[.$BH110];[.$BN110];[.$BT110])" office:value-type="float"/>
          <table:table-cell table:formula="of:=MAX([.$G110];[.$M110];[.$S110];[.$Y110];[.$AE110];[.$AK110];[.$AQ110];[.$AW110];[.$BC110];[.$BI110];[.$BO110];[.$BU110])" office:value-type="float"/>
        </table:table-row>
        <table:table-row table:style-name="ro1">
          <table:table-cell office:value-type="string">
            <text:p>logistics-round-1-strips/instances/instance-15.lp</text:p>
          </table:table-cell>
          <table:table-cell office:value-type="float" office:value="9.02"/>
          <table:table-cell office:value-type="float" office:value="8.709"/>
          <table:table-cell office:value-type="float" office:value="7955.0"/>
          <table:table-cell office:value-type="float" office:value="1264.0"/>
          <table:table-cell office:value-type="float" office:value="225.0"/>
          <table:table-cell office:value-type="float" office:value="0.0"/>
          <table:table-cell office:value-type="float" office:value="9.49"/>
          <table:table-cell office:value-type="float" office:value="9.148"/>
          <table:table-cell office:value-type="float" office:value="22987.0"/>
          <table:table-cell office:value-type="float" office:value="1748.0"/>
          <table:table-cell office:value-type="float" office:value="225.0"/>
          <table:table-cell office:value-type="float" office:value="0.0"/>
          <table:table-cell office:value-type="float" office:value="9.13"/>
          <table:table-cell office:value-type="float" office:value="8.666"/>
          <table:table-cell office:value-type="float" office:value="5173.0"/>
          <table:table-cell office:value-type="float" office:value="1017.0"/>
          <table:table-cell office:value-type="float" office:value="227.0"/>
          <table:table-cell office:value-type="float" office:value="17.0"/>
          <table:table-cell office:value-type="float" office:value="9.47"/>
          <table:table-cell office:value-type="float" office:value="9.092"/>
          <table:table-cell office:value-type="float" office:value="17600.0"/>
          <table:table-cell office:value-type="float" office:value="1072.0"/>
          <table:table-cell office:value-type="float" office:value="224.0"/>
          <table:table-cell office:value-type="float" office:value="6.0"/>
          <table:table-cell office:value-type="float" office:value="8.93"/>
          <table:table-cell office:value-type="float" office:value="8.504"/>
          <table:table-cell office:value-type="float" office:value="5173.0"/>
          <table:table-cell office:value-type="float" office:value="1017.0"/>
          <table:table-cell office:value-type="float" office:value="227.0"/>
          <table:table-cell office:value-type="float" office:value="17.0"/>
          <table:table-cell office:value-type="float" office:value="9.13"/>
          <table:table-cell office:value-type="float" office:value="8.789"/>
          <table:table-cell office:value-type="float" office:value="12490.0"/>
          <table:table-cell office:value-type="float" office:value="596.0"/>
          <table:table-cell office:value-type="float" office:value="224.0"/>
          <table:table-cell office:value-type="float" office:value="12.0"/>
          <table:table-cell office:value-type="float" office:value="9.07"/>
          <table:table-cell office:value-type="float" office:value="8.726"/>
          <table:table-cell office:value-type="float" office:value="5173.0"/>
          <table:table-cell office:value-type="float" office:value="1017.0"/>
          <table:table-cell office:value-type="float" office:value="225.0"/>
          <table:table-cell office:value-type="float" office:value="17.0"/>
          <table:table-cell office:value-type="float" office:value="9.08"/>
          <table:table-cell office:value-type="float" office:value="8.727"/>
          <table:table-cell office:value-type="float" office:value="12490.0"/>
          <table:table-cell office:value-type="float" office:value="596.0"/>
          <table:table-cell office:value-type="float" office:value="225.0"/>
          <table:table-cell office:value-type="float" office:value="12.0"/>
          <table:table-cell office:value-type="float" office:value="9.22"/>
          <table:table-cell office:value-type="float" office:value="8.852"/>
          <table:table-cell office:value-type="float" office:value="5173.0"/>
          <table:table-cell office:value-type="float" office:value="1017.0"/>
          <table:table-cell office:value-type="float" office:value="225.0"/>
          <table:table-cell office:value-type="float" office:value="17.0"/>
          <table:table-cell office:value-type="float" office:value="9.09"/>
          <table:table-cell office:value-type="float" office:value="8.741"/>
          <table:table-cell office:value-type="float" office:value="12490.0"/>
          <table:table-cell office:value-type="float" office:value="596.0"/>
          <table:table-cell office:value-type="float" office:value="225.0"/>
          <table:table-cell office:value-type="float" office:value="12.0"/>
          <table:table-cell office:value-type="float" office:value="9.33"/>
          <table:table-cell office:value-type="float" office:value="8.958"/>
          <table:table-cell office:value-type="float" office:value="5173.0"/>
          <table:table-cell office:value-type="float" office:value="1017.0"/>
          <table:table-cell office:value-type="float" office:value="226.0"/>
          <table:table-cell office:value-type="float" office:value="17.0"/>
          <table:table-cell office:value-type="float" office:value="9.02"/>
          <table:table-cell office:value-type="float" office:value="8.675"/>
          <table:table-cell office:value-type="float" office:value="12490.0"/>
          <table:table-cell office:value-type="float" office:value="596.0"/>
          <table:table-cell office:value-type="float" office:value="225.0"/>
          <table:table-cell office:value-type="float" office:value="12.0"/>
          <table:table-cell table:formula="of:=MIN([.$B111];[.$H111];[.$N111];[.$T111];[.$Z111];[.$AF111];[.$AL111];[.$AR111];[.$AX111];[.$BD111];[.$BJ111];[.$BP111])" office:value-type="float"/>
          <table:table-cell table:formula="of:=MIN([.$C111];[.$I111];[.$O111];[.$U111];[.$AA111];[.$AG111];[.$AM111];[.$AS111];[.$AY111];[.$BE111];[.$BK111];[.$BQ111])" office:value-type="float"/>
          <table:table-cell table:formula="of:=MIN([.$D111];[.$J111];[.$P111];[.$V111];[.$AB111];[.$AH111];[.$AN111];[.$AT111];[.$AZ111];[.$BF111];[.$BL111];[.$BR111])" office:value-type="float"/>
          <table:table-cell table:formula="of:=MIN([.$E111];[.$K111];[.$Q111];[.$W111];[.$AC111];[.$AI111];[.$AO111];[.$AU111];[.$BA111];[.$BG111];[.$BM111];[.$BS111])" office:value-type="float"/>
          <table:table-cell table:formula="of:=MIN([.$F111];[.$L111];[.$R111];[.$X111];[.$AD111];[.$AJ111];[.$AP111];[.$AV111];[.$BB111];[.$BH111];[.$BN111];[.$BT111])" office:value-type="float"/>
          <table:table-cell table:formula="of:=MIN([.$G111];[.$M111];[.$S111];[.$Y111];[.$AE111];[.$AK111];[.$AQ111];[.$AW111];[.$BC111];[.$BI111];[.$BO111];[.$BU111])" office:value-type="float"/>
          <table:table-cell table:formula="of:=MEDIAN([.$B111];[.$H111];[.$N111];[.$T111];[.$Z111];[.$AF111];[.$AL111];[.$AR111];[.$AX111];[.$BD111];[.$BJ111];[.$BP111])" office:value-type="float"/>
          <table:table-cell table:formula="of:=MEDIAN([.$C111];[.$I111];[.$O111];[.$U111];[.$AA111];[.$AG111];[.$AM111];[.$AS111];[.$AY111];[.$BE111];[.$BK111];[.$BQ111])" office:value-type="float"/>
          <table:table-cell table:formula="of:=MEDIAN([.$D111];[.$J111];[.$P111];[.$V111];[.$AB111];[.$AH111];[.$AN111];[.$AT111];[.$AZ111];[.$BF111];[.$BL111];[.$BR111])" office:value-type="float"/>
          <table:table-cell table:formula="of:=MEDIAN([.$E111];[.$K111];[.$Q111];[.$W111];[.$AC111];[.$AI111];[.$AO111];[.$AU111];[.$BA111];[.$BG111];[.$BM111];[.$BS111])" office:value-type="float"/>
          <table:table-cell table:formula="of:=MEDIAN([.$F111];[.$L111];[.$R111];[.$X111];[.$AD111];[.$AJ111];[.$AP111];[.$AV111];[.$BB111];[.$BH111];[.$BN111];[.$BT111])" office:value-type="float"/>
          <table:table-cell table:formula="of:=MEDIAN([.$G111];[.$M111];[.$S111];[.$Y111];[.$AE111];[.$AK111];[.$AQ111];[.$AW111];[.$BC111];[.$BI111];[.$BO111];[.$BU111])" office:value-type="float"/>
          <table:table-cell table:formula="of:=MAX([.$B111];[.$H111];[.$N111];[.$T111];[.$Z111];[.$AF111];[.$AL111];[.$AR111];[.$AX111];[.$BD111];[.$BJ111];[.$BP111])" office:value-type="float"/>
          <table:table-cell table:formula="of:=MAX([.$C111];[.$I111];[.$O111];[.$U111];[.$AA111];[.$AG111];[.$AM111];[.$AS111];[.$AY111];[.$BE111];[.$BK111];[.$BQ111])" office:value-type="float"/>
          <table:table-cell table:formula="of:=MAX([.$D111];[.$J111];[.$P111];[.$V111];[.$AB111];[.$AH111];[.$AN111];[.$AT111];[.$AZ111];[.$BF111];[.$BL111];[.$BR111])" office:value-type="float"/>
          <table:table-cell table:formula="of:=MAX([.$E111];[.$K111];[.$Q111];[.$W111];[.$AC111];[.$AI111];[.$AO111];[.$AU111];[.$BA111];[.$BG111];[.$BM111];[.$BS111])" office:value-type="float"/>
          <table:table-cell table:formula="of:=MAX([.$F111];[.$L111];[.$R111];[.$X111];[.$AD111];[.$AJ111];[.$AP111];[.$AV111];[.$BB111];[.$BH111];[.$BN111];[.$BT111])" office:value-type="float"/>
          <table:table-cell table:formula="of:=MAX([.$G111];[.$M111];[.$S111];[.$Y111];[.$AE111];[.$AK111];[.$AQ111];[.$AW111];[.$BC111];[.$BI111];[.$BO111];[.$BU111])" office:value-type="float"/>
        </table:table-row>
        <table:table-row table:style-name="ro1">
          <table:table-cell office:value-type="string">
            <text:p>logistics-round-1-strips/instances/instance-16.lp</text:p>
          </table:table-cell>
          <table:table-cell office:value-type="float" office:value="119.99"/>
          <table:table-cell office:value-type="float" office:value="115.602"/>
          <table:table-cell office:value-type="float" office:value="10475.0"/>
          <table:table-cell office:value-type="float" office:value="219.0"/>
          <table:table-cell office:value-type="float" office:value="2382.0"/>
          <table:table-cell office:value-type="float" office:value="0.0"/>
          <table:table-cell office:value-type="float" office:value="117.31"/>
          <table:table-cell office:value-type="float" office:value="114.595"/>
          <table:table-cell office:value-type="float" office:value="8611.0"/>
          <table:table-cell office:value-type="float" office:value="225.0"/>
          <table:table-cell office:value-type="float" office:value="2384.0"/>
          <table:table-cell office:value-type="float" office:value="0.0"/>
          <table:table-cell office:value-type="float" office:value="121.82"/>
          <table:table-cell office:value-type="float" office:value="117.128"/>
          <table:table-cell office:value-type="float" office:value="10475.0"/>
          <table:table-cell office:value-type="float" office:value="219.0"/>
          <table:table-cell office:value-type="float" office:value="2381.0"/>
          <table:table-cell office:value-type="float" office:value="0.0"/>
          <table:table-cell office:value-type="float" office:value="116.08"/>
          <table:table-cell office:value-type="float" office:value="113.514"/>
          <table:table-cell office:value-type="float" office:value="8611.0"/>
          <table:table-cell office:value-type="float" office:value="225.0"/>
          <table:table-cell office:value-type="float" office:value="2383.0"/>
          <table:table-cell office:value-type="float" office:value="0.0"/>
          <table:table-cell office:value-type="float" office:value="116.48"/>
          <table:table-cell office:value-type="float" office:value="112.449"/>
          <table:table-cell office:value-type="float" office:value="10475.0"/>
          <table:table-cell office:value-type="float" office:value="219.0"/>
          <table:table-cell office:value-type="float" office:value="2379.0"/>
          <table:table-cell office:value-type="float" office:value="0.0"/>
          <table:table-cell office:value-type="float" office:value="116.61"/>
          <table:table-cell office:value-type="float" office:value="114.074"/>
          <table:table-cell office:value-type="float" office:value="8611.0"/>
          <table:table-cell office:value-type="float" office:value="225.0"/>
          <table:table-cell office:value-type="float" office:value="2381.0"/>
          <table:table-cell office:value-type="float" office:value="0.0"/>
          <table:table-cell office:value-type="float" office:value="118.96"/>
          <table:table-cell office:value-type="float" office:value="114.777"/>
          <table:table-cell office:value-type="float" office:value="10475.0"/>
          <table:table-cell office:value-type="float" office:value="219.0"/>
          <table:table-cell office:value-type="float" office:value="2379.0"/>
          <table:table-cell office:value-type="float" office:value="0.0"/>
          <table:table-cell office:value-type="float" office:value="118.19"/>
          <table:table-cell office:value-type="float" office:value="115.377"/>
          <table:table-cell office:value-type="float" office:value="8611.0"/>
          <table:table-cell office:value-type="float" office:value="225.0"/>
          <table:table-cell office:value-type="float" office:value="2380.0"/>
          <table:table-cell office:value-type="float" office:value="0.0"/>
          <table:table-cell office:value-type="float" office:value="117.45"/>
          <table:table-cell office:value-type="float" office:value="113.345"/>
          <table:table-cell office:value-type="float" office:value="10475.0"/>
          <table:table-cell office:value-type="float" office:value="219.0"/>
          <table:table-cell office:value-type="float" office:value="2380.0"/>
          <table:table-cell office:value-type="float" office:value="0.0"/>
          <table:table-cell office:value-type="float" office:value="125.22"/>
          <table:table-cell office:value-type="float" office:value="122.66"/>
          <table:table-cell office:value-type="float" office:value="8611.0"/>
          <table:table-cell office:value-type="float" office:value="225.0"/>
          <table:table-cell office:value-type="float" office:value="2385.0"/>
          <table:table-cell office:value-type="float" office:value="0.0"/>
          <table:table-cell office:value-type="float" office:value="131.79"/>
          <table:table-cell office:value-type="float" office:value="127.772"/>
          <table:table-cell office:value-type="float" office:value="10475.0"/>
          <table:table-cell office:value-type="float" office:value="219.0"/>
          <table:table-cell office:value-type="float" office:value="2382.0"/>
          <table:table-cell office:value-type="float" office:value="0.0"/>
          <table:table-cell office:value-type="float" office:value="119.44"/>
          <table:table-cell office:value-type="float" office:value="116.632"/>
          <table:table-cell office:value-type="float" office:value="8611.0"/>
          <table:table-cell office:value-type="float" office:value="225.0"/>
          <table:table-cell office:value-type="float" office:value="2377.0"/>
          <table:table-cell office:value-type="float" office:value="0.0"/>
          <table:table-cell table:formula="of:=MIN([.$B112];[.$H112];[.$N112];[.$T112];[.$Z112];[.$AF112];[.$AL112];[.$AR112];[.$AX112];[.$BD112];[.$BJ112];[.$BP112])" office:value-type="float"/>
          <table:table-cell table:formula="of:=MIN([.$C112];[.$I112];[.$O112];[.$U112];[.$AA112];[.$AG112];[.$AM112];[.$AS112];[.$AY112];[.$BE112];[.$BK112];[.$BQ112])" office:value-type="float"/>
          <table:table-cell table:formula="of:=MIN([.$D112];[.$J112];[.$P112];[.$V112];[.$AB112];[.$AH112];[.$AN112];[.$AT112];[.$AZ112];[.$BF112];[.$BL112];[.$BR112])" office:value-type="float"/>
          <table:table-cell table:formula="of:=MIN([.$E112];[.$K112];[.$Q112];[.$W112];[.$AC112];[.$AI112];[.$AO112];[.$AU112];[.$BA112];[.$BG112];[.$BM112];[.$BS112])" office:value-type="float"/>
          <table:table-cell table:formula="of:=MIN([.$F112];[.$L112];[.$R112];[.$X112];[.$AD112];[.$AJ112];[.$AP112];[.$AV112];[.$BB112];[.$BH112];[.$BN112];[.$BT112])" office:value-type="float"/>
          <table:table-cell table:formula="of:=MIN([.$G112];[.$M112];[.$S112];[.$Y112];[.$AE112];[.$AK112];[.$AQ112];[.$AW112];[.$BC112];[.$BI112];[.$BO112];[.$BU112])" office:value-type="float"/>
          <table:table-cell table:formula="of:=MEDIAN([.$B112];[.$H112];[.$N112];[.$T112];[.$Z112];[.$AF112];[.$AL112];[.$AR112];[.$AX112];[.$BD112];[.$BJ112];[.$BP112])" office:value-type="float"/>
          <table:table-cell table:formula="of:=MEDIAN([.$C112];[.$I112];[.$O112];[.$U112];[.$AA112];[.$AG112];[.$AM112];[.$AS112];[.$AY112];[.$BE112];[.$BK112];[.$BQ112])" office:value-type="float"/>
          <table:table-cell table:formula="of:=MEDIAN([.$D112];[.$J112];[.$P112];[.$V112];[.$AB112];[.$AH112];[.$AN112];[.$AT112];[.$AZ112];[.$BF112];[.$BL112];[.$BR112])" office:value-type="float"/>
          <table:table-cell table:formula="of:=MEDIAN([.$E112];[.$K112];[.$Q112];[.$W112];[.$AC112];[.$AI112];[.$AO112];[.$AU112];[.$BA112];[.$BG112];[.$BM112];[.$BS112])" office:value-type="float"/>
          <table:table-cell table:formula="of:=MEDIAN([.$F112];[.$L112];[.$R112];[.$X112];[.$AD112];[.$AJ112];[.$AP112];[.$AV112];[.$BB112];[.$BH112];[.$BN112];[.$BT112])" office:value-type="float"/>
          <table:table-cell table:formula="of:=MEDIAN([.$G112];[.$M112];[.$S112];[.$Y112];[.$AE112];[.$AK112];[.$AQ112];[.$AW112];[.$BC112];[.$BI112];[.$BO112];[.$BU112])" office:value-type="float"/>
          <table:table-cell table:formula="of:=MAX([.$B112];[.$H112];[.$N112];[.$T112];[.$Z112];[.$AF112];[.$AL112];[.$AR112];[.$AX112];[.$BD112];[.$BJ112];[.$BP112])" office:value-type="float"/>
          <table:table-cell table:formula="of:=MAX([.$C112];[.$I112];[.$O112];[.$U112];[.$AA112];[.$AG112];[.$AM112];[.$AS112];[.$AY112];[.$BE112];[.$BK112];[.$BQ112])" office:value-type="float"/>
          <table:table-cell table:formula="of:=MAX([.$D112];[.$J112];[.$P112];[.$V112];[.$AB112];[.$AH112];[.$AN112];[.$AT112];[.$AZ112];[.$BF112];[.$BL112];[.$BR112])" office:value-type="float"/>
          <table:table-cell table:formula="of:=MAX([.$E112];[.$K112];[.$Q112];[.$W112];[.$AC112];[.$AI112];[.$AO112];[.$AU112];[.$BA112];[.$BG112];[.$BM112];[.$BS112])" office:value-type="float"/>
          <table:table-cell table:formula="of:=MAX([.$F112];[.$L112];[.$R112];[.$X112];[.$AD112];[.$AJ112];[.$AP112];[.$AV112];[.$BB112];[.$BH112];[.$BN112];[.$BT112])" office:value-type="float"/>
          <table:table-cell table:formula="of:=MAX([.$G112];[.$M112];[.$S112];[.$Y112];[.$AE112];[.$AK112];[.$AQ112];[.$AW112];[.$BC112];[.$BI112];[.$BO112];[.$BU112])" office:value-type="float"/>
        </table:table-row>
        <table:table-row table:style-name="ro1">
          <table:table-cell office:value-type="string">
            <text:p>logistics-round-1-strips/instances/instance-17.lp</text:p>
          </table:table-cell>
          <table:table-cell office:value-type="float" office:value="24.52"/>
          <table:table-cell office:value-type="float" office:value="23.867"/>
          <table:table-cell office:value-type="float" office:value="4678.0"/>
          <table:table-cell office:value-type="float" office:value="159.0"/>
          <table:table-cell office:value-type="float" office:value="526.0"/>
          <table:table-cell office:value-type="float" office:value="0.0"/>
          <table:table-cell office:value-type="float" office:value="24.74"/>
          <table:table-cell office:value-type="float" office:value="24.098"/>
          <table:table-cell office:value-type="float" office:value="2830.0"/>
          <table:table-cell office:value-type="float" office:value="142.0"/>
          <table:table-cell office:value-type="float" office:value="525.0"/>
          <table:table-cell office:value-type="float" office:value="0.0"/>
          <table:table-cell office:value-type="float" office:value="25.15"/>
          <table:table-cell office:value-type="float" office:value="24.476"/>
          <table:table-cell office:value-type="float" office:value="4678.0"/>
          <table:table-cell office:value-type="float" office:value="159.0"/>
          <table:table-cell office:value-type="float" office:value="525.0"/>
          <table:table-cell office:value-type="float" office:value="0.0"/>
          <table:table-cell office:value-type="float" office:value="25.22"/>
          <table:table-cell office:value-type="float" office:value="24.584"/>
          <table:table-cell office:value-type="float" office:value="2830.0"/>
          <table:table-cell office:value-type="float" office:value="142.0"/>
          <table:table-cell office:value-type="float" office:value="528.0"/>
          <table:table-cell office:value-type="float" office:value="0.0"/>
          <table:table-cell office:value-type="float" office:value="26.02"/>
          <table:table-cell office:value-type="float" office:value="25.246"/>
          <table:table-cell office:value-type="float" office:value="4678.0"/>
          <table:table-cell office:value-type="float" office:value="159.0"/>
          <table:table-cell office:value-type="float" office:value="525.0"/>
          <table:table-cell office:value-type="float" office:value="0.0"/>
          <table:table-cell office:value-type="float" office:value="24.19"/>
          <table:table-cell office:value-type="float" office:value="23.557"/>
          <table:table-cell office:value-type="float" office:value="2830.0"/>
          <table:table-cell office:value-type="float" office:value="142.0"/>
          <table:table-cell office:value-type="float" office:value="527.0"/>
          <table:table-cell office:value-type="float" office:value="0.0"/>
          <table:table-cell office:value-type="float" office:value="24.45"/>
          <table:table-cell office:value-type="float" office:value="23.824"/>
          <table:table-cell office:value-type="float" office:value="4678.0"/>
          <table:table-cell office:value-type="float" office:value="159.0"/>
          <table:table-cell office:value-type="float" office:value="518.0"/>
          <table:table-cell office:value-type="float" office:value="0.0"/>
          <table:table-cell office:value-type="float" office:value="24.37"/>
          <table:table-cell office:value-type="float" office:value="23.724"/>
          <table:table-cell office:value-type="float" office:value="2830.0"/>
          <table:table-cell office:value-type="float" office:value="142.0"/>
          <table:table-cell office:value-type="float" office:value="518.0"/>
          <table:table-cell office:value-type="float" office:value="0.0"/>
          <table:table-cell office:value-type="float" office:value="24.37"/>
          <table:table-cell office:value-type="float" office:value="23.796"/>
          <table:table-cell office:value-type="float" office:value="4678.0"/>
          <table:table-cell office:value-type="float" office:value="159.0"/>
          <table:table-cell office:value-type="float" office:value="525.0"/>
          <table:table-cell office:value-type="float" office:value="0.0"/>
          <table:table-cell office:value-type="float" office:value="24.84"/>
          <table:table-cell office:value-type="float" office:value="24.181"/>
          <table:table-cell office:value-type="float" office:value="2830.0"/>
          <table:table-cell office:value-type="float" office:value="142.0"/>
          <table:table-cell office:value-type="float" office:value="528.0"/>
          <table:table-cell office:value-type="float" office:value="0.0"/>
          <table:table-cell office:value-type="float" office:value="25.48"/>
          <table:table-cell office:value-type="float" office:value="24.848"/>
          <table:table-cell office:value-type="float" office:value="4678.0"/>
          <table:table-cell office:value-type="float" office:value="159.0"/>
          <table:table-cell office:value-type="float" office:value="527.0"/>
          <table:table-cell office:value-type="float" office:value="0.0"/>
          <table:table-cell office:value-type="float" office:value="25.37"/>
          <table:table-cell office:value-type="float" office:value="24.708"/>
          <table:table-cell office:value-type="float" office:value="2830.0"/>
          <table:table-cell office:value-type="float" office:value="142.0"/>
          <table:table-cell office:value-type="float" office:value="516.0"/>
          <table:table-cell office:value-type="float" office:value="0.0"/>
          <table:table-cell table:formula="of:=MIN([.$B113];[.$H113];[.$N113];[.$T113];[.$Z113];[.$AF113];[.$AL113];[.$AR113];[.$AX113];[.$BD113];[.$BJ113];[.$BP113])" office:value-type="float"/>
          <table:table-cell table:formula="of:=MIN([.$C113];[.$I113];[.$O113];[.$U113];[.$AA113];[.$AG113];[.$AM113];[.$AS113];[.$AY113];[.$BE113];[.$BK113];[.$BQ113])" office:value-type="float"/>
          <table:table-cell table:formula="of:=MIN([.$D113];[.$J113];[.$P113];[.$V113];[.$AB113];[.$AH113];[.$AN113];[.$AT113];[.$AZ113];[.$BF113];[.$BL113];[.$BR113])" office:value-type="float"/>
          <table:table-cell table:formula="of:=MIN([.$E113];[.$K113];[.$Q113];[.$W113];[.$AC113];[.$AI113];[.$AO113];[.$AU113];[.$BA113];[.$BG113];[.$BM113];[.$BS113])" office:value-type="float"/>
          <table:table-cell table:formula="of:=MIN([.$F113];[.$L113];[.$R113];[.$X113];[.$AD113];[.$AJ113];[.$AP113];[.$AV113];[.$BB113];[.$BH113];[.$BN113];[.$BT113])" office:value-type="float"/>
          <table:table-cell table:formula="of:=MIN([.$G113];[.$M113];[.$S113];[.$Y113];[.$AE113];[.$AK113];[.$AQ113];[.$AW113];[.$BC113];[.$BI113];[.$BO113];[.$BU113])" office:value-type="float"/>
          <table:table-cell table:formula="of:=MEDIAN([.$B113];[.$H113];[.$N113];[.$T113];[.$Z113];[.$AF113];[.$AL113];[.$AR113];[.$AX113];[.$BD113];[.$BJ113];[.$BP113])" office:value-type="float"/>
          <table:table-cell table:formula="of:=MEDIAN([.$C113];[.$I113];[.$O113];[.$U113];[.$AA113];[.$AG113];[.$AM113];[.$AS113];[.$AY113];[.$BE113];[.$BK113];[.$BQ113])" office:value-type="float"/>
          <table:table-cell table:formula="of:=MEDIAN([.$D113];[.$J113];[.$P113];[.$V113];[.$AB113];[.$AH113];[.$AN113];[.$AT113];[.$AZ113];[.$BF113];[.$BL113];[.$BR113])" office:value-type="float"/>
          <table:table-cell table:formula="of:=MEDIAN([.$E113];[.$K113];[.$Q113];[.$W113];[.$AC113];[.$AI113];[.$AO113];[.$AU113];[.$BA113];[.$BG113];[.$BM113];[.$BS113])" office:value-type="float"/>
          <table:table-cell table:formula="of:=MEDIAN([.$F113];[.$L113];[.$R113];[.$X113];[.$AD113];[.$AJ113];[.$AP113];[.$AV113];[.$BB113];[.$BH113];[.$BN113];[.$BT113])" office:value-type="float"/>
          <table:table-cell table:formula="of:=MEDIAN([.$G113];[.$M113];[.$S113];[.$Y113];[.$AE113];[.$AK113];[.$AQ113];[.$AW113];[.$BC113];[.$BI113];[.$BO113];[.$BU113])" office:value-type="float"/>
          <table:table-cell table:formula="of:=MAX([.$B113];[.$H113];[.$N113];[.$T113];[.$Z113];[.$AF113];[.$AL113];[.$AR113];[.$AX113];[.$BD113];[.$BJ113];[.$BP113])" office:value-type="float"/>
          <table:table-cell table:formula="of:=MAX([.$C113];[.$I113];[.$O113];[.$U113];[.$AA113];[.$AG113];[.$AM113];[.$AS113];[.$AY113];[.$BE113];[.$BK113];[.$BQ113])" office:value-type="float"/>
          <table:table-cell table:formula="of:=MAX([.$D113];[.$J113];[.$P113];[.$V113];[.$AB113];[.$AH113];[.$AN113];[.$AT113];[.$AZ113];[.$BF113];[.$BL113];[.$BR113])" office:value-type="float"/>
          <table:table-cell table:formula="of:=MAX([.$E113];[.$K113];[.$Q113];[.$W113];[.$AC113];[.$AI113];[.$AO113];[.$AU113];[.$BA113];[.$BG113];[.$BM113];[.$BS113])" office:value-type="float"/>
          <table:table-cell table:formula="of:=MAX([.$F113];[.$L113];[.$R113];[.$X113];[.$AD113];[.$AJ113];[.$AP113];[.$AV113];[.$BB113];[.$BH113];[.$BN113];[.$BT113])" office:value-type="float"/>
          <table:table-cell table:formula="of:=MAX([.$G113];[.$M113];[.$S113];[.$Y113];[.$AE113];[.$AK113];[.$AQ113];[.$AW113];[.$BC113];[.$BI113];[.$BO113];[.$BU113])" office:value-type="float"/>
        </table:table-row>
        <table:table-row table:style-name="ro1">
          <table:table-cell office:value-type="string">
            <text:p>logistics-round-1-strips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1941842.0"/>
          <table:table-cell office:value-type="float" office:value="1239455.0"/>
          <table:table-cell office:value-type="float" office:value="75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785783.0"/>
          <table:table-cell office:value-type="float" office:value="720895.0"/>
          <table:table-cell office:value-type="float" office:value="75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82649.0"/>
          <table:table-cell office:value-type="float" office:value="1268437.0"/>
          <table:table-cell office:value-type="float" office:value="75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50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899869.0"/>
          <table:table-cell office:value-type="float" office:value="1210833.0"/>
          <table:table-cell office:value-type="float" office:value="75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698487.0"/>
          <table:table-cell office:value-type="float" office:value="717186.0"/>
          <table:table-cell office:value-type="float" office:value="75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36122.0"/>
          <table:table-cell office:value-type="float" office:value="1236212.0"/>
          <table:table-cell office:value-type="float" office:value="75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857398.0"/>
          <table:table-cell office:value-type="float" office:value="724022.0"/>
          <table:table-cell office:value-type="float" office:value="75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63512.0"/>
          <table:table-cell office:value-type="float" office:value="1253600.0"/>
          <table:table-cell office:value-type="float" office:value="75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781795.0"/>
          <table:table-cell office:value-type="float" office:value="720719.0"/>
          <table:table-cell office:value-type="float" office:value="75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1997809.0"/>
          <table:table-cell office:value-type="float" office:value="1278824.0"/>
          <table:table-cell office:value-type="float" office:value="757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20991403.0"/>
          <table:table-cell office:value-type="float" office:value="730376.0"/>
          <table:table-cell office:value-type="float" office:value="7505.0"/>
          <table:table-cell office:value-type="float" office:value="0.0"/>
          <table:table-cell table:formula="of:=MIN([.$B114];[.$H114];[.$N114];[.$T114];[.$Z114];[.$AF114];[.$AL114];[.$AR114];[.$AX114];[.$BD114];[.$BJ114];[.$BP114])" office:value-type="float"/>
          <table:table-cell table:formula="of:=MIN([.$C114];[.$I114];[.$O114];[.$U114];[.$AA114];[.$AG114];[.$AM114];[.$AS114];[.$AY114];[.$BE114];[.$BK114];[.$BQ114])" office:value-type="float"/>
          <table:table-cell table:formula="of:=MIN([.$D114];[.$J114];[.$P114];[.$V114];[.$AB114];[.$AH114];[.$AN114];[.$AT114];[.$AZ114];[.$BF114];[.$BL114];[.$BR114])" office:value-type="float"/>
          <table:table-cell table:formula="of:=MIN([.$E114];[.$K114];[.$Q114];[.$W114];[.$AC114];[.$AI114];[.$AO114];[.$AU114];[.$BA114];[.$BG114];[.$BM114];[.$BS114])" office:value-type="float"/>
          <table:table-cell table:formula="of:=MIN([.$F114];[.$L114];[.$R114];[.$X114];[.$AD114];[.$AJ114];[.$AP114];[.$AV114];[.$BB114];[.$BH114];[.$BN114];[.$BT114])" office:value-type="float"/>
          <table:table-cell table:formula="of:=MIN([.$G114];[.$M114];[.$S114];[.$Y114];[.$AE114];[.$AK114];[.$AQ114];[.$AW114];[.$BC114];[.$BI114];[.$BO114];[.$BU114])" office:value-type="float"/>
          <table:table-cell table:formula="of:=MEDIAN([.$B114];[.$H114];[.$N114];[.$T114];[.$Z114];[.$AF114];[.$AL114];[.$AR114];[.$AX114];[.$BD114];[.$BJ114];[.$BP114])" office:value-type="float"/>
          <table:table-cell table:formula="of:=MEDIAN([.$C114];[.$I114];[.$O114];[.$U114];[.$AA114];[.$AG114];[.$AM114];[.$AS114];[.$AY114];[.$BE114];[.$BK114];[.$BQ114])" office:value-type="float"/>
          <table:table-cell table:formula="of:=MEDIAN([.$D114];[.$J114];[.$P114];[.$V114];[.$AB114];[.$AH114];[.$AN114];[.$AT114];[.$AZ114];[.$BF114];[.$BL114];[.$BR114])" office:value-type="float"/>
          <table:table-cell table:formula="of:=MEDIAN([.$E114];[.$K114];[.$Q114];[.$W114];[.$AC114];[.$AI114];[.$AO114];[.$AU114];[.$BA114];[.$BG114];[.$BM114];[.$BS114])" office:value-type="float"/>
          <table:table-cell table:formula="of:=MEDIAN([.$F114];[.$L114];[.$R114];[.$X114];[.$AD114];[.$AJ114];[.$AP114];[.$AV114];[.$BB114];[.$BH114];[.$BN114];[.$BT114])" office:value-type="float"/>
          <table:table-cell table:formula="of:=MEDIAN([.$G114];[.$M114];[.$S114];[.$Y114];[.$AE114];[.$AK114];[.$AQ114];[.$AW114];[.$BC114];[.$BI114];[.$BO114];[.$BU114])" office:value-type="float"/>
          <table:table-cell table:formula="of:=MAX([.$B114];[.$H114];[.$N114];[.$T114];[.$Z114];[.$AF114];[.$AL114];[.$AR114];[.$AX114];[.$BD114];[.$BJ114];[.$BP114])" office:value-type="float"/>
          <table:table-cell table:formula="of:=MAX([.$C114];[.$I114];[.$O114];[.$U114];[.$AA114];[.$AG114];[.$AM114];[.$AS114];[.$AY114];[.$BE114];[.$BK114];[.$BQ114])" office:value-type="float"/>
          <table:table-cell table:formula="of:=MAX([.$D114];[.$J114];[.$P114];[.$V114];[.$AB114];[.$AH114];[.$AN114];[.$AT114];[.$AZ114];[.$BF114];[.$BL114];[.$BR114])" office:value-type="float"/>
          <table:table-cell table:formula="of:=MAX([.$E114];[.$K114];[.$Q114];[.$W114];[.$AC114];[.$AI114];[.$AO114];[.$AU114];[.$BA114];[.$BG114];[.$BM114];[.$BS114])" office:value-type="float"/>
          <table:table-cell table:formula="of:=MAX([.$F114];[.$L114];[.$R114];[.$X114];[.$AD114];[.$AJ114];[.$AP114];[.$AV114];[.$BB114];[.$BH114];[.$BN114];[.$BT114])" office:value-type="float"/>
          <table:table-cell table:formula="of:=MAX([.$G114];[.$M114];[.$S114];[.$Y114];[.$AE114];[.$AK114];[.$AQ114];[.$AW114];[.$BC114];[.$BI114];[.$BO114];[.$BU114])" office:value-type="float"/>
        </table:table-row>
        <table:table-row table:style-name="ro1">
          <table:table-cell office:value-type="string">
            <text:p>logistics-round-1-strips/instances/instance-2.lp</text:p>
          </table:table-cell>
          <table:table-cell office:value-type="float" office:value="5.82"/>
          <table:table-cell office:value-type="float" office:value="5.595"/>
          <table:table-cell office:value-type="float" office:value="787.0"/>
          <table:table-cell office:value-type="float" office:value="59.0"/>
          <table:table-cell office:value-type="float" office:value="143.0"/>
          <table:table-cell office:value-type="float" office:value="0.0"/>
          <table:table-cell office:value-type="float" office:value="5.99"/>
          <table:table-cell office:value-type="float" office:value="5.772"/>
          <table:table-cell office:value-type="float" office:value="890.0"/>
          <table:table-cell office:value-type="float" office:value="43.0"/>
          <table:table-cell office:value-type="float" office:value="137.0"/>
          <table:table-cell office:value-type="float" office:value="0.0"/>
          <table:table-cell office:value-type="float" office:value="5.96"/>
          <table:table-cell office:value-type="float" office:value="5.628"/>
          <table:table-cell office:value-type="float" office:value="787.0"/>
          <table:table-cell office:value-type="float" office:value="59.0"/>
          <table:table-cell office:value-type="float" office:value="136.0"/>
          <table:table-cell office:value-type="float" office:value="0.0"/>
          <table:table-cell office:value-type="float" office:value="6.02"/>
          <table:table-cell office:value-type="float" office:value="5.807"/>
          <table:table-cell office:value-type="float" office:value="890.0"/>
          <table:table-cell office:value-type="float" office:value="43.0"/>
          <table:table-cell office:value-type="float" office:value="143.0"/>
          <table:table-cell office:value-type="float" office:value="0.0"/>
          <table:table-cell office:value-type="float" office:value="5.82"/>
          <table:table-cell office:value-type="float" office:value="5.594"/>
          <table:table-cell office:value-type="float" office:value="787.0"/>
          <table:table-cell office:value-type="float" office:value="59.0"/>
          <table:table-cell office:value-type="float" office:value="142.0"/>
          <table:table-cell office:value-type="float" office:value="0.0"/>
          <table:table-cell office:value-type="float" office:value="5.8"/>
          <table:table-cell office:value-type="float" office:value="5.604"/>
          <table:table-cell office:value-type="float" office:value="890.0"/>
          <table:table-cell office:value-type="float" office:value="43.0"/>
          <table:table-cell office:value-type="float" office:value="143.0"/>
          <table:table-cell office:value-type="float" office:value="0.0"/>
          <table:table-cell office:value-type="float" office:value="5.84"/>
          <table:table-cell office:value-type="float" office:value="5.631"/>
          <table:table-cell office:value-type="float" office:value="787.0"/>
          <table:table-cell office:value-type="float" office:value="59.0"/>
          <table:table-cell office:value-type="float" office:value="139.0"/>
          <table:table-cell office:value-type="float" office:value="0.0"/>
          <table:table-cell office:value-type="float" office:value="6.07"/>
          <table:table-cell office:value-type="float" office:value="5.849"/>
          <table:table-cell office:value-type="float" office:value="890.0"/>
          <table:table-cell office:value-type="float" office:value="43.0"/>
          <table:table-cell office:value-type="float" office:value="138.0"/>
          <table:table-cell office:value-type="float" office:value="0.0"/>
          <table:table-cell office:value-type="float" office:value="5.83"/>
          <table:table-cell office:value-type="float" office:value="5.623"/>
          <table:table-cell office:value-type="float" office:value="787.0"/>
          <table:table-cell office:value-type="float" office:value="59.0"/>
          <table:table-cell office:value-type="float" office:value="140.0"/>
          <table:table-cell office:value-type="float" office:value="0.0"/>
          <table:table-cell office:value-type="float" office:value="6.0"/>
          <table:table-cell office:value-type="float" office:value="5.789"/>
          <table:table-cell office:value-type="float" office:value="890.0"/>
          <table:table-cell office:value-type="float" office:value="43.0"/>
          <table:table-cell office:value-type="float" office:value="143.0"/>
          <table:table-cell office:value-type="float" office:value="0.0"/>
          <table:table-cell office:value-type="float" office:value="6.08"/>
          <table:table-cell office:value-type="float" office:value="5.871"/>
          <table:table-cell office:value-type="float" office:value="787.0"/>
          <table:table-cell office:value-type="float" office:value="59.0"/>
          <table:table-cell office:value-type="float" office:value="137.0"/>
          <table:table-cell office:value-type="float" office:value="0.0"/>
          <table:table-cell office:value-type="float" office:value="5.85"/>
          <table:table-cell office:value-type="float" office:value="5.638"/>
          <table:table-cell office:value-type="float" office:value="890.0"/>
          <table:table-cell office:value-type="float" office:value="43.0"/>
          <table:table-cell office:value-type="float" office:value="139.0"/>
          <table:table-cell office:value-type="float" office:value="0.0"/>
          <table:table-cell table:formula="of:=MIN([.$B115];[.$H115];[.$N115];[.$T115];[.$Z115];[.$AF115];[.$AL115];[.$AR115];[.$AX115];[.$BD115];[.$BJ115];[.$BP115])" office:value-type="float"/>
          <table:table-cell table:formula="of:=MIN([.$C115];[.$I115];[.$O115];[.$U115];[.$AA115];[.$AG115];[.$AM115];[.$AS115];[.$AY115];[.$BE115];[.$BK115];[.$BQ115])" office:value-type="float"/>
          <table:table-cell table:formula="of:=MIN([.$D115];[.$J115];[.$P115];[.$V115];[.$AB115];[.$AH115];[.$AN115];[.$AT115];[.$AZ115];[.$BF115];[.$BL115];[.$BR115])" office:value-type="float"/>
          <table:table-cell table:formula="of:=MIN([.$E115];[.$K115];[.$Q115];[.$W115];[.$AC115];[.$AI115];[.$AO115];[.$AU115];[.$BA115];[.$BG115];[.$BM115];[.$BS115])" office:value-type="float"/>
          <table:table-cell table:formula="of:=MIN([.$F115];[.$L115];[.$R115];[.$X115];[.$AD115];[.$AJ115];[.$AP115];[.$AV115];[.$BB115];[.$BH115];[.$BN115];[.$BT115])" office:value-type="float"/>
          <table:table-cell table:formula="of:=MIN([.$G115];[.$M115];[.$S115];[.$Y115];[.$AE115];[.$AK115];[.$AQ115];[.$AW115];[.$BC115];[.$BI115];[.$BO115];[.$BU115])" office:value-type="float"/>
          <table:table-cell table:formula="of:=MEDIAN([.$B115];[.$H115];[.$N115];[.$T115];[.$Z115];[.$AF115];[.$AL115];[.$AR115];[.$AX115];[.$BD115];[.$BJ115];[.$BP115])" office:value-type="float"/>
          <table:table-cell table:formula="of:=MEDIAN([.$C115];[.$I115];[.$O115];[.$U115];[.$AA115];[.$AG115];[.$AM115];[.$AS115];[.$AY115];[.$BE115];[.$BK115];[.$BQ115])" office:value-type="float"/>
          <table:table-cell table:formula="of:=MEDIAN([.$D115];[.$J115];[.$P115];[.$V115];[.$AB115];[.$AH115];[.$AN115];[.$AT115];[.$AZ115];[.$BF115];[.$BL115];[.$BR115])" office:value-type="float"/>
          <table:table-cell table:formula="of:=MEDIAN([.$E115];[.$K115];[.$Q115];[.$W115];[.$AC115];[.$AI115];[.$AO115];[.$AU115];[.$BA115];[.$BG115];[.$BM115];[.$BS115])" office:value-type="float"/>
          <table:table-cell table:formula="of:=MEDIAN([.$F115];[.$L115];[.$R115];[.$X115];[.$AD115];[.$AJ115];[.$AP115];[.$AV115];[.$BB115];[.$BH115];[.$BN115];[.$BT115])" office:value-type="float"/>
          <table:table-cell table:formula="of:=MEDIAN([.$G115];[.$M115];[.$S115];[.$Y115];[.$AE115];[.$AK115];[.$AQ115];[.$AW115];[.$BC115];[.$BI115];[.$BO115];[.$BU115])" office:value-type="float"/>
          <table:table-cell table:formula="of:=MAX([.$B115];[.$H115];[.$N115];[.$T115];[.$Z115];[.$AF115];[.$AL115];[.$AR115];[.$AX115];[.$BD115];[.$BJ115];[.$BP115])" office:value-type="float"/>
          <table:table-cell table:formula="of:=MAX([.$C115];[.$I115];[.$O115];[.$U115];[.$AA115];[.$AG115];[.$AM115];[.$AS115];[.$AY115];[.$BE115];[.$BK115];[.$BQ115])" office:value-type="float"/>
          <table:table-cell table:formula="of:=MAX([.$D115];[.$J115];[.$P115];[.$V115];[.$AB115];[.$AH115];[.$AN115];[.$AT115];[.$AZ115];[.$BF115];[.$BL115];[.$BR115])" office:value-type="float"/>
          <table:table-cell table:formula="of:=MAX([.$E115];[.$K115];[.$Q115];[.$W115];[.$AC115];[.$AI115];[.$AO115];[.$AU115];[.$BA115];[.$BG115];[.$BM115];[.$BS115])" office:value-type="float"/>
          <table:table-cell table:formula="of:=MAX([.$F115];[.$L115];[.$R115];[.$X115];[.$AD115];[.$AJ115];[.$AP115];[.$AV115];[.$BB115];[.$BH115];[.$BN115];[.$BT115])" office:value-type="float"/>
          <table:table-cell table:formula="of:=MAX([.$G115];[.$M115];[.$S115];[.$Y115];[.$AE115];[.$AK115];[.$AQ115];[.$AW115];[.$BC115];[.$BI115];[.$BO115];[.$BU115])" office:value-type="float"/>
        </table:table-row>
        <table:table-row table:style-name="ro1">
          <table:table-cell office:value-type="string">
            <text:p>logistics-round-1-strips/instances/instance-21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4.0"/>
          <table:table-cell office:value-type="float" office:value="0.0"/>
          <table:table-cell table:formula="of:=MIN([.$B116];[.$H116];[.$N116];[.$T116];[.$Z116];[.$AF116];[.$AL116];[.$AR116];[.$AX116];[.$BD116];[.$BJ116];[.$BP116])" office:value-type="float"/>
          <table:table-cell table:formula="of:=MIN([.$C116];[.$I116];[.$O116];[.$U116];[.$AA116];[.$AG116];[.$AM116];[.$AS116];[.$AY116];[.$BE116];[.$BK116];[.$BQ116])" office:value-type="float"/>
          <table:table-cell table:formula="of:=MIN([.$D116];[.$J116];[.$P116];[.$V116];[.$AB116];[.$AH116];[.$AN116];[.$AT116];[.$AZ116];[.$BF116];[.$BL116];[.$BR116])" office:value-type="float"/>
          <table:table-cell table:formula="of:=MIN([.$E116];[.$K116];[.$Q116];[.$W116];[.$AC116];[.$AI116];[.$AO116];[.$AU116];[.$BA116];[.$BG116];[.$BM116];[.$BS116])" office:value-type="float"/>
          <table:table-cell table:formula="of:=MIN([.$F116];[.$L116];[.$R116];[.$X116];[.$AD116];[.$AJ116];[.$AP116];[.$AV116];[.$BB116];[.$BH116];[.$BN116];[.$BT116])" office:value-type="float"/>
          <table:table-cell table:formula="of:=MIN([.$G116];[.$M116];[.$S116];[.$Y116];[.$AE116];[.$AK116];[.$AQ116];[.$AW116];[.$BC116];[.$BI116];[.$BO116];[.$BU116])" office:value-type="float"/>
          <table:table-cell table:formula="of:=MEDIAN([.$B116];[.$H116];[.$N116];[.$T116];[.$Z116];[.$AF116];[.$AL116];[.$AR116];[.$AX116];[.$BD116];[.$BJ116];[.$BP116])" office:value-type="float"/>
          <table:table-cell table:formula="of:=MEDIAN([.$C116];[.$I116];[.$O116];[.$U116];[.$AA116];[.$AG116];[.$AM116];[.$AS116];[.$AY116];[.$BE116];[.$BK116];[.$BQ116])" office:value-type="float"/>
          <table:table-cell table:formula="of:=MEDIAN([.$D116];[.$J116];[.$P116];[.$V116];[.$AB116];[.$AH116];[.$AN116];[.$AT116];[.$AZ116];[.$BF116];[.$BL116];[.$BR116])" office:value-type="float"/>
          <table:table-cell table:formula="of:=MEDIAN([.$E116];[.$K116];[.$Q116];[.$W116];[.$AC116];[.$AI116];[.$AO116];[.$AU116];[.$BA116];[.$BG116];[.$BM116];[.$BS116])" office:value-type="float"/>
          <table:table-cell table:formula="of:=MEDIAN([.$F116];[.$L116];[.$R116];[.$X116];[.$AD116];[.$AJ116];[.$AP116];[.$AV116];[.$BB116];[.$BH116];[.$BN116];[.$BT116])" office:value-type="float"/>
          <table:table-cell table:formula="of:=MEDIAN([.$G116];[.$M116];[.$S116];[.$Y116];[.$AE116];[.$AK116];[.$AQ116];[.$AW116];[.$BC116];[.$BI116];[.$BO116];[.$BU116])" office:value-type="float"/>
          <table:table-cell table:formula="of:=MAX([.$B116];[.$H116];[.$N116];[.$T116];[.$Z116];[.$AF116];[.$AL116];[.$AR116];[.$AX116];[.$BD116];[.$BJ116];[.$BP116])" office:value-type="float"/>
          <table:table-cell table:formula="of:=MAX([.$C116];[.$I116];[.$O116];[.$U116];[.$AA116];[.$AG116];[.$AM116];[.$AS116];[.$AY116];[.$BE116];[.$BK116];[.$BQ116])" office:value-type="float"/>
          <table:table-cell table:formula="of:=MAX([.$D116];[.$J116];[.$P116];[.$V116];[.$AB116];[.$AH116];[.$AN116];[.$AT116];[.$AZ116];[.$BF116];[.$BL116];[.$BR116])" office:value-type="float"/>
          <table:table-cell table:formula="of:=MAX([.$E116];[.$K116];[.$Q116];[.$W116];[.$AC116];[.$AI116];[.$AO116];[.$AU116];[.$BA116];[.$BG116];[.$BM116];[.$BS116])" office:value-type="float"/>
          <table:table-cell table:formula="of:=MAX([.$F116];[.$L116];[.$R116];[.$X116];[.$AD116];[.$AJ116];[.$AP116];[.$AV116];[.$BB116];[.$BH116];[.$BN116];[.$BT116])" office:value-type="float"/>
          <table:table-cell table:formula="of:=MAX([.$G116];[.$M116];[.$S116];[.$Y116];[.$AE116];[.$AK116];[.$AQ116];[.$AW116];[.$BC116];[.$BI116];[.$BO116];[.$BU116])" office:value-type="float"/>
        </table:table-row>
        <table:table-row table:style-name="ro1">
          <table:table-cell office:value-type="string">
            <text:p>logistics-round-1-strips/instances/instance-23.lp</text:p>
          </table:table-cell>
          <table:table-cell office:value-type="float" office:value="36.0"/>
          <table:table-cell office:value-type="float" office:value="34.808"/>
          <table:table-cell office:value-type="float" office:value="18402.0"/>
          <table:table-cell office:value-type="float" office:value="1062.0"/>
          <table:table-cell office:value-type="float" office:value="783.0"/>
          <table:table-cell office:value-type="float" office:value="0.0"/>
          <table:table-cell office:value-type="float" office:value="35.74"/>
          <table:table-cell office:value-type="float" office:value="34.645"/>
          <table:table-cell office:value-type="float" office:value="22852.0"/>
          <table:table-cell office:value-type="float" office:value="945.0"/>
          <table:table-cell office:value-type="float" office:value="784.0"/>
          <table:table-cell office:value-type="float" office:value="0.0"/>
          <table:table-cell office:value-type="float" office:value="35.1"/>
          <table:table-cell office:value-type="float" office:value="33.978"/>
          <table:table-cell office:value-type="float" office:value="11493.0"/>
          <table:table-cell office:value-type="float" office:value="881.0"/>
          <table:table-cell office:value-type="float" office:value="787.0"/>
          <table:table-cell office:value-type="float" office:value="253.0"/>
          <table:table-cell office:value-type="float" office:value="36.92"/>
          <table:table-cell office:value-type="float" office:value="34.136"/>
          <table:table-cell office:value-type="float" office:value="16779.0"/>
          <table:table-cell office:value-type="float" office:value="787.0"/>
          <table:table-cell office:value-type="float" office:value="787.0"/>
          <table:table-cell office:value-type="float" office:value="154.0"/>
          <table:table-cell office:value-type="float" office:value="35.97"/>
          <table:table-cell office:value-type="float" office:value="34.705"/>
          <table:table-cell office:value-type="float" office:value="11493.0"/>
          <table:table-cell office:value-type="float" office:value="881.0"/>
          <table:table-cell office:value-type="float" office:value="786.0"/>
          <table:table-cell office:value-type="float" office:value="253.0"/>
          <table:table-cell office:value-type="float" office:value="35.12"/>
          <table:table-cell office:value-type="float" office:value="33.972"/>
          <table:table-cell office:value-type="float" office:value="16779.0"/>
          <table:table-cell office:value-type="float" office:value="787.0"/>
          <table:table-cell office:value-type="float" office:value="787.0"/>
          <table:table-cell office:value-type="float" office:value="154.0"/>
          <table:table-cell office:value-type="float" office:value="35.91"/>
          <table:table-cell office:value-type="float" office:value="34.673"/>
          <table:table-cell office:value-type="float" office:value="11605.0"/>
          <table:table-cell office:value-type="float" office:value="958.0"/>
          <table:table-cell office:value-type="float" office:value="786.0"/>
          <table:table-cell office:value-type="float" office:value="231.0"/>
          <table:table-cell office:value-type="float" office:value="35.15"/>
          <table:table-cell office:value-type="float" office:value="34.076"/>
          <table:table-cell office:value-type="float" office:value="19723.0"/>
          <table:table-cell office:value-type="float" office:value="913.0"/>
          <table:table-cell office:value-type="float" office:value="786.0"/>
          <table:table-cell office:value-type="float" office:value="144.0"/>
          <table:table-cell office:value-type="float" office:value="35.38"/>
          <table:table-cell office:value-type="float" office:value="34.185"/>
          <table:table-cell office:value-type="float" office:value="23797.0"/>
          <table:table-cell office:value-type="float" office:value="1046.0"/>
          <table:table-cell office:value-type="float" office:value="785.0"/>
          <table:table-cell office:value-type="float" office:value="120.0"/>
          <table:table-cell office:value-type="float" office:value="36.03"/>
          <table:table-cell office:value-type="float" office:value="34.913"/>
          <table:table-cell office:value-type="float" office:value="15500.0"/>
          <table:table-cell office:value-type="float" office:value="790.0"/>
          <table:table-cell office:value-type="float" office:value="786.0"/>
          <table:table-cell office:value-type="float" office:value="100.0"/>
          <table:table-cell office:value-type="float" office:value="35.5"/>
          <table:table-cell office:value-type="float" office:value="34.343"/>
          <table:table-cell office:value-type="float" office:value="23764.0"/>
          <table:table-cell office:value-type="float" office:value="1398.0"/>
          <table:table-cell office:value-type="float" office:value="786.0"/>
          <table:table-cell office:value-type="float" office:value="218.0"/>
          <table:table-cell office:value-type="float" office:value="36.68"/>
          <table:table-cell office:value-type="float" office:value="35.551"/>
          <table:table-cell office:value-type="float" office:value="19068.0"/>
          <table:table-cell office:value-type="float" office:value="880.0"/>
          <table:table-cell office:value-type="float" office:value="786.0"/>
          <table:table-cell office:value-type="float" office:value="144.0"/>
          <table:table-cell table:formula="of:=MIN([.$B117];[.$H117];[.$N117];[.$T117];[.$Z117];[.$AF117];[.$AL117];[.$AR117];[.$AX117];[.$BD117];[.$BJ117];[.$BP117])" office:value-type="float"/>
          <table:table-cell table:formula="of:=MIN([.$C117];[.$I117];[.$O117];[.$U117];[.$AA117];[.$AG117];[.$AM117];[.$AS117];[.$AY117];[.$BE117];[.$BK117];[.$BQ117])" office:value-type="float"/>
          <table:table-cell table:formula="of:=MIN([.$D117];[.$J117];[.$P117];[.$V117];[.$AB117];[.$AH117];[.$AN117];[.$AT117];[.$AZ117];[.$BF117];[.$BL117];[.$BR117])" office:value-type="float"/>
          <table:table-cell table:formula="of:=MIN([.$E117];[.$K117];[.$Q117];[.$W117];[.$AC117];[.$AI117];[.$AO117];[.$AU117];[.$BA117];[.$BG117];[.$BM117];[.$BS117])" office:value-type="float"/>
          <table:table-cell table:formula="of:=MIN([.$F117];[.$L117];[.$R117];[.$X117];[.$AD117];[.$AJ117];[.$AP117];[.$AV117];[.$BB117];[.$BH117];[.$BN117];[.$BT117])" office:value-type="float"/>
          <table:table-cell table:formula="of:=MIN([.$G117];[.$M117];[.$S117];[.$Y117];[.$AE117];[.$AK117];[.$AQ117];[.$AW117];[.$BC117];[.$BI117];[.$BO117];[.$BU117])" office:value-type="float"/>
          <table:table-cell table:formula="of:=MEDIAN([.$B117];[.$H117];[.$N117];[.$T117];[.$Z117];[.$AF117];[.$AL117];[.$AR117];[.$AX117];[.$BD117];[.$BJ117];[.$BP117])" office:value-type="float"/>
          <table:table-cell table:formula="of:=MEDIAN([.$C117];[.$I117];[.$O117];[.$U117];[.$AA117];[.$AG117];[.$AM117];[.$AS117];[.$AY117];[.$BE117];[.$BK117];[.$BQ117])" office:value-type="float"/>
          <table:table-cell table:formula="of:=MEDIAN([.$D117];[.$J117];[.$P117];[.$V117];[.$AB117];[.$AH117];[.$AN117];[.$AT117];[.$AZ117];[.$BF117];[.$BL117];[.$BR117])" office:value-type="float"/>
          <table:table-cell table:formula="of:=MEDIAN([.$E117];[.$K117];[.$Q117];[.$W117];[.$AC117];[.$AI117];[.$AO117];[.$AU117];[.$BA117];[.$BG117];[.$BM117];[.$BS117])" office:value-type="float"/>
          <table:table-cell table:formula="of:=MEDIAN([.$F117];[.$L117];[.$R117];[.$X117];[.$AD117];[.$AJ117];[.$AP117];[.$AV117];[.$BB117];[.$BH117];[.$BN117];[.$BT117])" office:value-type="float"/>
          <table:table-cell table:formula="of:=MEDIAN([.$G117];[.$M117];[.$S117];[.$Y117];[.$AE117];[.$AK117];[.$AQ117];[.$AW117];[.$BC117];[.$BI117];[.$BO117];[.$BU117])" office:value-type="float"/>
          <table:table-cell table:formula="of:=MAX([.$B117];[.$H117];[.$N117];[.$T117];[.$Z117];[.$AF117];[.$AL117];[.$AR117];[.$AX117];[.$BD117];[.$BJ117];[.$BP117])" office:value-type="float"/>
          <table:table-cell table:formula="of:=MAX([.$C117];[.$I117];[.$O117];[.$U117];[.$AA117];[.$AG117];[.$AM117];[.$AS117];[.$AY117];[.$BE117];[.$BK117];[.$BQ117])" office:value-type="float"/>
          <table:table-cell table:formula="of:=MAX([.$D117];[.$J117];[.$P117];[.$V117];[.$AB117];[.$AH117];[.$AN117];[.$AT117];[.$AZ117];[.$BF117];[.$BL117];[.$BR117])" office:value-type="float"/>
          <table:table-cell table:formula="of:=MAX([.$E117];[.$K117];[.$Q117];[.$W117];[.$AC117];[.$AI117];[.$AO117];[.$AU117];[.$BA117];[.$BG117];[.$BM117];[.$BS117])" office:value-type="float"/>
          <table:table-cell table:formula="of:=MAX([.$F117];[.$L117];[.$R117];[.$X117];[.$AD117];[.$AJ117];[.$AP117];[.$AV117];[.$BB117];[.$BH117];[.$BN117];[.$BT117])" office:value-type="float"/>
          <table:table-cell table:formula="of:=MAX([.$G117];[.$M117];[.$S117];[.$Y117];[.$AE117];[.$AK117];[.$AQ117];[.$AW117];[.$BC117];[.$BI117];[.$BO117];[.$BU117])" office:value-type="float"/>
        </table:table-row>
        <table:table-row table:style-name="ro1">
          <table:table-cell office:value-type="string">
            <text:p>logistics-round-1-strips/instances/instance-24.lp</text:p>
          </table:table-cell>
          <table:table-cell office:value-type="float" office:value="404.12"/>
          <table:table-cell office:value-type="float" office:value="392.589"/>
          <table:table-cell office:value-type="float" office:value="7694.0"/>
          <table:table-cell office:value-type="float" office:value="202.0"/>
          <table:table-cell office:value-type="float" office:value="7531.0"/>
          <table:table-cell office:value-type="float" office:value="0.0"/>
          <table:table-cell office:value-type="float" office:value="417.08"/>
          <table:table-cell office:value-type="float" office:value="407.44"/>
          <table:table-cell office:value-type="float" office:value="9284.0"/>
          <table:table-cell office:value-type="float" office:value="181.0"/>
          <table:table-cell office:value-type="float" office:value="7528.0"/>
          <table:table-cell office:value-type="float" office:value="0.0"/>
          <table:table-cell office:value-type="float" office:value="408.23"/>
          <table:table-cell office:value-type="float" office:value="398.326"/>
          <table:table-cell office:value-type="float" office:value="7694.0"/>
          <table:table-cell office:value-type="float" office:value="202.0"/>
          <table:table-cell office:value-type="float" office:value="7528.0"/>
          <table:table-cell office:value-type="float" office:value="0.0"/>
          <table:table-cell office:value-type="float" office:value="398.62"/>
          <table:table-cell office:value-type="float" office:value="388.621"/>
          <table:table-cell office:value-type="float" office:value="9284.0"/>
          <table:table-cell office:value-type="float" office:value="181.0"/>
          <table:table-cell office:value-type="float" office:value="7534.0"/>
          <table:table-cell office:value-type="float" office:value="0.0"/>
          <table:table-cell office:value-type="float" office:value="395.08"/>
          <table:table-cell office:value-type="float" office:value="385.165"/>
          <table:table-cell office:value-type="float" office:value="7694.0"/>
          <table:table-cell office:value-type="float" office:value="202.0"/>
          <table:table-cell office:value-type="float" office:value="7531.0"/>
          <table:table-cell office:value-type="float" office:value="0.0"/>
          <table:table-cell office:value-type="float" office:value="411.71"/>
          <table:table-cell office:value-type="float" office:value="401.493"/>
          <table:table-cell office:value-type="float" office:value="9284.0"/>
          <table:table-cell office:value-type="float" office:value="181.0"/>
          <table:table-cell office:value-type="float" office:value="7529.0"/>
          <table:table-cell office:value-type="float" office:value="0.0"/>
          <table:table-cell office:value-type="float" office:value="422.97"/>
          <table:table-cell office:value-type="float" office:value="413.313"/>
          <table:table-cell office:value-type="float" office:value="7694.0"/>
          <table:table-cell office:value-type="float" office:value="202.0"/>
          <table:table-cell office:value-type="float" office:value="7529.0"/>
          <table:table-cell office:value-type="float" office:value="0.0"/>
          <table:table-cell office:value-type="float" office:value="416.99"/>
          <table:table-cell office:value-type="float" office:value="407.308"/>
          <table:table-cell office:value-type="float" office:value="9284.0"/>
          <table:table-cell office:value-type="float" office:value="181.0"/>
          <table:table-cell office:value-type="float" office:value="7534.0"/>
          <table:table-cell office:value-type="float" office:value="0.0"/>
          <table:table-cell office:value-type="float" office:value="399.79"/>
          <table:table-cell office:value-type="float" office:value="389.887"/>
          <table:table-cell office:value-type="float" office:value="7694.0"/>
          <table:table-cell office:value-type="float" office:value="202.0"/>
          <table:table-cell office:value-type="float" office:value="7530.0"/>
          <table:table-cell office:value-type="float" office:value="0.0"/>
          <table:table-cell office:value-type="float" office:value="397.37"/>
          <table:table-cell office:value-type="float" office:value="387.319"/>
          <table:table-cell office:value-type="float" office:value="9284.0"/>
          <table:table-cell office:value-type="float" office:value="181.0"/>
          <table:table-cell office:value-type="float" office:value="7529.0"/>
          <table:table-cell office:value-type="float" office:value="0.0"/>
          <table:table-cell office:value-type="float" office:value="405.04"/>
          <table:table-cell office:value-type="float" office:value="394.068"/>
          <table:table-cell office:value-type="float" office:value="7694.0"/>
          <table:table-cell office:value-type="float" office:value="202.0"/>
          <table:table-cell office:value-type="float" office:value="7531.0"/>
          <table:table-cell office:value-type="float" office:value="0.0"/>
          <table:table-cell office:value-type="float" office:value="395.59"/>
          <table:table-cell office:value-type="float" office:value="386.019"/>
          <table:table-cell office:value-type="float" office:value="9284.0"/>
          <table:table-cell office:value-type="float" office:value="181.0"/>
          <table:table-cell office:value-type="float" office:value="7532.0"/>
          <table:table-cell office:value-type="float" office:value="0.0"/>
          <table:table-cell table:formula="of:=MIN([.$B118];[.$H118];[.$N118];[.$T118];[.$Z118];[.$AF118];[.$AL118];[.$AR118];[.$AX118];[.$BD118];[.$BJ118];[.$BP118])" office:value-type="float"/>
          <table:table-cell table:formula="of:=MIN([.$C118];[.$I118];[.$O118];[.$U118];[.$AA118];[.$AG118];[.$AM118];[.$AS118];[.$AY118];[.$BE118];[.$BK118];[.$BQ118])" office:value-type="float"/>
          <table:table-cell table:formula="of:=MIN([.$D118];[.$J118];[.$P118];[.$V118];[.$AB118];[.$AH118];[.$AN118];[.$AT118];[.$AZ118];[.$BF118];[.$BL118];[.$BR118])" office:value-type="float"/>
          <table:table-cell table:formula="of:=MIN([.$E118];[.$K118];[.$Q118];[.$W118];[.$AC118];[.$AI118];[.$AO118];[.$AU118];[.$BA118];[.$BG118];[.$BM118];[.$BS118])" office:value-type="float"/>
          <table:table-cell table:formula="of:=MIN([.$F118];[.$L118];[.$R118];[.$X118];[.$AD118];[.$AJ118];[.$AP118];[.$AV118];[.$BB118];[.$BH118];[.$BN118];[.$BT118])" office:value-type="float"/>
          <table:table-cell table:formula="of:=MIN([.$G118];[.$M118];[.$S118];[.$Y118];[.$AE118];[.$AK118];[.$AQ118];[.$AW118];[.$BC118];[.$BI118];[.$BO118];[.$BU118])" office:value-type="float"/>
          <table:table-cell table:formula="of:=MEDIAN([.$B118];[.$H118];[.$N118];[.$T118];[.$Z118];[.$AF118];[.$AL118];[.$AR118];[.$AX118];[.$BD118];[.$BJ118];[.$BP118])" office:value-type="float"/>
          <table:table-cell table:formula="of:=MEDIAN([.$C118];[.$I118];[.$O118];[.$U118];[.$AA118];[.$AG118];[.$AM118];[.$AS118];[.$AY118];[.$BE118];[.$BK118];[.$BQ118])" office:value-type="float"/>
          <table:table-cell table:formula="of:=MEDIAN([.$D118];[.$J118];[.$P118];[.$V118];[.$AB118];[.$AH118];[.$AN118];[.$AT118];[.$AZ118];[.$BF118];[.$BL118];[.$BR118])" office:value-type="float"/>
          <table:table-cell table:formula="of:=MEDIAN([.$E118];[.$K118];[.$Q118];[.$W118];[.$AC118];[.$AI118];[.$AO118];[.$AU118];[.$BA118];[.$BG118];[.$BM118];[.$BS118])" office:value-type="float"/>
          <table:table-cell table:formula="of:=MEDIAN([.$F118];[.$L118];[.$R118];[.$X118];[.$AD118];[.$AJ118];[.$AP118];[.$AV118];[.$BB118];[.$BH118];[.$BN118];[.$BT118])" office:value-type="float"/>
          <table:table-cell table:formula="of:=MEDIAN([.$G118];[.$M118];[.$S118];[.$Y118];[.$AE118];[.$AK118];[.$AQ118];[.$AW118];[.$BC118];[.$BI118];[.$BO118];[.$BU118])" office:value-type="float"/>
          <table:table-cell table:formula="of:=MAX([.$B118];[.$H118];[.$N118];[.$T118];[.$Z118];[.$AF118];[.$AL118];[.$AR118];[.$AX118];[.$BD118];[.$BJ118];[.$BP118])" office:value-type="float"/>
          <table:table-cell table:formula="of:=MAX([.$C118];[.$I118];[.$O118];[.$U118];[.$AA118];[.$AG118];[.$AM118];[.$AS118];[.$AY118];[.$BE118];[.$BK118];[.$BQ118])" office:value-type="float"/>
          <table:table-cell table:formula="of:=MAX([.$D118];[.$J118];[.$P118];[.$V118];[.$AB118];[.$AH118];[.$AN118];[.$AT118];[.$AZ118];[.$BF118];[.$BL118];[.$BR118])" office:value-type="float"/>
          <table:table-cell table:formula="of:=MAX([.$E118];[.$K118];[.$Q118];[.$W118];[.$AC118];[.$AI118];[.$AO118];[.$AU118];[.$BA118];[.$BG118];[.$BM118];[.$BS118])" office:value-type="float"/>
          <table:table-cell table:formula="of:=MAX([.$F118];[.$L118];[.$R118];[.$X118];[.$AD118];[.$AJ118];[.$AP118];[.$AV118];[.$BB118];[.$BH118];[.$BN118];[.$BT118])" office:value-type="float"/>
          <table:table-cell table:formula="of:=MAX([.$G118];[.$M118];[.$S118];[.$Y118];[.$AE118];[.$AK118];[.$AQ118];[.$AW118];[.$BC118];[.$BI118];[.$BO118];[.$BU118])" office:value-type="float"/>
        </table:table-row>
        <table:table-row table:style-name="ro1">
          <table:table-cell office:value-type="string">
            <text:p>logistics-round-1-strips/instances/instance-3.lp</text:p>
          </table:table-cell>
          <table:table-cell office:value-type="float" office:value="21.82"/>
          <table:table-cell office:value-type="float" office:value="21.209"/>
          <table:table-cell office:value-type="float" office:value="839.0"/>
          <table:table-cell office:value-type="float" office:value="84.0"/>
          <table:table-cell office:value-type="float" office:value="463.0"/>
          <table:table-cell office:value-type="float" office:value="0.0"/>
          <table:table-cell office:value-type="float" office:value="22.29"/>
          <table:table-cell office:value-type="float" office:value="21.748"/>
          <table:table-cell office:value-type="float" office:value="2121.0"/>
          <table:table-cell office:value-type="float" office:value="67.0"/>
          <table:table-cell office:value-type="float" office:value="464.0"/>
          <table:table-cell office:value-type="float" office:value="0.0"/>
          <table:table-cell office:value-type="float" office:value="22.93"/>
          <table:table-cell office:value-type="float" office:value="22.34"/>
          <table:table-cell office:value-type="float" office:value="839.0"/>
          <table:table-cell office:value-type="float" office:value="84.0"/>
          <table:table-cell office:value-type="float" office:value="464.0"/>
          <table:table-cell office:value-type="float" office:value="0.0"/>
          <table:table-cell office:value-type="float" office:value="21.62"/>
          <table:table-cell office:value-type="float" office:value="21.037"/>
          <table:table-cell office:value-type="float" office:value="2121.0"/>
          <table:table-cell office:value-type="float" office:value="67.0"/>
          <table:table-cell office:value-type="float" office:value="464.0"/>
          <table:table-cell office:value-type="float" office:value="0.0"/>
          <table:table-cell office:value-type="float" office:value="21.72"/>
          <table:table-cell office:value-type="float" office:value="21.023"/>
          <table:table-cell office:value-type="float" office:value="839.0"/>
          <table:table-cell office:value-type="float" office:value="84.0"/>
          <table:table-cell office:value-type="float" office:value="464.0"/>
          <table:table-cell office:value-type="float" office:value="0.0"/>
          <table:table-cell office:value-type="float" office:value="21.45"/>
          <table:table-cell office:value-type="float" office:value="20.869"/>
          <table:table-cell office:value-type="float" office:value="2121.0"/>
          <table:table-cell office:value-type="float" office:value="67.0"/>
          <table:table-cell office:value-type="float" office:value="471.0"/>
          <table:table-cell office:value-type="float" office:value="0.0"/>
          <table:table-cell office:value-type="float" office:value="22.66"/>
          <table:table-cell office:value-type="float" office:value="22.076"/>
          <table:table-cell office:value-type="float" office:value="839.0"/>
          <table:table-cell office:value-type="float" office:value="84.0"/>
          <table:table-cell office:value-type="float" office:value="472.0"/>
          <table:table-cell office:value-type="float" office:value="0.0"/>
          <table:table-cell office:value-type="float" office:value="22.29"/>
          <table:table-cell office:value-type="float" office:value="21.702"/>
          <table:table-cell office:value-type="float" office:value="2121.0"/>
          <table:table-cell office:value-type="float" office:value="67.0"/>
          <table:table-cell office:value-type="float" office:value="471.0"/>
          <table:table-cell office:value-type="float" office:value="0.0"/>
          <table:table-cell office:value-type="float" office:value="21.82"/>
          <table:table-cell office:value-type="float" office:value="21.224"/>
          <table:table-cell office:value-type="float" office:value="839.0"/>
          <table:table-cell office:value-type="float" office:value="84.0"/>
          <table:table-cell office:value-type="float" office:value="461.0"/>
          <table:table-cell office:value-type="float" office:value="0.0"/>
          <table:table-cell office:value-type="float" office:value="21.52"/>
          <table:table-cell office:value-type="float" office:value="20.943"/>
          <table:table-cell office:value-type="float" office:value="2121.0"/>
          <table:table-cell office:value-type="float" office:value="67.0"/>
          <table:table-cell office:value-type="float" office:value="464.0"/>
          <table:table-cell office:value-type="float" office:value="0.0"/>
          <table:table-cell office:value-type="float" office:value="22.84"/>
          <table:table-cell office:value-type="float" office:value="22.285"/>
          <table:table-cell office:value-type="float" office:value="839.0"/>
          <table:table-cell office:value-type="float" office:value="84.0"/>
          <table:table-cell office:value-type="float" office:value="473.0"/>
          <table:table-cell office:value-type="float" office:value="0.0"/>
          <table:table-cell office:value-type="float" office:value="21.73"/>
          <table:table-cell office:value-type="float" office:value="21.141"/>
          <table:table-cell office:value-type="float" office:value="2121.0"/>
          <table:table-cell office:value-type="float" office:value="67.0"/>
          <table:table-cell office:value-type="float" office:value="462.0"/>
          <table:table-cell office:value-type="float" office:value="0.0"/>
          <table:table-cell table:formula="of:=MIN([.$B119];[.$H119];[.$N119];[.$T119];[.$Z119];[.$AF119];[.$AL119];[.$AR119];[.$AX119];[.$BD119];[.$BJ119];[.$BP119])" office:value-type="float"/>
          <table:table-cell table:formula="of:=MIN([.$C119];[.$I119];[.$O119];[.$U119];[.$AA119];[.$AG119];[.$AM119];[.$AS119];[.$AY119];[.$BE119];[.$BK119];[.$BQ119])" office:value-type="float"/>
          <table:table-cell table:formula="of:=MIN([.$D119];[.$J119];[.$P119];[.$V119];[.$AB119];[.$AH119];[.$AN119];[.$AT119];[.$AZ119];[.$BF119];[.$BL119];[.$BR119])" office:value-type="float"/>
          <table:table-cell table:formula="of:=MIN([.$E119];[.$K119];[.$Q119];[.$W119];[.$AC119];[.$AI119];[.$AO119];[.$AU119];[.$BA119];[.$BG119];[.$BM119];[.$BS119])" office:value-type="float"/>
          <table:table-cell table:formula="of:=MIN([.$F119];[.$L119];[.$R119];[.$X119];[.$AD119];[.$AJ119];[.$AP119];[.$AV119];[.$BB119];[.$BH119];[.$BN119];[.$BT119])" office:value-type="float"/>
          <table:table-cell table:formula="of:=MIN([.$G119];[.$M119];[.$S119];[.$Y119];[.$AE119];[.$AK119];[.$AQ119];[.$AW119];[.$BC119];[.$BI119];[.$BO119];[.$BU119])" office:value-type="float"/>
          <table:table-cell table:formula="of:=MEDIAN([.$B119];[.$H119];[.$N119];[.$T119];[.$Z119];[.$AF119];[.$AL119];[.$AR119];[.$AX119];[.$BD119];[.$BJ119];[.$BP119])" office:value-type="float"/>
          <table:table-cell table:formula="of:=MEDIAN([.$C119];[.$I119];[.$O119];[.$U119];[.$AA119];[.$AG119];[.$AM119];[.$AS119];[.$AY119];[.$BE119];[.$BK119];[.$BQ119])" office:value-type="float"/>
          <table:table-cell table:formula="of:=MEDIAN([.$D119];[.$J119];[.$P119];[.$V119];[.$AB119];[.$AH119];[.$AN119];[.$AT119];[.$AZ119];[.$BF119];[.$BL119];[.$BR119])" office:value-type="float"/>
          <table:table-cell table:formula="of:=MEDIAN([.$E119];[.$K119];[.$Q119];[.$W119];[.$AC119];[.$AI119];[.$AO119];[.$AU119];[.$BA119];[.$BG119];[.$BM119];[.$BS119])" office:value-type="float"/>
          <table:table-cell table:formula="of:=MEDIAN([.$F119];[.$L119];[.$R119];[.$X119];[.$AD119];[.$AJ119];[.$AP119];[.$AV119];[.$BB119];[.$BH119];[.$BN119];[.$BT119])" office:value-type="float"/>
          <table:table-cell table:formula="of:=MEDIAN([.$G119];[.$M119];[.$S119];[.$Y119];[.$AE119];[.$AK119];[.$AQ119];[.$AW119];[.$BC119];[.$BI119];[.$BO119];[.$BU119])" office:value-type="float"/>
          <table:table-cell table:formula="of:=MAX([.$B119];[.$H119];[.$N119];[.$T119];[.$Z119];[.$AF119];[.$AL119];[.$AR119];[.$AX119];[.$BD119];[.$BJ119];[.$BP119])" office:value-type="float"/>
          <table:table-cell table:formula="of:=MAX([.$C119];[.$I119];[.$O119];[.$U119];[.$AA119];[.$AG119];[.$AM119];[.$AS119];[.$AY119];[.$BE119];[.$BK119];[.$BQ119])" office:value-type="float"/>
          <table:table-cell table:formula="of:=MAX([.$D119];[.$J119];[.$P119];[.$V119];[.$AB119];[.$AH119];[.$AN119];[.$AT119];[.$AZ119];[.$BF119];[.$BL119];[.$BR119])" office:value-type="float"/>
          <table:table-cell table:formula="of:=MAX([.$E119];[.$K119];[.$Q119];[.$W119];[.$AC119];[.$AI119];[.$AO119];[.$AU119];[.$BA119];[.$BG119];[.$BM119];[.$BS119])" office:value-type="float"/>
          <table:table-cell table:formula="of:=MAX([.$F119];[.$L119];[.$R119];[.$X119];[.$AD119];[.$AJ119];[.$AP119];[.$AV119];[.$BB119];[.$BH119];[.$BN119];[.$BT119])" office:value-type="float"/>
          <table:table-cell table:formula="of:=MAX([.$G119];[.$M119];[.$S119];[.$Y119];[.$AE119];[.$AK119];[.$AQ119];[.$AW119];[.$BC119];[.$BI119];[.$BO119];[.$BU119])" office:value-type="float"/>
        </table:table-row>
        <table:table-row table:style-name="ro1">
          <table:table-cell office:value-type="string">
            <text:p>logistics-round-1-strips/instances/instance-4.lp</text:p>
          </table:table-cell>
          <table:table-cell office:value-type="float" office:value="39.15"/>
          <table:table-cell office:value-type="float" office:value="38.152"/>
          <table:table-cell office:value-type="float" office:value="2816.0"/>
          <table:table-cell office:value-type="float" office:value="152.0"/>
          <table:table-cell office:value-type="float" office:value="825.0"/>
          <table:table-cell office:value-type="float" office:value="0.0"/>
          <table:table-cell office:value-type="float" office:value="40.15"/>
          <table:table-cell office:value-type="float" office:value="39.254"/>
          <table:table-cell office:value-type="float" office:value="3897.0"/>
          <table:table-cell office:value-type="float" office:value="84.0"/>
          <table:table-cell office:value-type="float" office:value="827.0"/>
          <table:table-cell office:value-type="float" office:value="0.0"/>
          <table:table-cell office:value-type="float" office:value="39.84"/>
          <table:table-cell office:value-type="float" office:value="38.869"/>
          <table:table-cell office:value-type="float" office:value="2816.0"/>
          <table:table-cell office:value-type="float" office:value="152.0"/>
          <table:table-cell office:value-type="float" office:value="825.0"/>
          <table:table-cell office:value-type="float" office:value="0.0"/>
          <table:table-cell office:value-type="float" office:value="40.18"/>
          <table:table-cell office:value-type="float" office:value="39.209"/>
          <table:table-cell office:value-type="float" office:value="3897.0"/>
          <table:table-cell office:value-type="float" office:value="84.0"/>
          <table:table-cell office:value-type="float" office:value="830.0"/>
          <table:table-cell office:value-type="float" office:value="0.0"/>
          <table:table-cell office:value-type="float" office:value="39.46"/>
          <table:table-cell office:value-type="float" office:value="38.382"/>
          <table:table-cell office:value-type="float" office:value="2816.0"/>
          <table:table-cell office:value-type="float" office:value="152.0"/>
          <table:table-cell office:value-type="float" office:value="827.0"/>
          <table:table-cell office:value-type="float" office:value="0.0"/>
          <table:table-cell office:value-type="float" office:value="39.45"/>
          <table:table-cell office:value-type="float" office:value="38.463"/>
          <table:table-cell office:value-type="float" office:value="3897.0"/>
          <table:table-cell office:value-type="float" office:value="84.0"/>
          <table:table-cell office:value-type="float" office:value="830.0"/>
          <table:table-cell office:value-type="float" office:value="0.0"/>
          <table:table-cell office:value-type="float" office:value="38.36"/>
          <table:table-cell office:value-type="float" office:value="37.46"/>
          <table:table-cell office:value-type="float" office:value="2816.0"/>
          <table:table-cell office:value-type="float" office:value="152.0"/>
          <table:table-cell office:value-type="float" office:value="825.0"/>
          <table:table-cell office:value-type="float" office:value="0.0"/>
          <table:table-cell office:value-type="float" office:value="38.8"/>
          <table:table-cell office:value-type="float" office:value="37.834"/>
          <table:table-cell office:value-type="float" office:value="3897.0"/>
          <table:table-cell office:value-type="float" office:value="84.0"/>
          <table:table-cell office:value-type="float" office:value="826.0"/>
          <table:table-cell office:value-type="float" office:value="0.0"/>
          <table:table-cell office:value-type="float" office:value="38.53"/>
          <table:table-cell office:value-type="float" office:value="37.638"/>
          <table:table-cell office:value-type="float" office:value="2816.0"/>
          <table:table-cell office:value-type="float" office:value="152.0"/>
          <table:table-cell office:value-type="float" office:value="826.0"/>
          <table:table-cell office:value-type="float" office:value="0.0"/>
          <table:table-cell office:value-type="float" office:value="39.1"/>
          <table:table-cell office:value-type="float" office:value="38.098"/>
          <table:table-cell office:value-type="float" office:value="3897.0"/>
          <table:table-cell office:value-type="float" office:value="84.0"/>
          <table:table-cell office:value-type="float" office:value="827.0"/>
          <table:table-cell office:value-type="float" office:value="0.0"/>
          <table:table-cell office:value-type="float" office:value="38.37"/>
          <table:table-cell office:value-type="float" office:value="37.436"/>
          <table:table-cell office:value-type="float" office:value="2816.0"/>
          <table:table-cell office:value-type="float" office:value="152.0"/>
          <table:table-cell office:value-type="float" office:value="826.0"/>
          <table:table-cell office:value-type="float" office:value="0.0"/>
          <table:table-cell office:value-type="float" office:value="39.19"/>
          <table:table-cell office:value-type="float" office:value="38.251"/>
          <table:table-cell office:value-type="float" office:value="3897.0"/>
          <table:table-cell office:value-type="float" office:value="84.0"/>
          <table:table-cell office:value-type="float" office:value="826.0"/>
          <table:table-cell office:value-type="float" office:value="0.0"/>
          <table:table-cell table:formula="of:=MIN([.$B120];[.$H120];[.$N120];[.$T120];[.$Z120];[.$AF120];[.$AL120];[.$AR120];[.$AX120];[.$BD120];[.$BJ120];[.$BP120])" office:value-type="float"/>
          <table:table-cell table:formula="of:=MIN([.$C120];[.$I120];[.$O120];[.$U120];[.$AA120];[.$AG120];[.$AM120];[.$AS120];[.$AY120];[.$BE120];[.$BK120];[.$BQ120])" office:value-type="float"/>
          <table:table-cell table:formula="of:=MIN([.$D120];[.$J120];[.$P120];[.$V120];[.$AB120];[.$AH120];[.$AN120];[.$AT120];[.$AZ120];[.$BF120];[.$BL120];[.$BR120])" office:value-type="float"/>
          <table:table-cell table:formula="of:=MIN([.$E120];[.$K120];[.$Q120];[.$W120];[.$AC120];[.$AI120];[.$AO120];[.$AU120];[.$BA120];[.$BG120];[.$BM120];[.$BS120])" office:value-type="float"/>
          <table:table-cell table:formula="of:=MIN([.$F120];[.$L120];[.$R120];[.$X120];[.$AD120];[.$AJ120];[.$AP120];[.$AV120];[.$BB120];[.$BH120];[.$BN120];[.$BT120])" office:value-type="float"/>
          <table:table-cell table:formula="of:=MIN([.$G120];[.$M120];[.$S120];[.$Y120];[.$AE120];[.$AK120];[.$AQ120];[.$AW120];[.$BC120];[.$BI120];[.$BO120];[.$BU120])" office:value-type="float"/>
          <table:table-cell table:formula="of:=MEDIAN([.$B120];[.$H120];[.$N120];[.$T120];[.$Z120];[.$AF120];[.$AL120];[.$AR120];[.$AX120];[.$BD120];[.$BJ120];[.$BP120])" office:value-type="float"/>
          <table:table-cell table:formula="of:=MEDIAN([.$C120];[.$I120];[.$O120];[.$U120];[.$AA120];[.$AG120];[.$AM120];[.$AS120];[.$AY120];[.$BE120];[.$BK120];[.$BQ120])" office:value-type="float"/>
          <table:table-cell table:formula="of:=MEDIAN([.$D120];[.$J120];[.$P120];[.$V120];[.$AB120];[.$AH120];[.$AN120];[.$AT120];[.$AZ120];[.$BF120];[.$BL120];[.$BR120])" office:value-type="float"/>
          <table:table-cell table:formula="of:=MEDIAN([.$E120];[.$K120];[.$Q120];[.$W120];[.$AC120];[.$AI120];[.$AO120];[.$AU120];[.$BA120];[.$BG120];[.$BM120];[.$BS120])" office:value-type="float"/>
          <table:table-cell table:formula="of:=MEDIAN([.$F120];[.$L120];[.$R120];[.$X120];[.$AD120];[.$AJ120];[.$AP120];[.$AV120];[.$BB120];[.$BH120];[.$BN120];[.$BT120])" office:value-type="float"/>
          <table:table-cell table:formula="of:=MEDIAN([.$G120];[.$M120];[.$S120];[.$Y120];[.$AE120];[.$AK120];[.$AQ120];[.$AW120];[.$BC120];[.$BI120];[.$BO120];[.$BU120])" office:value-type="float"/>
          <table:table-cell table:formula="of:=MAX([.$B120];[.$H120];[.$N120];[.$T120];[.$Z120];[.$AF120];[.$AL120];[.$AR120];[.$AX120];[.$BD120];[.$BJ120];[.$BP120])" office:value-type="float"/>
          <table:table-cell table:formula="of:=MAX([.$C120];[.$I120];[.$O120];[.$U120];[.$AA120];[.$AG120];[.$AM120];[.$AS120];[.$AY120];[.$BE120];[.$BK120];[.$BQ120])" office:value-type="float"/>
          <table:table-cell table:formula="of:=MAX([.$D120];[.$J120];[.$P120];[.$V120];[.$AB120];[.$AH120];[.$AN120];[.$AT120];[.$AZ120];[.$BF120];[.$BL120];[.$BR120])" office:value-type="float"/>
          <table:table-cell table:formula="of:=MAX([.$E120];[.$K120];[.$Q120];[.$W120];[.$AC120];[.$AI120];[.$AO120];[.$AU120];[.$BA120];[.$BG120];[.$BM120];[.$BS120])" office:value-type="float"/>
          <table:table-cell table:formula="of:=MAX([.$F120];[.$L120];[.$R120];[.$X120];[.$AD120];[.$AJ120];[.$AP120];[.$AV120];[.$BB120];[.$BH120];[.$BN120];[.$BT120])" office:value-type="float"/>
          <table:table-cell table:formula="of:=MAX([.$G120];[.$M120];[.$S120];[.$Y120];[.$AE120];[.$AK120];[.$AQ120];[.$AW120];[.$BC120];[.$BI120];[.$BO120];[.$BU120])" office:value-type="float"/>
        </table:table-row>
        <table:table-row table:style-name="ro1">
          <table:table-cell office:value-type="string">
            <text:p>logistics-round-1-strips/instances/instance-6.lp</text:p>
          </table:table-cell>
          <table:table-cell office:value-type="float" office:value="51.6"/>
          <table:table-cell office:value-type="float" office:value="50.03"/>
          <table:table-cell office:value-type="float" office:value="2990.0"/>
          <table:table-cell office:value-type="float" office:value="195.0"/>
          <table:table-cell office:value-type="float" office:value="1131.0"/>
          <table:table-cell office:value-type="float" office:value="0.0"/>
          <table:table-cell office:value-type="float" office:value="52.78"/>
          <table:table-cell office:value-type="float" office:value="51.207"/>
          <table:table-cell office:value-type="float" office:value="5593.0"/>
          <table:table-cell office:value-type="float" office:value="280.0"/>
          <table:table-cell office:value-type="float" office:value="1136.0"/>
          <table:table-cell office:value-type="float" office:value="0.0"/>
          <table:table-cell office:value-type="float" office:value="51.64"/>
          <table:table-cell office:value-type="float" office:value="50.122"/>
          <table:table-cell office:value-type="float" office:value="4196.0"/>
          <table:table-cell office:value-type="float" office:value="448.0"/>
          <table:table-cell office:value-type="float" office:value="1134.0"/>
          <table:table-cell office:value-type="float" office:value="27.0"/>
          <table:table-cell office:value-type="float" office:value="53.04"/>
          <table:table-cell office:value-type="float" office:value="51.416"/>
          <table:table-cell office:value-type="float" office:value="8227.0"/>
          <table:table-cell office:value-type="float" office:value="522.0"/>
          <table:table-cell office:value-type="float" office:value="1137.0"/>
          <table:table-cell office:value-type="float" office:value="30.0"/>
          <table:table-cell office:value-type="float" office:value="51.51"/>
          <table:table-cell office:value-type="float" office:value="49.871"/>
          <table:table-cell office:value-type="float" office:value="4196.0"/>
          <table:table-cell office:value-type="float" office:value="448.0"/>
          <table:table-cell office:value-type="float" office:value="1132.0"/>
          <table:table-cell office:value-type="float" office:value="27.0"/>
          <table:table-cell office:value-type="float" office:value="53.75"/>
          <table:table-cell office:value-type="float" office:value="52.123"/>
          <table:table-cell office:value-type="float" office:value="8227.0"/>
          <table:table-cell office:value-type="float" office:value="522.0"/>
          <table:table-cell office:value-type="float" office:value="1135.0"/>
          <table:table-cell office:value-type="float" office:value="30.0"/>
          <table:table-cell office:value-type="float" office:value="52.09"/>
          <table:table-cell office:value-type="float" office:value="50.535"/>
          <table:table-cell office:value-type="float" office:value="4196.0"/>
          <table:table-cell office:value-type="float" office:value="448.0"/>
          <table:table-cell office:value-type="float" office:value="1132.0"/>
          <table:table-cell office:value-type="float" office:value="27.0"/>
          <table:table-cell office:value-type="float" office:value="55.82"/>
          <table:table-cell office:value-type="float" office:value="54.133"/>
          <table:table-cell office:value-type="float" office:value="8227.0"/>
          <table:table-cell office:value-type="float" office:value="522.0"/>
          <table:table-cell office:value-type="float" office:value="1136.0"/>
          <table:table-cell office:value-type="float" office:value="30.0"/>
          <table:table-cell office:value-type="float" office:value="52.47"/>
          <table:table-cell office:value-type="float" office:value="50.899"/>
          <table:table-cell office:value-type="float" office:value="5714.0"/>
          <table:table-cell office:value-type="float" office:value="777.0"/>
          <table:table-cell office:value-type="float" office:value="1133.0"/>
          <table:table-cell office:value-type="float" office:value="18.0"/>
          <table:table-cell office:value-type="float" office:value="52.31"/>
          <table:table-cell office:value-type="float" office:value="50.704"/>
          <table:table-cell office:value-type="float" office:value="8063.0"/>
          <table:table-cell office:value-type="float" office:value="404.0"/>
          <table:table-cell office:value-type="float" office:value="1134.0"/>
          <table:table-cell office:value-type="float" office:value="26.0"/>
          <table:table-cell office:value-type="float" office:value="52.24"/>
          <table:table-cell office:value-type="float" office:value="50.662"/>
          <table:table-cell office:value-type="float" office:value="4196.0"/>
          <table:table-cell office:value-type="float" office:value="448.0"/>
          <table:table-cell office:value-type="float" office:value="1132.0"/>
          <table:table-cell office:value-type="float" office:value="27.0"/>
          <table:table-cell office:value-type="float" office:value="53.65"/>
          <table:table-cell office:value-type="float" office:value="52.004"/>
          <table:table-cell office:value-type="float" office:value="8227.0"/>
          <table:table-cell office:value-type="float" office:value="522.0"/>
          <table:table-cell office:value-type="float" office:value="1136.0"/>
          <table:table-cell office:value-type="float" office:value="30.0"/>
          <table:table-cell table:formula="of:=MIN([.$B121];[.$H121];[.$N121];[.$T121];[.$Z121];[.$AF121];[.$AL121];[.$AR121];[.$AX121];[.$BD121];[.$BJ121];[.$BP121])" office:value-type="float"/>
          <table:table-cell table:formula="of:=MIN([.$C121];[.$I121];[.$O121];[.$U121];[.$AA121];[.$AG121];[.$AM121];[.$AS121];[.$AY121];[.$BE121];[.$BK121];[.$BQ121])" office:value-type="float"/>
          <table:table-cell table:formula="of:=MIN([.$D121];[.$J121];[.$P121];[.$V121];[.$AB121];[.$AH121];[.$AN121];[.$AT121];[.$AZ121];[.$BF121];[.$BL121];[.$BR121])" office:value-type="float"/>
          <table:table-cell table:formula="of:=MIN([.$E121];[.$K121];[.$Q121];[.$W121];[.$AC121];[.$AI121];[.$AO121];[.$AU121];[.$BA121];[.$BG121];[.$BM121];[.$BS121])" office:value-type="float"/>
          <table:table-cell table:formula="of:=MIN([.$F121];[.$L121];[.$R121];[.$X121];[.$AD121];[.$AJ121];[.$AP121];[.$AV121];[.$BB121];[.$BH121];[.$BN121];[.$BT121])" office:value-type="float"/>
          <table:table-cell table:formula="of:=MIN([.$G121];[.$M121];[.$S121];[.$Y121];[.$AE121];[.$AK121];[.$AQ121];[.$AW121];[.$BC121];[.$BI121];[.$BO121];[.$BU121])" office:value-type="float"/>
          <table:table-cell table:formula="of:=MEDIAN([.$B121];[.$H121];[.$N121];[.$T121];[.$Z121];[.$AF121];[.$AL121];[.$AR121];[.$AX121];[.$BD121];[.$BJ121];[.$BP121])" office:value-type="float"/>
          <table:table-cell table:formula="of:=MEDIAN([.$C121];[.$I121];[.$O121];[.$U121];[.$AA121];[.$AG121];[.$AM121];[.$AS121];[.$AY121];[.$BE121];[.$BK121];[.$BQ121])" office:value-type="float"/>
          <table:table-cell table:formula="of:=MEDIAN([.$D121];[.$J121];[.$P121];[.$V121];[.$AB121];[.$AH121];[.$AN121];[.$AT121];[.$AZ121];[.$BF121];[.$BL121];[.$BR121])" office:value-type="float"/>
          <table:table-cell table:formula="of:=MEDIAN([.$E121];[.$K121];[.$Q121];[.$W121];[.$AC121];[.$AI121];[.$AO121];[.$AU121];[.$BA121];[.$BG121];[.$BM121];[.$BS121])" office:value-type="float"/>
          <table:table-cell table:formula="of:=MEDIAN([.$F121];[.$L121];[.$R121];[.$X121];[.$AD121];[.$AJ121];[.$AP121];[.$AV121];[.$BB121];[.$BH121];[.$BN121];[.$BT121])" office:value-type="float"/>
          <table:table-cell table:formula="of:=MEDIAN([.$G121];[.$M121];[.$S121];[.$Y121];[.$AE121];[.$AK121];[.$AQ121];[.$AW121];[.$BC121];[.$BI121];[.$BO121];[.$BU121])" office:value-type="float"/>
          <table:table-cell table:formula="of:=MAX([.$B121];[.$H121];[.$N121];[.$T121];[.$Z121];[.$AF121];[.$AL121];[.$AR121];[.$AX121];[.$BD121];[.$BJ121];[.$BP121])" office:value-type="float"/>
          <table:table-cell table:formula="of:=MAX([.$C121];[.$I121];[.$O121];[.$U121];[.$AA121];[.$AG121];[.$AM121];[.$AS121];[.$AY121];[.$BE121];[.$BK121];[.$BQ121])" office:value-type="float"/>
          <table:table-cell table:formula="of:=MAX([.$D121];[.$J121];[.$P121];[.$V121];[.$AB121];[.$AH121];[.$AN121];[.$AT121];[.$AZ121];[.$BF121];[.$BL121];[.$BR121])" office:value-type="float"/>
          <table:table-cell table:formula="of:=MAX([.$E121];[.$K121];[.$Q121];[.$W121];[.$AC121];[.$AI121];[.$AO121];[.$AU121];[.$BA121];[.$BG121];[.$BM121];[.$BS121])" office:value-type="float"/>
          <table:table-cell table:formula="of:=MAX([.$F121];[.$L121];[.$R121];[.$X121];[.$AD121];[.$AJ121];[.$AP121];[.$AV121];[.$BB121];[.$BH121];[.$BN121];[.$BT121])" office:value-type="float"/>
          <table:table-cell table:formula="of:=MAX([.$G121];[.$M121];[.$S121];[.$Y121];[.$AE121];[.$AK121];[.$AQ121];[.$AW121];[.$BC121];[.$BI121];[.$BO121];[.$BU121])" office:value-type="float"/>
        </table:table-row>
        <table:table-row table:style-name="ro1">
          <table:table-cell office:value-type="string">
            <text:p>logistics-round-1-strips/instances/instance-7.lp</text:p>
          </table:table-cell>
          <table:table-cell office:value-type="float" office:value="13.98"/>
          <table:table-cell office:value-type="float" office:value="13.569"/>
          <table:table-cell office:value-type="float" office:value="1157.0"/>
          <table:table-cell office:value-type="float" office:value="84.0"/>
          <table:table-cell office:value-type="float" office:value="307.0"/>
          <table:table-cell office:value-type="float" office:value="0.0"/>
          <table:table-cell office:value-type="float" office:value="14.04"/>
          <table:table-cell office:value-type="float" office:value="13.669"/>
          <table:table-cell office:value-type="float" office:value="1552.0"/>
          <table:table-cell office:value-type="float" office:value="53.0"/>
          <table:table-cell office:value-type="float" office:value="308.0"/>
          <table:table-cell office:value-type="float" office:value="0.0"/>
          <table:table-cell office:value-type="float" office:value="13.94"/>
          <table:table-cell office:value-type="float" office:value="13.532"/>
          <table:table-cell office:value-type="float" office:value="1157.0"/>
          <table:table-cell office:value-type="float" office:value="84.0"/>
          <table:table-cell office:value-type="float" office:value="311.0"/>
          <table:table-cell office:value-type="float" office:value="0.0"/>
          <table:table-cell office:value-type="float" office:value="14.1"/>
          <table:table-cell office:value-type="float" office:value="13.692"/>
          <table:table-cell office:value-type="float" office:value="1552.0"/>
          <table:table-cell office:value-type="float" office:value="53.0"/>
          <table:table-cell office:value-type="float" office:value="306.0"/>
          <table:table-cell office:value-type="float" office:value="0.0"/>
          <table:table-cell office:value-type="float" office:value="14.12"/>
          <table:table-cell office:value-type="float" office:value="13.701"/>
          <table:table-cell office:value-type="float" office:value="1157.0"/>
          <table:table-cell office:value-type="float" office:value="84.0"/>
          <table:table-cell office:value-type="float" office:value="305.0"/>
          <table:table-cell office:value-type="float" office:value="0.0"/>
          <table:table-cell office:value-type="float" office:value="13.91"/>
          <table:table-cell office:value-type="float" office:value="13.548"/>
          <table:table-cell office:value-type="float" office:value="1552.0"/>
          <table:table-cell office:value-type="float" office:value="53.0"/>
          <table:table-cell office:value-type="float" office:value="313.0"/>
          <table:table-cell office:value-type="float" office:value="0.0"/>
          <table:table-cell office:value-type="float" office:value="14.12"/>
          <table:table-cell office:value-type="float" office:value="13.697"/>
          <table:table-cell office:value-type="float" office:value="1157.0"/>
          <table:table-cell office:value-type="float" office:value="84.0"/>
          <table:table-cell office:value-type="float" office:value="305.0"/>
          <table:table-cell office:value-type="float" office:value="0.0"/>
          <table:table-cell office:value-type="float" office:value="13.7"/>
          <table:table-cell office:value-type="float" office:value="13.334"/>
          <table:table-cell office:value-type="float" office:value="1552.0"/>
          <table:table-cell office:value-type="float" office:value="53.0"/>
          <table:table-cell office:value-type="float" office:value="312.0"/>
          <table:table-cell office:value-type="float" office:value="0.0"/>
          <table:table-cell office:value-type="float" office:value="13.9"/>
          <table:table-cell office:value-type="float" office:value="13.48"/>
          <table:table-cell office:value-type="float" office:value="1157.0"/>
          <table:table-cell office:value-type="float" office:value="84.0"/>
          <table:table-cell office:value-type="float" office:value="304.0"/>
          <table:table-cell office:value-type="float" office:value="0.0"/>
          <table:table-cell office:value-type="float" office:value="14.42"/>
          <table:table-cell office:value-type="float" office:value="14.0"/>
          <table:table-cell office:value-type="float" office:value="1552.0"/>
          <table:table-cell office:value-type="float" office:value="53.0"/>
          <table:table-cell office:value-type="float" office:value="304.0"/>
          <table:table-cell office:value-type="float" office:value="0.0"/>
          <table:table-cell office:value-type="float" office:value="13.72"/>
          <table:table-cell office:value-type="float" office:value="13.339"/>
          <table:table-cell office:value-type="float" office:value="1157.0"/>
          <table:table-cell office:value-type="float" office:value="84.0"/>
          <table:table-cell office:value-type="float" office:value="311.0"/>
          <table:table-cell office:value-type="float" office:value="0.0"/>
          <table:table-cell office:value-type="float" office:value="13.88"/>
          <table:table-cell office:value-type="float" office:value="13.467"/>
          <table:table-cell office:value-type="float" office:value="1552.0"/>
          <table:table-cell office:value-type="float" office:value="53.0"/>
          <table:table-cell office:value-type="float" office:value="306.0"/>
          <table:table-cell office:value-type="float" office:value="0.0"/>
          <table:table-cell table:formula="of:=MIN([.$B122];[.$H122];[.$N122];[.$T122];[.$Z122];[.$AF122];[.$AL122];[.$AR122];[.$AX122];[.$BD122];[.$BJ122];[.$BP122])" office:value-type="float"/>
          <table:table-cell table:formula="of:=MIN([.$C122];[.$I122];[.$O122];[.$U122];[.$AA122];[.$AG122];[.$AM122];[.$AS122];[.$AY122];[.$BE122];[.$BK122];[.$BQ122])" office:value-type="float"/>
          <table:table-cell table:formula="of:=MIN([.$D122];[.$J122];[.$P122];[.$V122];[.$AB122];[.$AH122];[.$AN122];[.$AT122];[.$AZ122];[.$BF122];[.$BL122];[.$BR122])" office:value-type="float"/>
          <table:table-cell table:formula="of:=MIN([.$E122];[.$K122];[.$Q122];[.$W122];[.$AC122];[.$AI122];[.$AO122];[.$AU122];[.$BA122];[.$BG122];[.$BM122];[.$BS122])" office:value-type="float"/>
          <table:table-cell table:formula="of:=MIN([.$F122];[.$L122];[.$R122];[.$X122];[.$AD122];[.$AJ122];[.$AP122];[.$AV122];[.$BB122];[.$BH122];[.$BN122];[.$BT122])" office:value-type="float"/>
          <table:table-cell table:formula="of:=MIN([.$G122];[.$M122];[.$S122];[.$Y122];[.$AE122];[.$AK122];[.$AQ122];[.$AW122];[.$BC122];[.$BI122];[.$BO122];[.$BU122])" office:value-type="float"/>
          <table:table-cell table:formula="of:=MEDIAN([.$B122];[.$H122];[.$N122];[.$T122];[.$Z122];[.$AF122];[.$AL122];[.$AR122];[.$AX122];[.$BD122];[.$BJ122];[.$BP122])" office:value-type="float"/>
          <table:table-cell table:formula="of:=MEDIAN([.$C122];[.$I122];[.$O122];[.$U122];[.$AA122];[.$AG122];[.$AM122];[.$AS122];[.$AY122];[.$BE122];[.$BK122];[.$BQ122])" office:value-type="float"/>
          <table:table-cell table:formula="of:=MEDIAN([.$D122];[.$J122];[.$P122];[.$V122];[.$AB122];[.$AH122];[.$AN122];[.$AT122];[.$AZ122];[.$BF122];[.$BL122];[.$BR122])" office:value-type="float"/>
          <table:table-cell table:formula="of:=MEDIAN([.$E122];[.$K122];[.$Q122];[.$W122];[.$AC122];[.$AI122];[.$AO122];[.$AU122];[.$BA122];[.$BG122];[.$BM122];[.$BS122])" office:value-type="float"/>
          <table:table-cell table:formula="of:=MEDIAN([.$F122];[.$L122];[.$R122];[.$X122];[.$AD122];[.$AJ122];[.$AP122];[.$AV122];[.$BB122];[.$BH122];[.$BN122];[.$BT122])" office:value-type="float"/>
          <table:table-cell table:formula="of:=MEDIAN([.$G122];[.$M122];[.$S122];[.$Y122];[.$AE122];[.$AK122];[.$AQ122];[.$AW122];[.$BC122];[.$BI122];[.$BO122];[.$BU122])" office:value-type="float"/>
          <table:table-cell table:formula="of:=MAX([.$B122];[.$H122];[.$N122];[.$T122];[.$Z122];[.$AF122];[.$AL122];[.$AR122];[.$AX122];[.$BD122];[.$BJ122];[.$BP122])" office:value-type="float"/>
          <table:table-cell table:formula="of:=MAX([.$C122];[.$I122];[.$O122];[.$U122];[.$AA122];[.$AG122];[.$AM122];[.$AS122];[.$AY122];[.$BE122];[.$BK122];[.$BQ122])" office:value-type="float"/>
          <table:table-cell table:formula="of:=MAX([.$D122];[.$J122];[.$P122];[.$V122];[.$AB122];[.$AH122];[.$AN122];[.$AT122];[.$AZ122];[.$BF122];[.$BL122];[.$BR122])" office:value-type="float"/>
          <table:table-cell table:formula="of:=MAX([.$E122];[.$K122];[.$Q122];[.$W122];[.$AC122];[.$AI122];[.$AO122];[.$AU122];[.$BA122];[.$BG122];[.$BM122];[.$BS122])" office:value-type="float"/>
          <table:table-cell table:formula="of:=MAX([.$F122];[.$L122];[.$R122];[.$X122];[.$AD122];[.$AJ122];[.$AP122];[.$AV122];[.$BB122];[.$BH122];[.$BN122];[.$BT122])" office:value-type="float"/>
          <table:table-cell table:formula="of:=MAX([.$G122];[.$M122];[.$S122];[.$Y122];[.$AE122];[.$AK122];[.$AQ122];[.$AW122];[.$BC122];[.$BI122];[.$BO122];[.$BU122])" office:value-type="float"/>
        </table:table-row>
        <table:table-row table:style-name="ro1">
          <table:table-cell office:value-type="string">
            <text:p>logistics-round-1-strips/instances/instance-8.lp</text:p>
          </table:table-cell>
          <table:table-cell office:value-type="float" office:value="66.79"/>
          <table:table-cell office:value-type="float" office:value="65.206"/>
          <table:table-cell office:value-type="float" office:value="3997.0"/>
          <table:table-cell office:value-type="float" office:value="292.0"/>
          <table:table-cell office:value-type="float" office:value="1351.0"/>
          <table:table-cell office:value-type="float" office:value="0.0"/>
          <table:table-cell office:value-type="float" office:value="67.19"/>
          <table:table-cell office:value-type="float" office:value="65.581"/>
          <table:table-cell office:value-type="float" office:value="1781.0"/>
          <table:table-cell office:value-type="float" office:value="65.0"/>
          <table:table-cell office:value-type="float" office:value="1348.0"/>
          <table:table-cell office:value-type="float" office:value="0.0"/>
          <table:table-cell office:value-type="float" office:value="67.02"/>
          <table:table-cell office:value-type="float" office:value="65.321"/>
          <table:table-cell office:value-type="float" office:value="3997.0"/>
          <table:table-cell office:value-type="float" office:value="292.0"/>
          <table:table-cell office:value-type="float" office:value="1348.0"/>
          <table:table-cell office:value-type="float" office:value="0.0"/>
          <table:table-cell office:value-type="float" office:value="66.68"/>
          <table:table-cell office:value-type="float" office:value="64.846"/>
          <table:table-cell office:value-type="float" office:value="1781.0"/>
          <table:table-cell office:value-type="float" office:value="65.0"/>
          <table:table-cell office:value-type="float" office:value="1349.0"/>
          <table:table-cell office:value-type="float" office:value="0.0"/>
          <table:table-cell office:value-type="float" office:value="65.35"/>
          <table:table-cell office:value-type="float" office:value="63.654"/>
          <table:table-cell office:value-type="float" office:value="3997.0"/>
          <table:table-cell office:value-type="float" office:value="292.0"/>
          <table:table-cell office:value-type="float" office:value="1349.0"/>
          <table:table-cell office:value-type="float" office:value="0.0"/>
          <table:table-cell office:value-type="float" office:value="65.58"/>
          <table:table-cell office:value-type="float" office:value="64.081"/>
          <table:table-cell office:value-type="float" office:value="1781.0"/>
          <table:table-cell office:value-type="float" office:value="65.0"/>
          <table:table-cell office:value-type="float" office:value="1351.0"/>
          <table:table-cell office:value-type="float" office:value="0.0"/>
          <table:table-cell office:value-type="float" office:value="65.27"/>
          <table:table-cell office:value-type="float" office:value="63.597"/>
          <table:table-cell office:value-type="float" office:value="3997.0"/>
          <table:table-cell office:value-type="float" office:value="292.0"/>
          <table:table-cell office:value-type="float" office:value="1348.0"/>
          <table:table-cell office:value-type="float" office:value="0.0"/>
          <table:table-cell office:value-type="float" office:value="65.82"/>
          <table:table-cell office:value-type="float" office:value="64.127"/>
          <table:table-cell office:value-type="float" office:value="1781.0"/>
          <table:table-cell office:value-type="float" office:value="65.0"/>
          <table:table-cell office:value-type="float" office:value="1351.0"/>
          <table:table-cell office:value-type="float" office:value="0.0"/>
          <table:table-cell office:value-type="float" office:value="65.69"/>
          <table:table-cell office:value-type="float" office:value="64.115"/>
          <table:table-cell office:value-type="float" office:value="3997.0"/>
          <table:table-cell office:value-type="float" office:value="292.0"/>
          <table:table-cell office:value-type="float" office:value="1350.0"/>
          <table:table-cell office:value-type="float" office:value="0.0"/>
          <table:table-cell office:value-type="float" office:value="65.63"/>
          <table:table-cell office:value-type="float" office:value="64.043"/>
          <table:table-cell office:value-type="float" office:value="1781.0"/>
          <table:table-cell office:value-type="float" office:value="65.0"/>
          <table:table-cell office:value-type="float" office:value="1348.0"/>
          <table:table-cell office:value-type="float" office:value="0.0"/>
          <table:table-cell office:value-type="float" office:value="65.27"/>
          <table:table-cell office:value-type="float" office:value="63.649"/>
          <table:table-cell office:value-type="float" office:value="3997.0"/>
          <table:table-cell office:value-type="float" office:value="292.0"/>
          <table:table-cell office:value-type="float" office:value="1348.0"/>
          <table:table-cell office:value-type="float" office:value="0.0"/>
          <table:table-cell office:value-type="float" office:value="64.92"/>
          <table:table-cell office:value-type="float" office:value="63.131"/>
          <table:table-cell office:value-type="float" office:value="1781.0"/>
          <table:table-cell office:value-type="float" office:value="65.0"/>
          <table:table-cell office:value-type="float" office:value="1348.0"/>
          <table:table-cell office:value-type="float" office:value="0.0"/>
          <table:table-cell table:formula="of:=MIN([.$B123];[.$H123];[.$N123];[.$T123];[.$Z123];[.$AF123];[.$AL123];[.$AR123];[.$AX123];[.$BD123];[.$BJ123];[.$BP123])" office:value-type="float"/>
          <table:table-cell table:formula="of:=MIN([.$C123];[.$I123];[.$O123];[.$U123];[.$AA123];[.$AG123];[.$AM123];[.$AS123];[.$AY123];[.$BE123];[.$BK123];[.$BQ123])" office:value-type="float"/>
          <table:table-cell table:formula="of:=MIN([.$D123];[.$J123];[.$P123];[.$V123];[.$AB123];[.$AH123];[.$AN123];[.$AT123];[.$AZ123];[.$BF123];[.$BL123];[.$BR123])" office:value-type="float"/>
          <table:table-cell table:formula="of:=MIN([.$E123];[.$K123];[.$Q123];[.$W123];[.$AC123];[.$AI123];[.$AO123];[.$AU123];[.$BA123];[.$BG123];[.$BM123];[.$BS123])" office:value-type="float"/>
          <table:table-cell table:formula="of:=MIN([.$F123];[.$L123];[.$R123];[.$X123];[.$AD123];[.$AJ123];[.$AP123];[.$AV123];[.$BB123];[.$BH123];[.$BN123];[.$BT123])" office:value-type="float"/>
          <table:table-cell table:formula="of:=MIN([.$G123];[.$M123];[.$S123];[.$Y123];[.$AE123];[.$AK123];[.$AQ123];[.$AW123];[.$BC123];[.$BI123];[.$BO123];[.$BU123])" office:value-type="float"/>
          <table:table-cell table:formula="of:=MEDIAN([.$B123];[.$H123];[.$N123];[.$T123];[.$Z123];[.$AF123];[.$AL123];[.$AR123];[.$AX123];[.$BD123];[.$BJ123];[.$BP123])" office:value-type="float"/>
          <table:table-cell table:formula="of:=MEDIAN([.$C123];[.$I123];[.$O123];[.$U123];[.$AA123];[.$AG123];[.$AM123];[.$AS123];[.$AY123];[.$BE123];[.$BK123];[.$BQ123])" office:value-type="float"/>
          <table:table-cell table:formula="of:=MEDIAN([.$D123];[.$J123];[.$P123];[.$V123];[.$AB123];[.$AH123];[.$AN123];[.$AT123];[.$AZ123];[.$BF123];[.$BL123];[.$BR123])" office:value-type="float"/>
          <table:table-cell table:formula="of:=MEDIAN([.$E123];[.$K123];[.$Q123];[.$W123];[.$AC123];[.$AI123];[.$AO123];[.$AU123];[.$BA123];[.$BG123];[.$BM123];[.$BS123])" office:value-type="float"/>
          <table:table-cell table:formula="of:=MEDIAN([.$F123];[.$L123];[.$R123];[.$X123];[.$AD123];[.$AJ123];[.$AP123];[.$AV123];[.$BB123];[.$BH123];[.$BN123];[.$BT123])" office:value-type="float"/>
          <table:table-cell table:formula="of:=MEDIAN([.$G123];[.$M123];[.$S123];[.$Y123];[.$AE123];[.$AK123];[.$AQ123];[.$AW123];[.$BC123];[.$BI123];[.$BO123];[.$BU123])" office:value-type="float"/>
          <table:table-cell table:formula="of:=MAX([.$B123];[.$H123];[.$N123];[.$T123];[.$Z123];[.$AF123];[.$AL123];[.$AR123];[.$AX123];[.$BD123];[.$BJ123];[.$BP123])" office:value-type="float"/>
          <table:table-cell table:formula="of:=MAX([.$C123];[.$I123];[.$O123];[.$U123];[.$AA123];[.$AG123];[.$AM123];[.$AS123];[.$AY123];[.$BE123];[.$BK123];[.$BQ123])" office:value-type="float"/>
          <table:table-cell table:formula="of:=MAX([.$D123];[.$J123];[.$P123];[.$V123];[.$AB123];[.$AH123];[.$AN123];[.$AT123];[.$AZ123];[.$BF123];[.$BL123];[.$BR123])" office:value-type="float"/>
          <table:table-cell table:formula="of:=MAX([.$E123];[.$K123];[.$Q123];[.$W123];[.$AC123];[.$AI123];[.$AO123];[.$AU123];[.$BA123];[.$BG123];[.$BM123];[.$BS123])" office:value-type="float"/>
          <table:table-cell table:formula="of:=MAX([.$F123];[.$L123];[.$R123];[.$X123];[.$AD123];[.$AJ123];[.$AP123];[.$AV123];[.$BB123];[.$BH123];[.$BN123];[.$BT123])" office:value-type="float"/>
          <table:table-cell table:formula="of:=MAX([.$G123];[.$M123];[.$S123];[.$Y123];[.$AE123];[.$AK123];[.$AQ123];[.$AW123];[.$BC123];[.$BI123];[.$BO123];[.$BU123])" office:value-type="float"/>
        </table:table-row>
        <table:table-row table:style-name="ro1">
          <table:table-cell office:value-type="string">
            <text:p>logistics-round-1-strips/instances/instance-9.lp</text:p>
          </table:table-cell>
          <table:table-cell office:value-type="float" office:value="89.75"/>
          <table:table-cell office:value-type="float" office:value="87.195"/>
          <table:table-cell office:value-type="float" office:value="11428.0"/>
          <table:table-cell office:value-type="float" office:value="1254.0"/>
          <table:table-cell office:value-type="float" office:value="1801.0"/>
          <table:table-cell office:value-type="float" office:value="0.0"/>
          <table:table-cell office:value-type="float" office:value="91.65"/>
          <table:table-cell office:value-type="float" office:value="89.231"/>
          <table:table-cell office:value-type="float" office:value="12097.0"/>
          <table:table-cell office:value-type="float" office:value="460.0"/>
          <table:table-cell office:value-type="float" office:value="1804.0"/>
          <table:table-cell office:value-type="float" office:value="0.0"/>
          <table:table-cell office:value-type="float" office:value="90.04"/>
          <table:table-cell office:value-type="float" office:value="87.32"/>
          <table:table-cell office:value-type="float" office:value="11649.0"/>
          <table:table-cell office:value-type="float" office:value="1235.0"/>
          <table:table-cell office:value-type="float" office:value="1806.0"/>
          <table:table-cell office:value-type="float" office:value="254.0"/>
          <table:table-cell office:value-type="float" office:value="89.96"/>
          <table:table-cell office:value-type="float" office:value="87.118"/>
          <table:table-cell office:value-type="float" office:value="10777.0"/>
          <table:table-cell office:value-type="float" office:value="447.0"/>
          <table:table-cell office:value-type="float" office:value="1808.0"/>
          <table:table-cell office:value-type="float" office:value="163.0"/>
          <table:table-cell office:value-type="float" office:value="88.73"/>
          <table:table-cell office:value-type="float" office:value="85.856"/>
          <table:table-cell office:value-type="float" office:value="11649.0"/>
          <table:table-cell office:value-type="float" office:value="1235.0"/>
          <table:table-cell office:value-type="float" office:value="1808.0"/>
          <table:table-cell office:value-type="float" office:value="254.0"/>
          <table:table-cell office:value-type="float" office:value="89.05"/>
          <table:table-cell office:value-type="float" office:value="86.174"/>
          <table:table-cell office:value-type="float" office:value="10777.0"/>
          <table:table-cell office:value-type="float" office:value="447.0"/>
          <table:table-cell office:value-type="float" office:value="1806.0"/>
          <table:table-cell office:value-type="float" office:value="163.0"/>
          <table:table-cell office:value-type="float" office:value="89.34"/>
          <table:table-cell office:value-type="float" office:value="86.832"/>
          <table:table-cell office:value-type="float" office:value="6674.0"/>
          <table:table-cell office:value-type="float" office:value="1162.0"/>
          <table:table-cell office:value-type="float" office:value="1804.0"/>
          <table:table-cell office:value-type="float" office:value="193.0"/>
          <table:table-cell office:value-type="float" office:value="87.86"/>
          <table:table-cell office:value-type="float" office:value="85.212"/>
          <table:table-cell office:value-type="float" office:value="10777.0"/>
          <table:table-cell office:value-type="float" office:value="447.0"/>
          <table:table-cell office:value-type="float" office:value="1804.0"/>
          <table:table-cell office:value-type="float" office:value="163.0"/>
          <table:table-cell office:value-type="float" office:value="90.48"/>
          <table:table-cell office:value-type="float" office:value="87.673"/>
          <table:table-cell office:value-type="float" office:value="17696.0"/>
          <table:table-cell office:value-type="float" office:value="1535.0"/>
          <table:table-cell office:value-type="float" office:value="1803.0"/>
          <table:table-cell office:value-type="float" office:value="144.0"/>
          <table:table-cell office:value-type="float" office:value="89.32"/>
          <table:table-cell office:value-type="float" office:value="86.578"/>
          <table:table-cell office:value-type="float" office:value="11307.0"/>
          <table:table-cell office:value-type="float" office:value="451.0"/>
          <table:table-cell office:value-type="float" office:value="1806.0"/>
          <table:table-cell office:value-type="float" office:value="145.0"/>
          <table:table-cell office:value-type="float" office:value="89.49"/>
          <table:table-cell office:value-type="float" office:value="86.551"/>
          <table:table-cell office:value-type="float" office:value="12377.0"/>
          <table:table-cell office:value-type="float" office:value="1280.0"/>
          <table:table-cell office:value-type="float" office:value="1806.0"/>
          <table:table-cell office:value-type="float" office:value="225.0"/>
          <table:table-cell office:value-type="float" office:value="89.85"/>
          <table:table-cell office:value-type="float" office:value="87.353"/>
          <table:table-cell office:value-type="float" office:value="10777.0"/>
          <table:table-cell office:value-type="float" office:value="447.0"/>
          <table:table-cell office:value-type="float" office:value="1803.0"/>
          <table:table-cell office:value-type="float" office:value="160.0"/>
          <table:table-cell table:formula="of:=MIN([.$B124];[.$H124];[.$N124];[.$T124];[.$Z124];[.$AF124];[.$AL124];[.$AR124];[.$AX124];[.$BD124];[.$BJ124];[.$BP124])" office:value-type="float"/>
          <table:table-cell table:formula="of:=MIN([.$C124];[.$I124];[.$O124];[.$U124];[.$AA124];[.$AG124];[.$AM124];[.$AS124];[.$AY124];[.$BE124];[.$BK124];[.$BQ124])" office:value-type="float"/>
          <table:table-cell table:formula="of:=MIN([.$D124];[.$J124];[.$P124];[.$V124];[.$AB124];[.$AH124];[.$AN124];[.$AT124];[.$AZ124];[.$BF124];[.$BL124];[.$BR124])" office:value-type="float"/>
          <table:table-cell table:formula="of:=MIN([.$E124];[.$K124];[.$Q124];[.$W124];[.$AC124];[.$AI124];[.$AO124];[.$AU124];[.$BA124];[.$BG124];[.$BM124];[.$BS124])" office:value-type="float"/>
          <table:table-cell table:formula="of:=MIN([.$F124];[.$L124];[.$R124];[.$X124];[.$AD124];[.$AJ124];[.$AP124];[.$AV124];[.$BB124];[.$BH124];[.$BN124];[.$BT124])" office:value-type="float"/>
          <table:table-cell table:formula="of:=MIN([.$G124];[.$M124];[.$S124];[.$Y124];[.$AE124];[.$AK124];[.$AQ124];[.$AW124];[.$BC124];[.$BI124];[.$BO124];[.$BU124])" office:value-type="float"/>
          <table:table-cell table:formula="of:=MEDIAN([.$B124];[.$H124];[.$N124];[.$T124];[.$Z124];[.$AF124];[.$AL124];[.$AR124];[.$AX124];[.$BD124];[.$BJ124];[.$BP124])" office:value-type="float"/>
          <table:table-cell table:formula="of:=MEDIAN([.$C124];[.$I124];[.$O124];[.$U124];[.$AA124];[.$AG124];[.$AM124];[.$AS124];[.$AY124];[.$BE124];[.$BK124];[.$BQ124])" office:value-type="float"/>
          <table:table-cell table:formula="of:=MEDIAN([.$D124];[.$J124];[.$P124];[.$V124];[.$AB124];[.$AH124];[.$AN124];[.$AT124];[.$AZ124];[.$BF124];[.$BL124];[.$BR124])" office:value-type="float"/>
          <table:table-cell table:formula="of:=MEDIAN([.$E124];[.$K124];[.$Q124];[.$W124];[.$AC124];[.$AI124];[.$AO124];[.$AU124];[.$BA124];[.$BG124];[.$BM124];[.$BS124])" office:value-type="float"/>
          <table:table-cell table:formula="of:=MEDIAN([.$F124];[.$L124];[.$R124];[.$X124];[.$AD124];[.$AJ124];[.$AP124];[.$AV124];[.$BB124];[.$BH124];[.$BN124];[.$BT124])" office:value-type="float"/>
          <table:table-cell table:formula="of:=MEDIAN([.$G124];[.$M124];[.$S124];[.$Y124];[.$AE124];[.$AK124];[.$AQ124];[.$AW124];[.$BC124];[.$BI124];[.$BO124];[.$BU124])" office:value-type="float"/>
          <table:table-cell table:formula="of:=MAX([.$B124];[.$H124];[.$N124];[.$T124];[.$Z124];[.$AF124];[.$AL124];[.$AR124];[.$AX124];[.$BD124];[.$BJ124];[.$BP124])" office:value-type="float"/>
          <table:table-cell table:formula="of:=MAX([.$C124];[.$I124];[.$O124];[.$U124];[.$AA124];[.$AG124];[.$AM124];[.$AS124];[.$AY124];[.$BE124];[.$BK124];[.$BQ124])" office:value-type="float"/>
          <table:table-cell table:formula="of:=MAX([.$D124];[.$J124];[.$P124];[.$V124];[.$AB124];[.$AH124];[.$AN124];[.$AT124];[.$AZ124];[.$BF124];[.$BL124];[.$BR124])" office:value-type="float"/>
          <table:table-cell table:formula="of:=MAX([.$E124];[.$K124];[.$Q124];[.$W124];[.$AC124];[.$AI124];[.$AO124];[.$AU124];[.$BA124];[.$BG124];[.$BM124];[.$BS124])" office:value-type="float"/>
          <table:table-cell table:formula="of:=MAX([.$F124];[.$L124];[.$R124];[.$X124];[.$AD124];[.$AJ124];[.$AP124];[.$AV124];[.$BB124];[.$BH124];[.$BN124];[.$BT124])" office:value-type="float"/>
          <table:table-cell table:formula="of:=MAX([.$G124];[.$M124];[.$S124];[.$Y124];[.$AE124];[.$AK124];[.$AQ124];[.$AW124];[.$BC124];[.$BI124];[.$BO124];[.$BU124])" office:value-type="float"/>
        </table:table-row>
        <table:table-row table:style-name="ro1">
          <table:table-cell office:value-type="string">
            <text:p>mystery-round-1-strips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5.0"/>
          <table:table-cell office:value-type="float" office:value="0.0"/>
          <table:table-cell table:formula="of:=MIN([.$B125];[.$H125];[.$N125];[.$T125];[.$Z125];[.$AF125];[.$AL125];[.$AR125];[.$AX125];[.$BD125];[.$BJ125];[.$BP125])" office:value-type="float"/>
          <table:table-cell table:formula="of:=MIN([.$C125];[.$I125];[.$O125];[.$U125];[.$AA125];[.$AG125];[.$AM125];[.$AS125];[.$AY125];[.$BE125];[.$BK125];[.$BQ125])" office:value-type="float"/>
          <table:table-cell table:formula="of:=MIN([.$D125];[.$J125];[.$P125];[.$V125];[.$AB125];[.$AH125];[.$AN125];[.$AT125];[.$AZ125];[.$BF125];[.$BL125];[.$BR125])" office:value-type="float"/>
          <table:table-cell table:formula="of:=MIN([.$E125];[.$K125];[.$Q125];[.$W125];[.$AC125];[.$AI125];[.$AO125];[.$AU125];[.$BA125];[.$BG125];[.$BM125];[.$BS125])" office:value-type="float"/>
          <table:table-cell table:formula="of:=MIN([.$F125];[.$L125];[.$R125];[.$X125];[.$AD125];[.$AJ125];[.$AP125];[.$AV125];[.$BB125];[.$BH125];[.$BN125];[.$BT125])" office:value-type="float"/>
          <table:table-cell table:formula="of:=MIN([.$G125];[.$M125];[.$S125];[.$Y125];[.$AE125];[.$AK125];[.$AQ125];[.$AW125];[.$BC125];[.$BI125];[.$BO125];[.$BU125])" office:value-type="float"/>
          <table:table-cell table:formula="of:=MEDIAN([.$B125];[.$H125];[.$N125];[.$T125];[.$Z125];[.$AF125];[.$AL125];[.$AR125];[.$AX125];[.$BD125];[.$BJ125];[.$BP125])" office:value-type="float"/>
          <table:table-cell table:formula="of:=MEDIAN([.$C125];[.$I125];[.$O125];[.$U125];[.$AA125];[.$AG125];[.$AM125];[.$AS125];[.$AY125];[.$BE125];[.$BK125];[.$BQ125])" office:value-type="float"/>
          <table:table-cell table:formula="of:=MEDIAN([.$D125];[.$J125];[.$P125];[.$V125];[.$AB125];[.$AH125];[.$AN125];[.$AT125];[.$AZ125];[.$BF125];[.$BL125];[.$BR125])" office:value-type="float"/>
          <table:table-cell table:formula="of:=MEDIAN([.$E125];[.$K125];[.$Q125];[.$W125];[.$AC125];[.$AI125];[.$AO125];[.$AU125];[.$BA125];[.$BG125];[.$BM125];[.$BS125])" office:value-type="float"/>
          <table:table-cell table:formula="of:=MEDIAN([.$F125];[.$L125];[.$R125];[.$X125];[.$AD125];[.$AJ125];[.$AP125];[.$AV125];[.$BB125];[.$BH125];[.$BN125];[.$BT125])" office:value-type="float"/>
          <table:table-cell table:formula="of:=MEDIAN([.$G125];[.$M125];[.$S125];[.$Y125];[.$AE125];[.$AK125];[.$AQ125];[.$AW125];[.$BC125];[.$BI125];[.$BO125];[.$BU125])" office:value-type="float"/>
          <table:table-cell table:formula="of:=MAX([.$B125];[.$H125];[.$N125];[.$T125];[.$Z125];[.$AF125];[.$AL125];[.$AR125];[.$AX125];[.$BD125];[.$BJ125];[.$BP125])" office:value-type="float"/>
          <table:table-cell table:formula="of:=MAX([.$C125];[.$I125];[.$O125];[.$U125];[.$AA125];[.$AG125];[.$AM125];[.$AS125];[.$AY125];[.$BE125];[.$BK125];[.$BQ125])" office:value-type="float"/>
          <table:table-cell table:formula="of:=MAX([.$D125];[.$J125];[.$P125];[.$V125];[.$AB125];[.$AH125];[.$AN125];[.$AT125];[.$AZ125];[.$BF125];[.$BL125];[.$BR125])" office:value-type="float"/>
          <table:table-cell table:formula="of:=MAX([.$E125];[.$K125];[.$Q125];[.$W125];[.$AC125];[.$AI125];[.$AO125];[.$AU125];[.$BA125];[.$BG125];[.$BM125];[.$BS125])" office:value-type="float"/>
          <table:table-cell table:formula="of:=MAX([.$F125];[.$L125];[.$R125];[.$X125];[.$AD125];[.$AJ125];[.$AP125];[.$AV125];[.$BB125];[.$BH125];[.$BN125];[.$BT125])" office:value-type="float"/>
          <table:table-cell table:formula="of:=MAX([.$G125];[.$M125];[.$S125];[.$Y125];[.$AE125];[.$AK125];[.$AQ125];[.$AW125];[.$BC125];[.$BI125];[.$BO125];[.$BU125])" office:value-type="float"/>
        </table:table-row>
        <table:table-row table:style-name="ro1">
          <table:table-cell office:value-type="string">
            <text:p>mystery-round-1-strips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8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5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2.0"/>
          <table:table-cell office:value-type="float" office:value="0.0"/>
          <table:table-cell table:formula="of:=MIN([.$B126];[.$H126];[.$N126];[.$T126];[.$Z126];[.$AF126];[.$AL126];[.$AR126];[.$AX126];[.$BD126];[.$BJ126];[.$BP126])" office:value-type="float"/>
          <table:table-cell table:formula="of:=MIN([.$C126];[.$I126];[.$O126];[.$U126];[.$AA126];[.$AG126];[.$AM126];[.$AS126];[.$AY126];[.$BE126];[.$BK126];[.$BQ126])" office:value-type="float"/>
          <table:table-cell table:formula="of:=MIN([.$D126];[.$J126];[.$P126];[.$V126];[.$AB126];[.$AH126];[.$AN126];[.$AT126];[.$AZ126];[.$BF126];[.$BL126];[.$BR126])" office:value-type="float"/>
          <table:table-cell table:formula="of:=MIN([.$E126];[.$K126];[.$Q126];[.$W126];[.$AC126];[.$AI126];[.$AO126];[.$AU126];[.$BA126];[.$BG126];[.$BM126];[.$BS126])" office:value-type="float"/>
          <table:table-cell table:formula="of:=MIN([.$F126];[.$L126];[.$R126];[.$X126];[.$AD126];[.$AJ126];[.$AP126];[.$AV126];[.$BB126];[.$BH126];[.$BN126];[.$BT126])" office:value-type="float"/>
          <table:table-cell table:formula="of:=MIN([.$G126];[.$M126];[.$S126];[.$Y126];[.$AE126];[.$AK126];[.$AQ126];[.$AW126];[.$BC126];[.$BI126];[.$BO126];[.$BU126])" office:value-type="float"/>
          <table:table-cell table:formula="of:=MEDIAN([.$B126];[.$H126];[.$N126];[.$T126];[.$Z126];[.$AF126];[.$AL126];[.$AR126];[.$AX126];[.$BD126];[.$BJ126];[.$BP126])" office:value-type="float"/>
          <table:table-cell table:formula="of:=MEDIAN([.$C126];[.$I126];[.$O126];[.$U126];[.$AA126];[.$AG126];[.$AM126];[.$AS126];[.$AY126];[.$BE126];[.$BK126];[.$BQ126])" office:value-type="float"/>
          <table:table-cell table:formula="of:=MEDIAN([.$D126];[.$J126];[.$P126];[.$V126];[.$AB126];[.$AH126];[.$AN126];[.$AT126];[.$AZ126];[.$BF126];[.$BL126];[.$BR126])" office:value-type="float"/>
          <table:table-cell table:formula="of:=MEDIAN([.$E126];[.$K126];[.$Q126];[.$W126];[.$AC126];[.$AI126];[.$AO126];[.$AU126];[.$BA126];[.$BG126];[.$BM126];[.$BS126])" office:value-type="float"/>
          <table:table-cell table:formula="of:=MEDIAN([.$F126];[.$L126];[.$R126];[.$X126];[.$AD126];[.$AJ126];[.$AP126];[.$AV126];[.$BB126];[.$BH126];[.$BN126];[.$BT126])" office:value-type="float"/>
          <table:table-cell table:formula="of:=MEDIAN([.$G126];[.$M126];[.$S126];[.$Y126];[.$AE126];[.$AK126];[.$AQ126];[.$AW126];[.$BC126];[.$BI126];[.$BO126];[.$BU126])" office:value-type="float"/>
          <table:table-cell table:formula="of:=MAX([.$B126];[.$H126];[.$N126];[.$T126];[.$Z126];[.$AF126];[.$AL126];[.$AR126];[.$AX126];[.$BD126];[.$BJ126];[.$BP126])" office:value-type="float"/>
          <table:table-cell table:formula="of:=MAX([.$C126];[.$I126];[.$O126];[.$U126];[.$AA126];[.$AG126];[.$AM126];[.$AS126];[.$AY126];[.$BE126];[.$BK126];[.$BQ126])" office:value-type="float"/>
          <table:table-cell table:formula="of:=MAX([.$D126];[.$J126];[.$P126];[.$V126];[.$AB126];[.$AH126];[.$AN126];[.$AT126];[.$AZ126];[.$BF126];[.$BL126];[.$BR126])" office:value-type="float"/>
          <table:table-cell table:formula="of:=MAX([.$E126];[.$K126];[.$Q126];[.$W126];[.$AC126];[.$AI126];[.$AO126];[.$AU126];[.$BA126];[.$BG126];[.$BM126];[.$BS126])" office:value-type="float"/>
          <table:table-cell table:formula="of:=MAX([.$F126];[.$L126];[.$R126];[.$X126];[.$AD126];[.$AJ126];[.$AP126];[.$AV126];[.$BB126];[.$BH126];[.$BN126];[.$BT126])" office:value-type="float"/>
          <table:table-cell table:formula="of:=MAX([.$G126];[.$M126];[.$S126];[.$Y126];[.$AE126];[.$AK126];[.$AQ126];[.$AW126];[.$BC126];[.$BI126];[.$BO126];[.$BU126])" office:value-type="float"/>
        </table:table-row>
        <table:table-row table:style-name="ro1">
          <table:table-cell office:value-type="string">
            <text:p>mystery-round-1-strips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4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9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7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78.0"/>
          <table:table-cell office:value-type="float" office:value="0.0"/>
          <table:table-cell table:formula="of:=MIN([.$B127];[.$H127];[.$N127];[.$T127];[.$Z127];[.$AF127];[.$AL127];[.$AR127];[.$AX127];[.$BD127];[.$BJ127];[.$BP127])" office:value-type="float"/>
          <table:table-cell table:formula="of:=MIN([.$C127];[.$I127];[.$O127];[.$U127];[.$AA127];[.$AG127];[.$AM127];[.$AS127];[.$AY127];[.$BE127];[.$BK127];[.$BQ127])" office:value-type="float"/>
          <table:table-cell table:formula="of:=MIN([.$D127];[.$J127];[.$P127];[.$V127];[.$AB127];[.$AH127];[.$AN127];[.$AT127];[.$AZ127];[.$BF127];[.$BL127];[.$BR127])" office:value-type="float"/>
          <table:table-cell table:formula="of:=MIN([.$E127];[.$K127];[.$Q127];[.$W127];[.$AC127];[.$AI127];[.$AO127];[.$AU127];[.$BA127];[.$BG127];[.$BM127];[.$BS127])" office:value-type="float"/>
          <table:table-cell table:formula="of:=MIN([.$F127];[.$L127];[.$R127];[.$X127];[.$AD127];[.$AJ127];[.$AP127];[.$AV127];[.$BB127];[.$BH127];[.$BN127];[.$BT127])" office:value-type="float"/>
          <table:table-cell table:formula="of:=MIN([.$G127];[.$M127];[.$S127];[.$Y127];[.$AE127];[.$AK127];[.$AQ127];[.$AW127];[.$BC127];[.$BI127];[.$BO127];[.$BU127])" office:value-type="float"/>
          <table:table-cell table:formula="of:=MEDIAN([.$B127];[.$H127];[.$N127];[.$T127];[.$Z127];[.$AF127];[.$AL127];[.$AR127];[.$AX127];[.$BD127];[.$BJ127];[.$BP127])" office:value-type="float"/>
          <table:table-cell table:formula="of:=MEDIAN([.$C127];[.$I127];[.$O127];[.$U127];[.$AA127];[.$AG127];[.$AM127];[.$AS127];[.$AY127];[.$BE127];[.$BK127];[.$BQ127])" office:value-type="float"/>
          <table:table-cell table:formula="of:=MEDIAN([.$D127];[.$J127];[.$P127];[.$V127];[.$AB127];[.$AH127];[.$AN127];[.$AT127];[.$AZ127];[.$BF127];[.$BL127];[.$BR127])" office:value-type="float"/>
          <table:table-cell table:formula="of:=MEDIAN([.$E127];[.$K127];[.$Q127];[.$W127];[.$AC127];[.$AI127];[.$AO127];[.$AU127];[.$BA127];[.$BG127];[.$BM127];[.$BS127])" office:value-type="float"/>
          <table:table-cell table:formula="of:=MEDIAN([.$F127];[.$L127];[.$R127];[.$X127];[.$AD127];[.$AJ127];[.$AP127];[.$AV127];[.$BB127];[.$BH127];[.$BN127];[.$BT127])" office:value-type="float"/>
          <table:table-cell table:formula="of:=MEDIAN([.$G127];[.$M127];[.$S127];[.$Y127];[.$AE127];[.$AK127];[.$AQ127];[.$AW127];[.$BC127];[.$BI127];[.$BO127];[.$BU127])" office:value-type="float"/>
          <table:table-cell table:formula="of:=MAX([.$B127];[.$H127];[.$N127];[.$T127];[.$Z127];[.$AF127];[.$AL127];[.$AR127];[.$AX127];[.$BD127];[.$BJ127];[.$BP127])" office:value-type="float"/>
          <table:table-cell table:formula="of:=MAX([.$C127];[.$I127];[.$O127];[.$U127];[.$AA127];[.$AG127];[.$AM127];[.$AS127];[.$AY127];[.$BE127];[.$BK127];[.$BQ127])" office:value-type="float"/>
          <table:table-cell table:formula="of:=MAX([.$D127];[.$J127];[.$P127];[.$V127];[.$AB127];[.$AH127];[.$AN127];[.$AT127];[.$AZ127];[.$BF127];[.$BL127];[.$BR127])" office:value-type="float"/>
          <table:table-cell table:formula="of:=MAX([.$E127];[.$K127];[.$Q127];[.$W127];[.$AC127];[.$AI127];[.$AO127];[.$AU127];[.$BA127];[.$BG127];[.$BM127];[.$BS127])" office:value-type="float"/>
          <table:table-cell table:formula="of:=MAX([.$F127];[.$L127];[.$R127];[.$X127];[.$AD127];[.$AJ127];[.$AP127];[.$AV127];[.$BB127];[.$BH127];[.$BN127];[.$BT127])" office:value-type="float"/>
          <table:table-cell table:formula="of:=MAX([.$G127];[.$M127];[.$S127];[.$Y127];[.$AE127];[.$AK127];[.$AQ127];[.$AW127];[.$BC127];[.$BI127];[.$BO127];[.$BU127])" office:value-type="float"/>
        </table:table-row>
        <table:table-row table:style-name="ro1">
          <table:table-cell office:value-type="string">
            <text:p>mystery-round-1-strips/instances/instance-17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9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2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3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62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6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48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80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78.0"/>
          <table:table-cell office:value-type="float" office:value="0.0"/>
          <table:table-cell table:formula="of:=MIN([.$B128];[.$H128];[.$N128];[.$T128];[.$Z128];[.$AF128];[.$AL128];[.$AR128];[.$AX128];[.$BD128];[.$BJ128];[.$BP128])" office:value-type="float"/>
          <table:table-cell table:formula="of:=MIN([.$C128];[.$I128];[.$O128];[.$U128];[.$AA128];[.$AG128];[.$AM128];[.$AS128];[.$AY128];[.$BE128];[.$BK128];[.$BQ128])" office:value-type="float"/>
          <table:table-cell table:formula="of:=MIN([.$D128];[.$J128];[.$P128];[.$V128];[.$AB128];[.$AH128];[.$AN128];[.$AT128];[.$AZ128];[.$BF128];[.$BL128];[.$BR128])" office:value-type="float"/>
          <table:table-cell table:formula="of:=MIN([.$E128];[.$K128];[.$Q128];[.$W128];[.$AC128];[.$AI128];[.$AO128];[.$AU128];[.$BA128];[.$BG128];[.$BM128];[.$BS128])" office:value-type="float"/>
          <table:table-cell table:formula="of:=MIN([.$F128];[.$L128];[.$R128];[.$X128];[.$AD128];[.$AJ128];[.$AP128];[.$AV128];[.$BB128];[.$BH128];[.$BN128];[.$BT128])" office:value-type="float"/>
          <table:table-cell table:formula="of:=MIN([.$G128];[.$M128];[.$S128];[.$Y128];[.$AE128];[.$AK128];[.$AQ128];[.$AW128];[.$BC128];[.$BI128];[.$BO128];[.$BU128])" office:value-type="float"/>
          <table:table-cell table:formula="of:=MEDIAN([.$B128];[.$H128];[.$N128];[.$T128];[.$Z128];[.$AF128];[.$AL128];[.$AR128];[.$AX128];[.$BD128];[.$BJ128];[.$BP128])" office:value-type="float"/>
          <table:table-cell table:formula="of:=MEDIAN([.$C128];[.$I128];[.$O128];[.$U128];[.$AA128];[.$AG128];[.$AM128];[.$AS128];[.$AY128];[.$BE128];[.$BK128];[.$BQ128])" office:value-type="float"/>
          <table:table-cell table:formula="of:=MEDIAN([.$D128];[.$J128];[.$P128];[.$V128];[.$AB128];[.$AH128];[.$AN128];[.$AT128];[.$AZ128];[.$BF128];[.$BL128];[.$BR128])" office:value-type="float"/>
          <table:table-cell table:formula="of:=MEDIAN([.$E128];[.$K128];[.$Q128];[.$W128];[.$AC128];[.$AI128];[.$AO128];[.$AU128];[.$BA128];[.$BG128];[.$BM128];[.$BS128])" office:value-type="float"/>
          <table:table-cell table:formula="of:=MEDIAN([.$F128];[.$L128];[.$R128];[.$X128];[.$AD128];[.$AJ128];[.$AP128];[.$AV128];[.$BB128];[.$BH128];[.$BN128];[.$BT128])" office:value-type="float"/>
          <table:table-cell table:formula="of:=MEDIAN([.$G128];[.$M128];[.$S128];[.$Y128];[.$AE128];[.$AK128];[.$AQ128];[.$AW128];[.$BC128];[.$BI128];[.$BO128];[.$BU128])" office:value-type="float"/>
          <table:table-cell table:formula="of:=MAX([.$B128];[.$H128];[.$N128];[.$T128];[.$Z128];[.$AF128];[.$AL128];[.$AR128];[.$AX128];[.$BD128];[.$BJ128];[.$BP128])" office:value-type="float"/>
          <table:table-cell table:formula="of:=MAX([.$C128];[.$I128];[.$O128];[.$U128];[.$AA128];[.$AG128];[.$AM128];[.$AS128];[.$AY128];[.$BE128];[.$BK128];[.$BQ128])" office:value-type="float"/>
          <table:table-cell table:formula="of:=MAX([.$D128];[.$J128];[.$P128];[.$V128];[.$AB128];[.$AH128];[.$AN128];[.$AT128];[.$AZ128];[.$BF128];[.$BL128];[.$BR128])" office:value-type="float"/>
          <table:table-cell table:formula="of:=MAX([.$E128];[.$K128];[.$Q128];[.$W128];[.$AC128];[.$AI128];[.$AO128];[.$AU128];[.$BA128];[.$BG128];[.$BM128];[.$BS128])" office:value-type="float"/>
          <table:table-cell table:formula="of:=MAX([.$F128];[.$L128];[.$R128];[.$X128];[.$AD128];[.$AJ128];[.$AP128];[.$AV128];[.$BB128];[.$BH128];[.$BN128];[.$BT128])" office:value-type="float"/>
          <table:table-cell table:formula="of:=MAX([.$G128];[.$M128];[.$S128];[.$Y128];[.$AE128];[.$AK128];[.$AQ128];[.$AW128];[.$BC128];[.$BI128];[.$BO128];[.$BU128])" office:value-type="float"/>
        </table:table-row>
        <table:table-row table:style-name="ro1">
          <table:table-cell office:value-type="string">
            <text:p>mystery-round-1-strips/instances/instance-19.lp</text:p>
          </table:table-cell>
          <table:table-cell office:value-type="float" office:value="330.72"/>
          <table:table-cell office:value-type="float" office:value="322.754"/>
          <table:table-cell office:value-type="float" office:value="816.0"/>
          <table:table-cell office:value-type="float" office:value="276.0"/>
          <table:table-cell office:value-type="float" office:value="6499.0"/>
          <table:table-cell office:value-type="float" office:value="0.0"/>
          <table:table-cell office:value-type="float" office:value="334.94"/>
          <table:table-cell office:value-type="float" office:value="327.41"/>
          <table:table-cell office:value-type="float" office:value="2785.0"/>
          <table:table-cell office:value-type="float" office:value="422.0"/>
          <table:table-cell office:value-type="float" office:value="6504.0"/>
          <table:table-cell office:value-type="float" office:value="0.0"/>
          <table:table-cell office:value-type="float" office:value="336.65"/>
          <table:table-cell office:value-type="float" office:value="328.626"/>
          <table:table-cell office:value-type="float" office:value="1614.0"/>
          <table:table-cell office:value-type="float" office:value="591.0"/>
          <table:table-cell office:value-type="float" office:value="6502.0"/>
          <table:table-cell office:value-type="float" office:value="17.0"/>
          <table:table-cell office:value-type="float" office:value="348.21"/>
          <table:table-cell office:value-type="float" office:value="340.131"/>
          <table:table-cell office:value-type="float" office:value="421.0"/>
          <table:table-cell office:value-type="float" office:value="49.0"/>
          <table:table-cell office:value-type="float" office:value="6498.0"/>
          <table:table-cell office:value-type="float" office:value="1.0"/>
          <table:table-cell office:value-type="float" office:value="339.34"/>
          <table:table-cell office:value-type="float" office:value="331.486"/>
          <table:table-cell office:value-type="float" office:value="1614.0"/>
          <table:table-cell office:value-type="float" office:value="591.0"/>
          <table:table-cell office:value-type="float" office:value="6497.0"/>
          <table:table-cell office:value-type="float" office:value="17.0"/>
          <table:table-cell office:value-type="float" office:value="346.13"/>
          <table:table-cell office:value-type="float" office:value="337.785"/>
          <table:table-cell office:value-type="float" office:value="421.0"/>
          <table:table-cell office:value-type="float" office:value="49.0"/>
          <table:table-cell office:value-type="float" office:value="6498.0"/>
          <table:table-cell office:value-type="float" office:value="1.0"/>
          <table:table-cell office:value-type="float" office:value="336.58"/>
          <table:table-cell office:value-type="float" office:value="328.422"/>
          <table:table-cell office:value-type="float" office:value="1614.0"/>
          <table:table-cell office:value-type="float" office:value="591.0"/>
          <table:table-cell office:value-type="float" office:value="6503.0"/>
          <table:table-cell office:value-type="float" office:value="17.0"/>
          <table:table-cell office:value-type="float" office:value="358.82"/>
          <table:table-cell office:value-type="float" office:value="350.633"/>
          <table:table-cell office:value-type="float" office:value="421.0"/>
          <table:table-cell office:value-type="float" office:value="49.0"/>
          <table:table-cell office:value-type="float" office:value="6501.0"/>
          <table:table-cell office:value-type="float" office:value="1.0"/>
          <table:table-cell office:value-type="float" office:value="340.84"/>
          <table:table-cell office:value-type="float" office:value="332.731"/>
          <table:table-cell office:value-type="float" office:value="2375.0"/>
          <table:table-cell office:value-type="float" office:value="1097.0"/>
          <table:table-cell office:value-type="float" office:value="6498.0"/>
          <table:table-cell office:value-type="float" office:value="11.0"/>
          <table:table-cell office:value-type="float" office:value="336.37"/>
          <table:table-cell office:value-type="float" office:value="328.819"/>
          <table:table-cell office:value-type="float" office:value="421.0"/>
          <table:table-cell office:value-type="float" office:value="49.0"/>
          <table:table-cell office:value-type="float" office:value="6501.0"/>
          <table:table-cell office:value-type="float" office:value="1.0"/>
          <table:table-cell office:value-type="float" office:value="340.64"/>
          <table:table-cell office:value-type="float" office:value="332.488"/>
          <table:table-cell office:value-type="float" office:value="1614.0"/>
          <table:table-cell office:value-type="float" office:value="591.0"/>
          <table:table-cell office:value-type="float" office:value="6501.0"/>
          <table:table-cell office:value-type="float" office:value="14.0"/>
          <table:table-cell office:value-type="float" office:value="354.63"/>
          <table:table-cell office:value-type="float" office:value="347.705"/>
          <table:table-cell office:value-type="float" office:value="421.0"/>
          <table:table-cell office:value-type="float" office:value="49.0"/>
          <table:table-cell office:value-type="float" office:value="6500.0"/>
          <table:table-cell office:value-type="float" office:value="1.0"/>
          <table:table-cell table:formula="of:=MIN([.$B129];[.$H129];[.$N129];[.$T129];[.$Z129];[.$AF129];[.$AL129];[.$AR129];[.$AX129];[.$BD129];[.$BJ129];[.$BP129])" office:value-type="float"/>
          <table:table-cell table:formula="of:=MIN([.$C129];[.$I129];[.$O129];[.$U129];[.$AA129];[.$AG129];[.$AM129];[.$AS129];[.$AY129];[.$BE129];[.$BK129];[.$BQ129])" office:value-type="float"/>
          <table:table-cell table:formula="of:=MIN([.$D129];[.$J129];[.$P129];[.$V129];[.$AB129];[.$AH129];[.$AN129];[.$AT129];[.$AZ129];[.$BF129];[.$BL129];[.$BR129])" office:value-type="float"/>
          <table:table-cell table:formula="of:=MIN([.$E129];[.$K129];[.$Q129];[.$W129];[.$AC129];[.$AI129];[.$AO129];[.$AU129];[.$BA129];[.$BG129];[.$BM129];[.$BS129])" office:value-type="float"/>
          <table:table-cell table:formula="of:=MIN([.$F129];[.$L129];[.$R129];[.$X129];[.$AD129];[.$AJ129];[.$AP129];[.$AV129];[.$BB129];[.$BH129];[.$BN129];[.$BT129])" office:value-type="float"/>
          <table:table-cell table:formula="of:=MIN([.$G129];[.$M129];[.$S129];[.$Y129];[.$AE129];[.$AK129];[.$AQ129];[.$AW129];[.$BC129];[.$BI129];[.$BO129];[.$BU129])" office:value-type="float"/>
          <table:table-cell table:formula="of:=MEDIAN([.$B129];[.$H129];[.$N129];[.$T129];[.$Z129];[.$AF129];[.$AL129];[.$AR129];[.$AX129];[.$BD129];[.$BJ129];[.$BP129])" office:value-type="float"/>
          <table:table-cell table:formula="of:=MEDIAN([.$C129];[.$I129];[.$O129];[.$U129];[.$AA129];[.$AG129];[.$AM129];[.$AS129];[.$AY129];[.$BE129];[.$BK129];[.$BQ129])" office:value-type="float"/>
          <table:table-cell table:formula="of:=MEDIAN([.$D129];[.$J129];[.$P129];[.$V129];[.$AB129];[.$AH129];[.$AN129];[.$AT129];[.$AZ129];[.$BF129];[.$BL129];[.$BR129])" office:value-type="float"/>
          <table:table-cell table:formula="of:=MEDIAN([.$E129];[.$K129];[.$Q129];[.$W129];[.$AC129];[.$AI129];[.$AO129];[.$AU129];[.$BA129];[.$BG129];[.$BM129];[.$BS129])" office:value-type="float"/>
          <table:table-cell table:formula="of:=MEDIAN([.$F129];[.$L129];[.$R129];[.$X129];[.$AD129];[.$AJ129];[.$AP129];[.$AV129];[.$BB129];[.$BH129];[.$BN129];[.$BT129])" office:value-type="float"/>
          <table:table-cell table:formula="of:=MEDIAN([.$G129];[.$M129];[.$S129];[.$Y129];[.$AE129];[.$AK129];[.$AQ129];[.$AW129];[.$BC129];[.$BI129];[.$BO129];[.$BU129])" office:value-type="float"/>
          <table:table-cell table:formula="of:=MAX([.$B129];[.$H129];[.$N129];[.$T129];[.$Z129];[.$AF129];[.$AL129];[.$AR129];[.$AX129];[.$BD129];[.$BJ129];[.$BP129])" office:value-type="float"/>
          <table:table-cell table:formula="of:=MAX([.$C129];[.$I129];[.$O129];[.$U129];[.$AA129];[.$AG129];[.$AM129];[.$AS129];[.$AY129];[.$BE129];[.$BK129];[.$BQ129])" office:value-type="float"/>
          <table:table-cell table:formula="of:=MAX([.$D129];[.$J129];[.$P129];[.$V129];[.$AB129];[.$AH129];[.$AN129];[.$AT129];[.$AZ129];[.$BF129];[.$BL129];[.$BR129])" office:value-type="float"/>
          <table:table-cell table:formula="of:=MAX([.$E129];[.$K129];[.$Q129];[.$W129];[.$AC129];[.$AI129];[.$AO129];[.$AU129];[.$BA129];[.$BG129];[.$BM129];[.$BS129])" office:value-type="float"/>
          <table:table-cell table:formula="of:=MAX([.$F129];[.$L129];[.$R129];[.$X129];[.$AD129];[.$AJ129];[.$AP129];[.$AV129];[.$BB129];[.$BH129];[.$BN129];[.$BT129])" office:value-type="float"/>
          <table:table-cell table:formula="of:=MAX([.$G129];[.$M129];[.$S129];[.$Y129];[.$AE129];[.$AK129];[.$AQ129];[.$AW129];[.$BC129];[.$BI129];[.$BO129];[.$BU129])" office:value-type="float"/>
        </table:table-row>
        <table:table-row table:style-name="ro1">
          <table:table-cell office:value-type="string">
            <text:p>mystery-round-1-strips/instances/instance-2.lp</text:p>
          </table:table-cell>
          <table:table-cell office:value-type="float" office:value="122.95"/>
          <table:table-cell office:value-type="float" office:value="121.006"/>
          <table:table-cell office:value-type="float" office:value="611.0"/>
          <table:table-cell office:value-type="float" office:value="194.0"/>
          <table:table-cell office:value-type="float" office:value="2414.0"/>
          <table:table-cell office:value-type="float" office:value="0.0"/>
          <table:table-cell office:value-type="float" office:value="122.75"/>
          <table:table-cell office:value-type="float" office:value="120.406"/>
          <table:table-cell office:value-type="float" office:value="211.0"/>
          <table:table-cell office:value-type="float" office:value="60.0"/>
          <table:table-cell office:value-type="float" office:value="2414.0"/>
          <table:table-cell office:value-type="float" office:value="0.0"/>
          <table:table-cell office:value-type="float" office:value="122.55"/>
          <table:table-cell office:value-type="float" office:value="120.667"/>
          <table:table-cell office:value-type="float" office:value="611.0"/>
          <table:table-cell office:value-type="float" office:value="194.0"/>
          <table:table-cell office:value-type="float" office:value="2414.0"/>
          <table:table-cell office:value-type="float" office:value="0.0"/>
          <table:table-cell office:value-type="float" office:value="124.74"/>
          <table:table-cell office:value-type="float" office:value="122.491"/>
          <table:table-cell office:value-type="float" office:value="211.0"/>
          <table:table-cell office:value-type="float" office:value="60.0"/>
          <table:table-cell office:value-type="float" office:value="2419.0"/>
          <table:table-cell office:value-type="float" office:value="0.0"/>
          <table:table-cell office:value-type="float" office:value="123.7"/>
          <table:table-cell office:value-type="float" office:value="121.54"/>
          <table:table-cell office:value-type="float" office:value="611.0"/>
          <table:table-cell office:value-type="float" office:value="194.0"/>
          <table:table-cell office:value-type="float" office:value="2418.0"/>
          <table:table-cell office:value-type="float" office:value="0.0"/>
          <table:table-cell office:value-type="float" office:value="125.64"/>
          <table:table-cell office:value-type="float" office:value="123.057"/>
          <table:table-cell office:value-type="float" office:value="211.0"/>
          <table:table-cell office:value-type="float" office:value="60.0"/>
          <table:table-cell office:value-type="float" office:value="2420.0"/>
          <table:table-cell office:value-type="float" office:value="0.0"/>
          <table:table-cell office:value-type="float" office:value="133.92"/>
          <table:table-cell office:value-type="float" office:value="131.844"/>
          <table:table-cell office:value-type="float" office:value="611.0"/>
          <table:table-cell office:value-type="float" office:value="194.0"/>
          <table:table-cell office:value-type="float" office:value="2418.0"/>
          <table:table-cell office:value-type="float" office:value="0.0"/>
          <table:table-cell office:value-type="float" office:value="121.59"/>
          <table:table-cell office:value-type="float" office:value="119.496"/>
          <table:table-cell office:value-type="float" office:value="211.0"/>
          <table:table-cell office:value-type="float" office:value="60.0"/>
          <table:table-cell office:value-type="float" office:value="2413.0"/>
          <table:table-cell office:value-type="float" office:value="0.0"/>
          <table:table-cell office:value-type="float" office:value="121.7"/>
          <table:table-cell office:value-type="float" office:value="119.392"/>
          <table:table-cell office:value-type="float" office:value="611.0"/>
          <table:table-cell office:value-type="float" office:value="194.0"/>
          <table:table-cell office:value-type="float" office:value="2418.0"/>
          <table:table-cell office:value-type="float" office:value="0.0"/>
          <table:table-cell office:value-type="float" office:value="122.76"/>
          <table:table-cell office:value-type="float" office:value="120.561"/>
          <table:table-cell office:value-type="float" office:value="211.0"/>
          <table:table-cell office:value-type="float" office:value="60.0"/>
          <table:table-cell office:value-type="float" office:value="2414.0"/>
          <table:table-cell office:value-type="float" office:value="0.0"/>
          <table:table-cell office:value-type="float" office:value="121.31"/>
          <table:table-cell office:value-type="float" office:value="118.959"/>
          <table:table-cell office:value-type="float" office:value="611.0"/>
          <table:table-cell office:value-type="float" office:value="194.0"/>
          <table:table-cell office:value-type="float" office:value="2417.0"/>
          <table:table-cell office:value-type="float" office:value="0.0"/>
          <table:table-cell office:value-type="float" office:value="121.11"/>
          <table:table-cell office:value-type="float" office:value="118.939"/>
          <table:table-cell office:value-type="float" office:value="211.0"/>
          <table:table-cell office:value-type="float" office:value="60.0"/>
          <table:table-cell office:value-type="float" office:value="2414.0"/>
          <table:table-cell office:value-type="float" office:value="0.0"/>
          <table:table-cell table:formula="of:=MIN([.$B130];[.$H130];[.$N130];[.$T130];[.$Z130];[.$AF130];[.$AL130];[.$AR130];[.$AX130];[.$BD130];[.$BJ130];[.$BP130])" office:value-type="float"/>
          <table:table-cell table:formula="of:=MIN([.$C130];[.$I130];[.$O130];[.$U130];[.$AA130];[.$AG130];[.$AM130];[.$AS130];[.$AY130];[.$BE130];[.$BK130];[.$BQ130])" office:value-type="float"/>
          <table:table-cell table:formula="of:=MIN([.$D130];[.$J130];[.$P130];[.$V130];[.$AB130];[.$AH130];[.$AN130];[.$AT130];[.$AZ130];[.$BF130];[.$BL130];[.$BR130])" office:value-type="float"/>
          <table:table-cell table:formula="of:=MIN([.$E130];[.$K130];[.$Q130];[.$W130];[.$AC130];[.$AI130];[.$AO130];[.$AU130];[.$BA130];[.$BG130];[.$BM130];[.$BS130])" office:value-type="float"/>
          <table:table-cell table:formula="of:=MIN([.$F130];[.$L130];[.$R130];[.$X130];[.$AD130];[.$AJ130];[.$AP130];[.$AV130];[.$BB130];[.$BH130];[.$BN130];[.$BT130])" office:value-type="float"/>
          <table:table-cell table:formula="of:=MIN([.$G130];[.$M130];[.$S130];[.$Y130];[.$AE130];[.$AK130];[.$AQ130];[.$AW130];[.$BC130];[.$BI130];[.$BO130];[.$BU130])" office:value-type="float"/>
          <table:table-cell table:formula="of:=MEDIAN([.$B130];[.$H130];[.$N130];[.$T130];[.$Z130];[.$AF130];[.$AL130];[.$AR130];[.$AX130];[.$BD130];[.$BJ130];[.$BP130])" office:value-type="float"/>
          <table:table-cell table:formula="of:=MEDIAN([.$C130];[.$I130];[.$O130];[.$U130];[.$AA130];[.$AG130];[.$AM130];[.$AS130];[.$AY130];[.$BE130];[.$BK130];[.$BQ130])" office:value-type="float"/>
          <table:table-cell table:formula="of:=MEDIAN([.$D130];[.$J130];[.$P130];[.$V130];[.$AB130];[.$AH130];[.$AN130];[.$AT130];[.$AZ130];[.$BF130];[.$BL130];[.$BR130])" office:value-type="float"/>
          <table:table-cell table:formula="of:=MEDIAN([.$E130];[.$K130];[.$Q130];[.$W130];[.$AC130];[.$AI130];[.$AO130];[.$AU130];[.$BA130];[.$BG130];[.$BM130];[.$BS130])" office:value-type="float"/>
          <table:table-cell table:formula="of:=MEDIAN([.$F130];[.$L130];[.$R130];[.$X130];[.$AD130];[.$AJ130];[.$AP130];[.$AV130];[.$BB130];[.$BH130];[.$BN130];[.$BT130])" office:value-type="float"/>
          <table:table-cell table:formula="of:=MEDIAN([.$G130];[.$M130];[.$S130];[.$Y130];[.$AE130];[.$AK130];[.$AQ130];[.$AW130];[.$BC130];[.$BI130];[.$BO130];[.$BU130])" office:value-type="float"/>
          <table:table-cell table:formula="of:=MAX([.$B130];[.$H130];[.$N130];[.$T130];[.$Z130];[.$AF130];[.$AL130];[.$AR130];[.$AX130];[.$BD130];[.$BJ130];[.$BP130])" office:value-type="float"/>
          <table:table-cell table:formula="of:=MAX([.$C130];[.$I130];[.$O130];[.$U130];[.$AA130];[.$AG130];[.$AM130];[.$AS130];[.$AY130];[.$BE130];[.$BK130];[.$BQ130])" office:value-type="float"/>
          <table:table-cell table:formula="of:=MAX([.$D130];[.$J130];[.$P130];[.$V130];[.$AB130];[.$AH130];[.$AN130];[.$AT130];[.$AZ130];[.$BF130];[.$BL130];[.$BR130])" office:value-type="float"/>
          <table:table-cell table:formula="of:=MAX([.$E130];[.$K130];[.$Q130];[.$W130];[.$AC130];[.$AI130];[.$AO130];[.$AU130];[.$BA130];[.$BG130];[.$BM130];[.$BS130])" office:value-type="float"/>
          <table:table-cell table:formula="of:=MAX([.$F130];[.$L130];[.$R130];[.$X130];[.$AD130];[.$AJ130];[.$AP130];[.$AV130];[.$BB130];[.$BH130];[.$BN130];[.$BT130])" office:value-type="float"/>
          <table:table-cell table:formula="of:=MAX([.$G130];[.$M130];[.$S130];[.$Y130];[.$AE130];[.$AK130];[.$AQ130];[.$AW130];[.$BC130];[.$BI130];[.$BO130];[.$BU130])" office:value-type="float"/>
        </table:table-row>
        <table:table-row table:style-name="ro1">
          <table:table-cell office:value-type="string">
            <text:p>mystery-round-1-strips/instances/instance-20.lp</text:p>
          </table:table-cell>
          <table:table-cell office:value-type="float" office:value="354.29"/>
          <table:table-cell office:value-type="float" office:value="346.462"/>
          <table:table-cell office:value-type="float" office:value="3817.0"/>
          <table:table-cell office:value-type="float" office:value="750.0"/>
          <table:table-cell office:value-type="float" office:value="6610.0"/>
          <table:table-cell office:value-type="float" office:value="0.0"/>
          <table:table-cell office:value-type="float" office:value="347.59"/>
          <table:table-cell office:value-type="float" office:value="340.049"/>
          <table:table-cell office:value-type="float" office:value="484.0"/>
          <table:table-cell office:value-type="float" office:value="82.0"/>
          <table:table-cell office:value-type="float" office:value="6614.0"/>
          <table:table-cell office:value-type="float" office:value="0.0"/>
          <table:table-cell office:value-type="float" office:value="340.0"/>
          <table:table-cell office:value-type="float" office:value="332.884"/>
          <table:table-cell office:value-type="float" office:value="32715.0"/>
          <table:table-cell office:value-type="float" office:value="8590.0"/>
          <table:table-cell office:value-type="float" office:value="6614.0"/>
          <table:table-cell office:value-type="float" office:value="7.0"/>
          <table:table-cell office:value-type="float" office:value="333.12"/>
          <table:table-cell office:value-type="float" office:value="325.118"/>
          <table:table-cell office:value-type="float" office:value="484.0"/>
          <table:table-cell office:value-type="float" office:value="82.0"/>
          <table:table-cell office:value-type="float" office:value="6614.0"/>
          <table:table-cell office:value-type="float" office:value="0.0"/>
          <table:table-cell office:value-type="float" office:value="344.44"/>
          <table:table-cell office:value-type="float" office:value="335.757"/>
          <table:table-cell office:value-type="float" office:value="32715.0"/>
          <table:table-cell office:value-type="float" office:value="8590.0"/>
          <table:table-cell office:value-type="float" office:value="6615.0"/>
          <table:table-cell office:value-type="float" office:value="7.0"/>
          <table:table-cell office:value-type="float" office:value="355.29"/>
          <table:table-cell office:value-type="float" office:value="347.969"/>
          <table:table-cell office:value-type="float" office:value="484.0"/>
          <table:table-cell office:value-type="float" office:value="82.0"/>
          <table:table-cell office:value-type="float" office:value="6615.0"/>
          <table:table-cell office:value-type="float" office:value="0.0"/>
          <table:table-cell office:value-type="float" office:value="355.09"/>
          <table:table-cell office:value-type="float" office:value="347.609"/>
          <table:table-cell office:value-type="float" office:value="32715.0"/>
          <table:table-cell office:value-type="float" office:value="8590.0"/>
          <table:table-cell office:value-type="float" office:value="6615.0"/>
          <table:table-cell office:value-type="float" office:value="7.0"/>
          <table:table-cell office:value-type="float" office:value="351.81"/>
          <table:table-cell office:value-type="float" office:value="343.589"/>
          <table:table-cell office:value-type="float" office:value="484.0"/>
          <table:table-cell office:value-type="float" office:value="82.0"/>
          <table:table-cell office:value-type="float" office:value="6614.0"/>
          <table:table-cell office:value-type="float" office:value="0.0"/>
          <table:table-cell office:value-type="float" office:value="333.67"/>
          <table:table-cell office:value-type="float" office:value="326.856"/>
          <table:table-cell office:value-type="float" office:value="32715.0"/>
          <table:table-cell office:value-type="float" office:value="8590.0"/>
          <table:table-cell office:value-type="float" office:value="6612.0"/>
          <table:table-cell office:value-type="float" office:value="7.0"/>
          <table:table-cell office:value-type="float" office:value="350.58"/>
          <table:table-cell office:value-type="float" office:value="342.441"/>
          <table:table-cell office:value-type="float" office:value="484.0"/>
          <table:table-cell office:value-type="float" office:value="82.0"/>
          <table:table-cell office:value-type="float" office:value="6615.0"/>
          <table:table-cell office:value-type="float" office:value="0.0"/>
          <table:table-cell office:value-type="float" office:value="350.11"/>
          <table:table-cell office:value-type="float" office:value="342.206"/>
          <table:table-cell office:value-type="float" office:value="32715.0"/>
          <table:table-cell office:value-type="float" office:value="8590.0"/>
          <table:table-cell office:value-type="float" office:value="6617.0"/>
          <table:table-cell office:value-type="float" office:value="7.0"/>
          <table:table-cell office:value-type="float" office:value="335.44"/>
          <table:table-cell office:value-type="float" office:value="327.809"/>
          <table:table-cell office:value-type="float" office:value="484.0"/>
          <table:table-cell office:value-type="float" office:value="82.0"/>
          <table:table-cell office:value-type="float" office:value="6609.0"/>
          <table:table-cell office:value-type="float" office:value="0.0"/>
          <table:table-cell table:formula="of:=MIN([.$B131];[.$H131];[.$N131];[.$T131];[.$Z131];[.$AF131];[.$AL131];[.$AR131];[.$AX131];[.$BD131];[.$BJ131];[.$BP131])" office:value-type="float"/>
          <table:table-cell table:formula="of:=MIN([.$C131];[.$I131];[.$O131];[.$U131];[.$AA131];[.$AG131];[.$AM131];[.$AS131];[.$AY131];[.$BE131];[.$BK131];[.$BQ131])" office:value-type="float"/>
          <table:table-cell table:formula="of:=MIN([.$D131];[.$J131];[.$P131];[.$V131];[.$AB131];[.$AH131];[.$AN131];[.$AT131];[.$AZ131];[.$BF131];[.$BL131];[.$BR131])" office:value-type="float"/>
          <table:table-cell table:formula="of:=MIN([.$E131];[.$K131];[.$Q131];[.$W131];[.$AC131];[.$AI131];[.$AO131];[.$AU131];[.$BA131];[.$BG131];[.$BM131];[.$BS131])" office:value-type="float"/>
          <table:table-cell table:formula="of:=MIN([.$F131];[.$L131];[.$R131];[.$X131];[.$AD131];[.$AJ131];[.$AP131];[.$AV131];[.$BB131];[.$BH131];[.$BN131];[.$BT131])" office:value-type="float"/>
          <table:table-cell table:formula="of:=MIN([.$G131];[.$M131];[.$S131];[.$Y131];[.$AE131];[.$AK131];[.$AQ131];[.$AW131];[.$BC131];[.$BI131];[.$BO131];[.$BU131])" office:value-type="float"/>
          <table:table-cell table:formula="of:=MEDIAN([.$B131];[.$H131];[.$N131];[.$T131];[.$Z131];[.$AF131];[.$AL131];[.$AR131];[.$AX131];[.$BD131];[.$BJ131];[.$BP131])" office:value-type="float"/>
          <table:table-cell table:formula="of:=MEDIAN([.$C131];[.$I131];[.$O131];[.$U131];[.$AA131];[.$AG131];[.$AM131];[.$AS131];[.$AY131];[.$BE131];[.$BK131];[.$BQ131])" office:value-type="float"/>
          <table:table-cell table:formula="of:=MEDIAN([.$D131];[.$J131];[.$P131];[.$V131];[.$AB131];[.$AH131];[.$AN131];[.$AT131];[.$AZ131];[.$BF131];[.$BL131];[.$BR131])" office:value-type="float"/>
          <table:table-cell table:formula="of:=MEDIAN([.$E131];[.$K131];[.$Q131];[.$W131];[.$AC131];[.$AI131];[.$AO131];[.$AU131];[.$BA131];[.$BG131];[.$BM131];[.$BS131])" office:value-type="float"/>
          <table:table-cell table:formula="of:=MEDIAN([.$F131];[.$L131];[.$R131];[.$X131];[.$AD131];[.$AJ131];[.$AP131];[.$AV131];[.$BB131];[.$BH131];[.$BN131];[.$BT131])" office:value-type="float"/>
          <table:table-cell table:formula="of:=MEDIAN([.$G131];[.$M131];[.$S131];[.$Y131];[.$AE131];[.$AK131];[.$AQ131];[.$AW131];[.$BC131];[.$BI131];[.$BO131];[.$BU131])" office:value-type="float"/>
          <table:table-cell table:formula="of:=MAX([.$B131];[.$H131];[.$N131];[.$T131];[.$Z131];[.$AF131];[.$AL131];[.$AR131];[.$AX131];[.$BD131];[.$BJ131];[.$BP131])" office:value-type="float"/>
          <table:table-cell table:formula="of:=MAX([.$C131];[.$I131];[.$O131];[.$U131];[.$AA131];[.$AG131];[.$AM131];[.$AS131];[.$AY131];[.$BE131];[.$BK131];[.$BQ131])" office:value-type="float"/>
          <table:table-cell table:formula="of:=MAX([.$D131];[.$J131];[.$P131];[.$V131];[.$AB131];[.$AH131];[.$AN131];[.$AT131];[.$AZ131];[.$BF131];[.$BL131];[.$BR131])" office:value-type="float"/>
          <table:table-cell table:formula="of:=MAX([.$E131];[.$K131];[.$Q131];[.$W131];[.$AC131];[.$AI131];[.$AO131];[.$AU131];[.$BA131];[.$BG131];[.$BM131];[.$BS131])" office:value-type="float"/>
          <table:table-cell table:formula="of:=MAX([.$F131];[.$L131];[.$R131];[.$X131];[.$AD131];[.$AJ131];[.$AP131];[.$AV131];[.$BB131];[.$BH131];[.$BN131];[.$BT131])" office:value-type="float"/>
          <table:table-cell table:formula="of:=MAX([.$G131];[.$M131];[.$S131];[.$Y131];[.$AE131];[.$AK131];[.$AQ131];[.$AW131];[.$BC131];[.$BI131];[.$BO131];[.$BU131])" office:value-type="float"/>
        </table:table-row>
        <table:table-row table:style-name="ro1">
          <table:table-cell office:value-type="string">
            <text:p>mystery-round-1-strips/instances/instance-26.lp</text:p>
          </table:table-cell>
          <table:table-cell office:value-type="float" office:value="30.2"/>
          <table:table-cell office:value-type="float" office:value="29.505"/>
          <table:table-cell office:value-type="float" office:value="3074.0"/>
          <table:table-cell office:value-type="float" office:value="1241.0"/>
          <table:table-cell office:value-type="float" office:value="615.0"/>
          <table:table-cell office:value-type="float" office:value="0.0"/>
          <table:table-cell office:value-type="float" office:value="28.56"/>
          <table:table-cell office:value-type="float" office:value="27.944"/>
          <table:table-cell office:value-type="float" office:value="247.0"/>
          <table:table-cell office:value-type="float" office:value="32.0"/>
          <table:table-cell office:value-type="float" office:value="607.0"/>
          <table:table-cell office:value-type="float" office:value="0.0"/>
          <table:table-cell office:value-type="float" office:value="29.44"/>
          <table:table-cell office:value-type="float" office:value="28.698"/>
          <table:table-cell office:value-type="float" office:value="549.0"/>
          <table:table-cell office:value-type="float" office:value="216.0"/>
          <table:table-cell office:value-type="float" office:value="613.0"/>
          <table:table-cell office:value-type="float" office:value="4.0"/>
          <table:table-cell office:value-type="float" office:value="28.99"/>
          <table:table-cell office:value-type="float" office:value="28.316"/>
          <table:table-cell office:value-type="float" office:value="247.0"/>
          <table:table-cell office:value-type="float" office:value="32.0"/>
          <table:table-cell office:value-type="float" office:value="611.0"/>
          <table:table-cell office:value-type="float" office:value="0.0"/>
          <table:table-cell office:value-type="float" office:value="28.49"/>
          <table:table-cell office:value-type="float" office:value="27.805"/>
          <table:table-cell office:value-type="float" office:value="549.0"/>
          <table:table-cell office:value-type="float" office:value="216.0"/>
          <table:table-cell office:value-type="float" office:value="614.0"/>
          <table:table-cell office:value-type="float" office:value="4.0"/>
          <table:table-cell office:value-type="float" office:value="29.17"/>
          <table:table-cell office:value-type="float" office:value="28.439"/>
          <table:table-cell office:value-type="float" office:value="247.0"/>
          <table:table-cell office:value-type="float" office:value="32.0"/>
          <table:table-cell office:value-type="float" office:value="612.0"/>
          <table:table-cell office:value-type="float" office:value="0.0"/>
          <table:table-cell office:value-type="float" office:value="29.33"/>
          <table:table-cell office:value-type="float" office:value="28.613"/>
          <table:table-cell office:value-type="float" office:value="549.0"/>
          <table:table-cell office:value-type="float" office:value="216.0"/>
          <table:table-cell office:value-type="float" office:value="614.0"/>
          <table:table-cell office:value-type="float" office:value="4.0"/>
          <table:table-cell office:value-type="float" office:value="29.61"/>
          <table:table-cell office:value-type="float" office:value="28.86"/>
          <table:table-cell office:value-type="float" office:value="247.0"/>
          <table:table-cell office:value-type="float" office:value="32.0"/>
          <table:table-cell office:value-type="float" office:value="608.0"/>
          <table:table-cell office:value-type="float" office:value="0.0"/>
          <table:table-cell office:value-type="float" office:value="28.56"/>
          <table:table-cell office:value-type="float" office:value="27.85"/>
          <table:table-cell office:value-type="float" office:value="703.0"/>
          <table:table-cell office:value-type="float" office:value="298.0"/>
          <table:table-cell office:value-type="float" office:value="614.0"/>
          <table:table-cell office:value-type="float" office:value="3.0"/>
          <table:table-cell office:value-type="float" office:value="28.42"/>
          <table:table-cell office:value-type="float" office:value="27.69"/>
          <table:table-cell office:value-type="float" office:value="247.0"/>
          <table:table-cell office:value-type="float" office:value="32.0"/>
          <table:table-cell office:value-type="float" office:value="606.0"/>
          <table:table-cell office:value-type="float" office:value="0.0"/>
          <table:table-cell office:value-type="float" office:value="28.74"/>
          <table:table-cell office:value-type="float" office:value="27.993"/>
          <table:table-cell office:value-type="float" office:value="549.0"/>
          <table:table-cell office:value-type="float" office:value="216.0"/>
          <table:table-cell office:value-type="float" office:value="607.0"/>
          <table:table-cell office:value-type="float" office:value="4.0"/>
          <table:table-cell office:value-type="float" office:value="29.0"/>
          <table:table-cell office:value-type="float" office:value="28.297"/>
          <table:table-cell office:value-type="float" office:value="247.0"/>
          <table:table-cell office:value-type="float" office:value="32.0"/>
          <table:table-cell office:value-type="float" office:value="605.0"/>
          <table:table-cell office:value-type="float" office:value="0.0"/>
          <table:table-cell table:formula="of:=MIN([.$B132];[.$H132];[.$N132];[.$T132];[.$Z132];[.$AF132];[.$AL132];[.$AR132];[.$AX132];[.$BD132];[.$BJ132];[.$BP132])" office:value-type="float"/>
          <table:table-cell table:formula="of:=MIN([.$C132];[.$I132];[.$O132];[.$U132];[.$AA132];[.$AG132];[.$AM132];[.$AS132];[.$AY132];[.$BE132];[.$BK132];[.$BQ132])" office:value-type="float"/>
          <table:table-cell table:formula="of:=MIN([.$D132];[.$J132];[.$P132];[.$V132];[.$AB132];[.$AH132];[.$AN132];[.$AT132];[.$AZ132];[.$BF132];[.$BL132];[.$BR132])" office:value-type="float"/>
          <table:table-cell table:formula="of:=MIN([.$E132];[.$K132];[.$Q132];[.$W132];[.$AC132];[.$AI132];[.$AO132];[.$AU132];[.$BA132];[.$BG132];[.$BM132];[.$BS132])" office:value-type="float"/>
          <table:table-cell table:formula="of:=MIN([.$F132];[.$L132];[.$R132];[.$X132];[.$AD132];[.$AJ132];[.$AP132];[.$AV132];[.$BB132];[.$BH132];[.$BN132];[.$BT132])" office:value-type="float"/>
          <table:table-cell table:formula="of:=MIN([.$G132];[.$M132];[.$S132];[.$Y132];[.$AE132];[.$AK132];[.$AQ132];[.$AW132];[.$BC132];[.$BI132];[.$BO132];[.$BU132])" office:value-type="float"/>
          <table:table-cell table:formula="of:=MEDIAN([.$B132];[.$H132];[.$N132];[.$T132];[.$Z132];[.$AF132];[.$AL132];[.$AR132];[.$AX132];[.$BD132];[.$BJ132];[.$BP132])" office:value-type="float"/>
          <table:table-cell table:formula="of:=MEDIAN([.$C132];[.$I132];[.$O132];[.$U132];[.$AA132];[.$AG132];[.$AM132];[.$AS132];[.$AY132];[.$BE132];[.$BK132];[.$BQ132])" office:value-type="float"/>
          <table:table-cell table:formula="of:=MEDIAN([.$D132];[.$J132];[.$P132];[.$V132];[.$AB132];[.$AH132];[.$AN132];[.$AT132];[.$AZ132];[.$BF132];[.$BL132];[.$BR132])" office:value-type="float"/>
          <table:table-cell table:formula="of:=MEDIAN([.$E132];[.$K132];[.$Q132];[.$W132];[.$AC132];[.$AI132];[.$AO132];[.$AU132];[.$BA132];[.$BG132];[.$BM132];[.$BS132])" office:value-type="float"/>
          <table:table-cell table:formula="of:=MEDIAN([.$F132];[.$L132];[.$R132];[.$X132];[.$AD132];[.$AJ132];[.$AP132];[.$AV132];[.$BB132];[.$BH132];[.$BN132];[.$BT132])" office:value-type="float"/>
          <table:table-cell table:formula="of:=MEDIAN([.$G132];[.$M132];[.$S132];[.$Y132];[.$AE132];[.$AK132];[.$AQ132];[.$AW132];[.$BC132];[.$BI132];[.$BO132];[.$BU132])" office:value-type="float"/>
          <table:table-cell table:formula="of:=MAX([.$B132];[.$H132];[.$N132];[.$T132];[.$Z132];[.$AF132];[.$AL132];[.$AR132];[.$AX132];[.$BD132];[.$BJ132];[.$BP132])" office:value-type="float"/>
          <table:table-cell table:formula="of:=MAX([.$C132];[.$I132];[.$O132];[.$U132];[.$AA132];[.$AG132];[.$AM132];[.$AS132];[.$AY132];[.$BE132];[.$BK132];[.$BQ132])" office:value-type="float"/>
          <table:table-cell table:formula="of:=MAX([.$D132];[.$J132];[.$P132];[.$V132];[.$AB132];[.$AH132];[.$AN132];[.$AT132];[.$AZ132];[.$BF132];[.$BL132];[.$BR132])" office:value-type="float"/>
          <table:table-cell table:formula="of:=MAX([.$E132];[.$K132];[.$Q132];[.$W132];[.$AC132];[.$AI132];[.$AO132];[.$AU132];[.$BA132];[.$BG132];[.$BM132];[.$BS132])" office:value-type="float"/>
          <table:table-cell table:formula="of:=MAX([.$F132];[.$L132];[.$R132];[.$X132];[.$AD132];[.$AJ132];[.$AP132];[.$AV132];[.$BB132];[.$BH132];[.$BN132];[.$BT132])" office:value-type="float"/>
          <table:table-cell table:formula="of:=MAX([.$G132];[.$M132];[.$S132];[.$Y132];[.$AE132];[.$AK132];[.$AQ132];[.$AW132];[.$BC132];[.$BI132];[.$BO132];[.$BU132])" office:value-type="float"/>
        </table:table-row>
        <table:table-row table:style-name="ro1">
          <table:table-cell office:value-type="string">
            <text:p>mystery-round-1-strips/instances/instance-27.lp</text:p>
          </table:table-cell>
          <table:table-cell office:value-type="float" office:value="15.65"/>
          <table:table-cell office:value-type="float" office:value="15.312"/>
          <table:table-cell office:value-type="float" office:value="161.0"/>
          <table:table-cell office:value-type="float" office:value="57.0"/>
          <table:table-cell office:value-type="float" office:value="354.0"/>
          <table:table-cell office:value-type="float" office:value="0.0"/>
          <table:table-cell office:value-type="float" office:value="15.65"/>
          <table:table-cell office:value-type="float" office:value="15.315"/>
          <table:table-cell office:value-type="float" office:value="90.0"/>
          <table:table-cell office:value-type="float" office:value="13.0"/>
          <table:table-cell office:value-type="float" office:value="351.0"/>
          <table:table-cell office:value-type="float" office:value="0.0"/>
          <table:table-cell office:value-type="float" office:value="15.72"/>
          <table:table-cell office:value-type="float" office:value="15.401"/>
          <table:table-cell office:value-type="float" office:value="161.0"/>
          <table:table-cell office:value-type="float" office:value="57.0"/>
          <table:table-cell office:value-type="float" office:value="350.0"/>
          <table:table-cell office:value-type="float" office:value="0.0"/>
          <table:table-cell office:value-type="float" office:value="15.43"/>
          <table:table-cell office:value-type="float" office:value="15.095"/>
          <table:table-cell office:value-type="float" office:value="90.0"/>
          <table:table-cell office:value-type="float" office:value="13.0"/>
          <table:table-cell office:value-type="float" office:value="352.0"/>
          <table:table-cell office:value-type="float" office:value="0.0"/>
          <table:table-cell office:value-type="float" office:value="15.61"/>
          <table:table-cell office:value-type="float" office:value="15.28"/>
          <table:table-cell office:value-type="float" office:value="161.0"/>
          <table:table-cell office:value-type="float" office:value="57.0"/>
          <table:table-cell office:value-type="float" office:value="354.0"/>
          <table:table-cell office:value-type="float" office:value="0.0"/>
          <table:table-cell office:value-type="float" office:value="16.03"/>
          <table:table-cell office:value-type="float" office:value="15.672"/>
          <table:table-cell office:value-type="float" office:value="90.0"/>
          <table:table-cell office:value-type="float" office:value="13.0"/>
          <table:table-cell office:value-type="float" office:value="351.0"/>
          <table:table-cell office:value-type="float" office:value="0.0"/>
          <table:table-cell office:value-type="float" office:value="15.77"/>
          <table:table-cell office:value-type="float" office:value="15.438"/>
          <table:table-cell office:value-type="float" office:value="161.0"/>
          <table:table-cell office:value-type="float" office:value="57.0"/>
          <table:table-cell office:value-type="float" office:value="350.0"/>
          <table:table-cell office:value-type="float" office:value="0.0"/>
          <table:table-cell office:value-type="float" office:value="15.6"/>
          <table:table-cell office:value-type="float" office:value="15.255"/>
          <table:table-cell office:value-type="float" office:value="90.0"/>
          <table:table-cell office:value-type="float" office:value="13.0"/>
          <table:table-cell office:value-type="float" office:value="351.0"/>
          <table:table-cell office:value-type="float" office:value="0.0"/>
          <table:table-cell office:value-type="float" office:value="15.78"/>
          <table:table-cell office:value-type="float" office:value="15.437"/>
          <table:table-cell office:value-type="float" office:value="161.0"/>
          <table:table-cell office:value-type="float" office:value="57.0"/>
          <table:table-cell office:value-type="float" office:value="354.0"/>
          <table:table-cell office:value-type="float" office:value="0.0"/>
          <table:table-cell office:value-type="float" office:value="15.65"/>
          <table:table-cell office:value-type="float" office:value="15.304"/>
          <table:table-cell office:value-type="float" office:value="90.0"/>
          <table:table-cell office:value-type="float" office:value="13.0"/>
          <table:table-cell office:value-type="float" office:value="351.0"/>
          <table:table-cell office:value-type="float" office:value="0.0"/>
          <table:table-cell office:value-type="float" office:value="16.26"/>
          <table:table-cell office:value-type="float" office:value="15.923"/>
          <table:table-cell office:value-type="float" office:value="161.0"/>
          <table:table-cell office:value-type="float" office:value="57.0"/>
          <table:table-cell office:value-type="float" office:value="350.0"/>
          <table:table-cell office:value-type="float" office:value="0.0"/>
          <table:table-cell office:value-type="float" office:value="15.8"/>
          <table:table-cell office:value-type="float" office:value="15.47"/>
          <table:table-cell office:value-type="float" office:value="90.0"/>
          <table:table-cell office:value-type="float" office:value="13.0"/>
          <table:table-cell office:value-type="float" office:value="350.0"/>
          <table:table-cell office:value-type="float" office:value="0.0"/>
          <table:table-cell table:formula="of:=MIN([.$B133];[.$H133];[.$N133];[.$T133];[.$Z133];[.$AF133];[.$AL133];[.$AR133];[.$AX133];[.$BD133];[.$BJ133];[.$BP133])" office:value-type="float"/>
          <table:table-cell table:formula="of:=MIN([.$C133];[.$I133];[.$O133];[.$U133];[.$AA133];[.$AG133];[.$AM133];[.$AS133];[.$AY133];[.$BE133];[.$BK133];[.$BQ133])" office:value-type="float"/>
          <table:table-cell table:formula="of:=MIN([.$D133];[.$J133];[.$P133];[.$V133];[.$AB133];[.$AH133];[.$AN133];[.$AT133];[.$AZ133];[.$BF133];[.$BL133];[.$BR133])" office:value-type="float"/>
          <table:table-cell table:formula="of:=MIN([.$E133];[.$K133];[.$Q133];[.$W133];[.$AC133];[.$AI133];[.$AO133];[.$AU133];[.$BA133];[.$BG133];[.$BM133];[.$BS133])" office:value-type="float"/>
          <table:table-cell table:formula="of:=MIN([.$F133];[.$L133];[.$R133];[.$X133];[.$AD133];[.$AJ133];[.$AP133];[.$AV133];[.$BB133];[.$BH133];[.$BN133];[.$BT133])" office:value-type="float"/>
          <table:table-cell table:formula="of:=MIN([.$G133];[.$M133];[.$S133];[.$Y133];[.$AE133];[.$AK133];[.$AQ133];[.$AW133];[.$BC133];[.$BI133];[.$BO133];[.$BU133])" office:value-type="float"/>
          <table:table-cell table:formula="of:=MEDIAN([.$B133];[.$H133];[.$N133];[.$T133];[.$Z133];[.$AF133];[.$AL133];[.$AR133];[.$AX133];[.$BD133];[.$BJ133];[.$BP133])" office:value-type="float"/>
          <table:table-cell table:formula="of:=MEDIAN([.$C133];[.$I133];[.$O133];[.$U133];[.$AA133];[.$AG133];[.$AM133];[.$AS133];[.$AY133];[.$BE133];[.$BK133];[.$BQ133])" office:value-type="float"/>
          <table:table-cell table:formula="of:=MEDIAN([.$D133];[.$J133];[.$P133];[.$V133];[.$AB133];[.$AH133];[.$AN133];[.$AT133];[.$AZ133];[.$BF133];[.$BL133];[.$BR133])" office:value-type="float"/>
          <table:table-cell table:formula="of:=MEDIAN([.$E133];[.$K133];[.$Q133];[.$W133];[.$AC133];[.$AI133];[.$AO133];[.$AU133];[.$BA133];[.$BG133];[.$BM133];[.$BS133])" office:value-type="float"/>
          <table:table-cell table:formula="of:=MEDIAN([.$F133];[.$L133];[.$R133];[.$X133];[.$AD133];[.$AJ133];[.$AP133];[.$AV133];[.$BB133];[.$BH133];[.$BN133];[.$BT133])" office:value-type="float"/>
          <table:table-cell table:formula="of:=MEDIAN([.$G133];[.$M133];[.$S133];[.$Y133];[.$AE133];[.$AK133];[.$AQ133];[.$AW133];[.$BC133];[.$BI133];[.$BO133];[.$BU133])" office:value-type="float"/>
          <table:table-cell table:formula="of:=MAX([.$B133];[.$H133];[.$N133];[.$T133];[.$Z133];[.$AF133];[.$AL133];[.$AR133];[.$AX133];[.$BD133];[.$BJ133];[.$BP133])" office:value-type="float"/>
          <table:table-cell table:formula="of:=MAX([.$C133];[.$I133];[.$O133];[.$U133];[.$AA133];[.$AG133];[.$AM133];[.$AS133];[.$AY133];[.$BE133];[.$BK133];[.$BQ133])" office:value-type="float"/>
          <table:table-cell table:formula="of:=MAX([.$D133];[.$J133];[.$P133];[.$V133];[.$AB133];[.$AH133];[.$AN133];[.$AT133];[.$AZ133];[.$BF133];[.$BL133];[.$BR133])" office:value-type="float"/>
          <table:table-cell table:formula="of:=MAX([.$E133];[.$K133];[.$Q133];[.$W133];[.$AC133];[.$AI133];[.$AO133];[.$AU133];[.$BA133];[.$BG133];[.$BM133];[.$BS133])" office:value-type="float"/>
          <table:table-cell table:formula="of:=MAX([.$F133];[.$L133];[.$R133];[.$X133];[.$AD133];[.$AJ133];[.$AP133];[.$AV133];[.$BB133];[.$BH133];[.$BN133];[.$BT133])" office:value-type="float"/>
          <table:table-cell table:formula="of:=MAX([.$G133];[.$M133];[.$S133];[.$Y133];[.$AE133];[.$AK133];[.$AQ133];[.$AW133];[.$BC133];[.$BI133];[.$BO133];[.$BU133])" office:value-type="float"/>
        </table:table-row>
        <table:table-row table:style-name="ro1">
          <table:table-cell office:value-type="string">
            <text:p>mystery-round-1-strips/instances/instance-29.lp</text:p>
          </table:table-cell>
          <table:table-cell office:value-type="float" office:value="26.5"/>
          <table:table-cell office:value-type="float" office:value="25.98"/>
          <table:table-cell office:value-type="float" office:value="26.0"/>
          <table:table-cell office:value-type="float" office:value="2.0"/>
          <table:table-cell office:value-type="float" office:value="534.0"/>
          <table:table-cell office:value-type="float" office:value="0.0"/>
          <table:table-cell office:value-type="float" office:value="26.26"/>
          <table:table-cell office:value-type="float" office:value="25.704"/>
          <table:table-cell office:value-type="float" office:value="50.0"/>
          <table:table-cell office:value-type="float" office:value="11.0"/>
          <table:table-cell office:value-type="float" office:value="536.0"/>
          <table:table-cell office:value-type="float" office:value="0.0"/>
          <table:table-cell office:value-type="float" office:value="25.46"/>
          <table:table-cell office:value-type="float" office:value="24.928"/>
          <table:table-cell office:value-type="float" office:value="26.0"/>
          <table:table-cell office:value-type="float" office:value="2.0"/>
          <table:table-cell office:value-type="float" office:value="539.0"/>
          <table:table-cell office:value-type="float" office:value="0.0"/>
          <table:table-cell office:value-type="float" office:value="26.57"/>
          <table:table-cell office:value-type="float" office:value="26.063"/>
          <table:table-cell office:value-type="float" office:value="50.0"/>
          <table:table-cell office:value-type="float" office:value="11.0"/>
          <table:table-cell office:value-type="float" office:value="538.0"/>
          <table:table-cell office:value-type="float" office:value="0.0"/>
          <table:table-cell office:value-type="float" office:value="25.05"/>
          <table:table-cell office:value-type="float" office:value="24.53"/>
          <table:table-cell office:value-type="float" office:value="26.0"/>
          <table:table-cell office:value-type="float" office:value="2.0"/>
          <table:table-cell office:value-type="float" office:value="536.0"/>
          <table:table-cell office:value-type="float" office:value="0.0"/>
          <table:table-cell office:value-type="float" office:value="25.95"/>
          <table:table-cell office:value-type="float" office:value="25.405"/>
          <table:table-cell office:value-type="float" office:value="50.0"/>
          <table:table-cell office:value-type="float" office:value="11.0"/>
          <table:table-cell office:value-type="float" office:value="536.0"/>
          <table:table-cell office:value-type="float" office:value="0.0"/>
          <table:table-cell office:value-type="float" office:value="25.89"/>
          <table:table-cell office:value-type="float" office:value="25.367"/>
          <table:table-cell office:value-type="float" office:value="26.0"/>
          <table:table-cell office:value-type="float" office:value="2.0"/>
          <table:table-cell office:value-type="float" office:value="535.0"/>
          <table:table-cell office:value-type="float" office:value="0.0"/>
          <table:table-cell office:value-type="float" office:value="26.8"/>
          <table:table-cell office:value-type="float" office:value="26.272"/>
          <table:table-cell office:value-type="float" office:value="50.0"/>
          <table:table-cell office:value-type="float" office:value="11.0"/>
          <table:table-cell office:value-type="float" office:value="536.0"/>
          <table:table-cell office:value-type="float" office:value="0.0"/>
          <table:table-cell office:value-type="float" office:value="25.5"/>
          <table:table-cell office:value-type="float" office:value="24.977"/>
          <table:table-cell office:value-type="float" office:value="26.0"/>
          <table:table-cell office:value-type="float" office:value="2.0"/>
          <table:table-cell office:value-type="float" office:value="540.0"/>
          <table:table-cell office:value-type="float" office:value="0.0"/>
          <table:table-cell office:value-type="float" office:value="26.1"/>
          <table:table-cell office:value-type="float" office:value="25.554"/>
          <table:table-cell office:value-type="float" office:value="50.0"/>
          <table:table-cell office:value-type="float" office:value="11.0"/>
          <table:table-cell office:value-type="float" office:value="537.0"/>
          <table:table-cell office:value-type="float" office:value="0.0"/>
          <table:table-cell office:value-type="float" office:value="25.02"/>
          <table:table-cell office:value-type="float" office:value="24.489"/>
          <table:table-cell office:value-type="float" office:value="26.0"/>
          <table:table-cell office:value-type="float" office:value="2.0"/>
          <table:table-cell office:value-type="float" office:value="535.0"/>
          <table:table-cell office:value-type="float" office:value="0.0"/>
          <table:table-cell office:value-type="float" office:value="25.53"/>
          <table:table-cell office:value-type="float" office:value="24.989"/>
          <table:table-cell office:value-type="float" office:value="50.0"/>
          <table:table-cell office:value-type="float" office:value="11.0"/>
          <table:table-cell office:value-type="float" office:value="537.0"/>
          <table:table-cell office:value-type="float" office:value="0.0"/>
          <table:table-cell table:formula="of:=MIN([.$B134];[.$H134];[.$N134];[.$T134];[.$Z134];[.$AF134];[.$AL134];[.$AR134];[.$AX134];[.$BD134];[.$BJ134];[.$BP134])" office:value-type="float"/>
          <table:table-cell table:formula="of:=MIN([.$C134];[.$I134];[.$O134];[.$U134];[.$AA134];[.$AG134];[.$AM134];[.$AS134];[.$AY134];[.$BE134];[.$BK134];[.$BQ134])" office:value-type="float"/>
          <table:table-cell table:formula="of:=MIN([.$D134];[.$J134];[.$P134];[.$V134];[.$AB134];[.$AH134];[.$AN134];[.$AT134];[.$AZ134];[.$BF134];[.$BL134];[.$BR134])" office:value-type="float"/>
          <table:table-cell table:formula="of:=MIN([.$E134];[.$K134];[.$Q134];[.$W134];[.$AC134];[.$AI134];[.$AO134];[.$AU134];[.$BA134];[.$BG134];[.$BM134];[.$BS134])" office:value-type="float"/>
          <table:table-cell table:formula="of:=MIN([.$F134];[.$L134];[.$R134];[.$X134];[.$AD134];[.$AJ134];[.$AP134];[.$AV134];[.$BB134];[.$BH134];[.$BN134];[.$BT134])" office:value-type="float"/>
          <table:table-cell table:formula="of:=MIN([.$G134];[.$M134];[.$S134];[.$Y134];[.$AE134];[.$AK134];[.$AQ134];[.$AW134];[.$BC134];[.$BI134];[.$BO134];[.$BU134])" office:value-type="float"/>
          <table:table-cell table:formula="of:=MEDIAN([.$B134];[.$H134];[.$N134];[.$T134];[.$Z134];[.$AF134];[.$AL134];[.$AR134];[.$AX134];[.$BD134];[.$BJ134];[.$BP134])" office:value-type="float"/>
          <table:table-cell table:formula="of:=MEDIAN([.$C134];[.$I134];[.$O134];[.$U134];[.$AA134];[.$AG134];[.$AM134];[.$AS134];[.$AY134];[.$BE134];[.$BK134];[.$BQ134])" office:value-type="float"/>
          <table:table-cell table:formula="of:=MEDIAN([.$D134];[.$J134];[.$P134];[.$V134];[.$AB134];[.$AH134];[.$AN134];[.$AT134];[.$AZ134];[.$BF134];[.$BL134];[.$BR134])" office:value-type="float"/>
          <table:table-cell table:formula="of:=MEDIAN([.$E134];[.$K134];[.$Q134];[.$W134];[.$AC134];[.$AI134];[.$AO134];[.$AU134];[.$BA134];[.$BG134];[.$BM134];[.$BS134])" office:value-type="float"/>
          <table:table-cell table:formula="of:=MEDIAN([.$F134];[.$L134];[.$R134];[.$X134];[.$AD134];[.$AJ134];[.$AP134];[.$AV134];[.$BB134];[.$BH134];[.$BN134];[.$BT134])" office:value-type="float"/>
          <table:table-cell table:formula="of:=MEDIAN([.$G134];[.$M134];[.$S134];[.$Y134];[.$AE134];[.$AK134];[.$AQ134];[.$AW134];[.$BC134];[.$BI134];[.$BO134];[.$BU134])" office:value-type="float"/>
          <table:table-cell table:formula="of:=MAX([.$B134];[.$H134];[.$N134];[.$T134];[.$Z134];[.$AF134];[.$AL134];[.$AR134];[.$AX134];[.$BD134];[.$BJ134];[.$BP134])" office:value-type="float"/>
          <table:table-cell table:formula="of:=MAX([.$C134];[.$I134];[.$O134];[.$U134];[.$AA134];[.$AG134];[.$AM134];[.$AS134];[.$AY134];[.$BE134];[.$BK134];[.$BQ134])" office:value-type="float"/>
          <table:table-cell table:formula="of:=MAX([.$D134];[.$J134];[.$P134];[.$V134];[.$AB134];[.$AH134];[.$AN134];[.$AT134];[.$AZ134];[.$BF134];[.$BL134];[.$BR134])" office:value-type="float"/>
          <table:table-cell table:formula="of:=MAX([.$E134];[.$K134];[.$Q134];[.$W134];[.$AC134];[.$AI134];[.$AO134];[.$AU134];[.$BA134];[.$BG134];[.$BM134];[.$BS134])" office:value-type="float"/>
          <table:table-cell table:formula="of:=MAX([.$F134];[.$L134];[.$R134];[.$X134];[.$AD134];[.$AJ134];[.$AP134];[.$AV134];[.$BB134];[.$BH134];[.$BN134];[.$BT134])" office:value-type="float"/>
          <table:table-cell table:formula="of:=MAX([.$G134];[.$M134];[.$S134];[.$Y134];[.$AE134];[.$AK134];[.$AQ134];[.$AW134];[.$BC134];[.$BI134];[.$BO134];[.$BU134])" office:value-type="float"/>
        </table:table-row>
        <table:table-row table:style-name="ro1">
          <table:table-cell office:value-type="string">
            <text:p>mystery-round-1-strips/instances/instance-3.lp</text:p>
          </table:table-cell>
          <table:table-cell office:value-type="float" office:value="28.15"/>
          <table:table-cell office:value-type="float" office:value="27.637"/>
          <table:table-cell office:value-type="float" office:value="52.0"/>
          <table:table-cell office:value-type="float" office:value="6.0"/>
          <table:table-cell office:value-type="float" office:value="583.0"/>
          <table:table-cell office:value-type="float" office:value="0.0"/>
          <table:table-cell office:value-type="float" office:value="28.72"/>
          <table:table-cell office:value-type="float" office:value="28.11"/>
          <table:table-cell office:value-type="float" office:value="56.0"/>
          <table:table-cell office:value-type="float" office:value="8.0"/>
          <table:table-cell office:value-type="float" office:value="584.0"/>
          <table:table-cell office:value-type="float" office:value="0.0"/>
          <table:table-cell office:value-type="float" office:value="29.24"/>
          <table:table-cell office:value-type="float" office:value="28.634"/>
          <table:table-cell office:value-type="float" office:value="52.0"/>
          <table:table-cell office:value-type="float" office:value="6.0"/>
          <table:table-cell office:value-type="float" office:value="586.0"/>
          <table:table-cell office:value-type="float" office:value="0.0"/>
          <table:table-cell office:value-type="float" office:value="28.72"/>
          <table:table-cell office:value-type="float" office:value="28.103"/>
          <table:table-cell office:value-type="float" office:value="56.0"/>
          <table:table-cell office:value-type="float" office:value="8.0"/>
          <table:table-cell office:value-type="float" office:value="584.0"/>
          <table:table-cell office:value-type="float" office:value="0.0"/>
          <table:table-cell office:value-type="float" office:value="28.13"/>
          <table:table-cell office:value-type="float" office:value="27.524"/>
          <table:table-cell office:value-type="float" office:value="52.0"/>
          <table:table-cell office:value-type="float" office:value="6.0"/>
          <table:table-cell office:value-type="float" office:value="583.0"/>
          <table:table-cell office:value-type="float" office:value="0.0"/>
          <table:table-cell office:value-type="float" office:value="28.04"/>
          <table:table-cell office:value-type="float" office:value="27.447"/>
          <table:table-cell office:value-type="float" office:value="56.0"/>
          <table:table-cell office:value-type="float" office:value="8.0"/>
          <table:table-cell office:value-type="float" office:value="586.0"/>
          <table:table-cell office:value-type="float" office:value="0.0"/>
          <table:table-cell office:value-type="float" office:value="28.18"/>
          <table:table-cell office:value-type="float" office:value="27.602"/>
          <table:table-cell office:value-type="float" office:value="52.0"/>
          <table:table-cell office:value-type="float" office:value="6.0"/>
          <table:table-cell office:value-type="float" office:value="584.0"/>
          <table:table-cell office:value-type="float" office:value="0.0"/>
          <table:table-cell office:value-type="float" office:value="27.7"/>
          <table:table-cell office:value-type="float" office:value="27.185"/>
          <table:table-cell office:value-type="float" office:value="56.0"/>
          <table:table-cell office:value-type="float" office:value="8.0"/>
          <table:table-cell office:value-type="float" office:value="583.0"/>
          <table:table-cell office:value-type="float" office:value="0.0"/>
          <table:table-cell office:value-type="float" office:value="28.09"/>
          <table:table-cell office:value-type="float" office:value="27.481"/>
          <table:table-cell office:value-type="float" office:value="52.0"/>
          <table:table-cell office:value-type="float" office:value="6.0"/>
          <table:table-cell office:value-type="float" office:value="583.0"/>
          <table:table-cell office:value-type="float" office:value="0.0"/>
          <table:table-cell office:value-type="float" office:value="27.83"/>
          <table:table-cell office:value-type="float" office:value="27.209"/>
          <table:table-cell office:value-type="float" office:value="56.0"/>
          <table:table-cell office:value-type="float" office:value="8.0"/>
          <table:table-cell office:value-type="float" office:value="586.0"/>
          <table:table-cell office:value-type="float" office:value="0.0"/>
          <table:table-cell office:value-type="float" office:value="28.03"/>
          <table:table-cell office:value-type="float" office:value="27.455"/>
          <table:table-cell office:value-type="float" office:value="52.0"/>
          <table:table-cell office:value-type="float" office:value="6.0"/>
          <table:table-cell office:value-type="float" office:value="585.0"/>
          <table:table-cell office:value-type="float" office:value="0.0"/>
          <table:table-cell office:value-type="float" office:value="28.06"/>
          <table:table-cell office:value-type="float" office:value="27.476"/>
          <table:table-cell office:value-type="float" office:value="56.0"/>
          <table:table-cell office:value-type="float" office:value="8.0"/>
          <table:table-cell office:value-type="float" office:value="582.0"/>
          <table:table-cell office:value-type="float" office:value="0.0"/>
          <table:table-cell table:formula="of:=MIN([.$B135];[.$H135];[.$N135];[.$T135];[.$Z135];[.$AF135];[.$AL135];[.$AR135];[.$AX135];[.$BD135];[.$BJ135];[.$BP135])" office:value-type="float"/>
          <table:table-cell table:formula="of:=MIN([.$C135];[.$I135];[.$O135];[.$U135];[.$AA135];[.$AG135];[.$AM135];[.$AS135];[.$AY135];[.$BE135];[.$BK135];[.$BQ135])" office:value-type="float"/>
          <table:table-cell table:formula="of:=MIN([.$D135];[.$J135];[.$P135];[.$V135];[.$AB135];[.$AH135];[.$AN135];[.$AT135];[.$AZ135];[.$BF135];[.$BL135];[.$BR135])" office:value-type="float"/>
          <table:table-cell table:formula="of:=MIN([.$E135];[.$K135];[.$Q135];[.$W135];[.$AC135];[.$AI135];[.$AO135];[.$AU135];[.$BA135];[.$BG135];[.$BM135];[.$BS135])" office:value-type="float"/>
          <table:table-cell table:formula="of:=MIN([.$F135];[.$L135];[.$R135];[.$X135];[.$AD135];[.$AJ135];[.$AP135];[.$AV135];[.$BB135];[.$BH135];[.$BN135];[.$BT135])" office:value-type="float"/>
          <table:table-cell table:formula="of:=MIN([.$G135];[.$M135];[.$S135];[.$Y135];[.$AE135];[.$AK135];[.$AQ135];[.$AW135];[.$BC135];[.$BI135];[.$BO135];[.$BU135])" office:value-type="float"/>
          <table:table-cell table:formula="of:=MEDIAN([.$B135];[.$H135];[.$N135];[.$T135];[.$Z135];[.$AF135];[.$AL135];[.$AR135];[.$AX135];[.$BD135];[.$BJ135];[.$BP135])" office:value-type="float"/>
          <table:table-cell table:formula="of:=MEDIAN([.$C135];[.$I135];[.$O135];[.$U135];[.$AA135];[.$AG135];[.$AM135];[.$AS135];[.$AY135];[.$BE135];[.$BK135];[.$BQ135])" office:value-type="float"/>
          <table:table-cell table:formula="of:=MEDIAN([.$D135];[.$J135];[.$P135];[.$V135];[.$AB135];[.$AH135];[.$AN135];[.$AT135];[.$AZ135];[.$BF135];[.$BL135];[.$BR135])" office:value-type="float"/>
          <table:table-cell table:formula="of:=MEDIAN([.$E135];[.$K135];[.$Q135];[.$W135];[.$AC135];[.$AI135];[.$AO135];[.$AU135];[.$BA135];[.$BG135];[.$BM135];[.$BS135])" office:value-type="float"/>
          <table:table-cell table:formula="of:=MEDIAN([.$F135];[.$L135];[.$R135];[.$X135];[.$AD135];[.$AJ135];[.$AP135];[.$AV135];[.$BB135];[.$BH135];[.$BN135];[.$BT135])" office:value-type="float"/>
          <table:table-cell table:formula="of:=MEDIAN([.$G135];[.$M135];[.$S135];[.$Y135];[.$AE135];[.$AK135];[.$AQ135];[.$AW135];[.$BC135];[.$BI135];[.$BO135];[.$BU135])" office:value-type="float"/>
          <table:table-cell table:formula="of:=MAX([.$B135];[.$H135];[.$N135];[.$T135];[.$Z135];[.$AF135];[.$AL135];[.$AR135];[.$AX135];[.$BD135];[.$BJ135];[.$BP135])" office:value-type="float"/>
          <table:table-cell table:formula="of:=MAX([.$C135];[.$I135];[.$O135];[.$U135];[.$AA135];[.$AG135];[.$AM135];[.$AS135];[.$AY135];[.$BE135];[.$BK135];[.$BQ135])" office:value-type="float"/>
          <table:table-cell table:formula="of:=MAX([.$D135];[.$J135];[.$P135];[.$V135];[.$AB135];[.$AH135];[.$AN135];[.$AT135];[.$AZ135];[.$BF135];[.$BL135];[.$BR135])" office:value-type="float"/>
          <table:table-cell table:formula="of:=MAX([.$E135];[.$K135];[.$Q135];[.$W135];[.$AC135];[.$AI135];[.$AO135];[.$AU135];[.$BA135];[.$BG135];[.$BM135];[.$BS135])" office:value-type="float"/>
          <table:table-cell table:formula="of:=MAX([.$F135];[.$L135];[.$R135];[.$X135];[.$AD135];[.$AJ135];[.$AP135];[.$AV135];[.$BB135];[.$BH135];[.$BN135];[.$BT135])" office:value-type="float"/>
          <table:table-cell table:formula="of:=MAX([.$G135];[.$M135];[.$S135];[.$Y135];[.$AE135];[.$AK135];[.$AQ135];[.$AW135];[.$BC135];[.$BI135];[.$BO135];[.$BU135])" office:value-type="float"/>
        </table:table-row>
        <table:table-row table:style-name="ro1">
          <table:table-cell office:value-type="string">
            <text:p>mystery-round-1-strips/instances/instance-30.lp</text:p>
          </table:table-cell>
          <table:table-cell office:value-type="float" office:value="136.23"/>
          <table:table-cell office:value-type="float" office:value="132.987"/>
          <table:table-cell office:value-type="float" office:value="495.0"/>
          <table:table-cell office:value-type="float" office:value="73.0"/>
          <table:table-cell office:value-type="float" office:value="2698.0"/>
          <table:table-cell office:value-type="float" office:value="0.0"/>
          <table:table-cell office:value-type="float" office:value="138.35"/>
          <table:table-cell office:value-type="float" office:value="135.582"/>
          <table:table-cell office:value-type="float" office:value="454.0"/>
          <table:table-cell office:value-type="float" office:value="71.0"/>
          <table:table-cell office:value-type="float" office:value="2702.0"/>
          <table:table-cell office:value-type="float" office:value="0.0"/>
          <table:table-cell office:value-type="float" office:value="135.97"/>
          <table:table-cell office:value-type="float" office:value="132.978"/>
          <table:table-cell office:value-type="float" office:value="503.0"/>
          <table:table-cell office:value-type="float" office:value="72.0"/>
          <table:table-cell office:value-type="float" office:value="2704.0"/>
          <table:table-cell office:value-type="float" office:value="10.0"/>
          <table:table-cell office:value-type="float" office:value="135.21"/>
          <table:table-cell office:value-type="float" office:value="132.751"/>
          <table:table-cell office:value-type="float" office:value="507.0"/>
          <table:table-cell office:value-type="float" office:value="71.0"/>
          <table:table-cell office:value-type="float" office:value="2706.0"/>
          <table:table-cell office:value-type="float" office:value="2.0"/>
          <table:table-cell office:value-type="float" office:value="139.89"/>
          <table:table-cell office:value-type="float" office:value="136.863"/>
          <table:table-cell office:value-type="float" office:value="503.0"/>
          <table:table-cell office:value-type="float" office:value="72.0"/>
          <table:table-cell office:value-type="float" office:value="2702.0"/>
          <table:table-cell office:value-type="float" office:value="10.0"/>
          <table:table-cell office:value-type="float" office:value="136.06"/>
          <table:table-cell office:value-type="float" office:value="133.075"/>
          <table:table-cell office:value-type="float" office:value="507.0"/>
          <table:table-cell office:value-type="float" office:value="71.0"/>
          <table:table-cell office:value-type="float" office:value="2703.0"/>
          <table:table-cell office:value-type="float" office:value="2.0"/>
          <table:table-cell office:value-type="float" office:value="135.71"/>
          <table:table-cell office:value-type="float" office:value="132.391"/>
          <table:table-cell office:value-type="float" office:value="503.0"/>
          <table:table-cell office:value-type="float" office:value="72.0"/>
          <table:table-cell office:value-type="float" office:value="2699.0"/>
          <table:table-cell office:value-type="float" office:value="10.0"/>
          <table:table-cell office:value-type="float" office:value="136.58"/>
          <table:table-cell office:value-type="float" office:value="133.293"/>
          <table:table-cell office:value-type="float" office:value="507.0"/>
          <table:table-cell office:value-type="float" office:value="71.0"/>
          <table:table-cell office:value-type="float" office:value="2699.0"/>
          <table:table-cell office:value-type="float" office:value="2.0"/>
          <table:table-cell office:value-type="float" office:value="137.15"/>
          <table:table-cell office:value-type="float" office:value="134.221"/>
          <table:table-cell office:value-type="float" office:value="503.0"/>
          <table:table-cell office:value-type="float" office:value="72.0"/>
          <table:table-cell office:value-type="float" office:value="2700.0"/>
          <table:table-cell office:value-type="float" office:value="7.0"/>
          <table:table-cell office:value-type="float" office:value="135.67"/>
          <table:table-cell office:value-type="float" office:value="132.678"/>
          <table:table-cell office:value-type="float" office:value="507.0"/>
          <table:table-cell office:value-type="float" office:value="71.0"/>
          <table:table-cell office:value-type="float" office:value="2700.0"/>
          <table:table-cell office:value-type="float" office:value="2.0"/>
          <table:table-cell office:value-type="float" office:value="137.18"/>
          <table:table-cell office:value-type="float" office:value="134.369"/>
          <table:table-cell office:value-type="float" office:value="503.0"/>
          <table:table-cell office:value-type="float" office:value="72.0"/>
          <table:table-cell office:value-type="float" office:value="2703.0"/>
          <table:table-cell office:value-type="float" office:value="10.0"/>
          <table:table-cell office:value-type="float" office:value="135.34"/>
          <table:table-cell office:value-type="float" office:value="132.448"/>
          <table:table-cell office:value-type="float" office:value="507.0"/>
          <table:table-cell office:value-type="float" office:value="71.0"/>
          <table:table-cell office:value-type="float" office:value="2703.0"/>
          <table:table-cell office:value-type="float" office:value="2.0"/>
          <table:table-cell table:formula="of:=MIN([.$B136];[.$H136];[.$N136];[.$T136];[.$Z136];[.$AF136];[.$AL136];[.$AR136];[.$AX136];[.$BD136];[.$BJ136];[.$BP136])" office:value-type="float"/>
          <table:table-cell table:formula="of:=MIN([.$C136];[.$I136];[.$O136];[.$U136];[.$AA136];[.$AG136];[.$AM136];[.$AS136];[.$AY136];[.$BE136];[.$BK136];[.$BQ136])" office:value-type="float"/>
          <table:table-cell table:formula="of:=MIN([.$D136];[.$J136];[.$P136];[.$V136];[.$AB136];[.$AH136];[.$AN136];[.$AT136];[.$AZ136];[.$BF136];[.$BL136];[.$BR136])" office:value-type="float"/>
          <table:table-cell table:formula="of:=MIN([.$E136];[.$K136];[.$Q136];[.$W136];[.$AC136];[.$AI136];[.$AO136];[.$AU136];[.$BA136];[.$BG136];[.$BM136];[.$BS136])" office:value-type="float"/>
          <table:table-cell table:formula="of:=MIN([.$F136];[.$L136];[.$R136];[.$X136];[.$AD136];[.$AJ136];[.$AP136];[.$AV136];[.$BB136];[.$BH136];[.$BN136];[.$BT136])" office:value-type="float"/>
          <table:table-cell table:formula="of:=MIN([.$G136];[.$M136];[.$S136];[.$Y136];[.$AE136];[.$AK136];[.$AQ136];[.$AW136];[.$BC136];[.$BI136];[.$BO136];[.$BU136])" office:value-type="float"/>
          <table:table-cell table:formula="of:=MEDIAN([.$B136];[.$H136];[.$N136];[.$T136];[.$Z136];[.$AF136];[.$AL136];[.$AR136];[.$AX136];[.$BD136];[.$BJ136];[.$BP136])" office:value-type="float"/>
          <table:table-cell table:formula="of:=MEDIAN([.$C136];[.$I136];[.$O136];[.$U136];[.$AA136];[.$AG136];[.$AM136];[.$AS136];[.$AY136];[.$BE136];[.$BK136];[.$BQ136])" office:value-type="float"/>
          <table:table-cell table:formula="of:=MEDIAN([.$D136];[.$J136];[.$P136];[.$V136];[.$AB136];[.$AH136];[.$AN136];[.$AT136];[.$AZ136];[.$BF136];[.$BL136];[.$BR136])" office:value-type="float"/>
          <table:table-cell table:formula="of:=MEDIAN([.$E136];[.$K136];[.$Q136];[.$W136];[.$AC136];[.$AI136];[.$AO136];[.$AU136];[.$BA136];[.$BG136];[.$BM136];[.$BS136])" office:value-type="float"/>
          <table:table-cell table:formula="of:=MEDIAN([.$F136];[.$L136];[.$R136];[.$X136];[.$AD136];[.$AJ136];[.$AP136];[.$AV136];[.$BB136];[.$BH136];[.$BN136];[.$BT136])" office:value-type="float"/>
          <table:table-cell table:formula="of:=MEDIAN([.$G136];[.$M136];[.$S136];[.$Y136];[.$AE136];[.$AK136];[.$AQ136];[.$AW136];[.$BC136];[.$BI136];[.$BO136];[.$BU136])" office:value-type="float"/>
          <table:table-cell table:formula="of:=MAX([.$B136];[.$H136];[.$N136];[.$T136];[.$Z136];[.$AF136];[.$AL136];[.$AR136];[.$AX136];[.$BD136];[.$BJ136];[.$BP136])" office:value-type="float"/>
          <table:table-cell table:formula="of:=MAX([.$C136];[.$I136];[.$O136];[.$U136];[.$AA136];[.$AG136];[.$AM136];[.$AS136];[.$AY136];[.$BE136];[.$BK136];[.$BQ136])" office:value-type="float"/>
          <table:table-cell table:formula="of:=MAX([.$D136];[.$J136];[.$P136];[.$V136];[.$AB136];[.$AH136];[.$AN136];[.$AT136];[.$AZ136];[.$BF136];[.$BL136];[.$BR136])" office:value-type="float"/>
          <table:table-cell table:formula="of:=MAX([.$E136];[.$K136];[.$Q136];[.$W136];[.$AC136];[.$AI136];[.$AO136];[.$AU136];[.$BA136];[.$BG136];[.$BM136];[.$BS136])" office:value-type="float"/>
          <table:table-cell table:formula="of:=MAX([.$F136];[.$L136];[.$R136];[.$X136];[.$AD136];[.$AJ136];[.$AP136];[.$AV136];[.$BB136];[.$BH136];[.$BN136];[.$BT136])" office:value-type="float"/>
          <table:table-cell table:formula="of:=MAX([.$G136];[.$M136];[.$S136];[.$Y136];[.$AE136];[.$AK136];[.$AQ136];[.$AW136];[.$BC136];[.$BI136];[.$BO136];[.$BU136])" office:value-type="float"/>
        </table:table-row>
        <table:table-row table:style-name="ro1">
          <table:table-cell office:value-type="string">
            <text:p>mystery-round-1-strips/instances/instance-6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4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5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1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6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table:formula="of:=MIN([.$B137];[.$H137];[.$N137];[.$T137];[.$Z137];[.$AF137];[.$AL137];[.$AR137];[.$AX137];[.$BD137];[.$BJ137];[.$BP137])" office:value-type="float"/>
          <table:table-cell table:formula="of:=MIN([.$C137];[.$I137];[.$O137];[.$U137];[.$AA137];[.$AG137];[.$AM137];[.$AS137];[.$AY137];[.$BE137];[.$BK137];[.$BQ137])" office:value-type="float"/>
          <table:table-cell table:formula="of:=MIN([.$D137];[.$J137];[.$P137];[.$V137];[.$AB137];[.$AH137];[.$AN137];[.$AT137];[.$AZ137];[.$BF137];[.$BL137];[.$BR137])" office:value-type="float"/>
          <table:table-cell table:formula="of:=MIN([.$E137];[.$K137];[.$Q137];[.$W137];[.$AC137];[.$AI137];[.$AO137];[.$AU137];[.$BA137];[.$BG137];[.$BM137];[.$BS137])" office:value-type="float"/>
          <table:table-cell table:formula="of:=MIN([.$F137];[.$L137];[.$R137];[.$X137];[.$AD137];[.$AJ137];[.$AP137];[.$AV137];[.$BB137];[.$BH137];[.$BN137];[.$BT137])" office:value-type="float"/>
          <table:table-cell table:formula="of:=MIN([.$G137];[.$M137];[.$S137];[.$Y137];[.$AE137];[.$AK137];[.$AQ137];[.$AW137];[.$BC137];[.$BI137];[.$BO137];[.$BU137])" office:value-type="float"/>
          <table:table-cell table:formula="of:=MEDIAN([.$B137];[.$H137];[.$N137];[.$T137];[.$Z137];[.$AF137];[.$AL137];[.$AR137];[.$AX137];[.$BD137];[.$BJ137];[.$BP137])" office:value-type="float"/>
          <table:table-cell table:formula="of:=MEDIAN([.$C137];[.$I137];[.$O137];[.$U137];[.$AA137];[.$AG137];[.$AM137];[.$AS137];[.$AY137];[.$BE137];[.$BK137];[.$BQ137])" office:value-type="float"/>
          <table:table-cell table:formula="of:=MEDIAN([.$D137];[.$J137];[.$P137];[.$V137];[.$AB137];[.$AH137];[.$AN137];[.$AT137];[.$AZ137];[.$BF137];[.$BL137];[.$BR137])" office:value-type="float"/>
          <table:table-cell table:formula="of:=MEDIAN([.$E137];[.$K137];[.$Q137];[.$W137];[.$AC137];[.$AI137];[.$AO137];[.$AU137];[.$BA137];[.$BG137];[.$BM137];[.$BS137])" office:value-type="float"/>
          <table:table-cell table:formula="of:=MEDIAN([.$F137];[.$L137];[.$R137];[.$X137];[.$AD137];[.$AJ137];[.$AP137];[.$AV137];[.$BB137];[.$BH137];[.$BN137];[.$BT137])" office:value-type="float"/>
          <table:table-cell table:formula="of:=MEDIAN([.$G137];[.$M137];[.$S137];[.$Y137];[.$AE137];[.$AK137];[.$AQ137];[.$AW137];[.$BC137];[.$BI137];[.$BO137];[.$BU137])" office:value-type="float"/>
          <table:table-cell table:formula="of:=MAX([.$B137];[.$H137];[.$N137];[.$T137];[.$Z137];[.$AF137];[.$AL137];[.$AR137];[.$AX137];[.$BD137];[.$BJ137];[.$BP137])" office:value-type="float"/>
          <table:table-cell table:formula="of:=MAX([.$C137];[.$I137];[.$O137];[.$U137];[.$AA137];[.$AG137];[.$AM137];[.$AS137];[.$AY137];[.$BE137];[.$BK137];[.$BQ137])" office:value-type="float"/>
          <table:table-cell table:formula="of:=MAX([.$D137];[.$J137];[.$P137];[.$V137];[.$AB137];[.$AH137];[.$AN137];[.$AT137];[.$AZ137];[.$BF137];[.$BL137];[.$BR137])" office:value-type="float"/>
          <table:table-cell table:formula="of:=MAX([.$E137];[.$K137];[.$Q137];[.$W137];[.$AC137];[.$AI137];[.$AO137];[.$AU137];[.$BA137];[.$BG137];[.$BM137];[.$BS137])" office:value-type="float"/>
          <table:table-cell table:formula="of:=MAX([.$F137];[.$L137];[.$R137];[.$X137];[.$AD137];[.$AJ137];[.$AP137];[.$AV137];[.$BB137];[.$BH137];[.$BN137];[.$BT137])" office:value-type="float"/>
          <table:table-cell table:formula="of:=MAX([.$G137];[.$M137];[.$S137];[.$Y137];[.$AE137];[.$AK137];[.$AQ137];[.$AW137];[.$BC137];[.$BI137];[.$BO137];[.$BU137])" office:value-type="float"/>
        </table:table-row>
        <table:table-row table:style-name="ro1">
          <table:table-cell office:value-type="string">
            <text:p>mystery-round-1-strips/instances/instance-9.lp</text:p>
          </table:table-cell>
          <table:table-cell office:value-type="float" office:value="56.58"/>
          <table:table-cell office:value-type="float" office:value="55.634"/>
          <table:table-cell office:value-type="float" office:value="264.0"/>
          <table:table-cell office:value-type="float" office:value="65.0"/>
          <table:table-cell office:value-type="float" office:value="1127.0"/>
          <table:table-cell office:value-type="float" office:value="0.0"/>
          <table:table-cell office:value-type="float" office:value="56.82"/>
          <table:table-cell office:value-type="float" office:value="55.642"/>
          <table:table-cell office:value-type="float" office:value="72.0"/>
          <table:table-cell office:value-type="float" office:value="19.0"/>
          <table:table-cell office:value-type="float" office:value="1126.0"/>
          <table:table-cell office:value-type="float" office:value="0.0"/>
          <table:table-cell office:value-type="float" office:value="55.62"/>
          <table:table-cell office:value-type="float" office:value="54.583"/>
          <table:table-cell office:value-type="float" office:value="264.0"/>
          <table:table-cell office:value-type="float" office:value="65.0"/>
          <table:table-cell office:value-type="float" office:value="1130.0"/>
          <table:table-cell office:value-type="float" office:value="0.0"/>
          <table:table-cell office:value-type="float" office:value="63.76"/>
          <table:table-cell office:value-type="float" office:value="62.709"/>
          <table:table-cell office:value-type="float" office:value="72.0"/>
          <table:table-cell office:value-type="float" office:value="19.0"/>
          <table:table-cell office:value-type="float" office:value="1126.0"/>
          <table:table-cell office:value-type="float" office:value="0.0"/>
          <table:table-cell office:value-type="float" office:value="56.77"/>
          <table:table-cell office:value-type="float" office:value="55.797"/>
          <table:table-cell office:value-type="float" office:value="264.0"/>
          <table:table-cell office:value-type="float" office:value="65.0"/>
          <table:table-cell office:value-type="float" office:value="1126.0"/>
          <table:table-cell office:value-type="float" office:value="0.0"/>
          <table:table-cell office:value-type="float" office:value="55.71"/>
          <table:table-cell office:value-type="float" office:value="54.716"/>
          <table:table-cell office:value-type="float" office:value="72.0"/>
          <table:table-cell office:value-type="float" office:value="19.0"/>
          <table:table-cell office:value-type="float" office:value="1124.0"/>
          <table:table-cell office:value-type="float" office:value="0.0"/>
          <table:table-cell office:value-type="float" office:value="55.05"/>
          <table:table-cell office:value-type="float" office:value="53.996"/>
          <table:table-cell office:value-type="float" office:value="264.0"/>
          <table:table-cell office:value-type="float" office:value="65.0"/>
          <table:table-cell office:value-type="float" office:value="1125.0"/>
          <table:table-cell office:value-type="float" office:value="0.0"/>
          <table:table-cell office:value-type="float" office:value="54.92"/>
          <table:table-cell office:value-type="float" office:value="53.879"/>
          <table:table-cell office:value-type="float" office:value="72.0"/>
          <table:table-cell office:value-type="float" office:value="19.0"/>
          <table:table-cell office:value-type="float" office:value="1132.0"/>
          <table:table-cell office:value-type="float" office:value="0.0"/>
          <table:table-cell office:value-type="float" office:value="55.54"/>
          <table:table-cell office:value-type="float" office:value="54.515"/>
          <table:table-cell office:value-type="float" office:value="264.0"/>
          <table:table-cell office:value-type="float" office:value="65.0"/>
          <table:table-cell office:value-type="float" office:value="1126.0"/>
          <table:table-cell office:value-type="float" office:value="0.0"/>
          <table:table-cell office:value-type="float" office:value="55.5"/>
          <table:table-cell office:value-type="float" office:value="54.553"/>
          <table:table-cell office:value-type="float" office:value="72.0"/>
          <table:table-cell office:value-type="float" office:value="19.0"/>
          <table:table-cell office:value-type="float" office:value="1139.0"/>
          <table:table-cell office:value-type="float" office:value="0.0"/>
          <table:table-cell office:value-type="float" office:value="55.9"/>
          <table:table-cell office:value-type="float" office:value="54.778"/>
          <table:table-cell office:value-type="float" office:value="264.0"/>
          <table:table-cell office:value-type="float" office:value="65.0"/>
          <table:table-cell office:value-type="float" office:value="1126.0"/>
          <table:table-cell office:value-type="float" office:value="0.0"/>
          <table:table-cell office:value-type="float" office:value="55.13"/>
          <table:table-cell office:value-type="float" office:value="54.106"/>
          <table:table-cell office:value-type="float" office:value="72.0"/>
          <table:table-cell office:value-type="float" office:value="19.0"/>
          <table:table-cell office:value-type="float" office:value="1122.0"/>
          <table:table-cell office:value-type="float" office:value="0.0"/>
          <table:table-cell table:formula="of:=MIN([.$B138];[.$H138];[.$N138];[.$T138];[.$Z138];[.$AF138];[.$AL138];[.$AR138];[.$AX138];[.$BD138];[.$BJ138];[.$BP138])" office:value-type="float"/>
          <table:table-cell table:formula="of:=MIN([.$C138];[.$I138];[.$O138];[.$U138];[.$AA138];[.$AG138];[.$AM138];[.$AS138];[.$AY138];[.$BE138];[.$BK138];[.$BQ138])" office:value-type="float"/>
          <table:table-cell table:formula="of:=MIN([.$D138];[.$J138];[.$P138];[.$V138];[.$AB138];[.$AH138];[.$AN138];[.$AT138];[.$AZ138];[.$BF138];[.$BL138];[.$BR138])" office:value-type="float"/>
          <table:table-cell table:formula="of:=MIN([.$E138];[.$K138];[.$Q138];[.$W138];[.$AC138];[.$AI138];[.$AO138];[.$AU138];[.$BA138];[.$BG138];[.$BM138];[.$BS138])" office:value-type="float"/>
          <table:table-cell table:formula="of:=MIN([.$F138];[.$L138];[.$R138];[.$X138];[.$AD138];[.$AJ138];[.$AP138];[.$AV138];[.$BB138];[.$BH138];[.$BN138];[.$BT138])" office:value-type="float"/>
          <table:table-cell table:formula="of:=MIN([.$G138];[.$M138];[.$S138];[.$Y138];[.$AE138];[.$AK138];[.$AQ138];[.$AW138];[.$BC138];[.$BI138];[.$BO138];[.$BU138])" office:value-type="float"/>
          <table:table-cell table:formula="of:=MEDIAN([.$B138];[.$H138];[.$N138];[.$T138];[.$Z138];[.$AF138];[.$AL138];[.$AR138];[.$AX138];[.$BD138];[.$BJ138];[.$BP138])" office:value-type="float"/>
          <table:table-cell table:formula="of:=MEDIAN([.$C138];[.$I138];[.$O138];[.$U138];[.$AA138];[.$AG138];[.$AM138];[.$AS138];[.$AY138];[.$BE138];[.$BK138];[.$BQ138])" office:value-type="float"/>
          <table:table-cell table:formula="of:=MEDIAN([.$D138];[.$J138];[.$P138];[.$V138];[.$AB138];[.$AH138];[.$AN138];[.$AT138];[.$AZ138];[.$BF138];[.$BL138];[.$BR138])" office:value-type="float"/>
          <table:table-cell table:formula="of:=MEDIAN([.$E138];[.$K138];[.$Q138];[.$W138];[.$AC138];[.$AI138];[.$AO138];[.$AU138];[.$BA138];[.$BG138];[.$BM138];[.$BS138])" office:value-type="float"/>
          <table:table-cell table:formula="of:=MEDIAN([.$F138];[.$L138];[.$R138];[.$X138];[.$AD138];[.$AJ138];[.$AP138];[.$AV138];[.$BB138];[.$BH138];[.$BN138];[.$BT138])" office:value-type="float"/>
          <table:table-cell table:formula="of:=MEDIAN([.$G138];[.$M138];[.$S138];[.$Y138];[.$AE138];[.$AK138];[.$AQ138];[.$AW138];[.$BC138];[.$BI138];[.$BO138];[.$BU138])" office:value-type="float"/>
          <table:table-cell table:formula="of:=MAX([.$B138];[.$H138];[.$N138];[.$T138];[.$Z138];[.$AF138];[.$AL138];[.$AR138];[.$AX138];[.$BD138];[.$BJ138];[.$BP138])" office:value-type="float"/>
          <table:table-cell table:formula="of:=MAX([.$C138];[.$I138];[.$O138];[.$U138];[.$AA138];[.$AG138];[.$AM138];[.$AS138];[.$AY138];[.$BE138];[.$BK138];[.$BQ138])" office:value-type="float"/>
          <table:table-cell table:formula="of:=MAX([.$D138];[.$J138];[.$P138];[.$V138];[.$AB138];[.$AH138];[.$AN138];[.$AT138];[.$AZ138];[.$BF138];[.$BL138];[.$BR138])" office:value-type="float"/>
          <table:table-cell table:formula="of:=MAX([.$E138];[.$K138];[.$Q138];[.$W138];[.$AC138];[.$AI138];[.$AO138];[.$AU138];[.$BA138];[.$BG138];[.$BM138];[.$BS138])" office:value-type="float"/>
          <table:table-cell table:formula="of:=MAX([.$F138];[.$L138];[.$R138];[.$X138];[.$AD138];[.$AJ138];[.$AP138];[.$AV138];[.$BB138];[.$BH138];[.$BN138];[.$BT138])" office:value-type="float"/>
          <table:table-cell table:formula="of:=MAX([.$G138];[.$M138];[.$S138];[.$Y138];[.$AE138];[.$AK138];[.$AQ138];[.$AW138];[.$BC138];[.$BI138];[.$BO138];[.$BU1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8])" office:value-type="float"/>
          <table:table-cell table:formula="of:=SUM([.C3:.C138])" office:value-type="float"/>
          <table:table-cell table:formula="of:=SUM([.D3:.D138])" office:value-type="float"/>
          <table:table-cell table:formula="of:=SUM([.E3:.E138])" office:value-type="float"/>
          <table:table-cell table:formula="of:=SUM([.F3:.F138])" office:value-type="float"/>
          <table:table-cell table:formula="of:=SUM([.G3:.G138])" office:value-type="float"/>
          <table:table-cell table:formula="of:=SUM([.H3:.H138])" office:value-type="float"/>
          <table:table-cell table:formula="of:=SUM([.I3:.I138])" office:value-type="float"/>
          <table:table-cell table:formula="of:=SUM([.J3:.J138])" office:value-type="float"/>
          <table:table-cell table:formula="of:=SUM([.K3:.K138])" office:value-type="float"/>
          <table:table-cell table:formula="of:=SUM([.L3:.L138])" office:value-type="float"/>
          <table:table-cell table:formula="of:=SUM([.M3:.M138])" office:value-type="float"/>
          <table:table-cell table:formula="of:=SUM([.N3:.N138])" office:value-type="float"/>
          <table:table-cell table:formula="of:=SUM([.O3:.O138])" office:value-type="float"/>
          <table:table-cell table:formula="of:=SUM([.P3:.P138])" office:value-type="float"/>
          <table:table-cell table:formula="of:=SUM([.Q3:.Q138])" office:value-type="float"/>
          <table:table-cell table:formula="of:=SUM([.R3:.R138])" office:value-type="float"/>
          <table:table-cell table:formula="of:=SUM([.S3:.S138])" office:value-type="float"/>
          <table:table-cell table:formula="of:=SUM([.T3:.T138])" office:value-type="float"/>
          <table:table-cell table:formula="of:=SUM([.U3:.U138])" office:value-type="float"/>
          <table:table-cell table:formula="of:=SUM([.V3:.V138])" office:value-type="float"/>
          <table:table-cell table:formula="of:=SUM([.W3:.W138])" office:value-type="float"/>
          <table:table-cell table:formula="of:=SUM([.X3:.X138])" office:value-type="float"/>
          <table:table-cell table:formula="of:=SUM([.Y3:.Y138])" office:value-type="float"/>
          <table:table-cell table:formula="of:=SUM([.Z3:.Z138])" office:value-type="float"/>
          <table:table-cell table:formula="of:=SUM([.AA3:.AA138])" office:value-type="float"/>
          <table:table-cell table:formula="of:=SUM([.AB3:.AB138])" office:value-type="float"/>
          <table:table-cell table:formula="of:=SUM([.AC3:.AC138])" office:value-type="float"/>
          <table:table-cell table:formula="of:=SUM([.AD3:.AD138])" office:value-type="float"/>
          <table:table-cell table:formula="of:=SUM([.AE3:.AE138])" office:value-type="float"/>
          <table:table-cell table:formula="of:=SUM([.AF3:.AF138])" office:value-type="float"/>
          <table:table-cell table:formula="of:=SUM([.AG3:.AG138])" office:value-type="float"/>
          <table:table-cell table:formula="of:=SUM([.AH3:.AH138])" office:value-type="float"/>
          <table:table-cell table:formula="of:=SUM([.AI3:.AI138])" office:value-type="float"/>
          <table:table-cell table:formula="of:=SUM([.AJ3:.AJ138])" office:value-type="float"/>
          <table:table-cell table:formula="of:=SUM([.AK3:.AK138])" office:value-type="float"/>
          <table:table-cell table:formula="of:=SUM([.AL3:.AL138])" office:value-type="float"/>
          <table:table-cell table:formula="of:=SUM([.AM3:.AM138])" office:value-type="float"/>
          <table:table-cell table:formula="of:=SUM([.AN3:.AN138])" office:value-type="float"/>
          <table:table-cell table:formula="of:=SUM([.AO3:.AO138])" office:value-type="float"/>
          <table:table-cell table:formula="of:=SUM([.AP3:.AP138])" office:value-type="float"/>
          <table:table-cell table:formula="of:=SUM([.AQ3:.AQ138])" office:value-type="float"/>
          <table:table-cell table:formula="of:=SUM([.AR3:.AR138])" office:value-type="float"/>
          <table:table-cell table:formula="of:=SUM([.AS3:.AS138])" office:value-type="float"/>
          <table:table-cell table:formula="of:=SUM([.AT3:.AT138])" office:value-type="float"/>
          <table:table-cell table:formula="of:=SUM([.AU3:.AU138])" office:value-type="float"/>
          <table:table-cell table:formula="of:=SUM([.AV3:.AV138])" office:value-type="float"/>
          <table:table-cell table:formula="of:=SUM([.AW3:.AW138])" office:value-type="float"/>
          <table:table-cell table:formula="of:=SUM([.AX3:.AX138])" office:value-type="float"/>
          <table:table-cell table:formula="of:=SUM([.AY3:.AY138])" office:value-type="float"/>
          <table:table-cell table:formula="of:=SUM([.AZ3:.AZ138])" office:value-type="float"/>
          <table:table-cell table:formula="of:=SUM([.BA3:.BA138])" office:value-type="float"/>
          <table:table-cell table:formula="of:=SUM([.BB3:.BB138])" office:value-type="float"/>
          <table:table-cell table:formula="of:=SUM([.BC3:.BC138])" office:value-type="float"/>
          <table:table-cell table:formula="of:=SUM([.BD3:.BD138])" office:value-type="float"/>
          <table:table-cell table:formula="of:=SUM([.BE3:.BE138])" office:value-type="float"/>
          <table:table-cell table:formula="of:=SUM([.BF3:.BF138])" office:value-type="float"/>
          <table:table-cell table:formula="of:=SUM([.BG3:.BG138])" office:value-type="float"/>
          <table:table-cell table:formula="of:=SUM([.BH3:.BH138])" office:value-type="float"/>
          <table:table-cell table:formula="of:=SUM([.BI3:.BI138])" office:value-type="float"/>
          <table:table-cell table:formula="of:=SUM([.BJ3:.BJ138])" office:value-type="float"/>
          <table:table-cell table:formula="of:=SUM([.BK3:.BK138])" office:value-type="float"/>
          <table:table-cell table:formula="of:=SUM([.BL3:.BL138])" office:value-type="float"/>
          <table:table-cell table:formula="of:=SUM([.BM3:.BM138])" office:value-type="float"/>
          <table:table-cell table:formula="of:=SUM([.BN3:.BN138])" office:value-type="float"/>
          <table:table-cell table:formula="of:=SUM([.BO3:.BO138])" office:value-type="float"/>
          <table:table-cell table:formula="of:=SUM([.BP3:.BP138])" office:value-type="float"/>
          <table:table-cell table:formula="of:=SUM([.BQ3:.BQ138])" office:value-type="float"/>
          <table:table-cell table:formula="of:=SUM([.BR3:.BR138])" office:value-type="float"/>
          <table:table-cell table:formula="of:=SUM([.BS3:.BS138])" office:value-type="float"/>
          <table:table-cell table:formula="of:=SUM([.BT3:.BT138])" office:value-type="float"/>
          <table:table-cell table:formula="of:=SUM([.BU3:.BU138])" office:value-type="float"/>
          <table:table-cell table:formula="of:=SUM([.BV3:.BV138])" office:value-type="float"/>
          <table:table-cell table:formula="of:=SUM([.BW3:.BW138])" office:value-type="float"/>
          <table:table-cell table:formula="of:=SUM([.BX3:.BX138])" office:value-type="float"/>
          <table:table-cell table:formula="of:=SUM([.BY3:.BY138])" office:value-type="float"/>
          <table:table-cell table:formula="of:=SUM([.BZ3:.BZ138])" office:value-type="float"/>
          <table:table-cell table:formula="of:=SUM([.CA3:.CA138])" office:value-type="float"/>
          <table:table-cell table:formula="of:=SUM([.CB3:.CB138])" office:value-type="float"/>
          <table:table-cell table:formula="of:=SUM([.CC3:.CC138])" office:value-type="float"/>
          <table:table-cell table:formula="of:=SUM([.CD3:.CD138])" office:value-type="float"/>
          <table:table-cell table:formula="of:=SUM([.CE3:.CE138])" office:value-type="float"/>
          <table:table-cell table:formula="of:=SUM([.CF3:.CF138])" office:value-type="float"/>
          <table:table-cell table:formula="of:=SUM([.CG3:.CG138])" office:value-type="float"/>
          <table:table-cell table:formula="of:=SUM([.CH3:.CH138])" office:value-type="float"/>
          <table:table-cell table:formula="of:=SUM([.CI3:.CI138])" office:value-type="float"/>
          <table:table-cell table:formula="of:=SUM([.CJ3:.CJ138])" office:value-type="float"/>
          <table:table-cell table:formula="of:=SUM([.CK3:.CK138])" office:value-type="float"/>
          <table:table-cell table:formula="of:=SUM([.CL3:.CL138])" office:value-type="float"/>
          <table:table-cell table:formula="of:=SUM([.CM3:.CM1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8])" office:value-type="float"/>
          <table:table-cell table:formula="of:=AVERAGE([.C3:.C138])" office:value-type="float"/>
          <table:table-cell table:formula="of:=AVERAGE([.D3:.D138])" office:value-type="float"/>
          <table:table-cell table:formula="of:=AVERAGE([.E3:.E138])" office:value-type="float"/>
          <table:table-cell table:formula="of:=AVERAGE([.F3:.F138])" office:value-type="float"/>
          <table:table-cell table:formula="of:=AVERAGE([.G3:.G138])" office:value-type="float"/>
          <table:table-cell table:formula="of:=AVERAGE([.H3:.H138])" office:value-type="float"/>
          <table:table-cell table:formula="of:=AVERAGE([.I3:.I138])" office:value-type="float"/>
          <table:table-cell table:formula="of:=AVERAGE([.J3:.J138])" office:value-type="float"/>
          <table:table-cell table:formula="of:=AVERAGE([.K3:.K138])" office:value-type="float"/>
          <table:table-cell table:formula="of:=AVERAGE([.L3:.L138])" office:value-type="float"/>
          <table:table-cell table:formula="of:=AVERAGE([.M3:.M138])" office:value-type="float"/>
          <table:table-cell table:formula="of:=AVERAGE([.N3:.N138])" office:value-type="float"/>
          <table:table-cell table:formula="of:=AVERAGE([.O3:.O138])" office:value-type="float"/>
          <table:table-cell table:formula="of:=AVERAGE([.P3:.P138])" office:value-type="float"/>
          <table:table-cell table:formula="of:=AVERAGE([.Q3:.Q138])" office:value-type="float"/>
          <table:table-cell table:formula="of:=AVERAGE([.R3:.R138])" office:value-type="float"/>
          <table:table-cell table:formula="of:=AVERAGE([.S3:.S138])" office:value-type="float"/>
          <table:table-cell table:formula="of:=AVERAGE([.T3:.T138])" office:value-type="float"/>
          <table:table-cell table:formula="of:=AVERAGE([.U3:.U138])" office:value-type="float"/>
          <table:table-cell table:formula="of:=AVERAGE([.V3:.V138])" office:value-type="float"/>
          <table:table-cell table:formula="of:=AVERAGE([.W3:.W138])" office:value-type="float"/>
          <table:table-cell table:formula="of:=AVERAGE([.X3:.X138])" office:value-type="float"/>
          <table:table-cell table:formula="of:=AVERAGE([.Y3:.Y138])" office:value-type="float"/>
          <table:table-cell table:formula="of:=AVERAGE([.Z3:.Z138])" office:value-type="float"/>
          <table:table-cell table:formula="of:=AVERAGE([.AA3:.AA138])" office:value-type="float"/>
          <table:table-cell table:formula="of:=AVERAGE([.AB3:.AB138])" office:value-type="float"/>
          <table:table-cell table:formula="of:=AVERAGE([.AC3:.AC138])" office:value-type="float"/>
          <table:table-cell table:formula="of:=AVERAGE([.AD3:.AD138])" office:value-type="float"/>
          <table:table-cell table:formula="of:=AVERAGE([.AE3:.AE138])" office:value-type="float"/>
          <table:table-cell table:formula="of:=AVERAGE([.AF3:.AF138])" office:value-type="float"/>
          <table:table-cell table:formula="of:=AVERAGE([.AG3:.AG138])" office:value-type="float"/>
          <table:table-cell table:formula="of:=AVERAGE([.AH3:.AH138])" office:value-type="float"/>
          <table:table-cell table:formula="of:=AVERAGE([.AI3:.AI138])" office:value-type="float"/>
          <table:table-cell table:formula="of:=AVERAGE([.AJ3:.AJ138])" office:value-type="float"/>
          <table:table-cell table:formula="of:=AVERAGE([.AK3:.AK138])" office:value-type="float"/>
          <table:table-cell table:formula="of:=AVERAGE([.AL3:.AL138])" office:value-type="float"/>
          <table:table-cell table:formula="of:=AVERAGE([.AM3:.AM138])" office:value-type="float"/>
          <table:table-cell table:formula="of:=AVERAGE([.AN3:.AN138])" office:value-type="float"/>
          <table:table-cell table:formula="of:=AVERAGE([.AO3:.AO138])" office:value-type="float"/>
          <table:table-cell table:formula="of:=AVERAGE([.AP3:.AP138])" office:value-type="float"/>
          <table:table-cell table:formula="of:=AVERAGE([.AQ3:.AQ138])" office:value-type="float"/>
          <table:table-cell table:formula="of:=AVERAGE([.AR3:.AR138])" office:value-type="float"/>
          <table:table-cell table:formula="of:=AVERAGE([.AS3:.AS138])" office:value-type="float"/>
          <table:table-cell table:formula="of:=AVERAGE([.AT3:.AT138])" office:value-type="float"/>
          <table:table-cell table:formula="of:=AVERAGE([.AU3:.AU138])" office:value-type="float"/>
          <table:table-cell table:formula="of:=AVERAGE([.AV3:.AV138])" office:value-type="float"/>
          <table:table-cell table:formula="of:=AVERAGE([.AW3:.AW138])" office:value-type="float"/>
          <table:table-cell table:formula="of:=AVERAGE([.AX3:.AX138])" office:value-type="float"/>
          <table:table-cell table:formula="of:=AVERAGE([.AY3:.AY138])" office:value-type="float"/>
          <table:table-cell table:formula="of:=AVERAGE([.AZ3:.AZ138])" office:value-type="float"/>
          <table:table-cell table:formula="of:=AVERAGE([.BA3:.BA138])" office:value-type="float"/>
          <table:table-cell table:formula="of:=AVERAGE([.BB3:.BB138])" office:value-type="float"/>
          <table:table-cell table:formula="of:=AVERAGE([.BC3:.BC138])" office:value-type="float"/>
          <table:table-cell table:formula="of:=AVERAGE([.BD3:.BD138])" office:value-type="float"/>
          <table:table-cell table:formula="of:=AVERAGE([.BE3:.BE138])" office:value-type="float"/>
          <table:table-cell table:formula="of:=AVERAGE([.BF3:.BF138])" office:value-type="float"/>
          <table:table-cell table:formula="of:=AVERAGE([.BG3:.BG138])" office:value-type="float"/>
          <table:table-cell table:formula="of:=AVERAGE([.BH3:.BH138])" office:value-type="float"/>
          <table:table-cell table:formula="of:=AVERAGE([.BI3:.BI138])" office:value-type="float"/>
          <table:table-cell table:formula="of:=AVERAGE([.BJ3:.BJ138])" office:value-type="float"/>
          <table:table-cell table:formula="of:=AVERAGE([.BK3:.BK138])" office:value-type="float"/>
          <table:table-cell table:formula="of:=AVERAGE([.BL3:.BL138])" office:value-type="float"/>
          <table:table-cell table:formula="of:=AVERAGE([.BM3:.BM138])" office:value-type="float"/>
          <table:table-cell table:formula="of:=AVERAGE([.BN3:.BN138])" office:value-type="float"/>
          <table:table-cell table:formula="of:=AVERAGE([.BO3:.BO138])" office:value-type="float"/>
          <table:table-cell table:formula="of:=AVERAGE([.BP3:.BP138])" office:value-type="float"/>
          <table:table-cell table:formula="of:=AVERAGE([.BQ3:.BQ138])" office:value-type="float"/>
          <table:table-cell table:formula="of:=AVERAGE([.BR3:.BR138])" office:value-type="float"/>
          <table:table-cell table:formula="of:=AVERAGE([.BS3:.BS138])" office:value-type="float"/>
          <table:table-cell table:formula="of:=AVERAGE([.BT3:.BT138])" office:value-type="float"/>
          <table:table-cell table:formula="of:=AVERAGE([.BU3:.BU138])" office:value-type="float"/>
          <table:table-cell table:formula="of:=AVERAGE([.BV3:.BV138])" office:value-type="float"/>
          <table:table-cell table:formula="of:=AVERAGE([.BW3:.BW138])" office:value-type="float"/>
          <table:table-cell table:formula="of:=AVERAGE([.BX3:.BX138])" office:value-type="float"/>
          <table:table-cell table:formula="of:=AVERAGE([.BY3:.BY138])" office:value-type="float"/>
          <table:table-cell table:formula="of:=AVERAGE([.BZ3:.BZ138])" office:value-type="float"/>
          <table:table-cell table:formula="of:=AVERAGE([.CA3:.CA138])" office:value-type="float"/>
          <table:table-cell table:formula="of:=AVERAGE([.CB3:.CB138])" office:value-type="float"/>
          <table:table-cell table:formula="of:=AVERAGE([.CC3:.CC138])" office:value-type="float"/>
          <table:table-cell table:formula="of:=AVERAGE([.CD3:.CD138])" office:value-type="float"/>
          <table:table-cell table:formula="of:=AVERAGE([.CE3:.CE138])" office:value-type="float"/>
          <table:table-cell table:formula="of:=AVERAGE([.CF3:.CF138])" office:value-type="float"/>
          <table:table-cell table:formula="of:=AVERAGE([.CG3:.CG138])" office:value-type="float"/>
          <table:table-cell table:formula="of:=AVERAGE([.CH3:.CH138])" office:value-type="float"/>
          <table:table-cell table:formula="of:=AVERAGE([.CI3:.CI138])" office:value-type="float"/>
          <table:table-cell table:formula="of:=AVERAGE([.CJ3:.CJ138])" office:value-type="float"/>
          <table:table-cell table:formula="of:=AVERAGE([.CK3:.CK138])" office:value-type="float"/>
          <table:table-cell table:formula="of:=AVERAGE([.CL3:.CL138])" office:value-type="float"/>
          <table:table-cell table:formula="of:=AVERAGE([.CM3:.CM1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8])" office:value-type="float"/>
          <table:table-cell table:formula="of:=STDEV([.C3:.C138])" office:value-type="float"/>
          <table:table-cell table:formula="of:=STDEV([.D3:.D138])" office:value-type="float"/>
          <table:table-cell table:formula="of:=STDEV([.E3:.E138])" office:value-type="float"/>
          <table:table-cell table:formula="of:=STDEV([.F3:.F138])" office:value-type="float"/>
          <table:table-cell table:formula="of:=STDEV([.G3:.G138])" office:value-type="float"/>
          <table:table-cell table:formula="of:=STDEV([.H3:.H138])" office:value-type="float"/>
          <table:table-cell table:formula="of:=STDEV([.I3:.I138])" office:value-type="float"/>
          <table:table-cell table:formula="of:=STDEV([.J3:.J138])" office:value-type="float"/>
          <table:table-cell table:formula="of:=STDEV([.K3:.K138])" office:value-type="float"/>
          <table:table-cell table:formula="of:=STDEV([.L3:.L138])" office:value-type="float"/>
          <table:table-cell table:formula="of:=STDEV([.M3:.M138])" office:value-type="float"/>
          <table:table-cell table:formula="of:=STDEV([.N3:.N138])" office:value-type="float"/>
          <table:table-cell table:formula="of:=STDEV([.O3:.O138])" office:value-type="float"/>
          <table:table-cell table:formula="of:=STDEV([.P3:.P138])" office:value-type="float"/>
          <table:table-cell table:formula="of:=STDEV([.Q3:.Q138])" office:value-type="float"/>
          <table:table-cell table:formula="of:=STDEV([.R3:.R138])" office:value-type="float"/>
          <table:table-cell table:formula="of:=STDEV([.S3:.S138])" office:value-type="float"/>
          <table:table-cell table:formula="of:=STDEV([.T3:.T138])" office:value-type="float"/>
          <table:table-cell table:formula="of:=STDEV([.U3:.U138])" office:value-type="float"/>
          <table:table-cell table:formula="of:=STDEV([.V3:.V138])" office:value-type="float"/>
          <table:table-cell table:formula="of:=STDEV([.W3:.W138])" office:value-type="float"/>
          <table:table-cell table:formula="of:=STDEV([.X3:.X138])" office:value-type="float"/>
          <table:table-cell table:formula="of:=STDEV([.Y3:.Y138])" office:value-type="float"/>
          <table:table-cell table:formula="of:=STDEV([.Z3:.Z138])" office:value-type="float"/>
          <table:table-cell table:formula="of:=STDEV([.AA3:.AA138])" office:value-type="float"/>
          <table:table-cell table:formula="of:=STDEV([.AB3:.AB138])" office:value-type="float"/>
          <table:table-cell table:formula="of:=STDEV([.AC3:.AC138])" office:value-type="float"/>
          <table:table-cell table:formula="of:=STDEV([.AD3:.AD138])" office:value-type="float"/>
          <table:table-cell table:formula="of:=STDEV([.AE3:.AE138])" office:value-type="float"/>
          <table:table-cell table:formula="of:=STDEV([.AF3:.AF138])" office:value-type="float"/>
          <table:table-cell table:formula="of:=STDEV([.AG3:.AG138])" office:value-type="float"/>
          <table:table-cell table:formula="of:=STDEV([.AH3:.AH138])" office:value-type="float"/>
          <table:table-cell table:formula="of:=STDEV([.AI3:.AI138])" office:value-type="float"/>
          <table:table-cell table:formula="of:=STDEV([.AJ3:.AJ138])" office:value-type="float"/>
          <table:table-cell table:formula="of:=STDEV([.AK3:.AK138])" office:value-type="float"/>
          <table:table-cell table:formula="of:=STDEV([.AL3:.AL138])" office:value-type="float"/>
          <table:table-cell table:formula="of:=STDEV([.AM3:.AM138])" office:value-type="float"/>
          <table:table-cell table:formula="of:=STDEV([.AN3:.AN138])" office:value-type="float"/>
          <table:table-cell table:formula="of:=STDEV([.AO3:.AO138])" office:value-type="float"/>
          <table:table-cell table:formula="of:=STDEV([.AP3:.AP138])" office:value-type="float"/>
          <table:table-cell table:formula="of:=STDEV([.AQ3:.AQ138])" office:value-type="float"/>
          <table:table-cell table:formula="of:=STDEV([.AR3:.AR138])" office:value-type="float"/>
          <table:table-cell table:formula="of:=STDEV([.AS3:.AS138])" office:value-type="float"/>
          <table:table-cell table:formula="of:=STDEV([.AT3:.AT138])" office:value-type="float"/>
          <table:table-cell table:formula="of:=STDEV([.AU3:.AU138])" office:value-type="float"/>
          <table:table-cell table:formula="of:=STDEV([.AV3:.AV138])" office:value-type="float"/>
          <table:table-cell table:formula="of:=STDEV([.AW3:.AW138])" office:value-type="float"/>
          <table:table-cell table:formula="of:=STDEV([.AX3:.AX138])" office:value-type="float"/>
          <table:table-cell table:formula="of:=STDEV([.AY3:.AY138])" office:value-type="float"/>
          <table:table-cell table:formula="of:=STDEV([.AZ3:.AZ138])" office:value-type="float"/>
          <table:table-cell table:formula="of:=STDEV([.BA3:.BA138])" office:value-type="float"/>
          <table:table-cell table:formula="of:=STDEV([.BB3:.BB138])" office:value-type="float"/>
          <table:table-cell table:formula="of:=STDEV([.BC3:.BC138])" office:value-type="float"/>
          <table:table-cell table:formula="of:=STDEV([.BD3:.BD138])" office:value-type="float"/>
          <table:table-cell table:formula="of:=STDEV([.BE3:.BE138])" office:value-type="float"/>
          <table:table-cell table:formula="of:=STDEV([.BF3:.BF138])" office:value-type="float"/>
          <table:table-cell table:formula="of:=STDEV([.BG3:.BG138])" office:value-type="float"/>
          <table:table-cell table:formula="of:=STDEV([.BH3:.BH138])" office:value-type="float"/>
          <table:table-cell table:formula="of:=STDEV([.BI3:.BI138])" office:value-type="float"/>
          <table:table-cell table:formula="of:=STDEV([.BJ3:.BJ138])" office:value-type="float"/>
          <table:table-cell table:formula="of:=STDEV([.BK3:.BK138])" office:value-type="float"/>
          <table:table-cell table:formula="of:=STDEV([.BL3:.BL138])" office:value-type="float"/>
          <table:table-cell table:formula="of:=STDEV([.BM3:.BM138])" office:value-type="float"/>
          <table:table-cell table:formula="of:=STDEV([.BN3:.BN138])" office:value-type="float"/>
          <table:table-cell table:formula="of:=STDEV([.BO3:.BO138])" office:value-type="float"/>
          <table:table-cell table:formula="of:=STDEV([.BP3:.BP138])" office:value-type="float"/>
          <table:table-cell table:formula="of:=STDEV([.BQ3:.BQ138])" office:value-type="float"/>
          <table:table-cell table:formula="of:=STDEV([.BR3:.BR138])" office:value-type="float"/>
          <table:table-cell table:formula="of:=STDEV([.BS3:.BS138])" office:value-type="float"/>
          <table:table-cell table:formula="of:=STDEV([.BT3:.BT138])" office:value-type="float"/>
          <table:table-cell table:formula="of:=STDEV([.BU3:.BU138])" office:value-type="float"/>
          <table:table-cell table:formula="of:=STDEV([.BV3:.BV138])" office:value-type="float"/>
          <table:table-cell table:formula="of:=STDEV([.BW3:.BW138])" office:value-type="float"/>
          <table:table-cell table:formula="of:=STDEV([.BX3:.BX138])" office:value-type="float"/>
          <table:table-cell table:formula="of:=STDEV([.BY3:.BY138])" office:value-type="float"/>
          <table:table-cell table:formula="of:=STDEV([.BZ3:.BZ138])" office:value-type="float"/>
          <table:table-cell table:formula="of:=STDEV([.CA3:.CA138])" office:value-type="float"/>
          <table:table-cell table:formula="of:=STDEV([.CB3:.CB138])" office:value-type="float"/>
          <table:table-cell table:formula="of:=STDEV([.CC3:.CC138])" office:value-type="float"/>
          <table:table-cell table:formula="of:=STDEV([.CD3:.CD138])" office:value-type="float"/>
          <table:table-cell table:formula="of:=STDEV([.CE3:.CE138])" office:value-type="float"/>
          <table:table-cell table:formula="of:=STDEV([.CF3:.CF138])" office:value-type="float"/>
          <table:table-cell table:formula="of:=STDEV([.CG3:.CG138])" office:value-type="float"/>
          <table:table-cell table:formula="of:=STDEV([.CH3:.CH138])" office:value-type="float"/>
          <table:table-cell table:formula="of:=STDEV([.CI3:.CI138])" office:value-type="float"/>
          <table:table-cell table:formula="of:=STDEV([.CJ3:.CJ138])" office:value-type="float"/>
          <table:table-cell table:formula="of:=STDEV([.CK3:.CK138])" office:value-type="float"/>
          <table:table-cell table:formula="of:=STDEV([.CL3:.CL138])" office:value-type="float"/>
          <table:table-cell table:formula="of:=STDEV([.CM3:.CM1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8]-[.$BV3:.$BV138])^2)^0.5" office:value-type="float"/>
          <table:table-cell table:number-matrix-columns-spanned="1" table:number-matrix-rows-spanned="1" table:formula="of:=SUM(([.C3:.C138]-[.$BW3:.$BW138])^2)^0.5" office:value-type="float"/>
          <table:table-cell table:number-matrix-columns-spanned="1" table:number-matrix-rows-spanned="1" table:formula="of:=SUM(([.D3:.D138]-[.$BX3:.$BX138])^2)^0.5" office:value-type="float"/>
          <table:table-cell table:number-matrix-columns-spanned="1" table:number-matrix-rows-spanned="1" table:formula="of:=SUM(([.E3:.E138]-[.$BY3:.$BY138])^2)^0.5" office:value-type="float"/>
          <table:table-cell table:number-matrix-columns-spanned="1" table:number-matrix-rows-spanned="1" table:formula="of:=SUM(([.F3:.F138]-[.$BZ3:.$BZ138])^2)^0.5" office:value-type="float"/>
          <table:table-cell table:number-matrix-columns-spanned="1" table:number-matrix-rows-spanned="1" table:formula="of:=SUM(([.G3:.G138]-[.$CA3:.$CA138])^2)^0.5" office:value-type="float"/>
          <table:table-cell table:number-matrix-columns-spanned="1" table:number-matrix-rows-spanned="1" table:formula="of:=SUM(([.H3:.H138]-[.$BV3:.$BV138])^2)^0.5" office:value-type="float"/>
          <table:table-cell table:number-matrix-columns-spanned="1" table:number-matrix-rows-spanned="1" table:formula="of:=SUM(([.I3:.I138]-[.$BW3:.$BW138])^2)^0.5" office:value-type="float"/>
          <table:table-cell table:number-matrix-columns-spanned="1" table:number-matrix-rows-spanned="1" table:formula="of:=SUM(([.J3:.J138]-[.$BX3:.$BX138])^2)^0.5" office:value-type="float"/>
          <table:table-cell table:number-matrix-columns-spanned="1" table:number-matrix-rows-spanned="1" table:formula="of:=SUM(([.K3:.K138]-[.$BY3:.$BY138])^2)^0.5" office:value-type="float"/>
          <table:table-cell table:number-matrix-columns-spanned="1" table:number-matrix-rows-spanned="1" table:formula="of:=SUM(([.L3:.L138]-[.$BZ3:.$BZ138])^2)^0.5" office:value-type="float"/>
          <table:table-cell table:number-matrix-columns-spanned="1" table:number-matrix-rows-spanned="1" table:formula="of:=SUM(([.M3:.M138]-[.$CA3:.$CA138])^2)^0.5" office:value-type="float"/>
          <table:table-cell table:number-matrix-columns-spanned="1" table:number-matrix-rows-spanned="1" table:formula="of:=SUM(([.N3:.N138]-[.$BV3:.$BV138])^2)^0.5" office:value-type="float"/>
          <table:table-cell table:number-matrix-columns-spanned="1" table:number-matrix-rows-spanned="1" table:formula="of:=SUM(([.O3:.O138]-[.$BW3:.$BW138])^2)^0.5" office:value-type="float"/>
          <table:table-cell table:number-matrix-columns-spanned="1" table:number-matrix-rows-spanned="1" table:formula="of:=SUM(([.P3:.P138]-[.$BX3:.$BX138])^2)^0.5" office:value-type="float"/>
          <table:table-cell table:number-matrix-columns-spanned="1" table:number-matrix-rows-spanned="1" table:formula="of:=SUM(([.Q3:.Q138]-[.$BY3:.$BY138])^2)^0.5" office:value-type="float"/>
          <table:table-cell table:number-matrix-columns-spanned="1" table:number-matrix-rows-spanned="1" table:formula="of:=SUM(([.R3:.R138]-[.$BZ3:.$BZ138])^2)^0.5" office:value-type="float"/>
          <table:table-cell table:number-matrix-columns-spanned="1" table:number-matrix-rows-spanned="1" table:formula="of:=SUM(([.S3:.S138]-[.$CA3:.$CA138])^2)^0.5" office:value-type="float"/>
          <table:table-cell table:number-matrix-columns-spanned="1" table:number-matrix-rows-spanned="1" table:formula="of:=SUM(([.T3:.T138]-[.$BV3:.$BV138])^2)^0.5" office:value-type="float"/>
          <table:table-cell table:number-matrix-columns-spanned="1" table:number-matrix-rows-spanned="1" table:formula="of:=SUM(([.U3:.U138]-[.$BW3:.$BW138])^2)^0.5" office:value-type="float"/>
          <table:table-cell table:number-matrix-columns-spanned="1" table:number-matrix-rows-spanned="1" table:formula="of:=SUM(([.V3:.V138]-[.$BX3:.$BX138])^2)^0.5" office:value-type="float"/>
          <table:table-cell table:number-matrix-columns-spanned="1" table:number-matrix-rows-spanned="1" table:formula="of:=SUM(([.W3:.W138]-[.$BY3:.$BY138])^2)^0.5" office:value-type="float"/>
          <table:table-cell table:number-matrix-columns-spanned="1" table:number-matrix-rows-spanned="1" table:formula="of:=SUM(([.X3:.X138]-[.$BZ3:.$BZ138])^2)^0.5" office:value-type="float"/>
          <table:table-cell table:number-matrix-columns-spanned="1" table:number-matrix-rows-spanned="1" table:formula="of:=SUM(([.Y3:.Y138]-[.$CA3:.$CA138])^2)^0.5" office:value-type="float"/>
          <table:table-cell table:number-matrix-columns-spanned="1" table:number-matrix-rows-spanned="1" table:formula="of:=SUM(([.Z3:.Z138]-[.$BV3:.$BV138])^2)^0.5" office:value-type="float"/>
          <table:table-cell table:number-matrix-columns-spanned="1" table:number-matrix-rows-spanned="1" table:formula="of:=SUM(([.AA3:.AA138]-[.$BW3:.$BW138])^2)^0.5" office:value-type="float"/>
          <table:table-cell table:number-matrix-columns-spanned="1" table:number-matrix-rows-spanned="1" table:formula="of:=SUM(([.AB3:.AB138]-[.$BX3:.$BX138])^2)^0.5" office:value-type="float"/>
          <table:table-cell table:number-matrix-columns-spanned="1" table:number-matrix-rows-spanned="1" table:formula="of:=SUM(([.AC3:.AC138]-[.$BY3:.$BY138])^2)^0.5" office:value-type="float"/>
          <table:table-cell table:number-matrix-columns-spanned="1" table:number-matrix-rows-spanned="1" table:formula="of:=SUM(([.AD3:.AD138]-[.$BZ3:.$BZ138])^2)^0.5" office:value-type="float"/>
          <table:table-cell table:number-matrix-columns-spanned="1" table:number-matrix-rows-spanned="1" table:formula="of:=SUM(([.AE3:.AE138]-[.$CA3:.$CA138])^2)^0.5" office:value-type="float"/>
          <table:table-cell table:number-matrix-columns-spanned="1" table:number-matrix-rows-spanned="1" table:formula="of:=SUM(([.AF3:.AF138]-[.$BV3:.$BV138])^2)^0.5" office:value-type="float"/>
          <table:table-cell table:number-matrix-columns-spanned="1" table:number-matrix-rows-spanned="1" table:formula="of:=SUM(([.AG3:.AG138]-[.$BW3:.$BW138])^2)^0.5" office:value-type="float"/>
          <table:table-cell table:number-matrix-columns-spanned="1" table:number-matrix-rows-spanned="1" table:formula="of:=SUM(([.AH3:.AH138]-[.$BX3:.$BX138])^2)^0.5" office:value-type="float"/>
          <table:table-cell table:number-matrix-columns-spanned="1" table:number-matrix-rows-spanned="1" table:formula="of:=SUM(([.AI3:.AI138]-[.$BY3:.$BY138])^2)^0.5" office:value-type="float"/>
          <table:table-cell table:number-matrix-columns-spanned="1" table:number-matrix-rows-spanned="1" table:formula="of:=SUM(([.AJ3:.AJ138]-[.$BZ3:.$BZ138])^2)^0.5" office:value-type="float"/>
          <table:table-cell table:number-matrix-columns-spanned="1" table:number-matrix-rows-spanned="1" table:formula="of:=SUM(([.AK3:.AK138]-[.$CA3:.$CA138])^2)^0.5" office:value-type="float"/>
          <table:table-cell table:number-matrix-columns-spanned="1" table:number-matrix-rows-spanned="1" table:formula="of:=SUM(([.AL3:.AL138]-[.$BV3:.$BV138])^2)^0.5" office:value-type="float"/>
          <table:table-cell table:number-matrix-columns-spanned="1" table:number-matrix-rows-spanned="1" table:formula="of:=SUM(([.AM3:.AM138]-[.$BW3:.$BW138])^2)^0.5" office:value-type="float"/>
          <table:table-cell table:number-matrix-columns-spanned="1" table:number-matrix-rows-spanned="1" table:formula="of:=SUM(([.AN3:.AN138]-[.$BX3:.$BX138])^2)^0.5" office:value-type="float"/>
          <table:table-cell table:number-matrix-columns-spanned="1" table:number-matrix-rows-spanned="1" table:formula="of:=SUM(([.AO3:.AO138]-[.$BY3:.$BY138])^2)^0.5" office:value-type="float"/>
          <table:table-cell table:number-matrix-columns-spanned="1" table:number-matrix-rows-spanned="1" table:formula="of:=SUM(([.AP3:.AP138]-[.$BZ3:.$BZ138])^2)^0.5" office:value-type="float"/>
          <table:table-cell table:number-matrix-columns-spanned="1" table:number-matrix-rows-spanned="1" table:formula="of:=SUM(([.AQ3:.AQ138]-[.$CA3:.$CA138])^2)^0.5" office:value-type="float"/>
          <table:table-cell table:number-matrix-columns-spanned="1" table:number-matrix-rows-spanned="1" table:formula="of:=SUM(([.AR3:.AR138]-[.$BV3:.$BV138])^2)^0.5" office:value-type="float"/>
          <table:table-cell table:number-matrix-columns-spanned="1" table:number-matrix-rows-spanned="1" table:formula="of:=SUM(([.AS3:.AS138]-[.$BW3:.$BW138])^2)^0.5" office:value-type="float"/>
          <table:table-cell table:number-matrix-columns-spanned="1" table:number-matrix-rows-spanned="1" table:formula="of:=SUM(([.AT3:.AT138]-[.$BX3:.$BX138])^2)^0.5" office:value-type="float"/>
          <table:table-cell table:number-matrix-columns-spanned="1" table:number-matrix-rows-spanned="1" table:formula="of:=SUM(([.AU3:.AU138]-[.$BY3:.$BY138])^2)^0.5" office:value-type="float"/>
          <table:table-cell table:number-matrix-columns-spanned="1" table:number-matrix-rows-spanned="1" table:formula="of:=SUM(([.AV3:.AV138]-[.$BZ3:.$BZ138])^2)^0.5" office:value-type="float"/>
          <table:table-cell table:number-matrix-columns-spanned="1" table:number-matrix-rows-spanned="1" table:formula="of:=SUM(([.AW3:.AW138]-[.$CA3:.$CA138])^2)^0.5" office:value-type="float"/>
          <table:table-cell table:number-matrix-columns-spanned="1" table:number-matrix-rows-spanned="1" table:formula="of:=SUM(([.AX3:.AX138]-[.$BV3:.$BV138])^2)^0.5" office:value-type="float"/>
          <table:table-cell table:number-matrix-columns-spanned="1" table:number-matrix-rows-spanned="1" table:formula="of:=SUM(([.AY3:.AY138]-[.$BW3:.$BW138])^2)^0.5" office:value-type="float"/>
          <table:table-cell table:number-matrix-columns-spanned="1" table:number-matrix-rows-spanned="1" table:formula="of:=SUM(([.AZ3:.AZ138]-[.$BX3:.$BX138])^2)^0.5" office:value-type="float"/>
          <table:table-cell table:number-matrix-columns-spanned="1" table:number-matrix-rows-spanned="1" table:formula="of:=SUM(([.BA3:.BA138]-[.$BY3:.$BY138])^2)^0.5" office:value-type="float"/>
          <table:table-cell table:number-matrix-columns-spanned="1" table:number-matrix-rows-spanned="1" table:formula="of:=SUM(([.BB3:.BB138]-[.$BZ3:.$BZ138])^2)^0.5" office:value-type="float"/>
          <table:table-cell table:number-matrix-columns-spanned="1" table:number-matrix-rows-spanned="1" table:formula="of:=SUM(([.BC3:.BC138]-[.$CA3:.$CA138])^2)^0.5" office:value-type="float"/>
          <table:table-cell table:number-matrix-columns-spanned="1" table:number-matrix-rows-spanned="1" table:formula="of:=SUM(([.BD3:.BD138]-[.$BV3:.$BV138])^2)^0.5" office:value-type="float"/>
          <table:table-cell table:number-matrix-columns-spanned="1" table:number-matrix-rows-spanned="1" table:formula="of:=SUM(([.BE3:.BE138]-[.$BW3:.$BW138])^2)^0.5" office:value-type="float"/>
          <table:table-cell table:number-matrix-columns-spanned="1" table:number-matrix-rows-spanned="1" table:formula="of:=SUM(([.BF3:.BF138]-[.$BX3:.$BX138])^2)^0.5" office:value-type="float"/>
          <table:table-cell table:number-matrix-columns-spanned="1" table:number-matrix-rows-spanned="1" table:formula="of:=SUM(([.BG3:.BG138]-[.$BY3:.$BY138])^2)^0.5" office:value-type="float"/>
          <table:table-cell table:number-matrix-columns-spanned="1" table:number-matrix-rows-spanned="1" table:formula="of:=SUM(([.BH3:.BH138]-[.$BZ3:.$BZ138])^2)^0.5" office:value-type="float"/>
          <table:table-cell table:number-matrix-columns-spanned="1" table:number-matrix-rows-spanned="1" table:formula="of:=SUM(([.BI3:.BI138]-[.$CA3:.$CA138])^2)^0.5" office:value-type="float"/>
          <table:table-cell table:number-matrix-columns-spanned="1" table:number-matrix-rows-spanned="1" table:formula="of:=SUM(([.BJ3:.BJ138]-[.$BV3:.$BV138])^2)^0.5" office:value-type="float"/>
          <table:table-cell table:number-matrix-columns-spanned="1" table:number-matrix-rows-spanned="1" table:formula="of:=SUM(([.BK3:.BK138]-[.$BW3:.$BW138])^2)^0.5" office:value-type="float"/>
          <table:table-cell table:number-matrix-columns-spanned="1" table:number-matrix-rows-spanned="1" table:formula="of:=SUM(([.BL3:.BL138]-[.$BX3:.$BX138])^2)^0.5" office:value-type="float"/>
          <table:table-cell table:number-matrix-columns-spanned="1" table:number-matrix-rows-spanned="1" table:formula="of:=SUM(([.BM3:.BM138]-[.$BY3:.$BY138])^2)^0.5" office:value-type="float"/>
          <table:table-cell table:number-matrix-columns-spanned="1" table:number-matrix-rows-spanned="1" table:formula="of:=SUM(([.BN3:.BN138]-[.$BZ3:.$BZ138])^2)^0.5" office:value-type="float"/>
          <table:table-cell table:number-matrix-columns-spanned="1" table:number-matrix-rows-spanned="1" table:formula="of:=SUM(([.BO3:.BO138]-[.$CA3:.$CA138])^2)^0.5" office:value-type="float"/>
          <table:table-cell table:number-matrix-columns-spanned="1" table:number-matrix-rows-spanned="1" table:formula="of:=SUM(([.BP3:.BP138]-[.$BV3:.$BV138])^2)^0.5" office:value-type="float"/>
          <table:table-cell table:number-matrix-columns-spanned="1" table:number-matrix-rows-spanned="1" table:formula="of:=SUM(([.BQ3:.BQ138]-[.$BW3:.$BW138])^2)^0.5" office:value-type="float"/>
          <table:table-cell table:number-matrix-columns-spanned="1" table:number-matrix-rows-spanned="1" table:formula="of:=SUM(([.BR3:.BR138]-[.$BX3:.$BX138])^2)^0.5" office:value-type="float"/>
          <table:table-cell table:number-matrix-columns-spanned="1" table:number-matrix-rows-spanned="1" table:formula="of:=SUM(([.BS3:.BS138]-[.$BY3:.$BY138])^2)^0.5" office:value-type="float"/>
          <table:table-cell table:number-matrix-columns-spanned="1" table:number-matrix-rows-spanned="1" table:formula="of:=SUM(([.BT3:.BT138]-[.$BZ3:.$BZ138])^2)^0.5" office:value-type="float"/>
          <table:table-cell table:number-matrix-columns-spanned="1" table:number-matrix-rows-spanned="1" table:formula="of:=SUM(([.BU3:.BU138]-[.$CA3:.$CA1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8]=[.$BV3:.$BV138])" office:value-type="float"/>
          <table:table-cell table:number-matrix-columns-spanned="1" table:number-matrix-rows-spanned="1" table:formula="of:=SUM([.C3:.C138]=[.$BW3:.$BW138])" office:value-type="float"/>
          <table:table-cell table:number-matrix-columns-spanned="1" table:number-matrix-rows-spanned="1" table:formula="of:=SUM([.D3:.D138]=[.$BX3:.$BX138])" office:value-type="float"/>
          <table:table-cell table:number-matrix-columns-spanned="1" table:number-matrix-rows-spanned="1" table:formula="of:=SUM([.E3:.E138]=[.$BY3:.$BY138])" office:value-type="float"/>
          <table:table-cell table:number-matrix-columns-spanned="1" table:number-matrix-rows-spanned="1" table:formula="of:=SUM([.F3:.F138]=[.$BZ3:.$BZ138])" office:value-type="float"/>
          <table:table-cell table:number-matrix-columns-spanned="1" table:number-matrix-rows-spanned="1" table:formula="of:=SUM([.G3:.G138]=[.$CA3:.$CA138])" office:value-type="float"/>
          <table:table-cell table:number-matrix-columns-spanned="1" table:number-matrix-rows-spanned="1" table:formula="of:=SUM([.H3:.H138]=[.$BV3:.$BV138])" office:value-type="float"/>
          <table:table-cell table:number-matrix-columns-spanned="1" table:number-matrix-rows-spanned="1" table:formula="of:=SUM([.I3:.I138]=[.$BW3:.$BW138])" office:value-type="float"/>
          <table:table-cell table:number-matrix-columns-spanned="1" table:number-matrix-rows-spanned="1" table:formula="of:=SUM([.J3:.J138]=[.$BX3:.$BX138])" office:value-type="float"/>
          <table:table-cell table:number-matrix-columns-spanned="1" table:number-matrix-rows-spanned="1" table:formula="of:=SUM([.K3:.K138]=[.$BY3:.$BY138])" office:value-type="float"/>
          <table:table-cell table:number-matrix-columns-spanned="1" table:number-matrix-rows-spanned="1" table:formula="of:=SUM([.L3:.L138]=[.$BZ3:.$BZ138])" office:value-type="float"/>
          <table:table-cell table:number-matrix-columns-spanned="1" table:number-matrix-rows-spanned="1" table:formula="of:=SUM([.M3:.M138]=[.$CA3:.$CA138])" office:value-type="float"/>
          <table:table-cell table:number-matrix-columns-spanned="1" table:number-matrix-rows-spanned="1" table:formula="of:=SUM([.N3:.N138]=[.$BV3:.$BV138])" office:value-type="float"/>
          <table:table-cell table:number-matrix-columns-spanned="1" table:number-matrix-rows-spanned="1" table:formula="of:=SUM([.O3:.O138]=[.$BW3:.$BW138])" office:value-type="float"/>
          <table:table-cell table:number-matrix-columns-spanned="1" table:number-matrix-rows-spanned="1" table:formula="of:=SUM([.P3:.P138]=[.$BX3:.$BX138])" office:value-type="float"/>
          <table:table-cell table:number-matrix-columns-spanned="1" table:number-matrix-rows-spanned="1" table:formula="of:=SUM([.Q3:.Q138]=[.$BY3:.$BY138])" office:value-type="float"/>
          <table:table-cell table:number-matrix-columns-spanned="1" table:number-matrix-rows-spanned="1" table:formula="of:=SUM([.R3:.R138]=[.$BZ3:.$BZ138])" office:value-type="float"/>
          <table:table-cell table:number-matrix-columns-spanned="1" table:number-matrix-rows-spanned="1" table:formula="of:=SUM([.S3:.S138]=[.$CA3:.$CA138])" office:value-type="float"/>
          <table:table-cell table:number-matrix-columns-spanned="1" table:number-matrix-rows-spanned="1" table:formula="of:=SUM([.T3:.T138]=[.$BV3:.$BV138])" office:value-type="float"/>
          <table:table-cell table:number-matrix-columns-spanned="1" table:number-matrix-rows-spanned="1" table:formula="of:=SUM([.U3:.U138]=[.$BW3:.$BW138])" office:value-type="float"/>
          <table:table-cell table:number-matrix-columns-spanned="1" table:number-matrix-rows-spanned="1" table:formula="of:=SUM([.V3:.V138]=[.$BX3:.$BX138])" office:value-type="float"/>
          <table:table-cell table:number-matrix-columns-spanned="1" table:number-matrix-rows-spanned="1" table:formula="of:=SUM([.W3:.W138]=[.$BY3:.$BY138])" office:value-type="float"/>
          <table:table-cell table:number-matrix-columns-spanned="1" table:number-matrix-rows-spanned="1" table:formula="of:=SUM([.X3:.X138]=[.$BZ3:.$BZ138])" office:value-type="float"/>
          <table:table-cell table:number-matrix-columns-spanned="1" table:number-matrix-rows-spanned="1" table:formula="of:=SUM([.Y3:.Y138]=[.$CA3:.$CA138])" office:value-type="float"/>
          <table:table-cell table:number-matrix-columns-spanned="1" table:number-matrix-rows-spanned="1" table:formula="of:=SUM([.Z3:.Z138]=[.$BV3:.$BV138])" office:value-type="float"/>
          <table:table-cell table:number-matrix-columns-spanned="1" table:number-matrix-rows-spanned="1" table:formula="of:=SUM([.AA3:.AA138]=[.$BW3:.$BW138])" office:value-type="float"/>
          <table:table-cell table:number-matrix-columns-spanned="1" table:number-matrix-rows-spanned="1" table:formula="of:=SUM([.AB3:.AB138]=[.$BX3:.$BX138])" office:value-type="float"/>
          <table:table-cell table:number-matrix-columns-spanned="1" table:number-matrix-rows-spanned="1" table:formula="of:=SUM([.AC3:.AC138]=[.$BY3:.$BY138])" office:value-type="float"/>
          <table:table-cell table:number-matrix-columns-spanned="1" table:number-matrix-rows-spanned="1" table:formula="of:=SUM([.AD3:.AD138]=[.$BZ3:.$BZ138])" office:value-type="float"/>
          <table:table-cell table:number-matrix-columns-spanned="1" table:number-matrix-rows-spanned="1" table:formula="of:=SUM([.AE3:.AE138]=[.$CA3:.$CA138])" office:value-type="float"/>
          <table:table-cell table:number-matrix-columns-spanned="1" table:number-matrix-rows-spanned="1" table:formula="of:=SUM([.AF3:.AF138]=[.$BV3:.$BV138])" office:value-type="float"/>
          <table:table-cell table:number-matrix-columns-spanned="1" table:number-matrix-rows-spanned="1" table:formula="of:=SUM([.AG3:.AG138]=[.$BW3:.$BW138])" office:value-type="float"/>
          <table:table-cell table:number-matrix-columns-spanned="1" table:number-matrix-rows-spanned="1" table:formula="of:=SUM([.AH3:.AH138]=[.$BX3:.$BX138])" office:value-type="float"/>
          <table:table-cell table:number-matrix-columns-spanned="1" table:number-matrix-rows-spanned="1" table:formula="of:=SUM([.AI3:.AI138]=[.$BY3:.$BY138])" office:value-type="float"/>
          <table:table-cell table:number-matrix-columns-spanned="1" table:number-matrix-rows-spanned="1" table:formula="of:=SUM([.AJ3:.AJ138]=[.$BZ3:.$BZ138])" office:value-type="float"/>
          <table:table-cell table:number-matrix-columns-spanned="1" table:number-matrix-rows-spanned="1" table:formula="of:=SUM([.AK3:.AK138]=[.$CA3:.$CA138])" office:value-type="float"/>
          <table:table-cell table:number-matrix-columns-spanned="1" table:number-matrix-rows-spanned="1" table:formula="of:=SUM([.AL3:.AL138]=[.$BV3:.$BV138])" office:value-type="float"/>
          <table:table-cell table:number-matrix-columns-spanned="1" table:number-matrix-rows-spanned="1" table:formula="of:=SUM([.AM3:.AM138]=[.$BW3:.$BW138])" office:value-type="float"/>
          <table:table-cell table:number-matrix-columns-spanned="1" table:number-matrix-rows-spanned="1" table:formula="of:=SUM([.AN3:.AN138]=[.$BX3:.$BX138])" office:value-type="float"/>
          <table:table-cell table:number-matrix-columns-spanned="1" table:number-matrix-rows-spanned="1" table:formula="of:=SUM([.AO3:.AO138]=[.$BY3:.$BY138])" office:value-type="float"/>
          <table:table-cell table:number-matrix-columns-spanned="1" table:number-matrix-rows-spanned="1" table:formula="of:=SUM([.AP3:.AP138]=[.$BZ3:.$BZ138])" office:value-type="float"/>
          <table:table-cell table:number-matrix-columns-spanned="1" table:number-matrix-rows-spanned="1" table:formula="of:=SUM([.AQ3:.AQ138]=[.$CA3:.$CA138])" office:value-type="float"/>
          <table:table-cell table:number-matrix-columns-spanned="1" table:number-matrix-rows-spanned="1" table:formula="of:=SUM([.AR3:.AR138]=[.$BV3:.$BV138])" office:value-type="float"/>
          <table:table-cell table:number-matrix-columns-spanned="1" table:number-matrix-rows-spanned="1" table:formula="of:=SUM([.AS3:.AS138]=[.$BW3:.$BW138])" office:value-type="float"/>
          <table:table-cell table:number-matrix-columns-spanned="1" table:number-matrix-rows-spanned="1" table:formula="of:=SUM([.AT3:.AT138]=[.$BX3:.$BX138])" office:value-type="float"/>
          <table:table-cell table:number-matrix-columns-spanned="1" table:number-matrix-rows-spanned="1" table:formula="of:=SUM([.AU3:.AU138]=[.$BY3:.$BY138])" office:value-type="float"/>
          <table:table-cell table:number-matrix-columns-spanned="1" table:number-matrix-rows-spanned="1" table:formula="of:=SUM([.AV3:.AV138]=[.$BZ3:.$BZ138])" office:value-type="float"/>
          <table:table-cell table:number-matrix-columns-spanned="1" table:number-matrix-rows-spanned="1" table:formula="of:=SUM([.AW3:.AW138]=[.$CA3:.$CA138])" office:value-type="float"/>
          <table:table-cell table:number-matrix-columns-spanned="1" table:number-matrix-rows-spanned="1" table:formula="of:=SUM([.AX3:.AX138]=[.$BV3:.$BV138])" office:value-type="float"/>
          <table:table-cell table:number-matrix-columns-spanned="1" table:number-matrix-rows-spanned="1" table:formula="of:=SUM([.AY3:.AY138]=[.$BW3:.$BW138])" office:value-type="float"/>
          <table:table-cell table:number-matrix-columns-spanned="1" table:number-matrix-rows-spanned="1" table:formula="of:=SUM([.AZ3:.AZ138]=[.$BX3:.$BX138])" office:value-type="float"/>
          <table:table-cell table:number-matrix-columns-spanned="1" table:number-matrix-rows-spanned="1" table:formula="of:=SUM([.BA3:.BA138]=[.$BY3:.$BY138])" office:value-type="float"/>
          <table:table-cell table:number-matrix-columns-spanned="1" table:number-matrix-rows-spanned="1" table:formula="of:=SUM([.BB3:.BB138]=[.$BZ3:.$BZ138])" office:value-type="float"/>
          <table:table-cell table:number-matrix-columns-spanned="1" table:number-matrix-rows-spanned="1" table:formula="of:=SUM([.BC3:.BC138]=[.$CA3:.$CA138])" office:value-type="float"/>
          <table:table-cell table:number-matrix-columns-spanned="1" table:number-matrix-rows-spanned="1" table:formula="of:=SUM([.BD3:.BD138]=[.$BV3:.$BV138])" office:value-type="float"/>
          <table:table-cell table:number-matrix-columns-spanned="1" table:number-matrix-rows-spanned="1" table:formula="of:=SUM([.BE3:.BE138]=[.$BW3:.$BW138])" office:value-type="float"/>
          <table:table-cell table:number-matrix-columns-spanned="1" table:number-matrix-rows-spanned="1" table:formula="of:=SUM([.BF3:.BF138]=[.$BX3:.$BX138])" office:value-type="float"/>
          <table:table-cell table:number-matrix-columns-spanned="1" table:number-matrix-rows-spanned="1" table:formula="of:=SUM([.BG3:.BG138]=[.$BY3:.$BY138])" office:value-type="float"/>
          <table:table-cell table:number-matrix-columns-spanned="1" table:number-matrix-rows-spanned="1" table:formula="of:=SUM([.BH3:.BH138]=[.$BZ3:.$BZ138])" office:value-type="float"/>
          <table:table-cell table:number-matrix-columns-spanned="1" table:number-matrix-rows-spanned="1" table:formula="of:=SUM([.BI3:.BI138]=[.$CA3:.$CA138])" office:value-type="float"/>
          <table:table-cell table:number-matrix-columns-spanned="1" table:number-matrix-rows-spanned="1" table:formula="of:=SUM([.BJ3:.BJ138]=[.$BV3:.$BV138])" office:value-type="float"/>
          <table:table-cell table:number-matrix-columns-spanned="1" table:number-matrix-rows-spanned="1" table:formula="of:=SUM([.BK3:.BK138]=[.$BW3:.$BW138])" office:value-type="float"/>
          <table:table-cell table:number-matrix-columns-spanned="1" table:number-matrix-rows-spanned="1" table:formula="of:=SUM([.BL3:.BL138]=[.$BX3:.$BX138])" office:value-type="float"/>
          <table:table-cell table:number-matrix-columns-spanned="1" table:number-matrix-rows-spanned="1" table:formula="of:=SUM([.BM3:.BM138]=[.$BY3:.$BY138])" office:value-type="float"/>
          <table:table-cell table:number-matrix-columns-spanned="1" table:number-matrix-rows-spanned="1" table:formula="of:=SUM([.BN3:.BN138]=[.$BZ3:.$BZ138])" office:value-type="float"/>
          <table:table-cell table:number-matrix-columns-spanned="1" table:number-matrix-rows-spanned="1" table:formula="of:=SUM([.BO3:.BO138]=[.$CA3:.$CA138])" office:value-type="float"/>
          <table:table-cell table:number-matrix-columns-spanned="1" table:number-matrix-rows-spanned="1" table:formula="of:=SUM([.BP3:.BP138]=[.$BV3:.$BV138])" office:value-type="float"/>
          <table:table-cell table:number-matrix-columns-spanned="1" table:number-matrix-rows-spanned="1" table:formula="of:=SUM([.BQ3:.BQ138]=[.$BW3:.$BW138])" office:value-type="float"/>
          <table:table-cell table:number-matrix-columns-spanned="1" table:number-matrix-rows-spanned="1" table:formula="of:=SUM([.BR3:.BR138]=[.$BX3:.$BX138])" office:value-type="float"/>
          <table:table-cell table:number-matrix-columns-spanned="1" table:number-matrix-rows-spanned="1" table:formula="of:=SUM([.BS3:.BS138]=[.$BY3:.$BY138])" office:value-type="float"/>
          <table:table-cell table:number-matrix-columns-spanned="1" table:number-matrix-rows-spanned="1" table:formula="of:=SUM([.BT3:.BT138]=[.$BZ3:.$BZ138])" office:value-type="float"/>
          <table:table-cell table:number-matrix-columns-spanned="1" table:number-matrix-rows-spanned="1" table:formula="of:=SUM([.BU3:.BU138]=[.$CA3:.$CA1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8]&lt;[.$CB3:.$CB138])" office:value-type="float"/>
          <table:table-cell table:number-matrix-columns-spanned="1" table:number-matrix-rows-spanned="1" table:formula="of:=SUM([.C3:.C138]&lt;[.$CC3:.$CC138])" office:value-type="float"/>
          <table:table-cell table:number-matrix-columns-spanned="1" table:number-matrix-rows-spanned="1" table:formula="of:=SUM([.D3:.D138]&lt;[.$CD3:.$CD138])" office:value-type="float"/>
          <table:table-cell table:number-matrix-columns-spanned="1" table:number-matrix-rows-spanned="1" table:formula="of:=SUM([.E3:.E138]&lt;[.$CE3:.$CE138])" office:value-type="float"/>
          <table:table-cell table:number-matrix-columns-spanned="1" table:number-matrix-rows-spanned="1" table:formula="of:=SUM([.F3:.F138]&lt;[.$CF3:.$CF138])" office:value-type="float"/>
          <table:table-cell table:number-matrix-columns-spanned="1" table:number-matrix-rows-spanned="1" table:formula="of:=SUM([.G3:.G138]&lt;[.$CG3:.$CG138])" office:value-type="float"/>
          <table:table-cell table:number-matrix-columns-spanned="1" table:number-matrix-rows-spanned="1" table:formula="of:=SUM([.H3:.H138]&lt;[.$CB3:.$CB138])" office:value-type="float"/>
          <table:table-cell table:number-matrix-columns-spanned="1" table:number-matrix-rows-spanned="1" table:formula="of:=SUM([.I3:.I138]&lt;[.$CC3:.$CC138])" office:value-type="float"/>
          <table:table-cell table:number-matrix-columns-spanned="1" table:number-matrix-rows-spanned="1" table:formula="of:=SUM([.J3:.J138]&lt;[.$CD3:.$CD138])" office:value-type="float"/>
          <table:table-cell table:number-matrix-columns-spanned="1" table:number-matrix-rows-spanned="1" table:formula="of:=SUM([.K3:.K138]&lt;[.$CE3:.$CE138])" office:value-type="float"/>
          <table:table-cell table:number-matrix-columns-spanned="1" table:number-matrix-rows-spanned="1" table:formula="of:=SUM([.L3:.L138]&lt;[.$CF3:.$CF138])" office:value-type="float"/>
          <table:table-cell table:number-matrix-columns-spanned="1" table:number-matrix-rows-spanned="1" table:formula="of:=SUM([.M3:.M138]&lt;[.$CG3:.$CG138])" office:value-type="float"/>
          <table:table-cell table:number-matrix-columns-spanned="1" table:number-matrix-rows-spanned="1" table:formula="of:=SUM([.N3:.N138]&lt;[.$CB3:.$CB138])" office:value-type="float"/>
          <table:table-cell table:number-matrix-columns-spanned="1" table:number-matrix-rows-spanned="1" table:formula="of:=SUM([.O3:.O138]&lt;[.$CC3:.$CC138])" office:value-type="float"/>
          <table:table-cell table:number-matrix-columns-spanned="1" table:number-matrix-rows-spanned="1" table:formula="of:=SUM([.P3:.P138]&lt;[.$CD3:.$CD138])" office:value-type="float"/>
          <table:table-cell table:number-matrix-columns-spanned="1" table:number-matrix-rows-spanned="1" table:formula="of:=SUM([.Q3:.Q138]&lt;[.$CE3:.$CE138])" office:value-type="float"/>
          <table:table-cell table:number-matrix-columns-spanned="1" table:number-matrix-rows-spanned="1" table:formula="of:=SUM([.R3:.R138]&lt;[.$CF3:.$CF138])" office:value-type="float"/>
          <table:table-cell table:number-matrix-columns-spanned="1" table:number-matrix-rows-spanned="1" table:formula="of:=SUM([.S3:.S138]&lt;[.$CG3:.$CG138])" office:value-type="float"/>
          <table:table-cell table:number-matrix-columns-spanned="1" table:number-matrix-rows-spanned="1" table:formula="of:=SUM([.T3:.T138]&lt;[.$CB3:.$CB138])" office:value-type="float"/>
          <table:table-cell table:number-matrix-columns-spanned="1" table:number-matrix-rows-spanned="1" table:formula="of:=SUM([.U3:.U138]&lt;[.$CC3:.$CC138])" office:value-type="float"/>
          <table:table-cell table:number-matrix-columns-spanned="1" table:number-matrix-rows-spanned="1" table:formula="of:=SUM([.V3:.V138]&lt;[.$CD3:.$CD138])" office:value-type="float"/>
          <table:table-cell table:number-matrix-columns-spanned="1" table:number-matrix-rows-spanned="1" table:formula="of:=SUM([.W3:.W138]&lt;[.$CE3:.$CE138])" office:value-type="float"/>
          <table:table-cell table:number-matrix-columns-spanned="1" table:number-matrix-rows-spanned="1" table:formula="of:=SUM([.X3:.X138]&lt;[.$CF3:.$CF138])" office:value-type="float"/>
          <table:table-cell table:number-matrix-columns-spanned="1" table:number-matrix-rows-spanned="1" table:formula="of:=SUM([.Y3:.Y138]&lt;[.$CG3:.$CG138])" office:value-type="float"/>
          <table:table-cell table:number-matrix-columns-spanned="1" table:number-matrix-rows-spanned="1" table:formula="of:=SUM([.Z3:.Z138]&lt;[.$CB3:.$CB138])" office:value-type="float"/>
          <table:table-cell table:number-matrix-columns-spanned="1" table:number-matrix-rows-spanned="1" table:formula="of:=SUM([.AA3:.AA138]&lt;[.$CC3:.$CC138])" office:value-type="float"/>
          <table:table-cell table:number-matrix-columns-spanned="1" table:number-matrix-rows-spanned="1" table:formula="of:=SUM([.AB3:.AB138]&lt;[.$CD3:.$CD138])" office:value-type="float"/>
          <table:table-cell table:number-matrix-columns-spanned="1" table:number-matrix-rows-spanned="1" table:formula="of:=SUM([.AC3:.AC138]&lt;[.$CE3:.$CE138])" office:value-type="float"/>
          <table:table-cell table:number-matrix-columns-spanned="1" table:number-matrix-rows-spanned="1" table:formula="of:=SUM([.AD3:.AD138]&lt;[.$CF3:.$CF138])" office:value-type="float"/>
          <table:table-cell table:number-matrix-columns-spanned="1" table:number-matrix-rows-spanned="1" table:formula="of:=SUM([.AE3:.AE138]&lt;[.$CG3:.$CG138])" office:value-type="float"/>
          <table:table-cell table:number-matrix-columns-spanned="1" table:number-matrix-rows-spanned="1" table:formula="of:=SUM([.AF3:.AF138]&lt;[.$CB3:.$CB138])" office:value-type="float"/>
          <table:table-cell table:number-matrix-columns-spanned="1" table:number-matrix-rows-spanned="1" table:formula="of:=SUM([.AG3:.AG138]&lt;[.$CC3:.$CC138])" office:value-type="float"/>
          <table:table-cell table:number-matrix-columns-spanned="1" table:number-matrix-rows-spanned="1" table:formula="of:=SUM([.AH3:.AH138]&lt;[.$CD3:.$CD138])" office:value-type="float"/>
          <table:table-cell table:number-matrix-columns-spanned="1" table:number-matrix-rows-spanned="1" table:formula="of:=SUM([.AI3:.AI138]&lt;[.$CE3:.$CE138])" office:value-type="float"/>
          <table:table-cell table:number-matrix-columns-spanned="1" table:number-matrix-rows-spanned="1" table:formula="of:=SUM([.AJ3:.AJ138]&lt;[.$CF3:.$CF138])" office:value-type="float"/>
          <table:table-cell table:number-matrix-columns-spanned="1" table:number-matrix-rows-spanned="1" table:formula="of:=SUM([.AK3:.AK138]&lt;[.$CG3:.$CG138])" office:value-type="float"/>
          <table:table-cell table:number-matrix-columns-spanned="1" table:number-matrix-rows-spanned="1" table:formula="of:=SUM([.AL3:.AL138]&lt;[.$CB3:.$CB138])" office:value-type="float"/>
          <table:table-cell table:number-matrix-columns-spanned="1" table:number-matrix-rows-spanned="1" table:formula="of:=SUM([.AM3:.AM138]&lt;[.$CC3:.$CC138])" office:value-type="float"/>
          <table:table-cell table:number-matrix-columns-spanned="1" table:number-matrix-rows-spanned="1" table:formula="of:=SUM([.AN3:.AN138]&lt;[.$CD3:.$CD138])" office:value-type="float"/>
          <table:table-cell table:number-matrix-columns-spanned="1" table:number-matrix-rows-spanned="1" table:formula="of:=SUM([.AO3:.AO138]&lt;[.$CE3:.$CE138])" office:value-type="float"/>
          <table:table-cell table:number-matrix-columns-spanned="1" table:number-matrix-rows-spanned="1" table:formula="of:=SUM([.AP3:.AP138]&lt;[.$CF3:.$CF138])" office:value-type="float"/>
          <table:table-cell table:number-matrix-columns-spanned="1" table:number-matrix-rows-spanned="1" table:formula="of:=SUM([.AQ3:.AQ138]&lt;[.$CG3:.$CG138])" office:value-type="float"/>
          <table:table-cell table:number-matrix-columns-spanned="1" table:number-matrix-rows-spanned="1" table:formula="of:=SUM([.AR3:.AR138]&lt;[.$CB3:.$CB138])" office:value-type="float"/>
          <table:table-cell table:number-matrix-columns-spanned="1" table:number-matrix-rows-spanned="1" table:formula="of:=SUM([.AS3:.AS138]&lt;[.$CC3:.$CC138])" office:value-type="float"/>
          <table:table-cell table:number-matrix-columns-spanned="1" table:number-matrix-rows-spanned="1" table:formula="of:=SUM([.AT3:.AT138]&lt;[.$CD3:.$CD138])" office:value-type="float"/>
          <table:table-cell table:number-matrix-columns-spanned="1" table:number-matrix-rows-spanned="1" table:formula="of:=SUM([.AU3:.AU138]&lt;[.$CE3:.$CE138])" office:value-type="float"/>
          <table:table-cell table:number-matrix-columns-spanned="1" table:number-matrix-rows-spanned="1" table:formula="of:=SUM([.AV3:.AV138]&lt;[.$CF3:.$CF138])" office:value-type="float"/>
          <table:table-cell table:number-matrix-columns-spanned="1" table:number-matrix-rows-spanned="1" table:formula="of:=SUM([.AW3:.AW138]&lt;[.$CG3:.$CG138])" office:value-type="float"/>
          <table:table-cell table:number-matrix-columns-spanned="1" table:number-matrix-rows-spanned="1" table:formula="of:=SUM([.AX3:.AX138]&lt;[.$CB3:.$CB138])" office:value-type="float"/>
          <table:table-cell table:number-matrix-columns-spanned="1" table:number-matrix-rows-spanned="1" table:formula="of:=SUM([.AY3:.AY138]&lt;[.$CC3:.$CC138])" office:value-type="float"/>
          <table:table-cell table:number-matrix-columns-spanned="1" table:number-matrix-rows-spanned="1" table:formula="of:=SUM([.AZ3:.AZ138]&lt;[.$CD3:.$CD138])" office:value-type="float"/>
          <table:table-cell table:number-matrix-columns-spanned="1" table:number-matrix-rows-spanned="1" table:formula="of:=SUM([.BA3:.BA138]&lt;[.$CE3:.$CE138])" office:value-type="float"/>
          <table:table-cell table:number-matrix-columns-spanned="1" table:number-matrix-rows-spanned="1" table:formula="of:=SUM([.BB3:.BB138]&lt;[.$CF3:.$CF138])" office:value-type="float"/>
          <table:table-cell table:number-matrix-columns-spanned="1" table:number-matrix-rows-spanned="1" table:formula="of:=SUM([.BC3:.BC138]&lt;[.$CG3:.$CG138])" office:value-type="float"/>
          <table:table-cell table:number-matrix-columns-spanned="1" table:number-matrix-rows-spanned="1" table:formula="of:=SUM([.BD3:.BD138]&lt;[.$CB3:.$CB138])" office:value-type="float"/>
          <table:table-cell table:number-matrix-columns-spanned="1" table:number-matrix-rows-spanned="1" table:formula="of:=SUM([.BE3:.BE138]&lt;[.$CC3:.$CC138])" office:value-type="float"/>
          <table:table-cell table:number-matrix-columns-spanned="1" table:number-matrix-rows-spanned="1" table:formula="of:=SUM([.BF3:.BF138]&lt;[.$CD3:.$CD138])" office:value-type="float"/>
          <table:table-cell table:number-matrix-columns-spanned="1" table:number-matrix-rows-spanned="1" table:formula="of:=SUM([.BG3:.BG138]&lt;[.$CE3:.$CE138])" office:value-type="float"/>
          <table:table-cell table:number-matrix-columns-spanned="1" table:number-matrix-rows-spanned="1" table:formula="of:=SUM([.BH3:.BH138]&lt;[.$CF3:.$CF138])" office:value-type="float"/>
          <table:table-cell table:number-matrix-columns-spanned="1" table:number-matrix-rows-spanned="1" table:formula="of:=SUM([.BI3:.BI138]&lt;[.$CG3:.$CG138])" office:value-type="float"/>
          <table:table-cell table:number-matrix-columns-spanned="1" table:number-matrix-rows-spanned="1" table:formula="of:=SUM([.BJ3:.BJ138]&lt;[.$CB3:.$CB138])" office:value-type="float"/>
          <table:table-cell table:number-matrix-columns-spanned="1" table:number-matrix-rows-spanned="1" table:formula="of:=SUM([.BK3:.BK138]&lt;[.$CC3:.$CC138])" office:value-type="float"/>
          <table:table-cell table:number-matrix-columns-spanned="1" table:number-matrix-rows-spanned="1" table:formula="of:=SUM([.BL3:.BL138]&lt;[.$CD3:.$CD138])" office:value-type="float"/>
          <table:table-cell table:number-matrix-columns-spanned="1" table:number-matrix-rows-spanned="1" table:formula="of:=SUM([.BM3:.BM138]&lt;[.$CE3:.$CE138])" office:value-type="float"/>
          <table:table-cell table:number-matrix-columns-spanned="1" table:number-matrix-rows-spanned="1" table:formula="of:=SUM([.BN3:.BN138]&lt;[.$CF3:.$CF138])" office:value-type="float"/>
          <table:table-cell table:number-matrix-columns-spanned="1" table:number-matrix-rows-spanned="1" table:formula="of:=SUM([.BO3:.BO138]&lt;[.$CG3:.$CG138])" office:value-type="float"/>
          <table:table-cell table:number-matrix-columns-spanned="1" table:number-matrix-rows-spanned="1" table:formula="of:=SUM([.BP3:.BP138]&lt;[.$CB3:.$CB138])" office:value-type="float"/>
          <table:table-cell table:number-matrix-columns-spanned="1" table:number-matrix-rows-spanned="1" table:formula="of:=SUM([.BQ3:.BQ138]&lt;[.$CC3:.$CC138])" office:value-type="float"/>
          <table:table-cell table:number-matrix-columns-spanned="1" table:number-matrix-rows-spanned="1" table:formula="of:=SUM([.BR3:.BR138]&lt;[.$CD3:.$CD138])" office:value-type="float"/>
          <table:table-cell table:number-matrix-columns-spanned="1" table:number-matrix-rows-spanned="1" table:formula="of:=SUM([.BS3:.BS138]&lt;[.$CE3:.$CE138])" office:value-type="float"/>
          <table:table-cell table:number-matrix-columns-spanned="1" table:number-matrix-rows-spanned="1" table:formula="of:=SUM([.BT3:.BT138]&lt;[.$CF3:.$CF138])" office:value-type="float"/>
          <table:table-cell table:number-matrix-columns-spanned="1" table:number-matrix-rows-spanned="1" table:formula="of:=SUM([.BU3:.BU138]&lt;[.$CG3:.$CG1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8]&gt;[.$CB3:.$CB138])" office:value-type="float"/>
          <table:table-cell table:number-matrix-columns-spanned="1" table:number-matrix-rows-spanned="1" table:formula="of:=SUM([.C3:.C138]&gt;[.$CC3:.$CC138])" office:value-type="float"/>
          <table:table-cell table:number-matrix-columns-spanned="1" table:number-matrix-rows-spanned="1" table:formula="of:=SUM([.D3:.D138]&gt;[.$CD3:.$CD138])" office:value-type="float"/>
          <table:table-cell table:number-matrix-columns-spanned="1" table:number-matrix-rows-spanned="1" table:formula="of:=SUM([.E3:.E138]&gt;[.$CE3:.$CE138])" office:value-type="float"/>
          <table:table-cell table:number-matrix-columns-spanned="1" table:number-matrix-rows-spanned="1" table:formula="of:=SUM([.F3:.F138]&gt;[.$CF3:.$CF138])" office:value-type="float"/>
          <table:table-cell table:number-matrix-columns-spanned="1" table:number-matrix-rows-spanned="1" table:formula="of:=SUM([.G3:.G138]&gt;[.$CG3:.$CG138])" office:value-type="float"/>
          <table:table-cell table:number-matrix-columns-spanned="1" table:number-matrix-rows-spanned="1" table:formula="of:=SUM([.H3:.H138]&gt;[.$CB3:.$CB138])" office:value-type="float"/>
          <table:table-cell table:number-matrix-columns-spanned="1" table:number-matrix-rows-spanned="1" table:formula="of:=SUM([.I3:.I138]&gt;[.$CC3:.$CC138])" office:value-type="float"/>
          <table:table-cell table:number-matrix-columns-spanned="1" table:number-matrix-rows-spanned="1" table:formula="of:=SUM([.J3:.J138]&gt;[.$CD3:.$CD138])" office:value-type="float"/>
          <table:table-cell table:number-matrix-columns-spanned="1" table:number-matrix-rows-spanned="1" table:formula="of:=SUM([.K3:.K138]&gt;[.$CE3:.$CE138])" office:value-type="float"/>
          <table:table-cell table:number-matrix-columns-spanned="1" table:number-matrix-rows-spanned="1" table:formula="of:=SUM([.L3:.L138]&gt;[.$CF3:.$CF138])" office:value-type="float"/>
          <table:table-cell table:number-matrix-columns-spanned="1" table:number-matrix-rows-spanned="1" table:formula="of:=SUM([.M3:.M138]&gt;[.$CG3:.$CG138])" office:value-type="float"/>
          <table:table-cell table:number-matrix-columns-spanned="1" table:number-matrix-rows-spanned="1" table:formula="of:=SUM([.N3:.N138]&gt;[.$CB3:.$CB138])" office:value-type="float"/>
          <table:table-cell table:number-matrix-columns-spanned="1" table:number-matrix-rows-spanned="1" table:formula="of:=SUM([.O3:.O138]&gt;[.$CC3:.$CC138])" office:value-type="float"/>
          <table:table-cell table:number-matrix-columns-spanned="1" table:number-matrix-rows-spanned="1" table:formula="of:=SUM([.P3:.P138]&gt;[.$CD3:.$CD138])" office:value-type="float"/>
          <table:table-cell table:number-matrix-columns-spanned="1" table:number-matrix-rows-spanned="1" table:formula="of:=SUM([.Q3:.Q138]&gt;[.$CE3:.$CE138])" office:value-type="float"/>
          <table:table-cell table:number-matrix-columns-spanned="1" table:number-matrix-rows-spanned="1" table:formula="of:=SUM([.R3:.R138]&gt;[.$CF3:.$CF138])" office:value-type="float"/>
          <table:table-cell table:number-matrix-columns-spanned="1" table:number-matrix-rows-spanned="1" table:formula="of:=SUM([.S3:.S138]&gt;[.$CG3:.$CG138])" office:value-type="float"/>
          <table:table-cell table:number-matrix-columns-spanned="1" table:number-matrix-rows-spanned="1" table:formula="of:=SUM([.T3:.T138]&gt;[.$CB3:.$CB138])" office:value-type="float"/>
          <table:table-cell table:number-matrix-columns-spanned="1" table:number-matrix-rows-spanned="1" table:formula="of:=SUM([.U3:.U138]&gt;[.$CC3:.$CC138])" office:value-type="float"/>
          <table:table-cell table:number-matrix-columns-spanned="1" table:number-matrix-rows-spanned="1" table:formula="of:=SUM([.V3:.V138]&gt;[.$CD3:.$CD138])" office:value-type="float"/>
          <table:table-cell table:number-matrix-columns-spanned="1" table:number-matrix-rows-spanned="1" table:formula="of:=SUM([.W3:.W138]&gt;[.$CE3:.$CE138])" office:value-type="float"/>
          <table:table-cell table:number-matrix-columns-spanned="1" table:number-matrix-rows-spanned="1" table:formula="of:=SUM([.X3:.X138]&gt;[.$CF3:.$CF138])" office:value-type="float"/>
          <table:table-cell table:number-matrix-columns-spanned="1" table:number-matrix-rows-spanned="1" table:formula="of:=SUM([.Y3:.Y138]&gt;[.$CG3:.$CG138])" office:value-type="float"/>
          <table:table-cell table:number-matrix-columns-spanned="1" table:number-matrix-rows-spanned="1" table:formula="of:=SUM([.Z3:.Z138]&gt;[.$CB3:.$CB138])" office:value-type="float"/>
          <table:table-cell table:number-matrix-columns-spanned="1" table:number-matrix-rows-spanned="1" table:formula="of:=SUM([.AA3:.AA138]&gt;[.$CC3:.$CC138])" office:value-type="float"/>
          <table:table-cell table:number-matrix-columns-spanned="1" table:number-matrix-rows-spanned="1" table:formula="of:=SUM([.AB3:.AB138]&gt;[.$CD3:.$CD138])" office:value-type="float"/>
          <table:table-cell table:number-matrix-columns-spanned="1" table:number-matrix-rows-spanned="1" table:formula="of:=SUM([.AC3:.AC138]&gt;[.$CE3:.$CE138])" office:value-type="float"/>
          <table:table-cell table:number-matrix-columns-spanned="1" table:number-matrix-rows-spanned="1" table:formula="of:=SUM([.AD3:.AD138]&gt;[.$CF3:.$CF138])" office:value-type="float"/>
          <table:table-cell table:number-matrix-columns-spanned="1" table:number-matrix-rows-spanned="1" table:formula="of:=SUM([.AE3:.AE138]&gt;[.$CG3:.$CG138])" office:value-type="float"/>
          <table:table-cell table:number-matrix-columns-spanned="1" table:number-matrix-rows-spanned="1" table:formula="of:=SUM([.AF3:.AF138]&gt;[.$CB3:.$CB138])" office:value-type="float"/>
          <table:table-cell table:number-matrix-columns-spanned="1" table:number-matrix-rows-spanned="1" table:formula="of:=SUM([.AG3:.AG138]&gt;[.$CC3:.$CC138])" office:value-type="float"/>
          <table:table-cell table:number-matrix-columns-spanned="1" table:number-matrix-rows-spanned="1" table:formula="of:=SUM([.AH3:.AH138]&gt;[.$CD3:.$CD138])" office:value-type="float"/>
          <table:table-cell table:number-matrix-columns-spanned="1" table:number-matrix-rows-spanned="1" table:formula="of:=SUM([.AI3:.AI138]&gt;[.$CE3:.$CE138])" office:value-type="float"/>
          <table:table-cell table:number-matrix-columns-spanned="1" table:number-matrix-rows-spanned="1" table:formula="of:=SUM([.AJ3:.AJ138]&gt;[.$CF3:.$CF138])" office:value-type="float"/>
          <table:table-cell table:number-matrix-columns-spanned="1" table:number-matrix-rows-spanned="1" table:formula="of:=SUM([.AK3:.AK138]&gt;[.$CG3:.$CG138])" office:value-type="float"/>
          <table:table-cell table:number-matrix-columns-spanned="1" table:number-matrix-rows-spanned="1" table:formula="of:=SUM([.AL3:.AL138]&gt;[.$CB3:.$CB138])" office:value-type="float"/>
          <table:table-cell table:number-matrix-columns-spanned="1" table:number-matrix-rows-spanned="1" table:formula="of:=SUM([.AM3:.AM138]&gt;[.$CC3:.$CC138])" office:value-type="float"/>
          <table:table-cell table:number-matrix-columns-spanned="1" table:number-matrix-rows-spanned="1" table:formula="of:=SUM([.AN3:.AN138]&gt;[.$CD3:.$CD138])" office:value-type="float"/>
          <table:table-cell table:number-matrix-columns-spanned="1" table:number-matrix-rows-spanned="1" table:formula="of:=SUM([.AO3:.AO138]&gt;[.$CE3:.$CE138])" office:value-type="float"/>
          <table:table-cell table:number-matrix-columns-spanned="1" table:number-matrix-rows-spanned="1" table:formula="of:=SUM([.AP3:.AP138]&gt;[.$CF3:.$CF138])" office:value-type="float"/>
          <table:table-cell table:number-matrix-columns-spanned="1" table:number-matrix-rows-spanned="1" table:formula="of:=SUM([.AQ3:.AQ138]&gt;[.$CG3:.$CG138])" office:value-type="float"/>
          <table:table-cell table:number-matrix-columns-spanned="1" table:number-matrix-rows-spanned="1" table:formula="of:=SUM([.AR3:.AR138]&gt;[.$CB3:.$CB138])" office:value-type="float"/>
          <table:table-cell table:number-matrix-columns-spanned="1" table:number-matrix-rows-spanned="1" table:formula="of:=SUM([.AS3:.AS138]&gt;[.$CC3:.$CC138])" office:value-type="float"/>
          <table:table-cell table:number-matrix-columns-spanned="1" table:number-matrix-rows-spanned="1" table:formula="of:=SUM([.AT3:.AT138]&gt;[.$CD3:.$CD138])" office:value-type="float"/>
          <table:table-cell table:number-matrix-columns-spanned="1" table:number-matrix-rows-spanned="1" table:formula="of:=SUM([.AU3:.AU138]&gt;[.$CE3:.$CE138])" office:value-type="float"/>
          <table:table-cell table:number-matrix-columns-spanned="1" table:number-matrix-rows-spanned="1" table:formula="of:=SUM([.AV3:.AV138]&gt;[.$CF3:.$CF138])" office:value-type="float"/>
          <table:table-cell table:number-matrix-columns-spanned="1" table:number-matrix-rows-spanned="1" table:formula="of:=SUM([.AW3:.AW138]&gt;[.$CG3:.$CG138])" office:value-type="float"/>
          <table:table-cell table:number-matrix-columns-spanned="1" table:number-matrix-rows-spanned="1" table:formula="of:=SUM([.AX3:.AX138]&gt;[.$CB3:.$CB138])" office:value-type="float"/>
          <table:table-cell table:number-matrix-columns-spanned="1" table:number-matrix-rows-spanned="1" table:formula="of:=SUM([.AY3:.AY138]&gt;[.$CC3:.$CC138])" office:value-type="float"/>
          <table:table-cell table:number-matrix-columns-spanned="1" table:number-matrix-rows-spanned="1" table:formula="of:=SUM([.AZ3:.AZ138]&gt;[.$CD3:.$CD138])" office:value-type="float"/>
          <table:table-cell table:number-matrix-columns-spanned="1" table:number-matrix-rows-spanned="1" table:formula="of:=SUM([.BA3:.BA138]&gt;[.$CE3:.$CE138])" office:value-type="float"/>
          <table:table-cell table:number-matrix-columns-spanned="1" table:number-matrix-rows-spanned="1" table:formula="of:=SUM([.BB3:.BB138]&gt;[.$CF3:.$CF138])" office:value-type="float"/>
          <table:table-cell table:number-matrix-columns-spanned="1" table:number-matrix-rows-spanned="1" table:formula="of:=SUM([.BC3:.BC138]&gt;[.$CG3:.$CG138])" office:value-type="float"/>
          <table:table-cell table:number-matrix-columns-spanned="1" table:number-matrix-rows-spanned="1" table:formula="of:=SUM([.BD3:.BD138]&gt;[.$CB3:.$CB138])" office:value-type="float"/>
          <table:table-cell table:number-matrix-columns-spanned="1" table:number-matrix-rows-spanned="1" table:formula="of:=SUM([.BE3:.BE138]&gt;[.$CC3:.$CC138])" office:value-type="float"/>
          <table:table-cell table:number-matrix-columns-spanned="1" table:number-matrix-rows-spanned="1" table:formula="of:=SUM([.BF3:.BF138]&gt;[.$CD3:.$CD138])" office:value-type="float"/>
          <table:table-cell table:number-matrix-columns-spanned="1" table:number-matrix-rows-spanned="1" table:formula="of:=SUM([.BG3:.BG138]&gt;[.$CE3:.$CE138])" office:value-type="float"/>
          <table:table-cell table:number-matrix-columns-spanned="1" table:number-matrix-rows-spanned="1" table:formula="of:=SUM([.BH3:.BH138]&gt;[.$CF3:.$CF138])" office:value-type="float"/>
          <table:table-cell table:number-matrix-columns-spanned="1" table:number-matrix-rows-spanned="1" table:formula="of:=SUM([.BI3:.BI138]&gt;[.$CG3:.$CG138])" office:value-type="float"/>
          <table:table-cell table:number-matrix-columns-spanned="1" table:number-matrix-rows-spanned="1" table:formula="of:=SUM([.BJ3:.BJ138]&gt;[.$CB3:.$CB138])" office:value-type="float"/>
          <table:table-cell table:number-matrix-columns-spanned="1" table:number-matrix-rows-spanned="1" table:formula="of:=SUM([.BK3:.BK138]&gt;[.$CC3:.$CC138])" office:value-type="float"/>
          <table:table-cell table:number-matrix-columns-spanned="1" table:number-matrix-rows-spanned="1" table:formula="of:=SUM([.BL3:.BL138]&gt;[.$CD3:.$CD138])" office:value-type="float"/>
          <table:table-cell table:number-matrix-columns-spanned="1" table:number-matrix-rows-spanned="1" table:formula="of:=SUM([.BM3:.BM138]&gt;[.$CE3:.$CE138])" office:value-type="float"/>
          <table:table-cell table:number-matrix-columns-spanned="1" table:number-matrix-rows-spanned="1" table:formula="of:=SUM([.BN3:.BN138]&gt;[.$CF3:.$CF138])" office:value-type="float"/>
          <table:table-cell table:number-matrix-columns-spanned="1" table:number-matrix-rows-spanned="1" table:formula="of:=SUM([.BO3:.BO138]&gt;[.$CG3:.$CG138])" office:value-type="float"/>
          <table:table-cell table:number-matrix-columns-spanned="1" table:number-matrix-rows-spanned="1" table:formula="of:=SUM([.BP3:.BP138]&gt;[.$CB3:.$CB138])" office:value-type="float"/>
          <table:table-cell table:number-matrix-columns-spanned="1" table:number-matrix-rows-spanned="1" table:formula="of:=SUM([.BQ3:.BQ138]&gt;[.$CC3:.$CC138])" office:value-type="float"/>
          <table:table-cell table:number-matrix-columns-spanned="1" table:number-matrix-rows-spanned="1" table:formula="of:=SUM([.BR3:.BR138]&gt;[.$CD3:.$CD138])" office:value-type="float"/>
          <table:table-cell table:number-matrix-columns-spanned="1" table:number-matrix-rows-spanned="1" table:formula="of:=SUM([.BS3:.BS138]&gt;[.$CE3:.$CE138])" office:value-type="float"/>
          <table:table-cell table:number-matrix-columns-spanned="1" table:number-matrix-rows-spanned="1" table:formula="of:=SUM([.BT3:.BT138]&gt;[.$CF3:.$CF138])" office:value-type="float"/>
          <table:table-cell table:number-matrix-columns-spanned="1" table:number-matrix-rows-spanned="1" table:formula="of:=SUM([.BU3:.BU138]&gt;[.$CG3:.$CG1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8]=[.$CH3:.$CH138])" office:value-type="float"/>
          <table:table-cell table:number-matrix-columns-spanned="1" table:number-matrix-rows-spanned="1" table:formula="of:=SUM([.C3:.C138]=[.$CI3:.$CI138])" office:value-type="float"/>
          <table:table-cell table:number-matrix-columns-spanned="1" table:number-matrix-rows-spanned="1" table:formula="of:=SUM([.D3:.D138]=[.$CJ3:.$CJ138])" office:value-type="float"/>
          <table:table-cell table:number-matrix-columns-spanned="1" table:number-matrix-rows-spanned="1" table:formula="of:=SUM([.E3:.E138]=[.$CK3:.$CK138])" office:value-type="float"/>
          <table:table-cell table:number-matrix-columns-spanned="1" table:number-matrix-rows-spanned="1" table:formula="of:=SUM([.F3:.F138]=[.$CL3:.$CL138])" office:value-type="float"/>
          <table:table-cell table:number-matrix-columns-spanned="1" table:number-matrix-rows-spanned="1" table:formula="of:=SUM([.G3:.G138]=[.$CM3:.$CM138])" office:value-type="float"/>
          <table:table-cell table:number-matrix-columns-spanned="1" table:number-matrix-rows-spanned="1" table:formula="of:=SUM([.H3:.H138]=[.$CH3:.$CH138])" office:value-type="float"/>
          <table:table-cell table:number-matrix-columns-spanned="1" table:number-matrix-rows-spanned="1" table:formula="of:=SUM([.I3:.I138]=[.$CI3:.$CI138])" office:value-type="float"/>
          <table:table-cell table:number-matrix-columns-spanned="1" table:number-matrix-rows-spanned="1" table:formula="of:=SUM([.J3:.J138]=[.$CJ3:.$CJ138])" office:value-type="float"/>
          <table:table-cell table:number-matrix-columns-spanned="1" table:number-matrix-rows-spanned="1" table:formula="of:=SUM([.K3:.K138]=[.$CK3:.$CK138])" office:value-type="float"/>
          <table:table-cell table:number-matrix-columns-spanned="1" table:number-matrix-rows-spanned="1" table:formula="of:=SUM([.L3:.L138]=[.$CL3:.$CL138])" office:value-type="float"/>
          <table:table-cell table:number-matrix-columns-spanned="1" table:number-matrix-rows-spanned="1" table:formula="of:=SUM([.M3:.M138]=[.$CM3:.$CM138])" office:value-type="float"/>
          <table:table-cell table:number-matrix-columns-spanned="1" table:number-matrix-rows-spanned="1" table:formula="of:=SUM([.N3:.N138]=[.$CH3:.$CH138])" office:value-type="float"/>
          <table:table-cell table:number-matrix-columns-spanned="1" table:number-matrix-rows-spanned="1" table:formula="of:=SUM([.O3:.O138]=[.$CI3:.$CI138])" office:value-type="float"/>
          <table:table-cell table:number-matrix-columns-spanned="1" table:number-matrix-rows-spanned="1" table:formula="of:=SUM([.P3:.P138]=[.$CJ3:.$CJ138])" office:value-type="float"/>
          <table:table-cell table:number-matrix-columns-spanned="1" table:number-matrix-rows-spanned="1" table:formula="of:=SUM([.Q3:.Q138]=[.$CK3:.$CK138])" office:value-type="float"/>
          <table:table-cell table:number-matrix-columns-spanned="1" table:number-matrix-rows-spanned="1" table:formula="of:=SUM([.R3:.R138]=[.$CL3:.$CL138])" office:value-type="float"/>
          <table:table-cell table:number-matrix-columns-spanned="1" table:number-matrix-rows-spanned="1" table:formula="of:=SUM([.S3:.S138]=[.$CM3:.$CM138])" office:value-type="float"/>
          <table:table-cell table:number-matrix-columns-spanned="1" table:number-matrix-rows-spanned="1" table:formula="of:=SUM([.T3:.T138]=[.$CH3:.$CH138])" office:value-type="float"/>
          <table:table-cell table:number-matrix-columns-spanned="1" table:number-matrix-rows-spanned="1" table:formula="of:=SUM([.U3:.U138]=[.$CI3:.$CI138])" office:value-type="float"/>
          <table:table-cell table:number-matrix-columns-spanned="1" table:number-matrix-rows-spanned="1" table:formula="of:=SUM([.V3:.V138]=[.$CJ3:.$CJ138])" office:value-type="float"/>
          <table:table-cell table:number-matrix-columns-spanned="1" table:number-matrix-rows-spanned="1" table:formula="of:=SUM([.W3:.W138]=[.$CK3:.$CK138])" office:value-type="float"/>
          <table:table-cell table:number-matrix-columns-spanned="1" table:number-matrix-rows-spanned="1" table:formula="of:=SUM([.X3:.X138]=[.$CL3:.$CL138])" office:value-type="float"/>
          <table:table-cell table:number-matrix-columns-spanned="1" table:number-matrix-rows-spanned="1" table:formula="of:=SUM([.Y3:.Y138]=[.$CM3:.$CM138])" office:value-type="float"/>
          <table:table-cell table:number-matrix-columns-spanned="1" table:number-matrix-rows-spanned="1" table:formula="of:=SUM([.Z3:.Z138]=[.$CH3:.$CH138])" office:value-type="float"/>
          <table:table-cell table:number-matrix-columns-spanned="1" table:number-matrix-rows-spanned="1" table:formula="of:=SUM([.AA3:.AA138]=[.$CI3:.$CI138])" office:value-type="float"/>
          <table:table-cell table:number-matrix-columns-spanned="1" table:number-matrix-rows-spanned="1" table:formula="of:=SUM([.AB3:.AB138]=[.$CJ3:.$CJ138])" office:value-type="float"/>
          <table:table-cell table:number-matrix-columns-spanned="1" table:number-matrix-rows-spanned="1" table:formula="of:=SUM([.AC3:.AC138]=[.$CK3:.$CK138])" office:value-type="float"/>
          <table:table-cell table:number-matrix-columns-spanned="1" table:number-matrix-rows-spanned="1" table:formula="of:=SUM([.AD3:.AD138]=[.$CL3:.$CL138])" office:value-type="float"/>
          <table:table-cell table:number-matrix-columns-spanned="1" table:number-matrix-rows-spanned="1" table:formula="of:=SUM([.AE3:.AE138]=[.$CM3:.$CM138])" office:value-type="float"/>
          <table:table-cell table:number-matrix-columns-spanned="1" table:number-matrix-rows-spanned="1" table:formula="of:=SUM([.AF3:.AF138]=[.$CH3:.$CH138])" office:value-type="float"/>
          <table:table-cell table:number-matrix-columns-spanned="1" table:number-matrix-rows-spanned="1" table:formula="of:=SUM([.AG3:.AG138]=[.$CI3:.$CI138])" office:value-type="float"/>
          <table:table-cell table:number-matrix-columns-spanned="1" table:number-matrix-rows-spanned="1" table:formula="of:=SUM([.AH3:.AH138]=[.$CJ3:.$CJ138])" office:value-type="float"/>
          <table:table-cell table:number-matrix-columns-spanned="1" table:number-matrix-rows-spanned="1" table:formula="of:=SUM([.AI3:.AI138]=[.$CK3:.$CK138])" office:value-type="float"/>
          <table:table-cell table:number-matrix-columns-spanned="1" table:number-matrix-rows-spanned="1" table:formula="of:=SUM([.AJ3:.AJ138]=[.$CL3:.$CL138])" office:value-type="float"/>
          <table:table-cell table:number-matrix-columns-spanned="1" table:number-matrix-rows-spanned="1" table:formula="of:=SUM([.AK3:.AK138]=[.$CM3:.$CM138])" office:value-type="float"/>
          <table:table-cell table:number-matrix-columns-spanned="1" table:number-matrix-rows-spanned="1" table:formula="of:=SUM([.AL3:.AL138]=[.$CH3:.$CH138])" office:value-type="float"/>
          <table:table-cell table:number-matrix-columns-spanned="1" table:number-matrix-rows-spanned="1" table:formula="of:=SUM([.AM3:.AM138]=[.$CI3:.$CI138])" office:value-type="float"/>
          <table:table-cell table:number-matrix-columns-spanned="1" table:number-matrix-rows-spanned="1" table:formula="of:=SUM([.AN3:.AN138]=[.$CJ3:.$CJ138])" office:value-type="float"/>
          <table:table-cell table:number-matrix-columns-spanned="1" table:number-matrix-rows-spanned="1" table:formula="of:=SUM([.AO3:.AO138]=[.$CK3:.$CK138])" office:value-type="float"/>
          <table:table-cell table:number-matrix-columns-spanned="1" table:number-matrix-rows-spanned="1" table:formula="of:=SUM([.AP3:.AP138]=[.$CL3:.$CL138])" office:value-type="float"/>
          <table:table-cell table:number-matrix-columns-spanned="1" table:number-matrix-rows-spanned="1" table:formula="of:=SUM([.AQ3:.AQ138]=[.$CM3:.$CM138])" office:value-type="float"/>
          <table:table-cell table:number-matrix-columns-spanned="1" table:number-matrix-rows-spanned="1" table:formula="of:=SUM([.AR3:.AR138]=[.$CH3:.$CH138])" office:value-type="float"/>
          <table:table-cell table:number-matrix-columns-spanned="1" table:number-matrix-rows-spanned="1" table:formula="of:=SUM([.AS3:.AS138]=[.$CI3:.$CI138])" office:value-type="float"/>
          <table:table-cell table:number-matrix-columns-spanned="1" table:number-matrix-rows-spanned="1" table:formula="of:=SUM([.AT3:.AT138]=[.$CJ3:.$CJ138])" office:value-type="float"/>
          <table:table-cell table:number-matrix-columns-spanned="1" table:number-matrix-rows-spanned="1" table:formula="of:=SUM([.AU3:.AU138]=[.$CK3:.$CK138])" office:value-type="float"/>
          <table:table-cell table:number-matrix-columns-spanned="1" table:number-matrix-rows-spanned="1" table:formula="of:=SUM([.AV3:.AV138]=[.$CL3:.$CL138])" office:value-type="float"/>
          <table:table-cell table:number-matrix-columns-spanned="1" table:number-matrix-rows-spanned="1" table:formula="of:=SUM([.AW3:.AW138]=[.$CM3:.$CM138])" office:value-type="float"/>
          <table:table-cell table:number-matrix-columns-spanned="1" table:number-matrix-rows-spanned="1" table:formula="of:=SUM([.AX3:.AX138]=[.$CH3:.$CH138])" office:value-type="float"/>
          <table:table-cell table:number-matrix-columns-spanned="1" table:number-matrix-rows-spanned="1" table:formula="of:=SUM([.AY3:.AY138]=[.$CI3:.$CI138])" office:value-type="float"/>
          <table:table-cell table:number-matrix-columns-spanned="1" table:number-matrix-rows-spanned="1" table:formula="of:=SUM([.AZ3:.AZ138]=[.$CJ3:.$CJ138])" office:value-type="float"/>
          <table:table-cell table:number-matrix-columns-spanned="1" table:number-matrix-rows-spanned="1" table:formula="of:=SUM([.BA3:.BA138]=[.$CK3:.$CK138])" office:value-type="float"/>
          <table:table-cell table:number-matrix-columns-spanned="1" table:number-matrix-rows-spanned="1" table:formula="of:=SUM([.BB3:.BB138]=[.$CL3:.$CL138])" office:value-type="float"/>
          <table:table-cell table:number-matrix-columns-spanned="1" table:number-matrix-rows-spanned="1" table:formula="of:=SUM([.BC3:.BC138]=[.$CM3:.$CM138])" office:value-type="float"/>
          <table:table-cell table:number-matrix-columns-spanned="1" table:number-matrix-rows-spanned="1" table:formula="of:=SUM([.BD3:.BD138]=[.$CH3:.$CH138])" office:value-type="float"/>
          <table:table-cell table:number-matrix-columns-spanned="1" table:number-matrix-rows-spanned="1" table:formula="of:=SUM([.BE3:.BE138]=[.$CI3:.$CI138])" office:value-type="float"/>
          <table:table-cell table:number-matrix-columns-spanned="1" table:number-matrix-rows-spanned="1" table:formula="of:=SUM([.BF3:.BF138]=[.$CJ3:.$CJ138])" office:value-type="float"/>
          <table:table-cell table:number-matrix-columns-spanned="1" table:number-matrix-rows-spanned="1" table:formula="of:=SUM([.BG3:.BG138]=[.$CK3:.$CK138])" office:value-type="float"/>
          <table:table-cell table:number-matrix-columns-spanned="1" table:number-matrix-rows-spanned="1" table:formula="of:=SUM([.BH3:.BH138]=[.$CL3:.$CL138])" office:value-type="float"/>
          <table:table-cell table:number-matrix-columns-spanned="1" table:number-matrix-rows-spanned="1" table:formula="of:=SUM([.BI3:.BI138]=[.$CM3:.$CM138])" office:value-type="float"/>
          <table:table-cell table:number-matrix-columns-spanned="1" table:number-matrix-rows-spanned="1" table:formula="of:=SUM([.BJ3:.BJ138]=[.$CH3:.$CH138])" office:value-type="float"/>
          <table:table-cell table:number-matrix-columns-spanned="1" table:number-matrix-rows-spanned="1" table:formula="of:=SUM([.BK3:.BK138]=[.$CI3:.$CI138])" office:value-type="float"/>
          <table:table-cell table:number-matrix-columns-spanned="1" table:number-matrix-rows-spanned="1" table:formula="of:=SUM([.BL3:.BL138]=[.$CJ3:.$CJ138])" office:value-type="float"/>
          <table:table-cell table:number-matrix-columns-spanned="1" table:number-matrix-rows-spanned="1" table:formula="of:=SUM([.BM3:.BM138]=[.$CK3:.$CK138])" office:value-type="float"/>
          <table:table-cell table:number-matrix-columns-spanned="1" table:number-matrix-rows-spanned="1" table:formula="of:=SUM([.BN3:.BN138]=[.$CL3:.$CL138])" office:value-type="float"/>
          <table:table-cell table:number-matrix-columns-spanned="1" table:number-matrix-rows-spanned="1" table:formula="of:=SUM([.BO3:.BO138]=[.$CM3:.$CM138])" office:value-type="float"/>
          <table:table-cell table:number-matrix-columns-spanned="1" table:number-matrix-rows-spanned="1" table:formula="of:=SUM([.BP3:.BP138]=[.$CH3:.$CH138])" office:value-type="float"/>
          <table:table-cell table:number-matrix-columns-spanned="1" table:number-matrix-rows-spanned="1" table:formula="of:=SUM([.BQ3:.BQ138]=[.$CI3:.$CI138])" office:value-type="float"/>
          <table:table-cell table:number-matrix-columns-spanned="1" table:number-matrix-rows-spanned="1" table:formula="of:=SUM([.BR3:.BR138]=[.$CJ3:.$CJ138])" office:value-type="float"/>
          <table:table-cell table:number-matrix-columns-spanned="1" table:number-matrix-rows-spanned="1" table:formula="of:=SUM([.BS3:.BS138]=[.$CK3:.$CK138])" office:value-type="float"/>
          <table:table-cell table:number-matrix-columns-spanned="1" table:number-matrix-rows-spanned="1" table:formula="of:=SUM([.BT3:.BT138]=[.$CL3:.$CL138])" office:value-type="float"/>
          <table:table-cell table:number-matrix-columns-spanned="1" table:number-matrix-rows-spanned="1" table:formula="of:=SUM([.BU3:.BU138]=[.$CM3:.$CM1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base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500-step-1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500-step-500-size-50-deg-10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3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mpty-1/max-1000-step-1000-size-50-deg-10-lbd-5-heu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blocks-strips-typed/instances</text:p>
          </table:table-cell>
          <table:table-cell table:formula="of:=AVERAGE([Instances.B3:Instances.B22])" office:value-type="float"/>
          <table:table-cell table:formula="of:=AVERAGE([Instances.C3:Instances.C22])" office:value-type="float"/>
          <table:table-cell table:formula="of:=AVERAGE([Instances.D3:Instances.D22])" office:value-type="float"/>
          <table:table-cell table:formula="of:=AVERAGE([Instances.E3:Instances.E22])" office:value-type="float"/>
          <table:table-cell table:formula="of:=AVERAGE([Instances.F3:Instances.F22])" office:value-type="float"/>
          <table:table-cell table:formula="of:=AVERAGE([Instances.G3:Instances.G22])" office:value-type="float"/>
          <table:table-cell table:formula="of:=AVERAGE([Instances.H3:Instances.H22])" office:value-type="float"/>
          <table:table-cell table:formula="of:=AVERAGE([Instances.I3:Instances.I22])" office:value-type="float"/>
          <table:table-cell table:formula="of:=AVERAGE([Instances.J3:Instances.J22])" office:value-type="float"/>
          <table:table-cell table:formula="of:=AVERAGE([Instances.K3:Instances.K22])" office:value-type="float"/>
          <table:table-cell table:formula="of:=AVERAGE([Instances.L3:Instances.L22])" office:value-type="float"/>
          <table:table-cell table:formula="of:=AVERAGE([Instances.M3:Instances.M22])" office:value-type="float"/>
          <table:table-cell table:formula="of:=AVERAGE([Instances.N3:Instances.N22])" office:value-type="float"/>
          <table:table-cell table:formula="of:=AVERAGE([Instances.O3:Instances.O22])" office:value-type="float"/>
          <table:table-cell table:formula="of:=AVERAGE([Instances.P3:Instances.P22])" office:value-type="float"/>
          <table:table-cell table:formula="of:=AVERAGE([Instances.Q3:Instances.Q22])" office:value-type="float"/>
          <table:table-cell table:formula="of:=AVERAGE([Instances.R3:Instances.R22])" office:value-type="float"/>
          <table:table-cell table:formula="of:=AVERAGE([Instances.S3:Instances.S22])" office:value-type="float"/>
          <table:table-cell table:formula="of:=AVERAGE([Instances.T3:Instances.T22])" office:value-type="float"/>
          <table:table-cell table:formula="of:=AVERAGE([Instances.U3:Instances.U22])" office:value-type="float"/>
          <table:table-cell table:formula="of:=AVERAGE([Instances.V3:Instances.V22])" office:value-type="float"/>
          <table:table-cell table:formula="of:=AVERAGE([Instances.W3:Instances.W22])" office:value-type="float"/>
          <table:table-cell table:formula="of:=AVERAGE([Instances.X3:Instances.X22])" office:value-type="float"/>
          <table:table-cell table:formula="of:=AVERAGE([Instances.Y3:Instances.Y22])" office:value-type="float"/>
          <table:table-cell table:formula="of:=AVERAGE([Instances.Z3:Instances.Z22])" office:value-type="float"/>
          <table:table-cell table:formula="of:=AVERAGE([Instances.AA3:Instances.AA22])" office:value-type="float"/>
          <table:table-cell table:formula="of:=AVERAGE([Instances.AB3:Instances.AB22])" office:value-type="float"/>
          <table:table-cell table:formula="of:=AVERAGE([Instances.AC3:Instances.AC22])" office:value-type="float"/>
          <table:table-cell table:formula="of:=AVERAGE([Instances.AD3:Instances.AD22])" office:value-type="float"/>
          <table:table-cell table:formula="of:=AVERAGE([Instances.AE3:Instances.AE22])" office:value-type="float"/>
          <table:table-cell table:formula="of:=AVERAGE([Instances.AF3:Instances.AF22])" office:value-type="float"/>
          <table:table-cell table:formula="of:=AVERAGE([Instances.AG3:Instances.AG22])" office:value-type="float"/>
          <table:table-cell table:formula="of:=AVERAGE([Instances.AH3:Instances.AH22])" office:value-type="float"/>
          <table:table-cell table:formula="of:=AVERAGE([Instances.AI3:Instances.AI22])" office:value-type="float"/>
          <table:table-cell table:formula="of:=AVERAGE([Instances.AJ3:Instances.AJ22])" office:value-type="float"/>
          <table:table-cell table:formula="of:=AVERAGE([Instances.AK3:Instances.AK22])" office:value-type="float"/>
          <table:table-cell table:formula="of:=AVERAGE([Instances.AL3:Instances.AL22])" office:value-type="float"/>
          <table:table-cell table:formula="of:=AVERAGE([Instances.AM3:Instances.AM22])" office:value-type="float"/>
          <table:table-cell table:formula="of:=AVERAGE([Instances.AN3:Instances.AN22])" office:value-type="float"/>
          <table:table-cell table:formula="of:=AVERAGE([Instances.AO3:Instances.AO22])" office:value-type="float"/>
          <table:table-cell table:formula="of:=AVERAGE([Instances.AP3:Instances.AP22])" office:value-type="float"/>
          <table:table-cell table:formula="of:=AVERAGE([Instances.AQ3:Instances.AQ22])" office:value-type="float"/>
          <table:table-cell table:formula="of:=AVERAGE([Instances.AR3:Instances.AR22])" office:value-type="float"/>
          <table:table-cell table:formula="of:=AVERAGE([Instances.AS3:Instances.AS22])" office:value-type="float"/>
          <table:table-cell table:formula="of:=AVERAGE([Instances.AT3:Instances.AT22])" office:value-type="float"/>
          <table:table-cell table:formula="of:=AVERAGE([Instances.AU3:Instances.AU22])" office:value-type="float"/>
          <table:table-cell table:formula="of:=AVERAGE([Instances.AV3:Instances.AV22])" office:value-type="float"/>
          <table:table-cell table:formula="of:=AVERAGE([Instances.AW3:Instances.AW22])" office:value-type="float"/>
          <table:table-cell table:formula="of:=AVERAGE([Instances.AX3:Instances.AX22])" office:value-type="float"/>
          <table:table-cell table:formula="of:=AVERAGE([Instances.AY3:Instances.AY22])" office:value-type="float"/>
          <table:table-cell table:formula="of:=AVERAGE([Instances.AZ3:Instances.AZ22])" office:value-type="float"/>
          <table:table-cell table:formula="of:=AVERAGE([Instances.BA3:Instances.BA22])" office:value-type="float"/>
          <table:table-cell table:formula="of:=AVERAGE([Instances.BB3:Instances.BB22])" office:value-type="float"/>
          <table:table-cell table:formula="of:=AVERAGE([Instances.BC3:Instances.BC22])" office:value-type="float"/>
          <table:table-cell table:formula="of:=AVERAGE([Instances.BD3:Instances.BD22])" office:value-type="float"/>
          <table:table-cell table:formula="of:=AVERAGE([Instances.BE3:Instances.BE22])" office:value-type="float"/>
          <table:table-cell table:formula="of:=AVERAGE([Instances.BF3:Instances.BF22])" office:value-type="float"/>
          <table:table-cell table:formula="of:=AVERAGE([Instances.BG3:Instances.BG22])" office:value-type="float"/>
          <table:table-cell table:formula="of:=AVERAGE([Instances.BH3:Instances.BH22])" office:value-type="float"/>
          <table:table-cell table:formula="of:=AVERAGE([Instances.BI3:Instances.BI22])" office:value-type="float"/>
          <table:table-cell table:formula="of:=AVERAGE([Instances.BJ3:Instances.BJ22])" office:value-type="float"/>
          <table:table-cell table:formula="of:=AVERAGE([Instances.BK3:Instances.BK22])" office:value-type="float"/>
          <table:table-cell table:formula="of:=AVERAGE([Instances.BL3:Instances.BL22])" office:value-type="float"/>
          <table:table-cell table:formula="of:=AVERAGE([Instances.BM3:Instances.BM22])" office:value-type="float"/>
          <table:table-cell table:formula="of:=AVERAGE([Instances.BN3:Instances.BN22])" office:value-type="float"/>
          <table:table-cell table:formula="of:=AVERAGE([Instances.BO3:Instances.BO22])" office:value-type="float"/>
          <table:table-cell table:formula="of:=AVERAGE([Instances.BP3:Instances.BP22])" office:value-type="float"/>
          <table:table-cell table:formula="of:=AVERAGE([Instances.BQ3:Instances.BQ22])" office:value-type="float"/>
          <table:table-cell table:formula="of:=AVERAGE([Instances.BR3:Instances.BR22])" office:value-type="float"/>
          <table:table-cell table:formula="of:=AVERAGE([Instances.BS3:Instances.BS22])" office:value-type="float"/>
          <table:table-cell table:formula="of:=AVERAGE([Instances.BT3:Instances.BT22])" office:value-type="float"/>
          <table:table-cell table:formula="of:=AVERAGE([Instances.BU3:Instances.BU22])" office:value-type="float"/>
          <table:table-cell table:formula="of:=MIN([.$B3];[.$H3];[.$N3];[.$T3];[.$Z3];[.$AF3];[.$AL3];[.$AR3];[.$AX3];[.$BD3];[.$BJ3];[.$BP3])" office:value-type="float"/>
          <table:table-cell table:formula="of:=MIN([.$C3];[.$I3];[.$O3];[.$U3];[.$AA3];[.$AG3];[.$AM3];[.$AS3];[.$AY3];[.$BE3];[.$BK3];[.$BQ3])" office:value-type="float"/>
          <table:table-cell table:formula="of:=MIN([.$D3];[.$J3];[.$P3];[.$V3];[.$AB3];[.$AH3];[.$AN3];[.$AT3];[.$AZ3];[.$BF3];[.$BL3];[.$BR3])" office:value-type="float"/>
          <table:table-cell table:formula="of:=MIN([.$E3];[.$K3];[.$Q3];[.$W3];[.$AC3];[.$AI3];[.$AO3];[.$AU3];[.$BA3];[.$BG3];[.$BM3];[.$BS3])" office:value-type="float"/>
          <table:table-cell table:formula="of:=MIN([.$F3];[.$L3];[.$R3];[.$X3];[.$AD3];[.$AJ3];[.$AP3];[.$AV3];[.$BB3];[.$BH3];[.$BN3];[.$BT3])" office:value-type="float"/>
          <table:table-cell table:formula="of:=MIN([.$G3];[.$M3];[.$S3];[.$Y3];[.$AE3];[.$AK3];[.$AQ3];[.$AW3];[.$BC3];[.$BI3];[.$BO3];[.$BU3])" office:value-type="float"/>
          <table:table-cell table:formula="of:=MEDIAN([.$B3];[.$H3];[.$N3];[.$T3];[.$Z3];[.$AF3];[.$AL3];[.$AR3];[.$AX3];[.$BD3];[.$BJ3];[.$BP3])" office:value-type="float"/>
          <table:table-cell table:formula="of:=MEDIAN([.$C3];[.$I3];[.$O3];[.$U3];[.$AA3];[.$AG3];[.$AM3];[.$AS3];[.$AY3];[.$BE3];[.$BK3];[.$BQ3])" office:value-type="float"/>
          <table:table-cell table:formula="of:=MEDIAN([.$D3];[.$J3];[.$P3];[.$V3];[.$AB3];[.$AH3];[.$AN3];[.$AT3];[.$AZ3];[.$BF3];[.$BL3];[.$BR3])" office:value-type="float"/>
          <table:table-cell table:formula="of:=MEDIAN([.$E3];[.$K3];[.$Q3];[.$W3];[.$AC3];[.$AI3];[.$AO3];[.$AU3];[.$BA3];[.$BG3];[.$BM3];[.$BS3])" office:value-type="float"/>
          <table:table-cell table:formula="of:=MEDIAN([.$F3];[.$L3];[.$R3];[.$X3];[.$AD3];[.$AJ3];[.$AP3];[.$AV3];[.$BB3];[.$BH3];[.$BN3];[.$BT3])" office:value-type="float"/>
          <table:table-cell table:formula="of:=MEDIAN([.$G3];[.$M3];[.$S3];[.$Y3];[.$AE3];[.$AK3];[.$AQ3];[.$AW3];[.$BC3];[.$BI3];[.$BO3];[.$BU3])" office:value-type="float"/>
          <table:table-cell table:formula="of:=MAX([.$B3];[.$H3];[.$N3];[.$T3];[.$Z3];[.$AF3];[.$AL3];[.$AR3];[.$AX3];[.$BD3];[.$BJ3];[.$BP3])" office:value-type="float"/>
          <table:table-cell table:formula="of:=MAX([.$C3];[.$I3];[.$O3];[.$U3];[.$AA3];[.$AG3];[.$AM3];[.$AS3];[.$AY3];[.$BE3];[.$BK3];[.$BQ3])" office:value-type="float"/>
          <table:table-cell table:formula="of:=MAX([.$D3];[.$J3];[.$P3];[.$V3];[.$AB3];[.$AH3];[.$AN3];[.$AT3];[.$AZ3];[.$BF3];[.$BL3];[.$BR3])" office:value-type="float"/>
          <table:table-cell table:formula="of:=MAX([.$E3];[.$K3];[.$Q3];[.$W3];[.$AC3];[.$AI3];[.$AO3];[.$AU3];[.$BA3];[.$BG3];[.$BM3];[.$BS3])" office:value-type="float"/>
          <table:table-cell table:formula="of:=MAX([.$F3];[.$L3];[.$R3];[.$X3];[.$AD3];[.$AJ3];[.$AP3];[.$AV3];[.$BB3];[.$BH3];[.$BN3];[.$BT3])" office:value-type="float"/>
          <table:table-cell table:formula="of:=MAX([.$G3];[.$M3];[.$S3];[.$Y3];[.$AE3];[.$AK3];[.$AQ3];[.$AW3];[.$BC3];[.$BI3];[.$BO3];[.$BU3])" office:value-type="float"/>
        </table:table-row>
        <table:table-row table:style-name="ro1">
          <table:table-cell office:value-type="string">
            <text:p>depots-strips-automatic/instances</text:p>
          </table:table-cell>
          <table:table-cell table:formula="of:=AVERAGE([Instances.B23:Instances.B40])" office:value-type="float"/>
          <table:table-cell table:formula="of:=AVERAGE([Instances.C23:Instances.C40])" office:value-type="float"/>
          <table:table-cell table:formula="of:=AVERAGE([Instances.D23:Instances.D40])" office:value-type="float"/>
          <table:table-cell table:formula="of:=AVERAGE([Instances.E23:Instances.E40])" office:value-type="float"/>
          <table:table-cell table:formula="of:=AVERAGE([Instances.F23:Instances.F40])" office:value-type="float"/>
          <table:table-cell table:formula="of:=AVERAGE([Instances.G23:Instances.G40])" office:value-type="float"/>
          <table:table-cell table:formula="of:=AVERAGE([Instances.H23:Instances.H40])" office:value-type="float"/>
          <table:table-cell table:formula="of:=AVERAGE([Instances.I23:Instances.I40])" office:value-type="float"/>
          <table:table-cell table:formula="of:=AVERAGE([Instances.J23:Instances.J40])" office:value-type="float"/>
          <table:table-cell table:formula="of:=AVERAGE([Instances.K23:Instances.K40])" office:value-type="float"/>
          <table:table-cell table:formula="of:=AVERAGE([Instances.L23:Instances.L40])" office:value-type="float"/>
          <table:table-cell table:formula="of:=AVERAGE([Instances.M23:Instances.M40])" office:value-type="float"/>
          <table:table-cell table:formula="of:=AVERAGE([Instances.N23:Instances.N40])" office:value-type="float"/>
          <table:table-cell table:formula="of:=AVERAGE([Instances.O23:Instances.O40])" office:value-type="float"/>
          <table:table-cell table:formula="of:=AVERAGE([Instances.P23:Instances.P40])" office:value-type="float"/>
          <table:table-cell table:formula="of:=AVERAGE([Instances.Q23:Instances.Q40])" office:value-type="float"/>
          <table:table-cell table:formula="of:=AVERAGE([Instances.R23:Instances.R40])" office:value-type="float"/>
          <table:table-cell table:formula="of:=AVERAGE([Instances.S23:Instances.S40])" office:value-type="float"/>
          <table:table-cell table:formula="of:=AVERAGE([Instances.T23:Instances.T40])" office:value-type="float"/>
          <table:table-cell table:formula="of:=AVERAGE([Instances.U23:Instances.U40])" office:value-type="float"/>
          <table:table-cell table:formula="of:=AVERAGE([Instances.V23:Instances.V40])" office:value-type="float"/>
          <table:table-cell table:formula="of:=AVERAGE([Instances.W23:Instances.W40])" office:value-type="float"/>
          <table:table-cell table:formula="of:=AVERAGE([Instances.X23:Instances.X40])" office:value-type="float"/>
          <table:table-cell table:formula="of:=AVERAGE([Instances.Y23:Instances.Y40])" office:value-type="float"/>
          <table:table-cell table:formula="of:=AVERAGE([Instances.Z23:Instances.Z40])" office:value-type="float"/>
          <table:table-cell table:formula="of:=AVERAGE([Instances.AA23:Instances.AA40])" office:value-type="float"/>
          <table:table-cell table:formula="of:=AVERAGE([Instances.AB23:Instances.AB40])" office:value-type="float"/>
          <table:table-cell table:formula="of:=AVERAGE([Instances.AC23:Instances.AC40])" office:value-type="float"/>
          <table:table-cell table:formula="of:=AVERAGE([Instances.AD23:Instances.AD40])" office:value-type="float"/>
          <table:table-cell table:formula="of:=AVERAGE([Instances.AE23:Instances.AE40])" office:value-type="float"/>
          <table:table-cell table:formula="of:=AVERAGE([Instances.AF23:Instances.AF40])" office:value-type="float"/>
          <table:table-cell table:formula="of:=AVERAGE([Instances.AG23:Instances.AG40])" office:value-type="float"/>
          <table:table-cell table:formula="of:=AVERAGE([Instances.AH23:Instances.AH40])" office:value-type="float"/>
          <table:table-cell table:formula="of:=AVERAGE([Instances.AI23:Instances.AI40])" office:value-type="float"/>
          <table:table-cell table:formula="of:=AVERAGE([Instances.AJ23:Instances.AJ40])" office:value-type="float"/>
          <table:table-cell table:formula="of:=AVERAGE([Instances.AK23:Instances.AK40])" office:value-type="float"/>
          <table:table-cell table:formula="of:=AVERAGE([Instances.AL23:Instances.AL40])" office:value-type="float"/>
          <table:table-cell table:formula="of:=AVERAGE([Instances.AM23:Instances.AM40])" office:value-type="float"/>
          <table:table-cell table:formula="of:=AVERAGE([Instances.AN23:Instances.AN40])" office:value-type="float"/>
          <table:table-cell table:formula="of:=AVERAGE([Instances.AO23:Instances.AO40])" office:value-type="float"/>
          <table:table-cell table:formula="of:=AVERAGE([Instances.AP23:Instances.AP40])" office:value-type="float"/>
          <table:table-cell table:formula="of:=AVERAGE([Instances.AQ23:Instances.AQ40])" office:value-type="float"/>
          <table:table-cell table:formula="of:=AVERAGE([Instances.AR23:Instances.AR40])" office:value-type="float"/>
          <table:table-cell table:formula="of:=AVERAGE([Instances.AS23:Instances.AS40])" office:value-type="float"/>
          <table:table-cell table:formula="of:=AVERAGE([Instances.AT23:Instances.AT40])" office:value-type="float"/>
          <table:table-cell table:formula="of:=AVERAGE([Instances.AU23:Instances.AU40])" office:value-type="float"/>
          <table:table-cell table:formula="of:=AVERAGE([Instances.AV23:Instances.AV40])" office:value-type="float"/>
          <table:table-cell table:formula="of:=AVERAGE([Instances.AW23:Instances.AW40])" office:value-type="float"/>
          <table:table-cell table:formula="of:=AVERAGE([Instances.AX23:Instances.AX40])" office:value-type="float"/>
          <table:table-cell table:formula="of:=AVERAGE([Instances.AY23:Instances.AY40])" office:value-type="float"/>
          <table:table-cell table:formula="of:=AVERAGE([Instances.AZ23:Instances.AZ40])" office:value-type="float"/>
          <table:table-cell table:formula="of:=AVERAGE([Instances.BA23:Instances.BA40])" office:value-type="float"/>
          <table:table-cell table:formula="of:=AVERAGE([Instances.BB23:Instances.BB40])" office:value-type="float"/>
          <table:table-cell table:formula="of:=AVERAGE([Instances.BC23:Instances.BC40])" office:value-type="float"/>
          <table:table-cell table:formula="of:=AVERAGE([Instances.BD23:Instances.BD40])" office:value-type="float"/>
          <table:table-cell table:formula="of:=AVERAGE([Instances.BE23:Instances.BE40])" office:value-type="float"/>
          <table:table-cell table:formula="of:=AVERAGE([Instances.BF23:Instances.BF40])" office:value-type="float"/>
          <table:table-cell table:formula="of:=AVERAGE([Instances.BG23:Instances.BG40])" office:value-type="float"/>
          <table:table-cell table:formula="of:=AVERAGE([Instances.BH23:Instances.BH40])" office:value-type="float"/>
          <table:table-cell table:formula="of:=AVERAGE([Instances.BI23:Instances.BI40])" office:value-type="float"/>
          <table:table-cell table:formula="of:=AVERAGE([Instances.BJ23:Instances.BJ40])" office:value-type="float"/>
          <table:table-cell table:formula="of:=AVERAGE([Instances.BK23:Instances.BK40])" office:value-type="float"/>
          <table:table-cell table:formula="of:=AVERAGE([Instances.BL23:Instances.BL40])" office:value-type="float"/>
          <table:table-cell table:formula="of:=AVERAGE([Instances.BM23:Instances.BM40])" office:value-type="float"/>
          <table:table-cell table:formula="of:=AVERAGE([Instances.BN23:Instances.BN40])" office:value-type="float"/>
          <table:table-cell table:formula="of:=AVERAGE([Instances.BO23:Instances.BO40])" office:value-type="float"/>
          <table:table-cell table:formula="of:=AVERAGE([Instances.BP23:Instances.BP40])" office:value-type="float"/>
          <table:table-cell table:formula="of:=AVERAGE([Instances.BQ23:Instances.BQ40])" office:value-type="float"/>
          <table:table-cell table:formula="of:=AVERAGE([Instances.BR23:Instances.BR40])" office:value-type="float"/>
          <table:table-cell table:formula="of:=AVERAGE([Instances.BS23:Instances.BS40])" office:value-type="float"/>
          <table:table-cell table:formula="of:=AVERAGE([Instances.BT23:Instances.BT40])" office:value-type="float"/>
          <table:table-cell table:formula="of:=AVERAGE([Instances.BU23:Instances.BU40])" office:value-type="float"/>
          <table:table-cell table:formula="of:=MIN([.$B4];[.$H4];[.$N4];[.$T4];[.$Z4];[.$AF4];[.$AL4];[.$AR4];[.$AX4];[.$BD4];[.$BJ4];[.$BP4])" office:value-type="float"/>
          <table:table-cell table:formula="of:=MIN([.$C4];[.$I4];[.$O4];[.$U4];[.$AA4];[.$AG4];[.$AM4];[.$AS4];[.$AY4];[.$BE4];[.$BK4];[.$BQ4])" office:value-type="float"/>
          <table:table-cell table:formula="of:=MIN([.$D4];[.$J4];[.$P4];[.$V4];[.$AB4];[.$AH4];[.$AN4];[.$AT4];[.$AZ4];[.$BF4];[.$BL4];[.$BR4])" office:value-type="float"/>
          <table:table-cell table:formula="of:=MIN([.$E4];[.$K4];[.$Q4];[.$W4];[.$AC4];[.$AI4];[.$AO4];[.$AU4];[.$BA4];[.$BG4];[.$BM4];[.$BS4])" office:value-type="float"/>
          <table:table-cell table:formula="of:=MIN([.$F4];[.$L4];[.$R4];[.$X4];[.$AD4];[.$AJ4];[.$AP4];[.$AV4];[.$BB4];[.$BH4];[.$BN4];[.$BT4])" office:value-type="float"/>
          <table:table-cell table:formula="of:=MIN([.$G4];[.$M4];[.$S4];[.$Y4];[.$AE4];[.$AK4];[.$AQ4];[.$AW4];[.$BC4];[.$BI4];[.$BO4];[.$BU4])" office:value-type="float"/>
          <table:table-cell table:formula="of:=MEDIAN([.$B4];[.$H4];[.$N4];[.$T4];[.$Z4];[.$AF4];[.$AL4];[.$AR4];[.$AX4];[.$BD4];[.$BJ4];[.$BP4])" office:value-type="float"/>
          <table:table-cell table:formula="of:=MEDIAN([.$C4];[.$I4];[.$O4];[.$U4];[.$AA4];[.$AG4];[.$AM4];[.$AS4];[.$AY4];[.$BE4];[.$BK4];[.$BQ4])" office:value-type="float"/>
          <table:table-cell table:formula="of:=MEDIAN([.$D4];[.$J4];[.$P4];[.$V4];[.$AB4];[.$AH4];[.$AN4];[.$AT4];[.$AZ4];[.$BF4];[.$BL4];[.$BR4])" office:value-type="float"/>
          <table:table-cell table:formula="of:=MEDIAN([.$E4];[.$K4];[.$Q4];[.$W4];[.$AC4];[.$AI4];[.$AO4];[.$AU4];[.$BA4];[.$BG4];[.$BM4];[.$BS4])" office:value-type="float"/>
          <table:table-cell table:formula="of:=MEDIAN([.$F4];[.$L4];[.$R4];[.$X4];[.$AD4];[.$AJ4];[.$AP4];[.$AV4];[.$BB4];[.$BH4];[.$BN4];[.$BT4])" office:value-type="float"/>
          <table:table-cell table:formula="of:=MEDIAN([.$G4];[.$M4];[.$S4];[.$Y4];[.$AE4];[.$AK4];[.$AQ4];[.$AW4];[.$BC4];[.$BI4];[.$BO4];[.$BU4])" office:value-type="float"/>
          <table:table-cell table:formula="of:=MAX([.$B4];[.$H4];[.$N4];[.$T4];[.$Z4];[.$AF4];[.$AL4];[.$AR4];[.$AX4];[.$BD4];[.$BJ4];[.$BP4])" office:value-type="float"/>
          <table:table-cell table:formula="of:=MAX([.$C4];[.$I4];[.$O4];[.$U4];[.$AA4];[.$AG4];[.$AM4];[.$AS4];[.$AY4];[.$BE4];[.$BK4];[.$BQ4])" office:value-type="float"/>
          <table:table-cell table:formula="of:=MAX([.$D4];[.$J4];[.$P4];[.$V4];[.$AB4];[.$AH4];[.$AN4];[.$AT4];[.$AZ4];[.$BF4];[.$BL4];[.$BR4])" office:value-type="float"/>
          <table:table-cell table:formula="of:=MAX([.$E4];[.$K4];[.$Q4];[.$W4];[.$AC4];[.$AI4];[.$AO4];[.$AU4];[.$BA4];[.$BG4];[.$BM4];[.$BS4])" office:value-type="float"/>
          <table:table-cell table:formula="of:=MAX([.$F4];[.$L4];[.$R4];[.$X4];[.$AD4];[.$AJ4];[.$AP4];[.$AV4];[.$BB4];[.$BH4];[.$BN4];[.$BT4])" office:value-type="float"/>
          <table:table-cell table:formula="of:=MAX([.$G4];[.$M4];[.$S4];[.$Y4];[.$AE4];[.$AK4];[.$AQ4];[.$AW4];[.$BC4];[.$BI4];[.$BO4];[.$BU4])" office:value-type="float"/>
        </table:table-row>
        <table:table-row table:style-name="ro1">
          <table:table-cell office:value-type="string">
            <text:p>driverlog-strips-automatic/instances</text:p>
          </table:table-cell>
          <table:table-cell table:formula="of:=AVERAGE([Instances.B41:Instances.B49])" office:value-type="float"/>
          <table:table-cell table:formula="of:=AVERAGE([Instances.C41:Instances.C49])" office:value-type="float"/>
          <table:table-cell table:formula="of:=AVERAGE([Instances.D41:Instances.D49])" office:value-type="float"/>
          <table:table-cell table:formula="of:=AVERAGE([Instances.E41:Instances.E49])" office:value-type="float"/>
          <table:table-cell table:formula="of:=AVERAGE([Instances.F41:Instances.F49])" office:value-type="float"/>
          <table:table-cell table:formula="of:=AVERAGE([Instances.G41:Instances.G49])" office:value-type="float"/>
          <table:table-cell table:formula="of:=AVERAGE([Instances.H41:Instances.H49])" office:value-type="float"/>
          <table:table-cell table:formula="of:=AVERAGE([Instances.I41:Instances.I49])" office:value-type="float"/>
          <table:table-cell table:formula="of:=AVERAGE([Instances.J41:Instances.J49])" office:value-type="float"/>
          <table:table-cell table:formula="of:=AVERAGE([Instances.K41:Instances.K49])" office:value-type="float"/>
          <table:table-cell table:formula="of:=AVERAGE([Instances.L41:Instances.L49])" office:value-type="float"/>
          <table:table-cell table:formula="of:=AVERAGE([Instances.M41:Instances.M49])" office:value-type="float"/>
          <table:table-cell table:formula="of:=AVERAGE([Instances.N41:Instances.N49])" office:value-type="float"/>
          <table:table-cell table:formula="of:=AVERAGE([Instances.O41:Instances.O49])" office:value-type="float"/>
          <table:table-cell table:formula="of:=AVERAGE([Instances.P41:Instances.P49])" office:value-type="float"/>
          <table:table-cell table:formula="of:=AVERAGE([Instances.Q41:Instances.Q49])" office:value-type="float"/>
          <table:table-cell table:formula="of:=AVERAGE([Instances.R41:Instances.R49])" office:value-type="float"/>
          <table:table-cell table:formula="of:=AVERAGE([Instances.S41:Instances.S49])" office:value-type="float"/>
          <table:table-cell table:formula="of:=AVERAGE([Instances.T41:Instances.T49])" office:value-type="float"/>
          <table:table-cell table:formula="of:=AVERAGE([Instances.U41:Instances.U49])" office:value-type="float"/>
          <table:table-cell table:formula="of:=AVERAGE([Instances.V41:Instances.V49])" office:value-type="float"/>
          <table:table-cell table:formula="of:=AVERAGE([Instances.W41:Instances.W49])" office:value-type="float"/>
          <table:table-cell table:formula="of:=AVERAGE([Instances.X41:Instances.X49])" office:value-type="float"/>
          <table:table-cell table:formula="of:=AVERAGE([Instances.Y41:Instances.Y49])" office:value-type="float"/>
          <table:table-cell table:formula="of:=AVERAGE([Instances.Z41:Instances.Z49])" office:value-type="float"/>
          <table:table-cell table:formula="of:=AVERAGE([Instances.AA41:Instances.AA49])" office:value-type="float"/>
          <table:table-cell table:formula="of:=AVERAGE([Instances.AB41:Instances.AB49])" office:value-type="float"/>
          <table:table-cell table:formula="of:=AVERAGE([Instances.AC41:Instances.AC49])" office:value-type="float"/>
          <table:table-cell table:formula="of:=AVERAGE([Instances.AD41:Instances.AD49])" office:value-type="float"/>
          <table:table-cell table:formula="of:=AVERAGE([Instances.AE41:Instances.AE49])" office:value-type="float"/>
          <table:table-cell table:formula="of:=AVERAGE([Instances.AF41:Instances.AF49])" office:value-type="float"/>
          <table:table-cell table:formula="of:=AVERAGE([Instances.AG41:Instances.AG49])" office:value-type="float"/>
          <table:table-cell table:formula="of:=AVERAGE([Instances.AH41:Instances.AH49])" office:value-type="float"/>
          <table:table-cell table:formula="of:=AVERAGE([Instances.AI41:Instances.AI49])" office:value-type="float"/>
          <table:table-cell table:formula="of:=AVERAGE([Instances.AJ41:Instances.AJ49])" office:value-type="float"/>
          <table:table-cell table:formula="of:=AVERAGE([Instances.AK41:Instances.AK49])" office:value-type="float"/>
          <table:table-cell table:formula="of:=AVERAGE([Instances.AL41:Instances.AL49])" office:value-type="float"/>
          <table:table-cell table:formula="of:=AVERAGE([Instances.AM41:Instances.AM49])" office:value-type="float"/>
          <table:table-cell table:formula="of:=AVERAGE([Instances.AN41:Instances.AN49])" office:value-type="float"/>
          <table:table-cell table:formula="of:=AVERAGE([Instances.AO41:Instances.AO49])" office:value-type="float"/>
          <table:table-cell table:formula="of:=AVERAGE([Instances.AP41:Instances.AP49])" office:value-type="float"/>
          <table:table-cell table:formula="of:=AVERAGE([Instances.AQ41:Instances.AQ49])" office:value-type="float"/>
          <table:table-cell table:formula="of:=AVERAGE([Instances.AR41:Instances.AR49])" office:value-type="float"/>
          <table:table-cell table:formula="of:=AVERAGE([Instances.AS41:Instances.AS49])" office:value-type="float"/>
          <table:table-cell table:formula="of:=AVERAGE([Instances.AT41:Instances.AT49])" office:value-type="float"/>
          <table:table-cell table:formula="of:=AVERAGE([Instances.AU41:Instances.AU49])" office:value-type="float"/>
          <table:table-cell table:formula="of:=AVERAGE([Instances.AV41:Instances.AV49])" office:value-type="float"/>
          <table:table-cell table:formula="of:=AVERAGE([Instances.AW41:Instances.AW49])" office:value-type="float"/>
          <table:table-cell table:formula="of:=AVERAGE([Instances.AX41:Instances.AX49])" office:value-type="float"/>
          <table:table-cell table:formula="of:=AVERAGE([Instances.AY41:Instances.AY49])" office:value-type="float"/>
          <table:table-cell table:formula="of:=AVERAGE([Instances.AZ41:Instances.AZ49])" office:value-type="float"/>
          <table:table-cell table:formula="of:=AVERAGE([Instances.BA41:Instances.BA49])" office:value-type="float"/>
          <table:table-cell table:formula="of:=AVERAGE([Instances.BB41:Instances.BB49])" office:value-type="float"/>
          <table:table-cell table:formula="of:=AVERAGE([Instances.BC41:Instances.BC49])" office:value-type="float"/>
          <table:table-cell table:formula="of:=AVERAGE([Instances.BD41:Instances.BD49])" office:value-type="float"/>
          <table:table-cell table:formula="of:=AVERAGE([Instances.BE41:Instances.BE49])" office:value-type="float"/>
          <table:table-cell table:formula="of:=AVERAGE([Instances.BF41:Instances.BF49])" office:value-type="float"/>
          <table:table-cell table:formula="of:=AVERAGE([Instances.BG41:Instances.BG49])" office:value-type="float"/>
          <table:table-cell table:formula="of:=AVERAGE([Instances.BH41:Instances.BH49])" office:value-type="float"/>
          <table:table-cell table:formula="of:=AVERAGE([Instances.BI41:Instances.BI49])" office:value-type="float"/>
          <table:table-cell table:formula="of:=AVERAGE([Instances.BJ41:Instances.BJ49])" office:value-type="float"/>
          <table:table-cell table:formula="of:=AVERAGE([Instances.BK41:Instances.BK49])" office:value-type="float"/>
          <table:table-cell table:formula="of:=AVERAGE([Instances.BL41:Instances.BL49])" office:value-type="float"/>
          <table:table-cell table:formula="of:=AVERAGE([Instances.BM41:Instances.BM49])" office:value-type="float"/>
          <table:table-cell table:formula="of:=AVERAGE([Instances.BN41:Instances.BN49])" office:value-type="float"/>
          <table:table-cell table:formula="of:=AVERAGE([Instances.BO41:Instances.BO49])" office:value-type="float"/>
          <table:table-cell table:formula="of:=AVERAGE([Instances.BP41:Instances.BP49])" office:value-type="float"/>
          <table:table-cell table:formula="of:=AVERAGE([Instances.BQ41:Instances.BQ49])" office:value-type="float"/>
          <table:table-cell table:formula="of:=AVERAGE([Instances.BR41:Instances.BR49])" office:value-type="float"/>
          <table:table-cell table:formula="of:=AVERAGE([Instances.BS41:Instances.BS49])" office:value-type="float"/>
          <table:table-cell table:formula="of:=AVERAGE([Instances.BT41:Instances.BT49])" office:value-type="float"/>
          <table:table-cell table:formula="of:=AVERAGE([Instances.BU41:Instances.BU49])" office:value-type="float"/>
          <table:table-cell table:formula="of:=MIN([.$B5];[.$H5];[.$N5];[.$T5];[.$Z5];[.$AF5];[.$AL5];[.$AR5];[.$AX5];[.$BD5];[.$BJ5];[.$BP5])" office:value-type="float"/>
          <table:table-cell table:formula="of:=MIN([.$C5];[.$I5];[.$O5];[.$U5];[.$AA5];[.$AG5];[.$AM5];[.$AS5];[.$AY5];[.$BE5];[.$BK5];[.$BQ5])" office:value-type="float"/>
          <table:table-cell table:formula="of:=MIN([.$D5];[.$J5];[.$P5];[.$V5];[.$AB5];[.$AH5];[.$AN5];[.$AT5];[.$AZ5];[.$BF5];[.$BL5];[.$BR5])" office:value-type="float"/>
          <table:table-cell table:formula="of:=MIN([.$E5];[.$K5];[.$Q5];[.$W5];[.$AC5];[.$AI5];[.$AO5];[.$AU5];[.$BA5];[.$BG5];[.$BM5];[.$BS5])" office:value-type="float"/>
          <table:table-cell table:formula="of:=MIN([.$F5];[.$L5];[.$R5];[.$X5];[.$AD5];[.$AJ5];[.$AP5];[.$AV5];[.$BB5];[.$BH5];[.$BN5];[.$BT5])" office:value-type="float"/>
          <table:table-cell table:formula="of:=MIN([.$G5];[.$M5];[.$S5];[.$Y5];[.$AE5];[.$AK5];[.$AQ5];[.$AW5];[.$BC5];[.$BI5];[.$BO5];[.$BU5])" office:value-type="float"/>
          <table:table-cell table:formula="of:=MEDIAN([.$B5];[.$H5];[.$N5];[.$T5];[.$Z5];[.$AF5];[.$AL5];[.$AR5];[.$AX5];[.$BD5];[.$BJ5];[.$BP5])" office:value-type="float"/>
          <table:table-cell table:formula="of:=MEDIAN([.$C5];[.$I5];[.$O5];[.$U5];[.$AA5];[.$AG5];[.$AM5];[.$AS5];[.$AY5];[.$BE5];[.$BK5];[.$BQ5])" office:value-type="float"/>
          <table:table-cell table:formula="of:=MEDIAN([.$D5];[.$J5];[.$P5];[.$V5];[.$AB5];[.$AH5];[.$AN5];[.$AT5];[.$AZ5];[.$BF5];[.$BL5];[.$BR5])" office:value-type="float"/>
          <table:table-cell table:formula="of:=MEDIAN([.$E5];[.$K5];[.$Q5];[.$W5];[.$AC5];[.$AI5];[.$AO5];[.$AU5];[.$BA5];[.$BG5];[.$BM5];[.$BS5])" office:value-type="float"/>
          <table:table-cell table:formula="of:=MEDIAN([.$F5];[.$L5];[.$R5];[.$X5];[.$AD5];[.$AJ5];[.$AP5];[.$AV5];[.$BB5];[.$BH5];[.$BN5];[.$BT5])" office:value-type="float"/>
          <table:table-cell table:formula="of:=MEDIAN([.$G5];[.$M5];[.$S5];[.$Y5];[.$AE5];[.$AK5];[.$AQ5];[.$AW5];[.$BC5];[.$BI5];[.$BO5];[.$BU5])" office:value-type="float"/>
          <table:table-cell table:formula="of:=MAX([.$B5];[.$H5];[.$N5];[.$T5];[.$Z5];[.$AF5];[.$AL5];[.$AR5];[.$AX5];[.$BD5];[.$BJ5];[.$BP5])" office:value-type="float"/>
          <table:table-cell table:formula="of:=MAX([.$C5];[.$I5];[.$O5];[.$U5];[.$AA5];[.$AG5];[.$AM5];[.$AS5];[.$AY5];[.$BE5];[.$BK5];[.$BQ5])" office:value-type="float"/>
          <table:table-cell table:formula="of:=MAX([.$D5];[.$J5];[.$P5];[.$V5];[.$AB5];[.$AH5];[.$AN5];[.$AT5];[.$AZ5];[.$BF5];[.$BL5];[.$BR5])" office:value-type="float"/>
          <table:table-cell table:formula="of:=MAX([.$E5];[.$K5];[.$Q5];[.$W5];[.$AC5];[.$AI5];[.$AO5];[.$AU5];[.$BA5];[.$BG5];[.$BM5];[.$BS5])" office:value-type="float"/>
          <table:table-cell table:formula="of:=MAX([.$F5];[.$L5];[.$R5];[.$X5];[.$AD5];[.$AJ5];[.$AP5];[.$AV5];[.$BB5];[.$BH5];[.$BN5];[.$BT5])" office:value-type="float"/>
          <table:table-cell table:formula="of:=MAX([.$G5];[.$M5];[.$S5];[.$Y5];[.$AE5];[.$AK5];[.$AQ5];[.$AW5];[.$BC5];[.$BI5];[.$BO5];[.$BU5])" office:value-type="float"/>
        </table:table-row>
        <table:table-row table:style-name="ro1">
          <table:table-cell office:value-type="string">
            <text:p>elevator-strips-simple-typed/instances</text:p>
          </table:table-cell>
          <table:table-cell table:formula="of:=AVERAGE([Instances.B50:Instances.B69])" office:value-type="float"/>
          <table:table-cell table:formula="of:=AVERAGE([Instances.C50:Instances.C69])" office:value-type="float"/>
          <table:table-cell table:formula="of:=AVERAGE([Instances.D50:Instances.D69])" office:value-type="float"/>
          <table:table-cell table:formula="of:=AVERAGE([Instances.E50:Instances.E69])" office:value-type="float"/>
          <table:table-cell table:formula="of:=AVERAGE([Instances.F50:Instances.F69])" office:value-type="float"/>
          <table:table-cell table:formula="of:=AVERAGE([Instances.G50:Instances.G69])" office:value-type="float"/>
          <table:table-cell table:formula="of:=AVERAGE([Instances.H50:Instances.H69])" office:value-type="float"/>
          <table:table-cell table:formula="of:=AVERAGE([Instances.I50:Instances.I69])" office:value-type="float"/>
          <table:table-cell table:formula="of:=AVERAGE([Instances.J50:Instances.J69])" office:value-type="float"/>
          <table:table-cell table:formula="of:=AVERAGE([Instances.K50:Instances.K69])" office:value-type="float"/>
          <table:table-cell table:formula="of:=AVERAGE([Instances.L50:Instances.L69])" office:value-type="float"/>
          <table:table-cell table:formula="of:=AVERAGE([Instances.M50:Instances.M69])" office:value-type="float"/>
          <table:table-cell table:formula="of:=AVERAGE([Instances.N50:Instances.N69])" office:value-type="float"/>
          <table:table-cell table:formula="of:=AVERAGE([Instances.O50:Instances.O69])" office:value-type="float"/>
          <table:table-cell table:formula="of:=AVERAGE([Instances.P50:Instances.P69])" office:value-type="float"/>
          <table:table-cell table:formula="of:=AVERAGE([Instances.Q50:Instances.Q69])" office:value-type="float"/>
          <table:table-cell table:formula="of:=AVERAGE([Instances.R50:Instances.R69])" office:value-type="float"/>
          <table:table-cell table:formula="of:=AVERAGE([Instances.S50:Instances.S69])" office:value-type="float"/>
          <table:table-cell table:formula="of:=AVERAGE([Instances.T50:Instances.T69])" office:value-type="float"/>
          <table:table-cell table:formula="of:=AVERAGE([Instances.U50:Instances.U69])" office:value-type="float"/>
          <table:table-cell table:formula="of:=AVERAGE([Instances.V50:Instances.V69])" office:value-type="float"/>
          <table:table-cell table:formula="of:=AVERAGE([Instances.W50:Instances.W69])" office:value-type="float"/>
          <table:table-cell table:formula="of:=AVERAGE([Instances.X50:Instances.X69])" office:value-type="float"/>
          <table:table-cell table:formula="of:=AVERAGE([Instances.Y50:Instances.Y69])" office:value-type="float"/>
          <table:table-cell table:formula="of:=AVERAGE([Instances.Z50:Instances.Z69])" office:value-type="float"/>
          <table:table-cell table:formula="of:=AVERAGE([Instances.AA50:Instances.AA69])" office:value-type="float"/>
          <table:table-cell table:formula="of:=AVERAGE([Instances.AB50:Instances.AB69])" office:value-type="float"/>
          <table:table-cell table:formula="of:=AVERAGE([Instances.AC50:Instances.AC69])" office:value-type="float"/>
          <table:table-cell table:formula="of:=AVERAGE([Instances.AD50:Instances.AD69])" office:value-type="float"/>
          <table:table-cell table:formula="of:=AVERAGE([Instances.AE50:Instances.AE69])" office:value-type="float"/>
          <table:table-cell table:formula="of:=AVERAGE([Instances.AF50:Instances.AF69])" office:value-type="float"/>
          <table:table-cell table:formula="of:=AVERAGE([Instances.AG50:Instances.AG69])" office:value-type="float"/>
          <table:table-cell table:formula="of:=AVERAGE([Instances.AH50:Instances.AH69])" office:value-type="float"/>
          <table:table-cell table:formula="of:=AVERAGE([Instances.AI50:Instances.AI69])" office:value-type="float"/>
          <table:table-cell table:formula="of:=AVERAGE([Instances.AJ50:Instances.AJ69])" office:value-type="float"/>
          <table:table-cell table:formula="of:=AVERAGE([Instances.AK50:Instances.AK69])" office:value-type="float"/>
          <table:table-cell table:formula="of:=AVERAGE([Instances.AL50:Instances.AL69])" office:value-type="float"/>
          <table:table-cell table:formula="of:=AVERAGE([Instances.AM50:Instances.AM69])" office:value-type="float"/>
          <table:table-cell table:formula="of:=AVERAGE([Instances.AN50:Instances.AN69])" office:value-type="float"/>
          <table:table-cell table:formula="of:=AVERAGE([Instances.AO50:Instances.AO69])" office:value-type="float"/>
          <table:table-cell table:formula="of:=AVERAGE([Instances.AP50:Instances.AP69])" office:value-type="float"/>
          <table:table-cell table:formula="of:=AVERAGE([Instances.AQ50:Instances.AQ69])" office:value-type="float"/>
          <table:table-cell table:formula="of:=AVERAGE([Instances.AR50:Instances.AR69])" office:value-type="float"/>
          <table:table-cell table:formula="of:=AVERAGE([Instances.AS50:Instances.AS69])" office:value-type="float"/>
          <table:table-cell table:formula="of:=AVERAGE([Instances.AT50:Instances.AT69])" office:value-type="float"/>
          <table:table-cell table:formula="of:=AVERAGE([Instances.AU50:Instances.AU69])" office:value-type="float"/>
          <table:table-cell table:formula="of:=AVERAGE([Instances.AV50:Instances.AV69])" office:value-type="float"/>
          <table:table-cell table:formula="of:=AVERAGE([Instances.AW50:Instances.AW69])" office:value-type="float"/>
          <table:table-cell table:formula="of:=AVERAGE([Instances.AX50:Instances.AX69])" office:value-type="float"/>
          <table:table-cell table:formula="of:=AVERAGE([Instances.AY50:Instances.AY69])" office:value-type="float"/>
          <table:table-cell table:formula="of:=AVERAGE([Instances.AZ50:Instances.AZ69])" office:value-type="float"/>
          <table:table-cell table:formula="of:=AVERAGE([Instances.BA50:Instances.BA69])" office:value-type="float"/>
          <table:table-cell table:formula="of:=AVERAGE([Instances.BB50:Instances.BB69])" office:value-type="float"/>
          <table:table-cell table:formula="of:=AVERAGE([Instances.BC50:Instances.BC69])" office:value-type="float"/>
          <table:table-cell table:formula="of:=AVERAGE([Instances.BD50:Instances.BD69])" office:value-type="float"/>
          <table:table-cell table:formula="of:=AVERAGE([Instances.BE50:Instances.BE69])" office:value-type="float"/>
          <table:table-cell table:formula="of:=AVERAGE([Instances.BF50:Instances.BF69])" office:value-type="float"/>
          <table:table-cell table:formula="of:=AVERAGE([Instances.BG50:Instances.BG69])" office:value-type="float"/>
          <table:table-cell table:formula="of:=AVERAGE([Instances.BH50:Instances.BH69])" office:value-type="float"/>
          <table:table-cell table:formula="of:=AVERAGE([Instances.BI50:Instances.BI69])" office:value-type="float"/>
          <table:table-cell table:formula="of:=AVERAGE([Instances.BJ50:Instances.BJ69])" office:value-type="float"/>
          <table:table-cell table:formula="of:=AVERAGE([Instances.BK50:Instances.BK69])" office:value-type="float"/>
          <table:table-cell table:formula="of:=AVERAGE([Instances.BL50:Instances.BL69])" office:value-type="float"/>
          <table:table-cell table:formula="of:=AVERAGE([Instances.BM50:Instances.BM69])" office:value-type="float"/>
          <table:table-cell table:formula="of:=AVERAGE([Instances.BN50:Instances.BN69])" office:value-type="float"/>
          <table:table-cell table:formula="of:=AVERAGE([Instances.BO50:Instances.BO69])" office:value-type="float"/>
          <table:table-cell table:formula="of:=AVERAGE([Instances.BP50:Instances.BP69])" office:value-type="float"/>
          <table:table-cell table:formula="of:=AVERAGE([Instances.BQ50:Instances.BQ69])" office:value-type="float"/>
          <table:table-cell table:formula="of:=AVERAGE([Instances.BR50:Instances.BR69])" office:value-type="float"/>
          <table:table-cell table:formula="of:=AVERAGE([Instances.BS50:Instances.BS69])" office:value-type="float"/>
          <table:table-cell table:formula="of:=AVERAGE([Instances.BT50:Instances.BT69])" office:value-type="float"/>
          <table:table-cell table:formula="of:=AVERAGE([Instances.BU50:Instances.BU69])" office:value-type="float"/>
          <table:table-cell table:formula="of:=MIN([.$B6];[.$H6];[.$N6];[.$T6];[.$Z6];[.$AF6];[.$AL6];[.$AR6];[.$AX6];[.$BD6];[.$BJ6];[.$BP6])" office:value-type="float"/>
          <table:table-cell table:formula="of:=MIN([.$C6];[.$I6];[.$O6];[.$U6];[.$AA6];[.$AG6];[.$AM6];[.$AS6];[.$AY6];[.$BE6];[.$BK6];[.$BQ6])" office:value-type="float"/>
          <table:table-cell table:formula="of:=MIN([.$D6];[.$J6];[.$P6];[.$V6];[.$AB6];[.$AH6];[.$AN6];[.$AT6];[.$AZ6];[.$BF6];[.$BL6];[.$BR6])" office:value-type="float"/>
          <table:table-cell table:formula="of:=MIN([.$E6];[.$K6];[.$Q6];[.$W6];[.$AC6];[.$AI6];[.$AO6];[.$AU6];[.$BA6];[.$BG6];[.$BM6];[.$BS6])" office:value-type="float"/>
          <table:table-cell table:formula="of:=MIN([.$F6];[.$L6];[.$R6];[.$X6];[.$AD6];[.$AJ6];[.$AP6];[.$AV6];[.$BB6];[.$BH6];[.$BN6];[.$BT6])" office:value-type="float"/>
          <table:table-cell table:formula="of:=MIN([.$G6];[.$M6];[.$S6];[.$Y6];[.$AE6];[.$AK6];[.$AQ6];[.$AW6];[.$BC6];[.$BI6];[.$BO6];[.$BU6])" office:value-type="float"/>
          <table:table-cell table:formula="of:=MEDIAN([.$B6];[.$H6];[.$N6];[.$T6];[.$Z6];[.$AF6];[.$AL6];[.$AR6];[.$AX6];[.$BD6];[.$BJ6];[.$BP6])" office:value-type="float"/>
          <table:table-cell table:formula="of:=MEDIAN([.$C6];[.$I6];[.$O6];[.$U6];[.$AA6];[.$AG6];[.$AM6];[.$AS6];[.$AY6];[.$BE6];[.$BK6];[.$BQ6])" office:value-type="float"/>
          <table:table-cell table:formula="of:=MEDIAN([.$D6];[.$J6];[.$P6];[.$V6];[.$AB6];[.$AH6];[.$AN6];[.$AT6];[.$AZ6];[.$BF6];[.$BL6];[.$BR6])" office:value-type="float"/>
          <table:table-cell table:formula="of:=MEDIAN([.$E6];[.$K6];[.$Q6];[.$W6];[.$AC6];[.$AI6];[.$AO6];[.$AU6];[.$BA6];[.$BG6];[.$BM6];[.$BS6])" office:value-type="float"/>
          <table:table-cell table:formula="of:=MEDIAN([.$F6];[.$L6];[.$R6];[.$X6];[.$AD6];[.$AJ6];[.$AP6];[.$AV6];[.$BB6];[.$BH6];[.$BN6];[.$BT6])" office:value-type="float"/>
          <table:table-cell table:formula="of:=MEDIAN([.$G6];[.$M6];[.$S6];[.$Y6];[.$AE6];[.$AK6];[.$AQ6];[.$AW6];[.$BC6];[.$BI6];[.$BO6];[.$BU6])" office:value-type="float"/>
          <table:table-cell table:formula="of:=MAX([.$B6];[.$H6];[.$N6];[.$T6];[.$Z6];[.$AF6];[.$AL6];[.$AR6];[.$AX6];[.$BD6];[.$BJ6];[.$BP6])" office:value-type="float"/>
          <table:table-cell table:formula="of:=MAX([.$C6];[.$I6];[.$O6];[.$U6];[.$AA6];[.$AG6];[.$AM6];[.$AS6];[.$AY6];[.$BE6];[.$BK6];[.$BQ6])" office:value-type="float"/>
          <table:table-cell table:formula="of:=MAX([.$D6];[.$J6];[.$P6];[.$V6];[.$AB6];[.$AH6];[.$AN6];[.$AT6];[.$AZ6];[.$BF6];[.$BL6];[.$BR6])" office:value-type="float"/>
          <table:table-cell table:formula="of:=MAX([.$E6];[.$K6];[.$Q6];[.$W6];[.$AC6];[.$AI6];[.$AO6];[.$AU6];[.$BA6];[.$BG6];[.$BM6];[.$BS6])" office:value-type="float"/>
          <table:table-cell table:formula="of:=MAX([.$F6];[.$L6];[.$R6];[.$X6];[.$AD6];[.$AJ6];[.$AP6];[.$AV6];[.$BB6];[.$BH6];[.$BN6];[.$BT6])" office:value-type="float"/>
          <table:table-cell table:formula="of:=MAX([.$G6];[.$M6];[.$S6];[.$Y6];[.$AE6];[.$AK6];[.$AQ6];[.$AW6];[.$BC6];[.$BI6];[.$BO6];[.$BU6])" office:value-type="float"/>
        </table:table-row>
        <table:table-row table:style-name="ro1">
          <table:table-cell office:value-type="string">
            <text:p>freecell-strips-typed/instances</text:p>
          </table:table-cell>
          <table:table-cell table:formula="of:=AVERAGE([Instances.B70:Instances.B85])" office:value-type="float"/>
          <table:table-cell table:formula="of:=AVERAGE([Instances.C70:Instances.C85])" office:value-type="float"/>
          <table:table-cell table:formula="of:=AVERAGE([Instances.D70:Instances.D85])" office:value-type="float"/>
          <table:table-cell table:formula="of:=AVERAGE([Instances.E70:Instances.E85])" office:value-type="float"/>
          <table:table-cell table:formula="of:=AVERAGE([Instances.F70:Instances.F85])" office:value-type="float"/>
          <table:table-cell table:formula="of:=AVERAGE([Instances.G70:Instances.G85])" office:value-type="float"/>
          <table:table-cell table:formula="of:=AVERAGE([Instances.H70:Instances.H85])" office:value-type="float"/>
          <table:table-cell table:formula="of:=AVERAGE([Instances.I70:Instances.I85])" office:value-type="float"/>
          <table:table-cell table:formula="of:=AVERAGE([Instances.J70:Instances.J85])" office:value-type="float"/>
          <table:table-cell table:formula="of:=AVERAGE([Instances.K70:Instances.K85])" office:value-type="float"/>
          <table:table-cell table:formula="of:=AVERAGE([Instances.L70:Instances.L85])" office:value-type="float"/>
          <table:table-cell table:formula="of:=AVERAGE([Instances.M70:Instances.M85])" office:value-type="float"/>
          <table:table-cell table:formula="of:=AVERAGE([Instances.N70:Instances.N85])" office:value-type="float"/>
          <table:table-cell table:formula="of:=AVERAGE([Instances.O70:Instances.O85])" office:value-type="float"/>
          <table:table-cell table:formula="of:=AVERAGE([Instances.P70:Instances.P85])" office:value-type="float"/>
          <table:table-cell table:formula="of:=AVERAGE([Instances.Q70:Instances.Q85])" office:value-type="float"/>
          <table:table-cell table:formula="of:=AVERAGE([Instances.R70:Instances.R85])" office:value-type="float"/>
          <table:table-cell table:formula="of:=AVERAGE([Instances.S70:Instances.S85])" office:value-type="float"/>
          <table:table-cell table:formula="of:=AVERAGE([Instances.T70:Instances.T85])" office:value-type="float"/>
          <table:table-cell table:formula="of:=AVERAGE([Instances.U70:Instances.U85])" office:value-type="float"/>
          <table:table-cell table:formula="of:=AVERAGE([Instances.V70:Instances.V85])" office:value-type="float"/>
          <table:table-cell table:formula="of:=AVERAGE([Instances.W70:Instances.W85])" office:value-type="float"/>
          <table:table-cell table:formula="of:=AVERAGE([Instances.X70:Instances.X85])" office:value-type="float"/>
          <table:table-cell table:formula="of:=AVERAGE([Instances.Y70:Instances.Y85])" office:value-type="float"/>
          <table:table-cell table:formula="of:=AVERAGE([Instances.Z70:Instances.Z85])" office:value-type="float"/>
          <table:table-cell table:formula="of:=AVERAGE([Instances.AA70:Instances.AA85])" office:value-type="float"/>
          <table:table-cell table:formula="of:=AVERAGE([Instances.AB70:Instances.AB85])" office:value-type="float"/>
          <table:table-cell table:formula="of:=AVERAGE([Instances.AC70:Instances.AC85])" office:value-type="float"/>
          <table:table-cell table:formula="of:=AVERAGE([Instances.AD70:Instances.AD85])" office:value-type="float"/>
          <table:table-cell table:formula="of:=AVERAGE([Instances.AE70:Instances.AE85])" office:value-type="float"/>
          <table:table-cell table:formula="of:=AVERAGE([Instances.AF70:Instances.AF85])" office:value-type="float"/>
          <table:table-cell table:formula="of:=AVERAGE([Instances.AG70:Instances.AG85])" office:value-type="float"/>
          <table:table-cell table:formula="of:=AVERAGE([Instances.AH70:Instances.AH85])" office:value-type="float"/>
          <table:table-cell table:formula="of:=AVERAGE([Instances.AI70:Instances.AI85])" office:value-type="float"/>
          <table:table-cell table:formula="of:=AVERAGE([Instances.AJ70:Instances.AJ85])" office:value-type="float"/>
          <table:table-cell table:formula="of:=AVERAGE([Instances.AK70:Instances.AK85])" office:value-type="float"/>
          <table:table-cell table:formula="of:=AVERAGE([Instances.AL70:Instances.AL85])" office:value-type="float"/>
          <table:table-cell table:formula="of:=AVERAGE([Instances.AM70:Instances.AM85])" office:value-type="float"/>
          <table:table-cell table:formula="of:=AVERAGE([Instances.AN70:Instances.AN85])" office:value-type="float"/>
          <table:table-cell table:formula="of:=AVERAGE([Instances.AO70:Instances.AO85])" office:value-type="float"/>
          <table:table-cell table:formula="of:=AVERAGE([Instances.AP70:Instances.AP85])" office:value-type="float"/>
          <table:table-cell table:formula="of:=AVERAGE([Instances.AQ70:Instances.AQ85])" office:value-type="float"/>
          <table:table-cell table:formula="of:=AVERAGE([Instances.AR70:Instances.AR85])" office:value-type="float"/>
          <table:table-cell table:formula="of:=AVERAGE([Instances.AS70:Instances.AS85])" office:value-type="float"/>
          <table:table-cell table:formula="of:=AVERAGE([Instances.AT70:Instances.AT85])" office:value-type="float"/>
          <table:table-cell table:formula="of:=AVERAGE([Instances.AU70:Instances.AU85])" office:value-type="float"/>
          <table:table-cell table:formula="of:=AVERAGE([Instances.AV70:Instances.AV85])" office:value-type="float"/>
          <table:table-cell table:formula="of:=AVERAGE([Instances.AW70:Instances.AW85])" office:value-type="float"/>
          <table:table-cell table:formula="of:=AVERAGE([Instances.AX70:Instances.AX85])" office:value-type="float"/>
          <table:table-cell table:formula="of:=AVERAGE([Instances.AY70:Instances.AY85])" office:value-type="float"/>
          <table:table-cell table:formula="of:=AVERAGE([Instances.AZ70:Instances.AZ85])" office:value-type="float"/>
          <table:table-cell table:formula="of:=AVERAGE([Instances.BA70:Instances.BA85])" office:value-type="float"/>
          <table:table-cell table:formula="of:=AVERAGE([Instances.BB70:Instances.BB85])" office:value-type="float"/>
          <table:table-cell table:formula="of:=AVERAGE([Instances.BC70:Instances.BC85])" office:value-type="float"/>
          <table:table-cell table:formula="of:=AVERAGE([Instances.BD70:Instances.BD85])" office:value-type="float"/>
          <table:table-cell table:formula="of:=AVERAGE([Instances.BE70:Instances.BE85])" office:value-type="float"/>
          <table:table-cell table:formula="of:=AVERAGE([Instances.BF70:Instances.BF85])" office:value-type="float"/>
          <table:table-cell table:formula="of:=AVERAGE([Instances.BG70:Instances.BG85])" office:value-type="float"/>
          <table:table-cell table:formula="of:=AVERAGE([Instances.BH70:Instances.BH85])" office:value-type="float"/>
          <table:table-cell table:formula="of:=AVERAGE([Instances.BI70:Instances.BI85])" office:value-type="float"/>
          <table:table-cell table:formula="of:=AVERAGE([Instances.BJ70:Instances.BJ85])" office:value-type="float"/>
          <table:table-cell table:formula="of:=AVERAGE([Instances.BK70:Instances.BK85])" office:value-type="float"/>
          <table:table-cell table:formula="of:=AVERAGE([Instances.BL70:Instances.BL85])" office:value-type="float"/>
          <table:table-cell table:formula="of:=AVERAGE([Instances.BM70:Instances.BM85])" office:value-type="float"/>
          <table:table-cell table:formula="of:=AVERAGE([Instances.BN70:Instances.BN85])" office:value-type="float"/>
          <table:table-cell table:formula="of:=AVERAGE([Instances.BO70:Instances.BO85])" office:value-type="float"/>
          <table:table-cell table:formula="of:=AVERAGE([Instances.BP70:Instances.BP85])" office:value-type="float"/>
          <table:table-cell table:formula="of:=AVERAGE([Instances.BQ70:Instances.BQ85])" office:value-type="float"/>
          <table:table-cell table:formula="of:=AVERAGE([Instances.BR70:Instances.BR85])" office:value-type="float"/>
          <table:table-cell table:formula="of:=AVERAGE([Instances.BS70:Instances.BS85])" office:value-type="float"/>
          <table:table-cell table:formula="of:=AVERAGE([Instances.BT70:Instances.BT85])" office:value-type="float"/>
          <table:table-cell table:formula="of:=AVERAGE([Instances.BU70:Instances.BU85])" office:value-type="float"/>
          <table:table-cell table:formula="of:=MIN([.$B7];[.$H7];[.$N7];[.$T7];[.$Z7];[.$AF7];[.$AL7];[.$AR7];[.$AX7];[.$BD7];[.$BJ7];[.$BP7])" office:value-type="float"/>
          <table:table-cell table:formula="of:=MIN([.$C7];[.$I7];[.$O7];[.$U7];[.$AA7];[.$AG7];[.$AM7];[.$AS7];[.$AY7];[.$BE7];[.$BK7];[.$BQ7])" office:value-type="float"/>
          <table:table-cell table:formula="of:=MIN([.$D7];[.$J7];[.$P7];[.$V7];[.$AB7];[.$AH7];[.$AN7];[.$AT7];[.$AZ7];[.$BF7];[.$BL7];[.$BR7])" office:value-type="float"/>
          <table:table-cell table:formula="of:=MIN([.$E7];[.$K7];[.$Q7];[.$W7];[.$AC7];[.$AI7];[.$AO7];[.$AU7];[.$BA7];[.$BG7];[.$BM7];[.$BS7])" office:value-type="float"/>
          <table:table-cell table:formula="of:=MIN([.$F7];[.$L7];[.$R7];[.$X7];[.$AD7];[.$AJ7];[.$AP7];[.$AV7];[.$BB7];[.$BH7];[.$BN7];[.$BT7])" office:value-type="float"/>
          <table:table-cell table:formula="of:=MIN([.$G7];[.$M7];[.$S7];[.$Y7];[.$AE7];[.$AK7];[.$AQ7];[.$AW7];[.$BC7];[.$BI7];[.$BO7];[.$BU7])" office:value-type="float"/>
          <table:table-cell table:formula="of:=MEDIAN([.$B7];[.$H7];[.$N7];[.$T7];[.$Z7];[.$AF7];[.$AL7];[.$AR7];[.$AX7];[.$BD7];[.$BJ7];[.$BP7])" office:value-type="float"/>
          <table:table-cell table:formula="of:=MEDIAN([.$C7];[.$I7];[.$O7];[.$U7];[.$AA7];[.$AG7];[.$AM7];[.$AS7];[.$AY7];[.$BE7];[.$BK7];[.$BQ7])" office:value-type="float"/>
          <table:table-cell table:formula="of:=MEDIAN([.$D7];[.$J7];[.$P7];[.$V7];[.$AB7];[.$AH7];[.$AN7];[.$AT7];[.$AZ7];[.$BF7];[.$BL7];[.$BR7])" office:value-type="float"/>
          <table:table-cell table:formula="of:=MEDIAN([.$E7];[.$K7];[.$Q7];[.$W7];[.$AC7];[.$AI7];[.$AO7];[.$AU7];[.$BA7];[.$BG7];[.$BM7];[.$BS7])" office:value-type="float"/>
          <table:table-cell table:formula="of:=MEDIAN([.$F7];[.$L7];[.$R7];[.$X7];[.$AD7];[.$AJ7];[.$AP7];[.$AV7];[.$BB7];[.$BH7];[.$BN7];[.$BT7])" office:value-type="float"/>
          <table:table-cell table:formula="of:=MEDIAN([.$G7];[.$M7];[.$S7];[.$Y7];[.$AE7];[.$AK7];[.$AQ7];[.$AW7];[.$BC7];[.$BI7];[.$BO7];[.$BU7])" office:value-type="float"/>
          <table:table-cell table:formula="of:=MAX([.$B7];[.$H7];[.$N7];[.$T7];[.$Z7];[.$AF7];[.$AL7];[.$AR7];[.$AX7];[.$BD7];[.$BJ7];[.$BP7])" office:value-type="float"/>
          <table:table-cell table:formula="of:=MAX([.$C7];[.$I7];[.$O7];[.$U7];[.$AA7];[.$AG7];[.$AM7];[.$AS7];[.$AY7];[.$BE7];[.$BK7];[.$BQ7])" office:value-type="float"/>
          <table:table-cell table:formula="of:=MAX([.$D7];[.$J7];[.$P7];[.$V7];[.$AB7];[.$AH7];[.$AN7];[.$AT7];[.$AZ7];[.$BF7];[.$BL7];[.$BR7])" office:value-type="float"/>
          <table:table-cell table:formula="of:=MAX([.$E7];[.$K7];[.$Q7];[.$W7];[.$AC7];[.$AI7];[.$AO7];[.$AU7];[.$BA7];[.$BG7];[.$BM7];[.$BS7])" office:value-type="float"/>
          <table:table-cell table:formula="of:=MAX([.$F7];[.$L7];[.$R7];[.$X7];[.$AD7];[.$AJ7];[.$AP7];[.$AV7];[.$BB7];[.$BH7];[.$BN7];[.$BT7])" office:value-type="float"/>
          <table:table-cell table:formula="of:=MAX([.$G7];[.$M7];[.$S7];[.$Y7];[.$AE7];[.$AK7];[.$AQ7];[.$AW7];[.$BC7];[.$BI7];[.$BO7];[.$BU7])" office:value-type="float"/>
        </table:table-row>
        <table:table-row table:style-name="ro1">
          <table:table-cell office:value-type="string">
            <text:p>grid-round-2-strips/instances</text:p>
          </table:table-cell>
          <table:table-cell table:formula="of:=AVERAGE([Instances.B86:Instances.B87])" office:value-type="float"/>
          <table:table-cell table:formula="of:=AVERAGE([Instances.C86:Instances.C87])" office:value-type="float"/>
          <table:table-cell table:formula="of:=AVERAGE([Instances.D86:Instances.D87])" office:value-type="float"/>
          <table:table-cell table:formula="of:=AVERAGE([Instances.E86:Instances.E87])" office:value-type="float"/>
          <table:table-cell table:formula="of:=AVERAGE([Instances.F86:Instances.F87])" office:value-type="float"/>
          <table:table-cell table:formula="of:=AVERAGE([Instances.G86:Instances.G87])" office:value-type="float"/>
          <table:table-cell table:formula="of:=AVERAGE([Instances.H86:Instances.H87])" office:value-type="float"/>
          <table:table-cell table:formula="of:=AVERAGE([Instances.I86:Instances.I87])" office:value-type="float"/>
          <table:table-cell table:formula="of:=AVERAGE([Instances.J86:Instances.J87])" office:value-type="float"/>
          <table:table-cell table:formula="of:=AVERAGE([Instances.K86:Instances.K87])" office:value-type="float"/>
          <table:table-cell table:formula="of:=AVERAGE([Instances.L86:Instances.L87])" office:value-type="float"/>
          <table:table-cell table:formula="of:=AVERAGE([Instances.M86:Instances.M87])" office:value-type="float"/>
          <table:table-cell table:formula="of:=AVERAGE([Instances.N86:Instances.N87])" office:value-type="float"/>
          <table:table-cell table:formula="of:=AVERAGE([Instances.O86:Instances.O87])" office:value-type="float"/>
          <table:table-cell table:formula="of:=AVERAGE([Instances.P86:Instances.P87])" office:value-type="float"/>
          <table:table-cell table:formula="of:=AVERAGE([Instances.Q86:Instances.Q87])" office:value-type="float"/>
          <table:table-cell table:formula="of:=AVERAGE([Instances.R86:Instances.R87])" office:value-type="float"/>
          <table:table-cell table:formula="of:=AVERAGE([Instances.S86:Instances.S87])" office:value-type="float"/>
          <table:table-cell table:formula="of:=AVERAGE([Instances.T86:Instances.T87])" office:value-type="float"/>
          <table:table-cell table:formula="of:=AVERAGE([Instances.U86:Instances.U87])" office:value-type="float"/>
          <table:table-cell table:formula="of:=AVERAGE([Instances.V86:Instances.V87])" office:value-type="float"/>
          <table:table-cell table:formula="of:=AVERAGE([Instances.W86:Instances.W87])" office:value-type="float"/>
          <table:table-cell table:formula="of:=AVERAGE([Instances.X86:Instances.X87])" office:value-type="float"/>
          <table:table-cell table:formula="of:=AVERAGE([Instances.Y86:Instances.Y87])" office:value-type="float"/>
          <table:table-cell table:formula="of:=AVERAGE([Instances.Z86:Instances.Z87])" office:value-type="float"/>
          <table:table-cell table:formula="of:=AVERAGE([Instances.AA86:Instances.AA87])" office:value-type="float"/>
          <table:table-cell table:formula="of:=AVERAGE([Instances.AB86:Instances.AB87])" office:value-type="float"/>
          <table:table-cell table:formula="of:=AVERAGE([Instances.AC86:Instances.AC87])" office:value-type="float"/>
          <table:table-cell table:formula="of:=AVERAGE([Instances.AD86:Instances.AD87])" office:value-type="float"/>
          <table:table-cell table:formula="of:=AVERAGE([Instances.AE86:Instances.AE87])" office:value-type="float"/>
          <table:table-cell table:formula="of:=AVERAGE([Instances.AF86:Instances.AF87])" office:value-type="float"/>
          <table:table-cell table:formula="of:=AVERAGE([Instances.AG86:Instances.AG87])" office:value-type="float"/>
          <table:table-cell table:formula="of:=AVERAGE([Instances.AH86:Instances.AH87])" office:value-type="float"/>
          <table:table-cell table:formula="of:=AVERAGE([Instances.AI86:Instances.AI87])" office:value-type="float"/>
          <table:table-cell table:formula="of:=AVERAGE([Instances.AJ86:Instances.AJ87])" office:value-type="float"/>
          <table:table-cell table:formula="of:=AVERAGE([Instances.AK86:Instances.AK87])" office:value-type="float"/>
          <table:table-cell table:formula="of:=AVERAGE([Instances.AL86:Instances.AL87])" office:value-type="float"/>
          <table:table-cell table:formula="of:=AVERAGE([Instances.AM86:Instances.AM87])" office:value-type="float"/>
          <table:table-cell table:formula="of:=AVERAGE([Instances.AN86:Instances.AN87])" office:value-type="float"/>
          <table:table-cell table:formula="of:=AVERAGE([Instances.AO86:Instances.AO87])" office:value-type="float"/>
          <table:table-cell table:formula="of:=AVERAGE([Instances.AP86:Instances.AP87])" office:value-type="float"/>
          <table:table-cell table:formula="of:=AVERAGE([Instances.AQ86:Instances.AQ87])" office:value-type="float"/>
          <table:table-cell table:formula="of:=AVERAGE([Instances.AR86:Instances.AR87])" office:value-type="float"/>
          <table:table-cell table:formula="of:=AVERAGE([Instances.AS86:Instances.AS87])" office:value-type="float"/>
          <table:table-cell table:formula="of:=AVERAGE([Instances.AT86:Instances.AT87])" office:value-type="float"/>
          <table:table-cell table:formula="of:=AVERAGE([Instances.AU86:Instances.AU87])" office:value-type="float"/>
          <table:table-cell table:formula="of:=AVERAGE([Instances.AV86:Instances.AV87])" office:value-type="float"/>
          <table:table-cell table:formula="of:=AVERAGE([Instances.AW86:Instances.AW87])" office:value-type="float"/>
          <table:table-cell table:formula="of:=AVERAGE([Instances.AX86:Instances.AX87])" office:value-type="float"/>
          <table:table-cell table:formula="of:=AVERAGE([Instances.AY86:Instances.AY87])" office:value-type="float"/>
          <table:table-cell table:formula="of:=AVERAGE([Instances.AZ86:Instances.AZ87])" office:value-type="float"/>
          <table:table-cell table:formula="of:=AVERAGE([Instances.BA86:Instances.BA87])" office:value-type="float"/>
          <table:table-cell table:formula="of:=AVERAGE([Instances.BB86:Instances.BB87])" office:value-type="float"/>
          <table:table-cell table:formula="of:=AVERAGE([Instances.BC86:Instances.BC87])" office:value-type="float"/>
          <table:table-cell table:formula="of:=AVERAGE([Instances.BD86:Instances.BD87])" office:value-type="float"/>
          <table:table-cell table:formula="of:=AVERAGE([Instances.BE86:Instances.BE87])" office:value-type="float"/>
          <table:table-cell table:formula="of:=AVERAGE([Instances.BF86:Instances.BF87])" office:value-type="float"/>
          <table:table-cell table:formula="of:=AVERAGE([Instances.BG86:Instances.BG87])" office:value-type="float"/>
          <table:table-cell table:formula="of:=AVERAGE([Instances.BH86:Instances.BH87])" office:value-type="float"/>
          <table:table-cell table:formula="of:=AVERAGE([Instances.BI86:Instances.BI87])" office:value-type="float"/>
          <table:table-cell table:formula="of:=AVERAGE([Instances.BJ86:Instances.BJ87])" office:value-type="float"/>
          <table:table-cell table:formula="of:=AVERAGE([Instances.BK86:Instances.BK87])" office:value-type="float"/>
          <table:table-cell table:formula="of:=AVERAGE([Instances.BL86:Instances.BL87])" office:value-type="float"/>
          <table:table-cell table:formula="of:=AVERAGE([Instances.BM86:Instances.BM87])" office:value-type="float"/>
          <table:table-cell table:formula="of:=AVERAGE([Instances.BN86:Instances.BN87])" office:value-type="float"/>
          <table:table-cell table:formula="of:=AVERAGE([Instances.BO86:Instances.BO87])" office:value-type="float"/>
          <table:table-cell table:formula="of:=AVERAGE([Instances.BP86:Instances.BP87])" office:value-type="float"/>
          <table:table-cell table:formula="of:=AVERAGE([Instances.BQ86:Instances.BQ87])" office:value-type="float"/>
          <table:table-cell table:formula="of:=AVERAGE([Instances.BR86:Instances.BR87])" office:value-type="float"/>
          <table:table-cell table:formula="of:=AVERAGE([Instances.BS86:Instances.BS87])" office:value-type="float"/>
          <table:table-cell table:formula="of:=AVERAGE([Instances.BT86:Instances.BT87])" office:value-type="float"/>
          <table:table-cell table:formula="of:=AVERAGE([Instances.BU86:Instances.BU87])" office:value-type="float"/>
          <table:table-cell table:formula="of:=MIN([.$B8];[.$H8];[.$N8];[.$T8];[.$Z8];[.$AF8];[.$AL8];[.$AR8];[.$AX8];[.$BD8];[.$BJ8];[.$BP8])" office:value-type="float"/>
          <table:table-cell table:formula="of:=MIN([.$C8];[.$I8];[.$O8];[.$U8];[.$AA8];[.$AG8];[.$AM8];[.$AS8];[.$AY8];[.$BE8];[.$BK8];[.$BQ8])" office:value-type="float"/>
          <table:table-cell table:formula="of:=MIN([.$D8];[.$J8];[.$P8];[.$V8];[.$AB8];[.$AH8];[.$AN8];[.$AT8];[.$AZ8];[.$BF8];[.$BL8];[.$BR8])" office:value-type="float"/>
          <table:table-cell table:formula="of:=MIN([.$E8];[.$K8];[.$Q8];[.$W8];[.$AC8];[.$AI8];[.$AO8];[.$AU8];[.$BA8];[.$BG8];[.$BM8];[.$BS8])" office:value-type="float"/>
          <table:table-cell table:formula="of:=MIN([.$F8];[.$L8];[.$R8];[.$X8];[.$AD8];[.$AJ8];[.$AP8];[.$AV8];[.$BB8];[.$BH8];[.$BN8];[.$BT8])" office:value-type="float"/>
          <table:table-cell table:formula="of:=MIN([.$G8];[.$M8];[.$S8];[.$Y8];[.$AE8];[.$AK8];[.$AQ8];[.$AW8];[.$BC8];[.$BI8];[.$BO8];[.$BU8])" office:value-type="float"/>
          <table:table-cell table:formula="of:=MEDIAN([.$B8];[.$H8];[.$N8];[.$T8];[.$Z8];[.$AF8];[.$AL8];[.$AR8];[.$AX8];[.$BD8];[.$BJ8];[.$BP8])" office:value-type="float"/>
          <table:table-cell table:formula="of:=MEDIAN([.$C8];[.$I8];[.$O8];[.$U8];[.$AA8];[.$AG8];[.$AM8];[.$AS8];[.$AY8];[.$BE8];[.$BK8];[.$BQ8])" office:value-type="float"/>
          <table:table-cell table:formula="of:=MEDIAN([.$D8];[.$J8];[.$P8];[.$V8];[.$AB8];[.$AH8];[.$AN8];[.$AT8];[.$AZ8];[.$BF8];[.$BL8];[.$BR8])" office:value-type="float"/>
          <table:table-cell table:formula="of:=MEDIAN([.$E8];[.$K8];[.$Q8];[.$W8];[.$AC8];[.$AI8];[.$AO8];[.$AU8];[.$BA8];[.$BG8];[.$BM8];[.$BS8])" office:value-type="float"/>
          <table:table-cell table:formula="of:=MEDIAN([.$F8];[.$L8];[.$R8];[.$X8];[.$AD8];[.$AJ8];[.$AP8];[.$AV8];[.$BB8];[.$BH8];[.$BN8];[.$BT8])" office:value-type="float"/>
          <table:table-cell table:formula="of:=MEDIAN([.$G8];[.$M8];[.$S8];[.$Y8];[.$AE8];[.$AK8];[.$AQ8];[.$AW8];[.$BC8];[.$BI8];[.$BO8];[.$BU8])" office:value-type="float"/>
          <table:table-cell table:formula="of:=MAX([.$B8];[.$H8];[.$N8];[.$T8];[.$Z8];[.$AF8];[.$AL8];[.$AR8];[.$AX8];[.$BD8];[.$BJ8];[.$BP8])" office:value-type="float"/>
          <table:table-cell table:formula="of:=MAX([.$C8];[.$I8];[.$O8];[.$U8];[.$AA8];[.$AG8];[.$AM8];[.$AS8];[.$AY8];[.$BE8];[.$BK8];[.$BQ8])" office:value-type="float"/>
          <table:table-cell table:formula="of:=MAX([.$D8];[.$J8];[.$P8];[.$V8];[.$AB8];[.$AH8];[.$AN8];[.$AT8];[.$AZ8];[.$BF8];[.$BL8];[.$BR8])" office:value-type="float"/>
          <table:table-cell table:formula="of:=MAX([.$E8];[.$K8];[.$Q8];[.$W8];[.$AC8];[.$AI8];[.$AO8];[.$AU8];[.$BA8];[.$BG8];[.$BM8];[.$BS8])" office:value-type="float"/>
          <table:table-cell table:formula="of:=MAX([.$F8];[.$L8];[.$R8];[.$X8];[.$AD8];[.$AJ8];[.$AP8];[.$AV8];[.$BB8];[.$BH8];[.$BN8];[.$BT8])" office:value-type="float"/>
          <table:table-cell table:formula="of:=MAX([.$G8];[.$M8];[.$S8];[.$Y8];[.$AE8];[.$AK8];[.$AQ8];[.$AW8];[.$BC8];[.$BI8];[.$BO8];[.$BU8])" office:value-type="float"/>
        </table:table-row>
        <table:table-row table:style-name="ro1">
          <table:table-cell office:value-type="string">
            <text:p>gripper-round-1-strips/instances</text:p>
          </table:table-cell>
          <table:table-cell table:formula="of:=AVERAGE([Instances.B88:Instances.B104])" office:value-type="float"/>
          <table:table-cell table:formula="of:=AVERAGE([Instances.C88:Instances.C104])" office:value-type="float"/>
          <table:table-cell table:formula="of:=AVERAGE([Instances.D88:Instances.D104])" office:value-type="float"/>
          <table:table-cell table:formula="of:=AVERAGE([Instances.E88:Instances.E104])" office:value-type="float"/>
          <table:table-cell table:formula="of:=AVERAGE([Instances.F88:Instances.F104])" office:value-type="float"/>
          <table:table-cell table:formula="of:=AVERAGE([Instances.G88:Instances.G104])" office:value-type="float"/>
          <table:table-cell table:formula="of:=AVERAGE([Instances.H88:Instances.H104])" office:value-type="float"/>
          <table:table-cell table:formula="of:=AVERAGE([Instances.I88:Instances.I104])" office:value-type="float"/>
          <table:table-cell table:formula="of:=AVERAGE([Instances.J88:Instances.J104])" office:value-type="float"/>
          <table:table-cell table:formula="of:=AVERAGE([Instances.K88:Instances.K104])" office:value-type="float"/>
          <table:table-cell table:formula="of:=AVERAGE([Instances.L88:Instances.L104])" office:value-type="float"/>
          <table:table-cell table:formula="of:=AVERAGE([Instances.M88:Instances.M104])" office:value-type="float"/>
          <table:table-cell table:formula="of:=AVERAGE([Instances.N88:Instances.N104])" office:value-type="float"/>
          <table:table-cell table:formula="of:=AVERAGE([Instances.O88:Instances.O104])" office:value-type="float"/>
          <table:table-cell table:formula="of:=AVERAGE([Instances.P88:Instances.P104])" office:value-type="float"/>
          <table:table-cell table:formula="of:=AVERAGE([Instances.Q88:Instances.Q104])" office:value-type="float"/>
          <table:table-cell table:formula="of:=AVERAGE([Instances.R88:Instances.R104])" office:value-type="float"/>
          <table:table-cell table:formula="of:=AVERAGE([Instances.S88:Instances.S104])" office:value-type="float"/>
          <table:table-cell table:formula="of:=AVERAGE([Instances.T88:Instances.T104])" office:value-type="float"/>
          <table:table-cell table:formula="of:=AVERAGE([Instances.U88:Instances.U104])" office:value-type="float"/>
          <table:table-cell table:formula="of:=AVERAGE([Instances.V88:Instances.V104])" office:value-type="float"/>
          <table:table-cell table:formula="of:=AVERAGE([Instances.W88:Instances.W104])" office:value-type="float"/>
          <table:table-cell table:formula="of:=AVERAGE([Instances.X88:Instances.X104])" office:value-type="float"/>
          <table:table-cell table:formula="of:=AVERAGE([Instances.Y88:Instances.Y104])" office:value-type="float"/>
          <table:table-cell table:formula="of:=AVERAGE([Instances.Z88:Instances.Z104])" office:value-type="float"/>
          <table:table-cell table:formula="of:=AVERAGE([Instances.AA88:Instances.AA104])" office:value-type="float"/>
          <table:table-cell table:formula="of:=AVERAGE([Instances.AB88:Instances.AB104])" office:value-type="float"/>
          <table:table-cell table:formula="of:=AVERAGE([Instances.AC88:Instances.AC104])" office:value-type="float"/>
          <table:table-cell table:formula="of:=AVERAGE([Instances.AD88:Instances.AD104])" office:value-type="float"/>
          <table:table-cell table:formula="of:=AVERAGE([Instances.AE88:Instances.AE104])" office:value-type="float"/>
          <table:table-cell table:formula="of:=AVERAGE([Instances.AF88:Instances.AF104])" office:value-type="float"/>
          <table:table-cell table:formula="of:=AVERAGE([Instances.AG88:Instances.AG104])" office:value-type="float"/>
          <table:table-cell table:formula="of:=AVERAGE([Instances.AH88:Instances.AH104])" office:value-type="float"/>
          <table:table-cell table:formula="of:=AVERAGE([Instances.AI88:Instances.AI104])" office:value-type="float"/>
          <table:table-cell table:formula="of:=AVERAGE([Instances.AJ88:Instances.AJ104])" office:value-type="float"/>
          <table:table-cell table:formula="of:=AVERAGE([Instances.AK88:Instances.AK104])" office:value-type="float"/>
          <table:table-cell table:formula="of:=AVERAGE([Instances.AL88:Instances.AL104])" office:value-type="float"/>
          <table:table-cell table:formula="of:=AVERAGE([Instances.AM88:Instances.AM104])" office:value-type="float"/>
          <table:table-cell table:formula="of:=AVERAGE([Instances.AN88:Instances.AN104])" office:value-type="float"/>
          <table:table-cell table:formula="of:=AVERAGE([Instances.AO88:Instances.AO104])" office:value-type="float"/>
          <table:table-cell table:formula="of:=AVERAGE([Instances.AP88:Instances.AP104])" office:value-type="float"/>
          <table:table-cell table:formula="of:=AVERAGE([Instances.AQ88:Instances.AQ104])" office:value-type="float"/>
          <table:table-cell table:formula="of:=AVERAGE([Instances.AR88:Instances.AR104])" office:value-type="float"/>
          <table:table-cell table:formula="of:=AVERAGE([Instances.AS88:Instances.AS104])" office:value-type="float"/>
          <table:table-cell table:formula="of:=AVERAGE([Instances.AT88:Instances.AT104])" office:value-type="float"/>
          <table:table-cell table:formula="of:=AVERAGE([Instances.AU88:Instances.AU104])" office:value-type="float"/>
          <table:table-cell table:formula="of:=AVERAGE([Instances.AV88:Instances.AV104])" office:value-type="float"/>
          <table:table-cell table:formula="of:=AVERAGE([Instances.AW88:Instances.AW104])" office:value-type="float"/>
          <table:table-cell table:formula="of:=AVERAGE([Instances.AX88:Instances.AX104])" office:value-type="float"/>
          <table:table-cell table:formula="of:=AVERAGE([Instances.AY88:Instances.AY104])" office:value-type="float"/>
          <table:table-cell table:formula="of:=AVERAGE([Instances.AZ88:Instances.AZ104])" office:value-type="float"/>
          <table:table-cell table:formula="of:=AVERAGE([Instances.BA88:Instances.BA104])" office:value-type="float"/>
          <table:table-cell table:formula="of:=AVERAGE([Instances.BB88:Instances.BB104])" office:value-type="float"/>
          <table:table-cell table:formula="of:=AVERAGE([Instances.BC88:Instances.BC104])" office:value-type="float"/>
          <table:table-cell table:formula="of:=AVERAGE([Instances.BD88:Instances.BD104])" office:value-type="float"/>
          <table:table-cell table:formula="of:=AVERAGE([Instances.BE88:Instances.BE104])" office:value-type="float"/>
          <table:table-cell table:formula="of:=AVERAGE([Instances.BF88:Instances.BF104])" office:value-type="float"/>
          <table:table-cell table:formula="of:=AVERAGE([Instances.BG88:Instances.BG104])" office:value-type="float"/>
          <table:table-cell table:formula="of:=AVERAGE([Instances.BH88:Instances.BH104])" office:value-type="float"/>
          <table:table-cell table:formula="of:=AVERAGE([Instances.BI88:Instances.BI104])" office:value-type="float"/>
          <table:table-cell table:formula="of:=AVERAGE([Instances.BJ88:Instances.BJ104])" office:value-type="float"/>
          <table:table-cell table:formula="of:=AVERAGE([Instances.BK88:Instances.BK104])" office:value-type="float"/>
          <table:table-cell table:formula="of:=AVERAGE([Instances.BL88:Instances.BL104])" office:value-type="float"/>
          <table:table-cell table:formula="of:=AVERAGE([Instances.BM88:Instances.BM104])" office:value-type="float"/>
          <table:table-cell table:formula="of:=AVERAGE([Instances.BN88:Instances.BN104])" office:value-type="float"/>
          <table:table-cell table:formula="of:=AVERAGE([Instances.BO88:Instances.BO104])" office:value-type="float"/>
          <table:table-cell table:formula="of:=AVERAGE([Instances.BP88:Instances.BP104])" office:value-type="float"/>
          <table:table-cell table:formula="of:=AVERAGE([Instances.BQ88:Instances.BQ104])" office:value-type="float"/>
          <table:table-cell table:formula="of:=AVERAGE([Instances.BR88:Instances.BR104])" office:value-type="float"/>
          <table:table-cell table:formula="of:=AVERAGE([Instances.BS88:Instances.BS104])" office:value-type="float"/>
          <table:table-cell table:formula="of:=AVERAGE([Instances.BT88:Instances.BT104])" office:value-type="float"/>
          <table:table-cell table:formula="of:=AVERAGE([Instances.BU88:Instances.BU104])" office:value-type="float"/>
          <table:table-cell table:formula="of:=MIN([.$B9];[.$H9];[.$N9];[.$T9];[.$Z9];[.$AF9];[.$AL9];[.$AR9];[.$AX9];[.$BD9];[.$BJ9];[.$BP9])" office:value-type="float"/>
          <table:table-cell table:formula="of:=MIN([.$C9];[.$I9];[.$O9];[.$U9];[.$AA9];[.$AG9];[.$AM9];[.$AS9];[.$AY9];[.$BE9];[.$BK9];[.$BQ9])" office:value-type="float"/>
          <table:table-cell table:formula="of:=MIN([.$D9];[.$J9];[.$P9];[.$V9];[.$AB9];[.$AH9];[.$AN9];[.$AT9];[.$AZ9];[.$BF9];[.$BL9];[.$BR9])" office:value-type="float"/>
          <table:table-cell table:formula="of:=MIN([.$E9];[.$K9];[.$Q9];[.$W9];[.$AC9];[.$AI9];[.$AO9];[.$AU9];[.$BA9];[.$BG9];[.$BM9];[.$BS9])" office:value-type="float"/>
          <table:table-cell table:formula="of:=MIN([.$F9];[.$L9];[.$R9];[.$X9];[.$AD9];[.$AJ9];[.$AP9];[.$AV9];[.$BB9];[.$BH9];[.$BN9];[.$BT9])" office:value-type="float"/>
          <table:table-cell table:formula="of:=MIN([.$G9];[.$M9];[.$S9];[.$Y9];[.$AE9];[.$AK9];[.$AQ9];[.$AW9];[.$BC9];[.$BI9];[.$BO9];[.$BU9])" office:value-type="float"/>
          <table:table-cell table:formula="of:=MEDIAN([.$B9];[.$H9];[.$N9];[.$T9];[.$Z9];[.$AF9];[.$AL9];[.$AR9];[.$AX9];[.$BD9];[.$BJ9];[.$BP9])" office:value-type="float"/>
          <table:table-cell table:formula="of:=MEDIAN([.$C9];[.$I9];[.$O9];[.$U9];[.$AA9];[.$AG9];[.$AM9];[.$AS9];[.$AY9];[.$BE9];[.$BK9];[.$BQ9])" office:value-type="float"/>
          <table:table-cell table:formula="of:=MEDIAN([.$D9];[.$J9];[.$P9];[.$V9];[.$AB9];[.$AH9];[.$AN9];[.$AT9];[.$AZ9];[.$BF9];[.$BL9];[.$BR9])" office:value-type="float"/>
          <table:table-cell table:formula="of:=MEDIAN([.$E9];[.$K9];[.$Q9];[.$W9];[.$AC9];[.$AI9];[.$AO9];[.$AU9];[.$BA9];[.$BG9];[.$BM9];[.$BS9])" office:value-type="float"/>
          <table:table-cell table:formula="of:=MEDIAN([.$F9];[.$L9];[.$R9];[.$X9];[.$AD9];[.$AJ9];[.$AP9];[.$AV9];[.$BB9];[.$BH9];[.$BN9];[.$BT9])" office:value-type="float"/>
          <table:table-cell table:formula="of:=MEDIAN([.$G9];[.$M9];[.$S9];[.$Y9];[.$AE9];[.$AK9];[.$AQ9];[.$AW9];[.$BC9];[.$BI9];[.$BO9];[.$BU9])" office:value-type="float"/>
          <table:table-cell table:formula="of:=MAX([.$B9];[.$H9];[.$N9];[.$T9];[.$Z9];[.$AF9];[.$AL9];[.$AR9];[.$AX9];[.$BD9];[.$BJ9];[.$BP9])" office:value-type="float"/>
          <table:table-cell table:formula="of:=MAX([.$C9];[.$I9];[.$O9];[.$U9];[.$AA9];[.$AG9];[.$AM9];[.$AS9];[.$AY9];[.$BE9];[.$BK9];[.$BQ9])" office:value-type="float"/>
          <table:table-cell table:formula="of:=MAX([.$D9];[.$J9];[.$P9];[.$V9];[.$AB9];[.$AH9];[.$AN9];[.$AT9];[.$AZ9];[.$BF9];[.$BL9];[.$BR9])" office:value-type="float"/>
          <table:table-cell table:formula="of:=MAX([.$E9];[.$K9];[.$Q9];[.$W9];[.$AC9];[.$AI9];[.$AO9];[.$AU9];[.$BA9];[.$BG9];[.$BM9];[.$BS9])" office:value-type="float"/>
          <table:table-cell table:formula="of:=MAX([.$F9];[.$L9];[.$R9];[.$X9];[.$AD9];[.$AJ9];[.$AP9];[.$AV9];[.$BB9];[.$BH9];[.$BN9];[.$BT9])" office:value-type="float"/>
          <table:table-cell table:formula="of:=MAX([.$G9];[.$M9];[.$S9];[.$Y9];[.$AE9];[.$AK9];[.$AQ9];[.$AW9];[.$BC9];[.$BI9];[.$BO9];[.$BU9])" office:value-type="float"/>
        </table:table-row>
        <table:table-row table:style-name="ro1">
          <table:table-cell office:value-type="string">
            <text:p>logistics-round-1-strips/instances</text:p>
          </table:table-cell>
          <table:table-cell table:formula="of:=AVERAGE([Instances.B105:Instances.B124])" office:value-type="float"/>
          <table:table-cell table:formula="of:=AVERAGE([Instances.C105:Instances.C124])" office:value-type="float"/>
          <table:table-cell table:formula="of:=AVERAGE([Instances.D105:Instances.D124])" office:value-type="float"/>
          <table:table-cell table:formula="of:=AVERAGE([Instances.E105:Instances.E124])" office:value-type="float"/>
          <table:table-cell table:formula="of:=AVERAGE([Instances.F105:Instances.F124])" office:value-type="float"/>
          <table:table-cell table:formula="of:=AVERAGE([Instances.G105:Instances.G124])" office:value-type="float"/>
          <table:table-cell table:formula="of:=AVERAGE([Instances.H105:Instances.H124])" office:value-type="float"/>
          <table:table-cell table:formula="of:=AVERAGE([Instances.I105:Instances.I124])" office:value-type="float"/>
          <table:table-cell table:formula="of:=AVERAGE([Instances.J105:Instances.J124])" office:value-type="float"/>
          <table:table-cell table:formula="of:=AVERAGE([Instances.K105:Instances.K124])" office:value-type="float"/>
          <table:table-cell table:formula="of:=AVERAGE([Instances.L105:Instances.L124])" office:value-type="float"/>
          <table:table-cell table:formula="of:=AVERAGE([Instances.M105:Instances.M124])" office:value-type="float"/>
          <table:table-cell table:formula="of:=AVERAGE([Instances.N105:Instances.N124])" office:value-type="float"/>
          <table:table-cell table:formula="of:=AVERAGE([Instances.O105:Instances.O124])" office:value-type="float"/>
          <table:table-cell table:formula="of:=AVERAGE([Instances.P105:Instances.P124])" office:value-type="float"/>
          <table:table-cell table:formula="of:=AVERAGE([Instances.Q105:Instances.Q124])" office:value-type="float"/>
          <table:table-cell table:formula="of:=AVERAGE([Instances.R105:Instances.R124])" office:value-type="float"/>
          <table:table-cell table:formula="of:=AVERAGE([Instances.S105:Instances.S124])" office:value-type="float"/>
          <table:table-cell table:formula="of:=AVERAGE([Instances.T105:Instances.T124])" office:value-type="float"/>
          <table:table-cell table:formula="of:=AVERAGE([Instances.U105:Instances.U124])" office:value-type="float"/>
          <table:table-cell table:formula="of:=AVERAGE([Instances.V105:Instances.V124])" office:value-type="float"/>
          <table:table-cell table:formula="of:=AVERAGE([Instances.W105:Instances.W124])" office:value-type="float"/>
          <table:table-cell table:formula="of:=AVERAGE([Instances.X105:Instances.X124])" office:value-type="float"/>
          <table:table-cell table:formula="of:=AVERAGE([Instances.Y105:Instances.Y124])" office:value-type="float"/>
          <table:table-cell table:formula="of:=AVERAGE([Instances.Z105:Instances.Z124])" office:value-type="float"/>
          <table:table-cell table:formula="of:=AVERAGE([Instances.AA105:Instances.AA124])" office:value-type="float"/>
          <table:table-cell table:formula="of:=AVERAGE([Instances.AB105:Instances.AB124])" office:value-type="float"/>
          <table:table-cell table:formula="of:=AVERAGE([Instances.AC105:Instances.AC124])" office:value-type="float"/>
          <table:table-cell table:formula="of:=AVERAGE([Instances.AD105:Instances.AD124])" office:value-type="float"/>
          <table:table-cell table:formula="of:=AVERAGE([Instances.AE105:Instances.AE124])" office:value-type="float"/>
          <table:table-cell table:formula="of:=AVERAGE([Instances.AF105:Instances.AF124])" office:value-type="float"/>
          <table:table-cell table:formula="of:=AVERAGE([Instances.AG105:Instances.AG124])" office:value-type="float"/>
          <table:table-cell table:formula="of:=AVERAGE([Instances.AH105:Instances.AH124])" office:value-type="float"/>
          <table:table-cell table:formula="of:=AVERAGE([Instances.AI105:Instances.AI124])" office:value-type="float"/>
          <table:table-cell table:formula="of:=AVERAGE([Instances.AJ105:Instances.AJ124])" office:value-type="float"/>
          <table:table-cell table:formula="of:=AVERAGE([Instances.AK105:Instances.AK124])" office:value-type="float"/>
          <table:table-cell table:formula="of:=AVERAGE([Instances.AL105:Instances.AL124])" office:value-type="float"/>
          <table:table-cell table:formula="of:=AVERAGE([Instances.AM105:Instances.AM124])" office:value-type="float"/>
          <table:table-cell table:formula="of:=AVERAGE([Instances.AN105:Instances.AN124])" office:value-type="float"/>
          <table:table-cell table:formula="of:=AVERAGE([Instances.AO105:Instances.AO124])" office:value-type="float"/>
          <table:table-cell table:formula="of:=AVERAGE([Instances.AP105:Instances.AP124])" office:value-type="float"/>
          <table:table-cell table:formula="of:=AVERAGE([Instances.AQ105:Instances.AQ124])" office:value-type="float"/>
          <table:table-cell table:formula="of:=AVERAGE([Instances.AR105:Instances.AR124])" office:value-type="float"/>
          <table:table-cell table:formula="of:=AVERAGE([Instances.AS105:Instances.AS124])" office:value-type="float"/>
          <table:table-cell table:formula="of:=AVERAGE([Instances.AT105:Instances.AT124])" office:value-type="float"/>
          <table:table-cell table:formula="of:=AVERAGE([Instances.AU105:Instances.AU124])" office:value-type="float"/>
          <table:table-cell table:formula="of:=AVERAGE([Instances.AV105:Instances.AV124])" office:value-type="float"/>
          <table:table-cell table:formula="of:=AVERAGE([Instances.AW105:Instances.AW124])" office:value-type="float"/>
          <table:table-cell table:formula="of:=AVERAGE([Instances.AX105:Instances.AX124])" office:value-type="float"/>
          <table:table-cell table:formula="of:=AVERAGE([Instances.AY105:Instances.AY124])" office:value-type="float"/>
          <table:table-cell table:formula="of:=AVERAGE([Instances.AZ105:Instances.AZ124])" office:value-type="float"/>
          <table:table-cell table:formula="of:=AVERAGE([Instances.BA105:Instances.BA124])" office:value-type="float"/>
          <table:table-cell table:formula="of:=AVERAGE([Instances.BB105:Instances.BB124])" office:value-type="float"/>
          <table:table-cell table:formula="of:=AVERAGE([Instances.BC105:Instances.BC124])" office:value-type="float"/>
          <table:table-cell table:formula="of:=AVERAGE([Instances.BD105:Instances.BD124])" office:value-type="float"/>
          <table:table-cell table:formula="of:=AVERAGE([Instances.BE105:Instances.BE124])" office:value-type="float"/>
          <table:table-cell table:formula="of:=AVERAGE([Instances.BF105:Instances.BF124])" office:value-type="float"/>
          <table:table-cell table:formula="of:=AVERAGE([Instances.BG105:Instances.BG124])" office:value-type="float"/>
          <table:table-cell table:formula="of:=AVERAGE([Instances.BH105:Instances.BH124])" office:value-type="float"/>
          <table:table-cell table:formula="of:=AVERAGE([Instances.BI105:Instances.BI124])" office:value-type="float"/>
          <table:table-cell table:formula="of:=AVERAGE([Instances.BJ105:Instances.BJ124])" office:value-type="float"/>
          <table:table-cell table:formula="of:=AVERAGE([Instances.BK105:Instances.BK124])" office:value-type="float"/>
          <table:table-cell table:formula="of:=AVERAGE([Instances.BL105:Instances.BL124])" office:value-type="float"/>
          <table:table-cell table:formula="of:=AVERAGE([Instances.BM105:Instances.BM124])" office:value-type="float"/>
          <table:table-cell table:formula="of:=AVERAGE([Instances.BN105:Instances.BN124])" office:value-type="float"/>
          <table:table-cell table:formula="of:=AVERAGE([Instances.BO105:Instances.BO124])" office:value-type="float"/>
          <table:table-cell table:formula="of:=AVERAGE([Instances.BP105:Instances.BP124])" office:value-type="float"/>
          <table:table-cell table:formula="of:=AVERAGE([Instances.BQ105:Instances.BQ124])" office:value-type="float"/>
          <table:table-cell table:formula="of:=AVERAGE([Instances.BR105:Instances.BR124])" office:value-type="float"/>
          <table:table-cell table:formula="of:=AVERAGE([Instances.BS105:Instances.BS124])" office:value-type="float"/>
          <table:table-cell table:formula="of:=AVERAGE([Instances.BT105:Instances.BT124])" office:value-type="float"/>
          <table:table-cell table:formula="of:=AVERAGE([Instances.BU105:Instances.BU124])" office:value-type="float"/>
          <table:table-cell table:formula="of:=MIN([.$B10];[.$H10];[.$N10];[.$T10];[.$Z10];[.$AF10];[.$AL10];[.$AR10];[.$AX10];[.$BD10];[.$BJ10];[.$BP10])" office:value-type="float"/>
          <table:table-cell table:formula="of:=MIN([.$C10];[.$I10];[.$O10];[.$U10];[.$AA10];[.$AG10];[.$AM10];[.$AS10];[.$AY10];[.$BE10];[.$BK10];[.$BQ10])" office:value-type="float"/>
          <table:table-cell table:formula="of:=MIN([.$D10];[.$J10];[.$P10];[.$V10];[.$AB10];[.$AH10];[.$AN10];[.$AT10];[.$AZ10];[.$BF10];[.$BL10];[.$BR10])" office:value-type="float"/>
          <table:table-cell table:formula="of:=MIN([.$E10];[.$K10];[.$Q10];[.$W10];[.$AC10];[.$AI10];[.$AO10];[.$AU10];[.$BA10];[.$BG10];[.$BM10];[.$BS10])" office:value-type="float"/>
          <table:table-cell table:formula="of:=MIN([.$F10];[.$L10];[.$R10];[.$X10];[.$AD10];[.$AJ10];[.$AP10];[.$AV10];[.$BB10];[.$BH10];[.$BN10];[.$BT10])" office:value-type="float"/>
          <table:table-cell table:formula="of:=MIN([.$G10];[.$M10];[.$S10];[.$Y10];[.$AE10];[.$AK10];[.$AQ10];[.$AW10];[.$BC10];[.$BI10];[.$BO10];[.$BU10])" office:value-type="float"/>
          <table:table-cell table:formula="of:=MEDIAN([.$B10];[.$H10];[.$N10];[.$T10];[.$Z10];[.$AF10];[.$AL10];[.$AR10];[.$AX10];[.$BD10];[.$BJ10];[.$BP10])" office:value-type="float"/>
          <table:table-cell table:formula="of:=MEDIAN([.$C10];[.$I10];[.$O10];[.$U10];[.$AA10];[.$AG10];[.$AM10];[.$AS10];[.$AY10];[.$BE10];[.$BK10];[.$BQ10])" office:value-type="float"/>
          <table:table-cell table:formula="of:=MEDIAN([.$D10];[.$J10];[.$P10];[.$V10];[.$AB10];[.$AH10];[.$AN10];[.$AT10];[.$AZ10];[.$BF10];[.$BL10];[.$BR10])" office:value-type="float"/>
          <table:table-cell table:formula="of:=MEDIAN([.$E10];[.$K10];[.$Q10];[.$W10];[.$AC10];[.$AI10];[.$AO10];[.$AU10];[.$BA10];[.$BG10];[.$BM10];[.$BS10])" office:value-type="float"/>
          <table:table-cell table:formula="of:=MEDIAN([.$F10];[.$L10];[.$R10];[.$X10];[.$AD10];[.$AJ10];[.$AP10];[.$AV10];[.$BB10];[.$BH10];[.$BN10];[.$BT10])" office:value-type="float"/>
          <table:table-cell table:formula="of:=MEDIAN([.$G10];[.$M10];[.$S10];[.$Y10];[.$AE10];[.$AK10];[.$AQ10];[.$AW10];[.$BC10];[.$BI10];[.$BO10];[.$BU10])" office:value-type="float"/>
          <table:table-cell table:formula="of:=MAX([.$B10];[.$H10];[.$N10];[.$T10];[.$Z10];[.$AF10];[.$AL10];[.$AR10];[.$AX10];[.$BD10];[.$BJ10];[.$BP10])" office:value-type="float"/>
          <table:table-cell table:formula="of:=MAX([.$C10];[.$I10];[.$O10];[.$U10];[.$AA10];[.$AG10];[.$AM10];[.$AS10];[.$AY10];[.$BE10];[.$BK10];[.$BQ10])" office:value-type="float"/>
          <table:table-cell table:formula="of:=MAX([.$D10];[.$J10];[.$P10];[.$V10];[.$AB10];[.$AH10];[.$AN10];[.$AT10];[.$AZ10];[.$BF10];[.$BL10];[.$BR10])" office:value-type="float"/>
          <table:table-cell table:formula="of:=MAX([.$E10];[.$K10];[.$Q10];[.$W10];[.$AC10];[.$AI10];[.$AO10];[.$AU10];[.$BA10];[.$BG10];[.$BM10];[.$BS10])" office:value-type="float"/>
          <table:table-cell table:formula="of:=MAX([.$F10];[.$L10];[.$R10];[.$X10];[.$AD10];[.$AJ10];[.$AP10];[.$AV10];[.$BB10];[.$BH10];[.$BN10];[.$BT10])" office:value-type="float"/>
          <table:table-cell table:formula="of:=MAX([.$G10];[.$M10];[.$S10];[.$Y10];[.$AE10];[.$AK10];[.$AQ10];[.$AW10];[.$BC10];[.$BI10];[.$BO10];[.$BU10])" office:value-type="float"/>
        </table:table-row>
        <table:table-row table:style-name="ro1">
          <table:table-cell office:value-type="string">
            <text:p>mystery-round-1-strips/instances</text:p>
          </table:table-cell>
          <table:table-cell table:formula="of:=AVERAGE([Instances.B125:Instances.B138])" office:value-type="float"/>
          <table:table-cell table:formula="of:=AVERAGE([Instances.C125:Instances.C138])" office:value-type="float"/>
          <table:table-cell table:formula="of:=AVERAGE([Instances.D125:Instances.D138])" office:value-type="float"/>
          <table:table-cell table:formula="of:=AVERAGE([Instances.E125:Instances.E138])" office:value-type="float"/>
          <table:table-cell table:formula="of:=AVERAGE([Instances.F125:Instances.F138])" office:value-type="float"/>
          <table:table-cell table:formula="of:=AVERAGE([Instances.G125:Instances.G138])" office:value-type="float"/>
          <table:table-cell table:formula="of:=AVERAGE([Instances.H125:Instances.H138])" office:value-type="float"/>
          <table:table-cell table:formula="of:=AVERAGE([Instances.I125:Instances.I138])" office:value-type="float"/>
          <table:table-cell table:formula="of:=AVERAGE([Instances.J125:Instances.J138])" office:value-type="float"/>
          <table:table-cell table:formula="of:=AVERAGE([Instances.K125:Instances.K138])" office:value-type="float"/>
          <table:table-cell table:formula="of:=AVERAGE([Instances.L125:Instances.L138])" office:value-type="float"/>
          <table:table-cell table:formula="of:=AVERAGE([Instances.M125:Instances.M138])" office:value-type="float"/>
          <table:table-cell table:formula="of:=AVERAGE([Instances.N125:Instances.N138])" office:value-type="float"/>
          <table:table-cell table:formula="of:=AVERAGE([Instances.O125:Instances.O138])" office:value-type="float"/>
          <table:table-cell table:formula="of:=AVERAGE([Instances.P125:Instances.P138])" office:value-type="float"/>
          <table:table-cell table:formula="of:=AVERAGE([Instances.Q125:Instances.Q138])" office:value-type="float"/>
          <table:table-cell table:formula="of:=AVERAGE([Instances.R125:Instances.R138])" office:value-type="float"/>
          <table:table-cell table:formula="of:=AVERAGE([Instances.S125:Instances.S138])" office:value-type="float"/>
          <table:table-cell table:formula="of:=AVERAGE([Instances.T125:Instances.T138])" office:value-type="float"/>
          <table:table-cell table:formula="of:=AVERAGE([Instances.U125:Instances.U138])" office:value-type="float"/>
          <table:table-cell table:formula="of:=AVERAGE([Instances.V125:Instances.V138])" office:value-type="float"/>
          <table:table-cell table:formula="of:=AVERAGE([Instances.W125:Instances.W138])" office:value-type="float"/>
          <table:table-cell table:formula="of:=AVERAGE([Instances.X125:Instances.X138])" office:value-type="float"/>
          <table:table-cell table:formula="of:=AVERAGE([Instances.Y125:Instances.Y138])" office:value-type="float"/>
          <table:table-cell table:formula="of:=AVERAGE([Instances.Z125:Instances.Z138])" office:value-type="float"/>
          <table:table-cell table:formula="of:=AVERAGE([Instances.AA125:Instances.AA138])" office:value-type="float"/>
          <table:table-cell table:formula="of:=AVERAGE([Instances.AB125:Instances.AB138])" office:value-type="float"/>
          <table:table-cell table:formula="of:=AVERAGE([Instances.AC125:Instances.AC138])" office:value-type="float"/>
          <table:table-cell table:formula="of:=AVERAGE([Instances.AD125:Instances.AD138])" office:value-type="float"/>
          <table:table-cell table:formula="of:=AVERAGE([Instances.AE125:Instances.AE138])" office:value-type="float"/>
          <table:table-cell table:formula="of:=AVERAGE([Instances.AF125:Instances.AF138])" office:value-type="float"/>
          <table:table-cell table:formula="of:=AVERAGE([Instances.AG125:Instances.AG138])" office:value-type="float"/>
          <table:table-cell table:formula="of:=AVERAGE([Instances.AH125:Instances.AH138])" office:value-type="float"/>
          <table:table-cell table:formula="of:=AVERAGE([Instances.AI125:Instances.AI138])" office:value-type="float"/>
          <table:table-cell table:formula="of:=AVERAGE([Instances.AJ125:Instances.AJ138])" office:value-type="float"/>
          <table:table-cell table:formula="of:=AVERAGE([Instances.AK125:Instances.AK138])" office:value-type="float"/>
          <table:table-cell table:formula="of:=AVERAGE([Instances.AL125:Instances.AL138])" office:value-type="float"/>
          <table:table-cell table:formula="of:=AVERAGE([Instances.AM125:Instances.AM138])" office:value-type="float"/>
          <table:table-cell table:formula="of:=AVERAGE([Instances.AN125:Instances.AN138])" office:value-type="float"/>
          <table:table-cell table:formula="of:=AVERAGE([Instances.AO125:Instances.AO138])" office:value-type="float"/>
          <table:table-cell table:formula="of:=AVERAGE([Instances.AP125:Instances.AP138])" office:value-type="float"/>
          <table:table-cell table:formula="of:=AVERAGE([Instances.AQ125:Instances.AQ138])" office:value-type="float"/>
          <table:table-cell table:formula="of:=AVERAGE([Instances.AR125:Instances.AR138])" office:value-type="float"/>
          <table:table-cell table:formula="of:=AVERAGE([Instances.AS125:Instances.AS138])" office:value-type="float"/>
          <table:table-cell table:formula="of:=AVERAGE([Instances.AT125:Instances.AT138])" office:value-type="float"/>
          <table:table-cell table:formula="of:=AVERAGE([Instances.AU125:Instances.AU138])" office:value-type="float"/>
          <table:table-cell table:formula="of:=AVERAGE([Instances.AV125:Instances.AV138])" office:value-type="float"/>
          <table:table-cell table:formula="of:=AVERAGE([Instances.AW125:Instances.AW138])" office:value-type="float"/>
          <table:table-cell table:formula="of:=AVERAGE([Instances.AX125:Instances.AX138])" office:value-type="float"/>
          <table:table-cell table:formula="of:=AVERAGE([Instances.AY125:Instances.AY138])" office:value-type="float"/>
          <table:table-cell table:formula="of:=AVERAGE([Instances.AZ125:Instances.AZ138])" office:value-type="float"/>
          <table:table-cell table:formula="of:=AVERAGE([Instances.BA125:Instances.BA138])" office:value-type="float"/>
          <table:table-cell table:formula="of:=AVERAGE([Instances.BB125:Instances.BB138])" office:value-type="float"/>
          <table:table-cell table:formula="of:=AVERAGE([Instances.BC125:Instances.BC138])" office:value-type="float"/>
          <table:table-cell table:formula="of:=AVERAGE([Instances.BD125:Instances.BD138])" office:value-type="float"/>
          <table:table-cell table:formula="of:=AVERAGE([Instances.BE125:Instances.BE138])" office:value-type="float"/>
          <table:table-cell table:formula="of:=AVERAGE([Instances.BF125:Instances.BF138])" office:value-type="float"/>
          <table:table-cell table:formula="of:=AVERAGE([Instances.BG125:Instances.BG138])" office:value-type="float"/>
          <table:table-cell table:formula="of:=AVERAGE([Instances.BH125:Instances.BH138])" office:value-type="float"/>
          <table:table-cell table:formula="of:=AVERAGE([Instances.BI125:Instances.BI138])" office:value-type="float"/>
          <table:table-cell table:formula="of:=AVERAGE([Instances.BJ125:Instances.BJ138])" office:value-type="float"/>
          <table:table-cell table:formula="of:=AVERAGE([Instances.BK125:Instances.BK138])" office:value-type="float"/>
          <table:table-cell table:formula="of:=AVERAGE([Instances.BL125:Instances.BL138])" office:value-type="float"/>
          <table:table-cell table:formula="of:=AVERAGE([Instances.BM125:Instances.BM138])" office:value-type="float"/>
          <table:table-cell table:formula="of:=AVERAGE([Instances.BN125:Instances.BN138])" office:value-type="float"/>
          <table:table-cell table:formula="of:=AVERAGE([Instances.BO125:Instances.BO138])" office:value-type="float"/>
          <table:table-cell table:formula="of:=AVERAGE([Instances.BP125:Instances.BP138])" office:value-type="float"/>
          <table:table-cell table:formula="of:=AVERAGE([Instances.BQ125:Instances.BQ138])" office:value-type="float"/>
          <table:table-cell table:formula="of:=AVERAGE([Instances.BR125:Instances.BR138])" office:value-type="float"/>
          <table:table-cell table:formula="of:=AVERAGE([Instances.BS125:Instances.BS138])" office:value-type="float"/>
          <table:table-cell table:formula="of:=AVERAGE([Instances.BT125:Instances.BT138])" office:value-type="float"/>
          <table:table-cell table:formula="of:=AVERAGE([Instances.BU125:Instances.BU138])" office:value-type="float"/>
          <table:table-cell table:formula="of:=MIN([.$B11];[.$H11];[.$N11];[.$T11];[.$Z11];[.$AF11];[.$AL11];[.$AR11];[.$AX11];[.$BD11];[.$BJ11];[.$BP11])" office:value-type="float"/>
          <table:table-cell table:formula="of:=MIN([.$C11];[.$I11];[.$O11];[.$U11];[.$AA11];[.$AG11];[.$AM11];[.$AS11];[.$AY11];[.$BE11];[.$BK11];[.$BQ11])" office:value-type="float"/>
          <table:table-cell table:formula="of:=MIN([.$D11];[.$J11];[.$P11];[.$V11];[.$AB11];[.$AH11];[.$AN11];[.$AT11];[.$AZ11];[.$BF11];[.$BL11];[.$BR11])" office:value-type="float"/>
          <table:table-cell table:formula="of:=MIN([.$E11];[.$K11];[.$Q11];[.$W11];[.$AC11];[.$AI11];[.$AO11];[.$AU11];[.$BA11];[.$BG11];[.$BM11];[.$BS11])" office:value-type="float"/>
          <table:table-cell table:formula="of:=MIN([.$F11];[.$L11];[.$R11];[.$X11];[.$AD11];[.$AJ11];[.$AP11];[.$AV11];[.$BB11];[.$BH11];[.$BN11];[.$BT11])" office:value-type="float"/>
          <table:table-cell table:formula="of:=MIN([.$G11];[.$M11];[.$S11];[.$Y11];[.$AE11];[.$AK11];[.$AQ11];[.$AW11];[.$BC11];[.$BI11];[.$BO11];[.$BU11])" office:value-type="float"/>
          <table:table-cell table:formula="of:=MEDIAN([.$B11];[.$H11];[.$N11];[.$T11];[.$Z11];[.$AF11];[.$AL11];[.$AR11];[.$AX11];[.$BD11];[.$BJ11];[.$BP11])" office:value-type="float"/>
          <table:table-cell table:formula="of:=MEDIAN([.$C11];[.$I11];[.$O11];[.$U11];[.$AA11];[.$AG11];[.$AM11];[.$AS11];[.$AY11];[.$BE11];[.$BK11];[.$BQ11])" office:value-type="float"/>
          <table:table-cell table:formula="of:=MEDIAN([.$D11];[.$J11];[.$P11];[.$V11];[.$AB11];[.$AH11];[.$AN11];[.$AT11];[.$AZ11];[.$BF11];[.$BL11];[.$BR11])" office:value-type="float"/>
          <table:table-cell table:formula="of:=MEDIAN([.$E11];[.$K11];[.$Q11];[.$W11];[.$AC11];[.$AI11];[.$AO11];[.$AU11];[.$BA11];[.$BG11];[.$BM11];[.$BS11])" office:value-type="float"/>
          <table:table-cell table:formula="of:=MEDIAN([.$F11];[.$L11];[.$R11];[.$X11];[.$AD11];[.$AJ11];[.$AP11];[.$AV11];[.$BB11];[.$BH11];[.$BN11];[.$BT11])" office:value-type="float"/>
          <table:table-cell table:formula="of:=MEDIAN([.$G11];[.$M11];[.$S11];[.$Y11];[.$AE11];[.$AK11];[.$AQ11];[.$AW11];[.$BC11];[.$BI11];[.$BO11];[.$BU11])" office:value-type="float"/>
          <table:table-cell table:formula="of:=MAX([.$B11];[.$H11];[.$N11];[.$T11];[.$Z11];[.$AF11];[.$AL11];[.$AR11];[.$AX11];[.$BD11];[.$BJ11];[.$BP11])" office:value-type="float"/>
          <table:table-cell table:formula="of:=MAX([.$C11];[.$I11];[.$O11];[.$U11];[.$AA11];[.$AG11];[.$AM11];[.$AS11];[.$AY11];[.$BE11];[.$BK11];[.$BQ11])" office:value-type="float"/>
          <table:table-cell table:formula="of:=MAX([.$D11];[.$J11];[.$P11];[.$V11];[.$AB11];[.$AH11];[.$AN11];[.$AT11];[.$AZ11];[.$BF11];[.$BL11];[.$BR11])" office:value-type="float"/>
          <table:table-cell table:formula="of:=MAX([.$E11];[.$K11];[.$Q11];[.$W11];[.$AC11];[.$AI11];[.$AO11];[.$AU11];[.$BA11];[.$BG11];[.$BM11];[.$BS11])" office:value-type="float"/>
          <table:table-cell table:formula="of:=MAX([.$F11];[.$L11];[.$R11];[.$X11];[.$AD11];[.$AJ11];[.$AP11];[.$AV11];[.$BB11];[.$BH11];[.$BN11];[.$BT11])" office:value-type="float"/>
          <table:table-cell table:formula="of:=MAX([.$G11];[.$M11];[.$S11];[.$Y11];[.$AE11];[.$AK11];[.$AQ11];[.$AW11];[.$BC11];[.$BI11];[.$BO11];[.$BU1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1])" office:value-type="float"/>
          <table:table-cell table:formula="of:=SUM([.C3:.C11])" office:value-type="float"/>
          <table:table-cell table:formula="of:=SUM([.D3:.D11])" office:value-type="float"/>
          <table:table-cell table:formula="of:=SUM([.E3:.E11])" office:value-type="float"/>
          <table:table-cell table:formula="of:=SUM([.F3:.F11])" office:value-type="float"/>
          <table:table-cell table:formula="of:=SUM([.G3:.G11])" office:value-type="float"/>
          <table:table-cell table:formula="of:=SUM([.H3:.H11])" office:value-type="float"/>
          <table:table-cell table:formula="of:=SUM([.I3:.I11])" office:value-type="float"/>
          <table:table-cell table:formula="of:=SUM([.J3:.J11])" office:value-type="float"/>
          <table:table-cell table:formula="of:=SUM([.K3:.K11])" office:value-type="float"/>
          <table:table-cell table:formula="of:=SUM([.L3:.L11])" office:value-type="float"/>
          <table:table-cell table:formula="of:=SUM([.M3:.M11])" office:value-type="float"/>
          <table:table-cell table:formula="of:=SUM([.N3:.N11])" office:value-type="float"/>
          <table:table-cell table:formula="of:=SUM([.O3:.O11])" office:value-type="float"/>
          <table:table-cell table:formula="of:=SUM([.P3:.P11])" office:value-type="float"/>
          <table:table-cell table:formula="of:=SUM([.Q3:.Q11])" office:value-type="float"/>
          <table:table-cell table:formula="of:=SUM([.R3:.R11])" office:value-type="float"/>
          <table:table-cell table:formula="of:=SUM([.S3:.S11])" office:value-type="float"/>
          <table:table-cell table:formula="of:=SUM([.T3:.T11])" office:value-type="float"/>
          <table:table-cell table:formula="of:=SUM([.U3:.U11])" office:value-type="float"/>
          <table:table-cell table:formula="of:=SUM([.V3:.V11])" office:value-type="float"/>
          <table:table-cell table:formula="of:=SUM([.W3:.W11])" office:value-type="float"/>
          <table:table-cell table:formula="of:=SUM([.X3:.X11])" office:value-type="float"/>
          <table:table-cell table:formula="of:=SUM([.Y3:.Y11])" office:value-type="float"/>
          <table:table-cell table:formula="of:=SUM([.Z3:.Z11])" office:value-type="float"/>
          <table:table-cell table:formula="of:=SUM([.AA3:.AA11])" office:value-type="float"/>
          <table:table-cell table:formula="of:=SUM([.AB3:.AB11])" office:value-type="float"/>
          <table:table-cell table:formula="of:=SUM([.AC3:.AC11])" office:value-type="float"/>
          <table:table-cell table:formula="of:=SUM([.AD3:.AD11])" office:value-type="float"/>
          <table:table-cell table:formula="of:=SUM([.AE3:.AE11])" office:value-type="float"/>
          <table:table-cell table:formula="of:=SUM([.AF3:.AF11])" office:value-type="float"/>
          <table:table-cell table:formula="of:=SUM([.AG3:.AG11])" office:value-type="float"/>
          <table:table-cell table:formula="of:=SUM([.AH3:.AH11])" office:value-type="float"/>
          <table:table-cell table:formula="of:=SUM([.AI3:.AI11])" office:value-type="float"/>
          <table:table-cell table:formula="of:=SUM([.AJ3:.AJ11])" office:value-type="float"/>
          <table:table-cell table:formula="of:=SUM([.AK3:.AK11])" office:value-type="float"/>
          <table:table-cell table:formula="of:=SUM([.AL3:.AL11])" office:value-type="float"/>
          <table:table-cell table:formula="of:=SUM([.AM3:.AM11])" office:value-type="float"/>
          <table:table-cell table:formula="of:=SUM([.AN3:.AN11])" office:value-type="float"/>
          <table:table-cell table:formula="of:=SUM([.AO3:.AO11])" office:value-type="float"/>
          <table:table-cell table:formula="of:=SUM([.AP3:.AP11])" office:value-type="float"/>
          <table:table-cell table:formula="of:=SUM([.AQ3:.AQ11])" office:value-type="float"/>
          <table:table-cell table:formula="of:=SUM([.AR3:.AR11])" office:value-type="float"/>
          <table:table-cell table:formula="of:=SUM([.AS3:.AS11])" office:value-type="float"/>
          <table:table-cell table:formula="of:=SUM([.AT3:.AT11])" office:value-type="float"/>
          <table:table-cell table:formula="of:=SUM([.AU3:.AU11])" office:value-type="float"/>
          <table:table-cell table:formula="of:=SUM([.AV3:.AV11])" office:value-type="float"/>
          <table:table-cell table:formula="of:=SUM([.AW3:.AW11])" office:value-type="float"/>
          <table:table-cell table:formula="of:=SUM([.AX3:.AX11])" office:value-type="float"/>
          <table:table-cell table:formula="of:=SUM([.AY3:.AY11])" office:value-type="float"/>
          <table:table-cell table:formula="of:=SUM([.AZ3:.AZ11])" office:value-type="float"/>
          <table:table-cell table:formula="of:=SUM([.BA3:.BA11])" office:value-type="float"/>
          <table:table-cell table:formula="of:=SUM([.BB3:.BB11])" office:value-type="float"/>
          <table:table-cell table:formula="of:=SUM([.BC3:.BC11])" office:value-type="float"/>
          <table:table-cell table:formula="of:=SUM([.BD3:.BD11])" office:value-type="float"/>
          <table:table-cell table:formula="of:=SUM([.BE3:.BE11])" office:value-type="float"/>
          <table:table-cell table:formula="of:=SUM([.BF3:.BF11])" office:value-type="float"/>
          <table:table-cell table:formula="of:=SUM([.BG3:.BG11])" office:value-type="float"/>
          <table:table-cell table:formula="of:=SUM([.BH3:.BH11])" office:value-type="float"/>
          <table:table-cell table:formula="of:=SUM([.BI3:.BI11])" office:value-type="float"/>
          <table:table-cell table:formula="of:=SUM([.BJ3:.BJ11])" office:value-type="float"/>
          <table:table-cell table:formula="of:=SUM([.BK3:.BK11])" office:value-type="float"/>
          <table:table-cell table:formula="of:=SUM([.BL3:.BL11])" office:value-type="float"/>
          <table:table-cell table:formula="of:=SUM([.BM3:.BM11])" office:value-type="float"/>
          <table:table-cell table:formula="of:=SUM([.BN3:.BN11])" office:value-type="float"/>
          <table:table-cell table:formula="of:=SUM([.BO3:.BO11])" office:value-type="float"/>
          <table:table-cell table:formula="of:=SUM([.BP3:.BP11])" office:value-type="float"/>
          <table:table-cell table:formula="of:=SUM([.BQ3:.BQ11])" office:value-type="float"/>
          <table:table-cell table:formula="of:=SUM([.BR3:.BR11])" office:value-type="float"/>
          <table:table-cell table:formula="of:=SUM([.BS3:.BS11])" office:value-type="float"/>
          <table:table-cell table:formula="of:=SUM([.BT3:.BT11])" office:value-type="float"/>
          <table:table-cell table:formula="of:=SUM([.BU3:.BU11])" office:value-type="float"/>
          <table:table-cell table:formula="of:=SUM([.BV3:.BV11])" office:value-type="float"/>
          <table:table-cell table:formula="of:=SUM([.BW3:.BW11])" office:value-type="float"/>
          <table:table-cell table:formula="of:=SUM([.BX3:.BX11])" office:value-type="float"/>
          <table:table-cell table:formula="of:=SUM([.BY3:.BY11])" office:value-type="float"/>
          <table:table-cell table:formula="of:=SUM([.BZ3:.BZ11])" office:value-type="float"/>
          <table:table-cell table:formula="of:=SUM([.CA3:.CA11])" office:value-type="float"/>
          <table:table-cell table:formula="of:=SUM([.CB3:.CB11])" office:value-type="float"/>
          <table:table-cell table:formula="of:=SUM([.CC3:.CC11])" office:value-type="float"/>
          <table:table-cell table:formula="of:=SUM([.CD3:.CD11])" office:value-type="float"/>
          <table:table-cell table:formula="of:=SUM([.CE3:.CE11])" office:value-type="float"/>
          <table:table-cell table:formula="of:=SUM([.CF3:.CF11])" office:value-type="float"/>
          <table:table-cell table:formula="of:=SUM([.CG3:.CG11])" office:value-type="float"/>
          <table:table-cell table:formula="of:=SUM([.CH3:.CH11])" office:value-type="float"/>
          <table:table-cell table:formula="of:=SUM([.CI3:.CI11])" office:value-type="float"/>
          <table:table-cell table:formula="of:=SUM([.CJ3:.CJ11])" office:value-type="float"/>
          <table:table-cell table:formula="of:=SUM([.CK3:.CK11])" office:value-type="float"/>
          <table:table-cell table:formula="of:=SUM([.CL3:.CL11])" office:value-type="float"/>
          <table:table-cell table:formula="of:=SUM([.CM3:.CM1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1])" office:value-type="float"/>
          <table:table-cell table:formula="of:=AVERAGE([.C3:.C11])" office:value-type="float"/>
          <table:table-cell table:formula="of:=AVERAGE([.D3:.D11])" office:value-type="float"/>
          <table:table-cell table:formula="of:=AVERAGE([.E3:.E11])" office:value-type="float"/>
          <table:table-cell table:formula="of:=AVERAGE([.F3:.F11])" office:value-type="float"/>
          <table:table-cell table:formula="of:=AVERAGE([.G3:.G11])" office:value-type="float"/>
          <table:table-cell table:formula="of:=AVERAGE([.H3:.H11])" office:value-type="float"/>
          <table:table-cell table:formula="of:=AVERAGE([.I3:.I11])" office:value-type="float"/>
          <table:table-cell table:formula="of:=AVERAGE([.J3:.J11])" office:value-type="float"/>
          <table:table-cell table:formula="of:=AVERAGE([.K3:.K11])" office:value-type="float"/>
          <table:table-cell table:formula="of:=AVERAGE([.L3:.L11])" office:value-type="float"/>
          <table:table-cell table:formula="of:=AVERAGE([.M3:.M11])" office:value-type="float"/>
          <table:table-cell table:formula="of:=AVERAGE([.N3:.N11])" office:value-type="float"/>
          <table:table-cell table:formula="of:=AVERAGE([.O3:.O11])" office:value-type="float"/>
          <table:table-cell table:formula="of:=AVERAGE([.P3:.P11])" office:value-type="float"/>
          <table:table-cell table:formula="of:=AVERAGE([.Q3:.Q11])" office:value-type="float"/>
          <table:table-cell table:formula="of:=AVERAGE([.R3:.R11])" office:value-type="float"/>
          <table:table-cell table:formula="of:=AVERAGE([.S3:.S11])" office:value-type="float"/>
          <table:table-cell table:formula="of:=AVERAGE([.T3:.T11])" office:value-type="float"/>
          <table:table-cell table:formula="of:=AVERAGE([.U3:.U11])" office:value-type="float"/>
          <table:table-cell table:formula="of:=AVERAGE([.V3:.V11])" office:value-type="float"/>
          <table:table-cell table:formula="of:=AVERAGE([.W3:.W11])" office:value-type="float"/>
          <table:table-cell table:formula="of:=AVERAGE([.X3:.X11])" office:value-type="float"/>
          <table:table-cell table:formula="of:=AVERAGE([.Y3:.Y11])" office:value-type="float"/>
          <table:table-cell table:formula="of:=AVERAGE([.Z3:.Z11])" office:value-type="float"/>
          <table:table-cell table:formula="of:=AVERAGE([.AA3:.AA11])" office:value-type="float"/>
          <table:table-cell table:formula="of:=AVERAGE([.AB3:.AB11])" office:value-type="float"/>
          <table:table-cell table:formula="of:=AVERAGE([.AC3:.AC11])" office:value-type="float"/>
          <table:table-cell table:formula="of:=AVERAGE([.AD3:.AD11])" office:value-type="float"/>
          <table:table-cell table:formula="of:=AVERAGE([.AE3:.AE11])" office:value-type="float"/>
          <table:table-cell table:formula="of:=AVERAGE([.AF3:.AF11])" office:value-type="float"/>
          <table:table-cell table:formula="of:=AVERAGE([.AG3:.AG11])" office:value-type="float"/>
          <table:table-cell table:formula="of:=AVERAGE([.AH3:.AH11])" office:value-type="float"/>
          <table:table-cell table:formula="of:=AVERAGE([.AI3:.AI11])" office:value-type="float"/>
          <table:table-cell table:formula="of:=AVERAGE([.AJ3:.AJ11])" office:value-type="float"/>
          <table:table-cell table:formula="of:=AVERAGE([.AK3:.AK11])" office:value-type="float"/>
          <table:table-cell table:formula="of:=AVERAGE([.AL3:.AL11])" office:value-type="float"/>
          <table:table-cell table:formula="of:=AVERAGE([.AM3:.AM11])" office:value-type="float"/>
          <table:table-cell table:formula="of:=AVERAGE([.AN3:.AN11])" office:value-type="float"/>
          <table:table-cell table:formula="of:=AVERAGE([.AO3:.AO11])" office:value-type="float"/>
          <table:table-cell table:formula="of:=AVERAGE([.AP3:.AP11])" office:value-type="float"/>
          <table:table-cell table:formula="of:=AVERAGE([.AQ3:.AQ11])" office:value-type="float"/>
          <table:table-cell table:formula="of:=AVERAGE([.AR3:.AR11])" office:value-type="float"/>
          <table:table-cell table:formula="of:=AVERAGE([.AS3:.AS11])" office:value-type="float"/>
          <table:table-cell table:formula="of:=AVERAGE([.AT3:.AT11])" office:value-type="float"/>
          <table:table-cell table:formula="of:=AVERAGE([.AU3:.AU11])" office:value-type="float"/>
          <table:table-cell table:formula="of:=AVERAGE([.AV3:.AV11])" office:value-type="float"/>
          <table:table-cell table:formula="of:=AVERAGE([.AW3:.AW11])" office:value-type="float"/>
          <table:table-cell table:formula="of:=AVERAGE([.AX3:.AX11])" office:value-type="float"/>
          <table:table-cell table:formula="of:=AVERAGE([.AY3:.AY11])" office:value-type="float"/>
          <table:table-cell table:formula="of:=AVERAGE([.AZ3:.AZ11])" office:value-type="float"/>
          <table:table-cell table:formula="of:=AVERAGE([.BA3:.BA11])" office:value-type="float"/>
          <table:table-cell table:formula="of:=AVERAGE([.BB3:.BB11])" office:value-type="float"/>
          <table:table-cell table:formula="of:=AVERAGE([.BC3:.BC11])" office:value-type="float"/>
          <table:table-cell table:formula="of:=AVERAGE([.BD3:.BD11])" office:value-type="float"/>
          <table:table-cell table:formula="of:=AVERAGE([.BE3:.BE11])" office:value-type="float"/>
          <table:table-cell table:formula="of:=AVERAGE([.BF3:.BF11])" office:value-type="float"/>
          <table:table-cell table:formula="of:=AVERAGE([.BG3:.BG11])" office:value-type="float"/>
          <table:table-cell table:formula="of:=AVERAGE([.BH3:.BH11])" office:value-type="float"/>
          <table:table-cell table:formula="of:=AVERAGE([.BI3:.BI11])" office:value-type="float"/>
          <table:table-cell table:formula="of:=AVERAGE([.BJ3:.BJ11])" office:value-type="float"/>
          <table:table-cell table:formula="of:=AVERAGE([.BK3:.BK11])" office:value-type="float"/>
          <table:table-cell table:formula="of:=AVERAGE([.BL3:.BL11])" office:value-type="float"/>
          <table:table-cell table:formula="of:=AVERAGE([.BM3:.BM11])" office:value-type="float"/>
          <table:table-cell table:formula="of:=AVERAGE([.BN3:.BN11])" office:value-type="float"/>
          <table:table-cell table:formula="of:=AVERAGE([.BO3:.BO11])" office:value-type="float"/>
          <table:table-cell table:formula="of:=AVERAGE([.BP3:.BP11])" office:value-type="float"/>
          <table:table-cell table:formula="of:=AVERAGE([.BQ3:.BQ11])" office:value-type="float"/>
          <table:table-cell table:formula="of:=AVERAGE([.BR3:.BR11])" office:value-type="float"/>
          <table:table-cell table:formula="of:=AVERAGE([.BS3:.BS11])" office:value-type="float"/>
          <table:table-cell table:formula="of:=AVERAGE([.BT3:.BT11])" office:value-type="float"/>
          <table:table-cell table:formula="of:=AVERAGE([.BU3:.BU11])" office:value-type="float"/>
          <table:table-cell table:formula="of:=AVERAGE([.BV3:.BV11])" office:value-type="float"/>
          <table:table-cell table:formula="of:=AVERAGE([.BW3:.BW11])" office:value-type="float"/>
          <table:table-cell table:formula="of:=AVERAGE([.BX3:.BX11])" office:value-type="float"/>
          <table:table-cell table:formula="of:=AVERAGE([.BY3:.BY11])" office:value-type="float"/>
          <table:table-cell table:formula="of:=AVERAGE([.BZ3:.BZ11])" office:value-type="float"/>
          <table:table-cell table:formula="of:=AVERAGE([.CA3:.CA11])" office:value-type="float"/>
          <table:table-cell table:formula="of:=AVERAGE([.CB3:.CB11])" office:value-type="float"/>
          <table:table-cell table:formula="of:=AVERAGE([.CC3:.CC11])" office:value-type="float"/>
          <table:table-cell table:formula="of:=AVERAGE([.CD3:.CD11])" office:value-type="float"/>
          <table:table-cell table:formula="of:=AVERAGE([.CE3:.CE11])" office:value-type="float"/>
          <table:table-cell table:formula="of:=AVERAGE([.CF3:.CF11])" office:value-type="float"/>
          <table:table-cell table:formula="of:=AVERAGE([.CG3:.CG11])" office:value-type="float"/>
          <table:table-cell table:formula="of:=AVERAGE([.CH3:.CH11])" office:value-type="float"/>
          <table:table-cell table:formula="of:=AVERAGE([.CI3:.CI11])" office:value-type="float"/>
          <table:table-cell table:formula="of:=AVERAGE([.CJ3:.CJ11])" office:value-type="float"/>
          <table:table-cell table:formula="of:=AVERAGE([.CK3:.CK11])" office:value-type="float"/>
          <table:table-cell table:formula="of:=AVERAGE([.CL3:.CL11])" office:value-type="float"/>
          <table:table-cell table:formula="of:=AVERAGE([.CM3:.CM1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1])" office:value-type="float"/>
          <table:table-cell table:formula="of:=STDEV([.C3:.C11])" office:value-type="float"/>
          <table:table-cell table:formula="of:=STDEV([.D3:.D11])" office:value-type="float"/>
          <table:table-cell table:formula="of:=STDEV([.E3:.E11])" office:value-type="float"/>
          <table:table-cell table:formula="of:=STDEV([.F3:.F11])" office:value-type="float"/>
          <table:table-cell table:formula="of:=STDEV([.G3:.G11])" office:value-type="float"/>
          <table:table-cell table:formula="of:=STDEV([.H3:.H11])" office:value-type="float"/>
          <table:table-cell table:formula="of:=STDEV([.I3:.I11])" office:value-type="float"/>
          <table:table-cell table:formula="of:=STDEV([.J3:.J11])" office:value-type="float"/>
          <table:table-cell table:formula="of:=STDEV([.K3:.K11])" office:value-type="float"/>
          <table:table-cell table:formula="of:=STDEV([.L3:.L11])" office:value-type="float"/>
          <table:table-cell table:formula="of:=STDEV([.M3:.M11])" office:value-type="float"/>
          <table:table-cell table:formula="of:=STDEV([.N3:.N11])" office:value-type="float"/>
          <table:table-cell table:formula="of:=STDEV([.O3:.O11])" office:value-type="float"/>
          <table:table-cell table:formula="of:=STDEV([.P3:.P11])" office:value-type="float"/>
          <table:table-cell table:formula="of:=STDEV([.Q3:.Q11])" office:value-type="float"/>
          <table:table-cell table:formula="of:=STDEV([.R3:.R11])" office:value-type="float"/>
          <table:table-cell table:formula="of:=STDEV([.S3:.S11])" office:value-type="float"/>
          <table:table-cell table:formula="of:=STDEV([.T3:.T11])" office:value-type="float"/>
          <table:table-cell table:formula="of:=STDEV([.U3:.U11])" office:value-type="float"/>
          <table:table-cell table:formula="of:=STDEV([.V3:.V11])" office:value-type="float"/>
          <table:table-cell table:formula="of:=STDEV([.W3:.W11])" office:value-type="float"/>
          <table:table-cell table:formula="of:=STDEV([.X3:.X11])" office:value-type="float"/>
          <table:table-cell table:formula="of:=STDEV([.Y3:.Y11])" office:value-type="float"/>
          <table:table-cell table:formula="of:=STDEV([.Z3:.Z11])" office:value-type="float"/>
          <table:table-cell table:formula="of:=STDEV([.AA3:.AA11])" office:value-type="float"/>
          <table:table-cell table:formula="of:=STDEV([.AB3:.AB11])" office:value-type="float"/>
          <table:table-cell table:formula="of:=STDEV([.AC3:.AC11])" office:value-type="float"/>
          <table:table-cell table:formula="of:=STDEV([.AD3:.AD11])" office:value-type="float"/>
          <table:table-cell table:formula="of:=STDEV([.AE3:.AE11])" office:value-type="float"/>
          <table:table-cell table:formula="of:=STDEV([.AF3:.AF11])" office:value-type="float"/>
          <table:table-cell table:formula="of:=STDEV([.AG3:.AG11])" office:value-type="float"/>
          <table:table-cell table:formula="of:=STDEV([.AH3:.AH11])" office:value-type="float"/>
          <table:table-cell table:formula="of:=STDEV([.AI3:.AI11])" office:value-type="float"/>
          <table:table-cell table:formula="of:=STDEV([.AJ3:.AJ11])" office:value-type="float"/>
          <table:table-cell table:formula="of:=STDEV([.AK3:.AK11])" office:value-type="float"/>
          <table:table-cell table:formula="of:=STDEV([.AL3:.AL11])" office:value-type="float"/>
          <table:table-cell table:formula="of:=STDEV([.AM3:.AM11])" office:value-type="float"/>
          <table:table-cell table:formula="of:=STDEV([.AN3:.AN11])" office:value-type="float"/>
          <table:table-cell table:formula="of:=STDEV([.AO3:.AO11])" office:value-type="float"/>
          <table:table-cell table:formula="of:=STDEV([.AP3:.AP11])" office:value-type="float"/>
          <table:table-cell table:formula="of:=STDEV([.AQ3:.AQ11])" office:value-type="float"/>
          <table:table-cell table:formula="of:=STDEV([.AR3:.AR11])" office:value-type="float"/>
          <table:table-cell table:formula="of:=STDEV([.AS3:.AS11])" office:value-type="float"/>
          <table:table-cell table:formula="of:=STDEV([.AT3:.AT11])" office:value-type="float"/>
          <table:table-cell table:formula="of:=STDEV([.AU3:.AU11])" office:value-type="float"/>
          <table:table-cell table:formula="of:=STDEV([.AV3:.AV11])" office:value-type="float"/>
          <table:table-cell table:formula="of:=STDEV([.AW3:.AW11])" office:value-type="float"/>
          <table:table-cell table:formula="of:=STDEV([.AX3:.AX11])" office:value-type="float"/>
          <table:table-cell table:formula="of:=STDEV([.AY3:.AY11])" office:value-type="float"/>
          <table:table-cell table:formula="of:=STDEV([.AZ3:.AZ11])" office:value-type="float"/>
          <table:table-cell table:formula="of:=STDEV([.BA3:.BA11])" office:value-type="float"/>
          <table:table-cell table:formula="of:=STDEV([.BB3:.BB11])" office:value-type="float"/>
          <table:table-cell table:formula="of:=STDEV([.BC3:.BC11])" office:value-type="float"/>
          <table:table-cell table:formula="of:=STDEV([.BD3:.BD11])" office:value-type="float"/>
          <table:table-cell table:formula="of:=STDEV([.BE3:.BE11])" office:value-type="float"/>
          <table:table-cell table:formula="of:=STDEV([.BF3:.BF11])" office:value-type="float"/>
          <table:table-cell table:formula="of:=STDEV([.BG3:.BG11])" office:value-type="float"/>
          <table:table-cell table:formula="of:=STDEV([.BH3:.BH11])" office:value-type="float"/>
          <table:table-cell table:formula="of:=STDEV([.BI3:.BI11])" office:value-type="float"/>
          <table:table-cell table:formula="of:=STDEV([.BJ3:.BJ11])" office:value-type="float"/>
          <table:table-cell table:formula="of:=STDEV([.BK3:.BK11])" office:value-type="float"/>
          <table:table-cell table:formula="of:=STDEV([.BL3:.BL11])" office:value-type="float"/>
          <table:table-cell table:formula="of:=STDEV([.BM3:.BM11])" office:value-type="float"/>
          <table:table-cell table:formula="of:=STDEV([.BN3:.BN11])" office:value-type="float"/>
          <table:table-cell table:formula="of:=STDEV([.BO3:.BO11])" office:value-type="float"/>
          <table:table-cell table:formula="of:=STDEV([.BP3:.BP11])" office:value-type="float"/>
          <table:table-cell table:formula="of:=STDEV([.BQ3:.BQ11])" office:value-type="float"/>
          <table:table-cell table:formula="of:=STDEV([.BR3:.BR11])" office:value-type="float"/>
          <table:table-cell table:formula="of:=STDEV([.BS3:.BS11])" office:value-type="float"/>
          <table:table-cell table:formula="of:=STDEV([.BT3:.BT11])" office:value-type="float"/>
          <table:table-cell table:formula="of:=STDEV([.BU3:.BU11])" office:value-type="float"/>
          <table:table-cell table:formula="of:=STDEV([.BV3:.BV11])" office:value-type="float"/>
          <table:table-cell table:formula="of:=STDEV([.BW3:.BW11])" office:value-type="float"/>
          <table:table-cell table:formula="of:=STDEV([.BX3:.BX11])" office:value-type="float"/>
          <table:table-cell table:formula="of:=STDEV([.BY3:.BY11])" office:value-type="float"/>
          <table:table-cell table:formula="of:=STDEV([.BZ3:.BZ11])" office:value-type="float"/>
          <table:table-cell table:formula="of:=STDEV([.CA3:.CA11])" office:value-type="float"/>
          <table:table-cell table:formula="of:=STDEV([.CB3:.CB11])" office:value-type="float"/>
          <table:table-cell table:formula="of:=STDEV([.CC3:.CC11])" office:value-type="float"/>
          <table:table-cell table:formula="of:=STDEV([.CD3:.CD11])" office:value-type="float"/>
          <table:table-cell table:formula="of:=STDEV([.CE3:.CE11])" office:value-type="float"/>
          <table:table-cell table:formula="of:=STDEV([.CF3:.CF11])" office:value-type="float"/>
          <table:table-cell table:formula="of:=STDEV([.CG3:.CG11])" office:value-type="float"/>
          <table:table-cell table:formula="of:=STDEV([.CH3:.CH11])" office:value-type="float"/>
          <table:table-cell table:formula="of:=STDEV([.CI3:.CI11])" office:value-type="float"/>
          <table:table-cell table:formula="of:=STDEV([.CJ3:.CJ11])" office:value-type="float"/>
          <table:table-cell table:formula="of:=STDEV([.CK3:.CK11])" office:value-type="float"/>
          <table:table-cell table:formula="of:=STDEV([.CL3:.CL11])" office:value-type="float"/>
          <table:table-cell table:formula="of:=STDEV([.CM3:.CM1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1]-[.$BV3:.$BV11])^2)^0.5" office:value-type="float"/>
          <table:table-cell table:number-matrix-columns-spanned="1" table:number-matrix-rows-spanned="1" table:formula="of:=SUM(([.C3:.C11]-[.$BW3:.$BW11])^2)^0.5" office:value-type="float"/>
          <table:table-cell table:number-matrix-columns-spanned="1" table:number-matrix-rows-spanned="1" table:formula="of:=SUM(([.D3:.D11]-[.$BX3:.$BX11])^2)^0.5" office:value-type="float"/>
          <table:table-cell table:number-matrix-columns-spanned="1" table:number-matrix-rows-spanned="1" table:formula="of:=SUM(([.E3:.E11]-[.$BY3:.$BY11])^2)^0.5" office:value-type="float"/>
          <table:table-cell table:number-matrix-columns-spanned="1" table:number-matrix-rows-spanned="1" table:formula="of:=SUM(([.F3:.F11]-[.$BZ3:.$BZ11])^2)^0.5" office:value-type="float"/>
          <table:table-cell table:number-matrix-columns-spanned="1" table:number-matrix-rows-spanned="1" table:formula="of:=SUM(([.G3:.G11]-[.$CA3:.$CA11])^2)^0.5" office:value-type="float"/>
          <table:table-cell table:number-matrix-columns-spanned="1" table:number-matrix-rows-spanned="1" table:formula="of:=SUM(([.H3:.H11]-[.$BV3:.$BV11])^2)^0.5" office:value-type="float"/>
          <table:table-cell table:number-matrix-columns-spanned="1" table:number-matrix-rows-spanned="1" table:formula="of:=SUM(([.I3:.I11]-[.$BW3:.$BW11])^2)^0.5" office:value-type="float"/>
          <table:table-cell table:number-matrix-columns-spanned="1" table:number-matrix-rows-spanned="1" table:formula="of:=SUM(([.J3:.J11]-[.$BX3:.$BX11])^2)^0.5" office:value-type="float"/>
          <table:table-cell table:number-matrix-columns-spanned="1" table:number-matrix-rows-spanned="1" table:formula="of:=SUM(([.K3:.K11]-[.$BY3:.$BY11])^2)^0.5" office:value-type="float"/>
          <table:table-cell table:number-matrix-columns-spanned="1" table:number-matrix-rows-spanned="1" table:formula="of:=SUM(([.L3:.L11]-[.$BZ3:.$BZ11])^2)^0.5" office:value-type="float"/>
          <table:table-cell table:number-matrix-columns-spanned="1" table:number-matrix-rows-spanned="1" table:formula="of:=SUM(([.M3:.M11]-[.$CA3:.$CA11])^2)^0.5" office:value-type="float"/>
          <table:table-cell table:number-matrix-columns-spanned="1" table:number-matrix-rows-spanned="1" table:formula="of:=SUM(([.N3:.N11]-[.$BV3:.$BV11])^2)^0.5" office:value-type="float"/>
          <table:table-cell table:number-matrix-columns-spanned="1" table:number-matrix-rows-spanned="1" table:formula="of:=SUM(([.O3:.O11]-[.$BW3:.$BW11])^2)^0.5" office:value-type="float"/>
          <table:table-cell table:number-matrix-columns-spanned="1" table:number-matrix-rows-spanned="1" table:formula="of:=SUM(([.P3:.P11]-[.$BX3:.$BX11])^2)^0.5" office:value-type="float"/>
          <table:table-cell table:number-matrix-columns-spanned="1" table:number-matrix-rows-spanned="1" table:formula="of:=SUM(([.Q3:.Q11]-[.$BY3:.$BY11])^2)^0.5" office:value-type="float"/>
          <table:table-cell table:number-matrix-columns-spanned="1" table:number-matrix-rows-spanned="1" table:formula="of:=SUM(([.R3:.R11]-[.$BZ3:.$BZ11])^2)^0.5" office:value-type="float"/>
          <table:table-cell table:number-matrix-columns-spanned="1" table:number-matrix-rows-spanned="1" table:formula="of:=SUM(([.S3:.S11]-[.$CA3:.$CA11])^2)^0.5" office:value-type="float"/>
          <table:table-cell table:number-matrix-columns-spanned="1" table:number-matrix-rows-spanned="1" table:formula="of:=SUM(([.T3:.T11]-[.$BV3:.$BV11])^2)^0.5" office:value-type="float"/>
          <table:table-cell table:number-matrix-columns-spanned="1" table:number-matrix-rows-spanned="1" table:formula="of:=SUM(([.U3:.U11]-[.$BW3:.$BW11])^2)^0.5" office:value-type="float"/>
          <table:table-cell table:number-matrix-columns-spanned="1" table:number-matrix-rows-spanned="1" table:formula="of:=SUM(([.V3:.V11]-[.$BX3:.$BX11])^2)^0.5" office:value-type="float"/>
          <table:table-cell table:number-matrix-columns-spanned="1" table:number-matrix-rows-spanned="1" table:formula="of:=SUM(([.W3:.W11]-[.$BY3:.$BY11])^2)^0.5" office:value-type="float"/>
          <table:table-cell table:number-matrix-columns-spanned="1" table:number-matrix-rows-spanned="1" table:formula="of:=SUM(([.X3:.X11]-[.$BZ3:.$BZ11])^2)^0.5" office:value-type="float"/>
          <table:table-cell table:number-matrix-columns-spanned="1" table:number-matrix-rows-spanned="1" table:formula="of:=SUM(([.Y3:.Y11]-[.$CA3:.$CA11])^2)^0.5" office:value-type="float"/>
          <table:table-cell table:number-matrix-columns-spanned="1" table:number-matrix-rows-spanned="1" table:formula="of:=SUM(([.Z3:.Z11]-[.$BV3:.$BV11])^2)^0.5" office:value-type="float"/>
          <table:table-cell table:number-matrix-columns-spanned="1" table:number-matrix-rows-spanned="1" table:formula="of:=SUM(([.AA3:.AA11]-[.$BW3:.$BW11])^2)^0.5" office:value-type="float"/>
          <table:table-cell table:number-matrix-columns-spanned="1" table:number-matrix-rows-spanned="1" table:formula="of:=SUM(([.AB3:.AB11]-[.$BX3:.$BX11])^2)^0.5" office:value-type="float"/>
          <table:table-cell table:number-matrix-columns-spanned="1" table:number-matrix-rows-spanned="1" table:formula="of:=SUM(([.AC3:.AC11]-[.$BY3:.$BY11])^2)^0.5" office:value-type="float"/>
          <table:table-cell table:number-matrix-columns-spanned="1" table:number-matrix-rows-spanned="1" table:formula="of:=SUM(([.AD3:.AD11]-[.$BZ3:.$BZ11])^2)^0.5" office:value-type="float"/>
          <table:table-cell table:number-matrix-columns-spanned="1" table:number-matrix-rows-spanned="1" table:formula="of:=SUM(([.AE3:.AE11]-[.$CA3:.$CA11])^2)^0.5" office:value-type="float"/>
          <table:table-cell table:number-matrix-columns-spanned="1" table:number-matrix-rows-spanned="1" table:formula="of:=SUM(([.AF3:.AF11]-[.$BV3:.$BV11])^2)^0.5" office:value-type="float"/>
          <table:table-cell table:number-matrix-columns-spanned="1" table:number-matrix-rows-spanned="1" table:formula="of:=SUM(([.AG3:.AG11]-[.$BW3:.$BW11])^2)^0.5" office:value-type="float"/>
          <table:table-cell table:number-matrix-columns-spanned="1" table:number-matrix-rows-spanned="1" table:formula="of:=SUM(([.AH3:.AH11]-[.$BX3:.$BX11])^2)^0.5" office:value-type="float"/>
          <table:table-cell table:number-matrix-columns-spanned="1" table:number-matrix-rows-spanned="1" table:formula="of:=SUM(([.AI3:.AI11]-[.$BY3:.$BY11])^2)^0.5" office:value-type="float"/>
          <table:table-cell table:number-matrix-columns-spanned="1" table:number-matrix-rows-spanned="1" table:formula="of:=SUM(([.AJ3:.AJ11]-[.$BZ3:.$BZ11])^2)^0.5" office:value-type="float"/>
          <table:table-cell table:number-matrix-columns-spanned="1" table:number-matrix-rows-spanned="1" table:formula="of:=SUM(([.AK3:.AK11]-[.$CA3:.$CA11])^2)^0.5" office:value-type="float"/>
          <table:table-cell table:number-matrix-columns-spanned="1" table:number-matrix-rows-spanned="1" table:formula="of:=SUM(([.AL3:.AL11]-[.$BV3:.$BV11])^2)^0.5" office:value-type="float"/>
          <table:table-cell table:number-matrix-columns-spanned="1" table:number-matrix-rows-spanned="1" table:formula="of:=SUM(([.AM3:.AM11]-[.$BW3:.$BW11])^2)^0.5" office:value-type="float"/>
          <table:table-cell table:number-matrix-columns-spanned="1" table:number-matrix-rows-spanned="1" table:formula="of:=SUM(([.AN3:.AN11]-[.$BX3:.$BX11])^2)^0.5" office:value-type="float"/>
          <table:table-cell table:number-matrix-columns-spanned="1" table:number-matrix-rows-spanned="1" table:formula="of:=SUM(([.AO3:.AO11]-[.$BY3:.$BY11])^2)^0.5" office:value-type="float"/>
          <table:table-cell table:number-matrix-columns-spanned="1" table:number-matrix-rows-spanned="1" table:formula="of:=SUM(([.AP3:.AP11]-[.$BZ3:.$BZ11])^2)^0.5" office:value-type="float"/>
          <table:table-cell table:number-matrix-columns-spanned="1" table:number-matrix-rows-spanned="1" table:formula="of:=SUM(([.AQ3:.AQ11]-[.$CA3:.$CA11])^2)^0.5" office:value-type="float"/>
          <table:table-cell table:number-matrix-columns-spanned="1" table:number-matrix-rows-spanned="1" table:formula="of:=SUM(([.AR3:.AR11]-[.$BV3:.$BV11])^2)^0.5" office:value-type="float"/>
          <table:table-cell table:number-matrix-columns-spanned="1" table:number-matrix-rows-spanned="1" table:formula="of:=SUM(([.AS3:.AS11]-[.$BW3:.$BW11])^2)^0.5" office:value-type="float"/>
          <table:table-cell table:number-matrix-columns-spanned="1" table:number-matrix-rows-spanned="1" table:formula="of:=SUM(([.AT3:.AT11]-[.$BX3:.$BX11])^2)^0.5" office:value-type="float"/>
          <table:table-cell table:number-matrix-columns-spanned="1" table:number-matrix-rows-spanned="1" table:formula="of:=SUM(([.AU3:.AU11]-[.$BY3:.$BY11])^2)^0.5" office:value-type="float"/>
          <table:table-cell table:number-matrix-columns-spanned="1" table:number-matrix-rows-spanned="1" table:formula="of:=SUM(([.AV3:.AV11]-[.$BZ3:.$BZ11])^2)^0.5" office:value-type="float"/>
          <table:table-cell table:number-matrix-columns-spanned="1" table:number-matrix-rows-spanned="1" table:formula="of:=SUM(([.AW3:.AW11]-[.$CA3:.$CA11])^2)^0.5" office:value-type="float"/>
          <table:table-cell table:number-matrix-columns-spanned="1" table:number-matrix-rows-spanned="1" table:formula="of:=SUM(([.AX3:.AX11]-[.$BV3:.$BV11])^2)^0.5" office:value-type="float"/>
          <table:table-cell table:number-matrix-columns-spanned="1" table:number-matrix-rows-spanned="1" table:formula="of:=SUM(([.AY3:.AY11]-[.$BW3:.$BW11])^2)^0.5" office:value-type="float"/>
          <table:table-cell table:number-matrix-columns-spanned="1" table:number-matrix-rows-spanned="1" table:formula="of:=SUM(([.AZ3:.AZ11]-[.$BX3:.$BX11])^2)^0.5" office:value-type="float"/>
          <table:table-cell table:number-matrix-columns-spanned="1" table:number-matrix-rows-spanned="1" table:formula="of:=SUM(([.BA3:.BA11]-[.$BY3:.$BY11])^2)^0.5" office:value-type="float"/>
          <table:table-cell table:number-matrix-columns-spanned="1" table:number-matrix-rows-spanned="1" table:formula="of:=SUM(([.BB3:.BB11]-[.$BZ3:.$BZ11])^2)^0.5" office:value-type="float"/>
          <table:table-cell table:number-matrix-columns-spanned="1" table:number-matrix-rows-spanned="1" table:formula="of:=SUM(([.BC3:.BC11]-[.$CA3:.$CA11])^2)^0.5" office:value-type="float"/>
          <table:table-cell table:number-matrix-columns-spanned="1" table:number-matrix-rows-spanned="1" table:formula="of:=SUM(([.BD3:.BD11]-[.$BV3:.$BV11])^2)^0.5" office:value-type="float"/>
          <table:table-cell table:number-matrix-columns-spanned="1" table:number-matrix-rows-spanned="1" table:formula="of:=SUM(([.BE3:.BE11]-[.$BW3:.$BW11])^2)^0.5" office:value-type="float"/>
          <table:table-cell table:number-matrix-columns-spanned="1" table:number-matrix-rows-spanned="1" table:formula="of:=SUM(([.BF3:.BF11]-[.$BX3:.$BX11])^2)^0.5" office:value-type="float"/>
          <table:table-cell table:number-matrix-columns-spanned="1" table:number-matrix-rows-spanned="1" table:formula="of:=SUM(([.BG3:.BG11]-[.$BY3:.$BY11])^2)^0.5" office:value-type="float"/>
          <table:table-cell table:number-matrix-columns-spanned="1" table:number-matrix-rows-spanned="1" table:formula="of:=SUM(([.BH3:.BH11]-[.$BZ3:.$BZ11])^2)^0.5" office:value-type="float"/>
          <table:table-cell table:number-matrix-columns-spanned="1" table:number-matrix-rows-spanned="1" table:formula="of:=SUM(([.BI3:.BI11]-[.$CA3:.$CA11])^2)^0.5" office:value-type="float"/>
          <table:table-cell table:number-matrix-columns-spanned="1" table:number-matrix-rows-spanned="1" table:formula="of:=SUM(([.BJ3:.BJ11]-[.$BV3:.$BV11])^2)^0.5" office:value-type="float"/>
          <table:table-cell table:number-matrix-columns-spanned="1" table:number-matrix-rows-spanned="1" table:formula="of:=SUM(([.BK3:.BK11]-[.$BW3:.$BW11])^2)^0.5" office:value-type="float"/>
          <table:table-cell table:number-matrix-columns-spanned="1" table:number-matrix-rows-spanned="1" table:formula="of:=SUM(([.BL3:.BL11]-[.$BX3:.$BX11])^2)^0.5" office:value-type="float"/>
          <table:table-cell table:number-matrix-columns-spanned="1" table:number-matrix-rows-spanned="1" table:formula="of:=SUM(([.BM3:.BM11]-[.$BY3:.$BY11])^2)^0.5" office:value-type="float"/>
          <table:table-cell table:number-matrix-columns-spanned="1" table:number-matrix-rows-spanned="1" table:formula="of:=SUM(([.BN3:.BN11]-[.$BZ3:.$BZ11])^2)^0.5" office:value-type="float"/>
          <table:table-cell table:number-matrix-columns-spanned="1" table:number-matrix-rows-spanned="1" table:formula="of:=SUM(([.BO3:.BO11]-[.$CA3:.$CA11])^2)^0.5" office:value-type="float"/>
          <table:table-cell table:number-matrix-columns-spanned="1" table:number-matrix-rows-spanned="1" table:formula="of:=SUM(([.BP3:.BP11]-[.$BV3:.$BV11])^2)^0.5" office:value-type="float"/>
          <table:table-cell table:number-matrix-columns-spanned="1" table:number-matrix-rows-spanned="1" table:formula="of:=SUM(([.BQ3:.BQ11]-[.$BW3:.$BW11])^2)^0.5" office:value-type="float"/>
          <table:table-cell table:number-matrix-columns-spanned="1" table:number-matrix-rows-spanned="1" table:formula="of:=SUM(([.BR3:.BR11]-[.$BX3:.$BX11])^2)^0.5" office:value-type="float"/>
          <table:table-cell table:number-matrix-columns-spanned="1" table:number-matrix-rows-spanned="1" table:formula="of:=SUM(([.BS3:.BS11]-[.$BY3:.$BY11])^2)^0.5" office:value-type="float"/>
          <table:table-cell table:number-matrix-columns-spanned="1" table:number-matrix-rows-spanned="1" table:formula="of:=SUM(([.BT3:.BT11]-[.$BZ3:.$BZ11])^2)^0.5" office:value-type="float"/>
          <table:table-cell table:number-matrix-columns-spanned="1" table:number-matrix-rows-spanned="1" table:formula="of:=SUM(([.BU3:.BU11]-[.$CA3:.$CA1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1]=[.$BV3:.$BV11])" office:value-type="float"/>
          <table:table-cell table:number-matrix-columns-spanned="1" table:number-matrix-rows-spanned="1" table:formula="of:=SUM([.C3:.C11]=[.$BW3:.$BW11])" office:value-type="float"/>
          <table:table-cell table:number-matrix-columns-spanned="1" table:number-matrix-rows-spanned="1" table:formula="of:=SUM([.D3:.D11]=[.$BX3:.$BX11])" office:value-type="float"/>
          <table:table-cell table:number-matrix-columns-spanned="1" table:number-matrix-rows-spanned="1" table:formula="of:=SUM([.E3:.E11]=[.$BY3:.$BY11])" office:value-type="float"/>
          <table:table-cell table:number-matrix-columns-spanned="1" table:number-matrix-rows-spanned="1" table:formula="of:=SUM([.F3:.F11]=[.$BZ3:.$BZ11])" office:value-type="float"/>
          <table:table-cell table:number-matrix-columns-spanned="1" table:number-matrix-rows-spanned="1" table:formula="of:=SUM([.G3:.G11]=[.$CA3:.$CA11])" office:value-type="float"/>
          <table:table-cell table:number-matrix-columns-spanned="1" table:number-matrix-rows-spanned="1" table:formula="of:=SUM([.H3:.H11]=[.$BV3:.$BV11])" office:value-type="float"/>
          <table:table-cell table:number-matrix-columns-spanned="1" table:number-matrix-rows-spanned="1" table:formula="of:=SUM([.I3:.I11]=[.$BW3:.$BW11])" office:value-type="float"/>
          <table:table-cell table:number-matrix-columns-spanned="1" table:number-matrix-rows-spanned="1" table:formula="of:=SUM([.J3:.J11]=[.$BX3:.$BX11])" office:value-type="float"/>
          <table:table-cell table:number-matrix-columns-spanned="1" table:number-matrix-rows-spanned="1" table:formula="of:=SUM([.K3:.K11]=[.$BY3:.$BY11])" office:value-type="float"/>
          <table:table-cell table:number-matrix-columns-spanned="1" table:number-matrix-rows-spanned="1" table:formula="of:=SUM([.L3:.L11]=[.$BZ3:.$BZ11])" office:value-type="float"/>
          <table:table-cell table:number-matrix-columns-spanned="1" table:number-matrix-rows-spanned="1" table:formula="of:=SUM([.M3:.M11]=[.$CA3:.$CA11])" office:value-type="float"/>
          <table:table-cell table:number-matrix-columns-spanned="1" table:number-matrix-rows-spanned="1" table:formula="of:=SUM([.N3:.N11]=[.$BV3:.$BV11])" office:value-type="float"/>
          <table:table-cell table:number-matrix-columns-spanned="1" table:number-matrix-rows-spanned="1" table:formula="of:=SUM([.O3:.O11]=[.$BW3:.$BW11])" office:value-type="float"/>
          <table:table-cell table:number-matrix-columns-spanned="1" table:number-matrix-rows-spanned="1" table:formula="of:=SUM([.P3:.P11]=[.$BX3:.$BX11])" office:value-type="float"/>
          <table:table-cell table:number-matrix-columns-spanned="1" table:number-matrix-rows-spanned="1" table:formula="of:=SUM([.Q3:.Q11]=[.$BY3:.$BY11])" office:value-type="float"/>
          <table:table-cell table:number-matrix-columns-spanned="1" table:number-matrix-rows-spanned="1" table:formula="of:=SUM([.R3:.R11]=[.$BZ3:.$BZ11])" office:value-type="float"/>
          <table:table-cell table:number-matrix-columns-spanned="1" table:number-matrix-rows-spanned="1" table:formula="of:=SUM([.S3:.S11]=[.$CA3:.$CA11])" office:value-type="float"/>
          <table:table-cell table:number-matrix-columns-spanned="1" table:number-matrix-rows-spanned="1" table:formula="of:=SUM([.T3:.T11]=[.$BV3:.$BV11])" office:value-type="float"/>
          <table:table-cell table:number-matrix-columns-spanned="1" table:number-matrix-rows-spanned="1" table:formula="of:=SUM([.U3:.U11]=[.$BW3:.$BW11])" office:value-type="float"/>
          <table:table-cell table:number-matrix-columns-spanned="1" table:number-matrix-rows-spanned="1" table:formula="of:=SUM([.V3:.V11]=[.$BX3:.$BX11])" office:value-type="float"/>
          <table:table-cell table:number-matrix-columns-spanned="1" table:number-matrix-rows-spanned="1" table:formula="of:=SUM([.W3:.W11]=[.$BY3:.$BY11])" office:value-type="float"/>
          <table:table-cell table:number-matrix-columns-spanned="1" table:number-matrix-rows-spanned="1" table:formula="of:=SUM([.X3:.X11]=[.$BZ3:.$BZ11])" office:value-type="float"/>
          <table:table-cell table:number-matrix-columns-spanned="1" table:number-matrix-rows-spanned="1" table:formula="of:=SUM([.Y3:.Y11]=[.$CA3:.$CA11])" office:value-type="float"/>
          <table:table-cell table:number-matrix-columns-spanned="1" table:number-matrix-rows-spanned="1" table:formula="of:=SUM([.Z3:.Z11]=[.$BV3:.$BV11])" office:value-type="float"/>
          <table:table-cell table:number-matrix-columns-spanned="1" table:number-matrix-rows-spanned="1" table:formula="of:=SUM([.AA3:.AA11]=[.$BW3:.$BW11])" office:value-type="float"/>
          <table:table-cell table:number-matrix-columns-spanned="1" table:number-matrix-rows-spanned="1" table:formula="of:=SUM([.AB3:.AB11]=[.$BX3:.$BX11])" office:value-type="float"/>
          <table:table-cell table:number-matrix-columns-spanned="1" table:number-matrix-rows-spanned="1" table:formula="of:=SUM([.AC3:.AC11]=[.$BY3:.$BY11])" office:value-type="float"/>
          <table:table-cell table:number-matrix-columns-spanned="1" table:number-matrix-rows-spanned="1" table:formula="of:=SUM([.AD3:.AD11]=[.$BZ3:.$BZ11])" office:value-type="float"/>
          <table:table-cell table:number-matrix-columns-spanned="1" table:number-matrix-rows-spanned="1" table:formula="of:=SUM([.AE3:.AE11]=[.$CA3:.$CA11])" office:value-type="float"/>
          <table:table-cell table:number-matrix-columns-spanned="1" table:number-matrix-rows-spanned="1" table:formula="of:=SUM([.AF3:.AF11]=[.$BV3:.$BV11])" office:value-type="float"/>
          <table:table-cell table:number-matrix-columns-spanned="1" table:number-matrix-rows-spanned="1" table:formula="of:=SUM([.AG3:.AG11]=[.$BW3:.$BW11])" office:value-type="float"/>
          <table:table-cell table:number-matrix-columns-spanned="1" table:number-matrix-rows-spanned="1" table:formula="of:=SUM([.AH3:.AH11]=[.$BX3:.$BX11])" office:value-type="float"/>
          <table:table-cell table:number-matrix-columns-spanned="1" table:number-matrix-rows-spanned="1" table:formula="of:=SUM([.AI3:.AI11]=[.$BY3:.$BY11])" office:value-type="float"/>
          <table:table-cell table:number-matrix-columns-spanned="1" table:number-matrix-rows-spanned="1" table:formula="of:=SUM([.AJ3:.AJ11]=[.$BZ3:.$BZ11])" office:value-type="float"/>
          <table:table-cell table:number-matrix-columns-spanned="1" table:number-matrix-rows-spanned="1" table:formula="of:=SUM([.AK3:.AK11]=[.$CA3:.$CA11])" office:value-type="float"/>
          <table:table-cell table:number-matrix-columns-spanned="1" table:number-matrix-rows-spanned="1" table:formula="of:=SUM([.AL3:.AL11]=[.$BV3:.$BV11])" office:value-type="float"/>
          <table:table-cell table:number-matrix-columns-spanned="1" table:number-matrix-rows-spanned="1" table:formula="of:=SUM([.AM3:.AM11]=[.$BW3:.$BW11])" office:value-type="float"/>
          <table:table-cell table:number-matrix-columns-spanned="1" table:number-matrix-rows-spanned="1" table:formula="of:=SUM([.AN3:.AN11]=[.$BX3:.$BX11])" office:value-type="float"/>
          <table:table-cell table:number-matrix-columns-spanned="1" table:number-matrix-rows-spanned="1" table:formula="of:=SUM([.AO3:.AO11]=[.$BY3:.$BY11])" office:value-type="float"/>
          <table:table-cell table:number-matrix-columns-spanned="1" table:number-matrix-rows-spanned="1" table:formula="of:=SUM([.AP3:.AP11]=[.$BZ3:.$BZ11])" office:value-type="float"/>
          <table:table-cell table:number-matrix-columns-spanned="1" table:number-matrix-rows-spanned="1" table:formula="of:=SUM([.AQ3:.AQ11]=[.$CA3:.$CA11])" office:value-type="float"/>
          <table:table-cell table:number-matrix-columns-spanned="1" table:number-matrix-rows-spanned="1" table:formula="of:=SUM([.AR3:.AR11]=[.$BV3:.$BV11])" office:value-type="float"/>
          <table:table-cell table:number-matrix-columns-spanned="1" table:number-matrix-rows-spanned="1" table:formula="of:=SUM([.AS3:.AS11]=[.$BW3:.$BW11])" office:value-type="float"/>
          <table:table-cell table:number-matrix-columns-spanned="1" table:number-matrix-rows-spanned="1" table:formula="of:=SUM([.AT3:.AT11]=[.$BX3:.$BX11])" office:value-type="float"/>
          <table:table-cell table:number-matrix-columns-spanned="1" table:number-matrix-rows-spanned="1" table:formula="of:=SUM([.AU3:.AU11]=[.$BY3:.$BY11])" office:value-type="float"/>
          <table:table-cell table:number-matrix-columns-spanned="1" table:number-matrix-rows-spanned="1" table:formula="of:=SUM([.AV3:.AV11]=[.$BZ3:.$BZ11])" office:value-type="float"/>
          <table:table-cell table:number-matrix-columns-spanned="1" table:number-matrix-rows-spanned="1" table:formula="of:=SUM([.AW3:.AW11]=[.$CA3:.$CA11])" office:value-type="float"/>
          <table:table-cell table:number-matrix-columns-spanned="1" table:number-matrix-rows-spanned="1" table:formula="of:=SUM([.AX3:.AX11]=[.$BV3:.$BV11])" office:value-type="float"/>
          <table:table-cell table:number-matrix-columns-spanned="1" table:number-matrix-rows-spanned="1" table:formula="of:=SUM([.AY3:.AY11]=[.$BW3:.$BW11])" office:value-type="float"/>
          <table:table-cell table:number-matrix-columns-spanned="1" table:number-matrix-rows-spanned="1" table:formula="of:=SUM([.AZ3:.AZ11]=[.$BX3:.$BX11])" office:value-type="float"/>
          <table:table-cell table:number-matrix-columns-spanned="1" table:number-matrix-rows-spanned="1" table:formula="of:=SUM([.BA3:.BA11]=[.$BY3:.$BY11])" office:value-type="float"/>
          <table:table-cell table:number-matrix-columns-spanned="1" table:number-matrix-rows-spanned="1" table:formula="of:=SUM([.BB3:.BB11]=[.$BZ3:.$BZ11])" office:value-type="float"/>
          <table:table-cell table:number-matrix-columns-spanned="1" table:number-matrix-rows-spanned="1" table:formula="of:=SUM([.BC3:.BC11]=[.$CA3:.$CA11])" office:value-type="float"/>
          <table:table-cell table:number-matrix-columns-spanned="1" table:number-matrix-rows-spanned="1" table:formula="of:=SUM([.BD3:.BD11]=[.$BV3:.$BV11])" office:value-type="float"/>
          <table:table-cell table:number-matrix-columns-spanned="1" table:number-matrix-rows-spanned="1" table:formula="of:=SUM([.BE3:.BE11]=[.$BW3:.$BW11])" office:value-type="float"/>
          <table:table-cell table:number-matrix-columns-spanned="1" table:number-matrix-rows-spanned="1" table:formula="of:=SUM([.BF3:.BF11]=[.$BX3:.$BX11])" office:value-type="float"/>
          <table:table-cell table:number-matrix-columns-spanned="1" table:number-matrix-rows-spanned="1" table:formula="of:=SUM([.BG3:.BG11]=[.$BY3:.$BY11])" office:value-type="float"/>
          <table:table-cell table:number-matrix-columns-spanned="1" table:number-matrix-rows-spanned="1" table:formula="of:=SUM([.BH3:.BH11]=[.$BZ3:.$BZ11])" office:value-type="float"/>
          <table:table-cell table:number-matrix-columns-spanned="1" table:number-matrix-rows-spanned="1" table:formula="of:=SUM([.BI3:.BI11]=[.$CA3:.$CA11])" office:value-type="float"/>
          <table:table-cell table:number-matrix-columns-spanned="1" table:number-matrix-rows-spanned="1" table:formula="of:=SUM([.BJ3:.BJ11]=[.$BV3:.$BV11])" office:value-type="float"/>
          <table:table-cell table:number-matrix-columns-spanned="1" table:number-matrix-rows-spanned="1" table:formula="of:=SUM([.BK3:.BK11]=[.$BW3:.$BW11])" office:value-type="float"/>
          <table:table-cell table:number-matrix-columns-spanned="1" table:number-matrix-rows-spanned="1" table:formula="of:=SUM([.BL3:.BL11]=[.$BX3:.$BX11])" office:value-type="float"/>
          <table:table-cell table:number-matrix-columns-spanned="1" table:number-matrix-rows-spanned="1" table:formula="of:=SUM([.BM3:.BM11]=[.$BY3:.$BY11])" office:value-type="float"/>
          <table:table-cell table:number-matrix-columns-spanned="1" table:number-matrix-rows-spanned="1" table:formula="of:=SUM([.BN3:.BN11]=[.$BZ3:.$BZ11])" office:value-type="float"/>
          <table:table-cell table:number-matrix-columns-spanned="1" table:number-matrix-rows-spanned="1" table:formula="of:=SUM([.BO3:.BO11]=[.$CA3:.$CA11])" office:value-type="float"/>
          <table:table-cell table:number-matrix-columns-spanned="1" table:number-matrix-rows-spanned="1" table:formula="of:=SUM([.BP3:.BP11]=[.$BV3:.$BV11])" office:value-type="float"/>
          <table:table-cell table:number-matrix-columns-spanned="1" table:number-matrix-rows-spanned="1" table:formula="of:=SUM([.BQ3:.BQ11]=[.$BW3:.$BW11])" office:value-type="float"/>
          <table:table-cell table:number-matrix-columns-spanned="1" table:number-matrix-rows-spanned="1" table:formula="of:=SUM([.BR3:.BR11]=[.$BX3:.$BX11])" office:value-type="float"/>
          <table:table-cell table:number-matrix-columns-spanned="1" table:number-matrix-rows-spanned="1" table:formula="of:=SUM([.BS3:.BS11]=[.$BY3:.$BY11])" office:value-type="float"/>
          <table:table-cell table:number-matrix-columns-spanned="1" table:number-matrix-rows-spanned="1" table:formula="of:=SUM([.BT3:.BT11]=[.$BZ3:.$BZ11])" office:value-type="float"/>
          <table:table-cell table:number-matrix-columns-spanned="1" table:number-matrix-rows-spanned="1" table:formula="of:=SUM([.BU3:.BU11]=[.$CA3:.$CA1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1]&lt;[.$CB3:.$CB11])" office:value-type="float"/>
          <table:table-cell table:number-matrix-columns-spanned="1" table:number-matrix-rows-spanned="1" table:formula="of:=SUM([.C3:.C11]&lt;[.$CC3:.$CC11])" office:value-type="float"/>
          <table:table-cell table:number-matrix-columns-spanned="1" table:number-matrix-rows-spanned="1" table:formula="of:=SUM([.D3:.D11]&lt;[.$CD3:.$CD11])" office:value-type="float"/>
          <table:table-cell table:number-matrix-columns-spanned="1" table:number-matrix-rows-spanned="1" table:formula="of:=SUM([.E3:.E11]&lt;[.$CE3:.$CE11])" office:value-type="float"/>
          <table:table-cell table:number-matrix-columns-spanned="1" table:number-matrix-rows-spanned="1" table:formula="of:=SUM([.F3:.F11]&lt;[.$CF3:.$CF11])" office:value-type="float"/>
          <table:table-cell table:number-matrix-columns-spanned="1" table:number-matrix-rows-spanned="1" table:formula="of:=SUM([.G3:.G11]&lt;[.$CG3:.$CG11])" office:value-type="float"/>
          <table:table-cell table:number-matrix-columns-spanned="1" table:number-matrix-rows-spanned="1" table:formula="of:=SUM([.H3:.H11]&lt;[.$CB3:.$CB11])" office:value-type="float"/>
          <table:table-cell table:number-matrix-columns-spanned="1" table:number-matrix-rows-spanned="1" table:formula="of:=SUM([.I3:.I11]&lt;[.$CC3:.$CC11])" office:value-type="float"/>
          <table:table-cell table:number-matrix-columns-spanned="1" table:number-matrix-rows-spanned="1" table:formula="of:=SUM([.J3:.J11]&lt;[.$CD3:.$CD11])" office:value-type="float"/>
          <table:table-cell table:number-matrix-columns-spanned="1" table:number-matrix-rows-spanned="1" table:formula="of:=SUM([.K3:.K11]&lt;[.$CE3:.$CE11])" office:value-type="float"/>
          <table:table-cell table:number-matrix-columns-spanned="1" table:number-matrix-rows-spanned="1" table:formula="of:=SUM([.L3:.L11]&lt;[.$CF3:.$CF11])" office:value-type="float"/>
          <table:table-cell table:number-matrix-columns-spanned="1" table:number-matrix-rows-spanned="1" table:formula="of:=SUM([.M3:.M11]&lt;[.$CG3:.$CG11])" office:value-type="float"/>
          <table:table-cell table:number-matrix-columns-spanned="1" table:number-matrix-rows-spanned="1" table:formula="of:=SUM([.N3:.N11]&lt;[.$CB3:.$CB11])" office:value-type="float"/>
          <table:table-cell table:number-matrix-columns-spanned="1" table:number-matrix-rows-spanned="1" table:formula="of:=SUM([.O3:.O11]&lt;[.$CC3:.$CC11])" office:value-type="float"/>
          <table:table-cell table:number-matrix-columns-spanned="1" table:number-matrix-rows-spanned="1" table:formula="of:=SUM([.P3:.P11]&lt;[.$CD3:.$CD11])" office:value-type="float"/>
          <table:table-cell table:number-matrix-columns-spanned="1" table:number-matrix-rows-spanned="1" table:formula="of:=SUM([.Q3:.Q11]&lt;[.$CE3:.$CE11])" office:value-type="float"/>
          <table:table-cell table:number-matrix-columns-spanned="1" table:number-matrix-rows-spanned="1" table:formula="of:=SUM([.R3:.R11]&lt;[.$CF3:.$CF11])" office:value-type="float"/>
          <table:table-cell table:number-matrix-columns-spanned="1" table:number-matrix-rows-spanned="1" table:formula="of:=SUM([.S3:.S11]&lt;[.$CG3:.$CG11])" office:value-type="float"/>
          <table:table-cell table:number-matrix-columns-spanned="1" table:number-matrix-rows-spanned="1" table:formula="of:=SUM([.T3:.T11]&lt;[.$CB3:.$CB11])" office:value-type="float"/>
          <table:table-cell table:number-matrix-columns-spanned="1" table:number-matrix-rows-spanned="1" table:formula="of:=SUM([.U3:.U11]&lt;[.$CC3:.$CC11])" office:value-type="float"/>
          <table:table-cell table:number-matrix-columns-spanned="1" table:number-matrix-rows-spanned="1" table:formula="of:=SUM([.V3:.V11]&lt;[.$CD3:.$CD11])" office:value-type="float"/>
          <table:table-cell table:number-matrix-columns-spanned="1" table:number-matrix-rows-spanned="1" table:formula="of:=SUM([.W3:.W11]&lt;[.$CE3:.$CE11])" office:value-type="float"/>
          <table:table-cell table:number-matrix-columns-spanned="1" table:number-matrix-rows-spanned="1" table:formula="of:=SUM([.X3:.X11]&lt;[.$CF3:.$CF11])" office:value-type="float"/>
          <table:table-cell table:number-matrix-columns-spanned="1" table:number-matrix-rows-spanned="1" table:formula="of:=SUM([.Y3:.Y11]&lt;[.$CG3:.$CG11])" office:value-type="float"/>
          <table:table-cell table:number-matrix-columns-spanned="1" table:number-matrix-rows-spanned="1" table:formula="of:=SUM([.Z3:.Z11]&lt;[.$CB3:.$CB11])" office:value-type="float"/>
          <table:table-cell table:number-matrix-columns-spanned="1" table:number-matrix-rows-spanned="1" table:formula="of:=SUM([.AA3:.AA11]&lt;[.$CC3:.$CC11])" office:value-type="float"/>
          <table:table-cell table:number-matrix-columns-spanned="1" table:number-matrix-rows-spanned="1" table:formula="of:=SUM([.AB3:.AB11]&lt;[.$CD3:.$CD11])" office:value-type="float"/>
          <table:table-cell table:number-matrix-columns-spanned="1" table:number-matrix-rows-spanned="1" table:formula="of:=SUM([.AC3:.AC11]&lt;[.$CE3:.$CE11])" office:value-type="float"/>
          <table:table-cell table:number-matrix-columns-spanned="1" table:number-matrix-rows-spanned="1" table:formula="of:=SUM([.AD3:.AD11]&lt;[.$CF3:.$CF11])" office:value-type="float"/>
          <table:table-cell table:number-matrix-columns-spanned="1" table:number-matrix-rows-spanned="1" table:formula="of:=SUM([.AE3:.AE11]&lt;[.$CG3:.$CG11])" office:value-type="float"/>
          <table:table-cell table:number-matrix-columns-spanned="1" table:number-matrix-rows-spanned="1" table:formula="of:=SUM([.AF3:.AF11]&lt;[.$CB3:.$CB11])" office:value-type="float"/>
          <table:table-cell table:number-matrix-columns-spanned="1" table:number-matrix-rows-spanned="1" table:formula="of:=SUM([.AG3:.AG11]&lt;[.$CC3:.$CC11])" office:value-type="float"/>
          <table:table-cell table:number-matrix-columns-spanned="1" table:number-matrix-rows-spanned="1" table:formula="of:=SUM([.AH3:.AH11]&lt;[.$CD3:.$CD11])" office:value-type="float"/>
          <table:table-cell table:number-matrix-columns-spanned="1" table:number-matrix-rows-spanned="1" table:formula="of:=SUM([.AI3:.AI11]&lt;[.$CE3:.$CE11])" office:value-type="float"/>
          <table:table-cell table:number-matrix-columns-spanned="1" table:number-matrix-rows-spanned="1" table:formula="of:=SUM([.AJ3:.AJ11]&lt;[.$CF3:.$CF11])" office:value-type="float"/>
          <table:table-cell table:number-matrix-columns-spanned="1" table:number-matrix-rows-spanned="1" table:formula="of:=SUM([.AK3:.AK11]&lt;[.$CG3:.$CG11])" office:value-type="float"/>
          <table:table-cell table:number-matrix-columns-spanned="1" table:number-matrix-rows-spanned="1" table:formula="of:=SUM([.AL3:.AL11]&lt;[.$CB3:.$CB11])" office:value-type="float"/>
          <table:table-cell table:number-matrix-columns-spanned="1" table:number-matrix-rows-spanned="1" table:formula="of:=SUM([.AM3:.AM11]&lt;[.$CC3:.$CC11])" office:value-type="float"/>
          <table:table-cell table:number-matrix-columns-spanned="1" table:number-matrix-rows-spanned="1" table:formula="of:=SUM([.AN3:.AN11]&lt;[.$CD3:.$CD11])" office:value-type="float"/>
          <table:table-cell table:number-matrix-columns-spanned="1" table:number-matrix-rows-spanned="1" table:formula="of:=SUM([.AO3:.AO11]&lt;[.$CE3:.$CE11])" office:value-type="float"/>
          <table:table-cell table:number-matrix-columns-spanned="1" table:number-matrix-rows-spanned="1" table:formula="of:=SUM([.AP3:.AP11]&lt;[.$CF3:.$CF11])" office:value-type="float"/>
          <table:table-cell table:number-matrix-columns-spanned="1" table:number-matrix-rows-spanned="1" table:formula="of:=SUM([.AQ3:.AQ11]&lt;[.$CG3:.$CG11])" office:value-type="float"/>
          <table:table-cell table:number-matrix-columns-spanned="1" table:number-matrix-rows-spanned="1" table:formula="of:=SUM([.AR3:.AR11]&lt;[.$CB3:.$CB11])" office:value-type="float"/>
          <table:table-cell table:number-matrix-columns-spanned="1" table:number-matrix-rows-spanned="1" table:formula="of:=SUM([.AS3:.AS11]&lt;[.$CC3:.$CC11])" office:value-type="float"/>
          <table:table-cell table:number-matrix-columns-spanned="1" table:number-matrix-rows-spanned="1" table:formula="of:=SUM([.AT3:.AT11]&lt;[.$CD3:.$CD11])" office:value-type="float"/>
          <table:table-cell table:number-matrix-columns-spanned="1" table:number-matrix-rows-spanned="1" table:formula="of:=SUM([.AU3:.AU11]&lt;[.$CE3:.$CE11])" office:value-type="float"/>
          <table:table-cell table:number-matrix-columns-spanned="1" table:number-matrix-rows-spanned="1" table:formula="of:=SUM([.AV3:.AV11]&lt;[.$CF3:.$CF11])" office:value-type="float"/>
          <table:table-cell table:number-matrix-columns-spanned="1" table:number-matrix-rows-spanned="1" table:formula="of:=SUM([.AW3:.AW11]&lt;[.$CG3:.$CG11])" office:value-type="float"/>
          <table:table-cell table:number-matrix-columns-spanned="1" table:number-matrix-rows-spanned="1" table:formula="of:=SUM([.AX3:.AX11]&lt;[.$CB3:.$CB11])" office:value-type="float"/>
          <table:table-cell table:number-matrix-columns-spanned="1" table:number-matrix-rows-spanned="1" table:formula="of:=SUM([.AY3:.AY11]&lt;[.$CC3:.$CC11])" office:value-type="float"/>
          <table:table-cell table:number-matrix-columns-spanned="1" table:number-matrix-rows-spanned="1" table:formula="of:=SUM([.AZ3:.AZ11]&lt;[.$CD3:.$CD11])" office:value-type="float"/>
          <table:table-cell table:number-matrix-columns-spanned="1" table:number-matrix-rows-spanned="1" table:formula="of:=SUM([.BA3:.BA11]&lt;[.$CE3:.$CE11])" office:value-type="float"/>
          <table:table-cell table:number-matrix-columns-spanned="1" table:number-matrix-rows-spanned="1" table:formula="of:=SUM([.BB3:.BB11]&lt;[.$CF3:.$CF11])" office:value-type="float"/>
          <table:table-cell table:number-matrix-columns-spanned="1" table:number-matrix-rows-spanned="1" table:formula="of:=SUM([.BC3:.BC11]&lt;[.$CG3:.$CG11])" office:value-type="float"/>
          <table:table-cell table:number-matrix-columns-spanned="1" table:number-matrix-rows-spanned="1" table:formula="of:=SUM([.BD3:.BD11]&lt;[.$CB3:.$CB11])" office:value-type="float"/>
          <table:table-cell table:number-matrix-columns-spanned="1" table:number-matrix-rows-spanned="1" table:formula="of:=SUM([.BE3:.BE11]&lt;[.$CC3:.$CC11])" office:value-type="float"/>
          <table:table-cell table:number-matrix-columns-spanned="1" table:number-matrix-rows-spanned="1" table:formula="of:=SUM([.BF3:.BF11]&lt;[.$CD3:.$CD11])" office:value-type="float"/>
          <table:table-cell table:number-matrix-columns-spanned="1" table:number-matrix-rows-spanned="1" table:formula="of:=SUM([.BG3:.BG11]&lt;[.$CE3:.$CE11])" office:value-type="float"/>
          <table:table-cell table:number-matrix-columns-spanned="1" table:number-matrix-rows-spanned="1" table:formula="of:=SUM([.BH3:.BH11]&lt;[.$CF3:.$CF11])" office:value-type="float"/>
          <table:table-cell table:number-matrix-columns-spanned="1" table:number-matrix-rows-spanned="1" table:formula="of:=SUM([.BI3:.BI11]&lt;[.$CG3:.$CG11])" office:value-type="float"/>
          <table:table-cell table:number-matrix-columns-spanned="1" table:number-matrix-rows-spanned="1" table:formula="of:=SUM([.BJ3:.BJ11]&lt;[.$CB3:.$CB11])" office:value-type="float"/>
          <table:table-cell table:number-matrix-columns-spanned="1" table:number-matrix-rows-spanned="1" table:formula="of:=SUM([.BK3:.BK11]&lt;[.$CC3:.$CC11])" office:value-type="float"/>
          <table:table-cell table:number-matrix-columns-spanned="1" table:number-matrix-rows-spanned="1" table:formula="of:=SUM([.BL3:.BL11]&lt;[.$CD3:.$CD11])" office:value-type="float"/>
          <table:table-cell table:number-matrix-columns-spanned="1" table:number-matrix-rows-spanned="1" table:formula="of:=SUM([.BM3:.BM11]&lt;[.$CE3:.$CE11])" office:value-type="float"/>
          <table:table-cell table:number-matrix-columns-spanned="1" table:number-matrix-rows-spanned="1" table:formula="of:=SUM([.BN3:.BN11]&lt;[.$CF3:.$CF11])" office:value-type="float"/>
          <table:table-cell table:number-matrix-columns-spanned="1" table:number-matrix-rows-spanned="1" table:formula="of:=SUM([.BO3:.BO11]&lt;[.$CG3:.$CG11])" office:value-type="float"/>
          <table:table-cell table:number-matrix-columns-spanned="1" table:number-matrix-rows-spanned="1" table:formula="of:=SUM([.BP3:.BP11]&lt;[.$CB3:.$CB11])" office:value-type="float"/>
          <table:table-cell table:number-matrix-columns-spanned="1" table:number-matrix-rows-spanned="1" table:formula="of:=SUM([.BQ3:.BQ11]&lt;[.$CC3:.$CC11])" office:value-type="float"/>
          <table:table-cell table:number-matrix-columns-spanned="1" table:number-matrix-rows-spanned="1" table:formula="of:=SUM([.BR3:.BR11]&lt;[.$CD3:.$CD11])" office:value-type="float"/>
          <table:table-cell table:number-matrix-columns-spanned="1" table:number-matrix-rows-spanned="1" table:formula="of:=SUM([.BS3:.BS11]&lt;[.$CE3:.$CE11])" office:value-type="float"/>
          <table:table-cell table:number-matrix-columns-spanned="1" table:number-matrix-rows-spanned="1" table:formula="of:=SUM([.BT3:.BT11]&lt;[.$CF3:.$CF11])" office:value-type="float"/>
          <table:table-cell table:number-matrix-columns-spanned="1" table:number-matrix-rows-spanned="1" table:formula="of:=SUM([.BU3:.BU11]&lt;[.$CG3:.$CG1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1]&gt;[.$CB3:.$CB11])" office:value-type="float"/>
          <table:table-cell table:number-matrix-columns-spanned="1" table:number-matrix-rows-spanned="1" table:formula="of:=SUM([.C3:.C11]&gt;[.$CC3:.$CC11])" office:value-type="float"/>
          <table:table-cell table:number-matrix-columns-spanned="1" table:number-matrix-rows-spanned="1" table:formula="of:=SUM([.D3:.D11]&gt;[.$CD3:.$CD11])" office:value-type="float"/>
          <table:table-cell table:number-matrix-columns-spanned="1" table:number-matrix-rows-spanned="1" table:formula="of:=SUM([.E3:.E11]&gt;[.$CE3:.$CE11])" office:value-type="float"/>
          <table:table-cell table:number-matrix-columns-spanned="1" table:number-matrix-rows-spanned="1" table:formula="of:=SUM([.F3:.F11]&gt;[.$CF3:.$CF11])" office:value-type="float"/>
          <table:table-cell table:number-matrix-columns-spanned="1" table:number-matrix-rows-spanned="1" table:formula="of:=SUM([.G3:.G11]&gt;[.$CG3:.$CG11])" office:value-type="float"/>
          <table:table-cell table:number-matrix-columns-spanned="1" table:number-matrix-rows-spanned="1" table:formula="of:=SUM([.H3:.H11]&gt;[.$CB3:.$CB11])" office:value-type="float"/>
          <table:table-cell table:number-matrix-columns-spanned="1" table:number-matrix-rows-spanned="1" table:formula="of:=SUM([.I3:.I11]&gt;[.$CC3:.$CC11])" office:value-type="float"/>
          <table:table-cell table:number-matrix-columns-spanned="1" table:number-matrix-rows-spanned="1" table:formula="of:=SUM([.J3:.J11]&gt;[.$CD3:.$CD11])" office:value-type="float"/>
          <table:table-cell table:number-matrix-columns-spanned="1" table:number-matrix-rows-spanned="1" table:formula="of:=SUM([.K3:.K11]&gt;[.$CE3:.$CE11])" office:value-type="float"/>
          <table:table-cell table:number-matrix-columns-spanned="1" table:number-matrix-rows-spanned="1" table:formula="of:=SUM([.L3:.L11]&gt;[.$CF3:.$CF11])" office:value-type="float"/>
          <table:table-cell table:number-matrix-columns-spanned="1" table:number-matrix-rows-spanned="1" table:formula="of:=SUM([.M3:.M11]&gt;[.$CG3:.$CG11])" office:value-type="float"/>
          <table:table-cell table:number-matrix-columns-spanned="1" table:number-matrix-rows-spanned="1" table:formula="of:=SUM([.N3:.N11]&gt;[.$CB3:.$CB11])" office:value-type="float"/>
          <table:table-cell table:number-matrix-columns-spanned="1" table:number-matrix-rows-spanned="1" table:formula="of:=SUM([.O3:.O11]&gt;[.$CC3:.$CC11])" office:value-type="float"/>
          <table:table-cell table:number-matrix-columns-spanned="1" table:number-matrix-rows-spanned="1" table:formula="of:=SUM([.P3:.P11]&gt;[.$CD3:.$CD11])" office:value-type="float"/>
          <table:table-cell table:number-matrix-columns-spanned="1" table:number-matrix-rows-spanned="1" table:formula="of:=SUM([.Q3:.Q11]&gt;[.$CE3:.$CE11])" office:value-type="float"/>
          <table:table-cell table:number-matrix-columns-spanned="1" table:number-matrix-rows-spanned="1" table:formula="of:=SUM([.R3:.R11]&gt;[.$CF3:.$CF11])" office:value-type="float"/>
          <table:table-cell table:number-matrix-columns-spanned="1" table:number-matrix-rows-spanned="1" table:formula="of:=SUM([.S3:.S11]&gt;[.$CG3:.$CG11])" office:value-type="float"/>
          <table:table-cell table:number-matrix-columns-spanned="1" table:number-matrix-rows-spanned="1" table:formula="of:=SUM([.T3:.T11]&gt;[.$CB3:.$CB11])" office:value-type="float"/>
          <table:table-cell table:number-matrix-columns-spanned="1" table:number-matrix-rows-spanned="1" table:formula="of:=SUM([.U3:.U11]&gt;[.$CC3:.$CC11])" office:value-type="float"/>
          <table:table-cell table:number-matrix-columns-spanned="1" table:number-matrix-rows-spanned="1" table:formula="of:=SUM([.V3:.V11]&gt;[.$CD3:.$CD11])" office:value-type="float"/>
          <table:table-cell table:number-matrix-columns-spanned="1" table:number-matrix-rows-spanned="1" table:formula="of:=SUM([.W3:.W11]&gt;[.$CE3:.$CE11])" office:value-type="float"/>
          <table:table-cell table:number-matrix-columns-spanned="1" table:number-matrix-rows-spanned="1" table:formula="of:=SUM([.X3:.X11]&gt;[.$CF3:.$CF11])" office:value-type="float"/>
          <table:table-cell table:number-matrix-columns-spanned="1" table:number-matrix-rows-spanned="1" table:formula="of:=SUM([.Y3:.Y11]&gt;[.$CG3:.$CG11])" office:value-type="float"/>
          <table:table-cell table:number-matrix-columns-spanned="1" table:number-matrix-rows-spanned="1" table:formula="of:=SUM([.Z3:.Z11]&gt;[.$CB3:.$CB11])" office:value-type="float"/>
          <table:table-cell table:number-matrix-columns-spanned="1" table:number-matrix-rows-spanned="1" table:formula="of:=SUM([.AA3:.AA11]&gt;[.$CC3:.$CC11])" office:value-type="float"/>
          <table:table-cell table:number-matrix-columns-spanned="1" table:number-matrix-rows-spanned="1" table:formula="of:=SUM([.AB3:.AB11]&gt;[.$CD3:.$CD11])" office:value-type="float"/>
          <table:table-cell table:number-matrix-columns-spanned="1" table:number-matrix-rows-spanned="1" table:formula="of:=SUM([.AC3:.AC11]&gt;[.$CE3:.$CE11])" office:value-type="float"/>
          <table:table-cell table:number-matrix-columns-spanned="1" table:number-matrix-rows-spanned="1" table:formula="of:=SUM([.AD3:.AD11]&gt;[.$CF3:.$CF11])" office:value-type="float"/>
          <table:table-cell table:number-matrix-columns-spanned="1" table:number-matrix-rows-spanned="1" table:formula="of:=SUM([.AE3:.AE11]&gt;[.$CG3:.$CG11])" office:value-type="float"/>
          <table:table-cell table:number-matrix-columns-spanned="1" table:number-matrix-rows-spanned="1" table:formula="of:=SUM([.AF3:.AF11]&gt;[.$CB3:.$CB11])" office:value-type="float"/>
          <table:table-cell table:number-matrix-columns-spanned="1" table:number-matrix-rows-spanned="1" table:formula="of:=SUM([.AG3:.AG11]&gt;[.$CC3:.$CC11])" office:value-type="float"/>
          <table:table-cell table:number-matrix-columns-spanned="1" table:number-matrix-rows-spanned="1" table:formula="of:=SUM([.AH3:.AH11]&gt;[.$CD3:.$CD11])" office:value-type="float"/>
          <table:table-cell table:number-matrix-columns-spanned="1" table:number-matrix-rows-spanned="1" table:formula="of:=SUM([.AI3:.AI11]&gt;[.$CE3:.$CE11])" office:value-type="float"/>
          <table:table-cell table:number-matrix-columns-spanned="1" table:number-matrix-rows-spanned="1" table:formula="of:=SUM([.AJ3:.AJ11]&gt;[.$CF3:.$CF11])" office:value-type="float"/>
          <table:table-cell table:number-matrix-columns-spanned="1" table:number-matrix-rows-spanned="1" table:formula="of:=SUM([.AK3:.AK11]&gt;[.$CG3:.$CG11])" office:value-type="float"/>
          <table:table-cell table:number-matrix-columns-spanned="1" table:number-matrix-rows-spanned="1" table:formula="of:=SUM([.AL3:.AL11]&gt;[.$CB3:.$CB11])" office:value-type="float"/>
          <table:table-cell table:number-matrix-columns-spanned="1" table:number-matrix-rows-spanned="1" table:formula="of:=SUM([.AM3:.AM11]&gt;[.$CC3:.$CC11])" office:value-type="float"/>
          <table:table-cell table:number-matrix-columns-spanned="1" table:number-matrix-rows-spanned="1" table:formula="of:=SUM([.AN3:.AN11]&gt;[.$CD3:.$CD11])" office:value-type="float"/>
          <table:table-cell table:number-matrix-columns-spanned="1" table:number-matrix-rows-spanned="1" table:formula="of:=SUM([.AO3:.AO11]&gt;[.$CE3:.$CE11])" office:value-type="float"/>
          <table:table-cell table:number-matrix-columns-spanned="1" table:number-matrix-rows-spanned="1" table:formula="of:=SUM([.AP3:.AP11]&gt;[.$CF3:.$CF11])" office:value-type="float"/>
          <table:table-cell table:number-matrix-columns-spanned="1" table:number-matrix-rows-spanned="1" table:formula="of:=SUM([.AQ3:.AQ11]&gt;[.$CG3:.$CG11])" office:value-type="float"/>
          <table:table-cell table:number-matrix-columns-spanned="1" table:number-matrix-rows-spanned="1" table:formula="of:=SUM([.AR3:.AR11]&gt;[.$CB3:.$CB11])" office:value-type="float"/>
          <table:table-cell table:number-matrix-columns-spanned="1" table:number-matrix-rows-spanned="1" table:formula="of:=SUM([.AS3:.AS11]&gt;[.$CC3:.$CC11])" office:value-type="float"/>
          <table:table-cell table:number-matrix-columns-spanned="1" table:number-matrix-rows-spanned="1" table:formula="of:=SUM([.AT3:.AT11]&gt;[.$CD3:.$CD11])" office:value-type="float"/>
          <table:table-cell table:number-matrix-columns-spanned="1" table:number-matrix-rows-spanned="1" table:formula="of:=SUM([.AU3:.AU11]&gt;[.$CE3:.$CE11])" office:value-type="float"/>
          <table:table-cell table:number-matrix-columns-spanned="1" table:number-matrix-rows-spanned="1" table:formula="of:=SUM([.AV3:.AV11]&gt;[.$CF3:.$CF11])" office:value-type="float"/>
          <table:table-cell table:number-matrix-columns-spanned="1" table:number-matrix-rows-spanned="1" table:formula="of:=SUM([.AW3:.AW11]&gt;[.$CG3:.$CG11])" office:value-type="float"/>
          <table:table-cell table:number-matrix-columns-spanned="1" table:number-matrix-rows-spanned="1" table:formula="of:=SUM([.AX3:.AX11]&gt;[.$CB3:.$CB11])" office:value-type="float"/>
          <table:table-cell table:number-matrix-columns-spanned="1" table:number-matrix-rows-spanned="1" table:formula="of:=SUM([.AY3:.AY11]&gt;[.$CC3:.$CC11])" office:value-type="float"/>
          <table:table-cell table:number-matrix-columns-spanned="1" table:number-matrix-rows-spanned="1" table:formula="of:=SUM([.AZ3:.AZ11]&gt;[.$CD3:.$CD11])" office:value-type="float"/>
          <table:table-cell table:number-matrix-columns-spanned="1" table:number-matrix-rows-spanned="1" table:formula="of:=SUM([.BA3:.BA11]&gt;[.$CE3:.$CE11])" office:value-type="float"/>
          <table:table-cell table:number-matrix-columns-spanned="1" table:number-matrix-rows-spanned="1" table:formula="of:=SUM([.BB3:.BB11]&gt;[.$CF3:.$CF11])" office:value-type="float"/>
          <table:table-cell table:number-matrix-columns-spanned="1" table:number-matrix-rows-spanned="1" table:formula="of:=SUM([.BC3:.BC11]&gt;[.$CG3:.$CG11])" office:value-type="float"/>
          <table:table-cell table:number-matrix-columns-spanned="1" table:number-matrix-rows-spanned="1" table:formula="of:=SUM([.BD3:.BD11]&gt;[.$CB3:.$CB11])" office:value-type="float"/>
          <table:table-cell table:number-matrix-columns-spanned="1" table:number-matrix-rows-spanned="1" table:formula="of:=SUM([.BE3:.BE11]&gt;[.$CC3:.$CC11])" office:value-type="float"/>
          <table:table-cell table:number-matrix-columns-spanned="1" table:number-matrix-rows-spanned="1" table:formula="of:=SUM([.BF3:.BF11]&gt;[.$CD3:.$CD11])" office:value-type="float"/>
          <table:table-cell table:number-matrix-columns-spanned="1" table:number-matrix-rows-spanned="1" table:formula="of:=SUM([.BG3:.BG11]&gt;[.$CE3:.$CE11])" office:value-type="float"/>
          <table:table-cell table:number-matrix-columns-spanned="1" table:number-matrix-rows-spanned="1" table:formula="of:=SUM([.BH3:.BH11]&gt;[.$CF3:.$CF11])" office:value-type="float"/>
          <table:table-cell table:number-matrix-columns-spanned="1" table:number-matrix-rows-spanned="1" table:formula="of:=SUM([.BI3:.BI11]&gt;[.$CG3:.$CG11])" office:value-type="float"/>
          <table:table-cell table:number-matrix-columns-spanned="1" table:number-matrix-rows-spanned="1" table:formula="of:=SUM([.BJ3:.BJ11]&gt;[.$CB3:.$CB11])" office:value-type="float"/>
          <table:table-cell table:number-matrix-columns-spanned="1" table:number-matrix-rows-spanned="1" table:formula="of:=SUM([.BK3:.BK11]&gt;[.$CC3:.$CC11])" office:value-type="float"/>
          <table:table-cell table:number-matrix-columns-spanned="1" table:number-matrix-rows-spanned="1" table:formula="of:=SUM([.BL3:.BL11]&gt;[.$CD3:.$CD11])" office:value-type="float"/>
          <table:table-cell table:number-matrix-columns-spanned="1" table:number-matrix-rows-spanned="1" table:formula="of:=SUM([.BM3:.BM11]&gt;[.$CE3:.$CE11])" office:value-type="float"/>
          <table:table-cell table:number-matrix-columns-spanned="1" table:number-matrix-rows-spanned="1" table:formula="of:=SUM([.BN3:.BN11]&gt;[.$CF3:.$CF11])" office:value-type="float"/>
          <table:table-cell table:number-matrix-columns-spanned="1" table:number-matrix-rows-spanned="1" table:formula="of:=SUM([.BO3:.BO11]&gt;[.$CG3:.$CG11])" office:value-type="float"/>
          <table:table-cell table:number-matrix-columns-spanned="1" table:number-matrix-rows-spanned="1" table:formula="of:=SUM([.BP3:.BP11]&gt;[.$CB3:.$CB11])" office:value-type="float"/>
          <table:table-cell table:number-matrix-columns-spanned="1" table:number-matrix-rows-spanned="1" table:formula="of:=SUM([.BQ3:.BQ11]&gt;[.$CC3:.$CC11])" office:value-type="float"/>
          <table:table-cell table:number-matrix-columns-spanned="1" table:number-matrix-rows-spanned="1" table:formula="of:=SUM([.BR3:.BR11]&gt;[.$CD3:.$CD11])" office:value-type="float"/>
          <table:table-cell table:number-matrix-columns-spanned="1" table:number-matrix-rows-spanned="1" table:formula="of:=SUM([.BS3:.BS11]&gt;[.$CE3:.$CE11])" office:value-type="float"/>
          <table:table-cell table:number-matrix-columns-spanned="1" table:number-matrix-rows-spanned="1" table:formula="of:=SUM([.BT3:.BT11]&gt;[.$CF3:.$CF11])" office:value-type="float"/>
          <table:table-cell table:number-matrix-columns-spanned="1" table:number-matrix-rows-spanned="1" table:formula="of:=SUM([.BU3:.BU11]&gt;[.$CG3:.$CG1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1]=[.$CH3:.$CH11])" office:value-type="float"/>
          <table:table-cell table:number-matrix-columns-spanned="1" table:number-matrix-rows-spanned="1" table:formula="of:=SUM([.C3:.C11]=[.$CI3:.$CI11])" office:value-type="float"/>
          <table:table-cell table:number-matrix-columns-spanned="1" table:number-matrix-rows-spanned="1" table:formula="of:=SUM([.D3:.D11]=[.$CJ3:.$CJ11])" office:value-type="float"/>
          <table:table-cell table:number-matrix-columns-spanned="1" table:number-matrix-rows-spanned="1" table:formula="of:=SUM([.E3:.E11]=[.$CK3:.$CK11])" office:value-type="float"/>
          <table:table-cell table:number-matrix-columns-spanned="1" table:number-matrix-rows-spanned="1" table:formula="of:=SUM([.F3:.F11]=[.$CL3:.$CL11])" office:value-type="float"/>
          <table:table-cell table:number-matrix-columns-spanned="1" table:number-matrix-rows-spanned="1" table:formula="of:=SUM([.G3:.G11]=[.$CM3:.$CM11])" office:value-type="float"/>
          <table:table-cell table:number-matrix-columns-spanned="1" table:number-matrix-rows-spanned="1" table:formula="of:=SUM([.H3:.H11]=[.$CH3:.$CH11])" office:value-type="float"/>
          <table:table-cell table:number-matrix-columns-spanned="1" table:number-matrix-rows-spanned="1" table:formula="of:=SUM([.I3:.I11]=[.$CI3:.$CI11])" office:value-type="float"/>
          <table:table-cell table:number-matrix-columns-spanned="1" table:number-matrix-rows-spanned="1" table:formula="of:=SUM([.J3:.J11]=[.$CJ3:.$CJ11])" office:value-type="float"/>
          <table:table-cell table:number-matrix-columns-spanned="1" table:number-matrix-rows-spanned="1" table:formula="of:=SUM([.K3:.K11]=[.$CK3:.$CK11])" office:value-type="float"/>
          <table:table-cell table:number-matrix-columns-spanned="1" table:number-matrix-rows-spanned="1" table:formula="of:=SUM([.L3:.L11]=[.$CL3:.$CL11])" office:value-type="float"/>
          <table:table-cell table:number-matrix-columns-spanned="1" table:number-matrix-rows-spanned="1" table:formula="of:=SUM([.M3:.M11]=[.$CM3:.$CM11])" office:value-type="float"/>
          <table:table-cell table:number-matrix-columns-spanned="1" table:number-matrix-rows-spanned="1" table:formula="of:=SUM([.N3:.N11]=[.$CH3:.$CH11])" office:value-type="float"/>
          <table:table-cell table:number-matrix-columns-spanned="1" table:number-matrix-rows-spanned="1" table:formula="of:=SUM([.O3:.O11]=[.$CI3:.$CI11])" office:value-type="float"/>
          <table:table-cell table:number-matrix-columns-spanned="1" table:number-matrix-rows-spanned="1" table:formula="of:=SUM([.P3:.P11]=[.$CJ3:.$CJ11])" office:value-type="float"/>
          <table:table-cell table:number-matrix-columns-spanned="1" table:number-matrix-rows-spanned="1" table:formula="of:=SUM([.Q3:.Q11]=[.$CK3:.$CK11])" office:value-type="float"/>
          <table:table-cell table:number-matrix-columns-spanned="1" table:number-matrix-rows-spanned="1" table:formula="of:=SUM([.R3:.R11]=[.$CL3:.$CL11])" office:value-type="float"/>
          <table:table-cell table:number-matrix-columns-spanned="1" table:number-matrix-rows-spanned="1" table:formula="of:=SUM([.S3:.S11]=[.$CM3:.$CM11])" office:value-type="float"/>
          <table:table-cell table:number-matrix-columns-spanned="1" table:number-matrix-rows-spanned="1" table:formula="of:=SUM([.T3:.T11]=[.$CH3:.$CH11])" office:value-type="float"/>
          <table:table-cell table:number-matrix-columns-spanned="1" table:number-matrix-rows-spanned="1" table:formula="of:=SUM([.U3:.U11]=[.$CI3:.$CI11])" office:value-type="float"/>
          <table:table-cell table:number-matrix-columns-spanned="1" table:number-matrix-rows-spanned="1" table:formula="of:=SUM([.V3:.V11]=[.$CJ3:.$CJ11])" office:value-type="float"/>
          <table:table-cell table:number-matrix-columns-spanned="1" table:number-matrix-rows-spanned="1" table:formula="of:=SUM([.W3:.W11]=[.$CK3:.$CK11])" office:value-type="float"/>
          <table:table-cell table:number-matrix-columns-spanned="1" table:number-matrix-rows-spanned="1" table:formula="of:=SUM([.X3:.X11]=[.$CL3:.$CL11])" office:value-type="float"/>
          <table:table-cell table:number-matrix-columns-spanned="1" table:number-matrix-rows-spanned="1" table:formula="of:=SUM([.Y3:.Y11]=[.$CM3:.$CM11])" office:value-type="float"/>
          <table:table-cell table:number-matrix-columns-spanned="1" table:number-matrix-rows-spanned="1" table:formula="of:=SUM([.Z3:.Z11]=[.$CH3:.$CH11])" office:value-type="float"/>
          <table:table-cell table:number-matrix-columns-spanned="1" table:number-matrix-rows-spanned="1" table:formula="of:=SUM([.AA3:.AA11]=[.$CI3:.$CI11])" office:value-type="float"/>
          <table:table-cell table:number-matrix-columns-spanned="1" table:number-matrix-rows-spanned="1" table:formula="of:=SUM([.AB3:.AB11]=[.$CJ3:.$CJ11])" office:value-type="float"/>
          <table:table-cell table:number-matrix-columns-spanned="1" table:number-matrix-rows-spanned="1" table:formula="of:=SUM([.AC3:.AC11]=[.$CK3:.$CK11])" office:value-type="float"/>
          <table:table-cell table:number-matrix-columns-spanned="1" table:number-matrix-rows-spanned="1" table:formula="of:=SUM([.AD3:.AD11]=[.$CL3:.$CL11])" office:value-type="float"/>
          <table:table-cell table:number-matrix-columns-spanned="1" table:number-matrix-rows-spanned="1" table:formula="of:=SUM([.AE3:.AE11]=[.$CM3:.$CM11])" office:value-type="float"/>
          <table:table-cell table:number-matrix-columns-spanned="1" table:number-matrix-rows-spanned="1" table:formula="of:=SUM([.AF3:.AF11]=[.$CH3:.$CH11])" office:value-type="float"/>
          <table:table-cell table:number-matrix-columns-spanned="1" table:number-matrix-rows-spanned="1" table:formula="of:=SUM([.AG3:.AG11]=[.$CI3:.$CI11])" office:value-type="float"/>
          <table:table-cell table:number-matrix-columns-spanned="1" table:number-matrix-rows-spanned="1" table:formula="of:=SUM([.AH3:.AH11]=[.$CJ3:.$CJ11])" office:value-type="float"/>
          <table:table-cell table:number-matrix-columns-spanned="1" table:number-matrix-rows-spanned="1" table:formula="of:=SUM([.AI3:.AI11]=[.$CK3:.$CK11])" office:value-type="float"/>
          <table:table-cell table:number-matrix-columns-spanned="1" table:number-matrix-rows-spanned="1" table:formula="of:=SUM([.AJ3:.AJ11]=[.$CL3:.$CL11])" office:value-type="float"/>
          <table:table-cell table:number-matrix-columns-spanned="1" table:number-matrix-rows-spanned="1" table:formula="of:=SUM([.AK3:.AK11]=[.$CM3:.$CM11])" office:value-type="float"/>
          <table:table-cell table:number-matrix-columns-spanned="1" table:number-matrix-rows-spanned="1" table:formula="of:=SUM([.AL3:.AL11]=[.$CH3:.$CH11])" office:value-type="float"/>
          <table:table-cell table:number-matrix-columns-spanned="1" table:number-matrix-rows-spanned="1" table:formula="of:=SUM([.AM3:.AM11]=[.$CI3:.$CI11])" office:value-type="float"/>
          <table:table-cell table:number-matrix-columns-spanned="1" table:number-matrix-rows-spanned="1" table:formula="of:=SUM([.AN3:.AN11]=[.$CJ3:.$CJ11])" office:value-type="float"/>
          <table:table-cell table:number-matrix-columns-spanned="1" table:number-matrix-rows-spanned="1" table:formula="of:=SUM([.AO3:.AO11]=[.$CK3:.$CK11])" office:value-type="float"/>
          <table:table-cell table:number-matrix-columns-spanned="1" table:number-matrix-rows-spanned="1" table:formula="of:=SUM([.AP3:.AP11]=[.$CL3:.$CL11])" office:value-type="float"/>
          <table:table-cell table:number-matrix-columns-spanned="1" table:number-matrix-rows-spanned="1" table:formula="of:=SUM([.AQ3:.AQ11]=[.$CM3:.$CM11])" office:value-type="float"/>
          <table:table-cell table:number-matrix-columns-spanned="1" table:number-matrix-rows-spanned="1" table:formula="of:=SUM([.AR3:.AR11]=[.$CH3:.$CH11])" office:value-type="float"/>
          <table:table-cell table:number-matrix-columns-spanned="1" table:number-matrix-rows-spanned="1" table:formula="of:=SUM([.AS3:.AS11]=[.$CI3:.$CI11])" office:value-type="float"/>
          <table:table-cell table:number-matrix-columns-spanned="1" table:number-matrix-rows-spanned="1" table:formula="of:=SUM([.AT3:.AT11]=[.$CJ3:.$CJ11])" office:value-type="float"/>
          <table:table-cell table:number-matrix-columns-spanned="1" table:number-matrix-rows-spanned="1" table:formula="of:=SUM([.AU3:.AU11]=[.$CK3:.$CK11])" office:value-type="float"/>
          <table:table-cell table:number-matrix-columns-spanned="1" table:number-matrix-rows-spanned="1" table:formula="of:=SUM([.AV3:.AV11]=[.$CL3:.$CL11])" office:value-type="float"/>
          <table:table-cell table:number-matrix-columns-spanned="1" table:number-matrix-rows-spanned="1" table:formula="of:=SUM([.AW3:.AW11]=[.$CM3:.$CM11])" office:value-type="float"/>
          <table:table-cell table:number-matrix-columns-spanned="1" table:number-matrix-rows-spanned="1" table:formula="of:=SUM([.AX3:.AX11]=[.$CH3:.$CH11])" office:value-type="float"/>
          <table:table-cell table:number-matrix-columns-spanned="1" table:number-matrix-rows-spanned="1" table:formula="of:=SUM([.AY3:.AY11]=[.$CI3:.$CI11])" office:value-type="float"/>
          <table:table-cell table:number-matrix-columns-spanned="1" table:number-matrix-rows-spanned="1" table:formula="of:=SUM([.AZ3:.AZ11]=[.$CJ3:.$CJ11])" office:value-type="float"/>
          <table:table-cell table:number-matrix-columns-spanned="1" table:number-matrix-rows-spanned="1" table:formula="of:=SUM([.BA3:.BA11]=[.$CK3:.$CK11])" office:value-type="float"/>
          <table:table-cell table:number-matrix-columns-spanned="1" table:number-matrix-rows-spanned="1" table:formula="of:=SUM([.BB3:.BB11]=[.$CL3:.$CL11])" office:value-type="float"/>
          <table:table-cell table:number-matrix-columns-spanned="1" table:number-matrix-rows-spanned="1" table:formula="of:=SUM([.BC3:.BC11]=[.$CM3:.$CM11])" office:value-type="float"/>
          <table:table-cell table:number-matrix-columns-spanned="1" table:number-matrix-rows-spanned="1" table:formula="of:=SUM([.BD3:.BD11]=[.$CH3:.$CH11])" office:value-type="float"/>
          <table:table-cell table:number-matrix-columns-spanned="1" table:number-matrix-rows-spanned="1" table:formula="of:=SUM([.BE3:.BE11]=[.$CI3:.$CI11])" office:value-type="float"/>
          <table:table-cell table:number-matrix-columns-spanned="1" table:number-matrix-rows-spanned="1" table:formula="of:=SUM([.BF3:.BF11]=[.$CJ3:.$CJ11])" office:value-type="float"/>
          <table:table-cell table:number-matrix-columns-spanned="1" table:number-matrix-rows-spanned="1" table:formula="of:=SUM([.BG3:.BG11]=[.$CK3:.$CK11])" office:value-type="float"/>
          <table:table-cell table:number-matrix-columns-spanned="1" table:number-matrix-rows-spanned="1" table:formula="of:=SUM([.BH3:.BH11]=[.$CL3:.$CL11])" office:value-type="float"/>
          <table:table-cell table:number-matrix-columns-spanned="1" table:number-matrix-rows-spanned="1" table:formula="of:=SUM([.BI3:.BI11]=[.$CM3:.$CM11])" office:value-type="float"/>
          <table:table-cell table:number-matrix-columns-spanned="1" table:number-matrix-rows-spanned="1" table:formula="of:=SUM([.BJ3:.BJ11]=[.$CH3:.$CH11])" office:value-type="float"/>
          <table:table-cell table:number-matrix-columns-spanned="1" table:number-matrix-rows-spanned="1" table:formula="of:=SUM([.BK3:.BK11]=[.$CI3:.$CI11])" office:value-type="float"/>
          <table:table-cell table:number-matrix-columns-spanned="1" table:number-matrix-rows-spanned="1" table:formula="of:=SUM([.BL3:.BL11]=[.$CJ3:.$CJ11])" office:value-type="float"/>
          <table:table-cell table:number-matrix-columns-spanned="1" table:number-matrix-rows-spanned="1" table:formula="of:=SUM([.BM3:.BM11]=[.$CK3:.$CK11])" office:value-type="float"/>
          <table:table-cell table:number-matrix-columns-spanned="1" table:number-matrix-rows-spanned="1" table:formula="of:=SUM([.BN3:.BN11]=[.$CL3:.$CL11])" office:value-type="float"/>
          <table:table-cell table:number-matrix-columns-spanned="1" table:number-matrix-rows-spanned="1" table:formula="of:=SUM([.BO3:.BO11]=[.$CM3:.$CM11])" office:value-type="float"/>
          <table:table-cell table:number-matrix-columns-spanned="1" table:number-matrix-rows-spanned="1" table:formula="of:=SUM([.BP3:.BP11]=[.$CH3:.$CH11])" office:value-type="float"/>
          <table:table-cell table:number-matrix-columns-spanned="1" table:number-matrix-rows-spanned="1" table:formula="of:=SUM([.BQ3:.BQ11]=[.$CI3:.$CI11])" office:value-type="float"/>
          <table:table-cell table:number-matrix-columns-spanned="1" table:number-matrix-rows-spanned="1" table:formula="of:=SUM([.BR3:.BR11]=[.$CJ3:.$CJ11])" office:value-type="float"/>
          <table:table-cell table:number-matrix-columns-spanned="1" table:number-matrix-rows-spanned="1" table:formula="of:=SUM([.BS3:.BS11]=[.$CK3:.$CK11])" office:value-type="float"/>
          <table:table-cell table:number-matrix-columns-spanned="1" table:number-matrix-rows-spanned="1" table:formula="of:=SUM([.BT3:.BT11]=[.$CL3:.$CL11])" office:value-type="float"/>
          <table:table-cell table:number-matrix-columns-spanned="1" table:number-matrix-rows-spanned="1" table:formula="of:=SUM([.BU3:.BU11]=[.$CM3:.$CM11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